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margin-right="-0.6097in" style:page-number="1"/>
      <style:text-properties style:font-name="Times New Roman" style:font-name-complex="Times New Roman" fo:font-weight="bold" style:font-weight-asian="bold" style:font-size-complex="12pt"/>
    </style:style>
    <style:style style:name="P2" style:parent-style-name="Normal" style:family="paragraph">
      <style:paragraph-properties fo:margin-right="-0.6097in"/>
      <style:text-properties style:font-name="Times New Roman" style:font-name-complex="Times New Roman" fo:font-weight="bold" style:font-weight-asian="bold" style:font-size-complex="12pt"/>
    </style:style>
    <style:style style:name="P3" style:parent-style-name="Normal" style:family="paragraph">
      <style:paragraph-properties fo:margin-right="-0.6097in"/>
      <style:text-properties style:font-name="Times New Roman" style:font-name-complex="Times New Roman" fo:font-weight="bold" style:font-weight-asian="bold" style:font-size-complex="12pt"/>
    </style:style>
    <style:style style:name="P4" style:parent-style-name="Normal" style:family="paragraph">
      <style:paragraph-properties fo:margin-right="-0.6097in"/>
      <style:text-properties style:font-name="Times New Roman" style:font-name-complex="Times New Roman" fo:font-weight="bold" style:font-weight-asian="bold" style:font-size-complex="12pt"/>
    </style:style>
    <style:style style:name="P5" style:parent-style-name="Normal" style:family="paragraph">
      <style:paragraph-properties fo:margin-right="-0.6097in"/>
      <style:text-properties style:font-name="Times New Roman" style:font-name-complex="Times New Roman" style:font-size-complex="12pt"/>
    </style:style>
    <style:style style:name="T6" style:parent-style-name="Policepardéfaut" style:family="text">
      <style:text-properties style:font-name="Times New Roman" style:font-name-complex="Times New Roman" fo:font-weight="normal" style:font-weight-asian="normal" style:font-size-complex="12pt"/>
    </style:style>
    <style:style style:name="T7" style:parent-style-name="Policepardéfaut" style:family="text">
      <style:text-properties style:font-name="Times New Roman" style:font-name-complex="Times New Roman" fo:font-weight="normal" style:font-weight-asian="normal" style:font-size-complex="12pt"/>
    </style:style>
    <style:style style:name="P8" style:parent-style-name="Normal" style:family="paragraph">
      <style:paragraph-properties fo:margin-right="-0.6097in"/>
    </style:style>
    <style:style style:name="T9" style:parent-style-name="Policepardéfaut" style:family="text">
      <style:text-properties style:font-name="Times New Roman" style:font-name-complex="Times New Roman" style:font-size-complex="12pt"/>
    </style:style>
    <style:style style:name="T10" style:parent-style-name="Policepardéfaut" style:family="text">
      <style:text-properties style:font-name="Times New Roman" style:font-name-complex="Times New Roman" style:font-size-complex="12pt"/>
    </style:style>
    <style:style style:name="T11" style:parent-style-name="Policepardéfaut" style:family="text">
      <style:text-properties style:font-name="Times New Roman" style:font-name-complex="Times New Roman" style:font-size-complex="12pt"/>
    </style:style>
    <style:style style:name="T12" style:parent-style-name="Policepardéfaut" style:family="text">
      <style:text-properties style:font-name="Times New Roman" style:font-name-complex="Times New Roman" style:font-size-complex="12pt"/>
    </style:style>
    <style:style style:name="T13" style:parent-style-name="Policepardéfaut" style:family="text">
      <style:text-properties style:font-name="Times New Roman" style:font-name-complex="Times New Roman" fo:font-weight="bold" style:font-weight-asian="bold" style:font-size-complex="12pt"/>
    </style:style>
    <style:style style:name="P14" style:parent-style-name="Normal" style:family="paragraph">
      <style:paragraph-properties fo:margin-right="-0.6097in"/>
      <style:text-properties style:font-name="Times New Roman" style:font-name-complex="Times New Roman" style:font-size-complex="12pt"/>
    </style:style>
    <style:style style:name="P15" style:parent-style-name="Normal" style:family="paragraph">
      <style:paragraph-properties fo:margin-right="-0.6097in"/>
      <style:text-properties style:font-name="Times New Roman" style:font-name-complex="Times New Roman" style:font-size-complex="12pt"/>
    </style:style>
    <style:style style:name="T16" style:parent-style-name="Policepardéfaut" style:family="text">
      <style:text-properties style:font-name="Times New Roman" style:font-name-complex="Times New Roman" fo:font-weight="normal" style:font-weight-asian="normal" style:font-size-complex="12pt"/>
    </style:style>
    <style:style style:name="T17" style:parent-style-name="Policepardéfaut" style:family="text">
      <style:text-properties style:font-name="Times New Roman" style:font-name-complex="Times New Roman" fo:font-weight="normal" style:font-weight-asian="normal" style:font-size-complex="12pt"/>
    </style:style>
    <style:style style:name="P18" style:parent-style-name="Normal" style:family="paragraph">
      <style:paragraph-properties fo:margin-right="-0.6097in"/>
    </style:style>
    <style:style style:name="T19" style:parent-style-name="Policepardéfaut" style:family="text">
      <style:text-properties style:font-name="Times New Roman" style:font-name-complex="Times New Roman" style:font-size-complex="12pt"/>
    </style:style>
    <style:style style:name="T20" style:parent-style-name="Policepardéfaut" style:family="text">
      <style:text-properties style:font-name="Times New Roman" style:font-name-complex="Times New Roman" style:font-size-complex="12pt"/>
    </style:style>
    <style:style style:name="T21" style:parent-style-name="Policepardéfaut" style:family="text">
      <style:text-properties style:font-name="Times New Roman" style:font-name-complex="Times New Roman" style:font-size-complex="12pt"/>
    </style:style>
    <style:style style:name="T22" style:parent-style-name="Policepardéfaut" style:family="text">
      <style:text-properties style:font-name="Times New Roman" style:font-name-complex="Times New Roman" fo:font-weight="bold" style:font-weight-asian="bold" style:font-size-complex="12pt"/>
    </style:style>
    <style:style style:name="P23" style:parent-style-name="Normal" style:family="paragraph">
      <style:paragraph-properties fo:margin-right="-0.6097in"/>
    </style:style>
    <style:style style:name="T24" style:parent-style-name="Policepardéfaut" style:family="text">
      <style:text-properties style:font-name="Times New Roman" style:font-name-complex="Times New Roman" style:font-size-complex="12pt"/>
    </style:style>
    <style:style style:name="T25" style:parent-style-name="Policepardéfaut" style:family="text">
      <style:text-properties style:font-name="Times New Roman" style:font-name-complex="Times New Roman" fo:font-style="italic" style:font-style-asian="italic" style:font-size-complex="12pt"/>
    </style:style>
    <style:style style:name="T26" style:parent-style-name="Policepardéfaut" style:family="text">
      <style:text-properties style:font-name="Times New Roman" style:font-name-complex="Times New Roman" style:font-size-complex="12pt"/>
    </style:style>
    <style:style style:name="T27" style:parent-style-name="Policepardéfaut" style:family="text">
      <style:text-properties style:font-name="Times New Roman" style:font-name-complex="Times New Roman" fo:font-style="italic" style:font-style-asian="italic" style:font-size-complex="12pt"/>
    </style:style>
    <style:style style:name="T28" style:parent-style-name="Policepardéfaut" style:family="text">
      <style:text-properties style:font-name="Times New Roman" style:font-name-complex="Times New Roman" style:font-size-complex="12pt"/>
    </style:style>
    <style:style style:name="T29" style:parent-style-name="Policepardéfaut" style:family="text">
      <style:text-properties style:font-name="Times New Roman" style:font-name-complex="Times New Roman" fo:font-style="italic" style:font-style-asian="italic" style:font-size-complex="12pt"/>
    </style:style>
    <style:style style:name="T30" style:parent-style-name="Policepardéfaut" style:family="text">
      <style:text-properties style:font-name="Times New Roman" style:font-name-complex="Times New Roman" style:font-size-complex="12pt"/>
    </style:style>
    <style:style style:name="T31" style:parent-style-name="Policepardéfaut" style:family="text">
      <style:text-properties style:font-name="Times New Roman" style:font-name-complex="Times New Roman" fo:font-style="italic" style:font-style-asian="italic" style:font-size-complex="12pt"/>
    </style:style>
    <style:style style:name="T32" style:parent-style-name="Policepardéfaut" style:family="text">
      <style:text-properties style:font-name="Times New Roman" style:font-name-complex="Times New Roman" style:font-size-complex="12pt"/>
    </style:style>
    <style:style style:name="T33" style:parent-style-name="Policepardéfaut" style:family="text">
      <style:text-properties style:font-name="Times New Roman" style:font-name-complex="Times New Roman" fo:font-style="italic" style:font-style-asian="italic" style:font-size-complex="12pt"/>
    </style:style>
    <style:style style:name="T34" style:parent-style-name="Policepardéfaut" style:family="text">
      <style:text-properties style:font-name="Times New Roman" style:font-name-complex="Times New Roman" style:font-size-complex="12pt"/>
    </style:style>
    <style:style style:name="T35" style:parent-style-name="Policepardéfaut" style:family="text">
      <style:text-properties style:font-name="Times New Roman" style:font-name-complex="Times New Roman" fo:font-style="italic" style:font-style-asian="italic" style:font-size-complex="12pt"/>
    </style:style>
    <style:style style:name="T36" style:parent-style-name="Policepardéfaut" style:family="text">
      <style:text-properties style:font-name="Times New Roman" style:font-name-complex="Times New Roman" style:font-size-complex="12pt"/>
    </style:style>
    <style:style style:name="T37" style:parent-style-name="Policepardéfaut" style:family="text">
      <style:text-properties style:font-name="Times New Roman" style:font-name-complex="Times New Roman" fo:font-style="italic" style:font-style-asian="italic" style:font-size-complex="12pt"/>
    </style:style>
    <style:style style:name="T38" style:parent-style-name="Policepardéfaut" style:family="text">
      <style:text-properties style:font-name="Times New Roman" style:font-name-complex="Times New Roman" style:font-size-complex="12pt"/>
    </style:style>
    <style:style style:name="T39" style:parent-style-name="Policepardéfaut" style:family="text">
      <style:text-properties style:font-name="Times New Roman" style:font-name-complex="Times New Roman" fo:font-variant="small-caps" style:font-size-complex="12pt"/>
    </style:style>
    <style:style style:name="T40" style:parent-style-name="Policepardéfaut" style:family="text">
      <style:text-properties style:font-name="Times New Roman" style:font-name-complex="Times New Roman" fo:font-style="italic" style:font-style-asian="italic" style:font-size-complex="12pt"/>
    </style:style>
    <style:style style:name="T41" style:parent-style-name="Policepardéfaut" style:family="text">
      <style:text-properties style:font-name="Times New Roman" style:font-name-complex="Times New Roman" style:font-size-complex="12pt"/>
    </style:style>
    <style:style style:name="T42" style:parent-style-name="Policepardéfaut" style:family="text">
      <style:text-properties style:font-name="Times New Roman" style:font-name-complex="Times New Roman" fo:font-style="italic" style:font-style-asian="italic" style:font-size-complex="12pt"/>
    </style:style>
    <style:style style:name="T43" style:parent-style-name="Policepardéfaut" style:family="text">
      <style:text-properties style:font-name="Times New Roman" style:font-name-complex="Times New Roman" style:font-size-complex="12pt"/>
    </style:style>
    <style:style style:name="T44" style:parent-style-name="Policepardéfaut" style:family="text">
      <style:text-properties style:font-name="Times New Roman" style:font-name-complex="Times New Roman" fo:font-style="italic" style:font-style-asian="italic" style:font-size-complex="12pt"/>
    </style:style>
    <style:style style:name="T45" style:parent-style-name="Policepardéfaut" style:family="text">
      <style:text-properties style:font-name="Times New Roman" style:font-name-complex="Times New Roman" style:font-size-complex="12pt"/>
    </style:style>
    <style:style style:name="P46" style:parent-style-name="Normal" style:family="paragraph">
      <style:paragraph-properties fo:margin-right="-0.6097in"/>
      <style:text-properties style:font-name="Times New Roman" style:font-name-complex="Times New Roman" fo:font-weight="bold" style:font-weight-asian="bold" style:font-size-complex="12pt"/>
    </style:style>
    <style:style style:name="T47" style:parent-style-name="Policepardéfaut" style:family="text">
      <style:text-properties style:font-name="Times New Roman" style:font-name-complex="Times New Roman" fo:font-weight="normal" style:font-weight-asian="normal" style:font-size-complex="12pt"/>
    </style:style>
    <style:style style:name="T48" style:parent-style-name="Policepardéfaut" style:family="text">
      <style:text-properties style:font-name="Times New Roman" style:font-name-complex="Times New Roman" fo:font-weight="normal" style:font-weight-asian="normal" style:font-size-complex="12pt"/>
    </style:style>
    <style:style style:name="P49" style:parent-style-name="Normal" style:family="paragraph">
      <style:paragraph-properties fo:margin-right="-0.6097in"/>
    </style:style>
    <style:style style:name="T50" style:parent-style-name="Policepardéfaut" style:family="text">
      <style:text-properties style:font-name="Times New Roman" style:font-name-complex="Times New Roman" style:font-size-complex="12pt"/>
    </style:style>
    <style:style style:name="T51" style:parent-style-name="Policepardéfaut" style:family="text">
      <style:text-properties style:font-name="Times New Roman" style:font-name-complex="Times New Roman" style:font-size-complex="12pt"/>
    </style:style>
    <style:style style:name="T52" style:parent-style-name="Policepardéfaut" style:family="text">
      <style:text-properties style:font-name="Times New Roman" style:font-name-complex="Times New Roman" style:font-size-complex="12pt"/>
    </style:style>
    <style:style style:name="T53" style:parent-style-name="Policepardéfaut" style:family="text">
      <style:text-properties style:font-name="Times New Roman" style:font-name-complex="Times New Roman" fo:font-weight="bold" style:font-weight-asian="bold" style:font-size-complex="12pt"/>
    </style:style>
    <style:style style:name="T54" style:parent-style-name="Policepardéfaut" style:family="text">
      <style:text-properties style:font-name="Times New Roman" style:font-name-complex="Times New Roman" fo:font-weight="bold" style:font-weight-asian="bold" style:font-size-complex="12pt"/>
    </style:style>
    <style:style style:name="P55" style:parent-style-name="Normal" style:family="paragraph">
      <style:paragraph-properties fo:margin-right="-0.6097in"/>
    </style:style>
    <style:style style:name="T56" style:parent-style-name="Policepardéfaut" style:family="text">
      <style:text-properties style:font-name="Times New Roman" style:font-name-complex="Times New Roman" style:font-size-complex="12pt"/>
    </style:style>
    <style:style style:name="T57" style:parent-style-name="Policepardéfaut" style:family="text">
      <style:text-properties style:font-name="Times New Roman" style:font-name-complex="Times New Roman" fo:font-style="italic" style:font-style-asian="italic" style:font-size-complex="12pt"/>
    </style:style>
    <style:style style:name="T58" style:parent-style-name="Policepardéfaut" style:family="text">
      <style:text-properties style:font-name="Times New Roman" style:font-name-complex="Times New Roman" style:font-size-complex="12pt"/>
    </style:style>
    <style:style style:name="T59" style:parent-style-name="Policepardéfaut" style:family="text">
      <style:text-properties style:font-name="Times New Roman" style:font-name-complex="Times New Roman" style:font-size-complex="12pt"/>
    </style:style>
    <style:style style:name="T60" style:parent-style-name="Policepardéfaut" style:family="text">
      <style:text-properties style:font-name="Times New Roman" style:font-name-complex="Times New Roman" fo:font-style="italic" style:font-style-asian="italic" style:font-size-complex="12pt"/>
    </style:style>
    <style:style style:name="T61" style:parent-style-name="Policepardéfaut" style:family="text">
      <style:text-properties style:font-name="Times New Roman" style:font-name-complex="Times New Roman" style:font-size-complex="12pt"/>
    </style:style>
    <style:style style:name="T62" style:parent-style-name="Policepardéfaut" style:family="text">
      <style:text-properties style:font-name="Times New Roman" style:font-name-complex="Times New Roman" fo:font-style="italic" style:font-style-asian="italic" style:font-size-complex="12pt"/>
    </style:style>
    <style:style style:name="T63" style:parent-style-name="Policepardéfaut" style:family="text">
      <style:text-properties style:font-name="Times New Roman" style:font-name-complex="Times New Roman" style:font-size-complex="12pt"/>
    </style:style>
    <style:style style:name="T64" style:parent-style-name="Policepardéfaut" style:family="text">
      <style:text-properties style:font-name="Times New Roman" style:font-name-complex="Times New Roman" fo:font-style="italic" style:font-style-asian="italic" style:font-size-complex="12pt"/>
    </style:style>
    <style:style style:name="T65" style:parent-style-name="Policepardéfaut" style:family="text">
      <style:text-properties style:font-name="Times New Roman" style:font-name-complex="Times New Roman" style:font-size-complex="12pt"/>
    </style:style>
    <style:style style:name="T66" style:parent-style-name="Policepardéfaut" style:family="text">
      <style:text-properties style:font-name="Times New Roman" style:font-name-complex="Times New Roman" fo:font-style="italic" style:font-style-asian="italic" style:font-size-complex="12pt"/>
    </style:style>
    <style:style style:name="T67" style:parent-style-name="Policepardéfaut" style:family="text">
      <style:text-properties style:font-name="Times New Roman" style:font-name-complex="Times New Roman" style:font-size-complex="12pt"/>
    </style:style>
    <style:style style:name="T68" style:parent-style-name="Policepardéfaut" style:family="text">
      <style:text-properties style:font-name="Times New Roman" style:font-name-complex="Times New Roman" style:font-size-complex="12pt"/>
    </style:style>
    <style:style style:name="P69" style:parent-style-name="Normal" style:family="paragraph">
      <style:paragraph-properties fo:margin-right="-0.6097in"/>
      <style:text-properties style:font-name="Times New Roman" style:font-name-complex="Times New Roman" style:font-size-complex="12pt"/>
    </style:style>
    <style:style style:name="T70" style:parent-style-name="Policepardéfaut" style:family="text">
      <style:text-properties style:font-name="Times New Roman" style:font-name-complex="Times New Roman" fo:font-weight="normal" style:font-weight-asian="normal" style:font-size-complex="12pt"/>
    </style:style>
    <style:style style:name="T71" style:parent-style-name="Policepardéfaut" style:family="text">
      <style:text-properties style:font-name="Times New Roman" style:font-name-complex="Times New Roman" fo:font-weight="normal" style:font-weight-asian="normal" style:font-size-complex="12pt"/>
    </style:style>
    <style:style style:name="P72" style:parent-style-name="Normal" style:family="paragraph">
      <style:paragraph-properties fo:margin-right="-0.6097in"/>
    </style:style>
    <style:style style:name="T73" style:parent-style-name="Policepardéfaut" style:family="text">
      <style:text-properties style:font-name="Times New Roman" style:font-name-complex="Times New Roman" style:font-size-complex="12pt"/>
    </style:style>
    <style:style style:name="T74" style:parent-style-name="Policepardéfaut" style:family="text">
      <style:text-properties style:font-name="Times New Roman" style:font-name-complex="Times New Roman" style:font-size-complex="12pt"/>
    </style:style>
    <style:style style:name="T75" style:parent-style-name="Policepardéfaut" style:family="text">
      <style:text-properties style:font-name="Times New Roman" style:font-name-complex="Times New Roman" style:font-size-complex="12pt"/>
    </style:style>
    <style:style style:name="T76" style:parent-style-name="Policepardéfaut" style:family="text">
      <style:text-properties style:font-name="Times New Roman" style:font-name-complex="Times New Roman" fo:font-weight="bold" style:font-weight-asian="bold" style:font-size-complex="12pt"/>
    </style:style>
    <style:style style:name="P77" style:parent-style-name="Normal" style:family="paragraph">
      <style:paragraph-properties fo:margin-right="-0.6097in"/>
    </style:style>
    <style:style style:name="T78" style:parent-style-name="Policepardéfaut" style:family="text">
      <style:text-properties style:font-name="Times New Roman" style:font-name-complex="Times New Roman" style:font-size-complex="12pt"/>
    </style:style>
    <style:style style:name="T79" style:parent-style-name="Policepardéfaut" style:family="text">
      <style:text-properties style:font-name="Times New Roman" style:font-name-complex="Times New Roman" fo:font-style="italic" style:font-style-asian="italic" style:font-size-complex="12pt"/>
    </style:style>
    <style:style style:name="T80" style:parent-style-name="Policepardéfaut" style:family="text">
      <style:text-properties style:font-name="Times New Roman" style:font-name-complex="Times New Roman" style:font-size-complex="12pt"/>
    </style:style>
    <style:style style:name="T81" style:parent-style-name="Policepardéfaut" style:family="text">
      <style:text-properties style:font-name="Times New Roman" style:font-name-complex="Times New Roman" fo:font-weight="normal" style:font-weight-asian="normal" style:font-size-complex="12pt"/>
    </style:style>
    <style:style style:name="T82" style:parent-style-name="Policepardéfaut" style:family="text">
      <style:text-properties style:font-name="Times New Roman" style:font-name-complex="Times New Roman" fo:font-weight="normal" style:font-weight-asian="normal" style:font-size-complex="12pt"/>
    </style:style>
    <style:style style:name="P83" style:parent-style-name="Normal" style:family="paragraph">
      <style:paragraph-properties fo:margin-right="-0.6097in"/>
    </style:style>
    <style:style style:name="T84" style:parent-style-name="Policepardéfaut" style:family="text">
      <style:text-properties style:font-name="Times New Roman" style:font-name-complex="Times New Roman" style:font-size-complex="12pt"/>
    </style:style>
    <style:style style:name="T85" style:parent-style-name="Policepardéfaut" style:family="text">
      <style:text-properties style:font-name="Times New Roman" style:font-name-complex="Times New Roman" style:font-size-complex="12pt"/>
    </style:style>
    <style:style style:name="T86" style:parent-style-name="Policepardéfaut" style:family="text">
      <style:text-properties style:font-name="Times New Roman" style:font-name-complex="Times New Roman" style:font-size-complex="12pt"/>
    </style:style>
    <style:style style:name="T87" style:parent-style-name="Policepardéfaut" style:family="text">
      <style:text-properties style:font-name="Times New Roman" style:font-name-complex="Times New Roman" style:font-size-complex="12pt"/>
    </style:style>
    <style:style style:name="T88" style:parent-style-name="Policepardéfaut" style:family="text">
      <style:text-properties style:font-name="Times New Roman" style:font-name-complex="Times New Roman" fo:font-weight="bold" style:font-weight-asian="bold" style:font-size-complex="12pt"/>
    </style:style>
    <style:style style:name="T89" style:parent-style-name="Policepardéfaut" style:family="text">
      <style:text-properties style:font-name="Times New Roman" style:font-name-complex="Times New Roman" fo:font-weight="bold" style:font-weight-asian="bold" style:font-size-complex="12pt"/>
    </style:style>
    <style:style style:name="T90" style:parent-style-name="Policepardéfaut" style:family="text">
      <style:text-properties style:font-name="Times New Roman" style:font-name-complex="Times New Roman" fo:font-weight="bold" style:font-weight-asian="bold" style:font-size-complex="12pt"/>
    </style:style>
    <style:style style:name="T91" style:parent-style-name="Policepardéfaut" style:family="text">
      <style:text-properties style:font-name="Times New Roman" style:font-name-complex="Times New Roman" fo:font-weight="bold" style:font-weight-asian="bold" style:font-size-complex="12pt"/>
    </style:style>
    <style:style style:name="P92" style:parent-style-name="Normal" style:family="paragraph">
      <style:paragraph-properties fo:margin-right="-0.6097in"/>
    </style:style>
    <style:style style:name="T93" style:parent-style-name="Policepardéfaut" style:family="text">
      <style:text-properties style:font-name="Times New Roman" style:font-name-complex="Times New Roman" style:font-size-complex="12pt"/>
    </style:style>
    <style:style style:name="T94" style:parent-style-name="Policepardéfaut" style:family="text">
      <style:text-properties style:font-name="Times New Roman" style:font-name-complex="Times New Roman" fo:font-style="italic" style:font-style-asian="italic" style:font-size-complex="12pt"/>
    </style:style>
    <style:style style:name="T95" style:parent-style-name="Policepardéfaut" style:family="text">
      <style:text-properties style:font-name="Times New Roman" style:font-name-complex="Times New Roman" style:font-size-complex="12pt"/>
    </style:style>
    <style:style style:name="T96" style:parent-style-name="Policepardéfaut" style:family="text">
      <style:text-properties style:font-name="Times New Roman" style:font-name-complex="Times New Roman" fo:font-style="italic" style:font-style-asian="italic" style:font-size-complex="12pt"/>
    </style:style>
    <style:style style:name="T97" style:parent-style-name="Policepardéfaut" style:family="text">
      <style:text-properties style:font-name="Times New Roman" style:font-name-complex="Times New Roman" style:font-size-complex="12pt"/>
    </style:style>
    <style:style style:name="P98" style:parent-style-name="Normal" style:family="paragraph">
      <style:paragraph-properties fo:margin-right="-0.6097in"/>
      <style:text-properties style:font-name="Times New Roman" style:font-name-complex="Times New Roman" style:font-size-complex="12pt"/>
    </style:style>
    <style:style style:name="T99" style:parent-style-name="Policepardéfaut" style:family="text">
      <style:text-properties style:font-name="Times New Roman" style:font-name-complex="Times New Roman" fo:font-weight="normal" style:font-weight-asian="normal" style:font-size-complex="12pt"/>
    </style:style>
    <style:style style:name="T100" style:parent-style-name="Policepardéfaut" style:family="text">
      <style:text-properties style:font-name="Times New Roman" style:font-name-complex="Times New Roman" fo:font-weight="normal" style:font-weight-asian="normal" style:font-size-complex="12pt"/>
    </style:style>
    <style:style style:name="P101" style:parent-style-name="Normal" style:family="paragraph">
      <style:paragraph-properties fo:margin-right="-0.6097in"/>
    </style:style>
    <style:style style:name="T102" style:parent-style-name="Policepardéfaut" style:family="text">
      <style:text-properties style:font-name="Times New Roman" style:font-name-complex="Times New Roman" style:font-size-complex="12pt"/>
    </style:style>
    <style:style style:name="T103" style:parent-style-name="Policepardéfaut" style:family="text">
      <style:text-properties style:font-name="Times New Roman" style:font-name-complex="Times New Roman" style:font-size-complex="12pt"/>
    </style:style>
    <style:style style:name="T104" style:parent-style-name="Policepardéfaut" style:family="text">
      <style:text-properties style:font-name="Times New Roman" style:font-name-complex="Times New Roman" fo:font-weight="bold" style:font-weight-asian="bold" style:font-size-complex="12pt"/>
    </style:style>
    <style:style style:name="P105" style:parent-style-name="Normal" style:family="paragraph">
      <style:paragraph-properties fo:margin-right="-0.6097in"/>
      <style:text-properties style:font-name="Times New Roman" style:font-name-complex="Times New Roman" style:font-size-complex="12pt"/>
    </style:style>
    <style:style style:name="P106" style:parent-style-name="Normal" style:family="paragraph">
      <style:paragraph-properties fo:margin-right="-0.6097in"/>
      <style:text-properties style:font-name="Times New Roman" style:font-name-complex="Times New Roman" style:font-size-complex="12pt"/>
    </style:style>
    <style:style style:name="T107" style:parent-style-name="Policepardéfaut" style:family="text">
      <style:text-properties style:font-name="Times New Roman" style:font-name-complex="Times New Roman" fo:font-weight="normal" style:font-weight-asian="normal" style:font-size-complex="12pt"/>
    </style:style>
    <style:style style:name="T108" style:parent-style-name="Policepardéfaut" style:family="text">
      <style:text-properties style:font-name="Times New Roman" style:font-name-complex="Times New Roman" fo:font-weight="normal" style:font-weight-asian="normal" style:font-size-complex="12pt"/>
    </style:style>
    <style:style style:name="P109" style:parent-style-name="Normal" style:family="paragraph">
      <style:paragraph-properties fo:margin-right="-0.6097in"/>
    </style:style>
    <style:style style:name="T110" style:parent-style-name="Policepardéfaut" style:family="text">
      <style:text-properties style:font-name="Times New Roman" style:font-name-complex="Times New Roman" style:font-size-complex="12pt"/>
    </style:style>
    <style:style style:name="T111" style:parent-style-name="Policepardéfaut" style:family="text">
      <style:text-properties style:font-name="Times New Roman" style:font-name-complex="Times New Roman" style:font-size-complex="12pt"/>
    </style:style>
    <style:style style:name="T112" style:parent-style-name="Policepardéfaut" style:family="text">
      <style:text-properties style:font-name="Times New Roman" style:font-name-complex="Times New Roman" style:font-size-complex="12pt"/>
    </style:style>
    <style:style style:name="T113" style:parent-style-name="Policepardéfaut" style:family="text">
      <style:text-properties style:font-name="Times New Roman" style:font-name-complex="Times New Roman" style:font-size-complex="12pt"/>
    </style:style>
    <style:style style:name="T114" style:parent-style-name="Policepardéfaut" style:family="text">
      <style:text-properties style:font-name="Times New Roman" style:font-name-complex="Times New Roman" fo:font-weight="bold" style:font-weight-asian="bold" style:font-size-complex="12pt"/>
    </style:style>
    <style:style style:name="P115" style:parent-style-name="Normal" style:family="paragraph">
      <style:paragraph-properties fo:margin-right="-0.6097in"/>
      <style:text-properties style:font-name="Times New Roman" style:font-name-complex="Times New Roman" style:font-size-complex="12pt"/>
    </style:style>
    <style:style style:name="P116" style:parent-style-name="Normal" style:family="paragraph">
      <style:paragraph-properties fo:margin-right="-0.6097in"/>
      <style:text-properties style:font-name="Times New Roman" style:font-name-complex="Times New Roman" style:font-size-complex="12pt"/>
    </style:style>
    <style:style style:name="T117" style:parent-style-name="Policepardéfaut" style:family="text">
      <style:text-properties style:font-name="Times New Roman" style:font-name-complex="Times New Roman" fo:font-weight="normal" style:font-weight-asian="normal" style:font-size-complex="12pt"/>
    </style:style>
    <style:style style:name="T118" style:parent-style-name="Policepardéfaut" style:family="text">
      <style:text-properties style:font-name="Times New Roman" style:font-name-complex="Times New Roman" fo:font-weight="normal" style:font-weight-asian="normal" style:font-size-complex="12pt"/>
    </style:style>
    <style:style style:name="P119" style:parent-style-name="Normal" style:family="paragraph">
      <style:paragraph-properties fo:margin-right="-0.6097in"/>
    </style:style>
    <style:style style:name="T120" style:parent-style-name="Policepardéfaut" style:family="text">
      <style:text-properties style:font-name="Times New Roman" style:font-name-complex="Times New Roman" style:font-size-complex="12pt"/>
    </style:style>
    <style:style style:name="T121" style:parent-style-name="Policepardéfaut" style:family="text">
      <style:text-properties style:font-name="Times New Roman" style:font-name-complex="Times New Roman" style:font-size-complex="12pt"/>
    </style:style>
    <style:style style:name="T122" style:parent-style-name="Policepardéfaut" style:family="text">
      <style:text-properties style:font-name="Times New Roman" style:font-name-complex="Times New Roman" style:font-size-complex="12pt"/>
    </style:style>
    <style:style style:name="T123" style:parent-style-name="Policepardéfaut" style:family="text">
      <style:text-properties style:font-name="Times New Roman" style:font-name-complex="Times New Roman" fo:font-weight="bold" style:font-weight-asian="bold" style:font-size-complex="12pt"/>
    </style:style>
    <style:style style:name="T124" style:parent-style-name="Policepardéfaut" style:family="text">
      <style:text-properties style:font-name="Times New Roman" style:font-name-complex="Times New Roman" fo:font-weight="bold" style:font-weight-asian="bold" style:font-size-complex="12pt"/>
    </style:style>
    <style:style style:name="P125" style:parent-style-name="Normal" style:family="paragraph">
      <style:paragraph-properties fo:margin-right="-0.6097in"/>
    </style:style>
    <style:style style:name="T126" style:parent-style-name="Policepardéfaut" style:family="text">
      <style:text-properties style:font-name="Times New Roman" style:font-name-complex="Times New Roman" style:font-size-complex="12pt"/>
    </style:style>
    <style:style style:name="T127" style:parent-style-name="Policepardéfaut" style:family="text">
      <style:text-properties style:font-name="Times New Roman" style:font-name-complex="Times New Roman" fo:font-style="italic" style:font-style-asian="italic" style:font-size-complex="12pt"/>
    </style:style>
    <style:style style:name="T128" style:parent-style-name="Policepardéfaut" style:family="text">
      <style:text-properties style:font-name="Times New Roman" style:font-name-complex="Times New Roman" style:font-size-complex="12pt"/>
    </style:style>
    <style:style style:name="P129" style:parent-style-name="Normal" style:family="paragraph">
      <style:paragraph-properties fo:margin-right="-0.6097in"/>
      <style:text-properties style:font-name="Times New Roman" style:font-name-complex="Times New Roman" style:font-size-complex="12pt"/>
    </style:style>
    <style:style style:name="T130" style:parent-style-name="Policepardéfaut" style:family="text">
      <style:text-properties style:font-name="Times New Roman" style:font-name-complex="Times New Roman" fo:font-weight="normal" style:font-weight-asian="normal" style:font-size-complex="12pt"/>
    </style:style>
    <style:style style:name="T131" style:parent-style-name="Policepardéfaut" style:family="text">
      <style:text-properties style:font-name="Times New Roman" style:font-name-complex="Times New Roman" fo:font-weight="normal" style:font-weight-asian="normal" style:font-size-complex="12pt"/>
    </style:style>
    <style:style style:name="P132" style:parent-style-name="Normal" style:family="paragraph">
      <style:paragraph-properties fo:margin-right="-0.6097in"/>
    </style:style>
    <style:style style:name="T133" style:parent-style-name="Policepardéfaut" style:family="text">
      <style:text-properties style:font-name="Times New Roman" style:font-name-complex="Times New Roman" style:font-size-complex="12pt"/>
    </style:style>
    <style:style style:name="T134" style:parent-style-name="Policepardéfaut" style:family="text">
      <style:text-properties style:font-name="Times New Roman" style:font-name-complex="Times New Roman" style:font-size-complex="12pt"/>
    </style:style>
    <style:style style:name="T135" style:parent-style-name="Policepardéfaut" style:family="text">
      <style:text-properties style:font-name="Times New Roman" style:font-name-complex="Times New Roman" style:font-size-complex="12pt"/>
    </style:style>
    <style:style style:name="T136" style:parent-style-name="Policepardéfaut" style:family="text">
      <style:text-properties style:font-name="Times New Roman" style:font-name-complex="Times New Roman" style:font-size-complex="12pt"/>
    </style:style>
    <style:style style:name="T137" style:parent-style-name="Policepardéfaut" style:family="text">
      <style:text-properties style:font-name="Times New Roman" style:font-name-complex="Times New Roman" fo:font-weight="bold" style:font-weight-asian="bold" style:font-size-complex="12pt"/>
    </style:style>
    <style:style style:name="P138" style:parent-style-name="Normal" style:family="paragraph">
      <style:paragraph-properties fo:margin-right="-0.6097in"/>
    </style:style>
    <style:style style:name="T139" style:parent-style-name="Policepardéfaut" style:family="text">
      <style:text-properties style:font-name="Times New Roman" style:font-name-complex="Times New Roman" style:font-size-complex="12pt"/>
    </style:style>
    <style:style style:name="T140" style:parent-style-name="Policepardéfaut" style:family="text">
      <style:text-properties style:font-name="Times New Roman" style:font-name-complex="Times New Roman" fo:font-style="italic" style:font-style-asian="italic" style:font-size-complex="12pt"/>
    </style:style>
    <style:style style:name="T141" style:parent-style-name="Policepardéfaut" style:family="text">
      <style:text-properties style:font-name="Times New Roman" style:font-name-complex="Times New Roman" style:font-size-complex="12pt"/>
    </style:style>
    <style:style style:name="T142" style:parent-style-name="Policepardéfaut" style:family="text">
      <style:text-properties style:font-name="Times New Roman" style:font-name-complex="Times New Roman" fo:font-variant="small-caps" style:font-size-complex="12pt"/>
    </style:style>
    <style:style style:name="T143" style:parent-style-name="Policepardéfaut" style:family="text">
      <style:text-properties style:font-name="Times New Roman" style:font-name-complex="Times New Roman" style:font-size-complex="12pt"/>
    </style:style>
    <style:style style:name="T144" style:parent-style-name="Policepardéfaut" style:family="text">
      <style:text-properties style:font-name="Times New Roman" style:font-name-complex="Times New Roman" fo:font-style="italic" style:font-style-asian="italic" style:font-size-complex="12pt"/>
    </style:style>
    <style:style style:name="T145" style:parent-style-name="Policepardéfaut" style:family="text">
      <style:text-properties style:font-name="Times New Roman" style:font-name-complex="Times New Roman" style:font-size-complex="12pt"/>
    </style:style>
    <style:style style:name="T146" style:parent-style-name="Policepardéfaut" style:family="text">
      <style:text-properties style:font-name="Times New Roman" style:font-name-complex="Times New Roman" style:font-size-complex="12pt"/>
    </style:style>
    <style:style style:name="T147" style:parent-style-name="Policepardéfaut" style:family="text">
      <style:text-properties style:font-name="Times New Roman" style:font-name-complex="Times New Roman" fo:font-style="italic" style:font-style-asian="italic" style:font-size-complex="12pt"/>
    </style:style>
    <style:style style:name="T148" style:parent-style-name="Policepardéfaut" style:family="text">
      <style:text-properties style:font-name="Times New Roman" style:font-name-complex="Times New Roman" style:font-size-complex="12pt"/>
    </style:style>
    <style:style style:name="T149" style:parent-style-name="Policepardéfaut" style:family="text">
      <style:text-properties style:font-name="Times New Roman" style:font-name-complex="Times New Roman" fo:font-style="italic" style:font-style-asian="italic" style:font-size-complex="12pt"/>
    </style:style>
    <style:style style:name="P150" style:parent-style-name="Normal" style:family="paragraph">
      <style:paragraph-properties fo:margin-right="-0.6097in"/>
      <style:text-properties style:font-name="Times New Roman" style:font-name-complex="Times New Roman" style:font-size-complex="12pt"/>
    </style:style>
    <style:style style:name="T151" style:parent-style-name="Policepardéfaut" style:family="text">
      <style:text-properties style:font-name="Times New Roman" style:font-name-complex="Times New Roman" fo:font-weight="normal" style:font-weight-asian="normal" style:font-size-complex="12pt"/>
    </style:style>
    <style:style style:name="T152" style:parent-style-name="Policepardéfaut" style:family="text">
      <style:text-properties style:font-name="Times New Roman" style:font-name-complex="Times New Roman" fo:font-weight="normal" style:font-weight-asian="normal" style:font-size-complex="12pt"/>
    </style:style>
    <style:style style:name="P153" style:parent-style-name="Normal" style:family="paragraph">
      <style:paragraph-properties fo:margin-right="-0.6097in"/>
    </style:style>
    <style:style style:name="T154" style:parent-style-name="Policepardéfaut" style:family="text">
      <style:text-properties style:font-name="Times New Roman" style:font-name-complex="Times New Roman" style:font-size-complex="12pt"/>
    </style:style>
    <style:style style:name="T155" style:parent-style-name="Policepardéfaut" style:family="text">
      <style:text-properties style:font-name="Times New Roman" style:font-name-complex="Times New Roman" style:font-size-complex="12pt"/>
    </style:style>
    <style:style style:name="T156" style:parent-style-name="Policepardéfaut" style:family="text">
      <style:text-properties style:font-name="Times New Roman" style:font-name-complex="Times New Roman" style:font-size-complex="12pt"/>
    </style:style>
    <style:style style:name="T157" style:parent-style-name="Policepardéfaut" style:family="text">
      <style:text-properties style:font-name="Times New Roman" style:font-name-complex="Times New Roman" fo:font-weight="bold" style:font-weight-asian="bold" style:font-size-complex="12pt"/>
    </style:style>
    <style:style style:name="P158" style:parent-style-name="Normal" style:family="paragraph">
      <style:paragraph-properties fo:margin-right="-0.6097in"/>
    </style:style>
    <style:style style:name="T159" style:parent-style-name="Policepardéfaut" style:family="text">
      <style:text-properties style:font-name="Times New Roman" style:font-name-complex="Times New Roman" style:font-size-complex="12pt"/>
    </style:style>
    <style:style style:name="T160" style:parent-style-name="Policepardéfaut" style:family="text">
      <style:text-properties style:font-name="Times New Roman" style:font-name-complex="Times New Roman" fo:font-style="italic" style:font-style-asian="italic" style:font-size-complex="12pt"/>
    </style:style>
    <style:style style:name="T161" style:parent-style-name="Policepardéfaut" style:family="text">
      <style:text-properties style:font-name="Times New Roman" style:font-name-complex="Times New Roman" style:font-size-complex="12pt"/>
    </style:style>
    <style:style style:name="T162" style:parent-style-name="Policepardéfaut" style:family="text">
      <style:text-properties style:font-name="Times New Roman" style:font-name-complex="Times New Roman" style:font-size-complex="12pt"/>
    </style:style>
    <style:style style:name="T163" style:parent-style-name="Policepardéfaut" style:family="text">
      <style:text-properties style:font-name="Times New Roman" style:font-name-complex="Times New Roman" fo:font-style="italic" style:font-style-asian="italic" style:font-size-complex="12pt"/>
    </style:style>
    <style:style style:name="T164" style:parent-style-name="Policepardéfaut" style:family="text">
      <style:text-properties style:font-name="Times New Roman" style:font-name-complex="Times New Roman" style:font-size-complex="12pt"/>
    </style:style>
    <style:style style:name="T165" style:parent-style-name="Policepardéfaut" style:family="text">
      <style:text-properties style:font-name="Times New Roman" style:font-name-complex="Times New Roman" fo:font-style="italic" style:font-style-asian="italic" style:font-size-complex="12pt"/>
    </style:style>
    <style:style style:name="T166" style:parent-style-name="Policepardéfaut" style:family="text">
      <style:text-properties style:font-name="Times New Roman" style:font-name-complex="Times New Roman" style:font-size-complex="12pt"/>
    </style:style>
    <style:style style:name="T167" style:parent-style-name="Policepardéfaut" style:family="text">
      <style:text-properties style:font-name="Times New Roman" style:font-name-complex="Times New Roman" fo:font-style="italic" style:font-style-asian="italic" style:font-size-complex="12pt"/>
    </style:style>
    <style:style style:name="T168" style:parent-style-name="Policepardéfaut" style:family="text">
      <style:text-properties style:font-name="Times New Roman" style:font-name-complex="Times New Roman" style:font-size-complex="12pt"/>
    </style:style>
    <style:style style:name="T169" style:parent-style-name="Policepardéfaut" style:family="text">
      <style:text-properties style:font-name="Times New Roman" style:font-name-complex="Times New Roman" fo:font-style="italic" style:font-style-asian="italic" style:font-size-complex="12pt"/>
    </style:style>
    <style:style style:name="T170" style:parent-style-name="Policepardéfaut" style:family="text">
      <style:text-properties style:font-name="Times New Roman" style:font-name-complex="Times New Roman" style:font-size-complex="12pt"/>
    </style:style>
    <style:style style:name="T171" style:parent-style-name="Policepardéfaut" style:family="text">
      <style:text-properties style:font-name="Times New Roman" style:font-name-complex="Times New Roman" fo:font-style="italic" style:font-style-asian="italic" style:font-size-complex="12pt"/>
    </style:style>
    <style:style style:name="T172" style:parent-style-name="Policepardéfaut" style:family="text">
      <style:text-properties style:font-name="Times New Roman" style:font-name-complex="Times New Roman" style:font-size-complex="12pt"/>
    </style:style>
    <style:style style:name="T173" style:parent-style-name="Policepardéfaut" style:family="text">
      <style:text-properties style:font-name="Times New Roman" style:font-name-complex="Times New Roman" fo:font-style="italic" style:font-style-asian="italic" style:font-size-complex="12pt"/>
    </style:style>
    <style:style style:name="T174" style:parent-style-name="Policepardéfaut" style:family="text">
      <style:text-properties style:font-name="Times New Roman" style:font-name-complex="Times New Roman" style:font-size-complex="12pt"/>
    </style:style>
    <style:style style:name="T175" style:parent-style-name="Policepardéfaut" style:family="text">
      <style:text-properties style:font-name="Times New Roman" style:font-name-complex="Times New Roman" fo:font-style="italic" style:font-style-asian="italic" style:font-size-complex="12pt"/>
    </style:style>
    <style:style style:name="T176" style:parent-style-name="Policepardéfaut" style:family="text">
      <style:text-properties style:font-name="Times New Roman" style:font-name-complex="Times New Roman" style:font-size-complex="12pt"/>
    </style:style>
    <style:style style:name="T177" style:parent-style-name="Policepardéfaut" style:family="text">
      <style:text-properties style:font-name="Times New Roman" style:font-name-complex="Times New Roman" fo:font-style="italic" style:font-style-asian="italic" style:font-size-complex="12pt"/>
    </style:style>
    <style:style style:name="T178" style:parent-style-name="Policepardéfaut" style:family="text">
      <style:text-properties style:font-name="Times New Roman" style:font-name-complex="Times New Roman" style:font-size-complex="12pt"/>
    </style:style>
    <style:style style:name="T179" style:parent-style-name="Policepardéfaut" style:family="text">
      <style:text-properties style:font-name="Times New Roman" style:font-name-complex="Times New Roman" fo:font-style="italic" style:font-style-asian="italic" style:font-size-complex="12pt"/>
    </style:style>
    <style:style style:name="T180" style:parent-style-name="Policepardéfaut" style:family="text">
      <style:text-properties style:font-name="Times New Roman" style:font-name-complex="Times New Roman" style:font-size-complex="12pt"/>
    </style:style>
    <style:style style:name="T181" style:parent-style-name="Policepardéfaut" style:family="text">
      <style:text-properties style:font-name="Times New Roman" style:font-name-complex="Times New Roman" style:font-size-complex="12pt"/>
    </style:style>
    <style:style style:name="P182" style:parent-style-name="Normal" style:family="paragraph">
      <style:paragraph-properties fo:margin-right="-0.6097in"/>
      <style:text-properties style:font-name="Times New Roman" style:font-name-complex="Times New Roman" style:font-size-complex="12pt"/>
    </style:style>
    <style:style style:name="T183" style:parent-style-name="Policepardéfaut" style:family="text">
      <style:text-properties style:font-name="Times New Roman" style:font-name-complex="Times New Roman" fo:font-weight="normal" style:font-weight-asian="normal" style:font-size-complex="12pt"/>
    </style:style>
    <style:style style:name="T184" style:parent-style-name="Policepardéfaut" style:family="text">
      <style:text-properties style:font-name="Times New Roman" style:font-name-complex="Times New Roman" fo:font-weight="normal" style:font-weight-asian="normal" style:font-size-complex="12pt"/>
    </style:style>
    <style:style style:name="P185" style:parent-style-name="Normal" style:family="paragraph">
      <style:paragraph-properties fo:margin-right="-0.6097in"/>
    </style:style>
    <style:style style:name="T186" style:parent-style-name="Policepardéfaut" style:family="text">
      <style:text-properties style:font-name="Times New Roman" style:font-name-complex="Times New Roman" style:font-size-complex="12pt"/>
    </style:style>
    <style:style style:name="T187" style:parent-style-name="Policepardéfaut" style:family="text">
      <style:text-properties style:font-name="Times New Roman" style:font-name-complex="Times New Roman" style:font-size-complex="12pt"/>
    </style:style>
    <style:style style:name="T188" style:parent-style-name="Policepardéfaut" style:family="text">
      <style:text-properties style:font-name="Times New Roman" style:font-name-complex="Times New Roman" style:font-size-complex="12pt"/>
    </style:style>
    <style:style style:name="T189" style:parent-style-name="Policepardéfaut" style:family="text">
      <style:text-properties style:font-name="Times New Roman" style:font-name-complex="Times New Roman" fo:font-weight="bold" style:font-weight-asian="bold" style:font-size-complex="12pt"/>
    </style:style>
    <style:style style:name="P190" style:parent-style-name="Normal" style:family="paragraph">
      <style:paragraph-properties fo:margin-right="-0.6097in"/>
    </style:style>
    <style:style style:name="T191" style:parent-style-name="Policepardéfaut" style:family="text">
      <style:text-properties style:font-name="Times New Roman" style:font-name-complex="Times New Roman" style:font-size-complex="12pt"/>
    </style:style>
    <style:style style:name="T192" style:parent-style-name="Policepardéfaut" style:family="text">
      <style:text-properties style:font-name="Times New Roman" style:font-name-complex="Times New Roman" fo:font-style="italic" style:font-style-asian="italic" style:font-size-complex="12pt"/>
    </style:style>
    <style:style style:name="T193" style:parent-style-name="Policepardéfaut" style:family="text">
      <style:text-properties style:font-name="Times New Roman" style:font-name-complex="Times New Roman" style:font-size-complex="12pt"/>
    </style:style>
    <style:style style:name="T194" style:parent-style-name="Policepardéfaut" style:family="text">
      <style:text-properties style:font-name="Times New Roman" style:font-name-complex="Times New Roman" fo:font-style="italic" style:font-style-asian="italic" style:font-size-complex="12pt"/>
    </style:style>
    <style:style style:name="T195" style:parent-style-name="Policepardéfaut" style:family="text">
      <style:text-properties style:font-name="Times New Roman" style:font-name-complex="Times New Roman" style:font-size-complex="12pt"/>
    </style:style>
    <style:style style:name="T196" style:parent-style-name="Policepardéfaut" style:family="text">
      <style:text-properties style:font-name="Times New Roman" style:font-name-complex="Times New Roman" style:font-size-complex="12pt"/>
    </style:style>
    <style:style style:name="P197" style:parent-style-name="Normal" style:family="paragraph">
      <style:paragraph-properties fo:margin-right="-0.6097in"/>
      <style:text-properties style:font-name="Times New Roman" style:font-name-complex="Times New Roman" style:font-size-complex="12pt"/>
    </style:style>
    <style:style style:name="T198" style:parent-style-name="Policepardéfaut" style:family="text">
      <style:text-properties style:font-name="Times New Roman" style:font-name-complex="Times New Roman" fo:font-weight="normal" style:font-weight-asian="normal" style:font-size-complex="12pt"/>
    </style:style>
    <style:style style:name="T199" style:parent-style-name="Policepardéfaut" style:family="text">
      <style:text-properties style:font-name="Times New Roman" style:font-name-complex="Times New Roman" fo:font-weight="normal" style:font-weight-asian="normal" style:font-size-complex="12pt"/>
    </style:style>
    <style:style style:name="P200" style:parent-style-name="Normal" style:family="paragraph">
      <style:paragraph-properties fo:margin-right="-0.6097in"/>
    </style:style>
    <style:style style:name="T201" style:parent-style-name="Policepardéfaut" style:family="text">
      <style:text-properties style:font-name="Times New Roman" style:font-name-complex="Times New Roman" style:font-size-complex="12pt"/>
    </style:style>
    <style:style style:name="T202" style:parent-style-name="Policepardéfaut" style:family="text">
      <style:text-properties style:font-name="Times New Roman" style:font-name-complex="Times New Roman" style:font-size-complex="12pt"/>
    </style:style>
    <style:style style:name="T203" style:parent-style-name="Policepardéfaut" style:family="text">
      <style:text-properties style:font-name="Times New Roman" style:font-name-complex="Times New Roman" style:font-size-complex="12pt"/>
    </style:style>
    <style:style style:name="T204" style:parent-style-name="Policepardéfaut" style:family="text">
      <style:text-properties style:font-name="Times New Roman" style:font-name-complex="Times New Roman" fo:font-weight="bold" style:font-weight-asian="bold" style:font-size-complex="12pt"/>
    </style:style>
    <style:style style:name="P205" style:parent-style-name="Normal" style:family="paragraph">
      <style:paragraph-properties fo:margin-right="-0.6097in"/>
    </style:style>
    <style:style style:name="T206" style:parent-style-name="Policepardéfaut" style:family="text">
      <style:text-properties style:font-name="Times New Roman" style:font-name-complex="Times New Roman" style:font-size-complex="12pt"/>
    </style:style>
    <style:style style:name="T207" style:parent-style-name="Policepardéfaut" style:family="text">
      <style:text-properties style:font-name="Times New Roman" style:font-name-complex="Times New Roman" fo:font-style="italic" style:font-style-asian="italic" style:font-size-complex="12pt"/>
    </style:style>
    <style:style style:name="T208" style:parent-style-name="Policepardéfaut" style:family="text">
      <style:text-properties style:font-name="Times New Roman" style:font-name-complex="Times New Roman" style:font-size-complex="12pt"/>
    </style:style>
    <style:style style:name="P209" style:parent-style-name="Normal" style:family="paragraph">
      <style:paragraph-properties fo:margin-right="-0.6097in"/>
      <style:text-properties style:font-name="Times New Roman" style:font-name-complex="Times New Roman" style:font-size-complex="12pt"/>
    </style:style>
    <style:style style:name="T210" style:parent-style-name="Policepardéfaut" style:family="text">
      <style:text-properties style:font-name="Times New Roman" style:font-name-complex="Times New Roman" fo:font-weight="normal" style:font-weight-asian="normal" style:font-size-complex="12pt"/>
    </style:style>
    <style:style style:name="T211" style:parent-style-name="Policepardéfaut" style:family="text">
      <style:text-properties style:font-name="Times New Roman" style:font-name-complex="Times New Roman" fo:font-weight="normal" style:font-weight-asian="normal" style:font-size-complex="12pt"/>
    </style:style>
    <style:style style:name="P212" style:parent-style-name="Normal" style:family="paragraph">
      <style:paragraph-properties fo:margin-right="-0.6097in"/>
    </style:style>
    <style:style style:name="T213" style:parent-style-name="Policepardéfaut" style:family="text">
      <style:text-properties style:font-name="Times New Roman" style:font-name-complex="Times New Roman" fo:font-variant="small-caps" style:font-size-complex="12pt"/>
    </style:style>
    <style:style style:name="T214" style:parent-style-name="Policepardéfaut" style:family="text">
      <style:text-properties style:font-name="Times New Roman" style:font-name-complex="Times New Roman" style:font-size-complex="12pt"/>
    </style:style>
    <style:style style:name="T215" style:parent-style-name="Policepardéfaut" style:family="text">
      <style:text-properties style:font-name="Times New Roman" style:font-name-complex="Times New Roman" fo:font-variant="small-caps" style:font-size-complex="12pt"/>
    </style:style>
    <style:style style:name="T216" style:parent-style-name="Policepardéfaut" style:family="text">
      <style:text-properties style:font-name="Times New Roman" style:font-name-complex="Times New Roman" style:font-size-complex="12pt"/>
    </style:style>
    <style:style style:name="T217" style:parent-style-name="Policepardéfaut" style:family="text">
      <style:text-properties style:font-name="Times New Roman" style:font-name-complex="Times New Roman" fo:font-variant="small-caps" style:font-size-complex="12pt"/>
    </style:style>
    <style:style style:name="P218" style:parent-style-name="Normal" style:family="paragraph">
      <style:paragraph-properties fo:margin-right="-0.6097in"/>
    </style:style>
    <style:style style:name="T219" style:parent-style-name="Policepardéfaut" style:family="text">
      <style:text-properties style:font-name="Times New Roman" style:font-name-complex="Times New Roman" style:font-size-complex="12pt"/>
    </style:style>
    <style:style style:name="T220" style:parent-style-name="Policepardéfaut" style:family="text">
      <style:text-properties style:font-name="Times New Roman" style:font-name-complex="Times New Roman" style:font-size-complex="12pt"/>
    </style:style>
    <style:style style:name="T221" style:parent-style-name="Policepardéfaut" style:family="text">
      <style:text-properties style:font-name="Times New Roman" style:font-name-complex="Times New Roman" style:font-size-complex="12pt"/>
    </style:style>
    <style:style style:name="T222" style:parent-style-name="Policepardéfaut" style:family="text">
      <style:text-properties style:font-name="Times New Roman" style:font-name-complex="Times New Roman" fo:font-weight="bold" style:font-weight-asian="bold" style:font-size-complex="12pt"/>
    </style:style>
    <style:style style:name="P223" style:parent-style-name="Normal" style:family="paragraph">
      <style:paragraph-properties fo:margin-right="-0.6097in"/>
    </style:style>
    <style:style style:name="T224" style:parent-style-name="Policepardéfaut" style:family="text">
      <style:text-properties style:font-name="Times New Roman" style:font-name-complex="Times New Roman" style:font-size-complex="12pt"/>
    </style:style>
    <style:style style:name="T225" style:parent-style-name="Policepardéfaut" style:family="text">
      <style:text-properties style:font-name="Times New Roman" style:font-name-complex="Times New Roman" fo:font-style="italic" style:font-style-asian="italic" style:font-size-complex="12pt"/>
    </style:style>
    <style:style style:name="T226" style:parent-style-name="Policepardéfaut" style:family="text">
      <style:text-properties style:font-name="Times New Roman" style:font-name-complex="Times New Roman" style:font-size-complex="12pt"/>
    </style:style>
    <style:style style:name="T227" style:parent-style-name="Policepardéfaut" style:family="text">
      <style:text-properties style:font-name="Times New Roman" style:font-name-complex="Times New Roman" fo:font-style="italic" style:font-style-asian="italic" style:font-size-complex="12pt"/>
    </style:style>
    <style:style style:name="T228" style:parent-style-name="Policepardéfaut" style:family="text">
      <style:text-properties style:font-name="Times New Roman" style:font-name-complex="Times New Roman" style:font-size-complex="12pt"/>
    </style:style>
    <style:style style:name="T229" style:parent-style-name="Policepardéfaut" style:family="text">
      <style:text-properties style:font-name="Times New Roman" style:font-name-complex="Times New Roman" style:font-size-complex="12pt"/>
    </style:style>
    <style:style style:name="P230" style:parent-style-name="Normal" style:family="paragraph">
      <style:paragraph-properties fo:margin-right="-0.6097in"/>
      <style:text-properties style:font-name="Times New Roman" style:font-name-complex="Times New Roman" style:font-size-complex="12pt"/>
    </style:style>
    <style:style style:name="T231" style:parent-style-name="Policepardéfaut" style:family="text">
      <style:text-properties style:font-name="Times New Roman" style:font-name-complex="Times New Roman" fo:font-weight="normal" style:font-weight-asian="normal" style:font-size-complex="12pt"/>
    </style:style>
    <style:style style:name="T232" style:parent-style-name="Policepardéfaut" style:family="text">
      <style:text-properties style:font-name="Times New Roman" style:font-name-complex="Times New Roman" fo:font-weight="normal" style:font-weight-asian="normal" style:font-size-complex="12pt"/>
    </style:style>
    <style:style style:name="P233" style:parent-style-name="Normal" style:family="paragraph">
      <style:paragraph-properties fo:margin-right="-0.6097in"/>
    </style:style>
    <style:style style:name="T234" style:parent-style-name="Policepardéfaut" style:family="text">
      <style:text-properties style:font-name="Times New Roman" style:font-name-complex="Times New Roman" style:font-size-complex="12pt"/>
    </style:style>
    <style:style style:name="T235" style:parent-style-name="Policepardéfaut" style:family="text">
      <style:text-properties style:font-name="Times New Roman" style:font-name-complex="Times New Roman" style:font-size-complex="12pt"/>
    </style:style>
    <style:style style:name="T236" style:parent-style-name="Policepardéfaut" style:family="text">
      <style:text-properties style:font-name="Times New Roman" style:font-name-complex="Times New Roman" style:font-size-complex="12pt"/>
    </style:style>
    <style:style style:name="T237" style:parent-style-name="Policepardéfaut" style:family="text">
      <style:text-properties style:font-name="Times New Roman" style:font-name-complex="Times New Roman" style:font-size-complex="12pt"/>
    </style:style>
    <style:style style:name="T238" style:parent-style-name="Policepardéfaut" style:family="text">
      <style:text-properties style:font-name="Times New Roman" style:font-name-complex="Times New Roman" fo:font-weight="bold" style:font-weight-asian="bold" style:font-size-complex="12pt"/>
    </style:style>
    <style:style style:name="P239" style:parent-style-name="Normal" style:family="paragraph">
      <style:paragraph-properties fo:margin-right="-0.6097in"/>
    </style:style>
    <style:style style:name="T240" style:parent-style-name="Policepardéfaut" style:family="text">
      <style:text-properties style:font-name="Times New Roman" style:font-name-complex="Times New Roman" style:font-size-complex="12pt"/>
    </style:style>
    <style:style style:name="T241" style:parent-style-name="Policepardéfaut" style:family="text">
      <style:text-properties style:font-name="Times New Roman" style:font-name-complex="Times New Roman" style:font-size-complex="12pt"/>
    </style:style>
    <style:style style:name="T242" style:parent-style-name="Policepardéfaut" style:family="text">
      <style:text-properties style:font-name="Times New Roman" style:font-name-complex="Times New Roman" fo:font-style="italic" style:font-style-asian="italic" style:font-size-complex="12pt"/>
    </style:style>
    <style:style style:name="T243" style:parent-style-name="Policepardéfaut" style:family="text">
      <style:text-properties style:font-name="Times New Roman" style:font-name-complex="Times New Roman" style:font-size-complex="12pt"/>
    </style:style>
    <style:style style:name="P244" style:parent-style-name="Normal" style:family="paragraph">
      <style:paragraph-properties fo:margin-right="-0.6097in"/>
      <style:text-properties style:font-name="Times New Roman" style:font-name-complex="Times New Roman" style:font-size-complex="12pt"/>
    </style:style>
    <style:style style:name="T245" style:parent-style-name="Policepardéfaut" style:family="text">
      <style:text-properties style:font-name="Times New Roman" style:font-name-complex="Times New Roman" fo:font-weight="normal" style:font-weight-asian="normal" style:font-size-complex="12pt"/>
    </style:style>
    <style:style style:name="T246" style:parent-style-name="Policepardéfaut" style:family="text">
      <style:text-properties style:font-name="Times New Roman" style:font-name-complex="Times New Roman" fo:font-weight="normal" style:font-weight-asian="normal" style:font-size-complex="12pt"/>
    </style:style>
    <style:style style:name="P247" style:parent-style-name="Normal" style:family="paragraph">
      <style:paragraph-properties fo:margin-right="-0.6097in"/>
    </style:style>
    <style:style style:name="T248" style:parent-style-name="Policepardéfaut" style:family="text">
      <style:text-properties style:font-name="Times New Roman" style:font-name-complex="Times New Roman" style:font-size-complex="12pt"/>
    </style:style>
    <style:style style:name="T249" style:parent-style-name="Policepardéfaut" style:family="text">
      <style:text-properties style:font-name="Times New Roman" style:font-name-complex="Times New Roman" style:font-size-complex="12pt"/>
    </style:style>
    <style:style style:name="T250" style:parent-style-name="Policepardéfaut" style:family="text">
      <style:text-properties style:font-name="Times New Roman" style:font-name-complex="Times New Roman" style:font-size-complex="12pt"/>
    </style:style>
    <style:style style:name="T251" style:parent-style-name="Policepardéfaut" style:family="text">
      <style:text-properties style:font-name="Times New Roman" style:font-name-complex="Times New Roman" style:font-size-complex="12pt"/>
    </style:style>
    <style:style style:name="T252" style:parent-style-name="Policepardéfaut" style:family="text">
      <style:text-properties style:font-name="Times New Roman" style:font-name-complex="Times New Roman" fo:font-weight="bold" style:font-weight-asian="bold" style:font-size-complex="12pt"/>
    </style:style>
    <style:style style:name="P253" style:parent-style-name="Normal" style:family="paragraph">
      <style:paragraph-properties fo:margin-right="-0.6097in"/>
    </style:style>
    <style:style style:name="T254" style:parent-style-name="Policepardéfaut" style:family="text">
      <style:text-properties style:font-name="Times New Roman" style:font-name-complex="Times New Roman" style:font-size-complex="12pt"/>
    </style:style>
    <style:style style:name="T255" style:parent-style-name="Policepardéfaut" style:family="text">
      <style:text-properties style:font-name="Times New Roman" style:font-name-complex="Times New Roman" fo:font-style="italic" style:font-style-asian="italic" style:font-size-complex="12pt"/>
    </style:style>
    <style:style style:name="T256" style:parent-style-name="Policepardéfaut" style:family="text">
      <style:text-properties style:font-name="Times New Roman" style:font-name-complex="Times New Roman" style:font-size-complex="12pt"/>
    </style:style>
    <style:style style:name="T257" style:parent-style-name="Policepardéfaut" style:family="text">
      <style:text-properties style:font-name="Times New Roman" style:font-name-complex="Times New Roman" fo:font-style="italic" style:font-style-asian="italic" style:font-size-complex="12pt"/>
    </style:style>
    <style:style style:name="T258" style:parent-style-name="Policepardéfaut" style:family="text">
      <style:text-properties style:font-name="Times New Roman" style:font-name-complex="Times New Roman" style:font-size-complex="12pt"/>
    </style:style>
    <style:style style:name="P259" style:parent-style-name="Normal" style:family="paragraph">
      <style:paragraph-properties fo:margin-right="-0.6097in"/>
      <style:text-properties style:font-name="Times New Roman" style:font-name-complex="Times New Roman" style:font-size-complex="12pt"/>
    </style:style>
    <style:style style:name="T260" style:parent-style-name="Policepardéfaut" style:family="text">
      <style:text-properties style:font-name="Times New Roman" style:font-name-complex="Times New Roman" fo:font-weight="normal" style:font-weight-asian="normal" style:font-size-complex="12pt"/>
    </style:style>
    <style:style style:name="T261" style:parent-style-name="Policepardéfaut" style:family="text">
      <style:text-properties style:font-name="Times New Roman" style:font-name-complex="Times New Roman" fo:font-weight="normal" style:font-weight-asian="normal" style:font-size-complex="12pt"/>
    </style:style>
    <style:style style:name="P262" style:parent-style-name="Normal" style:family="paragraph">
      <style:paragraph-properties fo:margin-right="-0.6097in"/>
    </style:style>
    <style:style style:name="T263" style:parent-style-name="Policepardéfaut" style:family="text">
      <style:text-properties style:font-name="Times New Roman" style:font-name-complex="Times New Roman" style:font-size-complex="12pt"/>
    </style:style>
    <style:style style:name="T264" style:parent-style-name="Policepardéfaut" style:family="text">
      <style:text-properties style:font-name="Times New Roman" style:font-name-complex="Times New Roman" style:font-size-complex="12pt"/>
    </style:style>
    <style:style style:name="T265" style:parent-style-name="Policepardéfaut" style:family="text">
      <style:text-properties style:font-name="Times New Roman" style:font-name-complex="Times New Roman" style:font-size-complex="12pt"/>
    </style:style>
    <style:style style:name="T266" style:parent-style-name="Policepardéfaut" style:family="text">
      <style:text-properties style:font-name="Times New Roman" style:font-name-complex="Times New Roman" fo:font-weight="bold" style:font-weight-asian="bold" style:font-size-complex="12pt"/>
    </style:style>
    <style:style style:name="P267" style:parent-style-name="Normal" style:family="paragraph">
      <style:paragraph-properties fo:margin-right="-0.6097in"/>
      <style:text-properties style:font-name="Times New Roman" style:font-name-complex="Times New Roman" style:font-size-complex="12pt"/>
    </style:style>
    <style:style style:name="P268" style:parent-style-name="Normal" style:family="paragraph">
      <style:paragraph-properties fo:margin-right="-0.6097in"/>
      <style:text-properties style:font-name="Times New Roman" style:font-name-complex="Times New Roman" style:font-size-complex="12pt"/>
    </style:style>
    <style:style style:name="T269" style:parent-style-name="Policepardéfaut" style:family="text">
      <style:text-properties style:font-name="Times New Roman" style:font-name-complex="Times New Roman" fo:font-weight="normal" style:font-weight-asian="normal" style:font-size-complex="12pt"/>
    </style:style>
    <style:style style:name="T270" style:parent-style-name="Policepardéfaut" style:family="text">
      <style:text-properties style:font-name="Times New Roman" style:font-name-complex="Times New Roman" fo:font-weight="normal" style:font-weight-asian="normal" style:font-size-complex="12pt"/>
    </style:style>
    <style:style style:name="P271" style:parent-style-name="Normal" style:family="paragraph">
      <style:paragraph-properties fo:margin-right="-0.6097in"/>
    </style:style>
    <style:style style:name="T272" style:parent-style-name="Policepardéfaut" style:family="text">
      <style:text-properties style:font-name="Times New Roman" style:font-name-complex="Times New Roman" style:font-size-complex="12pt"/>
    </style:style>
    <style:style style:name="T273" style:parent-style-name="Policepardéfaut" style:family="text">
      <style:text-properties style:font-name="Times New Roman" style:font-name-complex="Times New Roman" style:font-size-complex="12pt"/>
    </style:style>
    <style:style style:name="T274" style:parent-style-name="Policepardéfaut" style:family="text">
      <style:text-properties style:font-name="Times New Roman" style:font-name-complex="Times New Roman" style:font-size-complex="12pt"/>
    </style:style>
    <style:style style:name="T275" style:parent-style-name="Policepardéfaut" style:family="text">
      <style:text-properties style:font-name="Times New Roman" style:font-name-complex="Times New Roman" fo:font-weight="bold" style:font-weight-asian="bold" style:font-size-complex="12pt"/>
    </style:style>
    <style:style style:name="P276" style:parent-style-name="Normal" style:family="paragraph">
      <style:paragraph-properties fo:margin-right="-0.6097in"/>
    </style:style>
    <style:style style:name="T277" style:parent-style-name="Policepardéfaut" style:family="text">
      <style:text-properties style:font-name="Times New Roman" style:font-name-complex="Times New Roman" style:font-size-complex="12pt"/>
    </style:style>
    <style:style style:name="T278" style:parent-style-name="Policepardéfaut" style:family="text">
      <style:text-properties style:font-name="Times New Roman" style:font-name-complex="Times New Roman" fo:font-style="italic" style:font-style-asian="italic" style:font-size-complex="12pt"/>
    </style:style>
    <style:style style:name="T279" style:parent-style-name="Policepardéfaut" style:family="text">
      <style:text-properties style:font-name="Times New Roman" style:font-name-complex="Times New Roman" style:font-size-complex="12pt"/>
    </style:style>
    <style:style style:name="P280" style:parent-style-name="Normal" style:family="paragraph">
      <style:paragraph-properties fo:margin-right="-0.6097in"/>
      <style:text-properties style:font-name="Times New Roman" style:font-name-complex="Times New Roman" style:font-size-complex="12pt"/>
    </style:style>
    <style:style style:name="T281" style:parent-style-name="Policepardéfaut" style:family="text">
      <style:text-properties style:font-name="Times New Roman" style:font-name-complex="Times New Roman" fo:font-weight="normal" style:font-weight-asian="normal" style:font-size-complex="12pt"/>
    </style:style>
    <style:style style:name="T282" style:parent-style-name="Policepardéfaut" style:family="text">
      <style:text-properties style:font-name="Times New Roman" style:font-name-complex="Times New Roman" fo:font-weight="normal" style:font-weight-asian="normal" style:font-size-complex="12pt"/>
    </style:style>
    <style:style style:name="P283" style:parent-style-name="Normal" style:family="paragraph">
      <style:paragraph-properties fo:margin-right="-0.6097in"/>
    </style:style>
    <style:style style:name="T284" style:parent-style-name="Policepardéfaut" style:family="text">
      <style:text-properties style:font-name="Times New Roman" style:font-name-complex="Times New Roman" style:font-size-complex="12pt"/>
    </style:style>
    <style:style style:name="T285" style:parent-style-name="Policepardéfaut" style:family="text">
      <style:text-properties style:font-name="Times New Roman" style:font-name-complex="Times New Roman" style:font-size-complex="12pt"/>
    </style:style>
    <style:style style:name="T286" style:parent-style-name="Policepardéfaut" style:family="text">
      <style:text-properties style:font-name="Times New Roman" style:font-name-complex="Times New Roman" style:font-size-complex="12pt"/>
    </style:style>
    <style:style style:name="T287" style:parent-style-name="Policepardéfaut" style:family="text">
      <style:text-properties style:font-name="Times New Roman" style:font-name-complex="Times New Roman" fo:font-weight="bold" style:font-weight-asian="bold" style:font-size-complex="12pt"/>
    </style:style>
    <style:style style:name="T288" style:parent-style-name="Policepardéfaut" style:family="text">
      <style:text-properties style:font-name="Times New Roman" style:font-name-complex="Times New Roman" fo:font-weight="bold" style:font-weight-asian="bold" style:font-size-complex="12pt"/>
    </style:style>
    <style:style style:name="T289" style:parent-style-name="Policepardéfaut" style:family="text">
      <style:text-properties style:font-name="Times New Roman" style:font-name-complex="Times New Roman" fo:font-weight="bold" style:font-weight-asian="bold" style:font-size-complex="12pt"/>
    </style:style>
    <style:style style:name="P290" style:parent-style-name="Normal" style:family="paragraph">
      <style:paragraph-properties fo:margin-right="-0.6097in"/>
    </style:style>
    <style:style style:name="T291" style:parent-style-name="Policepardéfaut" style:family="text">
      <style:text-properties style:font-name="Times New Roman" style:font-name-complex="Times New Roman" style:font-size-complex="12pt"/>
    </style:style>
    <style:style style:name="T292" style:parent-style-name="Policepardéfaut" style:family="text">
      <style:text-properties style:font-name="Times New Roman" style:font-name-complex="Times New Roman" fo:font-style="italic" style:font-style-asian="italic" style:font-size-complex="12pt"/>
    </style:style>
    <style:style style:name="T293" style:parent-style-name="Policepardéfaut" style:family="text">
      <style:text-properties style:font-name="Times New Roman" style:font-name-complex="Times New Roman" style:font-size-complex="12pt"/>
    </style:style>
    <style:style style:name="T294" style:parent-style-name="Policepardéfaut" style:family="text">
      <style:text-properties style:font-name="Times New Roman" style:font-name-complex="Times New Roman" style:font-size-complex="12pt"/>
    </style:style>
    <style:style style:name="P295" style:parent-style-name="Normal" style:family="paragraph">
      <style:paragraph-properties fo:margin-right="-0.6097in"/>
      <style:text-properties style:font-name="Times New Roman" style:font-name-complex="Times New Roman" style:font-size-complex="12pt"/>
    </style:style>
    <style:style style:name="T296" style:parent-style-name="Policepardéfaut" style:family="text">
      <style:text-properties style:font-name="Times New Roman" style:font-name-complex="Times New Roman" fo:font-weight="normal" style:font-weight-asian="normal" style:font-size-complex="12pt"/>
    </style:style>
    <style:style style:name="T297" style:parent-style-name="Policepardéfaut" style:family="text">
      <style:text-properties style:font-name="Times New Roman" style:font-name-complex="Times New Roman" fo:font-weight="normal" style:font-weight-asian="normal" style:font-size-complex="12pt"/>
    </style:style>
    <style:style style:name="P298" style:parent-style-name="Normal" style:family="paragraph">
      <style:paragraph-properties fo:margin-right="-0.6097in"/>
    </style:style>
    <style:style style:name="T299" style:parent-style-name="Policepardéfaut" style:family="text">
      <style:text-properties style:font-name="Times New Roman" style:font-name-complex="Times New Roman" style:font-size-complex="12pt"/>
    </style:style>
    <style:style style:name="T300" style:parent-style-name="Policepardéfaut" style:family="text">
      <style:text-properties style:font-name="Times New Roman" style:font-name-complex="Times New Roman" style:font-size-complex="12pt"/>
    </style:style>
    <style:style style:name="T301" style:parent-style-name="Policepardéfaut" style:family="text">
      <style:text-properties style:font-name="Times New Roman" style:font-name-complex="Times New Roman" style:font-size-complex="12pt"/>
    </style:style>
    <style:style style:name="T302" style:parent-style-name="Policepardéfaut" style:family="text">
      <style:text-properties style:font-name="Times New Roman" style:font-name-complex="Times New Roman" fo:font-weight="bold" style:font-weight-asian="bold" style:font-size-complex="12pt"/>
    </style:style>
    <style:style style:name="P303" style:parent-style-name="Normal" style:family="paragraph">
      <style:paragraph-properties fo:margin-right="-0.6097in"/>
    </style:style>
    <style:style style:name="T304" style:parent-style-name="Policepardéfaut" style:family="text">
      <style:text-properties style:font-name="Times New Roman" style:font-name-complex="Times New Roman" style:font-size-complex="12pt"/>
    </style:style>
    <style:style style:name="T305" style:parent-style-name="Policepardéfaut" style:family="text">
      <style:text-properties style:font-name="Times New Roman" style:font-name-complex="Times New Roman" fo:font-style="italic" style:font-style-asian="italic" style:font-size-complex="12pt"/>
    </style:style>
    <style:style style:name="T306" style:parent-style-name="Policepardéfaut" style:family="text">
      <style:text-properties style:font-name="Times New Roman" style:font-name-complex="Times New Roman" style:font-size-complex="12pt"/>
    </style:style>
    <style:style style:name="P307" style:parent-style-name="Normal" style:family="paragraph">
      <style:paragraph-properties fo:margin-right="-0.6097in"/>
      <style:text-properties style:font-name="Times New Roman" style:font-name-complex="Times New Roman" style:font-size-complex="12pt"/>
    </style:style>
    <style:style style:name="T308" style:parent-style-name="Policepardéfaut" style:family="text">
      <style:text-properties style:font-name="Times New Roman" style:font-name-complex="Times New Roman" fo:font-weight="normal" style:font-weight-asian="normal" style:font-size-complex="12pt"/>
    </style:style>
    <style:style style:name="T309" style:parent-style-name="Policepardéfaut" style:family="text">
      <style:text-properties style:font-name="Times New Roman" style:font-name-complex="Times New Roman" fo:font-weight="normal" style:font-weight-asian="normal" style:font-size-complex="12pt"/>
    </style:style>
    <style:style style:name="P310" style:parent-style-name="Normal" style:family="paragraph">
      <style:paragraph-properties fo:margin-right="-0.6097in"/>
    </style:style>
    <style:style style:name="T311" style:parent-style-name="Policepardéfaut" style:family="text">
      <style:text-properties style:font-name="Times New Roman" style:font-name-complex="Times New Roman" style:font-size-complex="12pt"/>
    </style:style>
    <style:style style:name="T312" style:parent-style-name="Policepardéfaut" style:family="text">
      <style:text-properties style:font-name="Times New Roman" style:font-name-complex="Times New Roman" style:font-size-complex="12pt"/>
    </style:style>
    <style:style style:name="T313" style:parent-style-name="Policepardéfaut" style:family="text">
      <style:text-properties style:font-name="Times New Roman" style:font-name-complex="Times New Roman" style:font-size-complex="12pt"/>
    </style:style>
    <style:style style:name="T314" style:parent-style-name="Policepardéfaut" style:family="text">
      <style:text-properties style:font-name="Times New Roman" style:font-name-complex="Times New Roman" style:font-size-complex="12pt"/>
    </style:style>
    <style:style style:name="T315" style:parent-style-name="Policepardéfaut" style:family="text">
      <style:text-properties style:font-name="Times New Roman" style:font-name-complex="Times New Roman" fo:font-weight="bold" style:font-weight-asian="bold" style:font-size-complex="12pt"/>
    </style:style>
    <style:style style:name="P316" style:parent-style-name="Normal" style:family="paragraph">
      <style:paragraph-properties fo:margin-right="-0.6097in"/>
    </style:style>
    <style:style style:name="T317" style:parent-style-name="Policepardéfaut" style:family="text">
      <style:text-properties style:font-name="Times New Roman" style:font-name-complex="Times New Roman" style:font-size-complex="12pt"/>
    </style:style>
    <style:style style:name="T318" style:parent-style-name="Policepardéfaut" style:family="text">
      <style:text-properties style:font-name="Times New Roman" style:font-name-complex="Times New Roman" fo:font-style="italic" style:font-style-asian="italic" style:font-size-complex="12pt"/>
    </style:style>
    <style:style style:name="T319" style:parent-style-name="Policepardéfaut" style:family="text">
      <style:text-properties style:font-name="Times New Roman" style:font-name-complex="Times New Roman" style:font-size-complex="12pt"/>
    </style:style>
    <style:style style:name="P320" style:parent-style-name="Normal" style:family="paragraph">
      <style:paragraph-properties fo:margin-right="-0.6097in"/>
      <style:text-properties style:font-name="Times New Roman" style:font-name-complex="Times New Roman" fo:font-weight="bold" style:font-weight-asian="bold" style:font-size-complex="12pt"/>
    </style:style>
    <style:style style:name="T321" style:parent-style-name="Policepardéfaut" style:family="text">
      <style:text-properties style:font-name="Times New Roman" style:font-name-complex="Times New Roman" fo:font-weight="normal" style:font-weight-asian="normal" style:font-size-complex="12pt"/>
    </style:style>
    <style:style style:name="T322" style:parent-style-name="Policepardéfaut" style:family="text">
      <style:text-properties style:font-name="Times New Roman" style:font-name-complex="Times New Roman" fo:font-weight="normal" style:font-weight-asian="normal" style:font-size-complex="12pt"/>
    </style:style>
    <style:style style:name="P323" style:parent-style-name="Normal" style:family="paragraph">
      <style:paragraph-properties fo:margin-right="-0.6097in"/>
    </style:style>
    <style:style style:name="T324" style:parent-style-name="Policepardéfaut" style:family="text">
      <style:text-properties style:font-name="Times New Roman" style:font-name-complex="Times New Roman" style:font-size-complex="12pt"/>
    </style:style>
    <style:style style:name="T325" style:parent-style-name="Policepardéfaut" style:family="text">
      <style:text-properties style:font-name="Times New Roman" style:font-name-complex="Times New Roman" style:font-size-complex="12pt"/>
    </style:style>
    <style:style style:name="T326" style:parent-style-name="Policepardéfaut" style:family="text">
      <style:text-properties style:font-name="Times New Roman" style:font-name-complex="Times New Roman" style:font-size-complex="12pt"/>
    </style:style>
    <style:style style:name="T327" style:parent-style-name="Policepardéfaut" style:family="text">
      <style:text-properties style:font-name="Times New Roman" style:font-name-complex="Times New Roman" style:font-size-complex="12pt"/>
    </style:style>
    <style:style style:name="T328" style:parent-style-name="Policepardéfaut" style:family="text">
      <style:text-properties style:font-name="Times New Roman" style:font-name-complex="Times New Roman" fo:font-weight="bold" style:font-weight-asian="bold" style:font-size-complex="12pt"/>
    </style:style>
    <style:style style:name="P329" style:parent-style-name="Normal" style:family="paragraph">
      <style:paragraph-properties fo:margin-right="-0.6097in"/>
    </style:style>
    <style:style style:name="T330" style:parent-style-name="Policepardéfaut" style:family="text">
      <style:text-properties style:font-name="Times New Roman" style:font-name-complex="Times New Roman" style:font-size-complex="12pt"/>
    </style:style>
    <style:style style:name="T331" style:parent-style-name="Policepardéfaut" style:family="text">
      <style:text-properties style:font-name="Times New Roman" style:font-name-complex="Times New Roman" fo:font-style="italic" style:font-style-asian="italic" style:font-size-complex="12pt"/>
    </style:style>
    <style:style style:name="T332" style:parent-style-name="Policepardéfaut" style:family="text">
      <style:text-properties style:font-name="Times New Roman" style:font-name-complex="Times New Roman" style:font-size-complex="12pt"/>
    </style:style>
    <style:style style:name="P333" style:parent-style-name="Normal" style:family="paragraph">
      <style:paragraph-properties fo:margin-right="-0.6097in"/>
      <style:text-properties style:font-name="Times New Roman" style:font-name-complex="Times New Roman" style:font-size-complex="12pt"/>
    </style:style>
    <style:style style:name="T334" style:parent-style-name="Policepardéfaut" style:family="text">
      <style:text-properties style:font-name="Times New Roman" style:font-name-complex="Times New Roman" fo:font-weight="normal" style:font-weight-asian="normal" style:font-size-complex="12pt"/>
    </style:style>
    <style:style style:name="T335" style:parent-style-name="Policepardéfaut" style:family="text">
      <style:text-properties style:font-name="Times New Roman" style:font-name-complex="Times New Roman" fo:font-weight="normal" style:font-weight-asian="normal" style:font-size-complex="12pt"/>
    </style:style>
    <style:style style:name="P336" style:parent-style-name="Normal" style:family="paragraph">
      <style:paragraph-properties fo:margin-right="-0.6097in"/>
    </style:style>
    <style:style style:name="T337" style:parent-style-name="Policepardéfaut" style:family="text">
      <style:text-properties style:font-name="Times New Roman" style:font-name-complex="Times New Roman" style:font-size-complex="12pt"/>
    </style:style>
    <style:style style:name="T338" style:parent-style-name="Policepardéfaut" style:family="text">
      <style:text-properties style:font-name="Times New Roman" style:font-name-complex="Times New Roman" style:font-size-complex="12pt"/>
    </style:style>
    <style:style style:name="T339" style:parent-style-name="Policepardéfaut" style:family="text">
      <style:text-properties style:font-name="Times New Roman" style:font-name-complex="Times New Roman" style:font-size-complex="12pt"/>
    </style:style>
    <style:style style:name="T340" style:parent-style-name="Policepardéfaut" style:family="text">
      <style:text-properties style:font-name="Times New Roman" style:font-name-complex="Times New Roman" style:font-size-complex="12pt"/>
    </style:style>
    <style:style style:name="T341" style:parent-style-name="Policepardéfaut" style:family="text">
      <style:text-properties style:font-name="Times New Roman" style:font-name-complex="Times New Roman" fo:font-weight="bold" style:font-weight-asian="bold" style:font-size-complex="12pt"/>
    </style:style>
    <style:style style:name="P342" style:parent-style-name="Normal" style:family="paragraph">
      <style:paragraph-properties fo:margin-right="-0.6097in"/>
    </style:style>
    <style:style style:name="T343" style:parent-style-name="Policepardéfaut" style:family="text">
      <style:text-properties style:font-name="Times New Roman" style:font-name-complex="Times New Roman" style:font-size-complex="12pt"/>
    </style:style>
    <style:style style:name="T344" style:parent-style-name="Policepardéfaut" style:family="text">
      <style:text-properties style:font-name="Times New Roman" style:font-name-complex="Times New Roman" fo:font-style="italic" style:font-style-asian="italic" style:font-size-complex="12pt"/>
    </style:style>
    <style:style style:name="T345" style:parent-style-name="Policepardéfaut" style:family="text">
      <style:text-properties style:font-name="Times New Roman" style:font-name-complex="Times New Roman" style:font-size-complex="12pt"/>
    </style:style>
    <style:style style:name="T346" style:parent-style-name="Policepardéfaut" style:family="text">
      <style:text-properties style:font-name="Times New Roman" style:font-name-complex="Times New Roman" fo:font-style="italic" style:font-style-asian="italic" style:font-size-complex="12pt"/>
    </style:style>
    <style:style style:name="T347" style:parent-style-name="Policepardéfaut" style:family="text">
      <style:text-properties style:font-name="Times New Roman" style:font-name-complex="Times New Roman" style:font-size-complex="12pt"/>
    </style:style>
    <style:style style:name="T348" style:parent-style-name="Policepardéfaut" style:family="text">
      <style:text-properties style:font-name="Times New Roman" style:font-name-complex="Times New Roman" fo:font-style="italic" style:font-style-asian="italic" style:font-size-complex="12pt"/>
    </style:style>
    <style:style style:name="T349" style:parent-style-name="Policepardéfaut" style:family="text">
      <style:text-properties style:font-name="Times New Roman" style:font-name-complex="Times New Roman" style:font-size-complex="12pt"/>
    </style:style>
    <style:style style:name="T350" style:parent-style-name="Policepardéfaut" style:family="text">
      <style:text-properties style:font-name="Times New Roman" style:font-name-complex="Times New Roman" fo:font-style="italic" style:font-style-asian="italic" style:font-size-complex="12pt"/>
    </style:style>
    <style:style style:name="T351" style:parent-style-name="Policepardéfaut" style:family="text">
      <style:text-properties style:font-name="Times New Roman" style:font-name-complex="Times New Roman" style:font-size-complex="12pt"/>
    </style:style>
    <style:style style:name="P352" style:parent-style-name="Normal" style:family="paragraph">
      <style:paragraph-properties fo:margin-right="-0.6097in"/>
      <style:text-properties style:font-name="Times New Roman" style:font-name-complex="Times New Roman" style:font-size-complex="12pt"/>
    </style:style>
    <style:style style:name="T353" style:parent-style-name="Policepardéfaut" style:family="text">
      <style:text-properties style:font-name="Times New Roman" style:font-name-complex="Times New Roman" fo:font-weight="normal" style:font-weight-asian="normal" style:font-size-complex="12pt"/>
    </style:style>
    <style:style style:name="T354" style:parent-style-name="Policepardéfaut" style:family="text">
      <style:text-properties style:font-name="Times New Roman" style:font-name-complex="Times New Roman" fo:font-weight="normal" style:font-weight-asian="normal" style:font-size-complex="12pt"/>
    </style:style>
    <style:style style:name="P355" style:parent-style-name="Normal" style:family="paragraph">
      <style:paragraph-properties fo:margin-right="-0.6097in"/>
    </style:style>
    <style:style style:name="T356" style:parent-style-name="Policepardéfaut" style:family="text">
      <style:text-properties style:font-name="Times New Roman" style:font-name-complex="Times New Roman" style:font-size-complex="12pt"/>
    </style:style>
    <style:style style:name="T357" style:parent-style-name="Policepardéfaut" style:family="text">
      <style:text-properties style:font-name="Times New Roman" style:font-name-complex="Times New Roman" style:font-size-complex="12pt"/>
    </style:style>
    <style:style style:name="T358" style:parent-style-name="Policepardéfaut" style:family="text">
      <style:text-properties style:font-name="Times New Roman" style:font-name-complex="Times New Roman" style:font-size-complex="12pt"/>
    </style:style>
    <style:style style:name="T359" style:parent-style-name="Policepardéfaut" style:family="text">
      <style:text-properties style:font-name="Times New Roman" style:font-name-complex="Times New Roman" fo:font-weight="bold" style:font-weight-asian="bold" style:font-size-complex="12pt"/>
    </style:style>
    <style:style style:name="T360" style:parent-style-name="Policepardéfaut" style:family="text">
      <style:text-properties style:font-name="Times New Roman" style:font-name-complex="Times New Roman" fo:font-weight="bold" style:font-weight-asian="bold" style:font-size-complex="12pt"/>
    </style:style>
    <style:style style:name="T361" style:parent-style-name="Policepardéfaut" style:family="text">
      <style:text-properties style:font-name="Times New Roman" style:font-name-complex="Times New Roman" fo:font-weight="bold" style:font-weight-asian="bold" style:font-size-complex="12pt"/>
    </style:style>
    <style:style style:name="P362" style:parent-style-name="Normal" style:family="paragraph">
      <style:paragraph-properties fo:margin-right="-0.6097in"/>
    </style:style>
    <style:style style:name="T363" style:parent-style-name="Policepardéfaut" style:family="text">
      <style:text-properties style:font-name="Times New Roman" style:font-name-complex="Times New Roman" style:font-size-complex="12pt"/>
    </style:style>
    <style:style style:name="T364" style:parent-style-name="Policepardéfaut" style:family="text">
      <style:text-properties style:font-name="Times New Roman" style:font-name-complex="Times New Roman" fo:font-style="italic" style:font-style-asian="italic" style:font-size-complex="12pt"/>
    </style:style>
    <style:style style:name="T365" style:parent-style-name="Policepardéfaut" style:family="text">
      <style:text-properties style:font-name="Times New Roman" style:font-name-complex="Times New Roman" style:font-size-complex="12pt"/>
    </style:style>
    <style:style style:name="P366" style:parent-style-name="Normal" style:family="paragraph">
      <style:paragraph-properties fo:margin-right="-0.6097in"/>
      <style:text-properties style:font-name="Times New Roman" style:font-name-complex="Times New Roman" style:font-size-complex="12pt"/>
    </style:style>
    <style:style style:name="T367" style:parent-style-name="Policepardéfaut" style:family="text">
      <style:text-properties style:font-name="Times New Roman" style:font-name-complex="Times New Roman" fo:font-weight="normal" style:font-weight-asian="normal" style:font-size-complex="12pt"/>
    </style:style>
    <style:style style:name="T368" style:parent-style-name="Policepardéfaut" style:family="text">
      <style:text-properties style:font-name="Times New Roman" style:font-name-complex="Times New Roman" fo:font-weight="normal" style:font-weight-asian="normal" style:font-size-complex="12pt"/>
    </style:style>
    <style:style style:name="P369" style:parent-style-name="Normal" style:family="paragraph">
      <style:paragraph-properties fo:margin-right="-0.6097in"/>
    </style:style>
    <style:style style:name="T370" style:parent-style-name="Policepardéfaut" style:family="text">
      <style:text-properties style:font-name="Times New Roman" style:font-name-complex="Times New Roman" style:font-size-complex="12pt"/>
    </style:style>
    <style:style style:name="T371" style:parent-style-name="Policepardéfaut" style:family="text">
      <style:text-properties style:font-name="Times New Roman" style:font-name-complex="Times New Roman" style:font-size-complex="12pt"/>
    </style:style>
    <style:style style:name="T372" style:parent-style-name="Policepardéfaut" style:family="text">
      <style:text-properties style:font-name="Times New Roman" style:font-name-complex="Times New Roman" style:font-size-complex="12pt"/>
    </style:style>
    <style:style style:name="T373" style:parent-style-name="Policepardéfaut" style:family="text">
      <style:text-properties style:font-name="Times New Roman" style:font-name-complex="Times New Roman" fo:font-weight="bold" style:font-weight-asian="bold" style:font-size-complex="12pt"/>
    </style:style>
    <style:style style:name="P374" style:parent-style-name="Normal" style:family="paragraph">
      <style:paragraph-properties fo:margin-right="-0.6097in"/>
    </style:style>
    <style:style style:name="T375" style:parent-style-name="Policepardéfaut" style:family="text">
      <style:text-properties style:font-name="Times New Roman" style:font-name-complex="Times New Roman" style:font-size-complex="12pt"/>
    </style:style>
    <style:style style:name="T376" style:parent-style-name="Policepardéfaut" style:family="text">
      <style:text-properties style:font-name="Times New Roman" style:font-name-complex="Times New Roman" fo:font-style="italic" style:font-style-asian="italic" style:font-size-complex="12pt"/>
    </style:style>
    <style:style style:name="P377" style:parent-style-name="Normal" style:family="paragraph">
      <style:paragraph-properties fo:margin-right="-0.6097in"/>
      <style:text-properties style:font-name="Times New Roman" style:font-name-complex="Times New Roman" style:font-size-complex="12pt"/>
    </style:style>
    <style:style style:name="T378" style:parent-style-name="Policepardéfaut" style:family="text">
      <style:text-properties style:font-name="Times New Roman" style:font-name-complex="Times New Roman" fo:font-weight="normal" style:font-weight-asian="normal" style:font-size-complex="12pt"/>
    </style:style>
    <style:style style:name="T379" style:parent-style-name="Policepardéfaut" style:family="text">
      <style:text-properties style:font-name="Times New Roman" style:font-name-complex="Times New Roman" fo:font-weight="normal" style:font-weight-asian="normal" style:font-size-complex="12pt"/>
    </style:style>
    <style:style style:name="P380" style:parent-style-name="Normal" style:family="paragraph">
      <style:paragraph-properties fo:margin-right="-0.6097in"/>
    </style:style>
    <style:style style:name="T381" style:parent-style-name="Policepardéfaut" style:family="text">
      <style:text-properties style:font-name="Times New Roman" style:font-name-complex="Times New Roman" style:font-size-complex="12pt"/>
    </style:style>
    <style:style style:name="T382" style:parent-style-name="Policepardéfaut" style:family="text">
      <style:text-properties style:font-name="Times New Roman" style:font-name-complex="Times New Roman" style:font-size-complex="12pt"/>
    </style:style>
    <style:style style:name="T383" style:parent-style-name="Policepardéfaut" style:family="text">
      <style:text-properties style:font-name="Times New Roman" style:font-name-complex="Times New Roman" style:font-size-complex="12pt"/>
    </style:style>
    <style:style style:name="T384" style:parent-style-name="Policepardéfaut" style:family="text">
      <style:text-properties style:font-name="Times New Roman" style:font-name-complex="Times New Roman" fo:font-weight="bold" style:font-weight-asian="bold" style:font-size-complex="12pt"/>
    </style:style>
    <style:style style:name="P385" style:parent-style-name="Normal" style:family="paragraph">
      <style:paragraph-properties fo:margin-right="-0.6097in"/>
    </style:style>
    <style:style style:name="T386" style:parent-style-name="Policepardéfaut" style:family="text">
      <style:text-properties style:font-name="Times New Roman" style:font-name-complex="Times New Roman" style:font-size-complex="12pt"/>
    </style:style>
    <style:style style:name="T387" style:parent-style-name="Policepardéfaut" style:family="text">
      <style:text-properties style:font-name="Times New Roman" style:font-name-complex="Times New Roman" fo:font-style="italic" style:font-style-asian="italic" style:font-size-complex="12pt"/>
    </style:style>
    <style:style style:name="T388" style:parent-style-name="Policepardéfaut" style:family="text">
      <style:text-properties style:font-name="Times New Roman" style:font-name-complex="Times New Roman" style:font-size-complex="12pt"/>
    </style:style>
    <style:style style:name="T389" style:parent-style-name="Policepardéfaut" style:family="text">
      <style:text-properties style:font-name="Times New Roman" style:font-name-complex="Times New Roman" fo:font-style="italic" style:font-style-asian="italic" style:font-size-complex="12pt"/>
    </style:style>
    <style:style style:name="T390" style:parent-style-name="Policepardéfaut" style:family="text">
      <style:text-properties style:font-name="Times New Roman" style:font-name-complex="Times New Roman" style:font-size-complex="12pt"/>
    </style:style>
    <style:style style:name="T391" style:parent-style-name="Policepardéfaut" style:family="text">
      <style:text-properties style:font-name="Times New Roman" style:font-name-complex="Times New Roman" fo:font-style="italic" style:font-style-asian="italic" style:font-size-complex="12pt"/>
    </style:style>
    <style:style style:name="T392" style:parent-style-name="Policepardéfaut" style:family="text">
      <style:text-properties style:font-name="Times New Roman" style:font-name-complex="Times New Roman" style:font-size-complex="12pt"/>
    </style:style>
    <style:style style:name="T393" style:parent-style-name="Policepardéfaut" style:family="text">
      <style:text-properties style:font-name="Times New Roman" style:font-name-complex="Times New Roman" style:font-size-complex="12pt"/>
    </style:style>
    <style:style style:name="P394" style:parent-style-name="Normal" style:family="paragraph">
      <style:paragraph-properties fo:margin-right="-0.6097in"/>
      <style:text-properties style:font-name="Times New Roman" style:font-name-complex="Times New Roman" style:font-size-complex="12pt"/>
    </style:style>
    <style:style style:name="T395" style:parent-style-name="Policepardéfaut" style:family="text">
      <style:text-properties style:font-name="Times New Roman" style:font-name-complex="Times New Roman" fo:font-weight="normal" style:font-weight-asian="normal" style:font-size-complex="12pt"/>
    </style:style>
    <style:style style:name="T396" style:parent-style-name="Policepardéfaut" style:family="text">
      <style:text-properties style:font-name="Times New Roman" style:font-name-complex="Times New Roman" fo:font-weight="normal" style:font-weight-asian="normal" style:font-size-complex="12pt"/>
    </style:style>
    <style:style style:name="P397" style:parent-style-name="Normal" style:family="paragraph">
      <style:paragraph-properties fo:margin-right="-0.6097in"/>
    </style:style>
    <style:style style:name="T398" style:parent-style-name="Policepardéfaut" style:family="text">
      <style:text-properties style:font-name="Times New Roman" style:font-name-complex="Times New Roman" style:font-size-complex="12pt"/>
    </style:style>
    <style:style style:name="T399" style:parent-style-name="Policepardéfaut" style:family="text">
      <style:text-properties style:font-name="Times New Roman" style:font-name-complex="Times New Roman" style:font-size-complex="12pt"/>
    </style:style>
    <style:style style:name="T400" style:parent-style-name="Policepardéfaut" style:family="text">
      <style:text-properties style:font-name="Times New Roman" style:font-name-complex="Times New Roman" style:font-size-complex="12pt"/>
    </style:style>
    <style:style style:name="T401" style:parent-style-name="Policepardéfaut" style:family="text">
      <style:text-properties style:font-name="Times New Roman" style:font-name-complex="Times New Roman" style:font-size-complex="12pt"/>
    </style:style>
    <style:style style:name="T402" style:parent-style-name="Policepardéfaut" style:family="text">
      <style:text-properties style:font-name="Times New Roman" style:font-name-complex="Times New Roman" fo:font-weight="bold" style:font-weight-asian="bold" style:font-size-complex="12pt"/>
    </style:style>
    <style:style style:name="P403" style:parent-style-name="Normal" style:family="paragraph">
      <style:paragraph-properties fo:margin-right="-0.6097in"/>
    </style:style>
    <style:style style:name="T404" style:parent-style-name="Policepardéfaut" style:family="text">
      <style:text-properties style:font-name="Times New Roman" style:font-name-complex="Times New Roman" style:font-size-complex="12pt"/>
    </style:style>
    <style:style style:name="T405" style:parent-style-name="Policepardéfaut" style:family="text">
      <style:text-properties style:font-name="Times New Roman" style:font-name-complex="Times New Roman" fo:font-style="italic" style:font-style-asian="italic" style:font-size-complex="12pt"/>
    </style:style>
    <style:style style:name="T406" style:parent-style-name="Policepardéfaut" style:family="text">
      <style:text-properties style:font-name="Times New Roman" style:font-name-complex="Times New Roman" style:font-size-complex="12pt"/>
    </style:style>
    <style:style style:name="T407" style:parent-style-name="Policepardéfaut" style:family="text">
      <style:text-properties style:font-name="Times New Roman" style:font-name-complex="Times New Roman" style:font-size-complex="12pt" fo:language="en" fo:country="US"/>
    </style:style>
    <style:style style:name="T408" style:parent-style-name="Policepardéfaut" style:family="text">
      <style:text-properties style:font-name="Times New Roman" style:font-name-complex="Times New Roman" fo:font-style="italic" style:font-style-asian="italic" style:font-size-complex="12pt" fo:language="en" fo:country="US"/>
    </style:style>
    <style:style style:name="T409" style:parent-style-name="Policepardéfaut" style:family="text">
      <style:text-properties style:font-name="Times New Roman" style:font-name-complex="Times New Roman" style:font-size-complex="12pt" fo:language="en" fo:country="US"/>
    </style:style>
    <style:style style:name="T410" style:parent-style-name="Policepardéfaut" style:family="text">
      <style:text-properties style:font-name="Times New Roman" style:font-name-complex="Times New Roman" style:font-size-complex="12pt"/>
    </style:style>
    <style:style style:name="P411" style:parent-style-name="Normal" style:family="paragraph">
      <style:paragraph-properties fo:margin-right="-0.6097in"/>
      <style:text-properties style:font-name="Times New Roman" style:font-name-complex="Times New Roman" style:font-size-complex="12pt"/>
    </style:style>
    <style:style style:name="T412" style:parent-style-name="Policepardéfaut" style:family="text">
      <style:text-properties style:font-name="Times New Roman" style:font-name-complex="Times New Roman" fo:font-weight="normal" style:font-weight-asian="normal" style:font-size-complex="12pt"/>
    </style:style>
    <style:style style:name="T413" style:parent-style-name="Policepardéfaut" style:family="text">
      <style:text-properties style:font-name="Times New Roman" style:font-name-complex="Times New Roman" fo:font-weight="normal" style:font-weight-asian="normal" style:font-size-complex="12pt"/>
    </style:style>
    <style:style style:name="P414" style:parent-style-name="Normal" style:family="paragraph">
      <style:paragraph-properties fo:margin-right="-0.6097in"/>
    </style:style>
    <style:style style:name="T415" style:parent-style-name="Policepardéfaut" style:family="text">
      <style:text-properties style:font-name="Times New Roman" style:font-name-complex="Times New Roman" style:font-size-complex="12pt"/>
    </style:style>
    <style:style style:name="T416" style:parent-style-name="Policepardéfaut" style:family="text">
      <style:text-properties style:font-name="Times New Roman" style:font-name-complex="Times New Roman" style:font-size-complex="12pt"/>
    </style:style>
    <style:style style:name="T417" style:parent-style-name="Policepardéfaut" style:family="text">
      <style:text-properties style:font-name="Times New Roman" style:font-name-complex="Times New Roman" style:font-size-complex="12pt"/>
    </style:style>
    <style:style style:name="T418" style:parent-style-name="Policepardéfaut" style:family="text">
      <style:text-properties style:font-name="Times New Roman" style:font-name-complex="Times New Roman" style:font-size-complex="12pt"/>
    </style:style>
    <style:style style:name="T419" style:parent-style-name="Policepardéfaut" style:family="text">
      <style:text-properties style:font-name="Times New Roman" style:font-name-complex="Times New Roman" fo:font-weight="bold" style:font-weight-asian="bold" style:font-size-complex="12pt"/>
    </style:style>
    <style:style style:name="P420" style:parent-style-name="Normal" style:family="paragraph">
      <style:paragraph-properties fo:margin-right="-0.6097in"/>
    </style:style>
    <style:style style:name="T421" style:parent-style-name="Policepardéfaut" style:family="text">
      <style:text-properties style:font-name="Times New Roman" style:font-name-complex="Times New Roman" style:font-size-complex="12pt"/>
    </style:style>
    <style:style style:name="T422" style:parent-style-name="Policepardéfaut" style:family="text">
      <style:text-properties style:font-name="Times New Roman" style:font-name-complex="Times New Roman" fo:font-style="italic" style:font-style-asian="italic" style:font-size-complex="12pt"/>
    </style:style>
    <style:style style:name="T423" style:parent-style-name="Policepardéfaut" style:family="text">
      <style:text-properties style:font-name="Times New Roman" style:font-name-complex="Times New Roman" style:font-size-complex="12pt"/>
    </style:style>
    <style:style style:name="P424" style:parent-style-name="Normal" style:family="paragraph">
      <style:paragraph-properties fo:margin-right="-0.6097in"/>
      <style:text-properties style:font-name="Times New Roman" style:font-name-complex="Times New Roman" style:font-size-complex="12pt"/>
    </style:style>
    <style:style style:name="T425" style:parent-style-name="Policepardéfaut" style:family="text">
      <style:text-properties style:font-name="Times New Roman" style:font-name-complex="Times New Roman" fo:font-weight="normal" style:font-weight-asian="normal" style:font-size-complex="12pt"/>
    </style:style>
    <style:style style:name="T426" style:parent-style-name="Policepardéfaut" style:family="text">
      <style:text-properties style:font-name="Times New Roman" style:font-name-complex="Times New Roman" fo:font-weight="normal" style:font-weight-asian="normal" style:font-size-complex="12pt"/>
    </style:style>
    <style:style style:name="P427" style:parent-style-name="Normal" style:family="paragraph">
      <style:paragraph-properties fo:margin-right="-0.6097in"/>
    </style:style>
    <style:style style:name="T428" style:parent-style-name="Policepardéfaut" style:family="text">
      <style:text-properties style:font-name="Times New Roman" style:font-name-complex="Times New Roman" style:font-size-complex="12pt"/>
    </style:style>
    <style:style style:name="T429" style:parent-style-name="Policepardéfaut" style:family="text">
      <style:text-properties style:font-name="Times New Roman" style:font-name-complex="Times New Roman" style:font-size-complex="12pt"/>
    </style:style>
    <style:style style:name="T430" style:parent-style-name="Policepardéfaut" style:family="text">
      <style:text-properties style:font-name="Times New Roman" style:font-name-complex="Times New Roman" style:font-size-complex="12pt"/>
    </style:style>
    <style:style style:name="T431" style:parent-style-name="Policepardéfaut" style:family="text">
      <style:text-properties style:font-name="Times New Roman" style:font-name-complex="Times New Roman" fo:font-weight="bold" style:font-weight-asian="bold" style:font-size-complex="12pt"/>
    </style:style>
    <style:style style:name="P432" style:parent-style-name="Normal" style:family="paragraph">
      <style:paragraph-properties fo:margin-right="-0.6097in"/>
    </style:style>
    <style:style style:name="T433" style:parent-style-name="Policepardéfaut" style:family="text">
      <style:text-properties style:font-name="Times New Roman" style:font-name-complex="Times New Roman" style:font-size-complex="12pt"/>
    </style:style>
    <style:style style:name="T434" style:parent-style-name="Policepardéfaut" style:family="text">
      <style:text-properties style:font-name="Times New Roman" style:font-name-complex="Times New Roman" fo:font-style="italic" style:font-style-asian="italic" style:font-size-complex="12pt"/>
    </style:style>
    <style:style style:name="T435" style:parent-style-name="Policepardéfaut" style:family="text">
      <style:text-properties style:font-name="Times New Roman" style:font-name-complex="Times New Roman" style:font-size-complex="12pt"/>
    </style:style>
    <style:style style:name="T436" style:parent-style-name="Policepardéfaut" style:family="text">
      <style:text-properties style:font-name="Times New Roman" style:font-name-complex="Times New Roman" fo:font-style="italic" style:font-style-asian="italic" style:font-size-complex="12pt"/>
    </style:style>
    <style:style style:name="T437" style:parent-style-name="Policepardéfaut" style:family="text">
      <style:text-properties style:font-name="Times New Roman" style:font-name-complex="Times New Roman" style:font-size-complex="12pt"/>
    </style:style>
    <style:style style:name="T438" style:parent-style-name="Policepardéfaut" style:family="text">
      <style:text-properties style:font-name="Times New Roman" style:font-name-complex="Times New Roman" fo:font-style="italic" style:font-style-asian="italic" style:font-size-complex="12pt"/>
    </style:style>
    <style:style style:name="T439" style:parent-style-name="Policepardéfaut" style:family="text">
      <style:text-properties style:font-name="Times New Roman" style:font-name-complex="Times New Roman" style:font-size-complex="12pt"/>
    </style:style>
    <style:style style:name="T440" style:parent-style-name="Policepardéfaut" style:family="text">
      <style:text-properties style:font-name="Times New Roman" style:font-name-complex="Times New Roman" fo:font-style="italic" style:font-style-asian="italic" style:font-size-complex="12pt"/>
    </style:style>
    <style:style style:name="T441" style:parent-style-name="Policepardéfaut" style:family="text">
      <style:text-properties style:font-name="Times New Roman" style:font-name-complex="Times New Roman" style:font-size-complex="12pt"/>
    </style:style>
    <style:style style:name="T442" style:parent-style-name="Policepardéfaut" style:family="text">
      <style:text-properties style:font-name="Times New Roman" style:font-name-complex="Times New Roman" fo:font-style="italic" style:font-style-asian="italic" style:font-size-complex="12pt"/>
    </style:style>
    <style:style style:name="T443" style:parent-style-name="Policepardéfaut" style:family="text">
      <style:text-properties style:font-name="Times New Roman" style:font-name-complex="Times New Roman" style:font-size-complex="12pt"/>
    </style:style>
    <style:style style:name="T444" style:parent-style-name="Policepardéfaut" style:family="text">
      <style:text-properties style:font-name="Times New Roman" style:font-name-complex="Times New Roman" fo:font-style="italic" style:font-style-asian="italic" style:font-size-complex="12pt"/>
    </style:style>
    <style:style style:name="T445" style:parent-style-name="Policepardéfaut" style:family="text">
      <style:text-properties style:font-name="Times New Roman" style:font-name-complex="Times New Roman" style:font-size-complex="12pt"/>
    </style:style>
    <style:style style:name="T446" style:parent-style-name="Policepardéfaut" style:family="text">
      <style:text-properties style:font-name="Times New Roman" style:font-name-complex="Times New Roman" fo:font-style="italic" style:font-style-asian="italic" style:font-size-complex="12pt"/>
    </style:style>
    <style:style style:name="T447" style:parent-style-name="Policepardéfaut" style:family="text">
      <style:text-properties style:font-name="Times New Roman" style:font-name-complex="Times New Roman" style:font-size-complex="12pt"/>
    </style:style>
    <style:style style:name="T448" style:parent-style-name="Policepardéfaut" style:family="text">
      <style:text-properties style:font-name="Times New Roman" style:font-name-complex="Times New Roman" fo:font-style="italic" style:font-style-asian="italic" style:font-size-complex="12pt"/>
    </style:style>
    <style:style style:name="T449" style:parent-style-name="Policepardéfaut" style:family="text">
      <style:text-properties style:font-name="Times New Roman" style:font-name-complex="Times New Roman" style:font-size-complex="12pt"/>
    </style:style>
    <style:style style:name="T450" style:parent-style-name="Policepardéfaut" style:family="text">
      <style:text-properties style:font-name="Times New Roman" style:font-name-complex="Times New Roman" fo:font-style="italic" style:font-style-asian="italic" style:font-size-complex="12pt"/>
    </style:style>
    <style:style style:name="T451" style:parent-style-name="Policepardéfaut" style:family="text">
      <style:text-properties style:font-name="Times New Roman" style:font-name-complex="Times New Roman" style:font-size-complex="12pt"/>
    </style:style>
    <style:style style:name="T452" style:parent-style-name="Policepardéfaut" style:family="text">
      <style:text-properties style:font-name="Times New Roman" style:font-name-complex="Times New Roman" fo:font-style="italic" style:font-style-asian="italic" style:font-size-complex="12pt"/>
    </style:style>
    <style:style style:name="T453" style:parent-style-name="Policepardéfaut" style:family="text">
      <style:text-properties style:font-name="Times New Roman" style:font-name-complex="Times New Roman" style:font-size-complex="12pt"/>
    </style:style>
    <style:style style:name="T454" style:parent-style-name="Policepardéfaut" style:family="text">
      <style:text-properties style:font-name="Times New Roman" style:font-name-complex="Times New Roman" fo:font-style="italic" style:font-style-asian="italic" style:font-size-complex="12pt"/>
    </style:style>
    <style:style style:name="T455" style:parent-style-name="Policepardéfaut" style:family="text">
      <style:text-properties style:font-name="Times New Roman" style:font-name-complex="Times New Roman" style:font-size-complex="12pt"/>
    </style:style>
    <style:style style:name="T456" style:parent-style-name="Policepardéfaut" style:family="text">
      <style:text-properties style:font-name="Times New Roman" style:font-name-complex="Times New Roman" fo:font-style="italic" style:font-style-asian="italic" style:font-size-complex="12pt"/>
    </style:style>
    <style:style style:name="T457" style:parent-style-name="Policepardéfaut" style:family="text">
      <style:text-properties style:font-name="Times New Roman" style:font-name-complex="Times New Roman" style:font-size-complex="12pt"/>
    </style:style>
    <style:style style:name="T458" style:parent-style-name="Policepardéfaut" style:family="text">
      <style:text-properties style:font-name="Times New Roman" style:font-name-complex="Times New Roman" style:font-size-complex="12pt"/>
    </style:style>
    <style:style style:name="T459" style:parent-style-name="Policepardéfaut" style:family="text">
      <style:text-properties style:font-name="Times New Roman" style:font-name-complex="Times New Roman" style:font-size-complex="12pt"/>
    </style:style>
    <style:style style:name="P460" style:parent-style-name="Normal" style:family="paragraph">
      <style:paragraph-properties fo:margin-right="-0.6097in"/>
    </style:style>
    <style:style style:name="T461" style:parent-style-name="Policepardéfaut" style:family="text">
      <style:text-properties style:font-name="Times New Roman" style:font-name-complex="Times New Roman" style:font-size-complex="12pt"/>
    </style:style>
    <style:style style:name="T462" style:parent-style-name="Policepardéfaut" style:family="text">
      <style:text-properties style:font-name="Times New Roman" style:font-name-complex="Times New Roman" fo:font-style="italic" style:font-style-asian="italic" style:font-size-complex="12pt"/>
    </style:style>
    <style:style style:name="T463" style:parent-style-name="Policepardéfaut" style:family="text">
      <style:text-properties style:font-name="Times New Roman" style:font-name-complex="Times New Roman" style:font-size-complex="12pt"/>
    </style:style>
    <style:style style:name="P464" style:parent-style-name="Normal" style:family="paragraph">
      <style:paragraph-properties fo:margin-right="-0.6097in"/>
      <style:text-properties style:font-name="Times New Roman" style:font-name-complex="Times New Roman" style:font-size-complex="12pt"/>
    </style:style>
    <style:style style:name="T465" style:parent-style-name="Policepardéfaut" style:family="text">
      <style:text-properties style:font-name="Times New Roman" style:font-name-complex="Times New Roman" fo:font-weight="normal" style:font-weight-asian="normal" style:font-size-complex="12pt"/>
    </style:style>
    <style:style style:name="T466" style:parent-style-name="Policepardéfaut" style:family="text">
      <style:text-properties style:font-name="Times New Roman" style:font-name-complex="Times New Roman" fo:font-weight="normal" style:font-weight-asian="normal" style:font-size-complex="12pt"/>
    </style:style>
    <style:style style:name="P467" style:parent-style-name="Normal" style:family="paragraph">
      <style:paragraph-properties fo:margin-right="-0.6097in"/>
    </style:style>
    <style:style style:name="T468" style:parent-style-name="Policepardéfaut" style:family="text">
      <style:text-properties style:font-name="Times New Roman" style:font-name-complex="Times New Roman" style:font-size-complex="12pt"/>
    </style:style>
    <style:style style:name="T469" style:parent-style-name="Policepardéfaut" style:family="text">
      <style:text-properties style:font-name="Times New Roman" style:font-name-complex="Times New Roman" style:font-size-complex="12pt"/>
    </style:style>
    <style:style style:name="T470" style:parent-style-name="Policepardéfaut" style:family="text">
      <style:text-properties style:font-name="Times New Roman" style:font-name-complex="Times New Roman" style:font-size-complex="12pt"/>
    </style:style>
    <style:style style:name="T471" style:parent-style-name="Policepardéfaut" style:family="text">
      <style:text-properties style:font-name="Times New Roman" style:font-name-complex="Times New Roman" fo:font-weight="bold" style:font-weight-asian="bold" style:font-size-complex="12pt"/>
    </style:style>
    <style:style style:name="P472" style:parent-style-name="Normal" style:family="paragraph">
      <style:paragraph-properties fo:margin-right="-0.6097in"/>
      <style:text-properties style:font-name="Times New Roman" style:font-name-complex="Times New Roman" style:font-size-complex="12pt"/>
    </style:style>
    <style:style style:name="P473" style:parent-style-name="Normal" style:family="paragraph">
      <style:paragraph-properties fo:margin-right="-0.6097in"/>
      <style:text-properties style:font-name="Times New Roman" style:font-name-complex="Times New Roman" style:font-size-complex="12pt"/>
    </style:style>
    <style:style style:name="T474" style:parent-style-name="Policepardéfaut" style:family="text">
      <style:text-properties style:font-name="Times New Roman" style:font-name-complex="Times New Roman" fo:font-weight="normal" style:font-weight-asian="normal" style:font-size-complex="12pt"/>
    </style:style>
    <style:style style:name="T475" style:parent-style-name="Policepardéfaut" style:family="text">
      <style:text-properties style:font-name="Times New Roman" style:font-name-complex="Times New Roman" fo:font-weight="normal" style:font-weight-asian="normal" style:font-size-complex="12pt"/>
    </style:style>
    <style:style style:name="P476" style:parent-style-name="Normal" style:family="paragraph">
      <style:paragraph-properties fo:margin-right="-0.6097in"/>
    </style:style>
    <style:style style:name="T477" style:parent-style-name="Policepardéfaut" style:family="text">
      <style:text-properties style:font-name="Times New Roman" style:font-name-complex="Times New Roman" style:font-size-complex="12pt"/>
    </style:style>
    <style:style style:name="T478" style:parent-style-name="Policepardéfaut" style:family="text">
      <style:text-properties style:font-name="Times New Roman" style:font-name-complex="Times New Roman" style:font-size-complex="12pt"/>
    </style:style>
    <style:style style:name="T479" style:parent-style-name="Policepardéfaut" style:family="text">
      <style:text-properties style:font-name="Times New Roman" style:font-name-complex="Times New Roman" style:font-size-complex="12pt"/>
    </style:style>
    <style:style style:name="T480" style:parent-style-name="Policepardéfaut" style:family="text">
      <style:text-properties style:font-name="Times New Roman" style:font-name-complex="Times New Roman" style:font-size-complex="12pt"/>
    </style:style>
    <style:style style:name="T481" style:parent-style-name="Policepardéfaut" style:family="text">
      <style:text-properties style:font-name="Times New Roman" style:font-name-complex="Times New Roman" fo:font-weight="bold" style:font-weight-asian="bold" style:font-size-complex="12pt"/>
    </style:style>
    <style:style style:name="T482" style:parent-style-name="Policepardéfaut" style:family="text">
      <style:text-properties style:font-name="Times New Roman" style:font-name-complex="Times New Roman" fo:font-weight="bold" style:font-weight-asian="bold" style:font-size-complex="12pt"/>
    </style:style>
    <style:style style:name="T483" style:parent-style-name="Policepardéfaut" style:family="text">
      <style:text-properties style:font-name="Times New Roman" style:font-name-complex="Times New Roman" fo:font-weight="bold" style:font-weight-asian="bold" style:font-size-complex="12pt"/>
    </style:style>
    <style:style style:name="P484" style:parent-style-name="Normal" style:family="paragraph">
      <style:paragraph-properties fo:margin-right="-0.6097in"/>
    </style:style>
    <style:style style:name="T485" style:parent-style-name="Policepardéfaut" style:family="text">
      <style:text-properties style:font-name="Times New Roman" style:font-name-complex="Times New Roman" style:font-size-complex="12pt"/>
    </style:style>
    <style:style style:name="T486" style:parent-style-name="Policepardéfaut" style:family="text">
      <style:text-properties style:font-name="Times New Roman" style:font-name-complex="Times New Roman" fo:font-style="italic" style:font-style-asian="italic" style:font-size-complex="12pt"/>
    </style:style>
    <style:style style:name="T487" style:parent-style-name="Policepardéfaut" style:family="text">
      <style:text-properties style:font-name="Times New Roman" style:font-name-complex="Times New Roman" style:font-size-complex="12pt"/>
    </style:style>
    <style:style style:name="P488" style:parent-style-name="Normal" style:family="paragraph">
      <style:paragraph-properties fo:margin-right="-0.6097in"/>
      <style:text-properties style:font-name="Times New Roman" style:font-name-complex="Times New Roman" style:font-size-complex="12pt"/>
    </style:style>
    <style:style style:name="T489" style:parent-style-name="Policepardéfaut" style:family="text">
      <style:text-properties style:font-name="Times New Roman" style:font-name-complex="Times New Roman" fo:font-weight="normal" style:font-weight-asian="normal" style:font-size-complex="12pt"/>
    </style:style>
    <style:style style:name="T490" style:parent-style-name="Policepardéfaut" style:family="text">
      <style:text-properties style:font-name="Times New Roman" style:font-name-complex="Times New Roman" fo:font-weight="normal" style:font-weight-asian="normal" style:font-size-complex="12pt"/>
    </style:style>
    <style:style style:name="P491" style:parent-style-name="Normal" style:family="paragraph">
      <style:paragraph-properties fo:margin-right="-0.6097in"/>
    </style:style>
    <style:style style:name="T492" style:parent-style-name="Policepardéfaut" style:family="text">
      <style:text-properties style:font-name="Times New Roman" style:font-name-complex="Times New Roman" style:font-size-complex="12pt"/>
    </style:style>
    <style:style style:name="T493" style:parent-style-name="Policepardéfaut" style:family="text">
      <style:text-properties style:font-name="Times New Roman" style:font-name-complex="Times New Roman" style:font-size-complex="12pt"/>
    </style:style>
    <style:style style:name="T494" style:parent-style-name="Policepardéfaut" style:family="text">
      <style:text-properties style:font-name="Times New Roman" style:font-name-complex="Times New Roman" style:font-size-complex="12pt"/>
    </style:style>
    <style:style style:name="T495" style:parent-style-name="Policepardéfaut" style:family="text">
      <style:text-properties style:font-name="Times New Roman" style:font-name-complex="Times New Roman" fo:font-weight="bold" style:font-weight-asian="bold" style:font-size-complex="12pt"/>
    </style:style>
    <style:style style:name="P496" style:parent-style-name="Normal" style:family="paragraph">
      <style:paragraph-properties fo:margin-right="-0.6097in"/>
    </style:style>
    <style:style style:name="T497" style:parent-style-name="Policepardéfaut" style:family="text">
      <style:text-properties style:font-name="Times New Roman" style:font-name-complex="Times New Roman" style:font-size-complex="12pt"/>
    </style:style>
    <style:style style:name="T498" style:parent-style-name="Policepardéfaut" style:family="text">
      <style:text-properties style:font-name="Times New Roman" style:font-name-complex="Times New Roman" fo:font-style="italic" style:font-style-asian="italic" style:font-size-complex="12pt"/>
    </style:style>
    <style:style style:name="T499" style:parent-style-name="Policepardéfaut" style:family="text">
      <style:text-properties style:font-name="Times New Roman" style:font-name-complex="Times New Roman" style:font-size-complex="12pt"/>
    </style:style>
    <style:style style:name="P500" style:parent-style-name="Normal" style:family="paragraph">
      <style:paragraph-properties fo:margin-right="-0.6097in"/>
      <style:text-properties style:font-name="Times New Roman" style:font-name-complex="Times New Roman" style:font-size-complex="12pt"/>
    </style:style>
    <style:style style:name="T501" style:parent-style-name="Policepardéfaut" style:family="text">
      <style:text-properties style:font-name="Times New Roman" style:font-name-complex="Times New Roman" fo:font-weight="normal" style:font-weight-asian="normal" style:font-size-complex="12pt"/>
    </style:style>
    <style:style style:name="T502" style:parent-style-name="Policepardéfaut" style:family="text">
      <style:text-properties style:font-name="Times New Roman" style:font-name-complex="Times New Roman" fo:font-weight="normal" style:font-weight-asian="normal" style:font-size-complex="12pt"/>
    </style:style>
    <style:style style:name="P503" style:parent-style-name="Normal" style:family="paragraph">
      <style:paragraph-properties fo:margin-right="-0.6097in"/>
    </style:style>
    <style:style style:name="T504" style:parent-style-name="Policepardéfaut" style:family="text">
      <style:text-properties style:font-name="Times New Roman" style:font-name-complex="Times New Roman" style:font-size-complex="12pt"/>
    </style:style>
    <style:style style:name="T505" style:parent-style-name="Policepardéfaut" style:family="text">
      <style:text-properties style:font-name="Times New Roman" style:font-name-complex="Times New Roman" style:font-size-complex="12pt"/>
    </style:style>
    <style:style style:name="T506" style:parent-style-name="Policepardéfaut" style:family="text">
      <style:text-properties style:font-name="Times New Roman" style:font-name-complex="Times New Roman" style:font-size-complex="12pt"/>
    </style:style>
    <style:style style:name="T507" style:parent-style-name="Policepardéfaut" style:family="text">
      <style:text-properties style:font-name="Times New Roman" style:font-name-complex="Times New Roman" fo:font-weight="bold" style:font-weight-asian="bold" style:font-size-complex="12pt"/>
    </style:style>
    <style:style style:name="P508" style:parent-style-name="Normal" style:family="paragraph">
      <style:paragraph-properties fo:margin-right="-0.6097in"/>
    </style:style>
    <style:style style:name="T509" style:parent-style-name="Policepardéfaut" style:family="text">
      <style:text-properties style:font-name="Times New Roman" style:font-name-complex="Times New Roman" style:font-size-complex="12pt"/>
    </style:style>
    <style:style style:name="T510" style:parent-style-name="Policepardéfaut" style:family="text">
      <style:text-properties style:font-name="Times New Roman" style:font-name-complex="Times New Roman" fo:font-style="italic" style:font-style-asian="italic" style:font-size-complex="12pt"/>
    </style:style>
    <style:style style:name="T511" style:parent-style-name="Policepardéfaut" style:family="text">
      <style:text-properties style:font-name="Times New Roman" style:font-name-complex="Times New Roman" style:font-size-complex="12pt"/>
    </style:style>
    <style:style style:name="T512" style:parent-style-name="Policepardéfaut" style:family="text">
      <style:text-properties style:font-name="Times New Roman" style:font-name-complex="Times New Roman" fo:font-style="italic" style:font-style-asian="italic" style:font-size-complex="12pt"/>
    </style:style>
    <style:style style:name="T513" style:parent-style-name="Policepardéfaut" style:family="text">
      <style:text-properties style:font-name="Times New Roman" style:font-name-complex="Times New Roman" style:font-size-complex="12pt"/>
    </style:style>
    <style:style style:name="P514" style:parent-style-name="Normal" style:family="paragraph">
      <style:paragraph-properties fo:margin-right="-0.6097in"/>
      <style:text-properties style:font-name="Times New Roman" style:font-name-complex="Times New Roman" style:font-size-complex="12pt"/>
    </style:style>
    <style:style style:name="T515" style:parent-style-name="Policepardéfaut" style:family="text">
      <style:text-properties style:font-name="Times New Roman" style:font-name-complex="Times New Roman" fo:font-weight="normal" style:font-weight-asian="normal" style:font-size-complex="12pt"/>
    </style:style>
    <style:style style:name="T516" style:parent-style-name="Policepardéfaut" style:family="text">
      <style:text-properties style:font-name="Times New Roman" style:font-name-complex="Times New Roman" fo:font-weight="normal" style:font-weight-asian="normal" style:font-size-complex="12pt"/>
    </style:style>
    <style:style style:name="P517" style:parent-style-name="Normal" style:family="paragraph">
      <style:paragraph-properties fo:margin-right="-0.6097in"/>
    </style:style>
    <style:style style:name="T518" style:parent-style-name="Policepardéfaut" style:family="text">
      <style:text-properties style:font-name="Times New Roman" style:font-name-complex="Times New Roman" style:font-size-complex="12pt"/>
    </style:style>
    <style:style style:name="T519" style:parent-style-name="Policepardéfaut" style:family="text">
      <style:text-properties style:font-name="Times New Roman" style:font-name-complex="Times New Roman" style:font-size-complex="12pt"/>
    </style:style>
    <style:style style:name="T520" style:parent-style-name="Policepardéfaut" style:family="text">
      <style:text-properties style:font-name="Times New Roman" style:font-name-complex="Times New Roman" style:font-size-complex="12pt"/>
    </style:style>
    <style:style style:name="T521" style:parent-style-name="Policepardéfaut" style:family="text">
      <style:text-properties style:font-name="Times New Roman" style:font-name-complex="Times New Roman" style:font-size-complex="12pt"/>
    </style:style>
    <style:style style:name="T522" style:parent-style-name="Policepardéfaut" style:family="text">
      <style:text-properties style:font-name="Times New Roman" style:font-name-complex="Times New Roman" fo:font-weight="bold" style:font-weight-asian="bold" style:font-size-complex="12pt"/>
    </style:style>
    <style:style style:name="P523" style:parent-style-name="Normal" style:family="paragraph">
      <style:paragraph-properties fo:margin-right="-0.6097in"/>
      <style:text-properties style:font-name="Times New Roman" style:font-name-complex="Times New Roman" style:font-size-complex="12pt"/>
    </style:style>
    <style:style style:name="P524" style:parent-style-name="Normal" style:family="paragraph">
      <style:paragraph-properties fo:margin-right="-0.6097in"/>
      <style:text-properties style:font-name="Times New Roman" style:font-name-complex="Times New Roman" style:font-size-complex="12pt"/>
    </style:style>
    <style:style style:name="T525" style:parent-style-name="Policepardéfaut" style:family="text">
      <style:text-properties style:font-name="Times New Roman" style:font-name-complex="Times New Roman" fo:font-weight="normal" style:font-weight-asian="normal" style:font-size-complex="12pt"/>
    </style:style>
    <style:style style:name="T526" style:parent-style-name="Policepardéfaut" style:family="text">
      <style:text-properties style:font-name="Times New Roman" style:font-name-complex="Times New Roman" fo:font-weight="normal" style:font-weight-asian="normal" style:font-size-complex="12pt"/>
    </style:style>
    <style:style style:name="P527" style:parent-style-name="Normal" style:family="paragraph">
      <style:paragraph-properties fo:margin-right="-0.6097in"/>
    </style:style>
    <style:style style:name="T528" style:parent-style-name="Policepardéfaut" style:family="text">
      <style:text-properties style:font-name="Times New Roman" style:font-name-complex="Times New Roman" style:font-size-complex="12pt"/>
    </style:style>
    <style:style style:name="T529" style:parent-style-name="Policepardéfaut" style:family="text">
      <style:text-properties style:font-name="Times New Roman" style:font-name-complex="Times New Roman" style:font-size-complex="12pt"/>
    </style:style>
    <style:style style:name="T530" style:parent-style-name="Policepardéfaut" style:family="text">
      <style:text-properties style:font-name="Times New Roman" style:font-name-complex="Times New Roman" style:font-size-complex="12pt"/>
    </style:style>
    <style:style style:name="T531" style:parent-style-name="Policepardéfaut" style:family="text">
      <style:text-properties style:font-name="Times New Roman" style:font-name-complex="Times New Roman" fo:font-weight="bold" style:font-weight-asian="bold" style:font-size-complex="12pt"/>
    </style:style>
    <style:style style:name="P532" style:parent-style-name="Normal" style:family="paragraph">
      <style:paragraph-properties fo:margin-right="-0.6097in"/>
    </style:style>
    <style:style style:name="T533" style:parent-style-name="Policepardéfaut" style:family="text">
      <style:text-properties style:font-name="Times New Roman" style:font-name-complex="Times New Roman" style:font-size-complex="12pt"/>
    </style:style>
    <style:style style:name="T534" style:parent-style-name="Policepardéfaut" style:family="text">
      <style:text-properties style:font-name="Times New Roman" style:font-name-complex="Times New Roman" fo:font-style="italic" style:font-style-asian="italic" style:font-size-complex="12pt"/>
    </style:style>
    <style:style style:name="T535" style:parent-style-name="Policepardéfaut" style:family="text">
      <style:text-properties style:font-name="Times New Roman" style:font-name-complex="Times New Roman" style:font-size-complex="12pt"/>
    </style:style>
    <style:style style:name="P536" style:parent-style-name="Normal" style:family="paragraph">
      <style:paragraph-properties fo:margin-right="-0.6097in"/>
      <style:text-properties style:font-name="Times New Roman" style:font-name-complex="Times New Roman" style:font-size-complex="12pt"/>
    </style:style>
    <style:style style:name="T537" style:parent-style-name="Policepardéfaut" style:family="text">
      <style:text-properties style:font-name="Times New Roman" style:font-name-complex="Times New Roman" fo:font-weight="normal" style:font-weight-asian="normal" style:font-size-complex="12pt"/>
    </style:style>
    <style:style style:name="T538" style:parent-style-name="Policepardéfaut" style:family="text">
      <style:text-properties style:font-name="Times New Roman" style:font-name-complex="Times New Roman" fo:font-weight="normal" style:font-weight-asian="normal" style:font-size-complex="12pt"/>
    </style:style>
    <style:style style:name="P539" style:parent-style-name="Normal" style:family="paragraph">
      <style:paragraph-properties fo:margin-right="-0.6097in"/>
    </style:style>
    <style:style style:name="T540" style:parent-style-name="Policepardéfaut" style:family="text">
      <style:text-properties style:font-name="Times New Roman" style:font-name-complex="Times New Roman" style:font-size-complex="12pt"/>
    </style:style>
    <style:style style:name="T541" style:parent-style-name="Policepardéfaut" style:family="text">
      <style:text-properties style:font-name="Times New Roman" style:font-name-complex="Times New Roman" style:font-size-complex="12pt"/>
    </style:style>
    <style:style style:name="T542" style:parent-style-name="Policepardéfaut" style:family="text">
      <style:text-properties style:font-name="Times New Roman" style:font-name-complex="Times New Roman" style:font-size-complex="12pt"/>
    </style:style>
    <style:style style:name="T543" style:parent-style-name="Policepardéfaut" style:family="text">
      <style:text-properties style:font-name="Times New Roman" style:font-name-complex="Times New Roman" fo:font-weight="bold" style:font-weight-asian="bold" style:font-size-complex="12pt"/>
    </style:style>
    <style:style style:name="P544" style:parent-style-name="Normal" style:family="paragraph">
      <style:paragraph-properties fo:margin-right="-0.6097in"/>
    </style:style>
    <style:style style:name="T545" style:parent-style-name="Policepardéfaut" style:family="text">
      <style:text-properties style:font-name="Times New Roman" style:font-name-complex="Times New Roman" style:font-size-complex="12pt"/>
    </style:style>
    <style:style style:name="T546" style:parent-style-name="Policepardéfaut" style:family="text">
      <style:text-properties style:font-name="Times New Roman" style:font-name-complex="Times New Roman" fo:font-style="italic" style:font-style-asian="italic" style:font-size-complex="12pt"/>
    </style:style>
    <style:style style:name="T547" style:parent-style-name="Policepardéfaut" style:family="text">
      <style:text-properties style:font-name="Times New Roman" style:font-name-complex="Times New Roman" style:font-size-complex="12pt"/>
    </style:style>
    <style:style style:name="P548" style:parent-style-name="Normal" style:family="paragraph">
      <style:paragraph-properties fo:margin-right="-0.6097in"/>
    </style:style>
    <style:style style:name="T549" style:parent-style-name="Policepardéfaut" style:family="text">
      <style:text-properties style:font-name="Times New Roman" style:font-name-complex="Times New Roman" style:font-size-complex="12pt"/>
    </style:style>
    <style:style style:name="T550" style:parent-style-name="Policepardéfaut" style:family="text">
      <style:text-properties style:font-name="Times New Roman" style:font-name-complex="Times New Roman" fo:font-style="italic" style:font-style-asian="italic" style:font-size-complex="12pt"/>
    </style:style>
    <style:style style:name="T551" style:parent-style-name="Policepardéfaut" style:family="text">
      <style:text-properties style:font-name="Times New Roman" style:font-name-complex="Times New Roman" style:font-size-complex="12pt"/>
    </style:style>
    <style:style style:name="T552" style:parent-style-name="Policepardéfaut" style:family="text">
      <style:text-properties style:font-name="Times New Roman" style:font-name-complex="Times New Roman" fo:font-style="italic" style:font-style-asian="italic" style:font-size-complex="12pt"/>
    </style:style>
    <style:style style:name="T553" style:parent-style-name="Policepardéfaut" style:family="text">
      <style:text-properties style:font-name="Times New Roman" style:font-name-complex="Times New Roman" style:font-size-complex="12pt"/>
    </style:style>
    <style:style style:name="T554" style:parent-style-name="Policepardéfaut" style:family="text">
      <style:text-properties style:font-name="Times New Roman" style:font-name-complex="Times New Roman" fo:font-style="italic" style:font-style-asian="italic" style:font-size-complex="12pt"/>
    </style:style>
    <style:style style:name="T555" style:parent-style-name="Policepardéfaut" style:family="text">
      <style:text-properties style:font-name="Times New Roman" style:font-name-complex="Times New Roman" style:font-size-complex="12pt"/>
    </style:style>
    <style:style style:name="T556" style:parent-style-name="Policepardéfaut" style:family="text">
      <style:text-properties style:font-name="Times New Roman" style:font-name-complex="Times New Roman" fo:font-style="italic" style:font-style-asian="italic" style:font-size-complex="12pt"/>
    </style:style>
    <style:style style:name="T557" style:parent-style-name="Policepardéfaut" style:family="text">
      <style:text-properties style:font-name="Times New Roman" style:font-name-complex="Times New Roman" style:font-size-complex="12pt"/>
    </style:style>
    <style:style style:name="T558" style:parent-style-name="Policepardéfaut" style:family="text">
      <style:text-properties style:font-name="Times New Roman" style:font-name-complex="Times New Roman" fo:font-style="italic" style:font-style-asian="italic" style:font-size-complex="12pt"/>
    </style:style>
    <style:style style:name="T559" style:parent-style-name="Policepardéfaut" style:family="text">
      <style:text-properties style:font-name="Times New Roman" style:font-name-complex="Times New Roman" style:font-size-complex="12pt"/>
    </style:style>
    <style:style style:name="T560" style:parent-style-name="Policepardéfaut" style:family="text">
      <style:text-properties style:font-name="Times New Roman" style:font-name-complex="Times New Roman" style:font-size-complex="12pt"/>
    </style:style>
    <style:style style:name="T561" style:parent-style-name="Policepardéfaut" style:family="text">
      <style:text-properties style:font-name="Times New Roman" style:font-name-complex="Times New Roman" fo:font-style="italic" style:font-style-asian="italic" style:font-size-complex="12pt"/>
    </style:style>
    <style:style style:name="T562" style:parent-style-name="Policepardéfaut" style:family="text">
      <style:text-properties style:font-name="Times New Roman" style:font-name-complex="Times New Roman" style:font-size-complex="12pt"/>
    </style:style>
    <style:style style:name="T563" style:parent-style-name="Policepardéfaut" style:family="text">
      <style:text-properties style:font-name="Times New Roman" style:font-name-complex="Times New Roman" fo:font-style="italic" style:font-style-asian="italic" style:font-size-complex="12pt"/>
    </style:style>
    <style:style style:name="T564" style:parent-style-name="Policepardéfaut" style:family="text">
      <style:text-properties style:font-name="Times New Roman" style:font-name-complex="Times New Roman" style:font-size-complex="12pt"/>
    </style:style>
    <style:style style:name="T565" style:parent-style-name="Policepardéfaut" style:family="text">
      <style:text-properties style:font-name="Times New Roman" style:font-name-complex="Times New Roman" fo:font-style="italic" style:font-style-asian="italic" style:font-size-complex="12pt"/>
    </style:style>
    <style:style style:name="T566" style:parent-style-name="Policepardéfaut" style:family="text">
      <style:text-properties style:font-name="Times New Roman" style:font-name-complex="Times New Roman" style:font-size-complex="12pt"/>
    </style:style>
    <style:style style:name="T567" style:parent-style-name="Policepardéfaut" style:family="text">
      <style:text-properties style:font-name="Times New Roman" style:font-name-complex="Times New Roman" fo:font-style="italic" style:font-style-asian="italic" style:font-size-complex="12pt"/>
    </style:style>
    <style:style style:name="T568" style:parent-style-name="Policepardéfaut" style:family="text">
      <style:text-properties style:font-name="Times New Roman" style:font-name-complex="Times New Roman" style:font-size-complex="12pt"/>
    </style:style>
    <style:style style:name="T569" style:parent-style-name="Policepardéfaut" style:family="text">
      <style:text-properties style:font-name="Times New Roman" style:font-name-complex="Times New Roman" fo:font-style="italic" style:font-style-asian="italic" style:font-size-complex="12pt"/>
    </style:style>
    <style:style style:name="T570" style:parent-style-name="Policepardéfaut" style:family="text">
      <style:text-properties style:font-name="Times New Roman" style:font-name-complex="Times New Roman" style:font-size-complex="12pt"/>
    </style:style>
    <style:style style:name="T571" style:parent-style-name="Policepardéfaut" style:family="text">
      <style:text-properties style:font-name="Times New Roman" style:font-name-complex="Times New Roman" fo:font-style="italic" style:font-style-asian="italic" style:font-size-complex="12pt"/>
    </style:style>
    <style:style style:name="T572" style:parent-style-name="Policepardéfaut" style:family="text">
      <style:text-properties style:font-name="Times New Roman" style:font-name-complex="Times New Roman" style:font-size-complex="12pt"/>
    </style:style>
    <style:style style:name="T573" style:parent-style-name="Policepardéfaut" style:family="text">
      <style:text-properties style:font-name="Times New Roman" style:font-name-complex="Times New Roman" fo:font-style="italic" style:font-style-asian="italic" style:font-size-complex="12pt"/>
    </style:style>
    <style:style style:name="T574" style:parent-style-name="Policepardéfaut" style:family="text">
      <style:text-properties style:font-name="Times New Roman" style:font-name-complex="Times New Roman" style:font-size-complex="12pt"/>
    </style:style>
    <style:style style:name="T575" style:parent-style-name="Policepardéfaut" style:family="text">
      <style:text-properties style:font-name="Times New Roman" style:font-name-complex="Times New Roman" fo:font-style="italic" style:font-style-asian="italic" style:font-size-complex="12pt"/>
    </style:style>
    <style:style style:name="T576" style:parent-style-name="Policepardéfaut" style:family="text">
      <style:text-properties style:font-name="Times New Roman" style:font-name-complex="Times New Roman" style:font-size-complex="12pt"/>
    </style:style>
    <style:style style:name="T577" style:parent-style-name="Policepardéfaut" style:family="text">
      <style:text-properties style:font-name="Times New Roman" style:font-name-complex="Times New Roman" fo:font-style="italic" style:font-style-asian="italic" style:font-size-complex="12pt"/>
    </style:style>
    <style:style style:name="T578" style:parent-style-name="Policepardéfaut" style:family="text">
      <style:text-properties style:font-name="Times New Roman" style:font-name-complex="Times New Roman" style:font-size-complex="12pt"/>
    </style:style>
    <style:style style:name="T579" style:parent-style-name="Policepardéfaut" style:family="text">
      <style:text-properties style:font-name="Times New Roman" style:font-name-complex="Times New Roman" fo:font-style="italic" style:font-style-asian="italic" style:font-size-complex="12pt"/>
    </style:style>
    <style:style style:name="T580" style:parent-style-name="Policepardéfaut" style:family="text">
      <style:text-properties style:font-name="Times New Roman" style:font-name-complex="Times New Roman" style:font-size-complex="12pt"/>
    </style:style>
    <style:style style:name="T581" style:parent-style-name="Policepardéfaut" style:family="text">
      <style:text-properties style:font-name="Times New Roman" style:font-name-complex="Times New Roman" fo:font-style="italic" style:font-style-asian="italic" style:font-size-complex="12pt"/>
    </style:style>
    <style:style style:name="T582" style:parent-style-name="Policepardéfaut" style:family="text">
      <style:text-properties style:font-name="Times New Roman" style:font-name-complex="Times New Roman" style:font-size-complex="12pt"/>
    </style:style>
    <style:style style:name="T583" style:parent-style-name="Policepardéfaut" style:family="text">
      <style:text-properties style:font-name="Times New Roman" style:font-name-complex="Times New Roman" style:font-size-complex="12pt"/>
    </style:style>
    <style:style style:name="P584" style:parent-style-name="Normal" style:family="paragraph">
      <style:paragraph-properties fo:margin-right="-0.6097in"/>
      <style:text-properties style:font-name="Times New Roman" style:font-name-complex="Times New Roman" style:font-size-complex="12pt"/>
    </style:style>
    <style:style style:name="T585" style:parent-style-name="Policepardéfaut" style:family="text">
      <style:text-properties style:font-name="Times New Roman" style:font-name-complex="Times New Roman" fo:font-weight="normal" style:font-weight-asian="normal" style:font-size-complex="12pt"/>
    </style:style>
    <style:style style:name="T586" style:parent-style-name="Policepardéfaut" style:family="text">
      <style:text-properties style:font-name="Times New Roman" style:font-name-complex="Times New Roman" fo:font-weight="normal" style:font-weight-asian="normal" style:font-size-complex="12pt"/>
    </style:style>
    <style:style style:name="P587" style:parent-style-name="Normal" style:family="paragraph">
      <style:paragraph-properties fo:margin-right="-0.6097in"/>
    </style:style>
    <style:style style:name="T588" style:parent-style-name="Policepardéfaut" style:family="text">
      <style:text-properties style:font-name="Times New Roman" style:font-name-complex="Times New Roman" style:font-size-complex="12pt"/>
    </style:style>
    <style:style style:name="T589" style:parent-style-name="Policepardéfaut" style:family="text">
      <style:text-properties style:font-name="Times New Roman" style:font-name-complex="Times New Roman" style:font-size-complex="12pt"/>
    </style:style>
    <style:style style:name="T590" style:parent-style-name="Policepardéfaut" style:family="text">
      <style:text-properties style:font-name="Times New Roman" style:font-name-complex="Times New Roman" style:font-size-complex="12pt"/>
    </style:style>
    <style:style style:name="T591" style:parent-style-name="Policepardéfaut" style:family="text">
      <style:text-properties style:font-name="Times New Roman" style:font-name-complex="Times New Roman" style:font-size-complex="12pt"/>
    </style:style>
    <style:style style:name="T592" style:parent-style-name="Policepardéfaut" style:family="text">
      <style:text-properties style:font-name="Times New Roman" style:font-name-complex="Times New Roman" style:font-size-complex="12pt"/>
    </style:style>
    <style:style style:name="T593" style:parent-style-name="Policepardéfaut" style:family="text">
      <style:text-properties style:font-name="Times New Roman" style:font-name-complex="Times New Roman" fo:font-weight="bold" style:font-weight-asian="bold" style:font-size-complex="12pt"/>
    </style:style>
    <style:style style:name="T594" style:parent-style-name="Policepardéfaut" style:family="text">
      <style:text-properties style:font-name="Times New Roman" style:font-name-complex="Times New Roman" fo:font-weight="bold" style:font-weight-asian="bold" style:font-size-complex="12pt"/>
    </style:style>
    <style:style style:name="T595" style:parent-style-name="Policepardéfaut" style:family="text">
      <style:text-properties style:font-name="Times New Roman" style:font-name-complex="Times New Roman" fo:font-weight="bold" style:font-weight-asian="bold" style:font-size-complex="12pt"/>
    </style:style>
    <style:style style:name="P596" style:parent-style-name="Normal" style:family="paragraph">
      <style:paragraph-properties fo:margin-right="-0.6097in"/>
    </style:style>
    <style:style style:name="T597" style:parent-style-name="Policepardéfaut" style:family="text">
      <style:text-properties style:font-name="Times New Roman" style:font-name-complex="Times New Roman" style:font-size-complex="12pt"/>
    </style:style>
    <style:style style:name="T598" style:parent-style-name="Policepardéfaut" style:family="text">
      <style:text-properties style:font-name="Times New Roman" style:font-name-complex="Times New Roman" fo:font-style="italic" style:font-style-asian="italic" style:font-size-complex="12pt"/>
    </style:style>
    <style:style style:name="T599" style:parent-style-name="Policepardéfaut" style:family="text">
      <style:text-properties style:font-name="Times New Roman" style:font-name-complex="Times New Roman" style:font-size-complex="12pt"/>
    </style:style>
    <style:style style:name="T600" style:parent-style-name="Policepardéfaut" style:family="text">
      <style:text-properties style:font-name="Times New Roman" style:font-name-complex="Times New Roman" fo:font-style="italic" style:font-style-asian="italic" style:font-size-complex="12pt"/>
    </style:style>
    <style:style style:name="T601" style:parent-style-name="Policepardéfaut" style:family="text">
      <style:text-properties style:font-name="Times New Roman" style:font-name-complex="Times New Roman" style:font-size-complex="12pt"/>
    </style:style>
    <style:style style:name="P602" style:parent-style-name="Normal" style:family="paragraph">
      <style:paragraph-properties fo:margin-right="-0.6097in"/>
      <style:text-properties style:font-name="Times New Roman" style:font-name-complex="Times New Roman" style:font-size-complex="12pt"/>
    </style:style>
    <style:style style:name="T603" style:parent-style-name="Policepardéfaut" style:family="text">
      <style:text-properties style:font-name="Times New Roman" style:font-name-complex="Times New Roman" fo:font-weight="normal" style:font-weight-asian="normal" style:font-size-complex="12pt"/>
    </style:style>
    <style:style style:name="T604" style:parent-style-name="Policepardéfaut" style:family="text">
      <style:text-properties style:font-name="Times New Roman" style:font-name-complex="Times New Roman" fo:font-weight="normal" style:font-weight-asian="normal" style:font-size-complex="12pt"/>
    </style:style>
    <style:style style:name="P605" style:parent-style-name="Normal" style:family="paragraph">
      <style:paragraph-properties fo:margin-right="-0.6097in"/>
    </style:style>
    <style:style style:name="T606" style:parent-style-name="Policepardéfaut" style:family="text">
      <style:text-properties style:font-name="Times New Roman" style:font-name-complex="Times New Roman" style:font-size-complex="12pt"/>
    </style:style>
    <style:style style:name="T607" style:parent-style-name="Policepardéfaut" style:family="text">
      <style:text-properties style:font-name="Times New Roman" style:font-name-complex="Times New Roman" style:font-size-complex="12pt"/>
    </style:style>
    <style:style style:name="T608" style:parent-style-name="Policepardéfaut" style:family="text">
      <style:text-properties style:font-name="Times New Roman" style:font-name-complex="Times New Roman" style:font-size-complex="12pt"/>
    </style:style>
    <style:style style:name="T609" style:parent-style-name="Policepardéfaut" style:family="text">
      <style:text-properties style:font-name="Times New Roman" style:font-name-complex="Times New Roman" style:font-size-complex="12pt"/>
    </style:style>
    <style:style style:name="T610" style:parent-style-name="Policepardéfaut" style:family="text">
      <style:text-properties style:font-name="Times New Roman" style:font-name-complex="Times New Roman" style:font-size-complex="12pt"/>
    </style:style>
    <style:style style:name="T611" style:parent-style-name="Policepardéfaut" style:family="text">
      <style:text-properties style:font-name="Times New Roman" style:font-name-complex="Times New Roman" fo:font-weight="bold" style:font-weight-asian="bold" style:font-size-complex="12pt"/>
    </style:style>
    <style:style style:name="P612" style:parent-style-name="Normal" style:family="paragraph">
      <style:paragraph-properties fo:margin-right="-0.6097in"/>
    </style:style>
    <style:style style:name="T613" style:parent-style-name="Policepardéfaut" style:family="text">
      <style:text-properties style:font-name="Times New Roman" style:font-name-complex="Times New Roman" style:font-size-complex="12pt"/>
    </style:style>
    <style:style style:name="T614" style:parent-style-name="Policepardéfaut" style:family="text">
      <style:text-properties style:font-name="Times New Roman" style:font-name-complex="Times New Roman" fo:font-style="italic" style:font-style-asian="italic" style:font-size-complex="12pt"/>
    </style:style>
    <style:style style:name="T615" style:parent-style-name="Policepardéfaut" style:family="text">
      <style:text-properties style:font-name="Times New Roman" style:font-name-complex="Times New Roman" style:font-size-complex="12pt"/>
    </style:style>
    <style:style style:name="T616" style:parent-style-name="Policepardéfaut" style:family="text">
      <style:text-properties style:font-name="Times New Roman" style:font-name-complex="Times New Roman" fo:font-style="italic" style:font-style-asian="italic" style:font-size-complex="12pt"/>
    </style:style>
    <style:style style:name="T617" style:parent-style-name="Policepardéfaut" style:family="text">
      <style:text-properties style:font-name="Times New Roman" style:font-name-complex="Times New Roman" style:font-size-complex="12pt"/>
    </style:style>
    <style:style style:name="T618" style:parent-style-name="Policepardéfaut" style:family="text">
      <style:text-properties style:font-name="Times New Roman" style:font-name-complex="Times New Roman" fo:font-style="italic" style:font-style-asian="italic" style:font-size-complex="12pt"/>
    </style:style>
    <style:style style:name="T619" style:parent-style-name="Policepardéfaut" style:family="text">
      <style:text-properties style:font-name="Times New Roman" style:font-name-complex="Times New Roman" style:font-size-complex="12pt"/>
    </style:style>
    <style:style style:name="T620" style:parent-style-name="Policepardéfaut" style:family="text">
      <style:text-properties style:font-name="Times New Roman" style:font-name-complex="Times New Roman" style:font-size-complex="12pt"/>
    </style:style>
    <style:style style:name="P621" style:parent-style-name="Normal" style:family="paragraph">
      <style:paragraph-properties fo:margin-right="-0.6097in"/>
      <style:text-properties style:font-name="Times New Roman" style:font-name-complex="Times New Roman" style:font-size-complex="12pt"/>
    </style:style>
    <style:style style:name="T622" style:parent-style-name="Policepardéfaut" style:family="text">
      <style:text-properties style:font-name="Times New Roman" style:font-name-complex="Times New Roman" fo:font-weight="normal" style:font-weight-asian="normal" style:font-size-complex="12pt"/>
    </style:style>
    <style:style style:name="T623" style:parent-style-name="Policepardéfaut" style:family="text">
      <style:text-properties style:font-name="Times New Roman" style:font-name-complex="Times New Roman" fo:font-weight="normal" style:font-weight-asian="normal" style:font-size-complex="12pt"/>
    </style:style>
    <style:style style:name="P624" style:parent-style-name="Normal" style:family="paragraph">
      <style:paragraph-properties fo:margin-right="-0.6097in"/>
    </style:style>
    <style:style style:name="T625" style:parent-style-name="Policepardéfaut" style:family="text">
      <style:text-properties style:font-name="Times New Roman" style:font-name-complex="Times New Roman" style:font-size-complex="12pt"/>
    </style:style>
    <style:style style:name="T626" style:parent-style-name="Policepardéfaut" style:family="text">
      <style:text-properties style:font-name="Times New Roman" style:font-name-complex="Times New Roman" style:font-size-complex="12pt"/>
    </style:style>
    <style:style style:name="T627" style:parent-style-name="Policepardéfaut" style:family="text">
      <style:text-properties style:font-name="Times New Roman" style:font-name-complex="Times New Roman" style:font-size-complex="12pt"/>
    </style:style>
    <style:style style:name="T628" style:parent-style-name="Policepardéfaut" style:family="text">
      <style:text-properties style:font-name="Times New Roman" style:font-name-complex="Times New Roman" style:font-size-complex="12pt"/>
    </style:style>
    <style:style style:name="T629" style:parent-style-name="Policepardéfaut" style:family="text">
      <style:text-properties style:font-name="Times New Roman" style:font-name-complex="Times New Roman" fo:font-weight="bold" style:font-weight-asian="bold" style:font-size-complex="12pt"/>
    </style:style>
    <style:style style:name="P630" style:parent-style-name="Normal" style:family="paragraph">
      <style:paragraph-properties fo:margin-right="-0.6097in"/>
    </style:style>
    <style:style style:name="T631" style:parent-style-name="Policepardéfaut" style:family="text">
      <style:text-properties style:font-name="Times New Roman" style:font-name-complex="Times New Roman" style:font-size-complex="12pt"/>
    </style:style>
    <style:style style:name="T632" style:parent-style-name="Policepardéfaut" style:family="text">
      <style:text-properties style:font-name="Times New Roman" style:font-name-complex="Times New Roman" fo:font-style="italic" style:font-style-asian="italic" style:font-size-complex="12pt"/>
    </style:style>
    <style:style style:name="T633" style:parent-style-name="Policepardéfaut" style:family="text">
      <style:text-properties style:font-name="Times New Roman" style:font-name-complex="Times New Roman" style:font-size-complex="12pt"/>
    </style:style>
    <style:style style:name="P634" style:parent-style-name="Normal" style:family="paragraph">
      <style:paragraph-properties fo:margin-right="-0.6097in"/>
      <style:text-properties style:font-name="Times New Roman" style:font-name-complex="Times New Roman" style:font-size-complex="12pt"/>
    </style:style>
    <style:style style:name="T635" style:parent-style-name="Policepardéfaut" style:family="text">
      <style:text-properties style:font-name="Times New Roman" style:font-name-complex="Times New Roman" fo:font-weight="normal" style:font-weight-asian="normal" style:font-size-complex="12pt"/>
    </style:style>
    <style:style style:name="T636" style:parent-style-name="Policepardéfaut" style:family="text">
      <style:text-properties style:font-name="Times New Roman" style:font-name-complex="Times New Roman" fo:font-weight="normal" style:font-weight-asian="normal" style:font-size-complex="12pt"/>
    </style:style>
    <style:style style:name="P637" style:parent-style-name="Normal" style:family="paragraph">
      <style:paragraph-properties fo:margin-right="-0.6097in"/>
    </style:style>
    <style:style style:name="T638" style:parent-style-name="Policepardéfaut" style:family="text">
      <style:text-properties style:font-name="Times New Roman" style:font-name-complex="Times New Roman" style:font-size-complex="12pt"/>
    </style:style>
    <style:style style:name="T639" style:parent-style-name="Policepardéfaut" style:family="text">
      <style:text-properties style:font-name="Times New Roman" style:font-name-complex="Times New Roman" style:font-size-complex="12pt"/>
    </style:style>
    <style:style style:name="T640" style:parent-style-name="Policepardéfaut" style:family="text">
      <style:text-properties style:font-name="Times New Roman" style:font-name-complex="Times New Roman" style:font-size-complex="12pt"/>
    </style:style>
    <style:style style:name="T641" style:parent-style-name="Policepardéfaut" style:family="text">
      <style:text-properties style:font-name="Times New Roman" style:font-name-complex="Times New Roman" fo:font-weight="bold" style:font-weight-asian="bold" style:font-size-complex="12pt"/>
    </style:style>
    <style:style style:name="P642" style:parent-style-name="Normal" style:family="paragraph">
      <style:paragraph-properties fo:margin-right="-0.6097in"/>
    </style:style>
    <style:style style:name="T643" style:parent-style-name="Policepardéfaut" style:family="text">
      <style:text-properties style:font-name="Times New Roman" style:font-name-complex="Times New Roman" style:font-size-complex="12pt"/>
    </style:style>
    <style:style style:name="T644" style:parent-style-name="Policepardéfaut" style:family="text">
      <style:text-properties style:font-name="Times New Roman" style:font-name-complex="Times New Roman" fo:font-style="italic" style:font-style-asian="italic" style:font-size-complex="12pt"/>
    </style:style>
    <style:style style:name="T645" style:parent-style-name="Policepardéfaut" style:family="text">
      <style:text-properties style:font-name="Times New Roman" style:font-name-complex="Times New Roman" style:font-size-complex="12pt"/>
    </style:style>
    <style:style style:name="T646" style:parent-style-name="Policepardéfaut" style:family="text">
      <style:text-properties style:font-name="Times New Roman" style:font-name-complex="Times New Roman" style:font-size-complex="12pt"/>
    </style:style>
    <style:style style:name="T647" style:parent-style-name="Policepardéfaut" style:family="text">
      <style:text-properties style:font-name="Times New Roman" style:font-name-complex="Times New Roman" style:font-size-complex="12pt"/>
    </style:style>
    <style:style style:name="T648" style:parent-style-name="Policepardéfaut" style:family="text">
      <style:text-properties style:font-name="Times New Roman" style:font-name-complex="Times New Roman" fo:font-style="italic" style:font-style-asian="italic" style:font-size-complex="12pt"/>
    </style:style>
    <style:style style:name="T649" style:parent-style-name="Policepardéfaut" style:family="text">
      <style:text-properties style:font-name="Times New Roman" style:font-name-complex="Times New Roman" style:font-size-complex="12pt"/>
    </style:style>
    <style:style style:name="T650" style:parent-style-name="Policepardéfaut" style:family="text">
      <style:text-properties style:font-name="Times New Roman" style:font-name-complex="Times New Roman" style:font-size-complex="12pt"/>
    </style:style>
    <style:style style:name="P651" style:parent-style-name="Normal" style:family="paragraph">
      <style:paragraph-properties fo:margin-right="-0.6097in"/>
      <style:text-properties style:font-name="Times New Roman" style:font-name-complex="Times New Roman" style:font-size-complex="12pt"/>
    </style:style>
    <style:style style:name="T652" style:parent-style-name="Policepardéfaut" style:family="text">
      <style:text-properties style:font-name="Times New Roman" style:font-name-complex="Times New Roman" fo:font-weight="normal" style:font-weight-asian="normal" style:font-size-complex="12pt"/>
    </style:style>
    <style:style style:name="T653" style:parent-style-name="Policepardéfaut" style:family="text">
      <style:text-properties style:font-name="Times New Roman" style:font-name-complex="Times New Roman" fo:font-weight="normal" style:font-weight-asian="normal" style:font-size-complex="12pt"/>
    </style:style>
    <style:style style:name="P654" style:parent-style-name="Normal" style:family="paragraph">
      <style:paragraph-properties fo:margin-right="-0.6097in"/>
      <style:text-properties style:font-name="Times New Roman" style:font-name-complex="Times New Roman" style:font-size-complex="12pt"/>
    </style:style>
    <style:style style:name="P655" style:parent-style-name="Normal" style:family="paragraph">
      <style:paragraph-properties fo:margin-right="-0.6097in"/>
      <style:text-properties style:font-name="Times New Roman" style:font-name-complex="Times New Roman" style:font-size-complex="12pt"/>
    </style:style>
    <style:style style:name="P656" style:parent-style-name="Normal" style:family="paragraph">
      <style:paragraph-properties fo:margin-right="-0.6097in"/>
      <style:text-properties style:font-name="Times New Roman" style:font-name-complex="Times New Roman" style:font-size-complex="12pt"/>
    </style:style>
    <style:style style:name="T657" style:parent-style-name="Policepardéfaut" style:family="text">
      <style:text-properties style:font-name="Times New Roman" style:font-name-complex="Times New Roman" fo:font-weight="normal" style:font-weight-asian="normal" style:font-size-complex="12pt"/>
    </style:style>
    <style:style style:name="T658" style:parent-style-name="Policepardéfaut" style:family="text">
      <style:text-properties style:font-name="Times New Roman" style:font-name-complex="Times New Roman" fo:font-weight="normal" style:font-weight-asian="normal" style:font-size-complex="12pt"/>
    </style:style>
    <style:style style:name="P659" style:parent-style-name="Normal" style:family="paragraph">
      <style:paragraph-properties fo:margin-right="-0.6097in"/>
      <style:text-properties style:font-name="Times New Roman" style:font-name-complex="Times New Roman" style:font-size-complex="12pt"/>
    </style:style>
    <style:style style:name="P660" style:parent-style-name="Normal" style:family="paragraph">
      <style:paragraph-properties fo:margin-right="-0.6097in"/>
    </style:style>
    <style:style style:name="T661" style:parent-style-name="Policepardéfaut" style:family="text">
      <style:text-properties style:font-name="Times New Roman" style:font-name-complex="Times New Roman" style:font-size-complex="12pt"/>
    </style:style>
    <style:style style:name="T662" style:parent-style-name="Policepardéfaut" style:family="text">
      <style:text-properties style:font-name="Times New Roman" style:font-name-complex="Times New Roman" fo:font-style="italic" style:font-style-asian="italic" style:font-size-complex="12pt"/>
    </style:style>
    <style:style style:name="T663" style:parent-style-name="Policepardéfaut" style:family="text">
      <style:text-properties style:font-name="Times New Roman" style:font-name-complex="Times New Roman" style:font-size-complex="12pt"/>
    </style:style>
    <style:style style:name="T664" style:parent-style-name="Policepardéfaut" style:family="text">
      <style:text-properties style:font-name="Times New Roman" style:font-name-complex="Times New Roman" fo:font-style="italic" style:font-style-asian="italic" style:font-size-complex="12pt"/>
    </style:style>
    <style:style style:name="T665" style:parent-style-name="Policepardéfaut" style:family="text">
      <style:text-properties style:font-name="Times New Roman" style:font-name-complex="Times New Roman" style:font-size-complex="12pt"/>
    </style:style>
    <style:style style:name="T666" style:parent-style-name="Policepardéfaut" style:family="text">
      <style:text-properties style:font-name="Times New Roman" style:font-name-complex="Times New Roman" style:font-size-complex="12pt"/>
    </style:style>
    <style:style style:name="T667" style:parent-style-name="Policepardéfaut" style:family="text">
      <style:text-properties style:font-name="Times New Roman" style:font-name-complex="Times New Roman" fo:font-style="italic" style:font-style-asian="italic" style:font-size-complex="12pt"/>
    </style:style>
    <style:style style:name="T668" style:parent-style-name="Policepardéfaut" style:family="text">
      <style:text-properties style:font-name="Times New Roman" style:font-name-complex="Times New Roman" style:font-size-complex="12pt"/>
    </style:style>
    <style:style style:name="P669" style:parent-style-name="Normal" style:family="paragraph">
      <style:paragraph-properties fo:margin-right="-0.6097in"/>
    </style:style>
    <style:style style:name="T670" style:parent-style-name="Policepardéfaut" style:family="text">
      <style:text-properties style:font-name="Times New Roman" style:font-name-complex="Times New Roman" fo:font-style="italic" style:font-style-asian="italic" style:font-size-complex="12pt"/>
    </style:style>
    <style:style style:name="T671" style:parent-style-name="Policepardéfaut" style:family="text">
      <style:text-properties style:font-name="Times New Roman" style:font-name-complex="Times New Roman" style:font-size-complex="12pt"/>
    </style:style>
    <style:style style:name="T672" style:parent-style-name="Policepardéfaut" style:family="text">
      <style:text-properties style:font-name="Times New Roman" style:font-name-complex="Times New Roman" fo:font-style="italic" style:font-style-asian="italic" style:font-size-complex="12pt"/>
    </style:style>
    <style:style style:name="T673" style:parent-style-name="Policepardéfaut" style:family="text">
      <style:text-properties style:font-name="Times New Roman" style:font-name-complex="Times New Roman" style:font-size-complex="12pt"/>
    </style:style>
    <style:style style:name="P674" style:parent-style-name="Normal" style:family="paragraph">
      <style:paragraph-properties fo:margin-right="-0.6097in"/>
    </style:style>
    <style:style style:name="T675" style:parent-style-name="Policepardéfaut" style:family="text">
      <style:text-properties style:font-name="Times New Roman" style:font-name-complex="Times New Roman" style:font-size-complex="12pt"/>
    </style:style>
    <style:style style:name="T676" style:parent-style-name="Policepardéfaut" style:family="text">
      <style:text-properties style:font-name="Times New Roman" style:font-name-complex="Times New Roman" fo:font-style="italic" style:font-style-asian="italic" style:font-size-complex="12pt"/>
    </style:style>
    <style:style style:name="T677" style:parent-style-name="Policepardéfaut" style:family="text">
      <style:text-properties style:font-name="Times New Roman" style:font-name-complex="Times New Roman" style:font-size-complex="12pt"/>
    </style:style>
    <style:style style:name="P678" style:parent-style-name="Normal" style:family="paragraph">
      <style:paragraph-properties fo:margin-right="-0.6097in"/>
    </style:style>
    <style:style style:name="T679" style:parent-style-name="Policepardéfaut" style:family="text">
      <style:text-properties style:font-name="Times New Roman" style:font-name-complex="Times New Roman" style:font-size-complex="12pt"/>
    </style:style>
    <style:style style:name="T680" style:parent-style-name="Policepardéfaut" style:family="text">
      <style:text-properties style:font-name="Times New Roman" style:font-name-complex="Times New Roman" fo:font-style="italic" style:font-style-asian="italic" style:font-size-complex="12pt"/>
    </style:style>
    <style:style style:name="T681" style:parent-style-name="Policepardéfaut" style:family="text">
      <style:text-properties style:font-name="Times New Roman" style:font-name-complex="Times New Roman" style:font-size-complex="12pt"/>
    </style:style>
    <style:style style:name="P682" style:parent-style-name="Normal" style:family="paragraph">
      <style:paragraph-properties fo:margin-right="-0.6097in"/>
    </style:style>
    <style:style style:name="T683" style:parent-style-name="Policepardéfaut" style:family="text">
      <style:text-properties style:font-name="Times New Roman" style:font-name-complex="Times New Roman" style:font-size-complex="12pt" fo:language="en" fo:country="US"/>
    </style:style>
    <style:style style:name="T684" style:parent-style-name="Policepardéfaut" style:family="text">
      <style:text-properties style:font-name="Times New Roman" style:font-name-complex="Times New Roman" fo:font-style="italic" style:font-style-asian="italic" style:font-size-complex="12pt" fo:language="en" fo:country="US"/>
    </style:style>
    <style:style style:name="T685" style:parent-style-name="Policepardéfaut" style:family="text">
      <style:text-properties style:font-name="Times New Roman" style:font-name-complex="Times New Roman" style:font-size-complex="12pt" fo:language="en" fo:country="US"/>
    </style:style>
    <style:style style:name="P686" style:parent-style-name="Normal" style:family="paragraph">
      <style:paragraph-properties fo:margin-right="-0.6097in"/>
    </style:style>
    <style:style style:name="T687" style:parent-style-name="Policepardéfaut" style:family="text">
      <style:text-properties style:font-name="Times New Roman" style:font-name-complex="Times New Roman" style:font-size-complex="12pt"/>
    </style:style>
    <style:style style:name="T688" style:parent-style-name="Policepardéfaut" style:family="text">
      <style:text-properties style:font-name="Times New Roman" style:font-name-complex="Times New Roman" fo:font-style="italic" style:font-style-asian="italic" style:font-size-complex="12pt"/>
    </style:style>
    <style:style style:name="T689" style:parent-style-name="Policepardéfaut" style:family="text">
      <style:text-properties style:font-name="Times New Roman" style:font-name-complex="Times New Roman" style:font-size-complex="12pt"/>
    </style:style>
    <style:style style:name="P690" style:parent-style-name="Normal" style:family="paragraph">
      <style:paragraph-properties fo:margin-right="-0.6097in"/>
    </style:style>
    <style:style style:name="T691" style:parent-style-name="Policepardéfaut" style:family="text">
      <style:text-properties style:font-name="Times New Roman" style:font-name-complex="Times New Roman" style:font-size-complex="12pt"/>
    </style:style>
    <style:style style:name="T692" style:parent-style-name="Policepardéfaut" style:family="text">
      <style:text-properties style:font-name="Times New Roman" style:font-name-complex="Times New Roman" fo:font-style="italic" style:font-style-asian="italic" style:font-size-complex="12pt"/>
    </style:style>
    <style:style style:name="T693" style:parent-style-name="Policepardéfaut" style:family="text">
      <style:text-properties style:font-name="Times New Roman" style:font-name-complex="Times New Roman" style:font-size-complex="12pt"/>
    </style:style>
    <style:style style:name="P694" style:parent-style-name="Normal" style:family="paragraph">
      <style:paragraph-properties fo:margin-right="-0.6097in"/>
      <style:text-properties style:font-name="Times New Roman" style:font-name-complex="Times New Roman" style:font-size-complex="12pt"/>
    </style:style>
    <style:style style:name="T695" style:parent-style-name="Policepardéfaut" style:family="text">
      <style:text-properties style:font-name="Times New Roman" style:font-name-complex="Times New Roman" fo:font-weight="normal" style:font-weight-asian="normal" style:font-size-complex="12pt"/>
    </style:style>
    <style:style style:name="T696" style:parent-style-name="Policepardéfaut" style:family="text">
      <style:text-properties style:font-name="Times New Roman" style:font-name-complex="Times New Roman" fo:font-weight="normal" style:font-weight-asian="normal" style:font-size-complex="12pt"/>
    </style:style>
    <style:style style:name="P697" style:parent-style-name="Normal" style:family="paragraph">
      <style:paragraph-properties fo:margin-right="-0.6097in"/>
      <style:text-properties style:font-name="Times New Roman" style:font-name-complex="Times New Roman" style:font-size-complex="12pt"/>
    </style:style>
    <style:style style:name="P698" style:parent-style-name="Normal" style:family="paragraph">
      <style:paragraph-properties fo:margin-right="-0.6097in"/>
      <style:text-properties style:font-name="Times New Roman" style:font-name-complex="Times New Roman" style:font-size-complex="12pt"/>
    </style:style>
    <style:style style:name="P699" style:parent-style-name="Normal" style:family="paragraph">
      <style:paragraph-properties fo:margin-right="-0.6097in"/>
      <style:text-properties style:font-name="Times New Roman" style:font-name-complex="Times New Roman" style:font-size-complex="12pt"/>
    </style:style>
    <style:style style:name="T700" style:parent-style-name="Policepardéfaut" style:family="text">
      <style:text-properties style:font-name="Times New Roman" style:font-name-complex="Times New Roman" fo:font-weight="normal" style:font-weight-asian="normal" style:font-size-complex="12pt"/>
    </style:style>
    <style:style style:name="T701" style:parent-style-name="Policepardéfaut" style:family="text">
      <style:text-properties style:font-name="Times New Roman" style:font-name-complex="Times New Roman" fo:font-weight="normal" style:font-weight-asian="normal" style:font-size-complex="12pt"/>
    </style:style>
    <style:style style:name="P702" style:parent-style-name="Normal" style:family="paragraph">
      <style:paragraph-properties fo:margin-right="-0.6097in"/>
      <style:text-properties style:font-name="Times New Roman" style:font-name-complex="Times New Roman" style:font-size-complex="12pt"/>
    </style:style>
    <style:style style:name="P703" style:parent-style-name="Normal" style:family="paragraph">
      <style:paragraph-properties fo:margin-right="-0.6097in"/>
    </style:style>
    <style:style style:name="T704" style:parent-style-name="Policepardéfaut" style:family="text">
      <style:text-properties style:font-name="Times New Roman" style:font-name-complex="Times New Roman" style:font-size-complex="12pt"/>
    </style:style>
    <style:style style:name="T705" style:parent-style-name="Policepardéfaut" style:family="text">
      <style:text-properties style:font-name="Times New Roman" style:font-name-complex="Times New Roman" style:font-size-complex="12pt"/>
    </style:style>
    <style:style style:name="T706" style:parent-style-name="Policepardéfaut" style:family="text">
      <style:text-properties style:font-name="Times New Roman" style:font-name-complex="Times New Roman" fo:font-style="italic" style:font-style-asian="italic" style:font-size-complex="12pt"/>
    </style:style>
    <style:style style:name="T707" style:parent-style-name="Policepardéfaut" style:family="text">
      <style:text-properties style:font-name="Times New Roman" style:font-name-complex="Times New Roman" style:font-size-complex="12pt"/>
    </style:style>
    <style:style style:name="T708" style:parent-style-name="Policepardéfaut" style:family="text">
      <style:text-properties style:font-name="Times New Roman" style:font-name-complex="Times New Roman" fo:font-style="italic" style:font-style-asian="italic" style:font-size-complex="12pt"/>
    </style:style>
    <style:style style:name="T709" style:parent-style-name="Policepardéfaut" style:family="text">
      <style:text-properties style:font-name="Times New Roman" style:font-name-complex="Times New Roman" style:font-size-complex="12pt"/>
    </style:style>
    <style:style style:name="P710" style:parent-style-name="Normal" style:family="paragraph">
      <style:paragraph-properties fo:margin-right="-0.6097in"/>
      <style:text-properties style:font-name="Times New Roman" style:font-name-complex="Times New Roman" style:font-size-complex="12pt"/>
    </style:style>
    <style:style style:name="T711" style:parent-style-name="Policepardéfaut" style:family="text">
      <style:text-properties style:font-name="Times New Roman" style:font-name-complex="Times New Roman" fo:font-weight="normal" style:font-weight-asian="normal" style:font-size-complex="12pt"/>
    </style:style>
    <style:style style:name="T712" style:parent-style-name="Policepardéfaut" style:family="text">
      <style:text-properties style:font-name="Times New Roman" style:font-name-complex="Times New Roman" fo:font-weight="normal" style:font-weight-asian="normal" style:font-size-complex="12pt"/>
    </style:style>
    <style:style style:name="P713" style:parent-style-name="Normal" style:family="paragraph">
      <style:paragraph-properties fo:margin-right="-0.6097in"/>
      <style:text-properties style:font-name="Times New Roman" style:font-name-complex="Times New Roman" style:font-size-complex="12pt"/>
    </style:style>
    <style:style style:name="P714" style:parent-style-name="Normal" style:family="paragraph">
      <style:paragraph-properties fo:margin-right="-0.6097in"/>
    </style:style>
    <style:style style:name="T715" style:parent-style-name="Policepardéfaut" style:family="text">
      <style:text-properties style:font-name="Times New Roman" style:font-name-complex="Times New Roman" style:font-size-complex="12pt"/>
    </style:style>
    <style:style style:name="T716" style:parent-style-name="Policepardéfaut" style:family="text">
      <style:text-properties style:font-name="Times New Roman" style:font-name-complex="Times New Roman" fo:font-style="italic" style:font-style-asian="italic" style:font-size-complex="12pt"/>
    </style:style>
    <style:style style:name="T717" style:parent-style-name="Policepardéfaut" style:family="text">
      <style:text-properties style:font-name="Times New Roman" style:font-name-complex="Times New Roman" style:font-size-complex="12pt"/>
    </style:style>
    <style:style style:name="T718" style:parent-style-name="Policepardéfaut" style:family="text">
      <style:text-properties style:font-name="Times New Roman" style:font-name-complex="Times New Roman" fo:font-style="italic" style:font-style-asian="italic" style:font-size-complex="12pt"/>
    </style:style>
    <style:style style:name="T719" style:parent-style-name="Policepardéfaut" style:family="text">
      <style:text-properties style:font-name="Times New Roman" style:font-name-complex="Times New Roman" style:font-size-complex="12pt"/>
    </style:style>
    <style:style style:name="T720" style:parent-style-name="Policepardéfaut" style:family="text">
      <style:text-properties style:font-name="Times New Roman" style:font-name-complex="Times New Roman" fo:font-style="italic" style:font-style-asian="italic" style:font-size-complex="12pt"/>
    </style:style>
    <style:style style:name="T721" style:parent-style-name="Policepardéfaut" style:family="text">
      <style:text-properties style:font-name="Times New Roman" style:font-name-complex="Times New Roman" style:font-size-complex="12pt"/>
    </style:style>
    <style:style style:name="T722" style:parent-style-name="Policepardéfaut" style:family="text">
      <style:text-properties style:font-name="Times New Roman" style:font-name-complex="Times New Roman" fo:font-style="italic" style:font-style-asian="italic" style:font-size-complex="12pt"/>
    </style:style>
    <style:style style:name="T723" style:parent-style-name="Policepardéfaut" style:family="text">
      <style:text-properties style:font-name="Times New Roman" style:font-name-complex="Times New Roman" style:font-size-complex="12pt"/>
    </style:style>
    <style:style style:name="T724" style:parent-style-name="Policepardéfaut" style:family="text">
      <style:text-properties style:font-name="Times New Roman" style:font-name-complex="Times New Roman" fo:font-style="italic" style:font-style-asian="italic" style:font-size-complex="12pt"/>
    </style:style>
    <style:style style:name="T725" style:parent-style-name="Policepardéfaut" style:family="text">
      <style:text-properties style:font-name="Times New Roman" style:font-name-complex="Times New Roman" style:font-size-complex="12pt"/>
    </style:style>
    <style:style style:name="T726" style:parent-style-name="Policepardéfaut" style:family="text">
      <style:text-properties style:font-name="Times New Roman" style:font-name-complex="Times New Roman" fo:font-style="italic" style:font-style-asian="italic" style:font-size-complex="12pt"/>
    </style:style>
    <style:style style:name="T727" style:parent-style-name="Policepardéfaut" style:family="text">
      <style:text-properties style:font-name="Times New Roman" style:font-name-complex="Times New Roman" style:font-size-complex="12pt"/>
    </style:style>
    <style:style style:name="T728" style:parent-style-name="Policepardéfaut" style:family="text">
      <style:text-properties style:font-name="Times New Roman" style:font-name-complex="Times New Roman" style:font-size-complex="12pt"/>
    </style:style>
    <style:style style:name="T729" style:parent-style-name="Policepardéfaut" style:family="text">
      <style:text-properties style:font-name="Times New Roman" style:font-name-complex="Times New Roman" style:font-size-complex="12pt"/>
    </style:style>
    <style:style style:name="T730" style:parent-style-name="Policepardéfaut" style:family="text">
      <style:text-properties style:font-name="Times New Roman" style:font-name-complex="Times New Roman" fo:font-style="italic" style:font-style-asian="italic" style:font-size-complex="12pt"/>
    </style:style>
    <style:style style:name="T731" style:parent-style-name="Policepardéfaut" style:family="text">
      <style:text-properties style:font-name="Times New Roman" style:font-name-complex="Times New Roman" style:font-size-complex="12pt"/>
    </style:style>
    <style:style style:name="T732" style:parent-style-name="Policepardéfaut" style:family="text">
      <style:text-properties style:font-name="Times New Roman" style:font-name-complex="Times New Roman" fo:font-style="italic" style:font-style-asian="italic" style:font-size-complex="12pt"/>
    </style:style>
    <style:style style:name="T733" style:parent-style-name="Policepardéfaut" style:family="text">
      <style:text-properties style:font-name="Times New Roman" style:font-name-complex="Times New Roman" style:font-size-complex="12pt"/>
    </style:style>
    <style:style style:name="T734" style:parent-style-name="Policepardéfaut" style:family="text">
      <style:text-properties style:font-name="Times New Roman" style:font-name-complex="Times New Roman" fo:font-style="italic" style:font-style-asian="italic" style:font-size-complex="12pt"/>
    </style:style>
    <style:style style:name="T735" style:parent-style-name="Policepardéfaut" style:family="text">
      <style:text-properties style:font-name="Times New Roman" style:font-name-complex="Times New Roman" style:font-size-complex="12pt"/>
    </style:style>
    <style:style style:name="T736" style:parent-style-name="Policepardéfaut" style:family="text">
      <style:text-properties style:font-name="Times New Roman" style:font-name-complex="Times New Roman" fo:font-style="italic" style:font-style-asian="italic" style:font-size-complex="12pt"/>
    </style:style>
    <style:style style:name="T737" style:parent-style-name="Policepardéfaut" style:family="text">
      <style:text-properties style:font-name="Times New Roman" style:font-name-complex="Times New Roman" style:font-size-complex="12pt"/>
    </style:style>
    <style:style style:name="T738" style:parent-style-name="Policepardéfaut" style:family="text">
      <style:text-properties style:font-name="Times New Roman" style:font-name-complex="Times New Roman" style:font-size-complex="12pt"/>
    </style:style>
    <style:style style:name="P739" style:parent-style-name="Normal" style:family="paragraph">
      <style:paragraph-properties fo:margin-right="-0.6097in"/>
      <style:text-properties style:font-name="Times New Roman" style:font-name-complex="Times New Roman" style:font-size-complex="12pt"/>
    </style:style>
    <style:style style:name="T740" style:parent-style-name="Policepardéfaut" style:family="text">
      <style:text-properties style:font-name="Times New Roman" style:font-name-complex="Times New Roman" fo:font-weight="normal" style:font-weight-asian="normal" style:font-size-complex="12pt"/>
    </style:style>
    <style:style style:name="T741" style:parent-style-name="Policepardéfaut" style:family="text">
      <style:text-properties style:font-name="Times New Roman" style:font-name-complex="Times New Roman" fo:font-weight="normal" style:font-weight-asian="normal" style:font-size-complex="12pt"/>
    </style:style>
    <style:style style:name="P742" style:parent-style-name="Normal" style:family="paragraph">
      <style:paragraph-properties fo:margin-right="-0.6097in"/>
      <style:text-properties style:font-name="Times New Roman" style:font-name-complex="Times New Roman" style:font-size-complex="12pt"/>
    </style:style>
    <style:style style:name="P743" style:parent-style-name="Normal" style:family="paragraph">
      <style:paragraph-properties fo:margin-right="-0.6097in"/>
    </style:style>
    <style:style style:name="T744" style:parent-style-name="Policepardéfaut" style:family="text">
      <style:text-properties style:font-name="Times New Roman" style:font-name-complex="Times New Roman" style:font-size-complex="12pt"/>
    </style:style>
    <style:style style:name="T745" style:parent-style-name="Policepardéfaut" style:family="text">
      <style:text-properties style:font-name="Times New Roman" style:font-name-complex="Times New Roman" fo:font-style="italic" style:font-style-asian="italic" style:font-size-complex="12pt"/>
    </style:style>
    <style:style style:name="T746" style:parent-style-name="Policepardéfaut" style:family="text">
      <style:text-properties style:font-name="Times New Roman" style:font-name-complex="Times New Roman" style:font-size-complex="12pt"/>
    </style:style>
    <style:style style:name="P747" style:parent-style-name="Normal" style:family="paragraph">
      <style:paragraph-properties fo:margin-right="-0.6097in"/>
      <style:text-properties style:font-name="Times New Roman" style:font-name-complex="Times New Roman" style:font-size-complex="12pt"/>
    </style:style>
    <style:style style:name="T748" style:parent-style-name="Policepardéfaut" style:family="text">
      <style:text-properties style:font-name="Times New Roman" style:font-name-complex="Times New Roman" fo:font-weight="normal" style:font-weight-asian="normal" style:font-size-complex="12pt"/>
    </style:style>
    <style:style style:name="T749" style:parent-style-name="Policepardéfaut" style:family="text">
      <style:text-properties style:font-name="Times New Roman" style:font-name-complex="Times New Roman" fo:font-weight="normal" style:font-weight-asian="normal" style:font-size-complex="12pt"/>
    </style:style>
    <style:style style:name="P750" style:parent-style-name="Normal" style:family="paragraph">
      <style:paragraph-properties fo:margin-right="-0.6097in"/>
      <style:text-properties style:font-name="Times New Roman" style:font-name-complex="Times New Roman" style:font-size-complex="12pt"/>
    </style:style>
    <style:style style:name="P751" style:parent-style-name="Normal" style:family="paragraph">
      <style:paragraph-properties fo:margin-right="-0.6097in"/>
    </style:style>
    <style:style style:name="T752" style:parent-style-name="Policepardéfaut" style:family="text">
      <style:text-properties style:font-name="Times New Roman" style:font-name-complex="Times New Roman" fo:font-style="italic" style:font-style-asian="italic" style:font-size-complex="12pt"/>
    </style:style>
    <style:style style:name="T753" style:parent-style-name="Policepardéfaut" style:family="text">
      <style:text-properties style:font-name="Times New Roman" style:font-name-complex="Times New Roman" style:font-size-complex="12pt"/>
    </style:style>
    <style:style style:name="T754" style:parent-style-name="Policepardéfaut" style:family="text">
      <style:text-properties style:font-name="Times New Roman" style:font-name-complex="Times New Roman" style:font-size-complex="12pt"/>
    </style:style>
    <style:style style:name="T755" style:parent-style-name="Policepardéfaut" style:family="text">
      <style:text-properties style:font-name="Times New Roman" style:font-name-complex="Times New Roman" fo:font-style="italic" style:font-style-asian="italic" style:font-size-complex="12pt"/>
    </style:style>
    <style:style style:name="T756" style:parent-style-name="Policepardéfaut" style:family="text">
      <style:text-properties style:font-name="Times New Roman" style:font-name-complex="Times New Roman" style:font-size-complex="12pt"/>
    </style:style>
    <style:style style:name="T757" style:parent-style-name="Policepardéfaut" style:family="text">
      <style:text-properties style:font-name="Times New Roman" style:font-name-complex="Times New Roman" style:font-size-complex="12pt"/>
    </style:style>
    <style:style style:name="P758" style:parent-style-name="Normal" style:family="paragraph">
      <style:paragraph-properties fo:margin-right="-0.6097in"/>
      <style:text-properties style:font-name="Times New Roman" style:font-name-complex="Times New Roman" style:font-size-complex="12pt"/>
    </style:style>
    <style:style style:name="T759" style:parent-style-name="Policepardéfaut" style:family="text">
      <style:text-properties style:font-name="Times New Roman" style:font-name-complex="Times New Roman" fo:font-weight="normal" style:font-weight-asian="normal" style:font-size-complex="12pt"/>
    </style:style>
    <style:style style:name="T760" style:parent-style-name="Policepardéfaut" style:family="text">
      <style:text-properties style:font-name="Times New Roman" style:font-name-complex="Times New Roman" fo:font-weight="normal" style:font-weight-asian="normal" style:font-size-complex="12pt"/>
    </style:style>
    <style:style style:name="T761" style:parent-style-name="Policepardéfaut" style:family="text">
      <style:text-properties fo:font-variant="small-caps"/>
    </style:style>
    <style:style style:name="T762" style:parent-style-name="Policepardéfaut" style:family="text">
      <style:text-properties fo:font-style="italic" style:font-style-asian="italic"/>
    </style:style>
    <style:style style:name="P763" style:parent-style-name="Normal" style:family="paragraph">
      <style:paragraph-properties fo:margin-right="-0.6097in"/>
      <style:text-properties style:font-name="Times New Roman" style:font-name-complex="Times New Roman" style:font-size-complex="12pt"/>
    </style:style>
    <style:style style:name="P764" style:parent-style-name="Normal" style:family="paragraph">
      <style:paragraph-properties fo:margin-right="-0.6097in"/>
    </style:style>
    <style:style style:name="T765" style:parent-style-name="Policepardéfaut" style:family="text">
      <style:text-properties style:font-name="Times New Roman" style:font-name-complex="Times New Roman" style:font-size-complex="12pt"/>
    </style:style>
    <style:style style:name="T766" style:parent-style-name="Policepardéfaut" style:family="text">
      <style:text-properties style:font-name="Times New Roman" style:font-name-complex="Times New Roman" fo:font-style="italic" style:font-style-asian="italic" style:font-size-complex="12pt"/>
    </style:style>
    <style:style style:name="T767" style:parent-style-name="Policepardéfaut" style:family="text">
      <style:text-properties style:font-name="Times New Roman" style:font-name-complex="Times New Roman" style:font-size-complex="12pt"/>
    </style:style>
    <style:style style:name="P768" style:parent-style-name="Normal" style:family="paragraph">
      <style:paragraph-properties fo:margin-right="-0.6097in"/>
      <style:text-properties style:font-name="Times New Roman" style:font-name-complex="Times New Roman" style:font-size-complex="12pt"/>
    </style:style>
    <style:style style:name="P769" style:parent-style-name="Normal" style:family="paragraph">
      <style:paragraph-properties fo:margin-right="-0.6097in"/>
      <style:text-properties style:font-name="Times New Roman" style:font-name-complex="Times New Roman" style:font-size-complex="12pt"/>
    </style:style>
    <style:style style:name="T770" style:parent-style-name="Policepardéfaut" style:family="text">
      <style:text-properties style:font-name="Times New Roman" style:font-name-complex="Times New Roman" fo:font-weight="normal" style:font-weight-asian="normal" style:font-size-complex="12pt"/>
    </style:style>
    <style:style style:name="T771" style:parent-style-name="Policepardéfaut" style:family="text">
      <style:text-properties style:font-name="Times New Roman" style:font-name-complex="Times New Roman" fo:font-weight="normal" style:font-weight-asian="normal" style:font-size-complex="12pt"/>
    </style:style>
    <style:style style:name="T772" style:parent-style-name="Policepardéfaut" style:family="text">
      <style:text-properties fo:font-variant="small-caps"/>
    </style:style>
    <style:style style:name="T773" style:parent-style-name="Policepardéfaut" style:family="text">
      <style:text-properties fo:font-style="italic" style:font-style-asian="italic"/>
    </style:style>
    <style:style style:name="P774" style:parent-style-name="Normal" style:family="paragraph">
      <style:paragraph-properties fo:margin-right="-0.6097in"/>
      <style:text-properties style:font-name="Times New Roman" style:font-name-complex="Times New Roman" style:font-size-complex="12pt"/>
    </style:style>
    <style:style style:name="P775" style:parent-style-name="Normal" style:family="paragraph">
      <style:paragraph-properties fo:margin-right="-0.6097in"/>
      <style:text-properties style:font-name="Times New Roman" style:font-name-complex="Times New Roman" style:font-size-complex="12pt"/>
    </style:style>
    <style:style style:name="P776" style:parent-style-name="Normal" style:family="paragraph">
      <style:paragraph-properties fo:margin-right="-0.6097in"/>
      <style:text-properties style:font-name="Times New Roman" style:font-name-complex="Times New Roman" style:font-size-complex="12pt"/>
    </style:style>
    <style:style style:name="T777" style:parent-style-name="Policepardéfaut" style:family="text">
      <style:text-properties style:font-name="Times New Roman" style:font-name-complex="Times New Roman" fo:font-weight="normal" style:font-weight-asian="normal" style:font-size-complex="12pt"/>
    </style:style>
    <style:style style:name="T778" style:parent-style-name="Policepardéfaut" style:family="text">
      <style:text-properties style:font-name="Times New Roman" style:font-name-complex="Times New Roman" fo:font-weight="normal" style:font-weight-asian="normal" style:font-size-complex="12pt"/>
    </style:style>
    <style:style style:name="P779" style:parent-style-name="Normal" style:family="paragraph">
      <style:paragraph-properties fo:margin-right="-0.6097in"/>
      <style:text-properties style:font-name="Times New Roman" style:font-name-complex="Times New Roman" style:font-size-complex="12pt"/>
    </style:style>
    <style:style style:name="P780" style:parent-style-name="Normal" style:family="paragraph">
      <style:paragraph-properties fo:margin-right="-0.6097in"/>
    </style:style>
    <style:style style:name="T781" style:parent-style-name="Policepardéfaut" style:family="text">
      <style:text-properties style:font-name="Times New Roman" style:font-name-complex="Times New Roman" style:font-size-complex="12pt"/>
    </style:style>
    <style:style style:name="T782" style:parent-style-name="Policepardéfaut" style:family="text">
      <style:text-properties style:font-name="Times New Roman" style:font-name-complex="Times New Roman" fo:font-style="italic" style:font-style-asian="italic" style:font-size-complex="12pt"/>
    </style:style>
    <style:style style:name="T783" style:parent-style-name="Policepardéfaut" style:family="text">
      <style:text-properties style:font-name="Times New Roman" style:font-name-complex="Times New Roman" style:font-size-complex="12pt"/>
    </style:style>
    <style:style style:name="P784" style:parent-style-name="Normal" style:family="paragraph">
      <style:paragraph-properties fo:margin-right="-0.6097in"/>
      <style:text-properties style:font-name="Times New Roman" style:font-name-complex="Times New Roman" style:font-size-complex="12pt"/>
    </style:style>
    <style:style style:name="T785" style:parent-style-name="Policepardéfaut" style:family="text">
      <style:text-properties style:font-name="Times New Roman" style:font-name-complex="Times New Roman" fo:font-weight="normal" style:font-weight-asian="normal" style:font-size-complex="12pt"/>
    </style:style>
    <style:style style:name="T786" style:parent-style-name="Policepardéfaut" style:family="text">
      <style:text-properties style:font-name="Times New Roman" style:font-name-complex="Times New Roman" fo:font-weight="normal" style:font-weight-asian="normal" style:font-size-complex="12pt"/>
    </style:style>
    <style:style style:name="P787" style:parent-style-name="Normal" style:family="paragraph">
      <style:paragraph-properties fo:margin-right="-0.6097in"/>
      <style:text-properties style:font-name="Times New Roman" style:font-name-complex="Times New Roman" style:font-size-complex="12pt"/>
    </style:style>
    <style:style style:name="P788" style:parent-style-name="Normal" style:family="paragraph">
      <style:paragraph-properties fo:margin-right="-0.6097in"/>
    </style:style>
    <style:style style:name="T789" style:parent-style-name="Policepardéfaut" style:family="text">
      <style:text-properties style:font-name="Times New Roman" style:font-name-complex="Times New Roman" style:font-size-complex="12pt"/>
    </style:style>
    <style:style style:name="T790" style:parent-style-name="Policepardéfaut" style:family="text">
      <style:text-properties style:font-name="Times New Roman" style:font-name-complex="Times New Roman" style:font-size-complex="12pt"/>
    </style:style>
    <style:style style:name="T791" style:parent-style-name="Policepardéfaut" style:family="text">
      <style:text-properties style:font-name="Times New Roman" style:font-name-complex="Times New Roman" fo:font-style="italic" style:font-style-asian="italic" style:font-size-complex="12pt"/>
    </style:style>
    <style:style style:name="T792" style:parent-style-name="Policepardéfaut" style:family="text">
      <style:text-properties style:font-name="Times New Roman" style:font-name-complex="Times New Roman" style:font-size-complex="12pt"/>
    </style:style>
    <style:style style:name="T793" style:parent-style-name="Policepardéfaut" style:family="text">
      <style:text-properties style:font-name="Times New Roman" style:font-name-complex="Times New Roman" fo:font-style="italic" style:font-style-asian="italic" style:font-size-complex="12pt"/>
    </style:style>
    <style:style style:name="T794" style:parent-style-name="Policepardéfaut" style:family="text">
      <style:text-properties style:font-name="Times New Roman" style:font-name-complex="Times New Roman" style:font-size-complex="12pt"/>
    </style:style>
    <style:style style:name="T795" style:parent-style-name="Policepardéfaut" style:family="text">
      <style:text-properties style:font-name="Times New Roman" style:font-name-complex="Times New Roman" style:font-size-complex="12pt"/>
    </style:style>
    <style:style style:name="P796" style:parent-style-name="Normal" style:family="paragraph">
      <style:paragraph-properties fo:margin-right="-0.6097in"/>
    </style:style>
    <style:style style:name="T797" style:parent-style-name="Policepardéfaut" style:family="text">
      <style:text-properties style:font-name="Times New Roman" style:font-name-complex="Times New Roman" fo:font-style="italic" style:font-style-asian="italic" style:font-size-complex="12pt" fo:language="en" fo:country="US"/>
    </style:style>
    <style:style style:name="P798" style:parent-style-name="Normal" style:family="paragraph">
      <style:paragraph-properties fo:margin-right="-0.6097in"/>
    </style:style>
    <style:style style:name="T799" style:parent-style-name="Policepardéfaut" style:family="text">
      <style:text-properties style:font-name="Times New Roman" style:font-name-complex="Times New Roman" style:font-size-complex="12pt" fo:language="en" fo:country="US"/>
    </style:style>
    <style:style style:name="T800" style:parent-style-name="Policepardéfaut" style:family="text">
      <style:text-properties style:font-name="Times New Roman" style:font-name-complex="Times New Roman" fo:font-style="italic" style:font-style-asian="italic" style:font-size-complex="12pt" fo:language="en" fo:country="US"/>
    </style:style>
    <style:style style:name="T801" style:parent-style-name="Policepardéfaut" style:family="text">
      <style:text-properties style:font-name="Times New Roman" style:font-name-complex="Times New Roman" fo:font-style="italic" style:font-style-asian="italic" style:font-size-complex="12pt"/>
    </style:style>
    <style:style style:name="T802" style:parent-style-name="Policepardéfaut" style:family="text">
      <style:text-properties style:font-name="Times New Roman" style:font-name-complex="Times New Roman" style:font-size-complex="12pt"/>
    </style:style>
    <style:style style:name="P803" style:parent-style-name="Normal" style:family="paragraph">
      <style:paragraph-properties fo:margin-right="-0.6097in"/>
    </style:style>
    <style:style style:name="T804" style:parent-style-name="Policepardéfaut" style:family="text">
      <style:text-properties style:font-name="Times New Roman" style:font-name-complex="Times New Roman" style:font-size-complex="12pt"/>
    </style:style>
    <style:style style:name="T805" style:parent-style-name="Policepardéfaut" style:family="text">
      <style:text-properties style:font-name="Times New Roman" style:font-name-complex="Times New Roman" fo:font-style="italic" style:font-style-asian="italic" style:font-size-complex="12pt"/>
    </style:style>
    <style:style style:name="T806" style:parent-style-name="Policepardéfaut" style:family="text">
      <style:text-properties style:font-name="Times New Roman" style:font-name-complex="Times New Roman" style:font-size-complex="12pt"/>
    </style:style>
    <style:style style:name="P807" style:parent-style-name="Normal" style:family="paragraph">
      <style:paragraph-properties fo:margin-right="-0.6097in"/>
    </style:style>
    <style:style style:name="T808" style:parent-style-name="Policepardéfaut" style:family="text">
      <style:text-properties style:font-name="Times New Roman" style:font-name-complex="Times New Roman" style:font-size-complex="12pt" fo:language="en" fo:country="US"/>
    </style:style>
    <style:style style:name="T809" style:parent-style-name="Policepardéfaut" style:family="text">
      <style:text-properties style:font-name="Times New Roman" style:font-name-complex="Times New Roman" fo:font-style="italic" style:font-style-asian="italic" style:font-size-complex="12pt" fo:language="en" fo:country="US"/>
    </style:style>
    <style:style style:name="T810" style:parent-style-name="Policepardéfaut" style:family="text">
      <style:text-properties style:font-name="Times New Roman" style:font-name-complex="Times New Roman" style:font-size-complex="12pt" fo:language="en" fo:country="US"/>
    </style:style>
    <style:style style:name="P811" style:parent-style-name="Normal" style:family="paragraph">
      <style:paragraph-properties fo:margin-right="-0.6097in"/>
    </style:style>
    <style:style style:name="T812" style:parent-style-name="Policepardéfaut" style:family="text">
      <style:text-properties style:font-name="Times New Roman" style:font-name-complex="Times New Roman" style:font-size-complex="12pt" fo:language="en" fo:country="US"/>
    </style:style>
    <style:style style:name="T813" style:parent-style-name="Policepardéfaut" style:family="text">
      <style:text-properties style:font-name="Times New Roman" style:font-name-complex="Times New Roman" fo:font-style="italic" style:font-style-asian="italic" style:font-size-complex="12pt" fo:language="en" fo:country="US"/>
    </style:style>
    <style:style style:name="T814" style:parent-style-name="Policepardéfaut" style:family="text">
      <style:text-properties style:font-name="Times New Roman" style:font-name-complex="Times New Roman" style:font-size-complex="12pt" fo:language="en" fo:country="US"/>
    </style:style>
    <style:style style:name="P815" style:parent-style-name="Normal" style:family="paragraph">
      <style:paragraph-properties fo:margin-right="-0.6097in"/>
    </style:style>
    <style:style style:name="T816" style:parent-style-name="Policepardéfaut" style:family="text">
      <style:text-properties style:font-name="Times New Roman" style:font-name-complex="Times New Roman" style:font-size-complex="12pt" fo:language="en" fo:country="US"/>
    </style:style>
    <style:style style:name="T817" style:parent-style-name="Policepardéfaut" style:family="text">
      <style:text-properties style:font-name="Times New Roman" style:font-name-complex="Times New Roman" fo:font-style="italic" style:font-style-asian="italic" style:font-size-complex="12pt" fo:language="en" fo:country="US"/>
    </style:style>
    <style:style style:name="T818" style:parent-style-name="Policepardéfaut" style:family="text">
      <style:text-properties style:font-name="Times New Roman" style:font-name-complex="Times New Roman" style:font-size-complex="12pt" fo:language="en" fo:country="US"/>
    </style:style>
    <style:style style:name="P819" style:parent-style-name="Normal" style:family="paragraph">
      <style:paragraph-properties fo:margin-right="-0.6097in"/>
    </style:style>
    <style:style style:name="T820" style:parent-style-name="Policepardéfaut" style:family="text">
      <style:text-properties style:font-name="Times New Roman" style:font-name-complex="Times New Roman" style:font-size-complex="12pt"/>
    </style:style>
    <style:style style:name="T821" style:parent-style-name="Policepardéfaut" style:family="text">
      <style:text-properties style:font-name="Times New Roman" style:font-name-complex="Times New Roman" fo:font-style="italic" style:font-style-asian="italic" style:font-size-complex="12pt"/>
    </style:style>
    <style:style style:name="T822" style:parent-style-name="Policepardéfaut" style:family="text">
      <style:text-properties style:font-name="Times New Roman" style:font-name-complex="Times New Roman" style:font-size-complex="12pt"/>
    </style:style>
    <style:style style:name="P823" style:parent-style-name="Normal" style:family="paragraph">
      <style:paragraph-properties fo:margin-right="-0.6097in"/>
    </style:style>
    <style:style style:name="T824" style:parent-style-name="Policepardéfaut" style:family="text">
      <style:text-properties style:font-name="Times New Roman" style:font-name-complex="Times New Roman" style:font-size-complex="12pt"/>
    </style:style>
    <style:style style:name="T825" style:parent-style-name="Policepardéfaut" style:family="text">
      <style:text-properties style:font-name="Times New Roman" style:font-name-complex="Times New Roman" fo:font-style="italic" style:font-style-asian="italic" style:font-size-complex="12pt"/>
    </style:style>
    <style:style style:name="T826" style:parent-style-name="Policepardéfaut" style:family="text">
      <style:text-properties style:font-name="Times New Roman" style:font-name-complex="Times New Roman" style:font-size-complex="12pt"/>
    </style:style>
    <style:style style:name="P827" style:parent-style-name="Normal" style:family="paragraph">
      <style:paragraph-properties fo:margin-right="-0.6097in"/>
    </style:style>
    <style:style style:name="T828" style:parent-style-name="Policepardéfaut" style:family="text">
      <style:text-properties style:font-name="Times New Roman" style:font-name-complex="Times New Roman" style:font-size-complex="12pt"/>
    </style:style>
    <style:style style:name="T829" style:parent-style-name="Policepardéfaut" style:family="text">
      <style:text-properties style:font-name="Times New Roman" style:font-name-complex="Times New Roman" fo:font-style="italic" style:font-style-asian="italic" style:font-size-complex="12pt"/>
    </style:style>
    <style:style style:name="T830" style:parent-style-name="Policepardéfaut" style:family="text">
      <style:text-properties style:font-name="Times New Roman" style:font-name-complex="Times New Roman" style:font-size-complex="12pt"/>
    </style:style>
    <style:style style:name="P831" style:parent-style-name="Normal" style:family="paragraph">
      <style:paragraph-properties fo:margin-right="-0.6097in"/>
    </style:style>
    <style:style style:name="T832" style:parent-style-name="Policepardéfaut" style:family="text">
      <style:text-properties style:font-name="Times New Roman" style:font-name-complex="Times New Roman" style:font-size-complex="12pt"/>
    </style:style>
    <style:style style:name="T833" style:parent-style-name="Policepardéfaut" style:family="text">
      <style:text-properties style:font-name="Times New Roman" style:font-name-complex="Times New Roman" fo:font-style="italic" style:font-style-asian="italic" style:font-size-complex="12pt"/>
    </style:style>
    <style:style style:name="T834" style:parent-style-name="Policepardéfaut" style:family="text">
      <style:text-properties style:font-name="Times New Roman" style:font-name-complex="Times New Roman" style:font-size-complex="12pt"/>
    </style:style>
    <style:style style:name="P835" style:parent-style-name="Normal" style:family="paragraph">
      <style:paragraph-properties fo:margin-right="-0.6097in"/>
    </style:style>
    <style:style style:name="T836" style:parent-style-name="Policepardéfaut" style:family="text">
      <style:text-properties style:font-name="Times New Roman" style:font-name-complex="Times New Roman" style:font-size-complex="12pt"/>
    </style:style>
    <style:style style:name="T837" style:parent-style-name="Policepardéfaut" style:family="text">
      <style:text-properties style:font-name="Times New Roman" style:font-name-complex="Times New Roman" style:font-size-complex="12pt"/>
    </style:style>
    <style:style style:name="T838" style:parent-style-name="Policepardéfaut" style:family="text">
      <style:text-properties style:font-name="Times New Roman" style:font-name-complex="Times New Roman" fo:font-style="italic" style:font-style-asian="italic" style:font-size-complex="12pt"/>
    </style:style>
    <style:style style:name="T839" style:parent-style-name="Policepardéfaut" style:family="text">
      <style:text-properties style:font-name="Times New Roman" style:font-name-complex="Times New Roman" style:font-size-complex="12pt"/>
    </style:style>
    <style:style style:name="P840" style:parent-style-name="Normal" style:family="paragraph">
      <style:paragraph-properties fo:margin-right="-0.6097in"/>
    </style:style>
    <style:style style:name="T841" style:parent-style-name="Policepardéfaut" style:family="text">
      <style:text-properties style:font-name="Times New Roman" style:font-name-complex="Times New Roman" style:font-size-complex="12pt"/>
    </style:style>
    <style:style style:name="T842" style:parent-style-name="Policepardéfaut" style:family="text">
      <style:text-properties style:font-name="Times New Roman" style:font-name-complex="Times New Roman" style:font-size-complex="12pt"/>
    </style:style>
    <style:style style:name="T843" style:parent-style-name="Policepardéfaut" style:family="text">
      <style:text-properties style:font-name="Times New Roman" style:font-name-complex="Times New Roman" fo:font-style="italic" style:font-style-asian="italic" style:font-size-complex="12pt"/>
    </style:style>
    <style:style style:name="T844" style:parent-style-name="Policepardéfaut" style:family="text">
      <style:text-properties style:font-name="Times New Roman" style:font-name-complex="Times New Roman" style:font-size-complex="12pt"/>
    </style:style>
    <style:style style:name="P845" style:parent-style-name="Normal" style:family="paragraph">
      <style:paragraph-properties fo:margin-right="-0.6097in"/>
    </style:style>
    <style:style style:name="T846" style:parent-style-name="Policepardéfaut" style:family="text">
      <style:text-properties style:font-name="Times New Roman" style:font-name-complex="Times New Roman" fo:font-style="italic" style:font-style-asian="italic" style:font-size-complex="12pt"/>
    </style:style>
    <style:style style:name="T847" style:parent-style-name="Policepardéfaut" style:family="text">
      <style:text-properties style:font-name="Times New Roman" style:font-name-complex="Times New Roman" style:font-size-complex="12pt"/>
    </style:style>
    <style:style style:name="T848" style:parent-style-name="Policepardéfaut" style:family="text">
      <style:text-properties style:font-name="Times New Roman" style:font-name-complex="Times New Roman" fo:font-style="italic" style:font-style-asian="italic" style:font-size-complex="12pt"/>
    </style:style>
    <style:style style:name="T849" style:parent-style-name="Policepardéfaut" style:family="text">
      <style:text-properties style:font-name="Times New Roman" style:font-name-complex="Times New Roman" style:font-size-complex="12pt"/>
    </style:style>
    <style:style style:name="P850" style:parent-style-name="Normal" style:family="paragraph">
      <style:paragraph-properties fo:margin-right="-0.6097in"/>
      <style:text-properties style:font-name="Times New Roman" style:font-name-complex="Times New Roman" style:font-size-complex="12pt"/>
    </style:style>
    <style:style style:name="T851" style:parent-style-name="Policepardéfaut" style:family="text">
      <style:text-properties style:font-name="Times New Roman" style:font-name-complex="Times New Roman" fo:font-weight="normal" style:font-weight-asian="normal" style:font-size-complex="12pt"/>
    </style:style>
    <style:style style:name="T852" style:parent-style-name="Policepardéfaut" style:family="text">
      <style:text-properties style:font-name="Times New Roman" style:font-name-complex="Times New Roman" fo:font-weight="normal" style:font-weight-asian="normal" style:font-size-complex="12pt"/>
    </style:style>
    <style:style style:name="P853" style:parent-style-name="Normal" style:family="paragraph">
      <style:paragraph-properties fo:margin-right="-0.6097in"/>
      <style:text-properties style:font-name="Times New Roman" style:font-name-complex="Times New Roman" style:font-size-complex="12pt"/>
    </style:style>
    <style:style style:name="P854" style:parent-style-name="Normal" style:family="paragraph">
      <style:paragraph-properties fo:margin-right="-0.6097in"/>
    </style:style>
    <style:style style:name="T855" style:parent-style-name="Policepardéfaut" style:family="text">
      <style:text-properties style:font-name="Times New Roman" style:font-name-complex="Times New Roman" style:font-size-complex="12pt"/>
    </style:style>
    <style:style style:name="T856" style:parent-style-name="Policepardéfaut" style:family="text">
      <style:text-properties style:font-name="Times New Roman" style:font-name-complex="Times New Roman" fo:font-style="italic" style:font-style-asian="italic" style:font-size-complex="12pt"/>
    </style:style>
    <style:style style:name="T857" style:parent-style-name="Policepardéfaut" style:family="text">
      <style:text-properties style:font-name="Times New Roman" style:font-name-complex="Times New Roman" style:font-size-complex="12pt"/>
    </style:style>
    <style:style style:name="T858" style:parent-style-name="Policepardéfaut" style:family="text">
      <style:text-properties style:font-name="Times New Roman" style:font-name-complex="Times New Roman" fo:font-style="italic" style:font-style-asian="italic" style:font-size-complex="12pt"/>
    </style:style>
    <style:style style:name="T859" style:parent-style-name="Policepardéfaut" style:family="text">
      <style:text-properties style:font-name="Times New Roman" style:font-name-complex="Times New Roman" style:font-size-complex="12pt"/>
    </style:style>
    <style:style style:name="T860" style:parent-style-name="Policepardéfaut" style:family="text">
      <style:text-properties style:font-name="Times New Roman" style:font-name-complex="Times New Roman" fo:font-style="italic" style:font-style-asian="italic" style:font-size-complex="12pt"/>
    </style:style>
    <style:style style:name="T861" style:parent-style-name="Policepardéfaut" style:family="text">
      <style:text-properties style:font-name="Times New Roman" style:font-name-complex="Times New Roman" style:font-size-complex="12pt"/>
    </style:style>
    <style:style style:name="T862" style:parent-style-name="Policepardéfaut" style:family="text">
      <style:text-properties style:font-name="Times New Roman" style:font-name-complex="Times New Roman" style:font-size-complex="12pt"/>
    </style:style>
    <style:style style:name="P863" style:parent-style-name="Normal" style:family="paragraph">
      <style:paragraph-properties fo:margin-right="-0.6097in"/>
      <style:text-properties style:font-name="Times New Roman" style:font-name-complex="Times New Roman" style:font-size-complex="12pt"/>
    </style:style>
    <style:style style:name="T864" style:parent-style-name="Policepardéfaut" style:family="text">
      <style:text-properties style:font-name="Times New Roman" style:font-name-complex="Times New Roman" fo:font-weight="normal" style:font-weight-asian="normal" style:font-size-complex="12pt"/>
    </style:style>
    <style:style style:name="T865" style:parent-style-name="Policepardéfaut" style:family="text">
      <style:text-properties style:font-name="Times New Roman" style:font-name-complex="Times New Roman" fo:font-weight="normal" style:font-weight-asian="normal" style:font-size-complex="12pt"/>
    </style:style>
    <style:style style:name="P866" style:parent-style-name="Normal" style:family="paragraph">
      <style:paragraph-properties fo:margin-right="-0.6097in"/>
      <style:text-properties style:font-name="Times New Roman" style:font-name-complex="Times New Roman" style:font-size-complex="12pt"/>
    </style:style>
    <style:style style:name="P867" style:parent-style-name="Normal" style:family="paragraph">
      <style:paragraph-properties fo:margin-right="-0.6097in"/>
    </style:style>
    <style:style style:name="T868" style:parent-style-name="Policepardéfaut" style:family="text">
      <style:text-properties style:font-name="Times New Roman" style:font-name-complex="Times New Roman" style:font-size-complex="12pt"/>
    </style:style>
    <style:style style:name="T869" style:parent-style-name="Policepardéfaut" style:family="text">
      <style:text-properties style:font-name="Times New Roman" style:font-name-complex="Times New Roman" fo:font-style="italic" style:font-style-asian="italic" style:font-size-complex="12pt"/>
    </style:style>
    <style:style style:name="T870" style:parent-style-name="Policepardéfaut" style:family="text">
      <style:text-properties style:font-name="Times New Roman" style:font-name-complex="Times New Roman" style:font-size-complex="12pt"/>
    </style:style>
    <style:style style:name="T871" style:parent-style-name="Policepardéfaut" style:family="text">
      <style:text-properties style:font-name="Times New Roman" style:font-name-complex="Times New Roman" fo:font-style="italic" style:font-style-asian="italic" style:font-size-complex="12pt"/>
    </style:style>
    <style:style style:name="T872" style:parent-style-name="Policepardéfaut" style:family="text">
      <style:text-properties style:font-name="Times New Roman" style:font-name-complex="Times New Roman" style:font-size-complex="12pt"/>
    </style:style>
    <style:style style:name="P873" style:parent-style-name="Normal" style:family="paragraph">
      <style:paragraph-properties fo:margin-right="-0.6097in"/>
      <style:text-properties style:font-name="Times New Roman" style:font-name-complex="Times New Roman" style:font-size-complex="12pt"/>
    </style:style>
    <style:style style:name="T874" style:parent-style-name="Policepardéfaut" style:family="text">
      <style:text-properties style:font-name="Times New Roman" style:font-name-complex="Times New Roman" fo:font-weight="normal" style:font-weight-asian="normal" style:font-size-complex="12pt"/>
    </style:style>
    <style:style style:name="T875" style:parent-style-name="Policepardéfaut" style:family="text">
      <style:text-properties style:font-name="Times New Roman" style:font-name-complex="Times New Roman" fo:font-weight="normal" style:font-weight-asian="normal" style:font-size-complex="12pt"/>
    </style:style>
    <style:style style:name="P876" style:parent-style-name="Normal" style:family="paragraph">
      <style:paragraph-properties fo:margin-right="-0.6097in"/>
      <style:text-properties style:font-name="Times New Roman" style:font-name-complex="Times New Roman" style:font-size-complex="12pt"/>
    </style:style>
    <style:style style:name="P877" style:parent-style-name="Normal" style:family="paragraph">
      <style:paragraph-properties fo:margin-right="-0.6097in"/>
      <style:text-properties style:font-name="Times New Roman" style:font-name-complex="Times New Roman" style:font-size-complex="12pt"/>
    </style:style>
    <style:style style:name="P878" style:parent-style-name="Normal" style:family="paragraph">
      <style:paragraph-properties fo:margin-right="-0.6097in"/>
      <style:text-properties style:font-name="Times New Roman" style:font-name-complex="Times New Roman" style:font-size-complex="12pt"/>
    </style:style>
    <style:style style:name="T879" style:parent-style-name="Policepardéfaut" style:family="text">
      <style:text-properties style:font-name="Times New Roman" style:font-name-complex="Times New Roman" fo:font-weight="normal" style:font-weight-asian="normal" style:font-size-complex="12pt"/>
    </style:style>
    <style:style style:name="T880" style:parent-style-name="Policepardéfaut" style:family="text">
      <style:text-properties style:font-name="Times New Roman" style:font-name-complex="Times New Roman" fo:font-weight="normal" style:font-weight-asian="normal" style:font-size-complex="12pt"/>
    </style:style>
    <style:style style:name="P881" style:parent-style-name="Normal" style:family="paragraph">
      <style:paragraph-properties fo:margin-right="-0.6097in"/>
      <style:text-properties style:font-name="Times New Roman" style:font-name-complex="Times New Roman" style:font-size-complex="12pt"/>
    </style:style>
    <style:style style:name="P882" style:parent-style-name="Normal" style:family="paragraph">
      <style:paragraph-properties fo:margin-right="-0.6097in"/>
      <style:text-properties style:font-name="Times New Roman" style:font-name-complex="Times New Roman" style:font-size-complex="12pt"/>
    </style:style>
    <style:style style:name="P883" style:parent-style-name="Normal" style:family="paragraph">
      <style:paragraph-properties fo:margin-right="-0.6097in"/>
      <style:text-properties style:font-name="Times New Roman" style:font-name-complex="Times New Roman" style:font-size-complex="12pt"/>
    </style:style>
    <style:style style:name="T884" style:parent-style-name="Policepardéfaut" style:family="text">
      <style:text-properties style:font-name="Times New Roman" style:font-name-complex="Times New Roman" fo:font-weight="normal" style:font-weight-asian="normal" style:font-size-complex="12pt"/>
    </style:style>
    <style:style style:name="T885" style:parent-style-name="Policepardéfaut" style:family="text">
      <style:text-properties style:font-name="Times New Roman" style:font-name-complex="Times New Roman" fo:font-weight="normal" style:font-weight-asian="normal" style:font-size-complex="12pt"/>
    </style:style>
    <style:style style:name="P886" style:parent-style-name="Normal" style:family="paragraph">
      <style:paragraph-properties fo:margin-right="-0.6097in"/>
      <style:text-properties style:font-name="Times New Roman" style:font-name-complex="Times New Roman" style:font-size-complex="12pt"/>
    </style:style>
    <style:style style:name="P887" style:parent-style-name="Normal" style:family="paragraph">
      <style:paragraph-properties fo:margin-right="-0.6097in"/>
      <style:text-properties style:font-name="Times New Roman" style:font-name-complex="Times New Roman" style:font-size-complex="12pt"/>
    </style:style>
    <style:style style:name="P888" style:parent-style-name="Normal" style:family="paragraph">
      <style:paragraph-properties fo:margin-right="-0.6097in"/>
      <style:text-properties style:font-name="Times New Roman" style:font-name-complex="Times New Roman" style:font-size-complex="12pt"/>
    </style:style>
    <style:style style:name="T889" style:parent-style-name="Policepardéfaut" style:family="text">
      <style:text-properties style:font-name="Times New Roman" style:font-name-complex="Times New Roman" fo:font-weight="normal" style:font-weight-asian="normal" style:font-size-complex="12pt"/>
    </style:style>
    <style:style style:name="T890" style:parent-style-name="Policepardéfaut" style:family="text">
      <style:text-properties style:font-name="Times New Roman" style:font-name-complex="Times New Roman" fo:font-weight="normal" style:font-weight-asian="normal" style:font-size-complex="12pt"/>
    </style:style>
    <style:style style:name="P891" style:parent-style-name="Normal" style:family="paragraph">
      <style:paragraph-properties fo:margin-right="-0.6097in"/>
      <style:text-properties style:font-name="Times New Roman" style:font-name-complex="Times New Roman" style:font-size-complex="12pt"/>
    </style:style>
    <style:style style:name="P892" style:parent-style-name="Normal" style:family="paragraph">
      <style:paragraph-properties fo:margin-right="-0.6097in"/>
    </style:style>
    <style:style style:name="T893" style:parent-style-name="Policepardéfaut" style:family="text">
      <style:text-properties style:font-name="Times New Roman" style:font-name-complex="Times New Roman" style:font-size-complex="12pt"/>
    </style:style>
    <style:style style:name="T894" style:parent-style-name="Policepardéfaut" style:family="text">
      <style:text-properties style:font-name="Times New Roman" style:font-name-complex="Times New Roman" fo:font-style="italic" style:font-style-asian="italic" style:font-size-complex="12pt"/>
    </style:style>
    <style:style style:name="T895" style:parent-style-name="Policepardéfaut" style:family="text">
      <style:text-properties style:font-name="Times New Roman" style:font-name-complex="Times New Roman" style:font-size-complex="12pt"/>
    </style:style>
    <style:style style:name="T896" style:parent-style-name="Policepardéfaut" style:family="text">
      <style:text-properties style:font-name="Times New Roman" style:font-name-complex="Times New Roman" style:font-size-complex="12pt"/>
    </style:style>
    <style:style style:name="P897" style:parent-style-name="Normal" style:family="paragraph">
      <style:paragraph-properties fo:margin-right="-0.6097in"/>
      <style:text-properties style:font-name="Times New Roman" style:font-name-complex="Times New Roman" style:font-size-complex="12pt"/>
    </style:style>
    <style:style style:name="T898" style:parent-style-name="Policepardéfaut" style:family="text">
      <style:text-properties style:font-name="Times New Roman" style:font-name-complex="Times New Roman" fo:font-weight="normal" style:font-weight-asian="normal" style:font-size-complex="12pt"/>
    </style:style>
    <style:style style:name="T899" style:parent-style-name="Policepardéfaut" style:family="text">
      <style:text-properties style:font-name="Times New Roman" style:font-name-complex="Times New Roman" fo:font-weight="normal" style:font-weight-asian="normal" style:font-size-complex="12pt"/>
    </style:style>
    <style:style style:name="P900" style:parent-style-name="Normal" style:family="paragraph">
      <style:paragraph-properties fo:margin-right="-0.6097in"/>
      <style:text-properties style:font-name="Times New Roman" style:font-name-complex="Times New Roman" style:font-size-complex="12pt"/>
    </style:style>
    <style:style style:name="P901" style:parent-style-name="Normal" style:family="paragraph">
      <style:paragraph-properties fo:margin-right="-0.6097in"/>
    </style:style>
    <style:style style:name="T902" style:parent-style-name="Policepardéfaut" style:family="text">
      <style:text-properties style:font-name="Times New Roman" style:font-name-complex="Times New Roman" style:font-size-complex="12pt"/>
    </style:style>
    <style:style style:name="T903" style:parent-style-name="Policepardéfaut" style:family="text">
      <style:text-properties style:font-name="Times New Roman" style:font-name-complex="Times New Roman" fo:font-style="italic" style:font-style-asian="italic" style:font-size-complex="12pt"/>
    </style:style>
    <style:style style:name="T904" style:parent-style-name="Policepardéfaut" style:family="text">
      <style:text-properties style:font-name="Times New Roman" style:font-name-complex="Times New Roman" style:font-size-complex="12pt"/>
    </style:style>
    <style:style style:name="P905" style:parent-style-name="Normal" style:family="paragraph">
      <style:paragraph-properties fo:margin-right="-0.6097in"/>
      <style:text-properties style:font-name="Times New Roman" style:font-name-complex="Times New Roman" style:font-size-complex="12pt"/>
    </style:style>
    <style:style style:name="T906" style:parent-style-name="Policepardéfaut" style:family="text">
      <style:text-properties style:font-name="Times New Roman" style:font-name-complex="Times New Roman" fo:font-weight="normal" style:font-weight-asian="normal" style:font-size-complex="12pt"/>
    </style:style>
    <style:style style:name="T907" style:parent-style-name="Policepardéfaut" style:family="text">
      <style:text-properties style:font-name="Times New Roman" style:font-name-complex="Times New Roman" fo:font-weight="normal" style:font-weight-asian="normal" style:font-size-complex="12pt"/>
    </style:style>
    <style:style style:name="P908" style:parent-style-name="Normal" style:family="paragraph">
      <style:paragraph-properties fo:margin-right="-0.6097in"/>
      <style:text-properties style:font-name="Times New Roman" style:font-name-complex="Times New Roman" style:font-size-complex="12pt"/>
    </style:style>
    <style:style style:name="P909" style:parent-style-name="Normal" style:family="paragraph">
      <style:paragraph-properties fo:margin-right="-0.6097in"/>
    </style:style>
    <style:style style:name="T910" style:parent-style-name="Policepardéfaut" style:family="text">
      <style:text-properties style:font-name="Times New Roman" style:font-name-complex="Times New Roman" style:font-size-complex="12pt"/>
    </style:style>
    <style:style style:name="T911" style:parent-style-name="Policepardéfaut" style:family="text">
      <style:text-properties style:font-name="Times New Roman" style:font-name-complex="Times New Roman" fo:font-style="italic" style:font-style-asian="italic" style:font-size-complex="12pt"/>
    </style:style>
    <style:style style:name="T912" style:parent-style-name="Policepardéfaut" style:family="text">
      <style:text-properties style:font-name="Times New Roman" style:font-name-complex="Times New Roman" style:font-size-complex="12pt"/>
    </style:style>
    <style:style style:name="P913" style:parent-style-name="Normal" style:family="paragraph">
      <style:paragraph-properties fo:margin-right="-0.6097in"/>
      <style:text-properties style:font-name="Times New Roman" style:font-name-complex="Times New Roman" style:font-size-complex="12pt"/>
    </style:style>
    <style:style style:name="T914" style:parent-style-name="Policepardéfaut" style:family="text">
      <style:text-properties style:font-name="Times New Roman" style:font-name-complex="Times New Roman" fo:font-weight="normal" style:font-weight-asian="normal" style:font-size-complex="12pt"/>
    </style:style>
    <style:style style:name="T915" style:parent-style-name="Policepardéfaut" style:family="text">
      <style:text-properties style:font-name="Times New Roman" style:font-name-complex="Times New Roman" fo:font-weight="normal" style:font-weight-asian="normal" style:font-size-complex="12pt"/>
    </style:style>
    <style:style style:name="P916" style:parent-style-name="Normal" style:family="paragraph">
      <style:paragraph-properties fo:margin-right="-0.6097in"/>
      <style:text-properties style:font-name="Times New Roman" style:font-name-complex="Times New Roman" style:font-size-complex="12pt"/>
    </style:style>
    <style:style style:name="P917" style:parent-style-name="Normal" style:family="paragraph">
      <style:paragraph-properties fo:margin-right="-0.6097in"/>
    </style:style>
    <style:style style:name="T918" style:parent-style-name="Policepardéfaut" style:family="text">
      <style:text-properties style:font-name="Times New Roman" style:font-name-complex="Times New Roman" style:font-size-complex="12pt"/>
    </style:style>
    <style:style style:name="T919" style:parent-style-name="Policepardéfaut" style:family="text">
      <style:text-properties style:font-name="Times New Roman" style:font-name-complex="Times New Roman" fo:font-style="italic" style:font-style-asian="italic" style:font-size-complex="12pt"/>
    </style:style>
    <style:style style:name="T920" style:parent-style-name="Policepardéfaut" style:family="text">
      <style:text-properties style:font-name="Times New Roman" style:font-name-complex="Times New Roman" style:font-size-complex="12pt"/>
    </style:style>
    <style:style style:name="T921" style:parent-style-name="Policepardéfaut" style:family="text">
      <style:text-properties style:font-name="Times New Roman" style:font-name-complex="Times New Roman" fo:font-style="italic" style:font-style-asian="italic" style:font-size-complex="12pt"/>
    </style:style>
    <style:style style:name="T922" style:parent-style-name="Policepardéfaut" style:family="text">
      <style:text-properties style:font-name="Times New Roman" style:font-name-complex="Times New Roman" style:font-size-complex="12pt"/>
    </style:style>
    <style:style style:name="T923" style:parent-style-name="Policepardéfaut" style:family="text">
      <style:text-properties style:font-name="Times New Roman" style:font-name-complex="Times New Roman" fo:font-style="italic" style:font-style-asian="italic" style:font-size-complex="12pt"/>
    </style:style>
    <style:style style:name="T924" style:parent-style-name="Policepardéfaut" style:family="text">
      <style:text-properties style:font-name="Times New Roman" style:font-name-complex="Times New Roman" style:font-size-complex="12pt"/>
    </style:style>
    <style:style style:name="T925" style:parent-style-name="Policepardéfaut" style:family="text">
      <style:text-properties style:font-name="Times New Roman" style:font-name-complex="Times New Roman" fo:font-style="italic" style:font-style-asian="italic" style:font-size-complex="12pt"/>
    </style:style>
    <style:style style:name="T926" style:parent-style-name="Policepardéfaut" style:family="text">
      <style:text-properties style:font-name="Times New Roman" style:font-name-complex="Times New Roman" style:font-size-complex="12pt"/>
    </style:style>
    <style:style style:name="T927" style:parent-style-name="Policepardéfaut" style:family="text">
      <style:text-properties style:font-name="Times New Roman" style:font-name-complex="Times New Roman" fo:font-style="italic" style:font-style-asian="italic" style:font-size-complex="12pt"/>
    </style:style>
    <style:style style:name="T928" style:parent-style-name="Policepardéfaut" style:family="text">
      <style:text-properties style:font-name="Times New Roman" style:font-name-complex="Times New Roman" style:font-size-complex="12pt"/>
    </style:style>
    <style:style style:name="T929" style:parent-style-name="Policepardéfaut" style:family="text">
      <style:text-properties style:font-name="Times New Roman" style:font-name-complex="Times New Roman" fo:font-style="italic" style:font-style-asian="italic" style:font-size-complex="12pt"/>
    </style:style>
    <style:style style:name="T930" style:parent-style-name="Policepardéfaut" style:family="text">
      <style:text-properties style:font-name="Times New Roman" style:font-name-complex="Times New Roman" style:font-size-complex="12pt"/>
    </style:style>
    <style:style style:name="T931" style:parent-style-name="Policepardéfaut" style:family="text">
      <style:text-properties style:font-name="Times New Roman" style:font-name-complex="Times New Roman" fo:font-style="italic" style:font-style-asian="italic" style:font-size-complex="12pt"/>
    </style:style>
    <style:style style:name="T932" style:parent-style-name="Policepardéfaut" style:family="text">
      <style:text-properties style:font-name="Times New Roman" style:font-name-complex="Times New Roman" style:font-size-complex="12pt"/>
    </style:style>
    <style:style style:name="T933" style:parent-style-name="Policepardéfaut" style:family="text">
      <style:text-properties style:font-name="Times New Roman" style:font-name-complex="Times New Roman" style:font-size-complex="12pt"/>
    </style:style>
    <style:style style:name="T934" style:parent-style-name="Policepardéfaut" style:family="text">
      <style:text-properties style:font-name="Times New Roman" style:font-name-complex="Times New Roman" style:font-size-complex="12pt"/>
    </style:style>
    <style:style style:name="T935" style:parent-style-name="Policepardéfaut" style:family="text">
      <style:text-properties style:font-name="Times New Roman" style:font-name-complex="Times New Roman" fo:font-style="italic" style:font-style-asian="italic" style:font-size-complex="12pt"/>
    </style:style>
    <style:style style:name="T936" style:parent-style-name="Policepardéfaut" style:family="text">
      <style:text-properties style:font-name="Times New Roman" style:font-name-complex="Times New Roman" style:font-size-complex="12pt"/>
    </style:style>
    <style:style style:name="T937" style:parent-style-name="Policepardéfaut" style:family="text">
      <style:text-properties style:font-name="Times New Roman" style:font-name-complex="Times New Roman" fo:font-style="italic" style:font-style-asian="italic" style:font-size-complex="12pt"/>
    </style:style>
    <style:style style:name="T938" style:parent-style-name="Policepardéfaut" style:family="text">
      <style:text-properties style:font-name="Times New Roman" style:font-name-complex="Times New Roman" style:font-size-complex="12pt"/>
    </style:style>
    <style:style style:name="T939" style:parent-style-name="Policepardéfaut" style:family="text">
      <style:text-properties style:font-name="Times New Roman" style:font-name-complex="Times New Roman" fo:font-style="italic" style:font-style-asian="italic" style:font-size-complex="12pt"/>
    </style:style>
    <style:style style:name="T940" style:parent-style-name="Policepardéfaut" style:family="text">
      <style:text-properties style:font-name="Times New Roman" style:font-name-complex="Times New Roman" style:font-size-complex="12pt"/>
    </style:style>
    <style:style style:name="P941" style:parent-style-name="Normal" style:family="paragraph">
      <style:paragraph-properties fo:margin-right="-0.6097in"/>
    </style:style>
    <style:style style:name="T942" style:parent-style-name="Policepardéfaut" style:family="text">
      <style:text-properties style:font-name="Times New Roman" style:font-name-complex="Times New Roman" style:font-size-complex="12pt"/>
    </style:style>
    <style:style style:name="T943" style:parent-style-name="Policepardéfaut" style:family="text">
      <style:text-properties style:font-name="Times New Roman" style:font-name-complex="Times New Roman" fo:font-style="italic" style:font-style-asian="italic" style:font-size-complex="12pt"/>
    </style:style>
    <style:style style:name="T944" style:parent-style-name="Policepardéfaut" style:family="text">
      <style:text-properties style:font-name="Times New Roman" style:font-name-complex="Times New Roman" style:font-size-complex="12pt"/>
    </style:style>
    <style:style style:name="T945" style:parent-style-name="Policepardéfaut" style:family="text">
      <style:text-properties style:font-name="Times New Roman" style:font-name-complex="Times New Roman" fo:font-style="italic" style:font-style-asian="italic" style:font-size-complex="12pt"/>
    </style:style>
    <style:style style:name="T946" style:parent-style-name="Policepardéfaut" style:family="text">
      <style:text-properties style:font-name="Times New Roman" style:font-name-complex="Times New Roman" style:font-size-complex="12pt"/>
    </style:style>
    <style:style style:name="T947" style:parent-style-name="Policepardéfaut" style:family="text">
      <style:text-properties style:font-name="Times New Roman" style:font-name-complex="Times New Roman" fo:font-style="italic" style:font-style-asian="italic" style:font-size-complex="12pt"/>
    </style:style>
    <style:style style:name="T948" style:parent-style-name="Policepardéfaut" style:family="text">
      <style:text-properties style:font-name="Times New Roman" style:font-name-complex="Times New Roman" style:font-size-complex="12pt"/>
    </style:style>
    <style:style style:name="P949" style:parent-style-name="Normal" style:family="paragraph">
      <style:paragraph-properties fo:margin-right="-0.6097in"/>
    </style:style>
    <style:style style:name="T950" style:parent-style-name="Policepardéfaut" style:family="text">
      <style:text-properties style:font-name="Times New Roman" style:font-name-complex="Times New Roman" style:font-size-complex="12pt"/>
    </style:style>
    <style:style style:name="T951" style:parent-style-name="Policepardéfaut" style:family="text">
      <style:text-properties style:font-name="Times New Roman" style:font-name-complex="Times New Roman" fo:font-style="italic" style:font-style-asian="italic" style:font-size-complex="12pt"/>
    </style:style>
    <style:style style:name="T952" style:parent-style-name="Policepardéfaut" style:family="text">
      <style:text-properties style:font-name="Times New Roman" style:font-name-complex="Times New Roman" style:font-size-complex="12pt"/>
    </style:style>
    <style:style style:name="P953" style:parent-style-name="Normal" style:family="paragraph">
      <style:paragraph-properties fo:margin-right="-0.6097in"/>
      <style:text-properties style:font-name="Times New Roman" style:font-name-complex="Times New Roman" style:font-size-complex="12pt"/>
    </style:style>
    <style:style style:name="T954" style:parent-style-name="Policepardéfaut" style:family="text">
      <style:text-properties style:font-name="Times New Roman" style:font-name-complex="Times New Roman" fo:font-weight="normal" style:font-weight-asian="normal" style:font-size-complex="12pt"/>
    </style:style>
    <style:style style:name="T955" style:parent-style-name="Policepardéfaut" style:family="text">
      <style:text-properties style:font-name="Times New Roman" style:font-name-complex="Times New Roman" fo:font-weight="normal" style:font-weight-asian="normal" style:font-size-complex="12pt"/>
    </style:style>
    <style:style style:name="P956" style:parent-style-name="Normal" style:family="paragraph">
      <style:paragraph-properties fo:margin-right="-0.6097in"/>
      <style:text-properties style:font-name="Times New Roman" style:font-name-complex="Times New Roman" style:font-size-complex="12pt"/>
    </style:style>
    <style:style style:name="P957" style:parent-style-name="Normal" style:family="paragraph">
      <style:paragraph-properties fo:margin-right="-0.6097in"/>
      <style:text-properties style:font-name="Times New Roman" style:font-name-complex="Times New Roman" style:font-size-complex="12pt"/>
    </style:style>
    <style:style style:name="P958" style:parent-style-name="Normal" style:family="paragraph">
      <style:paragraph-properties fo:margin-right="-0.6097in"/>
      <style:text-properties style:font-name="Times New Roman" style:font-name-complex="Times New Roman" style:font-size-complex="12pt"/>
    </style:style>
    <style:style style:name="T959" style:parent-style-name="Policepardéfaut" style:family="text">
      <style:text-properties style:font-name="Times New Roman" style:font-name-complex="Times New Roman" fo:font-weight="normal" style:font-weight-asian="normal" style:font-size-complex="12pt"/>
    </style:style>
    <style:style style:name="T960" style:parent-style-name="Policepardéfaut" style:family="text">
      <style:text-properties style:font-name="Times New Roman" style:font-name-complex="Times New Roman" fo:font-weight="normal" style:font-weight-asian="normal" style:font-size-complex="12pt"/>
    </style:style>
    <style:style style:name="P961" style:parent-style-name="Normal" style:family="paragraph">
      <style:paragraph-properties fo:margin-right="-0.6097in"/>
      <style:text-properties style:font-name="Times New Roman" style:font-name-complex="Times New Roman" style:font-size-complex="12pt"/>
    </style:style>
    <style:style style:name="P962" style:parent-style-name="Normal" style:family="paragraph">
      <style:paragraph-properties fo:margin-right="-0.6097in"/>
    </style:style>
    <style:style style:name="T963" style:parent-style-name="Policepardéfaut" style:family="text">
      <style:text-properties style:font-name="Times New Roman" style:font-name-complex="Times New Roman" style:font-size-complex="12pt"/>
    </style:style>
    <style:style style:name="T964" style:parent-style-name="Policepardéfaut" style:family="text">
      <style:text-properties style:font-name="Times New Roman" style:font-name-complex="Times New Roman" style:font-size-complex="12pt"/>
    </style:style>
    <style:style style:name="T965" style:parent-style-name="Policepardéfaut" style:family="text">
      <style:text-properties style:font-name="Times New Roman" style:font-name-complex="Times New Roman" fo:font-style="italic" style:font-style-asian="italic" style:font-size-complex="12pt"/>
    </style:style>
    <style:style style:name="T966" style:parent-style-name="Policepardéfaut" style:family="text">
      <style:text-properties style:font-name="Times New Roman" style:font-name-complex="Times New Roman" style:font-size-complex="12pt"/>
    </style:style>
    <style:style style:name="T967" style:parent-style-name="Policepardéfaut" style:family="text">
      <style:text-properties style:font-name="Times New Roman" style:font-name-complex="Times New Roman" fo:font-style="italic" style:font-style-asian="italic" style:font-size-complex="12pt"/>
    </style:style>
    <style:style style:name="T968" style:parent-style-name="Policepardéfaut" style:family="text">
      <style:text-properties style:font-name="Times New Roman" style:font-name-complex="Times New Roman" style:font-size-complex="12pt"/>
    </style:style>
    <style:style style:name="P969" style:parent-style-name="Normal" style:family="paragraph">
      <style:paragraph-properties fo:margin-right="-0.6097in"/>
    </style:style>
    <style:style style:name="T970" style:parent-style-name="Policepardéfaut" style:family="text">
      <style:text-properties style:font-name="Times New Roman" style:font-name-complex="Times New Roman" fo:font-style="italic" style:font-style-asian="italic" style:font-size-complex="12pt"/>
    </style:style>
    <style:style style:name="T971" style:parent-style-name="Policepardéfaut" style:family="text">
      <style:text-properties style:font-name="Times New Roman" style:font-name-complex="Times New Roman" style:font-size-complex="12pt"/>
    </style:style>
    <style:style style:name="T972" style:parent-style-name="Policepardéfaut" style:family="text">
      <style:text-properties style:font-name="Times New Roman" style:font-name-complex="Times New Roman" fo:font-style="italic" style:font-style-asian="italic" style:font-size-complex="12pt"/>
    </style:style>
    <style:style style:name="T973" style:parent-style-name="Policepardéfaut" style:family="text">
      <style:text-properties style:font-name="Times New Roman" style:font-name-complex="Times New Roman" style:font-size-complex="12pt"/>
    </style:style>
    <style:style style:name="P974" style:parent-style-name="Normal" style:family="paragraph">
      <style:paragraph-properties fo:margin-right="-0.6097in"/>
    </style:style>
    <style:style style:name="T975" style:parent-style-name="Policepardéfaut" style:family="text">
      <style:text-properties style:font-name="Times New Roman" style:font-name-complex="Times New Roman" style:font-size-complex="12pt"/>
    </style:style>
    <style:style style:name="T976" style:parent-style-name="Policepardéfaut" style:family="text">
      <style:text-properties style:font-name="Times New Roman" style:font-name-complex="Times New Roman" fo:font-style="italic" style:font-style-asian="italic" style:font-size-complex="12pt"/>
    </style:style>
    <style:style style:name="T977" style:parent-style-name="Policepardéfaut" style:family="text">
      <style:text-properties style:font-name="Times New Roman" style:font-name-complex="Times New Roman" style:font-size-complex="12pt"/>
    </style:style>
    <style:style style:name="P978" style:parent-style-name="Normal" style:family="paragraph">
      <style:paragraph-properties fo:margin-right="-0.6097in"/>
    </style:style>
    <style:style style:name="T979" style:parent-style-name="Policepardéfaut" style:family="text">
      <style:text-properties style:font-name="Times New Roman" style:font-name-complex="Times New Roman" style:font-size-complex="12pt"/>
    </style:style>
    <style:style style:name="T980" style:parent-style-name="Policepardéfaut" style:family="text">
      <style:text-properties style:font-name="Times New Roman" style:font-name-complex="Times New Roman" fo:font-style="italic" style:font-style-asian="italic" style:font-size-complex="12pt"/>
    </style:style>
    <style:style style:name="T981" style:parent-style-name="Policepardéfaut" style:family="text">
      <style:text-properties style:font-name="Times New Roman" style:font-name-complex="Times New Roman" style:font-size-complex="12pt"/>
    </style:style>
    <style:style style:name="P982" style:parent-style-name="Normal" style:family="paragraph">
      <style:paragraph-properties fo:margin-right="-0.6097in"/>
      <style:text-properties style:font-name="Times New Roman" style:font-name-complex="Times New Roman" style:font-size-complex="12pt"/>
    </style:style>
    <style:style style:name="P983" style:parent-style-name="Normal" style:family="paragraph">
      <style:paragraph-properties fo:margin-right="-0.6097in"/>
    </style:style>
    <style:style style:name="T984" style:parent-style-name="Policepardéfaut" style:family="text">
      <style:text-properties style:font-name="Times New Roman" style:font-name-complex="Times New Roman" style:font-size-complex="12pt"/>
    </style:style>
    <style:style style:name="T985" style:parent-style-name="Policepardéfaut" style:family="text">
      <style:text-properties style:font-name="Times New Roman" style:font-name-complex="Times New Roman" fo:font-style="italic" style:font-style-asian="italic" style:font-size-complex="12pt"/>
    </style:style>
    <style:style style:name="T986" style:parent-style-name="Policepardéfaut" style:family="text">
      <style:text-properties style:font-name="Times New Roman" style:font-name-complex="Times New Roman" style:font-size-complex="12pt"/>
    </style:style>
    <style:style style:name="P987" style:parent-style-name="Normal" style:family="paragraph">
      <style:paragraph-properties fo:margin-right="-0.6097in"/>
    </style:style>
    <style:style style:name="T988" style:parent-style-name="Policepardéfaut" style:family="text">
      <style:text-properties style:font-name="Times New Roman" style:font-name-complex="Times New Roman" style:font-size-complex="12pt"/>
    </style:style>
    <style:style style:name="T989" style:parent-style-name="Policepardéfaut" style:family="text">
      <style:text-properties style:font-name="Times New Roman" style:font-name-complex="Times New Roman" fo:font-style="italic" style:font-style-asian="italic" style:font-size-complex="12pt"/>
    </style:style>
    <style:style style:name="T990" style:parent-style-name="Policepardéfaut" style:family="text">
      <style:text-properties style:font-name="Times New Roman" style:font-name-complex="Times New Roman" style:font-size-complex="12pt"/>
    </style:style>
    <style:style style:name="P991" style:parent-style-name="Normal" style:family="paragraph">
      <style:paragraph-properties fo:margin-right="-0.6097in"/>
    </style:style>
    <style:style style:name="T992" style:parent-style-name="Policepardéfaut" style:family="text">
      <style:text-properties style:font-name="Times New Roman" style:font-name-complex="Times New Roman" style:font-size-complex="12pt"/>
    </style:style>
    <style:style style:name="T993" style:parent-style-name="Policepardéfaut" style:family="text">
      <style:text-properties style:font-name="Times New Roman" style:font-name-complex="Times New Roman" fo:font-style="italic" style:font-style-asian="italic" style:font-size-complex="12pt"/>
    </style:style>
    <style:style style:name="T994" style:parent-style-name="Policepardéfaut" style:family="text">
      <style:text-properties style:font-name="Times New Roman" style:font-name-complex="Times New Roman" style:font-size-complex="12pt"/>
    </style:style>
    <style:style style:name="P995" style:parent-style-name="Normal" style:family="paragraph">
      <style:paragraph-properties fo:margin-right="-0.6097in"/>
    </style:style>
    <style:style style:name="T996" style:parent-style-name="Policepardéfaut" style:family="text">
      <style:text-properties style:font-name="Times New Roman" style:font-name-complex="Times New Roman" style:font-size-complex="12pt"/>
    </style:style>
    <style:style style:name="T997" style:parent-style-name="Policepardéfaut" style:family="text">
      <style:text-properties style:font-name="Times New Roman" style:font-name-complex="Times New Roman" fo:font-style="italic" style:font-style-asian="italic" style:font-size-complex="12pt"/>
    </style:style>
    <style:style style:name="T998" style:parent-style-name="Policepardéfaut" style:family="text">
      <style:text-properties style:font-name="Times New Roman" style:font-name-complex="Times New Roman" style:font-size-complex="12pt"/>
    </style:style>
    <style:style style:name="P999" style:parent-style-name="Normal" style:family="paragraph">
      <style:paragraph-properties fo:margin-right="-0.6097in"/>
    </style:style>
    <style:style style:name="T1000" style:parent-style-name="Policepardéfaut" style:family="text">
      <style:text-properties style:font-name="Times New Roman" style:font-name-complex="Times New Roman" style:font-size-complex="12pt"/>
    </style:style>
    <style:style style:name="T1001" style:parent-style-name="Policepardéfaut" style:family="text">
      <style:text-properties style:font-name="Times New Roman" style:font-name-complex="Times New Roman" fo:font-style="italic" style:font-style-asian="italic" style:font-size-complex="12pt"/>
    </style:style>
    <style:style style:name="T1002" style:parent-style-name="Policepardéfaut" style:family="text">
      <style:text-properties style:font-name="Times New Roman" style:font-name-complex="Times New Roman" style:font-size-complex="12pt"/>
    </style:style>
    <style:style style:name="P1003" style:parent-style-name="Normal" style:family="paragraph">
      <style:paragraph-properties fo:margin-right="-0.6097in"/>
    </style:style>
    <style:style style:name="T1004" style:parent-style-name="Policepardéfaut" style:family="text">
      <style:text-properties style:font-name="Times New Roman" style:font-name-complex="Times New Roman" style:font-size-complex="12pt" fo:language="en" fo:country="US"/>
    </style:style>
    <style:style style:name="T1005" style:parent-style-name="Policepardéfaut" style:family="text">
      <style:text-properties style:font-name="Times New Roman" style:font-name-complex="Times New Roman" fo:font-style="italic" style:font-style-asian="italic" style:font-size-complex="12pt" fo:language="en" fo:country="US"/>
    </style:style>
    <style:style style:name="T1006" style:parent-style-name="Policepardéfaut" style:family="text">
      <style:text-properties style:font-name="Times New Roman" style:font-name-complex="Times New Roman" style:font-size-complex="12pt" fo:language="en" fo:country="US"/>
    </style:style>
    <style:style style:name="P1007" style:parent-style-name="Normal" style:family="paragraph">
      <style:paragraph-properties fo:margin-right="-0.6097in"/>
      <style:text-properties style:font-name="Times New Roman" style:font-name-complex="Times New Roman" style:font-size-complex="12pt" fo:language="en" fo:country="US"/>
    </style:style>
    <style:style style:name="T1008" style:parent-style-name="Policepardéfaut" style:family="text">
      <style:text-properties style:font-name="Times New Roman" style:font-name-complex="Times New Roman" fo:font-weight="normal" style:font-weight-asian="normal" style:font-size-complex="12pt"/>
    </style:style>
    <style:style style:name="T1009" style:parent-style-name="Policepardéfaut" style:family="text">
      <style:text-properties style:font-name="Times New Roman" style:font-name-complex="Times New Roman" fo:font-weight="normal" style:font-weight-asian="normal" style:font-size-complex="12pt"/>
    </style:style>
    <style:style style:name="P1010" style:parent-style-name="Normal" style:family="paragraph">
      <style:paragraph-properties fo:margin-right="-0.6097in"/>
      <style:text-properties style:font-name="Times New Roman" style:font-name-complex="Times New Roman" style:font-size-complex="12pt"/>
    </style:style>
    <style:style style:name="P1011" style:parent-style-name="Normal" style:family="paragraph">
      <style:paragraph-properties fo:margin-right="-0.6097in"/>
    </style:style>
    <style:style style:name="T1012" style:parent-style-name="Policepardéfaut" style:family="text">
      <style:text-properties style:font-name="Times New Roman" style:font-name-complex="Times New Roman" style:font-size-complex="12pt"/>
    </style:style>
    <style:style style:name="T1013" style:parent-style-name="Policepardéfaut" style:family="text">
      <style:text-properties style:font-name="Times New Roman" style:font-name-complex="Times New Roman" fo:font-style="italic" style:font-style-asian="italic" style:font-size-complex="12pt"/>
    </style:style>
    <style:style style:name="T1014" style:parent-style-name="Policepardéfaut" style:family="text">
      <style:text-properties style:font-name="Times New Roman" style:font-name-complex="Times New Roman" style:font-size-complex="12pt"/>
    </style:style>
    <style:style style:name="T1015" style:parent-style-name="Policepardéfaut" style:family="text">
      <style:text-properties style:font-name="Times New Roman" style:font-name-complex="Times New Roman" style:font-size-complex="12pt"/>
    </style:style>
    <style:style style:name="T1016" style:parent-style-name="Policepardéfaut" style:family="text">
      <style:text-properties style:font-name="Times New Roman" style:font-name-complex="Times New Roman" style:font-size-complex="12pt"/>
    </style:style>
    <style:style style:name="P1017" style:parent-style-name="Normal" style:family="paragraph">
      <style:paragraph-properties fo:margin-right="-0.6097in"/>
      <style:text-properties style:font-name="Times New Roman" style:font-name-complex="Times New Roman" style:font-size-complex="12pt"/>
    </style:style>
    <style:style style:name="T1018" style:parent-style-name="Policepardéfaut" style:family="text">
      <style:text-properties style:font-name="Times New Roman" style:font-name-complex="Times New Roman" fo:font-weight="normal" style:font-weight-asian="normal" style:font-size-complex="12pt"/>
    </style:style>
    <style:style style:name="T1019" style:parent-style-name="Policepardéfaut" style:family="text">
      <style:text-properties style:font-name="Times New Roman" style:font-name-complex="Times New Roman" fo:font-weight="normal" style:font-weight-asian="normal" style:font-size-complex="12pt"/>
    </style:style>
    <style:style style:name="P1020" style:parent-style-name="Normal" style:family="paragraph">
      <style:paragraph-properties fo:margin-right="-0.6097in"/>
      <style:text-properties style:font-name="Times New Roman" style:font-name-complex="Times New Roman" style:font-size-complex="12pt"/>
    </style:style>
    <style:style style:name="P1021" style:parent-style-name="Normal" style:family="paragraph">
      <style:paragraph-properties fo:margin-right="-0.6097in"/>
    </style:style>
    <style:style style:name="T1022" style:parent-style-name="Policepardéfaut" style:family="text">
      <style:text-properties style:font-name="Times New Roman" style:font-name-complex="Times New Roman" style:font-size-complex="12pt"/>
    </style:style>
    <style:style style:name="T1023" style:parent-style-name="Policepardéfaut" style:family="text">
      <style:text-properties style:font-name="Times New Roman" style:font-name-complex="Times New Roman" fo:font-style="italic" style:font-style-asian="italic" style:font-size-complex="12pt"/>
    </style:style>
    <style:style style:name="T1024" style:parent-style-name="Policepardéfaut" style:family="text">
      <style:text-properties style:font-name="Times New Roman" style:font-name-complex="Times New Roman" style:font-size-complex="12pt"/>
    </style:style>
    <style:style style:name="P1025" style:parent-style-name="Normal" style:family="paragraph">
      <style:paragraph-properties fo:margin-right="-0.6097in"/>
      <style:text-properties style:font-name="Times New Roman" style:font-name-complex="Times New Roman" style:font-size-complex="12pt"/>
    </style:style>
    <style:style style:name="T1026" style:parent-style-name="Policepardéfaut" style:family="text">
      <style:text-properties style:font-name="Times New Roman" style:font-name-complex="Times New Roman" fo:font-weight="normal" style:font-weight-asian="normal" style:font-size-complex="12pt"/>
    </style:style>
    <style:style style:name="T1027" style:parent-style-name="Policepardéfaut" style:family="text">
      <style:text-properties style:font-name="Times New Roman" style:font-name-complex="Times New Roman" fo:font-weight="normal" style:font-weight-asian="normal" style:font-size-complex="12pt"/>
    </style:style>
    <style:style style:name="P1028" style:parent-style-name="Normal" style:family="paragraph">
      <style:paragraph-properties fo:margin-right="-0.6097in"/>
      <style:text-properties style:font-name="Times New Roman" style:font-name-complex="Times New Roman" style:font-size-complex="12pt"/>
    </style:style>
    <style:style style:name="P1029" style:parent-style-name="Normal" style:family="paragraph">
      <style:paragraph-properties fo:margin-right="-0.6097in"/>
      <style:text-properties style:font-name="Times New Roman" style:font-name-complex="Times New Roman" style:font-size-complex="12pt"/>
    </style:style>
    <style:style style:name="P1030" style:parent-style-name="Normal" style:family="paragraph">
      <style:paragraph-properties fo:margin-right="-0.6097in"/>
      <style:text-properties style:font-name="Times New Roman" style:font-name-complex="Times New Roman" style:font-size-complex="12pt"/>
    </style:style>
    <style:style style:name="T1031" style:parent-style-name="Policepardéfaut" style:family="text">
      <style:text-properties style:font-name="Times New Roman" style:font-name-complex="Times New Roman" fo:font-weight="normal" style:font-weight-asian="normal" style:font-size-complex="12pt"/>
    </style:style>
    <style:style style:name="T1032" style:parent-style-name="Policepardéfaut" style:family="text">
      <style:text-properties style:font-name="Times New Roman" style:font-name-complex="Times New Roman" fo:font-weight="normal" style:font-weight-asian="normal" style:font-size-complex="12pt"/>
    </style:style>
    <style:style style:name="P1033" style:parent-style-name="Normal" style:family="paragraph">
      <style:paragraph-properties fo:margin-right="-0.6097in"/>
      <style:text-properties style:font-name="Times New Roman" style:font-name-complex="Times New Roman" style:font-size-complex="12pt"/>
    </style:style>
    <style:style style:name="P1034" style:parent-style-name="Normal" style:family="paragraph">
      <style:paragraph-properties fo:margin-right="-0.6097in"/>
    </style:style>
    <style:style style:name="T1035" style:parent-style-name="Policepardéfaut" style:family="text">
      <style:text-properties style:font-name="Times New Roman" style:font-name-complex="Times New Roman" style:font-size-complex="12pt"/>
    </style:style>
    <style:style style:name="T1036" style:parent-style-name="Policepardéfaut" style:family="text">
      <style:text-properties style:font-name="Times New Roman" style:font-name-complex="Times New Roman" fo:font-style="italic" style:font-style-asian="italic" style:font-size-complex="12pt"/>
    </style:style>
    <style:style style:name="T1037" style:parent-style-name="Policepardéfaut" style:family="text">
      <style:text-properties style:font-name="Times New Roman" style:font-name-complex="Times New Roman" style:font-size-complex="12pt"/>
    </style:style>
    <style:style style:name="T1038" style:parent-style-name="Policepardéfaut" style:family="text">
      <style:text-properties style:font-name="Times New Roman" style:font-name-complex="Times New Roman" fo:font-style="italic" style:font-style-asian="italic" style:font-size-complex="12pt"/>
    </style:style>
    <style:style style:name="T1039" style:parent-style-name="Policepardéfaut" style:family="text">
      <style:text-properties style:font-name="Times New Roman" style:font-name-complex="Times New Roman" style:font-size-complex="12pt"/>
    </style:style>
    <style:style style:name="P1040" style:parent-style-name="Normal" style:family="paragraph">
      <style:paragraph-properties fo:margin-right="-0.6097in"/>
      <style:text-properties style:font-name="Times New Roman" style:font-name-complex="Times New Roman" style:font-size-complex="12pt"/>
    </style:style>
    <style:style style:name="T1041" style:parent-style-name="Policepardéfaut" style:family="text">
      <style:text-properties style:font-name="Times New Roman" style:font-name-complex="Times New Roman" fo:font-weight="normal" style:font-weight-asian="normal" style:font-size-complex="12pt"/>
    </style:style>
    <style:style style:name="T1042" style:parent-style-name="Policepardéfaut" style:family="text">
      <style:text-properties style:font-name="Times New Roman" style:font-name-complex="Times New Roman" fo:font-weight="normal" style:font-weight-asian="normal" style:font-size-complex="12pt"/>
    </style:style>
    <style:style style:name="P1043" style:parent-style-name="Normal" style:family="paragraph">
      <style:paragraph-properties fo:margin-right="-0.6097in"/>
      <style:text-properties style:font-name="Times New Roman" style:font-name-complex="Times New Roman" style:font-size-complex="12pt"/>
    </style:style>
    <style:style style:name="P1044" style:parent-style-name="Normal" style:family="paragraph">
      <style:paragraph-properties fo:margin-right="-0.6097in"/>
    </style:style>
    <style:style style:name="T1045" style:parent-style-name="Policepardéfaut" style:family="text">
      <style:text-properties style:font-name="Times New Roman" style:font-name-complex="Times New Roman" style:font-size-complex="12pt"/>
    </style:style>
    <style:style style:name="T1046" style:parent-style-name="Policepardéfaut" style:family="text">
      <style:text-properties style:font-name="Times New Roman" style:font-name-complex="Times New Roman" fo:font-style="italic" style:font-style-asian="italic" style:font-size-complex="12pt"/>
    </style:style>
    <style:style style:name="T1047" style:parent-style-name="Policepardéfaut" style:family="text">
      <style:text-properties style:font-name="Times New Roman" style:font-name-complex="Times New Roman" style:font-size-complex="12pt"/>
    </style:style>
    <style:style style:name="P1048" style:parent-style-name="Normal" style:family="paragraph">
      <style:paragraph-properties fo:margin-right="-0.6097in"/>
      <style:text-properties style:font-name="Times New Roman" style:font-name-complex="Times New Roman" style:font-size-complex="12pt"/>
    </style:style>
    <style:style style:name="T1049" style:parent-style-name="Policepardéfaut" style:family="text">
      <style:text-properties style:font-name="Times New Roman" style:font-name-complex="Times New Roman" fo:font-weight="normal" style:font-weight-asian="normal" style:font-size-complex="12pt"/>
    </style:style>
    <style:style style:name="T1050" style:parent-style-name="Policepardéfaut" style:family="text">
      <style:text-properties style:font-name="Times New Roman" style:font-name-complex="Times New Roman" fo:font-weight="normal" style:font-weight-asian="normal" style:font-size-complex="12pt"/>
    </style:style>
    <style:style style:name="P1051" style:parent-style-name="Normal" style:family="paragraph">
      <style:paragraph-properties fo:margin-right="-0.6097in"/>
      <style:text-properties style:font-name="Times New Roman" style:font-name-complex="Times New Roman" style:font-size-complex="12pt"/>
    </style:style>
    <style:style style:name="P1052" style:parent-style-name="Normal" style:family="paragraph">
      <style:paragraph-properties fo:margin-right="-0.6097in"/>
    </style:style>
    <style:style style:name="T1053" style:parent-style-name="Policepardéfaut" style:family="text">
      <style:text-properties style:font-name="Times New Roman" style:font-name-complex="Times New Roman" style:font-size-complex="12pt"/>
    </style:style>
    <style:style style:name="T1054" style:parent-style-name="Policepardéfaut" style:family="text">
      <style:text-properties style:font-name="Times New Roman" style:font-name-complex="Times New Roman" fo:font-style="italic" style:font-style-asian="italic" style:font-size-complex="12pt"/>
    </style:style>
    <style:style style:name="T1055" style:parent-style-name="Policepardéfaut" style:family="text">
      <style:text-properties style:font-name="Times New Roman" style:font-name-complex="Times New Roman" style:font-size-complex="12pt"/>
    </style:style>
    <style:style style:name="T1056" style:parent-style-name="Policepardéfaut" style:family="text">
      <style:text-properties style:font-name="Times New Roman" style:font-name-complex="Times New Roman" style:font-size-complex="12pt"/>
    </style:style>
    <style:style style:name="P1057" style:parent-style-name="Normal" style:family="paragraph">
      <style:paragraph-properties fo:margin-right="-0.6097in"/>
      <style:text-properties style:font-name="Times New Roman" style:font-name-complex="Times New Roman" style:font-size-complex="12pt"/>
    </style:style>
    <style:style style:name="T1058" style:parent-style-name="Policepardéfaut" style:family="text">
      <style:text-properties style:font-name="Times New Roman" style:font-name-complex="Times New Roman" fo:font-weight="normal" style:font-weight-asian="normal" style:font-size-complex="12pt"/>
    </style:style>
    <style:style style:name="T1059" style:parent-style-name="Policepardéfaut" style:family="text">
      <style:text-properties style:font-name="Times New Roman" style:font-name-complex="Times New Roman" fo:font-weight="normal" style:font-weight-asian="normal" style:font-size-complex="12pt"/>
    </style:style>
    <style:style style:name="P1060" style:parent-style-name="Normal" style:family="paragraph">
      <style:paragraph-properties fo:margin-right="-0.6097in"/>
      <style:text-properties style:font-name="Times New Roman" style:font-name-complex="Times New Roman" style:font-size-complex="12pt"/>
    </style:style>
    <style:style style:name="P1061" style:parent-style-name="Normal" style:family="paragraph">
      <style:paragraph-properties fo:margin-right="-0.6097in"/>
    </style:style>
    <style:style style:name="T1062" style:parent-style-name="Policepardéfaut" style:family="text">
      <style:text-properties style:font-name="Times New Roman" style:font-name-complex="Times New Roman" style:font-size-complex="12pt"/>
    </style:style>
    <style:style style:name="T1063" style:parent-style-name="Policepardéfaut" style:family="text">
      <style:text-properties style:font-name="Times New Roman" style:font-name-complex="Times New Roman" fo:font-style="italic" style:font-style-asian="italic" style:font-size-complex="12pt"/>
    </style:style>
    <style:style style:name="T1064" style:parent-style-name="Policepardéfaut" style:family="text">
      <style:text-properties style:font-name="Times New Roman" style:font-name-complex="Times New Roman" style:font-size-complex="12pt"/>
    </style:style>
    <style:style style:name="T1065" style:parent-style-name="Policepardéfaut" style:family="text">
      <style:text-properties style:font-name="Times New Roman" style:font-name-complex="Times New Roman" fo:font-style="italic" style:font-style-asian="italic" style:font-size-complex="12pt"/>
    </style:style>
    <style:style style:name="T1066" style:parent-style-name="Policepardéfaut" style:family="text">
      <style:text-properties style:font-name="Times New Roman" style:font-name-complex="Times New Roman" style:font-size-complex="12pt"/>
    </style:style>
    <style:style style:name="T1067" style:parent-style-name="Policepardéfaut" style:family="text">
      <style:text-properties style:font-name="Times New Roman" style:font-name-complex="Times New Roman" style:font-size-complex="12pt"/>
    </style:style>
    <style:style style:name="T1068" style:parent-style-name="Policepardéfaut" style:family="text">
      <style:text-properties style:font-name="Times New Roman" style:font-name-complex="Times New Roman" fo:font-style="italic" style:font-style-asian="italic" style:font-size-complex="12pt"/>
    </style:style>
    <style:style style:name="T1069" style:parent-style-name="Policepardéfaut" style:family="text">
      <style:text-properties style:font-name="Times New Roman" style:font-name-complex="Times New Roman" style:font-size-complex="12pt"/>
    </style:style>
    <style:style style:name="T1070" style:parent-style-name="Policepardéfaut" style:family="text">
      <style:text-properties style:font-name="Times New Roman" style:font-name-complex="Times New Roman" fo:font-style="italic" style:font-style-asian="italic" style:font-size-complex="12pt"/>
    </style:style>
    <style:style style:name="T1071" style:parent-style-name="Policepardéfaut" style:family="text">
      <style:text-properties style:font-name="Times New Roman" style:font-name-complex="Times New Roman" style:font-size-complex="12pt"/>
    </style:style>
    <style:style style:name="T1072" style:parent-style-name="Policepardéfaut" style:family="text">
      <style:text-properties style:font-name="Times New Roman" style:font-name-complex="Times New Roman" style:font-size-complex="12pt"/>
    </style:style>
    <style:style style:name="T1073" style:parent-style-name="Policepardéfaut" style:family="text">
      <style:text-properties style:font-name="Times New Roman" style:font-name-complex="Times New Roman" fo:font-style="italic" style:font-style-asian="italic" style:font-size-complex="12pt"/>
    </style:style>
    <style:style style:name="T1074" style:parent-style-name="Policepardéfaut" style:family="text">
      <style:text-properties style:font-name="Times New Roman" style:font-name-complex="Times New Roman" style:font-size-complex="12pt"/>
    </style:style>
    <style:style style:name="T1075" style:parent-style-name="Policepardéfaut" style:family="text">
      <style:text-properties style:font-name="Times New Roman" style:font-name-complex="Times New Roman" fo:font-style="italic" style:font-style-asian="italic" style:font-size-complex="12pt"/>
    </style:style>
    <style:style style:name="T1076" style:parent-style-name="Policepardéfaut" style:family="text">
      <style:text-properties style:font-name="Times New Roman" style:font-name-complex="Times New Roman" style:font-size-complex="12pt"/>
    </style:style>
    <style:style style:name="P1077" style:parent-style-name="Normal" style:family="paragraph">
      <style:paragraph-properties fo:margin-right="-0.6097in"/>
    </style:style>
    <style:style style:name="T1078" style:parent-style-name="Policepardéfaut" style:family="text">
      <style:text-properties style:font-name="Times New Roman" style:font-name-complex="Times New Roman" fo:font-style="italic" style:font-style-asian="italic" style:font-size-complex="12pt"/>
    </style:style>
    <style:style style:name="T1079" style:parent-style-name="Policepardéfaut" style:family="text">
      <style:text-properties style:font-name="Times New Roman" style:font-name-complex="Times New Roman" style:font-size-complex="12pt"/>
    </style:style>
    <style:style style:name="T1080" style:parent-style-name="Policepardéfaut" style:family="text">
      <style:text-properties style:font-name="Times New Roman" style:font-name-complex="Times New Roman" fo:font-style="italic" style:font-style-asian="italic" style:font-size-complex="12pt"/>
    </style:style>
    <style:style style:name="T1081" style:parent-style-name="Policepardéfaut" style:family="text">
      <style:text-properties style:font-name="Times New Roman" style:font-name-complex="Times New Roman" style:font-size-complex="12pt"/>
    </style:style>
    <style:style style:name="T1082" style:parent-style-name="Policepardéfaut" style:family="text">
      <style:text-properties style:font-name="Times New Roman" style:font-name-complex="Times New Roman" style:font-size-complex="12pt"/>
    </style:style>
    <style:style style:name="P1083" style:parent-style-name="Normal" style:family="paragraph">
      <style:paragraph-properties fo:margin-right="-0.6097in"/>
    </style:style>
    <style:style style:name="T1084" style:parent-style-name="Policepardéfaut" style:family="text">
      <style:text-properties style:font-name="Times New Roman" style:font-name-complex="Times New Roman" style:font-size-complex="12pt"/>
    </style:style>
    <style:style style:name="T1085" style:parent-style-name="Policepardéfaut" style:family="text">
      <style:text-properties style:font-name="Times New Roman" style:font-name-complex="Times New Roman" fo:font-style="italic" style:font-style-asian="italic" style:font-size-complex="12pt"/>
    </style:style>
    <style:style style:name="T1086" style:parent-style-name="Policepardéfaut" style:family="text">
      <style:text-properties style:font-name="Times New Roman" style:font-name-complex="Times New Roman" style:font-size-complex="12pt"/>
    </style:style>
    <style:style style:name="T1087" style:parent-style-name="Policepardéfaut" style:family="text">
      <style:text-properties style:font-name="Times New Roman" style:font-name-complex="Times New Roman" style:font-size-complex="12pt"/>
    </style:style>
    <style:style style:name="T1088" style:parent-style-name="Policepardéfaut" style:family="text">
      <style:text-properties style:font-name="Times New Roman" style:font-name-complex="Times New Roman" style:font-size-complex="12pt"/>
    </style:style>
    <style:style style:name="P1089" style:parent-style-name="Normal" style:family="paragraph">
      <style:paragraph-properties fo:margin-right="-0.6097in"/>
    </style:style>
    <style:style style:name="T1090" style:parent-style-name="Policepardéfaut" style:family="text">
      <style:text-properties style:font-name="Times New Roman" style:font-name-complex="Times New Roman" style:font-size-complex="12pt"/>
    </style:style>
    <style:style style:name="T1091" style:parent-style-name="Policepardéfaut" style:family="text">
      <style:text-properties style:font-name="Times New Roman" style:font-name-complex="Times New Roman" fo:font-style="italic" style:font-style-asian="italic" style:font-size-complex="12pt"/>
    </style:style>
    <style:style style:name="T1092" style:parent-style-name="Policepardéfaut" style:family="text">
      <style:text-properties style:font-name="Times New Roman" style:font-name-complex="Times New Roman" style:font-size-complex="12pt"/>
    </style:style>
    <style:style style:name="P1093" style:parent-style-name="Normal" style:family="paragraph">
      <style:paragraph-properties fo:margin-right="-0.6097in"/>
    </style:style>
    <style:style style:name="T1094" style:parent-style-name="Policepardéfaut" style:family="text">
      <style:text-properties style:font-name="Times New Roman" style:font-name-complex="Times New Roman" style:font-size-complex="12pt"/>
    </style:style>
    <style:style style:name="T1095" style:parent-style-name="Policepardéfaut" style:family="text">
      <style:text-properties style:font-name="Times New Roman" style:font-name-complex="Times New Roman" fo:font-style="italic" style:font-style-asian="italic" style:font-size-complex="12pt"/>
    </style:style>
    <style:style style:name="T1096" style:parent-style-name="Policepardéfaut" style:family="text">
      <style:text-properties style:font-name="Times New Roman" style:font-name-complex="Times New Roman" style:font-size-complex="12pt"/>
    </style:style>
    <style:style style:name="P1097" style:parent-style-name="Normal" style:family="paragraph">
      <style:paragraph-properties fo:margin-right="-0.6097in"/>
    </style:style>
    <style:style style:name="T1098" style:parent-style-name="Policepardéfaut" style:family="text">
      <style:text-properties style:font-name="Times New Roman" style:font-name-complex="Times New Roman" style:font-size-complex="12pt"/>
    </style:style>
    <style:style style:name="T1099" style:parent-style-name="Policepardéfaut" style:family="text">
      <style:text-properties style:font-name="Times New Roman" style:font-name-complex="Times New Roman" fo:font-style="italic" style:font-style-asian="italic" style:font-size-complex="12pt"/>
    </style:style>
    <style:style style:name="T1100" style:parent-style-name="Policepardéfaut" style:family="text">
      <style:text-properties style:font-name="Times New Roman" style:font-name-complex="Times New Roman" style:font-size-complex="12pt"/>
    </style:style>
    <style:style style:name="P1101" style:parent-style-name="Normal" style:family="paragraph">
      <style:paragraph-properties fo:margin-right="-0.6097in"/>
    </style:style>
    <style:style style:name="T1102" style:parent-style-name="Policepardéfaut" style:family="text">
      <style:text-properties style:font-name="Times New Roman" style:font-name-complex="Times New Roman" style:font-size-complex="12pt"/>
    </style:style>
    <style:style style:name="T1103" style:parent-style-name="Policepardéfaut" style:family="text">
      <style:text-properties style:font-name="Times New Roman" style:font-name-complex="Times New Roman" fo:font-style="italic" style:font-style-asian="italic" style:font-size-complex="12pt"/>
    </style:style>
    <style:style style:name="T1104" style:parent-style-name="Policepardéfaut" style:family="text">
      <style:text-properties style:font-name="Times New Roman" style:font-name-complex="Times New Roman" style:font-size-complex="12pt"/>
    </style:style>
    <style:style style:name="P1105" style:parent-style-name="Normal" style:family="paragraph">
      <style:paragraph-properties fo:margin-right="-0.6097in"/>
      <style:text-properties style:font-name="Times New Roman" style:font-name-complex="Times New Roman" style:font-size-complex="12pt"/>
    </style:style>
    <style:style style:name="T1106" style:parent-style-name="Policepardéfaut" style:family="text">
      <style:text-properties style:font-name="Times New Roman" style:font-name-complex="Times New Roman" fo:font-weight="normal" style:font-weight-asian="normal" style:font-size-complex="12pt"/>
    </style:style>
    <style:style style:name="T1107" style:parent-style-name="Policepardéfaut" style:family="text">
      <style:text-properties style:font-name="Times New Roman" style:font-name-complex="Times New Roman" fo:font-weight="normal" style:font-weight-asian="normal" style:font-size-complex="12pt"/>
    </style:style>
    <style:style style:name="P1108" style:parent-style-name="Normal" style:family="paragraph">
      <style:paragraph-properties fo:margin-right="-0.6097in"/>
      <style:text-properties style:font-name="Times New Roman" style:font-name-complex="Times New Roman" style:font-size-complex="12pt"/>
    </style:style>
    <style:style style:name="P1109" style:parent-style-name="Normal" style:family="paragraph">
      <style:paragraph-properties fo:margin-right="-0.6097in"/>
    </style:style>
    <style:style style:name="T1110" style:parent-style-name="Policepardéfaut" style:family="text">
      <style:text-properties style:font-name="Times New Roman" style:font-name-complex="Times New Roman" style:font-size-complex="12pt"/>
    </style:style>
    <style:style style:name="T1111" style:parent-style-name="Policepardéfaut" style:family="text">
      <style:text-properties style:font-name="Times New Roman" style:font-name-complex="Times New Roman" style:font-size-complex="12pt" style:text-underline-type="single" style:text-underline-style="solid" style:text-underline-width="auto" style:text-underline-mode="continuous"/>
    </style:style>
    <style:style style:name="T1112" style:parent-style-name="Policepardéfaut" style:family="text">
      <style:text-properties style:font-name="Times New Roman" style:font-name-complex="Times New Roman" style:font-size-complex="12pt"/>
    </style:style>
    <style:style style:name="T1113" style:parent-style-name="Policepardéfaut" style:family="text">
      <style:text-properties style:font-name="Times New Roman" style:font-name-complex="Times New Roman" fo:font-style="italic" style:font-style-asian="italic" style:font-size-complex="12pt"/>
    </style:style>
    <style:style style:name="T1114" style:parent-style-name="Policepardéfaut" style:family="text">
      <style:text-properties style:font-name="Times New Roman" style:font-name-complex="Times New Roman" style:font-size-complex="12pt"/>
    </style:style>
    <style:style style:name="T1115" style:parent-style-name="Policepardéfaut" style:family="text">
      <style:text-properties style:font-name="Times New Roman" style:font-name-complex="Times New Roman" style:font-size-complex="12pt"/>
    </style:style>
    <style:style style:name="T1116" style:parent-style-name="Policepardéfaut" style:family="text">
      <style:text-properties style:font-name="Times New Roman" style:font-name-complex="Times New Roman" style:font-size-complex="12pt"/>
    </style:style>
    <style:style style:name="T1117" style:parent-style-name="Policepardéfaut" style:family="text">
      <style:text-properties style:font-name="Times New Roman" style:font-name-complex="Times New Roman" style:font-size-complex="12pt"/>
    </style:style>
    <style:style style:name="T1118" style:parent-style-name="Policepardéfaut" style:family="text">
      <style:text-properties style:font-name="Times New Roman" style:font-name-complex="Times New Roman" style:font-size-complex="12pt"/>
    </style:style>
    <style:style style:name="T1119" style:parent-style-name="Policepardéfaut" style:family="text">
      <style:text-properties style:font-name="Times New Roman" style:font-name-complex="Times New Roman" style:font-size-complex="12pt"/>
    </style:style>
    <style:style style:name="T1120" style:parent-style-name="Policepardéfaut" style:family="text">
      <style:text-properties style:font-name="Times New Roman" style:font-name-complex="Times New Roman" style:font-size-complex="12pt"/>
    </style:style>
    <style:style style:name="T1121" style:parent-style-name="Policepardéfaut" style:family="text">
      <style:text-properties style:font-name="Times New Roman" style:font-name-complex="Times New Roman" style:font-size-complex="12pt"/>
    </style:style>
    <style:style style:name="P1122" style:parent-style-name="Normal" style:family="paragraph">
      <style:paragraph-properties fo:margin-right="-0.6097in"/>
      <style:text-properties style:font-name="Times New Roman" style:font-name-complex="Times New Roman" style:font-size-complex="12pt"/>
    </style:style>
    <style:style style:name="T1123" style:parent-style-name="Policepardéfaut" style:family="text">
      <style:text-properties style:font-name="Times New Roman" style:font-name-complex="Times New Roman" fo:font-weight="normal" style:font-weight-asian="normal" style:font-size-complex="12pt"/>
    </style:style>
    <style:style style:name="T1124" style:parent-style-name="Policepardéfaut" style:family="text">
      <style:text-properties style:font-name="Times New Roman" style:font-name-complex="Times New Roman" fo:font-weight="normal" style:font-weight-asian="normal" style:font-size-complex="12pt"/>
    </style:style>
    <style:style style:name="P1125" style:parent-style-name="Normal" style:family="paragraph">
      <style:paragraph-properties fo:margin-right="-0.6097in"/>
      <style:text-properties style:font-name="Times New Roman" style:font-name-complex="Times New Roman" style:font-size-complex="12pt"/>
    </style:style>
    <style:style style:name="P1126" style:parent-style-name="Normal" style:family="paragraph">
      <style:paragraph-properties fo:margin-right="-0.6097in"/>
    </style:style>
    <style:style style:name="T1127" style:parent-style-name="Policepardéfaut" style:family="text">
      <style:text-properties style:font-name="Times New Roman" style:font-name-complex="Times New Roman" style:font-size-complex="12pt"/>
    </style:style>
    <style:style style:name="T1128" style:parent-style-name="Policepardéfaut" style:family="text">
      <style:text-properties style:font-name="Times New Roman" style:font-name-complex="Times New Roman" fo:font-style="italic" style:font-style-asian="italic" style:font-size-complex="12pt"/>
    </style:style>
    <style:style style:name="T1129" style:parent-style-name="Policepardéfaut" style:family="text">
      <style:text-properties style:font-name="Times New Roman" style:font-name-complex="Times New Roman" style:font-size-complex="12pt"/>
    </style:style>
    <style:style style:name="P1130" style:parent-style-name="Normal" style:family="paragraph">
      <style:paragraph-properties fo:margin-right="-0.6097in"/>
      <style:text-properties style:font-name="Times New Roman" style:font-name-complex="Times New Roman" style:font-size-complex="12pt"/>
    </style:style>
    <style:style style:name="T1131" style:parent-style-name="Policepardéfaut" style:family="text">
      <style:text-properties style:font-name="Times New Roman" style:font-name-complex="Times New Roman" fo:font-weight="normal" style:font-weight-asian="normal" style:font-size-complex="12pt"/>
    </style:style>
    <style:style style:name="T1132" style:parent-style-name="Policepardéfaut" style:family="text">
      <style:text-properties style:font-name="Times New Roman" style:font-name-complex="Times New Roman" fo:font-weight="normal" style:font-weight-asian="normal" style:font-size-complex="12pt"/>
    </style:style>
    <style:style style:name="P1133" style:parent-style-name="Normal" style:family="paragraph">
      <style:paragraph-properties fo:margin-right="-0.6097in"/>
      <style:text-properties style:font-name="Times New Roman" style:font-name-complex="Times New Roman" style:font-size-complex="12pt"/>
    </style:style>
    <style:style style:name="P1134" style:parent-style-name="Normal" style:family="paragraph">
      <style:paragraph-properties fo:margin-right="-0.6097in"/>
    </style:style>
    <style:style style:name="T1135" style:parent-style-name="Policepardéfaut" style:family="text">
      <style:text-properties style:font-name="Times New Roman" style:font-name-complex="Times New Roman" style:font-size-complex="12pt"/>
    </style:style>
    <style:style style:name="T1136" style:parent-style-name="Policepardéfaut" style:family="text">
      <style:text-properties style:font-name="Times New Roman" style:font-name-complex="Times New Roman" fo:font-style="italic" style:font-style-asian="italic" style:font-size-complex="12pt"/>
    </style:style>
    <style:style style:name="T1137" style:parent-style-name="Policepardéfaut" style:family="text">
      <style:text-properties style:font-name="Times New Roman" style:font-name-complex="Times New Roman" fo:font-style="italic" style:font-style-asian="italic" style:font-size-complex="12pt"/>
    </style:style>
    <style:style style:name="T1138" style:parent-style-name="Policepardéfaut" style:family="text">
      <style:text-properties style:font-name="Times New Roman" style:font-name-complex="Times New Roman" style:font-size-complex="12pt"/>
    </style:style>
    <style:style style:name="T1139" style:parent-style-name="Policepardéfaut" style:family="text">
      <style:text-properties style:font-name="Times New Roman" style:font-name-complex="Times New Roman" fo:font-style="italic" style:font-style-asian="italic" style:font-size-complex="12pt"/>
    </style:style>
    <style:style style:name="T1140" style:parent-style-name="Policepardéfaut" style:family="text">
      <style:text-properties style:font-name="Times New Roman" style:font-name-complex="Times New Roman" style:font-size-complex="12pt"/>
    </style:style>
    <style:style style:name="T1141" style:parent-style-name="Policepardéfaut" style:family="text">
      <style:text-properties style:font-name="Times New Roman" style:font-name-complex="Times New Roman" style:font-size-complex="12pt"/>
    </style:style>
    <style:style style:name="T1142" style:parent-style-name="Policepardéfaut" style:family="text">
      <style:text-properties style:font-name="Times New Roman" style:font-name-complex="Times New Roman" fo:font-style="italic" style:font-style-asian="italic" style:font-size-complex="12pt"/>
    </style:style>
    <style:style style:name="T1143" style:parent-style-name="Policepardéfaut" style:family="text">
      <style:text-properties style:font-name="Times New Roman" style:font-name-complex="Times New Roman" fo:font-style="italic" style:font-style-asian="italic" style:font-size-complex="12pt"/>
    </style:style>
    <style:style style:name="T1144" style:parent-style-name="Policepardéfaut" style:family="text">
      <style:text-properties style:font-name="Times New Roman" style:font-name-complex="Times New Roman" style:font-size-complex="12pt"/>
    </style:style>
    <style:style style:name="T1145" style:parent-style-name="Policepardéfaut" style:family="text">
      <style:text-properties style:font-name="Times New Roman" style:font-name-complex="Times New Roman" fo:font-style="italic" style:font-style-asian="italic" style:font-size-complex="12pt"/>
    </style:style>
    <style:style style:name="T1146" style:parent-style-name="Policepardéfaut" style:family="text">
      <style:text-properties style:font-name="Times New Roman" style:font-name-complex="Times New Roman" style:font-size-complex="12pt"/>
    </style:style>
    <style:style style:name="T1147" style:parent-style-name="Policepardéfaut" style:family="text">
      <style:text-properties style:font-name="Times New Roman" style:font-name-complex="Times New Roman" fo:font-style="italic" style:font-style-asian="italic" style:font-size-complex="12pt"/>
    </style:style>
    <style:style style:name="T1148" style:parent-style-name="Policepardéfaut" style:family="text">
      <style:text-properties style:font-name="Times New Roman" style:font-name-complex="Times New Roman" style:font-size-complex="12pt"/>
    </style:style>
    <style:style style:name="T1149" style:parent-style-name="Policepardéfaut" style:family="text">
      <style:text-properties style:font-name="Times New Roman" style:font-name-complex="Times New Roman" fo:font-style="italic" style:font-style-asian="italic" style:font-size-complex="12pt"/>
    </style:style>
    <style:style style:name="T1150" style:parent-style-name="Policepardéfaut" style:family="text">
      <style:text-properties style:font-name="Times New Roman" style:font-name-complex="Times New Roman" style:font-size-complex="12pt"/>
    </style:style>
    <style:style style:name="T1151" style:parent-style-name="Policepardéfaut" style:family="text">
      <style:text-properties style:font-name="Times New Roman" style:font-name-complex="Times New Roman" fo:font-style="italic" style:font-style-asian="italic" style:font-size-complex="12pt"/>
    </style:style>
    <style:style style:name="T1152" style:parent-style-name="Policepardéfaut" style:family="text">
      <style:text-properties style:font-name="Times New Roman" style:font-name-complex="Times New Roman" style:font-size-complex="12pt"/>
    </style:style>
    <style:style style:name="T1153" style:parent-style-name="Policepardéfaut" style:family="text">
      <style:text-properties style:font-name="Times New Roman" style:font-name-complex="Times New Roman" fo:font-style="italic" style:font-style-asian="italic" style:font-size-complex="12pt"/>
    </style:style>
    <style:style style:name="T1154" style:parent-style-name="Policepardéfaut" style:family="text">
      <style:text-properties style:font-name="Times New Roman" style:font-name-complex="Times New Roman" style:font-size-complex="12pt"/>
    </style:style>
    <style:style style:name="T1155" style:parent-style-name="Policepardéfaut" style:family="text">
      <style:text-properties style:font-name="Times New Roman" style:font-name-complex="Times New Roman" style:font-size-complex="12pt"/>
    </style:style>
    <style:style style:name="T1156" style:parent-style-name="Policepardéfaut" style:family="text">
      <style:text-properties style:font-name="Times New Roman" style:font-name-complex="Times New Roman" fo:font-style="italic" style:font-style-asian="italic" style:font-size-complex="12pt"/>
    </style:style>
    <style:style style:name="T1157" style:parent-style-name="Policepardéfaut" style:family="text">
      <style:text-properties style:font-name="Times New Roman" style:font-name-complex="Times New Roman" style:font-size-complex="12pt"/>
    </style:style>
    <style:style style:name="T1158" style:parent-style-name="Policepardéfaut" style:family="text">
      <style:text-properties style:font-name="Times New Roman" style:font-name-complex="Times New Roman" fo:font-style="italic" style:font-style-asian="italic" style:font-size-complex="12pt"/>
    </style:style>
    <style:style style:name="T1159" style:parent-style-name="Policepardéfaut" style:family="text">
      <style:text-properties style:font-name="Times New Roman" style:font-name-complex="Times New Roman" style:font-size-complex="12pt"/>
    </style:style>
    <style:style style:name="P1160" style:parent-style-name="Normal" style:family="paragraph">
      <style:paragraph-properties fo:margin-right="-0.6097in"/>
      <style:text-properties style:font-name="Times New Roman" style:font-name-complex="Times New Roman" style:font-size-complex="12pt"/>
    </style:style>
    <style:style style:name="T1161" style:parent-style-name="Policepardéfaut" style:family="text">
      <style:text-properties style:font-name="Times New Roman" style:font-name-complex="Times New Roman" fo:font-weight="normal" style:font-weight-asian="normal" style:font-size-complex="12pt"/>
    </style:style>
    <style:style style:name="T1162" style:parent-style-name="Policepardéfaut" style:family="text">
      <style:text-properties style:font-name="Times New Roman" style:font-name-complex="Times New Roman" fo:font-weight="normal" style:font-weight-asian="normal" style:font-size-complex="12pt"/>
    </style:style>
    <style:style style:name="P1163" style:parent-style-name="Normal" style:family="paragraph">
      <style:paragraph-properties fo:margin-right="-0.6097in"/>
      <style:text-properties style:font-name="Times New Roman" style:font-name-complex="Times New Roman" style:font-size-complex="12pt"/>
    </style:style>
    <style:style style:name="P1164" style:parent-style-name="Normal" style:family="paragraph">
      <style:paragraph-properties fo:margin-right="-0.6097in"/>
    </style:style>
    <style:style style:name="T1165" style:parent-style-name="Policepardéfaut" style:family="text">
      <style:text-properties style:font-name="Times New Roman" style:font-name-complex="Times New Roman" style:font-size-complex="12pt"/>
    </style:style>
    <style:style style:name="T1166" style:parent-style-name="Policepardéfaut" style:family="text">
      <style:text-properties style:font-name="Times New Roman" style:font-name-complex="Times New Roman" fo:font-style="italic" style:font-style-asian="italic" style:font-size-complex="12pt"/>
    </style:style>
    <style:style style:name="T1167" style:parent-style-name="Policepardéfaut" style:family="text">
      <style:text-properties style:font-name="Times New Roman" style:font-name-complex="Times New Roman" fo:font-style="italic" style:font-style-asian="italic" style:font-size-complex="12pt"/>
    </style:style>
    <style:style style:name="T1168" style:parent-style-name="Policepardéfaut" style:family="text">
      <style:text-properties style:font-name="Times New Roman" style:font-name-complex="Times New Roman" style:font-size-complex="12pt"/>
    </style:style>
    <style:style style:name="P1169" style:parent-style-name="Normal" style:family="paragraph">
      <style:paragraph-properties fo:margin-right="-0.6097in"/>
      <style:text-properties style:font-name="Times New Roman" style:font-name-complex="Times New Roman" style:font-size-complex="12pt"/>
    </style:style>
    <style:style style:name="T1170" style:parent-style-name="Policepardéfaut" style:family="text">
      <style:text-properties style:font-name="Times New Roman" style:font-name-complex="Times New Roman" fo:font-weight="normal" style:font-weight-asian="normal" style:font-size-complex="12pt"/>
    </style:style>
    <style:style style:name="T1171" style:parent-style-name="Policepardéfaut" style:family="text">
      <style:text-properties style:font-name="Times New Roman" style:font-name-complex="Times New Roman" fo:font-weight="normal" style:font-weight-asian="normal" style:font-size-complex="12pt"/>
    </style:style>
    <style:style style:name="P1172" style:parent-style-name="Normal" style:family="paragraph">
      <style:paragraph-properties fo:margin-right="-0.6097in"/>
      <style:text-properties style:font-name="Times New Roman" style:font-name-complex="Times New Roman" style:font-size-complex="12pt"/>
    </style:style>
    <style:style style:name="P1173" style:parent-style-name="Normal" style:family="paragraph">
      <style:paragraph-properties fo:margin-right="-0.6097in"/>
    </style:style>
    <style:style style:name="T1174" style:parent-style-name="Policepardéfaut" style:family="text">
      <style:text-properties style:font-name="Times New Roman" style:font-name-complex="Times New Roman" style:font-size-complex="12pt"/>
    </style:style>
    <style:style style:name="T1175" style:parent-style-name="Policepardéfaut" style:family="text">
      <style:text-properties style:font-name="Times New Roman" style:font-name-complex="Times New Roman" fo:font-style="italic" style:font-style-asian="italic" style:font-size-complex="12pt"/>
    </style:style>
    <style:style style:name="T1176" style:parent-style-name="Policepardéfaut" style:family="text">
      <style:text-properties style:font-name="Times New Roman" style:font-name-complex="Times New Roman" style:font-size-complex="12pt"/>
    </style:style>
    <style:style style:name="T1177" style:parent-style-name="Policepardéfaut" style:family="text">
      <style:text-properties style:font-name="Times New Roman" style:font-name-complex="Times New Roman" fo:font-style="italic" style:font-style-asian="italic" style:font-size-complex="12pt"/>
    </style:style>
    <style:style style:name="T1178" style:parent-style-name="Policepardéfaut" style:family="text">
      <style:text-properties style:font-name="Times New Roman" style:font-name-complex="Times New Roman" fo:font-style="italic" style:font-style-asian="italic" style:font-size-complex="12pt"/>
    </style:style>
    <style:style style:name="T1179" style:parent-style-name="Policepardéfaut" style:family="text">
      <style:text-properties style:font-name="Times New Roman" style:font-name-complex="Times New Roman" style:font-size-complex="12pt"/>
    </style:style>
    <style:style style:name="T1180" style:parent-style-name="Policepardéfaut" style:family="text">
      <style:text-properties style:font-name="Times New Roman" style:font-name-complex="Times New Roman" fo:font-style="italic" style:font-style-asian="italic" style:font-size-complex="12pt"/>
    </style:style>
    <style:style style:name="T1181" style:parent-style-name="Policepardéfaut" style:family="text">
      <style:text-properties style:font-name="Times New Roman" style:font-name-complex="Times New Roman" style:font-size-complex="12pt"/>
    </style:style>
    <style:style style:name="T1182" style:parent-style-name="Policepardéfaut" style:family="text">
      <style:text-properties style:font-name="Times New Roman" style:font-name-complex="Times New Roman" fo:font-style="italic" style:font-style-asian="italic" style:font-size-complex="12pt"/>
    </style:style>
    <style:style style:name="T1183" style:parent-style-name="Policepardéfaut" style:family="text">
      <style:text-properties style:font-name="Times New Roman" style:font-name-complex="Times New Roman" style:font-size-complex="12pt"/>
    </style:style>
    <style:style style:name="T1184" style:parent-style-name="Policepardéfaut" style:family="text">
      <style:text-properties style:font-name="Times New Roman" style:font-name-complex="Times New Roman" style:font-size-complex="12pt"/>
    </style:style>
    <style:style style:name="T1185" style:parent-style-name="Policepardéfaut" style:family="text">
      <style:text-properties style:font-name="Times New Roman" style:font-name-complex="Times New Roman" style:font-size-complex="12pt"/>
    </style:style>
    <style:style style:name="T1186" style:parent-style-name="Policepardéfaut" style:family="text">
      <style:text-properties style:font-name="Times New Roman" style:font-name-complex="Times New Roman" fo:font-style="italic" style:font-style-asian="italic" style:font-size-complex="12pt"/>
    </style:style>
    <style:style style:name="T1187" style:parent-style-name="Policepardéfaut" style:family="text">
      <style:text-properties style:font-name="Times New Roman" style:font-name-complex="Times New Roman" style:font-size-complex="12pt"/>
    </style:style>
    <style:style style:name="T1188" style:parent-style-name="Policepardéfaut" style:family="text">
      <style:text-properties style:font-name="Times New Roman" style:font-name-complex="Times New Roman" fo:font-style="italic" style:font-style-asian="italic" style:font-size-complex="12pt"/>
    </style:style>
    <style:style style:name="T1189" style:parent-style-name="Policepardéfaut" style:family="text">
      <style:text-properties style:font-name="Times New Roman" style:font-name-complex="Times New Roman" style:font-size-complex="12pt"/>
    </style:style>
    <style:style style:name="T1190" style:parent-style-name="Policepardéfaut" style:family="text">
      <style:text-properties style:font-name="Times New Roman" style:font-name-complex="Times New Roman" fo:font-style="italic" style:font-style-asian="italic" style:font-size-complex="12pt"/>
    </style:style>
    <style:style style:name="T1191" style:parent-style-name="Policepardéfaut" style:family="text">
      <style:text-properties style:font-name="Times New Roman" style:font-name-complex="Times New Roman" style:font-size-complex="12pt"/>
    </style:style>
    <style:style style:name="P1192" style:parent-style-name="Normal" style:family="paragraph">
      <style:paragraph-properties fo:margin-right="-0.6097in"/>
    </style:style>
    <style:style style:name="T1193" style:parent-style-name="Policepardéfaut" style:family="text">
      <style:text-properties style:font-name="Times New Roman" style:font-name-complex="Times New Roman" fo:font-style="italic" style:font-style-asian="italic" style:font-size-complex="12pt"/>
    </style:style>
    <style:style style:name="T1194" style:parent-style-name="Policepardéfaut" style:family="text">
      <style:text-properties style:font-name="Times New Roman" style:font-name-complex="Times New Roman" style:font-size-complex="12pt"/>
    </style:style>
    <style:style style:name="T1195" style:parent-style-name="Policepardéfaut" style:family="text">
      <style:text-properties style:font-name="Times New Roman" style:font-name-complex="Times New Roman" fo:font-style="italic" style:font-style-asian="italic" style:font-size-complex="12pt"/>
    </style:style>
    <style:style style:name="T1196" style:parent-style-name="Policepardéfaut" style:family="text">
      <style:text-properties style:font-name="Times New Roman" style:font-name-complex="Times New Roman" style:font-size-complex="12pt"/>
    </style:style>
    <style:style style:name="P1197" style:parent-style-name="Normal" style:family="paragraph">
      <style:paragraph-properties fo:margin-right="-0.6097in"/>
    </style:style>
    <style:style style:name="T1198" style:parent-style-name="Policepardéfaut" style:family="text">
      <style:text-properties style:font-name="Times New Roman" style:font-name-complex="Times New Roman" style:font-size-complex="12pt"/>
    </style:style>
    <style:style style:name="T1199" style:parent-style-name="Policepardéfaut" style:family="text">
      <style:text-properties style:font-name="Times New Roman" style:font-name-complex="Times New Roman" fo:font-style="italic" style:font-style-asian="italic" style:font-size-complex="12pt"/>
    </style:style>
    <style:style style:name="T1200" style:parent-style-name="Policepardéfaut" style:family="text">
      <style:text-properties style:font-name="Times New Roman" style:font-name-complex="Times New Roman" style:font-size-complex="12pt"/>
    </style:style>
    <style:style style:name="P1201" style:parent-style-name="Normal" style:family="paragraph">
      <style:paragraph-properties fo:margin-right="-0.6097in"/>
    </style:style>
    <style:style style:name="T1202" style:parent-style-name="Policepardéfaut" style:family="text">
      <style:text-properties style:font-name="Times New Roman" style:font-name-complex="Times New Roman" style:font-size-complex="12pt"/>
    </style:style>
    <style:style style:name="T1203" style:parent-style-name="Policepardéfaut" style:family="text">
      <style:text-properties style:font-name="Times New Roman" style:font-name-complex="Times New Roman" fo:font-style="italic" style:font-style-asian="italic" style:font-size-complex="12pt"/>
    </style:style>
    <style:style style:name="T1204" style:parent-style-name="Policepardéfaut" style:family="text">
      <style:text-properties style:font-name="Times New Roman" style:font-name-complex="Times New Roman" style:font-size-complex="12pt"/>
    </style:style>
    <style:style style:name="P1205" style:parent-style-name="Normal" style:family="paragraph">
      <style:paragraph-properties fo:margin-right="-0.6097in"/>
    </style:style>
    <style:style style:name="T1206" style:parent-style-name="Policepardéfaut" style:family="text">
      <style:text-properties style:font-name="Times New Roman" style:font-name-complex="Times New Roman" style:font-size-complex="12pt"/>
    </style:style>
    <style:style style:name="T1207" style:parent-style-name="Policepardéfaut" style:family="text">
      <style:text-properties style:font-name="Times New Roman" style:font-name-complex="Times New Roman" fo:font-style="italic" style:font-style-asian="italic" style:font-size-complex="12pt"/>
    </style:style>
    <style:style style:name="T1208" style:parent-style-name="Policepardéfaut" style:family="text">
      <style:text-properties style:font-name="Times New Roman" style:font-name-complex="Times New Roman" style:font-size-complex="12pt"/>
    </style:style>
    <style:style style:name="P1209" style:parent-style-name="Normal" style:family="paragraph">
      <style:paragraph-properties fo:margin-right="-0.6097in"/>
    </style:style>
    <style:style style:name="T1210" style:parent-style-name="Policepardéfaut" style:family="text">
      <style:text-properties style:font-name="Times New Roman" style:font-name-complex="Times New Roman" style:font-size-complex="12pt"/>
    </style:style>
    <style:style style:name="T1211" style:parent-style-name="Policepardéfaut" style:family="text">
      <style:text-properties style:font-name="Times New Roman" style:font-name-complex="Times New Roman" style:font-size-complex="12pt"/>
    </style:style>
    <style:style style:name="T1212" style:parent-style-name="Policepardéfaut" style:family="text">
      <style:text-properties style:font-name="Times New Roman" style:font-name-complex="Times New Roman" fo:font-style="italic" style:font-style-asian="italic" style:font-size-complex="12pt"/>
    </style:style>
    <style:style style:name="T1213" style:parent-style-name="Policepardéfaut" style:family="text">
      <style:text-properties style:font-name="Times New Roman" style:font-name-complex="Times New Roman" style:font-size-complex="12pt"/>
    </style:style>
    <style:style style:name="T1214" style:parent-style-name="Policepardéfaut" style:family="text">
      <style:text-properties style:font-name="Times New Roman" style:font-name-complex="Times New Roman" style:font-size-complex="12pt" fo:language="en" fo:country="US"/>
    </style:style>
    <style:style style:name="P1215" style:parent-style-name="Normal" style:family="paragraph">
      <style:paragraph-properties fo:margin-right="-0.6097in"/>
    </style:style>
    <style:style style:name="T1216" style:parent-style-name="Policepardéfaut" style:family="text">
      <style:text-properties style:font-name="Times New Roman" style:font-name-complex="Times New Roman" style:font-size-complex="12pt" fo:language="en" fo:country="US"/>
    </style:style>
    <style:style style:name="T1217" style:parent-style-name="Policepardéfaut" style:family="text">
      <style:text-properties style:font-name="Times New Roman" style:font-name-complex="Times New Roman" fo:font-style="italic" style:font-style-asian="italic" style:font-size-complex="12pt" fo:language="en" fo:country="US"/>
    </style:style>
    <style:style style:name="T1218" style:parent-style-name="Policepardéfaut" style:family="text">
      <style:text-properties style:font-name="Times New Roman" style:font-name-complex="Times New Roman" style:font-size-complex="12pt" fo:language="en" fo:country="US"/>
    </style:style>
    <style:style style:name="P1219" style:parent-style-name="Normal" style:family="paragraph">
      <style:paragraph-properties fo:margin-right="-0.6097in"/>
    </style:style>
    <style:style style:name="T1220" style:parent-style-name="Policepardéfaut" style:family="text">
      <style:text-properties style:font-name="Times New Roman" style:font-name-complex="Times New Roman" style:font-size-complex="12pt" fo:language="en" fo:country="US"/>
    </style:style>
    <style:style style:name="T1221" style:parent-style-name="Policepardéfaut" style:family="text">
      <style:text-properties style:font-name="Times New Roman" style:font-name-complex="Times New Roman" fo:font-style="italic" style:font-style-asian="italic" style:font-size-complex="12pt" fo:language="en" fo:country="US"/>
    </style:style>
    <style:style style:name="T1222" style:parent-style-name="Policepardéfaut" style:family="text">
      <style:text-properties style:font-name="Times New Roman" style:font-name-complex="Times New Roman" style:font-size-complex="12pt" fo:language="en" fo:country="US"/>
    </style:style>
    <style:style style:name="P1223" style:parent-style-name="Normal" style:family="paragraph">
      <style:paragraph-properties fo:margin-right="-0.6097in"/>
    </style:style>
    <style:style style:name="T1224" style:parent-style-name="Policepardéfaut" style:family="text">
      <style:text-properties style:font-name="Times New Roman" style:font-name-complex="Times New Roman" style:font-size-complex="12pt" fo:language="en" fo:country="US"/>
    </style:style>
    <style:style style:name="T1225" style:parent-style-name="Policepardéfaut" style:family="text">
      <style:text-properties style:font-name="Times New Roman" style:font-name-complex="Times New Roman" fo:font-style="italic" style:font-style-asian="italic" style:font-size-complex="12pt" fo:language="en" fo:country="US"/>
    </style:style>
    <style:style style:name="T1226" style:parent-style-name="Policepardéfaut" style:family="text">
      <style:text-properties style:font-name="Times New Roman" style:font-name-complex="Times New Roman" style:font-size-complex="12pt" fo:language="en" fo:country="US"/>
    </style:style>
    <style:style style:name="P1227" style:parent-style-name="Normal" style:family="paragraph">
      <style:paragraph-properties fo:margin-right="-0.6097in"/>
    </style:style>
    <style:style style:name="T1228" style:parent-style-name="Policepardéfaut" style:family="text">
      <style:text-properties style:font-name="Times New Roman" style:font-name-complex="Times New Roman" style:font-size-complex="12pt" fo:language="en" fo:country="US"/>
    </style:style>
    <style:style style:name="T1229" style:parent-style-name="Policepardéfaut" style:family="text">
      <style:text-properties style:font-name="Times New Roman" style:font-name-complex="Times New Roman" fo:font-style="italic" style:font-style-asian="italic" style:font-size-complex="12pt" fo:language="en" fo:country="US"/>
    </style:style>
    <style:style style:name="T1230" style:parent-style-name="Policepardéfaut" style:family="text">
      <style:text-properties style:font-name="Times New Roman" style:font-name-complex="Times New Roman" style:font-size-complex="12pt" fo:language="en" fo:country="US"/>
    </style:style>
    <style:style style:name="P1231" style:parent-style-name="Normal" style:family="paragraph">
      <style:paragraph-properties fo:margin-right="-0.6097in"/>
    </style:style>
    <style:style style:name="T1232" style:parent-style-name="Policepardéfaut" style:family="text">
      <style:text-properties style:font-name="Times New Roman" style:font-name-complex="Times New Roman" style:font-size-complex="12pt" fo:language="en" fo:country="US"/>
    </style:style>
    <style:style style:name="T1233" style:parent-style-name="Policepardéfaut" style:family="text">
      <style:text-properties style:font-name="Times New Roman" style:font-name-complex="Times New Roman" style:font-size-complex="12pt"/>
    </style:style>
    <style:style style:name="P1234" style:parent-style-name="Normal" style:family="paragraph">
      <style:paragraph-properties fo:margin-right="-0.6097in"/>
      <style:text-properties style:font-name="Times New Roman" style:font-name-complex="Times New Roman" style:font-size-complex="12pt"/>
    </style:style>
    <style:style style:name="T1235" style:parent-style-name="Policepardéfaut" style:family="text">
      <style:text-properties style:font-name="Times New Roman" style:font-name-complex="Times New Roman" fo:font-weight="normal" style:font-weight-asian="normal" style:font-size-complex="12pt"/>
    </style:style>
    <style:style style:name="T1236" style:parent-style-name="Policepardéfaut" style:family="text">
      <style:text-properties style:font-name="Times New Roman" style:font-name-complex="Times New Roman" fo:font-weight="normal" style:font-weight-asian="normal" style:font-size-complex="12pt"/>
    </style:style>
    <style:style style:name="P1237" style:parent-style-name="Normal" style:family="paragraph">
      <style:paragraph-properties fo:margin-right="-0.6097in"/>
      <style:text-properties style:font-name="Times New Roman" style:font-name-complex="Times New Roman" style:font-size-complex="12pt"/>
    </style:style>
    <style:style style:name="P1238" style:parent-style-name="Normal" style:family="paragraph">
      <style:paragraph-properties fo:margin-right="-0.6097in"/>
      <style:text-properties style:font-name="Times New Roman" style:font-name-complex="Times New Roman" style:font-size-complex="12pt"/>
    </style:style>
    <style:style style:name="P1239" style:parent-style-name="Normal" style:family="paragraph">
      <style:paragraph-properties fo:margin-right="-0.6097in"/>
      <style:text-properties style:font-name="Times New Roman" style:font-name-complex="Times New Roman" style:font-size-complex="12pt"/>
    </style:style>
    <style:style style:name="T1240" style:parent-style-name="Policepardéfaut" style:family="text">
      <style:text-properties style:font-name="Times New Roman" style:font-name-complex="Times New Roman" fo:font-weight="normal" style:font-weight-asian="normal" style:font-size-complex="12pt"/>
    </style:style>
    <style:style style:name="T1241" style:parent-style-name="Policepardéfaut" style:family="text">
      <style:text-properties style:font-name="Times New Roman" style:font-name-complex="Times New Roman" fo:font-weight="normal" style:font-weight-asian="normal" style:font-size-complex="12pt"/>
    </style:style>
    <style:style style:name="P1242" style:parent-style-name="Normal" style:family="paragraph">
      <style:paragraph-properties fo:margin-right="-0.6097in"/>
      <style:text-properties style:font-name="Times New Roman" style:font-name-complex="Times New Roman" style:font-size-complex="12pt"/>
    </style:style>
    <style:style style:name="P1243" style:parent-style-name="Normal" style:family="paragraph">
      <style:paragraph-properties fo:margin-right="-0.6097in"/>
    </style:style>
    <style:style style:name="T1244" style:parent-style-name="Policepardéfaut" style:family="text">
      <style:text-properties style:font-name="Times New Roman" style:font-name-complex="Times New Roman" style:font-size-complex="12pt"/>
    </style:style>
    <style:style style:name="T1245" style:parent-style-name="Policepardéfaut" style:family="text">
      <style:text-properties style:font-name="Times New Roman" style:font-name-complex="Times New Roman" fo:font-style="italic" style:font-style-asian="italic" style:font-size-complex="12pt"/>
    </style:style>
    <style:style style:name="T1246" style:parent-style-name="Policepardéfaut" style:family="text">
      <style:text-properties style:font-name="Times New Roman" style:font-name-complex="Times New Roman" style:font-size-complex="12pt"/>
    </style:style>
    <style:style style:name="P1247" style:parent-style-name="Normal" style:family="paragraph">
      <style:paragraph-properties fo:margin-right="-0.6097in"/>
      <style:text-properties style:font-name="Times New Roman" style:font-name-complex="Times New Roman" style:font-size-complex="12pt"/>
    </style:style>
    <style:style style:name="T1248" style:parent-style-name="Policepardéfaut" style:family="text">
      <style:text-properties style:font-name="Times New Roman" style:font-name-complex="Times New Roman" fo:font-weight="normal" style:font-weight-asian="normal" style:font-size-complex="12pt"/>
    </style:style>
    <style:style style:name="T1249" style:parent-style-name="Policepardéfaut" style:family="text">
      <style:text-properties style:font-name="Times New Roman" style:font-name-complex="Times New Roman" fo:font-weight="normal" style:font-weight-asian="normal" style:font-size-complex="12pt"/>
    </style:style>
    <style:style style:name="P1250" style:parent-style-name="Normal" style:family="paragraph">
      <style:paragraph-properties fo:margin-right="-0.6097in"/>
      <style:text-properties style:font-name="Times New Roman" style:font-name-complex="Times New Roman" style:font-size-complex="12pt"/>
    </style:style>
    <style:style style:name="P1251" style:parent-style-name="Normal" style:family="paragraph">
      <style:paragraph-properties fo:margin-right="-0.6097in"/>
    </style:style>
    <style:style style:name="T1252" style:parent-style-name="Policepardéfaut" style:family="text">
      <style:text-properties style:font-name="Times New Roman" style:font-name-complex="Times New Roman" style:font-size-complex="12pt"/>
    </style:style>
    <style:style style:name="T1253" style:parent-style-name="Policepardéfaut" style:family="text">
      <style:text-properties style:font-name="Times New Roman" style:font-name-complex="Times New Roman" fo:font-style="italic" style:font-style-asian="italic" style:font-size-complex="12pt"/>
    </style:style>
    <style:style style:name="T1254" style:parent-style-name="Policepardéfaut" style:family="text">
      <style:text-properties style:font-name="Times New Roman" style:font-name-complex="Times New Roman" style:font-size-complex="12pt"/>
    </style:style>
    <style:style style:name="T1255" style:parent-style-name="Policepardéfaut" style:family="text">
      <style:text-properties style:font-name="Times New Roman" style:font-name-complex="Times New Roman" fo:font-style="italic" style:font-style-asian="italic" style:font-size-complex="12pt"/>
    </style:style>
    <style:style style:name="T1256" style:parent-style-name="Policepardéfaut" style:family="text">
      <style:text-properties style:font-name="Times New Roman" style:font-name-complex="Times New Roman" style:font-size-complex="12pt"/>
    </style:style>
    <style:style style:name="P1257" style:parent-style-name="Normal" style:family="paragraph">
      <style:paragraph-properties fo:margin-right="-0.6097in"/>
      <style:text-properties style:font-name="Times New Roman" style:font-name-complex="Times New Roman" style:font-size-complex="12pt"/>
    </style:style>
    <style:style style:name="T1258" style:parent-style-name="Policepardéfaut" style:family="text">
      <style:text-properties style:font-name="Times New Roman" style:font-name-complex="Times New Roman" fo:font-weight="normal" style:font-weight-asian="normal" style:font-size-complex="12pt"/>
    </style:style>
    <style:style style:name="T1259" style:parent-style-name="Policepardéfaut" style:family="text">
      <style:text-properties style:font-name="Times New Roman" style:font-name-complex="Times New Roman" fo:font-weight="normal" style:font-weight-asian="normal" style:font-size-complex="12pt"/>
    </style:style>
    <style:style style:name="P1260" style:parent-style-name="Normal" style:family="paragraph">
      <style:paragraph-properties fo:margin-right="-0.6097in"/>
      <style:text-properties style:font-name="Times New Roman" style:font-name-complex="Times New Roman" style:font-size-complex="12pt"/>
    </style:style>
    <style:style style:name="P1261" style:parent-style-name="Normal" style:family="paragraph">
      <style:paragraph-properties fo:margin-right="-0.6097in"/>
    </style:style>
    <style:style style:name="T1262" style:parent-style-name="Policepardéfaut" style:family="text">
      <style:text-properties style:font-name="Times New Roman" style:font-name-complex="Times New Roman" style:font-size-complex="12pt"/>
    </style:style>
    <style:style style:name="T1263" style:parent-style-name="Policepardéfaut" style:family="text">
      <style:text-properties style:font-name="Times New Roman" style:font-name-complex="Times New Roman" fo:font-style="italic" style:font-style-asian="italic" style:font-size-complex="12pt"/>
    </style:style>
    <style:style style:name="T1264" style:parent-style-name="Policepardéfaut" style:family="text">
      <style:text-properties style:font-name="Times New Roman" style:font-name-complex="Times New Roman" style:font-size-complex="12pt"/>
    </style:style>
    <style:style style:name="P1265" style:parent-style-name="Normal" style:family="paragraph">
      <style:paragraph-properties fo:margin-right="-0.6097in"/>
      <style:text-properties style:font-name="Times New Roman" style:font-name-complex="Times New Roman" style:font-size-complex="12pt"/>
    </style:style>
    <style:style style:name="T1266" style:parent-style-name="Policepardéfaut" style:family="text">
      <style:text-properties style:font-name="Times New Roman" style:font-name-complex="Times New Roman" fo:font-weight="normal" style:font-weight-asian="normal" style:font-size-complex="12pt"/>
    </style:style>
    <style:style style:name="T1267" style:parent-style-name="Policepardéfaut" style:family="text">
      <style:text-properties style:font-name="Times New Roman" style:font-name-complex="Times New Roman" fo:font-weight="normal" style:font-weight-asian="normal" style:font-size-complex="12pt"/>
    </style:style>
    <style:style style:name="P1268" style:parent-style-name="Normal" style:family="paragraph">
      <style:paragraph-properties fo:margin-right="-0.6097in"/>
      <style:text-properties style:font-name="Times New Roman" style:font-name-complex="Times New Roman" style:font-size-complex="12pt"/>
    </style:style>
    <style:style style:name="P1269" style:parent-style-name="Normal" style:family="paragraph">
      <style:paragraph-properties fo:margin-right="-0.6097in"/>
    </style:style>
    <style:style style:name="T1270" style:parent-style-name="Policepardéfaut" style:family="text">
      <style:text-properties style:font-name="Times New Roman" style:font-name-complex="Times New Roman" style:font-size-complex="12pt"/>
    </style:style>
    <style:style style:name="T1271" style:parent-style-name="Policepardéfaut" style:family="text">
      <style:text-properties style:font-name="Times New Roman" style:font-name-complex="Times New Roman" style:font-size-complex="12pt" style:text-underline-type="single" style:text-underline-style="solid" style:text-underline-width="auto" style:text-underline-mode="continuous"/>
    </style:style>
    <style:style style:name="T1272" style:parent-style-name="Policepardéfaut" style:family="text">
      <style:text-properties style:font-name="Times New Roman" style:font-name-complex="Times New Roman" style:font-size-complex="12pt"/>
    </style:style>
    <style:style style:name="P1273" style:parent-style-name="Normal" style:family="paragraph">
      <style:paragraph-properties fo:margin-right="-0.6097in"/>
      <style:text-properties style:font-name="Times New Roman" style:font-name-complex="Times New Roman" style:font-size-complex="12pt"/>
    </style:style>
    <style:style style:name="T1274" style:parent-style-name="Policepardéfaut" style:family="text">
      <style:text-properties style:font-name="Times New Roman" style:font-name-complex="Times New Roman" fo:font-weight="normal" style:font-weight-asian="normal" style:font-size-complex="12pt"/>
    </style:style>
    <style:style style:name="T1275" style:parent-style-name="Policepardéfaut" style:family="text">
      <style:text-properties style:font-name="Times New Roman" style:font-name-complex="Times New Roman" fo:font-weight="normal" style:font-weight-asian="normal" style:font-size-complex="12pt"/>
    </style:style>
    <style:style style:name="P1276" style:parent-style-name="Normal" style:family="paragraph">
      <style:paragraph-properties fo:margin-right="-0.6097in"/>
      <style:text-properties style:font-name="Times New Roman" style:font-name-complex="Times New Roman" style:font-size-complex="12pt"/>
    </style:style>
    <style:style style:name="P1277" style:parent-style-name="Normal" style:family="paragraph">
      <style:paragraph-properties fo:margin-right="-0.6097in"/>
      <style:text-properties style:font-name="Times New Roman" style:font-name-complex="Times New Roman" style:font-size-complex="12pt"/>
    </style:style>
    <style:style style:name="P1278" style:parent-style-name="Normal" style:family="paragraph">
      <style:paragraph-properties fo:margin-right="-0.6097in"/>
      <style:text-properties style:font-name="Times New Roman" style:font-name-complex="Times New Roman" style:font-size-complex="12pt"/>
    </style:style>
    <style:style style:name="T1279" style:parent-style-name="Policepardéfaut" style:family="text">
      <style:text-properties style:font-name="Times New Roman" style:font-name-complex="Times New Roman" fo:font-weight="normal" style:font-weight-asian="normal" style:font-size-complex="12pt"/>
    </style:style>
    <style:style style:name="T1280" style:parent-style-name="Policepardéfaut" style:family="text">
      <style:text-properties style:font-name="Times New Roman" style:font-name-complex="Times New Roman" fo:font-weight="normal" style:font-weight-asian="normal" style:font-size-complex="12pt"/>
    </style:style>
    <style:style style:name="P1281" style:parent-style-name="Normal" style:family="paragraph">
      <style:paragraph-properties fo:margin-right="-0.6097in"/>
      <style:text-properties style:font-name="Times New Roman" style:font-name-complex="Times New Roman" style:font-size-complex="12pt"/>
    </style:style>
    <style:style style:name="P1282" style:parent-style-name="Normal" style:family="paragraph">
      <style:paragraph-properties fo:margin-right="-0.6097in"/>
      <style:text-properties style:font-name="Times New Roman" style:font-name-complex="Times New Roman" style:font-size-complex="12pt"/>
    </style:style>
    <style:style style:name="P1283" style:parent-style-name="Normal" style:family="paragraph">
      <style:paragraph-properties fo:margin-right="-0.6097in"/>
      <style:text-properties style:font-name="Times New Roman" style:font-name-complex="Times New Roman" style:font-size-complex="12pt"/>
    </style:style>
    <style:style style:name="T1284" style:parent-style-name="Policepardéfaut" style:family="text">
      <style:text-properties style:font-name="Times New Roman" style:font-name-complex="Times New Roman" fo:font-weight="normal" style:font-weight-asian="normal" style:font-size-complex="12pt"/>
    </style:style>
    <style:style style:name="T1285" style:parent-style-name="Policepardéfaut" style:family="text">
      <style:text-properties style:font-name="Times New Roman" style:font-name-complex="Times New Roman" fo:font-weight="normal" style:font-weight-asian="normal" style:font-size-complex="12pt"/>
    </style:style>
    <style:style style:name="P1286" style:parent-style-name="Normal" style:family="paragraph">
      <style:paragraph-properties fo:margin-right="-0.6097in"/>
      <style:text-properties style:font-name="Times New Roman" style:font-name-complex="Times New Roman" style:font-size-complex="12pt"/>
    </style:style>
    <style:style style:name="P1287" style:parent-style-name="Normal" style:family="paragraph">
      <style:paragraph-properties fo:margin-right="-0.6097in"/>
    </style:style>
    <style:style style:name="T1288" style:parent-style-name="Policepardéfaut" style:family="text">
      <style:text-properties style:font-name="Times New Roman" style:font-name-complex="Times New Roman" style:font-size-complex="12pt"/>
    </style:style>
    <style:style style:name="T1289" style:parent-style-name="Policepardéfaut" style:family="text">
      <style:text-properties style:font-name="Times New Roman" style:font-name-complex="Times New Roman" fo:font-style="italic" style:font-style-asian="italic" style:font-size-complex="12pt"/>
    </style:style>
    <style:style style:name="T1290" style:parent-style-name="Policepardéfaut" style:family="text">
      <style:text-properties style:font-name="Times New Roman" style:font-name-complex="Times New Roman" style:font-size-complex="12pt"/>
    </style:style>
    <style:style style:name="T1291" style:parent-style-name="Policepardéfaut" style:family="text">
      <style:text-properties style:font-name="Times New Roman" style:font-name-complex="Times New Roman" fo:font-style="italic" style:font-style-asian="italic" style:font-size-complex="12pt"/>
    </style:style>
    <style:style style:name="T1292" style:parent-style-name="Policepardéfaut" style:family="text">
      <style:text-properties style:font-name="Times New Roman" style:font-name-complex="Times New Roman" style:font-size-complex="12pt"/>
    </style:style>
    <style:style style:name="T1293" style:parent-style-name="Policepardéfaut" style:family="text">
      <style:text-properties style:font-name="Times New Roman" style:font-name-complex="Times New Roman" fo:font-style="italic" style:font-style-asian="italic" style:font-size-complex="12pt"/>
    </style:style>
    <style:style style:name="T1294" style:parent-style-name="Policepardéfaut" style:family="text">
      <style:text-properties style:font-name="Times New Roman" style:font-name-complex="Times New Roman" style:font-size-complex="12pt"/>
    </style:style>
    <style:style style:name="T1295" style:parent-style-name="Policepardéfaut" style:family="text">
      <style:text-properties style:font-name="Times New Roman" style:font-name-complex="Times New Roman" fo:font-style="italic" style:font-style-asian="italic" style:font-size-complex="12pt"/>
    </style:style>
    <style:style style:name="T1296" style:parent-style-name="Policepardéfaut" style:family="text">
      <style:text-properties style:font-name="Times New Roman" style:font-name-complex="Times New Roman" style:font-size-complex="12pt"/>
    </style:style>
    <style:style style:name="T1297" style:parent-style-name="Policepardéfaut" style:family="text">
      <style:text-properties style:font-name="Times New Roman" style:font-name-complex="Times New Roman" fo:font-style="italic" style:font-style-asian="italic" style:font-size-complex="12pt"/>
    </style:style>
    <style:style style:name="T1298" style:parent-style-name="Policepardéfaut" style:family="text">
      <style:text-properties style:font-name="Times New Roman" style:font-name-complex="Times New Roman" style:font-size-complex="12pt"/>
    </style:style>
    <style:style style:name="T1299" style:parent-style-name="Policepardéfaut" style:family="text">
      <style:text-properties style:font-name="Times New Roman" style:font-name-complex="Times New Roman" fo:font-style="italic" style:font-style-asian="italic" style:font-size-complex="12pt"/>
    </style:style>
    <style:style style:name="T1300" style:parent-style-name="Policepardéfaut" style:family="text">
      <style:text-properties style:font-name="Times New Roman" style:font-name-complex="Times New Roman" style:font-size-complex="12pt"/>
    </style:style>
    <style:style style:name="P1301" style:parent-style-name="Normal" style:family="paragraph">
      <style:paragraph-properties fo:margin-right="-0.6097in"/>
      <style:text-properties style:font-name="Times New Roman" style:font-name-complex="Times New Roman" style:font-size-complex="12pt"/>
    </style:style>
    <style:style style:name="T1302" style:parent-style-name="Policepardéfaut" style:family="text">
      <style:text-properties style:font-name="Times New Roman" style:font-name-complex="Times New Roman" fo:font-weight="normal" style:font-weight-asian="normal" style:font-size-complex="12pt"/>
    </style:style>
    <style:style style:name="T1303" style:parent-style-name="Policepardéfaut" style:family="text">
      <style:text-properties style:font-name="Times New Roman" style:font-name-complex="Times New Roman" fo:font-weight="normal" style:font-weight-asian="normal" style:font-size-complex="12pt"/>
    </style:style>
    <style:style style:name="P1304" style:parent-style-name="Normal" style:family="paragraph">
      <style:paragraph-properties fo:margin-right="-0.6097in"/>
      <style:text-properties style:font-name="Times New Roman" style:font-name-complex="Times New Roman" style:font-size-complex="12pt"/>
    </style:style>
    <style:style style:name="P1305" style:parent-style-name="Normal" style:family="paragraph">
      <style:paragraph-properties fo:margin-right="-0.6097in"/>
    </style:style>
    <style:style style:name="T1306" style:parent-style-name="Policepardéfaut" style:family="text">
      <style:text-properties style:font-name="Times New Roman" style:font-name-complex="Times New Roman" style:font-size-complex="12pt"/>
    </style:style>
    <style:style style:name="T1307" style:parent-style-name="Policepardéfaut" style:family="text">
      <style:text-properties style:font-name="Times New Roman" style:font-name-complex="Times New Roman" fo:font-style="italic" style:font-style-asian="italic" style:font-size-complex="12pt"/>
    </style:style>
    <style:style style:name="T1308" style:parent-style-name="Policepardéfaut" style:family="text">
      <style:text-properties style:font-name="Times New Roman" style:font-name-complex="Times New Roman" style:font-size-complex="12pt"/>
    </style:style>
    <style:style style:name="T1309" style:parent-style-name="Policepardéfaut" style:family="text">
      <style:text-properties style:font-name="Times New Roman" style:font-name-complex="Times New Roman" fo:font-style="italic" style:font-style-asian="italic" style:font-size-complex="12pt"/>
    </style:style>
    <style:style style:name="T1310" style:parent-style-name="Policepardéfaut" style:family="text">
      <style:text-properties style:font-name="Times New Roman" style:font-name-complex="Times New Roman" style:font-size-complex="12pt"/>
    </style:style>
    <style:style style:name="T1311" style:parent-style-name="Policepardéfaut" style:family="text">
      <style:text-properties style:font-name="Times New Roman" style:font-name-complex="Times New Roman" fo:font-style="italic" style:font-style-asian="italic" style:font-size-complex="12pt"/>
    </style:style>
    <style:style style:name="T1312" style:parent-style-name="Policepardéfaut" style:family="text">
      <style:text-properties style:font-name="Times New Roman" style:font-name-complex="Times New Roman" style:font-size-complex="12pt"/>
    </style:style>
    <style:style style:name="T1313" style:parent-style-name="Policepardéfaut" style:family="text">
      <style:text-properties style:font-name="Times New Roman" style:font-name-complex="Times New Roman" fo:font-style="italic" style:font-style-asian="italic" style:font-size-complex="12pt"/>
    </style:style>
    <style:style style:name="T1314" style:parent-style-name="Policepardéfaut" style:family="text">
      <style:text-properties style:font-name="Times New Roman" style:font-name-complex="Times New Roman" style:font-size-complex="12pt"/>
    </style:style>
    <style:style style:name="T1315" style:parent-style-name="Policepardéfaut" style:family="text">
      <style:text-properties style:font-name="Times New Roman" style:font-name-complex="Times New Roman" fo:font-style="italic" style:font-style-asian="italic" style:font-size-complex="12pt"/>
    </style:style>
    <style:style style:name="T1316" style:parent-style-name="Policepardéfaut" style:family="text">
      <style:text-properties style:font-name="Times New Roman" style:font-name-complex="Times New Roman" style:font-size-complex="12pt"/>
    </style:style>
    <style:style style:name="T1317" style:parent-style-name="Policepardéfaut" style:family="text">
      <style:text-properties style:font-name="Times New Roman" style:font-name-complex="Times New Roman" fo:font-style="italic" style:font-style-asian="italic" style:font-size-complex="12pt"/>
    </style:style>
    <style:style style:name="T1318" style:parent-style-name="Policepardéfaut" style:family="text">
      <style:text-properties style:font-name="Times New Roman" style:font-name-complex="Times New Roman" style:font-size-complex="12pt"/>
    </style:style>
    <style:style style:name="T1319" style:parent-style-name="Policepardéfaut" style:family="text">
      <style:text-properties style:font-name="Times New Roman" style:font-name-complex="Times New Roman" style:font-size-complex="12pt"/>
    </style:style>
    <style:style style:name="T1320" style:parent-style-name="Policepardéfaut" style:family="text">
      <style:text-properties style:font-name="Times New Roman" style:font-name-complex="Times New Roman" fo:font-style="italic" style:font-style-asian="italic" style:font-size-complex="12pt"/>
    </style:style>
    <style:style style:name="T1321" style:parent-style-name="Policepardéfaut" style:family="text">
      <style:text-properties style:font-name="Times New Roman" style:font-name-complex="Times New Roman" style:font-size-complex="12pt"/>
    </style:style>
    <style:style style:name="T1322" style:parent-style-name="Policepardéfaut" style:family="text">
      <style:text-properties style:font-name="Times New Roman" style:font-name-complex="Times New Roman" style:font-size-complex="12pt"/>
    </style:style>
    <style:style style:name="T1323" style:parent-style-name="Policepardéfaut" style:family="text">
      <style:text-properties style:font-name="Times New Roman" style:font-name-complex="Times New Roman" style:font-size-complex="12pt"/>
    </style:style>
    <style:style style:name="T1324" style:parent-style-name="Policepardéfaut" style:family="text">
      <style:text-properties style:font-name="Times New Roman" style:font-name-complex="Times New Roman" style:font-size-complex="12pt"/>
    </style:style>
    <style:style style:name="T1325" style:parent-style-name="Policepardéfaut" style:family="text">
      <style:text-properties style:font-name="Times New Roman" style:font-name-complex="Times New Roman" style:font-size-complex="12pt"/>
    </style:style>
    <style:style style:name="T1326" style:parent-style-name="Policepardéfaut" style:family="text">
      <style:text-properties style:font-name="Times New Roman" style:font-name-complex="Times New Roman" fo:font-style="italic" style:font-style-asian="italic" style:font-size-complex="12pt"/>
    </style:style>
    <style:style style:name="T1327" style:parent-style-name="Policepardéfaut" style:family="text">
      <style:text-properties style:font-name="Times New Roman" style:font-name-complex="Times New Roman" style:font-size-complex="12pt"/>
    </style:style>
    <style:style style:name="T1328" style:parent-style-name="Policepardéfaut" style:family="text">
      <style:text-properties style:font-name="Times New Roman" style:font-name-complex="Times New Roman" style:font-size-complex="12pt"/>
    </style:style>
    <style:style style:name="T1329" style:parent-style-name="Policepardéfaut" style:family="text">
      <style:text-properties style:font-name="Times New Roman" style:font-name-complex="Times New Roman" style:font-size-complex="12pt"/>
    </style:style>
    <style:style style:name="T1330" style:parent-style-name="Policepardéfaut" style:family="text">
      <style:text-properties style:font-name="Times New Roman" style:font-name-complex="Times New Roman" style:font-size-complex="12pt"/>
    </style:style>
    <style:style style:name="T1331" style:parent-style-name="Policepardéfaut" style:family="text">
      <style:text-properties style:font-name="Times New Roman" style:font-name-complex="Times New Roman" fo:font-style="italic" style:font-style-asian="italic" style:font-size-complex="12pt"/>
    </style:style>
    <style:style style:name="T1332" style:parent-style-name="Policepardéfaut" style:family="text">
      <style:text-properties style:font-name="Times New Roman" style:font-name-complex="Times New Roman" style:font-size-complex="12pt"/>
    </style:style>
    <style:style style:name="T1333" style:parent-style-name="Policepardéfaut" style:family="text">
      <style:text-properties style:font-name="Times New Roman" style:font-name-complex="Times New Roman" style:font-size-complex="12pt"/>
    </style:style>
    <style:style style:name="T1334" style:parent-style-name="Policepardéfaut" style:family="text">
      <style:text-properties style:font-name="Times New Roman" style:font-name-complex="Times New Roman" fo:font-style="italic" style:font-style-asian="italic" style:font-size-complex="12pt"/>
    </style:style>
    <style:style style:name="T1335" style:parent-style-name="Policepardéfaut" style:family="text">
      <style:text-properties style:font-name="Times New Roman" style:font-name-complex="Times New Roman" style:font-size-complex="12pt"/>
    </style:style>
    <style:style style:name="T1336" style:parent-style-name="Policepardéfaut" style:family="text">
      <style:text-properties style:font-name="Times New Roman" style:font-name-complex="Times New Roman" fo:font-style="italic" style:font-style-asian="italic" style:font-size-complex="12pt"/>
    </style:style>
    <style:style style:name="T1337" style:parent-style-name="Policepardéfaut" style:family="text">
      <style:text-properties style:font-name="Times New Roman" style:font-name-complex="Times New Roman" style:font-size-complex="12pt"/>
    </style:style>
    <style:style style:name="T1338" style:parent-style-name="Policepardéfaut" style:family="text">
      <style:text-properties style:font-name="Times New Roman" style:font-name-complex="Times New Roman" fo:font-style="italic" style:font-style-asian="italic" style:font-size-complex="12pt"/>
    </style:style>
    <style:style style:name="T1339" style:parent-style-name="Policepardéfaut" style:family="text">
      <style:text-properties style:font-name="Times New Roman" style:font-name-complex="Times New Roman" style:font-size-complex="12pt"/>
    </style:style>
    <style:style style:name="T1340" style:parent-style-name="Policepardéfaut" style:family="text">
      <style:text-properties style:font-name="Times New Roman" style:font-name-complex="Times New Roman" fo:font-style="italic" style:font-style-asian="italic" style:font-size-complex="12pt"/>
    </style:style>
    <style:style style:name="T1341" style:parent-style-name="Policepardéfaut" style:family="text">
      <style:text-properties style:font-name="Times New Roman" style:font-name-complex="Times New Roman" style:font-size-complex="12pt"/>
    </style:style>
    <style:style style:name="P1342" style:parent-style-name="Normal" style:family="paragraph">
      <style:paragraph-properties fo:margin-right="-0.6097in"/>
    </style:style>
    <style:style style:name="T1343" style:parent-style-name="Policepardéfaut" style:family="text">
      <style:text-properties style:font-name="Times New Roman" style:font-name-complex="Times New Roman" fo:font-style="italic" style:font-style-asian="italic" style:font-size-complex="12pt"/>
    </style:style>
    <style:style style:name="T1344" style:parent-style-name="Policepardéfaut" style:family="text">
      <style:text-properties style:font-name="Times New Roman" style:font-name-complex="Times New Roman" style:font-size-complex="12pt"/>
    </style:style>
    <style:style style:name="T1345" style:parent-style-name="Policepardéfaut" style:family="text">
      <style:text-properties style:font-name="Times New Roman" style:font-name-complex="Times New Roman" fo:font-style="italic" style:font-style-asian="italic" style:font-size-complex="12pt"/>
    </style:style>
    <style:style style:name="T1346" style:parent-style-name="Policepardéfaut" style:family="text">
      <style:text-properties style:font-name="Times New Roman" style:font-name-complex="Times New Roman" style:font-size-complex="12pt"/>
    </style:style>
    <style:style style:name="P1347" style:parent-style-name="Normal" style:family="paragraph">
      <style:paragraph-properties fo:margin-right="-0.6097in"/>
    </style:style>
    <style:style style:name="T1348" style:parent-style-name="Policepardéfaut" style:family="text">
      <style:text-properties style:font-name="Times New Roman" style:font-name-complex="Times New Roman" style:font-size-complex="12pt" fo:language="en" fo:country="US"/>
    </style:style>
    <style:style style:name="T1349" style:parent-style-name="Policepardéfaut" style:family="text">
      <style:text-properties style:font-name="Times New Roman" style:font-name-complex="Times New Roman" fo:font-style="italic" style:font-style-asian="italic" style:font-size-complex="12pt" fo:language="en" fo:country="US"/>
    </style:style>
    <style:style style:name="T1350" style:parent-style-name="Policepardéfaut" style:family="text">
      <style:text-properties style:font-name="Times New Roman" style:font-name-complex="Times New Roman" fo:font-style="italic" style:font-style-asian="italic" style:font-size-complex="12pt" fo:language="en" fo:country="US"/>
    </style:style>
    <style:style style:name="T1351" style:parent-style-name="Policepardéfaut" style:family="text">
      <style:text-properties style:font-name="Times New Roman" style:font-name-complex="Times New Roman" style:font-size-complex="12pt" fo:language="en" fo:country="US"/>
    </style:style>
    <style:style style:name="P1352" style:parent-style-name="Normal" style:family="paragraph">
      <style:paragraph-properties fo:margin-right="-0.6097in"/>
      <style:text-properties style:font-name="Times New Roman" style:font-name-complex="Times New Roman" style:font-size-complex="12pt"/>
    </style:style>
    <style:style style:name="P1353" style:parent-style-name="Normal" style:family="paragraph">
      <style:paragraph-properties fo:margin-right="-0.6097in"/>
    </style:style>
    <style:style style:name="T1354" style:parent-style-name="Policepardéfaut" style:family="text">
      <style:text-properties style:font-name="Times New Roman" style:font-name-complex="Times New Roman" style:font-size-complex="12pt"/>
    </style:style>
    <style:style style:name="T1355" style:parent-style-name="Policepardéfaut" style:family="text">
      <style:text-properties style:font-name="Times New Roman" style:font-name-complex="Times New Roman" fo:font-style="italic" style:font-style-asian="italic" style:font-size-complex="12pt"/>
    </style:style>
    <style:style style:name="T1356" style:parent-style-name="Policepardéfaut" style:family="text">
      <style:text-properties style:font-name="Times New Roman" style:font-name-complex="Times New Roman" style:font-size-complex="12pt"/>
    </style:style>
    <style:style style:name="P1357" style:parent-style-name="Normal" style:family="paragraph">
      <style:paragraph-properties fo:margin-right="-0.6097in"/>
      <style:text-properties style:font-name="Times New Roman" style:font-name-complex="Times New Roman" style:font-size-complex="12pt"/>
    </style:style>
    <style:style style:name="T1358" style:parent-style-name="Policepardéfaut" style:family="text">
      <style:text-properties style:font-name="Times New Roman" style:font-name-complex="Times New Roman" fo:font-weight="normal" style:font-weight-asian="normal" style:font-size-complex="12pt"/>
    </style:style>
    <style:style style:name="T1359" style:parent-style-name="Policepardéfaut" style:family="text">
      <style:text-properties style:font-name="Times New Roman" style:font-name-complex="Times New Roman" fo:font-weight="normal" style:font-weight-asian="normal" style:font-size-complex="12pt"/>
    </style:style>
    <style:style style:name="P1360" style:parent-style-name="Normal" style:family="paragraph">
      <style:paragraph-properties fo:margin-right="-0.6097in"/>
      <style:text-properties style:font-name="Times New Roman" style:font-name-complex="Times New Roman" style:font-size-complex="12pt"/>
    </style:style>
    <style:style style:name="P1361" style:parent-style-name="Normal" style:family="paragraph">
      <style:paragraph-properties fo:margin-right="-0.6097in"/>
      <style:text-properties style:font-name="Times New Roman" style:font-name-complex="Times New Roman" style:font-size-complex="12pt"/>
    </style:style>
    <style:style style:name="P1362" style:parent-style-name="Normal" style:family="paragraph">
      <style:paragraph-properties fo:margin-right="-0.6097in"/>
      <style:text-properties style:font-name="Times New Roman" style:font-name-complex="Times New Roman" style:font-size-complex="12pt"/>
    </style:style>
    <style:style style:name="P1363" style:parent-style-name="Normal" style:family="paragraph">
      <style:paragraph-properties fo:margin-right="-0.6097in"/>
      <style:text-properties style:font-name="Times New Roman" style:font-name-complex="Times New Roman" style:font-size-complex="12pt"/>
    </style:style>
    <style:style style:name="T1364" style:parent-style-name="Policepardéfaut" style:family="text">
      <style:text-properties style:font-name="Times New Roman" style:font-name-complex="Times New Roman" fo:font-weight="normal" style:font-weight-asian="normal" style:font-size-complex="12pt"/>
    </style:style>
    <style:style style:name="T1365" style:parent-style-name="Policepardéfaut" style:family="text">
      <style:text-properties style:font-name="Times New Roman" style:font-name-complex="Times New Roman" fo:font-weight="normal" style:font-weight-asian="normal" style:font-size-complex="12pt"/>
    </style:style>
    <style:style style:name="P1366" style:parent-style-name="Normal" style:family="paragraph">
      <style:paragraph-properties fo:margin-right="-0.6097in"/>
      <style:text-properties style:font-name="Times New Roman" style:font-name-complex="Times New Roman" style:font-size-complex="12pt"/>
    </style:style>
    <style:style style:name="P1367" style:parent-style-name="Normal" style:family="paragraph">
      <style:paragraph-properties fo:margin-right="-0.6097in"/>
    </style:style>
    <style:style style:name="T1368" style:parent-style-name="Policepardéfaut" style:family="text">
      <style:text-properties style:font-name="Times New Roman" style:font-name-complex="Times New Roman" style:font-size-complex="12pt"/>
    </style:style>
    <style:style style:name="T1369" style:parent-style-name="Policepardéfaut" style:family="text">
      <style:text-properties style:font-name="Times New Roman" style:font-name-complex="Times New Roman" fo:font-style="italic" style:font-style-asian="italic" style:font-size-complex="12pt"/>
    </style:style>
    <style:style style:name="T1370" style:parent-style-name="Policepardéfaut" style:family="text">
      <style:text-properties style:font-name="Times New Roman" style:font-name-complex="Times New Roman" style:font-size-complex="12pt"/>
    </style:style>
    <style:style style:name="P1371" style:parent-style-name="Normal" style:family="paragraph">
      <style:paragraph-properties fo:margin-right="-0.6097in"/>
      <style:text-properties style:font-name="Times New Roman" style:font-name-complex="Times New Roman" style:font-size-complex="12pt"/>
    </style:style>
    <style:style style:name="T1372" style:parent-style-name="Policepardéfaut" style:family="text">
      <style:text-properties style:font-name="Times New Roman" style:font-name-complex="Times New Roman" fo:font-weight="normal" style:font-weight-asian="normal" style:font-size-complex="12pt"/>
    </style:style>
    <style:style style:name="T1373" style:parent-style-name="Policepardéfaut" style:family="text">
      <style:text-properties style:font-name="Times New Roman" style:font-name-complex="Times New Roman" fo:font-weight="normal" style:font-weight-asian="normal" style:font-size-complex="12pt"/>
    </style:style>
    <style:style style:name="P1374" style:parent-style-name="Normal" style:family="paragraph">
      <style:paragraph-properties fo:margin-right="-0.6097in"/>
      <style:text-properties style:font-name="Times New Roman" style:font-name-complex="Times New Roman" style:font-size-complex="12pt"/>
    </style:style>
    <style:style style:name="P1375" style:parent-style-name="Normal" style:family="paragraph">
      <style:paragraph-properties fo:margin-right="-0.6097in"/>
      <style:text-properties style:font-name="Times New Roman" style:font-name-complex="Times New Roman" style:font-size-complex="12pt"/>
    </style:style>
    <style:style style:name="P1376" style:parent-style-name="Normal" style:family="paragraph">
      <style:paragraph-properties fo:margin-right="-0.6097in"/>
      <style:text-properties style:font-name="Times New Roman" style:font-name-complex="Times New Roman" style:font-size-complex="12pt"/>
    </style:style>
    <style:style style:name="T1377" style:parent-style-name="Policepardéfaut" style:family="text">
      <style:text-properties style:font-name="Times New Roman" style:font-name-complex="Times New Roman" fo:font-weight="normal" style:font-weight-asian="normal" style:font-size-complex="12pt"/>
    </style:style>
    <style:style style:name="T1378" style:parent-style-name="Policepardéfaut" style:family="text">
      <style:text-properties style:font-name="Times New Roman" style:font-name-complex="Times New Roman" fo:font-weight="normal" style:font-weight-asian="normal" style:font-size-complex="12pt"/>
    </style:style>
    <style:style style:name="P1379" style:parent-style-name="Normal" style:family="paragraph">
      <style:paragraph-properties fo:margin-right="-0.6097in"/>
    </style:style>
    <style:style style:name="T1380" style:parent-style-name="Policepardéfaut" style:family="text">
      <style:text-properties style:font-name="Times New Roman" style:font-name-complex="Times New Roman" style:font-size-complex="12pt"/>
    </style:style>
    <style:style style:name="T1381" style:parent-style-name="Policepardéfaut" style:family="text">
      <style:text-properties style:font-name="Times New Roman" style:font-name-complex="Times New Roman" fo:font-variant="small-caps" style:font-size-complex="12pt"/>
    </style:style>
    <style:style style:name="P1382" style:parent-style-name="Normal" style:family="paragraph">
      <style:paragraph-properties fo:margin-right="-0.6097in"/>
      <style:text-properties style:font-name="Times New Roman" style:font-name-complex="Times New Roman" style:font-size-complex="12pt"/>
    </style:style>
    <style:style style:name="P1383" style:parent-style-name="Normal" style:family="paragraph">
      <style:paragraph-properties fo:margin-right="-0.6097in"/>
      <style:text-properties style:font-name="Times New Roman" style:font-name-complex="Times New Roman" style:font-size-complex="12pt"/>
    </style:style>
    <style:style style:name="P1384" style:parent-style-name="Normal" style:family="paragraph">
      <style:paragraph-properties fo:margin-right="-0.6097in"/>
      <style:text-properties style:font-name="Times New Roman" style:font-name-complex="Times New Roman" style:font-size-complex="12pt"/>
    </style:style>
    <style:style style:name="T1385" style:parent-style-name="Policepardéfaut" style:family="text">
      <style:text-properties style:font-name="Times New Roman" style:font-name-complex="Times New Roman" fo:font-weight="normal" style:font-weight-asian="normal" style:font-size-complex="12pt"/>
    </style:style>
    <style:style style:name="T1386" style:parent-style-name="Policepardéfaut" style:family="text">
      <style:text-properties style:font-name="Times New Roman" style:font-name-complex="Times New Roman" fo:font-weight="normal" style:font-weight-asian="normal" style:font-size-complex="12pt"/>
    </style:style>
    <style:style style:name="P1387" style:parent-style-name="Normal" style:family="paragraph">
      <style:paragraph-properties fo:margin-right="-0.6097in"/>
      <style:text-properties style:font-name="Times New Roman" style:font-name-complex="Times New Roman" style:font-size-complex="12pt"/>
    </style:style>
    <style:style style:name="P1388" style:parent-style-name="Normal" style:family="paragraph">
      <style:paragraph-properties fo:margin-right="-0.6097in"/>
    </style:style>
    <style:style style:name="T1389" style:parent-style-name="Policepardéfaut" style:family="text">
      <style:text-properties style:font-name="Times New Roman" style:font-name-complex="Times New Roman" style:font-size-complex="12pt"/>
    </style:style>
    <style:style style:name="T1390" style:parent-style-name="Policepardéfaut" style:family="text">
      <style:text-properties style:font-name="Times New Roman" style:font-name-complex="Times New Roman" fo:font-style="italic" style:font-style-asian="italic" style:font-size-complex="12pt"/>
    </style:style>
    <style:style style:name="T1391" style:parent-style-name="Policepardéfaut" style:family="text">
      <style:text-properties style:font-name="Times New Roman" style:font-name-complex="Times New Roman" style:font-size-complex="12pt"/>
    </style:style>
    <style:style style:name="T1392" style:parent-style-name="Policepardéfaut" style:family="text">
      <style:text-properties style:font-name="Times New Roman" style:font-name-complex="Times New Roman" fo:font-style="italic" style:font-style-asian="italic" style:font-size-complex="12pt"/>
    </style:style>
    <style:style style:name="T1393" style:parent-style-name="Policepardéfaut" style:family="text">
      <style:text-properties style:font-name="Times New Roman" style:font-name-complex="Times New Roman" style:font-size-complex="12pt"/>
    </style:style>
    <style:style style:name="T1394" style:parent-style-name="Policepardéfaut" style:family="text">
      <style:text-properties style:font-name="Times New Roman" style:font-name-complex="Times New Roman" fo:font-style="italic" style:font-style-asian="italic" style:font-size-complex="12pt"/>
    </style:style>
    <style:style style:name="T1395" style:parent-style-name="Policepardéfaut" style:family="text">
      <style:text-properties style:font-name="Times New Roman" style:font-name-complex="Times New Roman" style:font-size-complex="12pt"/>
    </style:style>
    <style:style style:name="T1396" style:parent-style-name="Policepardéfaut" style:family="text">
      <style:text-properties style:font-name="Times New Roman" style:font-name-complex="Times New Roman" fo:font-style="italic" style:font-style-asian="italic" style:font-size-complex="12pt"/>
    </style:style>
    <style:style style:name="T1397" style:parent-style-name="Policepardéfaut" style:family="text">
      <style:text-properties style:font-name="Times New Roman" style:font-name-complex="Times New Roman" style:font-size-complex="12pt"/>
    </style:style>
    <style:style style:name="T1398" style:parent-style-name="Policepardéfaut" style:family="text">
      <style:text-properties style:font-name="Times New Roman" style:font-name-complex="Times New Roman" fo:font-style="italic" style:font-style-asian="italic" style:font-size-complex="12pt"/>
    </style:style>
    <style:style style:name="T1399" style:parent-style-name="Policepardéfaut" style:family="text">
      <style:text-properties style:font-name="Times New Roman" style:font-name-complex="Times New Roman" style:font-size-complex="12pt"/>
    </style:style>
    <style:style style:name="T1400" style:parent-style-name="Policepardéfaut" style:family="text">
      <style:text-properties style:font-name="Times New Roman" style:font-name-complex="Times New Roman" fo:font-style="italic" style:font-style-asian="italic" style:font-size-complex="12pt"/>
    </style:style>
    <style:style style:name="T1401" style:parent-style-name="Policepardéfaut" style:family="text">
      <style:text-properties style:font-name="Times New Roman" style:font-name-complex="Times New Roman" style:font-size-complex="12pt"/>
    </style:style>
    <style:style style:name="T1402" style:parent-style-name="Policepardéfaut" style:family="text">
      <style:text-properties style:font-name="Times New Roman" style:font-name-complex="Times New Roman" fo:font-style="italic" style:font-style-asian="italic" style:font-size-complex="12pt"/>
    </style:style>
    <style:style style:name="T1403" style:parent-style-name="Policepardéfaut" style:family="text">
      <style:text-properties style:font-name="Times New Roman" style:font-name-complex="Times New Roman" style:font-size-complex="12pt"/>
    </style:style>
    <style:style style:name="T1404" style:parent-style-name="Policepardéfaut" style:family="text">
      <style:text-properties style:font-name="Times New Roman" style:font-name-complex="Times New Roman" fo:font-style="italic" style:font-style-asian="italic" style:font-size-complex="12pt"/>
    </style:style>
    <style:style style:name="T1405" style:parent-style-name="Policepardéfaut" style:family="text">
      <style:text-properties style:font-name="Times New Roman" style:font-name-complex="Times New Roman" style:font-size-complex="12pt"/>
    </style:style>
    <style:style style:name="T1406" style:parent-style-name="Policepardéfaut" style:family="text">
      <style:text-properties style:font-name="Times New Roman" style:font-name-complex="Times New Roman" fo:font-style="italic" style:font-style-asian="italic" style:font-size-complex="12pt"/>
    </style:style>
    <style:style style:name="T1407" style:parent-style-name="Policepardéfaut" style:family="text">
      <style:text-properties style:font-name="Times New Roman" style:font-name-complex="Times New Roman" style:font-size-complex="12pt"/>
    </style:style>
    <style:style style:name="T1408" style:parent-style-name="Policepardéfaut" style:family="text">
      <style:text-properties style:font-name="Times New Roman" style:font-name-complex="Times New Roman" fo:font-style="italic" style:font-style-asian="italic" style:font-size-complex="12pt"/>
    </style:style>
    <style:style style:name="T1409" style:parent-style-name="Policepardéfaut" style:family="text">
      <style:text-properties style:font-name="Times New Roman" style:font-name-complex="Times New Roman" style:font-size-complex="12pt"/>
    </style:style>
    <style:style style:name="T1410" style:parent-style-name="Policepardéfaut" style:family="text">
      <style:text-properties style:font-name="Times New Roman" style:font-name-complex="Times New Roman" fo:font-style="italic" style:font-style-asian="italic" style:font-size-complex="12pt"/>
    </style:style>
    <style:style style:name="T1411" style:parent-style-name="Policepardéfaut" style:family="text">
      <style:text-properties style:font-name="Times New Roman" style:font-name-complex="Times New Roman" style:font-size-complex="12pt"/>
    </style:style>
    <style:style style:name="T1412" style:parent-style-name="Policepardéfaut" style:family="text">
      <style:text-properties style:font-name="Times New Roman" style:font-name-complex="Times New Roman" fo:font-style="italic" style:font-style-asian="italic" style:font-size-complex="12pt"/>
    </style:style>
    <style:style style:name="T1413" style:parent-style-name="Policepardéfaut" style:family="text">
      <style:text-properties style:font-name="Times New Roman" style:font-name-complex="Times New Roman" style:font-size-complex="12pt"/>
    </style:style>
    <style:style style:name="T1414" style:parent-style-name="Policepardéfaut" style:family="text">
      <style:text-properties style:font-name="Times New Roman" style:font-name-complex="Times New Roman" fo:font-style="italic" style:font-style-asian="italic" style:font-size-complex="12pt"/>
    </style:style>
    <style:style style:name="T1415" style:parent-style-name="Policepardéfaut" style:family="text">
      <style:text-properties style:font-name="Times New Roman" style:font-name-complex="Times New Roman" style:font-size-complex="12pt"/>
    </style:style>
    <style:style style:name="T1416" style:parent-style-name="Policepardéfaut" style:family="text">
      <style:text-properties style:font-name="Times New Roman" style:font-name-complex="Times New Roman" fo:font-style="italic" style:font-style-asian="italic" style:font-size-complex="12pt"/>
    </style:style>
    <style:style style:name="T1417" style:parent-style-name="Policepardéfaut" style:family="text">
      <style:text-properties style:font-name="Times New Roman" style:font-name-complex="Times New Roman" style:font-size-complex="12pt"/>
    </style:style>
    <style:style style:name="T1418" style:parent-style-name="Policepardéfaut" style:family="text">
      <style:text-properties style:font-name="Times New Roman" style:font-name-complex="Times New Roman" fo:font-style="italic" style:font-style-asian="italic" style:font-size-complex="12pt"/>
    </style:style>
    <style:style style:name="T1419" style:parent-style-name="Policepardéfaut" style:family="text">
      <style:text-properties style:font-name="Times New Roman" style:font-name-complex="Times New Roman" style:font-size-complex="12pt"/>
    </style:style>
    <style:style style:name="T1420" style:parent-style-name="Policepardéfaut" style:family="text">
      <style:text-properties style:font-name="Times New Roman" style:font-name-complex="Times New Roman" fo:font-style="italic" style:font-style-asian="italic" style:font-size-complex="12pt"/>
    </style:style>
    <style:style style:name="T1421" style:parent-style-name="Policepardéfaut" style:family="text">
      <style:text-properties style:font-name="Times New Roman" style:font-name-complex="Times New Roman" style:font-size-complex="12pt"/>
    </style:style>
    <style:style style:name="T1422" style:parent-style-name="Policepardéfaut" style:family="text">
      <style:text-properties style:font-name="Times New Roman" style:font-name-complex="Times New Roman" fo:font-style="italic" style:font-style-asian="italic" style:font-size-complex="12pt"/>
    </style:style>
    <style:style style:name="T1423" style:parent-style-name="Policepardéfaut" style:family="text">
      <style:text-properties style:font-name="Times New Roman" style:font-name-complex="Times New Roman" style:font-size-complex="12pt"/>
    </style:style>
    <style:style style:name="T1424" style:parent-style-name="Policepardéfaut" style:family="text">
      <style:text-properties style:font-name="Times New Roman" style:font-name-complex="Times New Roman" style:font-size-complex="12pt"/>
    </style:style>
    <style:style style:name="T1425" style:parent-style-name="Policepardéfaut" style:family="text">
      <style:text-properties style:font-name="Times New Roman" style:font-name-complex="Times New Roman" fo:font-style="italic" style:font-style-asian="italic" style:font-size-complex="12pt"/>
    </style:style>
    <style:style style:name="T1426" style:parent-style-name="Policepardéfaut" style:family="text">
      <style:text-properties style:font-name="Times New Roman" style:font-name-complex="Times New Roman" style:font-size-complex="12pt"/>
    </style:style>
    <style:style style:name="T1427" style:parent-style-name="Policepardéfaut" style:family="text">
      <style:text-properties style:font-name="Times New Roman" style:font-name-complex="Times New Roman" style:font-size-complex="12pt"/>
    </style:style>
    <style:style style:name="P1428" style:parent-style-name="Normal" style:family="paragraph">
      <style:paragraph-properties fo:margin-right="-0.6097in"/>
    </style:style>
    <style:style style:name="T1429" style:parent-style-name="Policepardéfaut" style:family="text">
      <style:text-properties style:font-name="Times New Roman" style:font-name-complex="Times New Roman" fo:font-style="italic" style:font-style-asian="italic" style:font-size-complex="12pt"/>
    </style:style>
    <style:style style:name="T1430" style:parent-style-name="Policepardéfaut" style:family="text">
      <style:text-properties style:font-name="Times New Roman" style:font-name-complex="Times New Roman" style:font-size-complex="12pt"/>
    </style:style>
    <style:style style:name="P1431" style:parent-style-name="Normal" style:family="paragraph">
      <style:paragraph-properties fo:margin-right="-0.6097in"/>
    </style:style>
    <style:style style:name="T1432" style:parent-style-name="Policepardéfaut" style:family="text">
      <style:text-properties style:font-name="Times New Roman" style:font-name-complex="Times New Roman" style:font-size-complex="12pt"/>
    </style:style>
    <style:style style:name="T1433" style:parent-style-name="Policepardéfaut" style:family="text">
      <style:text-properties style:font-name="Times New Roman" style:font-name-complex="Times New Roman" fo:font-style="italic" style:font-style-asian="italic" style:font-size-complex="12pt"/>
    </style:style>
    <style:style style:name="T1434" style:parent-style-name="Policepardéfaut" style:family="text">
      <style:text-properties style:font-name="Times New Roman" style:font-name-complex="Times New Roman" style:font-size-complex="12pt"/>
    </style:style>
    <style:style style:name="P1435" style:parent-style-name="Normal" style:family="paragraph">
      <style:paragraph-properties fo:margin-right="-0.6097in"/>
    </style:style>
    <style:style style:name="T1436" style:parent-style-name="Policepardéfaut" style:family="text">
      <style:text-properties style:font-name="Times New Roman" style:font-name-complex="Times New Roman" style:font-size-complex="12pt"/>
    </style:style>
    <style:style style:name="T1437" style:parent-style-name="Policepardéfaut" style:family="text">
      <style:text-properties style:font-name="Times New Roman" style:font-name-complex="Times New Roman" fo:font-style="italic" style:font-style-asian="italic" style:font-size-complex="12pt"/>
    </style:style>
    <style:style style:name="T1438" style:parent-style-name="Policepardéfaut" style:family="text">
      <style:text-properties style:font-name="Times New Roman" style:font-name-complex="Times New Roman" style:font-size-complex="12pt"/>
    </style:style>
    <style:style style:name="P1439" style:parent-style-name="Normal" style:family="paragraph">
      <style:paragraph-properties fo:margin-right="-0.6097in"/>
    </style:style>
    <style:style style:name="T1440" style:parent-style-name="Policepardéfaut" style:family="text">
      <style:text-properties style:font-name="Times New Roman" style:font-name-complex="Times New Roman" style:font-size-complex="12pt"/>
    </style:style>
    <style:style style:name="T1441" style:parent-style-name="Policepardéfaut" style:family="text">
      <style:text-properties style:font-name="Times New Roman" style:font-name-complex="Times New Roman" fo:font-style="italic" style:font-style-asian="italic" style:font-size-complex="12pt"/>
    </style:style>
    <style:style style:name="T1442" style:parent-style-name="Policepardéfaut" style:family="text">
      <style:text-properties style:font-name="Times New Roman" style:font-name-complex="Times New Roman" style:font-size-complex="12pt"/>
    </style:style>
    <style:style style:name="P1443" style:parent-style-name="Normal" style:family="paragraph">
      <style:paragraph-properties fo:margin-right="-0.6097in"/>
    </style:style>
    <style:style style:name="T1444" style:parent-style-name="Policepardéfaut" style:family="text">
      <style:text-properties style:font-name="Times New Roman" style:font-name-complex="Times New Roman" style:font-size-complex="12pt"/>
    </style:style>
    <style:style style:name="T1445" style:parent-style-name="Policepardéfaut" style:family="text">
      <style:text-properties style:font-name="Times New Roman" style:font-name-complex="Times New Roman" fo:font-style="italic" style:font-style-asian="italic" style:font-size-complex="12pt"/>
    </style:style>
    <style:style style:name="T1446" style:parent-style-name="Policepardéfaut" style:family="text">
      <style:text-properties style:font-name="Times New Roman" style:font-name-complex="Times New Roman" style:font-size-complex="12pt"/>
    </style:style>
    <style:style style:name="P1447" style:parent-style-name="Normal" style:family="paragraph">
      <style:paragraph-properties fo:margin-right="-0.6097in"/>
    </style:style>
    <style:style style:name="T1448" style:parent-style-name="Policepardéfaut" style:family="text">
      <style:text-properties style:font-name="Times New Roman" style:font-name-complex="Times New Roman" style:font-size-complex="12pt"/>
    </style:style>
    <style:style style:name="T1449" style:parent-style-name="Policepardéfaut" style:family="text">
      <style:text-properties style:font-name="Times New Roman" style:font-name-complex="Times New Roman" fo:font-style="italic" style:font-style-asian="italic" style:font-size-complex="12pt"/>
    </style:style>
    <style:style style:name="T1450" style:parent-style-name="Policepardéfaut" style:family="text">
      <style:text-properties style:font-name="Times New Roman" style:font-name-complex="Times New Roman" style:font-size-complex="12pt"/>
    </style:style>
    <style:style style:name="P1451" style:parent-style-name="Normal" style:family="paragraph">
      <style:paragraph-properties fo:margin-right="-0.6097in"/>
    </style:style>
    <style:style style:name="T1452" style:parent-style-name="Policepardéfaut" style:family="text">
      <style:text-properties style:font-name="Times New Roman" style:font-name-complex="Times New Roman" style:font-size-complex="12pt"/>
    </style:style>
    <style:style style:name="T1453" style:parent-style-name="Policepardéfaut" style:family="text">
      <style:text-properties style:font-name="Times New Roman" style:font-name-complex="Times New Roman" fo:font-style="italic" style:font-style-asian="italic" style:font-size-complex="12pt"/>
    </style:style>
    <style:style style:name="T1454" style:parent-style-name="Policepardéfaut" style:family="text">
      <style:text-properties style:font-name="Times New Roman" style:font-name-complex="Times New Roman" style:font-size-complex="12pt"/>
    </style:style>
    <style:style style:name="P1455" style:parent-style-name="Normal" style:family="paragraph">
      <style:paragraph-properties fo:margin-right="-0.6097in"/>
    </style:style>
    <style:style style:name="T1456" style:parent-style-name="Policepardéfaut" style:family="text">
      <style:text-properties style:font-name="Times New Roman" style:font-name-complex="Times New Roman" style:font-size-complex="12pt"/>
    </style:style>
    <style:style style:name="T1457" style:parent-style-name="Policepardéfaut" style:family="text">
      <style:text-properties style:font-name="Times New Roman" style:font-name-complex="Times New Roman" fo:font-style="italic" style:font-style-asian="italic" style:font-size-complex="12pt"/>
    </style:style>
    <style:style style:name="T1458" style:parent-style-name="Policepardéfaut" style:family="text">
      <style:text-properties style:font-name="Times New Roman" style:font-name-complex="Times New Roman" style:font-size-complex="12pt"/>
    </style:style>
    <style:style style:name="P1459" style:parent-style-name="Normal" style:family="paragraph">
      <style:paragraph-properties fo:margin-right="-0.6097in"/>
    </style:style>
    <style:style style:name="T1460" style:parent-style-name="Policepardéfaut" style:family="text">
      <style:text-properties style:font-name="Times New Roman" style:font-name-complex="Times New Roman" style:font-size-complex="12pt"/>
    </style:style>
    <style:style style:name="T1461" style:parent-style-name="Policepardéfaut" style:family="text">
      <style:text-properties style:font-name="Times New Roman" style:font-name-complex="Times New Roman" fo:font-style="italic" style:font-style-asian="italic" style:font-size-complex="12pt"/>
    </style:style>
    <style:style style:name="T1462" style:parent-style-name="Policepardéfaut" style:family="text">
      <style:text-properties style:font-name="Times New Roman" style:font-name-complex="Times New Roman" style:font-size-complex="12pt"/>
    </style:style>
    <style:style style:name="T1463" style:parent-style-name="Policepardéfaut" style:family="text">
      <style:text-properties style:font-name="Times New Roman" style:font-name-complex="Times New Roman" style:font-size-complex="12pt" fo:language="en" fo:country="US"/>
    </style:style>
    <style:style style:name="P1464" style:parent-style-name="Normal" style:family="paragraph">
      <style:paragraph-properties fo:margin-right="-0.6097in"/>
    </style:style>
    <style:style style:name="T1465" style:parent-style-name="Policepardéfaut" style:family="text">
      <style:text-properties style:font-name="Times New Roman" style:font-name-complex="Times New Roman" style:font-size-complex="12pt" fo:language="en" fo:country="US"/>
    </style:style>
    <style:style style:name="T1466" style:parent-style-name="Policepardéfaut" style:family="text">
      <style:text-properties style:font-name="Times New Roman" style:font-name-complex="Times New Roman" fo:font-style="italic" style:font-style-asian="italic" style:font-size-complex="12pt" fo:language="en" fo:country="US"/>
    </style:style>
    <style:style style:name="T1467" style:parent-style-name="Policepardéfaut" style:family="text">
      <style:text-properties style:font-name="Times New Roman" style:font-name-complex="Times New Roman" style:font-size-complex="12pt" fo:language="en" fo:country="US"/>
    </style:style>
    <style:style style:name="P1468" style:parent-style-name="Normal" style:family="paragraph">
      <style:paragraph-properties fo:margin-right="-0.6097in"/>
    </style:style>
    <style:style style:name="T1469" style:parent-style-name="Policepardéfaut" style:family="text">
      <style:text-properties style:font-name="Times New Roman" style:font-name-complex="Times New Roman" style:font-size-complex="12pt" fo:language="en" fo:country="US"/>
    </style:style>
    <style:style style:name="T1470" style:parent-style-name="Policepardéfaut" style:family="text">
      <style:text-properties style:font-name="Times New Roman" style:font-name-complex="Times New Roman" fo:font-style="italic" style:font-style-asian="italic" style:font-size-complex="12pt" fo:language="en" fo:country="US"/>
    </style:style>
    <style:style style:name="T1471" style:parent-style-name="Policepardéfaut" style:family="text">
      <style:text-properties style:font-name="Times New Roman" style:font-name-complex="Times New Roman" style:font-size-complex="12pt" fo:language="en" fo:country="US"/>
    </style:style>
    <style:style style:name="P1472" style:parent-style-name="Normal" style:family="paragraph">
      <style:paragraph-properties fo:margin-right="-0.6097in"/>
    </style:style>
    <style:style style:name="T1473" style:parent-style-name="Policepardéfaut" style:family="text">
      <style:text-properties style:font-name="Times New Roman" style:font-name-complex="Times New Roman" style:font-size-complex="12pt" fo:language="en" fo:country="US"/>
    </style:style>
    <style:style style:name="T1474" style:parent-style-name="Policepardéfaut" style:family="text">
      <style:text-properties style:font-name="Times New Roman" style:font-name-complex="Times New Roman" fo:font-style="italic" style:font-style-asian="italic" style:font-size-complex="12pt" fo:language="en" fo:country="US"/>
    </style:style>
    <style:style style:name="T1475" style:parent-style-name="Policepardéfaut" style:family="text">
      <style:text-properties style:font-name="Times New Roman" style:font-name-complex="Times New Roman" style:font-size-complex="12pt" fo:language="en" fo:country="US"/>
    </style:style>
    <style:style style:name="P1476" style:parent-style-name="Normal" style:family="paragraph">
      <style:paragraph-properties fo:margin-right="-0.6097in"/>
    </style:style>
    <style:style style:name="T1477" style:parent-style-name="Policepardéfaut" style:family="text">
      <style:text-properties style:font-name="Times New Roman" style:font-name-complex="Times New Roman" style:font-size-complex="12pt"/>
    </style:style>
    <style:style style:name="T1478" style:parent-style-name="Policepardéfaut" style:family="text">
      <style:text-properties style:font-name="Times New Roman" style:font-name-complex="Times New Roman" fo:font-style="italic" style:font-style-asian="italic" style:font-size-complex="12pt"/>
    </style:style>
    <style:style style:name="T1479" style:parent-style-name="Policepardéfaut" style:family="text">
      <style:text-properties style:font-name="Times New Roman" style:font-name-complex="Times New Roman" style:font-size-complex="12pt"/>
    </style:style>
    <style:style style:name="P1480" style:parent-style-name="Normal" style:family="paragraph">
      <style:paragraph-properties fo:margin-right="-0.6097in"/>
    </style:style>
    <style:style style:name="T1481" style:parent-style-name="Policepardéfaut" style:family="text">
      <style:text-properties style:font-name="Times New Roman" style:font-name-complex="Times New Roman" style:font-size-complex="12pt"/>
    </style:style>
    <style:style style:name="T1482" style:parent-style-name="Policepardéfaut" style:family="text">
      <style:text-properties style:font-name="Times New Roman" style:font-name-complex="Times New Roman" fo:font-style="italic" style:font-style-asian="italic" style:font-size-complex="12pt"/>
    </style:style>
    <style:style style:name="T1483" style:parent-style-name="Policepardéfaut" style:family="text">
      <style:text-properties style:font-name="Times New Roman" style:font-name-complex="Times New Roman" style:font-size-complex="12pt"/>
    </style:style>
    <style:style style:name="P1484" style:parent-style-name="Normal" style:family="paragraph">
      <style:paragraph-properties fo:margin-right="-0.6097in"/>
    </style:style>
    <style:style style:name="T1485" style:parent-style-name="Policepardéfaut" style:family="text">
      <style:text-properties style:font-name="Times New Roman" style:font-name-complex="Times New Roman" style:font-size-complex="12pt"/>
    </style:style>
    <style:style style:name="T1486" style:parent-style-name="Policepardéfaut" style:family="text">
      <style:text-properties style:font-name="Times New Roman" style:font-name-complex="Times New Roman" fo:font-style="italic" style:font-style-asian="italic" style:font-size-complex="12pt"/>
    </style:style>
    <style:style style:name="T1487" style:parent-style-name="Policepardéfaut" style:family="text">
      <style:text-properties style:font-name="Times New Roman" style:font-name-complex="Times New Roman" style:font-size-complex="12pt"/>
    </style:style>
    <style:style style:name="P1488" style:parent-style-name="Normal" style:family="paragraph">
      <style:paragraph-properties fo:margin-right="-0.6097in"/>
    </style:style>
    <style:style style:name="T1489" style:parent-style-name="Policepardéfaut" style:family="text">
      <style:text-properties style:font-name="Times New Roman" style:font-name-complex="Times New Roman" style:font-size-complex="12pt"/>
    </style:style>
    <style:style style:name="T1490" style:parent-style-name="Policepardéfaut" style:family="text">
      <style:text-properties style:font-name="Times New Roman" style:font-name-complex="Times New Roman" fo:font-style="italic" style:font-style-asian="italic" style:font-size-complex="12pt"/>
    </style:style>
    <style:style style:name="T1491" style:parent-style-name="Policepardéfaut" style:family="text">
      <style:text-properties style:font-name="Times New Roman" style:font-name-complex="Times New Roman" style:font-size-complex="12pt"/>
    </style:style>
    <style:style style:name="P1492" style:parent-style-name="Normal" style:family="paragraph">
      <style:paragraph-properties fo:margin-right="-0.6097in"/>
    </style:style>
    <style:style style:name="T1493" style:parent-style-name="Policepardéfaut" style:family="text">
      <style:text-properties style:font-name="Times New Roman" style:font-name-complex="Times New Roman" style:font-size-complex="12pt"/>
    </style:style>
    <style:style style:name="T1494" style:parent-style-name="Policepardéfaut" style:family="text">
      <style:text-properties style:font-name="Times New Roman" style:font-name-complex="Times New Roman" fo:font-style="italic" style:font-style-asian="italic" style:font-size-complex="12pt"/>
    </style:style>
    <style:style style:name="T1495" style:parent-style-name="Policepardéfaut" style:family="text">
      <style:text-properties style:font-name="Times New Roman" style:font-name-complex="Times New Roman" style:font-size-complex="12pt"/>
    </style:style>
    <style:style style:name="P1496" style:parent-style-name="Normal" style:family="paragraph">
      <style:paragraph-properties fo:margin-right="-0.6097in"/>
    </style:style>
    <style:style style:name="T1497" style:parent-style-name="Policepardéfaut" style:family="text">
      <style:text-properties style:font-name="Times New Roman" style:font-name-complex="Times New Roman" style:font-size-complex="12pt"/>
    </style:style>
    <style:style style:name="T1498" style:parent-style-name="Policepardéfaut" style:family="text">
      <style:text-properties style:font-name="Times New Roman" style:font-name-complex="Times New Roman" fo:font-style="italic" style:font-style-asian="italic" style:font-size-complex="12pt"/>
    </style:style>
    <style:style style:name="T1499" style:parent-style-name="Policepardéfaut" style:family="text">
      <style:text-properties style:font-name="Times New Roman" style:font-name-complex="Times New Roman" style:font-size-complex="12pt"/>
    </style:style>
    <style:style style:name="T1500" style:parent-style-name="Policepardéfaut" style:family="text">
      <style:text-properties style:font-name="Times New Roman" style:font-name-complex="Times New Roman" style:font-size-complex="12pt"/>
    </style:style>
    <style:style style:name="P1501" style:parent-style-name="Normal" style:family="paragraph">
      <style:paragraph-properties fo:margin-right="-0.6097in"/>
      <style:text-properties style:font-name="Times New Roman" style:font-name-complex="Times New Roman" style:font-size-complex="12pt"/>
    </style:style>
    <style:style style:name="P1502" style:parent-style-name="Normal" style:family="paragraph">
      <style:paragraph-properties fo:margin-right="-0.6097in"/>
      <style:text-properties style:font-name="Times New Roman" style:font-name-complex="Times New Roman" style:font-size-complex="12pt"/>
    </style:style>
    <style:style style:name="T1503" style:parent-style-name="Policepardéfaut" style:family="text">
      <style:text-properties style:font-name="Times New Roman" style:font-name-complex="Times New Roman" fo:font-weight="normal" style:font-weight-asian="normal" style:font-size-complex="12pt"/>
    </style:style>
    <style:style style:name="T1504" style:parent-style-name="Policepardéfaut" style:family="text">
      <style:text-properties style:font-name="Times New Roman" style:font-name-complex="Times New Roman" fo:font-weight="normal" style:font-weight-asian="normal" style:font-size-complex="12pt"/>
    </style:style>
    <style:style style:name="P1505" style:parent-style-name="Normal" style:family="paragraph">
      <style:paragraph-properties fo:margin-right="-0.6097in"/>
      <style:text-properties style:font-name="Times New Roman" style:font-name-complex="Times New Roman" style:font-size-complex="12pt"/>
    </style:style>
    <style:style style:name="P1506" style:parent-style-name="Normal" style:family="paragraph">
      <style:paragraph-properties fo:margin-right="-0.6097in"/>
    </style:style>
    <style:style style:name="T1507" style:parent-style-name="Policepardéfaut" style:family="text">
      <style:text-properties style:font-name="Times New Roman" style:font-name-complex="Times New Roman" style:font-size-complex="12pt"/>
    </style:style>
    <style:style style:name="T1508" style:parent-style-name="Policepardéfaut" style:family="text">
      <style:text-properties style:font-name="Times New Roman" style:font-name-complex="Times New Roman" fo:font-style="italic" style:font-style-asian="italic" style:font-size-complex="12pt"/>
    </style:style>
    <style:style style:name="T1509" style:parent-style-name="Policepardéfaut" style:family="text">
      <style:text-properties style:font-name="Times New Roman" style:font-name-complex="Times New Roman" style:font-size-complex="12pt"/>
    </style:style>
    <style:style style:name="T1510" style:parent-style-name="Policepardéfaut" style:family="text">
      <style:text-properties style:font-name="Times New Roman" style:font-name-complex="Times New Roman" fo:font-style="italic" style:font-style-asian="italic" style:font-size-complex="12pt"/>
    </style:style>
    <style:style style:name="T1511" style:parent-style-name="Policepardéfaut" style:family="text">
      <style:text-properties style:font-name="Times New Roman" style:font-name-complex="Times New Roman" style:font-size-complex="12pt"/>
    </style:style>
    <style:style style:name="P1512" style:parent-style-name="Normal" style:family="paragraph">
      <style:paragraph-properties fo:margin-right="-0.6097in"/>
      <style:text-properties style:font-name="Times New Roman" style:font-name-complex="Times New Roman" style:font-size-complex="12pt"/>
    </style:style>
    <style:style style:name="T1513" style:parent-style-name="Policepardéfaut" style:family="text">
      <style:text-properties style:font-name="Times New Roman" style:font-name-complex="Times New Roman" fo:font-weight="normal" style:font-weight-asian="normal" style:font-size-complex="12pt"/>
    </style:style>
    <style:style style:name="T1514" style:parent-style-name="Policepardéfaut" style:family="text">
      <style:text-properties style:font-name="Times New Roman" style:font-name-complex="Times New Roman" fo:font-weight="normal" style:font-weight-asian="normal" style:font-size-complex="12pt"/>
    </style:style>
    <style:style style:name="P1515" style:parent-style-name="Normal" style:family="paragraph">
      <style:paragraph-properties fo:margin-right="-0.6097in"/>
      <style:text-properties style:font-name="Times New Roman" style:font-name-complex="Times New Roman" style:font-size-complex="12pt"/>
    </style:style>
    <style:style style:name="P1516" style:parent-style-name="Normal" style:family="paragraph">
      <style:paragraph-properties fo:margin-right="-0.6097in"/>
      <style:text-properties style:font-name="Times New Roman" style:font-name-complex="Times New Roman" style:font-size-complex="12pt"/>
    </style:style>
    <style:style style:name="P1517" style:parent-style-name="Normal" style:family="paragraph">
      <style:paragraph-properties fo:margin-right="-0.6097in"/>
      <style:text-properties style:font-name="Times New Roman" style:font-name-complex="Times New Roman" style:font-size-complex="12pt"/>
    </style:style>
    <style:style style:name="T1518" style:parent-style-name="Policepardéfaut" style:family="text">
      <style:text-properties style:font-name="Times New Roman" style:font-name-complex="Times New Roman" fo:font-weight="normal" style:font-weight-asian="normal" style:font-size-complex="12pt"/>
    </style:style>
    <style:style style:name="T1519" style:parent-style-name="Policepardéfaut" style:family="text">
      <style:text-properties style:font-name="Times New Roman" style:font-name-complex="Times New Roman" fo:font-weight="normal" style:font-weight-asian="normal" style:font-size-complex="12pt"/>
    </style:style>
    <style:style style:name="P1520" style:parent-style-name="Normal" style:family="paragraph">
      <style:paragraph-properties fo:margin-right="-0.6097in"/>
      <style:text-properties style:font-name="Times New Roman" style:font-name-complex="Times New Roman" style:font-size-complex="12pt"/>
    </style:style>
    <style:style style:name="P1521" style:parent-style-name="Normal" style:family="paragraph">
      <style:paragraph-properties fo:margin-right="-0.6097in"/>
    </style:style>
    <style:style style:name="T1522" style:parent-style-name="Policepardéfaut" style:family="text">
      <style:text-properties style:font-name="Times New Roman" style:font-name-complex="Times New Roman" style:font-size-complex="12pt"/>
    </style:style>
    <style:style style:name="T1523" style:parent-style-name="Policepardéfaut" style:family="text">
      <style:text-properties style:font-name="Times New Roman" style:font-name-complex="Times New Roman" style:font-size-complex="12pt" style:text-underline-type="single" style:text-underline-style="solid" style:text-underline-width="auto" style:text-underline-mode="continuous"/>
    </style:style>
    <style:style style:name="T1524" style:parent-style-name="Policepardéfaut" style:family="text">
      <style:text-properties style:font-name="Times New Roman" style:font-name-complex="Times New Roman" style:font-size-complex="12pt"/>
    </style:style>
    <style:style style:name="T1525" style:parent-style-name="Policepardéfaut" style:family="text">
      <style:text-properties style:font-name="Times New Roman" style:font-name-complex="Times New Roman" style:font-size-complex="12pt"/>
    </style:style>
    <style:style style:name="P1526" style:parent-style-name="Normal" style:family="paragraph">
      <style:paragraph-properties fo:margin-right="-0.6097in"/>
      <style:text-properties style:font-name="Times New Roman" style:font-name-complex="Times New Roman" style:font-size-complex="12pt"/>
    </style:style>
    <style:style style:name="T1527" style:parent-style-name="Policepardéfaut" style:family="text">
      <style:text-properties style:font-name="Times New Roman" style:font-name-complex="Times New Roman" fo:font-weight="normal" style:font-weight-asian="normal" style:font-size-complex="12pt"/>
    </style:style>
    <style:style style:name="T1528" style:parent-style-name="Policepardéfaut" style:family="text">
      <style:text-properties style:font-name="Times New Roman" style:font-name-complex="Times New Roman" fo:font-weight="normal" style:font-weight-asian="normal" style:font-size-complex="12pt"/>
    </style:style>
    <style:style style:name="P1529" style:parent-style-name="Normal" style:family="paragraph">
      <style:paragraph-properties fo:margin-right="-0.6097in"/>
      <style:text-properties style:font-name="Times New Roman" style:font-name-complex="Times New Roman" style:font-size-complex="12pt"/>
    </style:style>
    <style:style style:name="P1530" style:parent-style-name="Normal" style:family="paragraph">
      <style:paragraph-properties fo:margin-right="-0.6097in"/>
    </style:style>
    <style:style style:name="T1531" style:parent-style-name="Policepardéfaut" style:family="text">
      <style:text-properties style:font-name="Times New Roman" style:font-name-complex="Times New Roman" style:font-size-complex="12pt"/>
    </style:style>
    <style:style style:name="T1532" style:parent-style-name="Policepardéfaut" style:family="text">
      <style:text-properties style:font-name="Times New Roman" style:font-name-complex="Times New Roman" fo:font-style="italic" style:font-style-asian="italic" style:font-size-complex="12pt"/>
    </style:style>
    <style:style style:name="T1533" style:parent-style-name="Policepardéfaut" style:family="text">
      <style:text-properties style:font-name="Times New Roman" style:font-name-complex="Times New Roman" style:font-size-complex="12pt"/>
    </style:style>
    <style:style style:name="T1534" style:parent-style-name="Policepardéfaut" style:family="text">
      <style:text-properties style:font-name="Times New Roman" style:font-name-complex="Times New Roman" fo:font-style="italic" style:font-style-asian="italic" style:font-size-complex="12pt"/>
    </style:style>
    <style:style style:name="T1535" style:parent-style-name="Policepardéfaut" style:family="text">
      <style:text-properties style:font-name="Times New Roman" style:font-name-complex="Times New Roman" style:font-size-complex="12pt"/>
    </style:style>
    <style:style style:name="P1536" style:parent-style-name="Normal" style:family="paragraph">
      <style:paragraph-properties fo:margin-right="-0.6097in"/>
      <style:text-properties style:font-name="Times New Roman" style:font-name-complex="Times New Roman" style:font-size-complex="12pt"/>
    </style:style>
    <style:style style:name="T1537" style:parent-style-name="Policepardéfaut" style:family="text">
      <style:text-properties style:font-name="Times New Roman" style:font-name-complex="Times New Roman" fo:font-weight="normal" style:font-weight-asian="normal" style:font-size-complex="12pt"/>
    </style:style>
    <style:style style:name="T1538" style:parent-style-name="Policepardéfaut" style:family="text">
      <style:text-properties style:font-name="Times New Roman" style:font-name-complex="Times New Roman" fo:font-weight="normal" style:font-weight-asian="normal" style:font-size-complex="12pt"/>
    </style:style>
    <style:style style:name="P1539" style:parent-style-name="Normal" style:family="paragraph">
      <style:paragraph-properties fo:margin-right="-0.6097in"/>
      <style:text-properties style:font-name="Times New Roman" style:font-name-complex="Times New Roman" style:font-size-complex="12pt"/>
    </style:style>
    <style:style style:name="P1540" style:parent-style-name="Normal" style:family="paragraph">
      <style:paragraph-properties fo:margin-right="-0.6097in"/>
    </style:style>
    <style:style style:name="T1541" style:parent-style-name="Policepardéfaut" style:family="text">
      <style:text-properties style:font-name="Times New Roman" style:font-name-complex="Times New Roman" style:font-size-complex="12pt"/>
    </style:style>
    <style:style style:name="T1542" style:parent-style-name="Policepardéfaut" style:family="text">
      <style:text-properties style:font-name="Times New Roman" style:font-name-complex="Times New Roman" fo:font-style="italic" style:font-style-asian="italic" style:font-size-complex="12pt"/>
    </style:style>
    <style:style style:name="T1543" style:parent-style-name="Policepardéfaut" style:family="text">
      <style:text-properties style:font-name="Times New Roman" style:font-name-complex="Times New Roman" style:font-size-complex="12pt"/>
    </style:style>
    <style:style style:name="P1544" style:parent-style-name="Normal" style:family="paragraph">
      <style:paragraph-properties fo:margin-right="-0.6097in"/>
      <style:text-properties style:font-name="Times New Roman" style:font-name-complex="Times New Roman" style:font-size-complex="12pt"/>
    </style:style>
    <style:style style:name="T1545" style:parent-style-name="Policepardéfaut" style:family="text">
      <style:text-properties style:font-name="Times New Roman" style:font-name-complex="Times New Roman" fo:font-weight="normal" style:font-weight-asian="normal" style:font-size-complex="12pt"/>
    </style:style>
    <style:style style:name="T1546" style:parent-style-name="Policepardéfaut" style:family="text">
      <style:text-properties style:font-name="Times New Roman" style:font-name-complex="Times New Roman" fo:font-weight="normal" style:font-weight-asian="normal" style:font-size-complex="12pt"/>
    </style:style>
    <style:style style:name="P1547" style:parent-style-name="Normal" style:family="paragraph">
      <style:paragraph-properties fo:margin-right="-0.6097in"/>
      <style:text-properties style:font-name="Times New Roman" style:font-name-complex="Times New Roman" style:font-size-complex="12pt"/>
    </style:style>
    <style:style style:name="P1548" style:parent-style-name="Normal" style:family="paragraph">
      <style:paragraph-properties fo:margin-right="-0.6097in"/>
      <style:text-properties style:font-name="Times New Roman" style:font-name-complex="Times New Roman" style:font-size-complex="12pt"/>
    </style:style>
    <style:style style:name="P1549" style:parent-style-name="Normal" style:family="paragraph">
      <style:paragraph-properties fo:margin-right="-0.6097in"/>
      <style:text-properties style:font-name="Times New Roman" style:font-name-complex="Times New Roman" style:font-size-complex="12pt"/>
    </style:style>
    <style:style style:name="T1550" style:parent-style-name="Policepardéfaut" style:family="text">
      <style:text-properties style:font-name="Times New Roman" style:font-name-complex="Times New Roman" fo:font-weight="normal" style:font-weight-asian="normal" style:font-size-complex="12pt"/>
    </style:style>
    <style:style style:name="T1551" style:parent-style-name="Policepardéfaut" style:family="text">
      <style:text-properties style:font-name="Times New Roman" style:font-name-complex="Times New Roman" fo:font-weight="normal" style:font-weight-asian="normal" style:font-size-complex="12pt"/>
    </style:style>
    <style:style style:name="P1552" style:parent-style-name="Normal" style:family="paragraph">
      <style:paragraph-properties fo:margin-right="-0.6097in"/>
      <style:text-properties style:font-name="Times New Roman" style:font-name-complex="Times New Roman" style:font-size-complex="12pt"/>
    </style:style>
    <style:style style:name="P1553" style:parent-style-name="Normal" style:family="paragraph">
      <style:paragraph-properties fo:margin-right="-0.6097in"/>
    </style:style>
    <style:style style:name="T1554" style:parent-style-name="Policepardéfaut" style:family="text">
      <style:text-properties style:font-name="Times New Roman" style:font-name-complex="Times New Roman" style:font-size-complex="12pt"/>
    </style:style>
    <style:style style:name="T1555" style:parent-style-name="Policepardéfaut" style:family="text">
      <style:text-properties style:font-name="Times New Roman" style:font-name-complex="Times New Roman" fo:font-style="italic" style:font-style-asian="italic" style:font-size-complex="12pt"/>
    </style:style>
    <style:style style:name="T1556" style:parent-style-name="Policepardéfaut" style:family="text">
      <style:text-properties style:font-name="Times New Roman" style:font-name-complex="Times New Roman" style:font-size-complex="12pt"/>
    </style:style>
    <style:style style:name="T1557" style:parent-style-name="Policepardéfaut" style:family="text">
      <style:text-properties style:font-name="Times New Roman" style:font-name-complex="Times New Roman" fo:font-style="italic" style:font-style-asian="italic" style:font-size-complex="12pt"/>
    </style:style>
    <style:style style:name="T1558" style:parent-style-name="Policepardéfaut" style:family="text">
      <style:text-properties style:font-name="Times New Roman" style:font-name-complex="Times New Roman" style:font-size-complex="12pt"/>
    </style:style>
    <style:style style:name="T1559" style:parent-style-name="Policepardéfaut" style:family="text">
      <style:text-properties style:font-name="Times New Roman" style:font-name-complex="Times New Roman" fo:font-style="italic" style:font-style-asian="italic" style:font-size-complex="12pt"/>
    </style:style>
    <style:style style:name="T1560" style:parent-style-name="Policepardéfaut" style:family="text">
      <style:text-properties style:font-name="Times New Roman" style:font-name-complex="Times New Roman" style:font-size-complex="12pt"/>
    </style:style>
    <style:style style:name="T1561" style:parent-style-name="Policepardéfaut" style:family="text">
      <style:text-properties style:font-name="Times New Roman" style:font-name-complex="Times New Roman" style:font-size-complex="12pt"/>
    </style:style>
    <style:style style:name="T1562" style:parent-style-name="Policepardéfaut" style:family="text">
      <style:text-properties style:font-name="Times New Roman" style:font-name-complex="Times New Roman" fo:font-style="italic" style:font-style-asian="italic" style:font-size-complex="12pt"/>
    </style:style>
    <style:style style:name="T1563" style:parent-style-name="Policepardéfaut" style:family="text">
      <style:text-properties style:font-name="Times New Roman" style:font-name-complex="Times New Roman" style:font-size-complex="12pt"/>
    </style:style>
    <style:style style:name="T1564" style:parent-style-name="Policepardéfaut" style:family="text">
      <style:text-properties style:font-name="Times New Roman" style:font-name-complex="Times New Roman" fo:font-style="italic" style:font-style-asian="italic" style:font-size-complex="12pt"/>
    </style:style>
    <style:style style:name="T1565" style:parent-style-name="Policepardéfaut" style:family="text">
      <style:text-properties style:font-name="Times New Roman" style:font-name-complex="Times New Roman" style:font-size-complex="12pt"/>
    </style:style>
    <style:style style:name="T1566" style:parent-style-name="Policepardéfaut" style:family="text">
      <style:text-properties style:font-name="Times New Roman" style:font-name-complex="Times New Roman" fo:font-style="italic" style:font-style-asian="italic" style:font-size-complex="12pt"/>
    </style:style>
    <style:style style:name="T1567" style:parent-style-name="Policepardéfaut" style:family="text">
      <style:text-properties style:font-name="Times New Roman" style:font-name-complex="Times New Roman" style:font-size-complex="12pt"/>
    </style:style>
    <style:style style:name="T1568" style:parent-style-name="Policepardéfaut" style:family="text">
      <style:text-properties style:font-name="Times New Roman" style:font-name-complex="Times New Roman" fo:font-style="italic" style:font-style-asian="italic" style:font-size-complex="12pt"/>
    </style:style>
    <style:style style:name="T1569" style:parent-style-name="Policepardéfaut" style:family="text">
      <style:text-properties style:font-name="Times New Roman" style:font-name-complex="Times New Roman" style:font-size-complex="12pt"/>
    </style:style>
    <style:style style:name="T1570" style:parent-style-name="Policepardéfaut" style:family="text">
      <style:text-properties style:font-name="Times New Roman" style:font-name-complex="Times New Roman" fo:font-style="italic" style:font-style-asian="italic" style:font-size-complex="12pt"/>
    </style:style>
    <style:style style:name="T1571" style:parent-style-name="Policepardéfaut" style:family="text">
      <style:text-properties style:font-name="Times New Roman" style:font-name-complex="Times New Roman" style:font-size-complex="12pt"/>
    </style:style>
    <style:style style:name="T1572" style:parent-style-name="Policepardéfaut" style:family="text">
      <style:text-properties style:font-name="Times New Roman" style:font-name-complex="Times New Roman" fo:font-style="italic" style:font-style-asian="italic" style:font-size-complex="12pt"/>
    </style:style>
    <style:style style:name="T1573" style:parent-style-name="Policepardéfaut" style:family="text">
      <style:text-properties style:font-name="Times New Roman" style:font-name-complex="Times New Roman" style:font-size-complex="12pt"/>
    </style:style>
    <style:style style:name="T1574" style:parent-style-name="Policepardéfaut" style:family="text">
      <style:text-properties style:font-name="Times New Roman" style:font-name-complex="Times New Roman" fo:font-style="italic" style:font-style-asian="italic" style:font-size-complex="12pt"/>
    </style:style>
    <style:style style:name="T1575" style:parent-style-name="Policepardéfaut" style:family="text">
      <style:text-properties style:font-name="Times New Roman" style:font-name-complex="Times New Roman" style:font-size-complex="12pt"/>
    </style:style>
    <style:style style:name="P1576" style:parent-style-name="Normal" style:family="paragraph">
      <style:text-properties fo:language="en" fo:country="US"/>
    </style:style>
    <style:style style:name="P1577" style:parent-style-name="Normal" style:family="paragraph">
      <style:paragraph-properties fo:margin-right="-0.6097in"/>
    </style:style>
    <style:style style:name="T1578" style:parent-style-name="Policepardéfaut" style:family="text">
      <style:text-properties style:font-name="Times New Roman" style:font-name-complex="Times New Roman" style:font-size-complex="12pt" fo:language="en" fo:country="US"/>
    </style:style>
    <style:style style:name="T1579" style:parent-style-name="Policepardéfaut" style:family="text">
      <style:text-properties style:font-name="Times New Roman" style:font-name-complex="Times New Roman" fo:font-style="italic" style:font-style-asian="italic" style:font-size-complex="12pt" fo:language="en" fo:country="US"/>
    </style:style>
    <style:style style:name="T1580" style:parent-style-name="Policepardéfaut" style:family="text">
      <style:text-properties style:font-name="Times New Roman" style:font-name-complex="Times New Roman" style:font-size-complex="12pt" fo:language="en" fo:country="US"/>
    </style:style>
    <style:style style:name="T1581" style:parent-style-name="Policepardéfaut" style:family="text">
      <style:text-properties style:font-name="Times New Roman" style:font-name-complex="Times New Roman" style:font-size-complex="12pt"/>
    </style:style>
    <style:style style:name="P1582" style:parent-style-name="Normal" style:family="paragraph">
      <style:paragraph-properties fo:margin-right="-0.6097in"/>
    </style:style>
    <style:style style:name="T1583" style:parent-style-name="Policepardéfaut" style:family="text">
      <style:text-properties style:font-name="Times New Roman" style:font-name-complex="Times New Roman" style:font-size-complex="12pt"/>
    </style:style>
    <style:style style:name="T1584" style:parent-style-name="Policepardéfaut" style:family="text">
      <style:text-properties style:font-name="Times New Roman" style:font-name-complex="Times New Roman" fo:font-style="italic" style:font-style-asian="italic" style:font-size-complex="12pt"/>
    </style:style>
    <style:style style:name="T1585" style:parent-style-name="Policepardéfaut" style:family="text">
      <style:text-properties style:font-name="Times New Roman" style:font-name-complex="Times New Roman" style:font-size-complex="12pt"/>
    </style:style>
    <style:style style:name="P1586" style:parent-style-name="Normal" style:family="paragraph">
      <style:paragraph-properties fo:margin-right="-0.6097in"/>
    </style:style>
    <style:style style:name="T1587" style:parent-style-name="Policepardéfaut" style:family="text">
      <style:text-properties style:font-name="Times New Roman" style:font-name-complex="Times New Roman" style:font-size-complex="12pt"/>
    </style:style>
    <style:style style:name="T1588" style:parent-style-name="Policepardéfaut" style:family="text">
      <style:text-properties style:font-name="Times New Roman" style:font-name-complex="Times New Roman" fo:font-style="italic" style:font-style-asian="italic" style:font-size-complex="12pt"/>
    </style:style>
    <style:style style:name="T1589" style:parent-style-name="Policepardéfaut" style:family="text">
      <style:text-properties style:font-name="Times New Roman" style:font-name-complex="Times New Roman" style:font-size-complex="12pt"/>
    </style:style>
    <style:style style:name="P1590" style:parent-style-name="Normal" style:family="paragraph">
      <style:paragraph-properties fo:margin-right="-0.6097in"/>
    </style:style>
    <style:style style:name="T1591" style:parent-style-name="Policepardéfaut" style:family="text">
      <style:text-properties style:font-name="Times New Roman" style:font-name-complex="Times New Roman" style:font-size-complex="12pt"/>
    </style:style>
    <style:style style:name="T1592" style:parent-style-name="Policepardéfaut" style:family="text">
      <style:text-properties style:font-name="Times New Roman" style:font-name-complex="Times New Roman" fo:font-style="italic" style:font-style-asian="italic" style:font-size-complex="12pt"/>
    </style:style>
    <style:style style:name="T1593" style:parent-style-name="Policepardéfaut" style:family="text">
      <style:text-properties style:font-name="Times New Roman" style:font-name-complex="Times New Roman" style:font-size-complex="12pt"/>
    </style:style>
    <style:style style:name="P1594" style:parent-style-name="Normal" style:family="paragraph">
      <style:paragraph-properties fo:margin-right="-0.6097in"/>
    </style:style>
    <style:style style:name="T1595" style:parent-style-name="Policepardéfaut" style:family="text">
      <style:text-properties style:font-name="Times New Roman" style:font-name-complex="Times New Roman" style:font-size-complex="12pt"/>
    </style:style>
    <style:style style:name="T1596" style:parent-style-name="Policepardéfaut" style:family="text">
      <style:text-properties style:font-name="Times New Roman" style:font-name-complex="Times New Roman" fo:font-style="italic" style:font-style-asian="italic" style:font-size-complex="12pt"/>
    </style:style>
    <style:style style:name="T1597" style:parent-style-name="Policepardéfaut" style:family="text">
      <style:text-properties style:font-name="Times New Roman" style:font-name-complex="Times New Roman" style:font-size-complex="12pt"/>
    </style:style>
    <style:style style:name="P1598" style:parent-style-name="Normal" style:family="paragraph">
      <style:paragraph-properties fo:margin-right="-0.6097in"/>
    </style:style>
    <style:style style:name="T1599" style:parent-style-name="Policepardéfaut" style:family="text">
      <style:text-properties style:font-name="Times New Roman" style:font-name-complex="Times New Roman" style:font-size-complex="12pt"/>
    </style:style>
    <style:style style:name="T1600" style:parent-style-name="Policepardéfaut" style:family="text">
      <style:text-properties style:font-name="Times New Roman" style:font-name-complex="Times New Roman" fo:font-style="italic" style:font-style-asian="italic" style:font-size-complex="12pt"/>
    </style:style>
    <style:style style:name="T1601" style:parent-style-name="Policepardéfaut" style:family="text">
      <style:text-properties style:font-name="Times New Roman" style:font-name-complex="Times New Roman" style:font-size-complex="12pt"/>
    </style:style>
    <style:style style:name="P1602" style:parent-style-name="Normal" style:family="paragraph">
      <style:paragraph-properties fo:margin-right="-0.6097in"/>
    </style:style>
    <style:style style:name="T1603" style:parent-style-name="Policepardéfaut" style:family="text">
      <style:text-properties style:font-name="Times New Roman" style:font-name-complex="Times New Roman" style:font-size-complex="12pt" fo:language="en" fo:country="US"/>
    </style:style>
    <style:style style:name="T1604" style:parent-style-name="Policepardéfaut" style:family="text">
      <style:text-properties style:font-name="Times New Roman" style:font-name-complex="Times New Roman" fo:font-style="italic" style:font-style-asian="italic" style:font-size-complex="12pt" fo:language="en" fo:country="US"/>
    </style:style>
    <style:style style:name="T1605" style:parent-style-name="Policepardéfaut" style:family="text">
      <style:text-properties style:font-name="Times New Roman" style:font-name-complex="Times New Roman" style:font-size-complex="12pt" fo:language="en" fo:country="US"/>
    </style:style>
    <style:style style:name="T1606" style:parent-style-name="Policepardéfaut" style:family="text">
      <style:text-properties style:font-name="Times New Roman" style:font-name-complex="Times New Roman" fo:font-style="italic" style:font-style-asian="italic" style:font-size-complex="12pt" fo:language="en" fo:country="US"/>
    </style:style>
    <style:style style:name="T1607" style:parent-style-name="Policepardéfaut" style:family="text">
      <style:text-properties style:font-name="Times New Roman" style:font-name-complex="Times New Roman" style:font-size-complex="12pt" fo:language="en" fo:country="US"/>
    </style:style>
    <style:style style:name="T1608" style:parent-style-name="Policepardéfaut" style:family="text">
      <style:text-properties style:font-name="Times New Roman" style:font-name-complex="Times New Roman" style:font-size-complex="12pt"/>
    </style:style>
    <style:style style:name="P1609" style:parent-style-name="Normal" style:family="paragraph">
      <style:paragraph-properties fo:margin-right="-0.6097in"/>
      <style:text-properties style:font-name="Times New Roman" style:font-name-complex="Times New Roman" style:font-size-complex="12pt"/>
    </style:style>
    <style:style style:name="T1610" style:parent-style-name="Policepardéfaut" style:family="text">
      <style:text-properties style:font-name="Times New Roman" style:font-name-complex="Times New Roman" fo:font-weight="normal" style:font-weight-asian="normal" style:font-size-complex="12pt"/>
    </style:style>
    <style:style style:name="T1611" style:parent-style-name="Policepardéfaut" style:family="text">
      <style:text-properties style:font-name="Times New Roman" style:font-name-complex="Times New Roman" fo:font-weight="normal" style:font-weight-asian="normal" style:font-size-complex="12pt"/>
    </style:style>
    <style:style style:name="P1612" style:parent-style-name="Normal" style:family="paragraph">
      <style:paragraph-properties fo:margin-right="-0.6097in"/>
      <style:text-properties style:font-name="Times New Roman" style:font-name-complex="Times New Roman" style:font-size-complex="12pt"/>
    </style:style>
    <style:style style:name="P1613" style:parent-style-name="Normal" style:family="paragraph">
      <style:paragraph-properties fo:margin-right="-0.6097in"/>
    </style:style>
    <style:style style:name="T1614" style:parent-style-name="Policepardéfaut" style:family="text">
      <style:text-properties style:font-name="Times New Roman" style:font-name-complex="Times New Roman" style:font-size-complex="12pt"/>
    </style:style>
    <style:style style:name="T1615" style:parent-style-name="Policepardéfaut" style:family="text">
      <style:text-properties style:font-name="Times New Roman" style:font-name-complex="Times New Roman" fo:font-style="italic" style:font-style-asian="italic" style:font-size-complex="12pt"/>
    </style:style>
    <style:style style:name="T1616" style:parent-style-name="Policepardéfaut" style:family="text">
      <style:text-properties style:font-name="Times New Roman" style:font-name-complex="Times New Roman" style:font-size-complex="12pt"/>
    </style:style>
    <style:style style:name="T1617" style:parent-style-name="Policepardéfaut" style:family="text">
      <style:text-properties style:font-name="Times New Roman" style:font-name-complex="Times New Roman" fo:font-style="italic" style:font-style-asian="italic" style:font-size-complex="12pt"/>
    </style:style>
    <style:style style:name="T1618" style:parent-style-name="Policepardéfaut" style:family="text">
      <style:text-properties style:font-name="Times New Roman" style:font-name-complex="Times New Roman" style:font-size-complex="12pt"/>
    </style:style>
    <style:style style:name="T1619" style:parent-style-name="Policepardéfaut" style:family="text">
      <style:text-properties style:font-name="Times New Roman" style:font-name-complex="Times New Roman" style:font-size-complex="12pt"/>
    </style:style>
    <style:style style:name="P1620" style:parent-style-name="Normal" style:family="paragraph">
      <style:paragraph-properties fo:margin-right="-0.6097in"/>
      <style:text-properties style:font-name="Times New Roman" style:font-name-complex="Times New Roman" style:font-size-complex="12pt"/>
    </style:style>
    <style:style style:name="T1621" style:parent-style-name="Policepardéfaut" style:family="text">
      <style:text-properties style:font-name="Times New Roman" style:font-name-complex="Times New Roman" fo:font-weight="normal" style:font-weight-asian="normal" style:font-size-complex="12pt"/>
    </style:style>
    <style:style style:name="T1622" style:parent-style-name="Policepardéfaut" style:family="text">
      <style:text-properties style:font-name="Times New Roman" style:font-name-complex="Times New Roman" fo:font-weight="normal" style:font-weight-asian="normal" style:font-size-complex="12pt"/>
    </style:style>
    <style:style style:name="P1623" style:parent-style-name="Normal" style:family="paragraph">
      <style:paragraph-properties fo:margin-right="-0.6097in"/>
    </style:style>
    <style:style style:name="T1624" style:parent-style-name="Policepardéfaut" style:family="text">
      <style:text-properties style:font-name="Times New Roman" style:font-name-complex="Times New Roman" style:font-size-complex="12pt"/>
    </style:style>
    <style:style style:name="T1625" style:parent-style-name="Policepardéfaut" style:family="text">
      <style:text-properties style:font-name="Times New Roman" style:font-name-complex="Times New Roman" style:font-size-complex="12pt"/>
    </style:style>
    <style:style style:name="T1626" style:parent-style-name="Policepardéfaut" style:family="text">
      <style:text-properties style:font-name="Times New Roman" style:font-name-complex="Times New Roman" style:font-size-complex="12pt"/>
    </style:style>
    <style:style style:name="T1627" style:parent-style-name="Policepardéfaut" style:family="text">
      <style:text-properties style:font-name="Times New Roman" style:font-name-complex="Times New Roman" style:font-size-complex="12pt"/>
    </style:style>
    <style:style style:name="T1628" style:parent-style-name="Policepardéfaut" style:family="text">
      <style:text-properties style:font-name="Times New Roman" style:font-name-complex="Times New Roman" style:font-size-complex="12pt"/>
    </style:style>
    <style:style style:name="P1629" style:parent-style-name="Normal" style:family="paragraph">
      <style:paragraph-properties fo:margin-right="-0.6097in"/>
    </style:style>
    <style:style style:name="T1630" style:parent-style-name="Policepardéfaut" style:family="text">
      <style:text-properties style:font-name="Times New Roman" style:font-name-complex="Times New Roman" style:font-size-complex="12pt"/>
    </style:style>
    <style:style style:name="T1631" style:parent-style-name="Policepardéfaut" style:family="text">
      <style:text-properties style:font-name="Times New Roman" style:font-name-complex="Times New Roman" fo:font-style="italic" style:font-style-asian="italic" style:font-size-complex="12pt"/>
    </style:style>
    <style:style style:name="T1632" style:parent-style-name="Policepardéfaut" style:family="text">
      <style:text-properties style:font-name="Times New Roman" style:font-name-complex="Times New Roman" style:font-size-complex="12pt"/>
    </style:style>
    <style:style style:name="T1633" style:parent-style-name="Policepardéfaut" style:family="text">
      <style:text-properties style:font-name="Times New Roman" style:font-name-complex="Times New Roman" fo:font-style="italic" style:font-style-asian="italic" style:font-size-complex="12pt"/>
    </style:style>
    <style:style style:name="T1634" style:parent-style-name="Policepardéfaut" style:family="text">
      <style:text-properties style:font-name="Times New Roman" style:font-name-complex="Times New Roman" style:font-size-complex="12pt"/>
    </style:style>
    <style:style style:name="T1635" style:parent-style-name="Policepardéfaut" style:family="text">
      <style:text-properties style:font-name="Times New Roman" style:font-name-complex="Times New Roman" style:font-size-complex="12pt"/>
    </style:style>
    <style:style style:name="T1636" style:parent-style-name="Policepardéfaut" style:family="text">
      <style:text-properties style:font-name="Times New Roman" style:font-name-complex="Times New Roman" style:font-size-complex="12pt"/>
    </style:style>
    <style:style style:name="T1637" style:parent-style-name="Policepardéfaut" style:family="text">
      <style:text-properties style:font-name="Times New Roman" style:font-name-complex="Times New Roman" style:font-size-complex="12pt"/>
    </style:style>
    <style:style style:name="T1638" style:parent-style-name="Policepardéfaut" style:family="text">
      <style:text-properties style:font-name="Times New Roman" style:font-name-complex="Times New Roman" style:font-size-complex="12pt"/>
    </style:style>
    <style:style style:name="P1639" style:parent-style-name="Normal" style:family="paragraph">
      <style:paragraph-properties fo:margin-right="-0.6097in"/>
      <style:text-properties style:font-name="Times New Roman" style:font-name-complex="Times New Roman" style:font-size-complex="12pt"/>
    </style:style>
    <style:style style:name="T1640" style:parent-style-name="Policepardéfaut" style:family="text">
      <style:text-properties style:font-name="Times New Roman" style:font-name-complex="Times New Roman" fo:font-weight="normal" style:font-weight-asian="normal" style:font-size-complex="12pt"/>
    </style:style>
    <style:style style:name="T1641" style:parent-style-name="Policepardéfaut" style:family="text">
      <style:text-properties style:font-name="Times New Roman" style:font-name-complex="Times New Roman" fo:font-weight="normal" style:font-weight-asian="normal" style:font-size-complex="12pt"/>
    </style:style>
    <style:style style:name="P1642" style:parent-style-name="Normal" style:family="paragraph">
      <style:paragraph-properties fo:margin-right="-0.6097in"/>
      <style:text-properties style:font-name="Times New Roman" style:font-name-complex="Times New Roman" style:font-size-complex="12pt"/>
    </style:style>
    <style:style style:name="P1643" style:parent-style-name="Normal" style:family="paragraph">
      <style:paragraph-properties fo:margin-right="-0.6097in"/>
    </style:style>
    <style:style style:name="T1644" style:parent-style-name="Policepardéfaut" style:family="text">
      <style:text-properties style:font-name="Times New Roman" style:font-name-complex="Times New Roman" style:font-size-complex="12pt"/>
    </style:style>
    <style:style style:name="T1645" style:parent-style-name="Policepardéfaut" style:family="text">
      <style:text-properties style:font-name="Times New Roman" style:font-name-complex="Times New Roman" fo:font-style="italic" style:font-style-asian="italic" style:font-size-complex="12pt"/>
    </style:style>
    <style:style style:name="T1646" style:parent-style-name="Policepardéfaut" style:family="text">
      <style:text-properties style:font-name="Times New Roman" style:font-name-complex="Times New Roman" style:font-size-complex="12pt"/>
    </style:style>
    <style:style style:name="P1647" style:parent-style-name="Normal" style:family="paragraph">
      <style:paragraph-properties fo:margin-right="-0.6097in"/>
      <style:text-properties style:font-name="Times New Roman" style:font-name-complex="Times New Roman" style:font-size-complex="12pt"/>
    </style:style>
    <style:style style:name="T1648" style:parent-style-name="Policepardéfaut" style:family="text">
      <style:text-properties style:font-name="Times New Roman" style:font-name-complex="Times New Roman" fo:font-weight="normal" style:font-weight-asian="normal" style:font-size-complex="12pt"/>
    </style:style>
    <style:style style:name="T1649" style:parent-style-name="Policepardéfaut" style:family="text">
      <style:text-properties style:font-name="Times New Roman" style:font-name-complex="Times New Roman" fo:font-weight="normal" style:font-weight-asian="normal" style:font-size-complex="12pt"/>
    </style:style>
    <style:style style:name="P1650" style:parent-style-name="Normal" style:family="paragraph">
      <style:paragraph-properties fo:margin-right="-0.6097in"/>
      <style:text-properties style:font-name="Times New Roman" style:font-name-complex="Times New Roman" style:font-size-complex="12pt"/>
    </style:style>
    <style:style style:name="P1651" style:parent-style-name="Normal" style:family="paragraph">
      <style:paragraph-properties fo:margin-right="-0.6097in"/>
    </style:style>
    <style:style style:name="T1652" style:parent-style-name="Policepardéfaut" style:family="text">
      <style:text-properties style:font-name="Times New Roman" style:font-name-complex="Times New Roman" style:font-size-complex="12pt"/>
    </style:style>
    <style:style style:name="T1653" style:parent-style-name="Policepardéfaut" style:family="text">
      <style:text-properties style:font-name="Times New Roman" style:font-name-complex="Times New Roman" fo:font-style="italic" style:font-style-asian="italic" style:font-size-complex="12pt"/>
    </style:style>
    <style:style style:name="T1654" style:parent-style-name="Policepardéfaut" style:family="text">
      <style:text-properties style:font-name="Times New Roman" style:font-name-complex="Times New Roman" style:font-size-complex="12pt"/>
    </style:style>
    <style:style style:name="P1655" style:parent-style-name="Normal" style:family="paragraph">
      <style:paragraph-properties fo:margin-right="-0.6097in"/>
      <style:text-properties style:font-name="Times New Roman" style:font-name-complex="Times New Roman" style:font-size-complex="12pt"/>
    </style:style>
    <style:style style:name="T1656" style:parent-style-name="Policepardéfaut" style:family="text">
      <style:text-properties style:font-name="Times New Roman" style:font-name-complex="Times New Roman" fo:font-weight="normal" style:font-weight-asian="normal" style:font-size-complex="12pt"/>
    </style:style>
    <style:style style:name="T1657" style:parent-style-name="Policepardéfaut" style:family="text">
      <style:text-properties style:font-name="Times New Roman" style:font-name-complex="Times New Roman" fo:font-weight="normal" style:font-weight-asian="normal" style:font-size-complex="12pt"/>
    </style:style>
    <style:style style:name="P1658" style:parent-style-name="Normal" style:family="paragraph">
      <style:paragraph-properties fo:margin-right="-0.6097in"/>
      <style:text-properties style:font-name="Times New Roman" style:font-name-complex="Times New Roman" style:font-size-complex="12pt"/>
    </style:style>
    <style:style style:name="P1659" style:parent-style-name="Normal" style:family="paragraph">
      <style:paragraph-properties fo:margin-right="-0.6097in"/>
    </style:style>
    <style:style style:name="T1660" style:parent-style-name="Policepardéfaut" style:family="text">
      <style:text-properties style:font-name="Times New Roman" style:font-name-complex="Times New Roman" style:font-size-complex="12pt"/>
    </style:style>
    <style:style style:name="T1661" style:parent-style-name="Policepardéfaut" style:family="text">
      <style:text-properties style:font-name="Times New Roman" style:font-name-complex="Times New Roman" fo:font-style="italic" style:font-style-asian="italic" style:font-size-complex="12pt"/>
    </style:style>
    <style:style style:name="T1662" style:parent-style-name="Policepardéfaut" style:family="text">
      <style:text-properties style:font-name="Times New Roman" style:font-name-complex="Times New Roman" style:font-size-complex="12pt"/>
    </style:style>
    <style:style style:name="T1663" style:parent-style-name="Policepardéfaut" style:family="text">
      <style:text-properties style:font-name="Times New Roman" style:font-name-complex="Times New Roman" fo:font-style="italic" style:font-style-asian="italic" style:font-size-complex="12pt"/>
    </style:style>
    <style:style style:name="T1664" style:parent-style-name="Policepardéfaut" style:family="text">
      <style:text-properties style:font-name="Times New Roman" style:font-name-complex="Times New Roman" style:font-size-complex="12pt"/>
    </style:style>
    <style:style style:name="T1665" style:parent-style-name="Policepardéfaut" style:family="text">
      <style:text-properties style:font-name="Times New Roman" style:font-name-complex="Times New Roman" fo:font-style="italic" style:font-style-asian="italic" style:font-size-complex="12pt"/>
    </style:style>
    <style:style style:name="T1666" style:parent-style-name="Policepardéfaut" style:family="text">
      <style:text-properties style:font-name="Times New Roman" style:font-name-complex="Times New Roman" style:font-size-complex="12pt"/>
    </style:style>
    <style:style style:name="T1667" style:parent-style-name="Policepardéfaut" style:family="text">
      <style:text-properties style:font-name="Times New Roman" style:font-name-complex="Times New Roman" fo:font-style="italic" style:font-style-asian="italic" style:font-size-complex="12pt"/>
    </style:style>
    <style:style style:name="T1668" style:parent-style-name="Policepardéfaut" style:family="text">
      <style:text-properties style:font-name="Times New Roman" style:font-name-complex="Times New Roman" style:font-size-complex="12pt"/>
    </style:style>
    <style:style style:name="T1669" style:parent-style-name="Policepardéfaut" style:family="text">
      <style:text-properties style:font-name="Times New Roman" style:font-name-complex="Times New Roman" fo:font-style="italic" style:font-style-asian="italic" style:font-size-complex="12pt"/>
    </style:style>
    <style:style style:name="T1670" style:parent-style-name="Policepardéfaut" style:family="text">
      <style:text-properties style:font-name="Times New Roman" style:font-name-complex="Times New Roman" style:font-size-complex="12pt"/>
    </style:style>
    <style:style style:name="T1671" style:parent-style-name="Policepardéfaut" style:family="text">
      <style:text-properties style:font-name="Times New Roman" style:font-name-complex="Times New Roman" style:font-size-complex="12pt"/>
    </style:style>
    <style:style style:name="T1672" style:parent-style-name="Policepardéfaut" style:family="text">
      <style:text-properties style:font-name="Times New Roman" style:font-name-complex="Times New Roman" style:font-size-complex="12pt"/>
    </style:style>
    <style:style style:name="T1673" style:parent-style-name="Policepardéfaut" style:family="text">
      <style:text-properties style:font-name="Times New Roman" style:font-name-complex="Times New Roman" style:font-size-complex="12pt"/>
    </style:style>
    <style:style style:name="T1674" style:parent-style-name="Policepardéfaut" style:family="text">
      <style:text-properties style:font-name="Times New Roman" style:font-name-complex="Times New Roman" style:font-size-complex="12pt"/>
    </style:style>
    <style:style style:name="T1675" style:parent-style-name="Policepardéfaut" style:family="text">
      <style:text-properties style:font-name="Times New Roman" style:font-name-complex="Times New Roman" fo:font-style="italic" style:font-style-asian="italic" style:font-size-complex="12pt"/>
    </style:style>
    <style:style style:name="T1676" style:parent-style-name="Policepardéfaut" style:family="text">
      <style:text-properties style:font-name="Times New Roman" style:font-name-complex="Times New Roman" style:font-size-complex="12pt"/>
    </style:style>
    <style:style style:name="T1677" style:parent-style-name="Policepardéfaut" style:family="text">
      <style:text-properties style:font-name="Times New Roman" style:font-name-complex="Times New Roman" fo:font-style="italic" style:font-style-asian="italic" style:font-size-complex="12pt"/>
    </style:style>
    <style:style style:name="T1678" style:parent-style-name="Policepardéfaut" style:family="text">
      <style:text-properties style:font-name="Times New Roman" style:font-name-complex="Times New Roman" style:font-size-complex="12pt"/>
    </style:style>
    <style:style style:name="T1679" style:parent-style-name="Policepardéfaut" style:family="text">
      <style:text-properties style:font-name="Times New Roman" style:font-name-complex="Times New Roman" style:font-size-complex="12pt"/>
    </style:style>
    <style:style style:name="T1680" style:parent-style-name="Policepardéfaut" style:family="text">
      <style:text-properties style:font-name="Times New Roman" style:font-name-complex="Times New Roman" fo:font-style="italic" style:font-style-asian="italic" style:font-size-complex="12pt"/>
    </style:style>
    <style:style style:name="T1681" style:parent-style-name="Policepardéfaut" style:family="text">
      <style:text-properties style:font-name="Times New Roman" style:font-name-complex="Times New Roman" style:font-size-complex="12pt"/>
    </style:style>
    <style:style style:name="P1682" style:parent-style-name="Normal" style:family="paragraph">
      <style:paragraph-properties fo:margin-right="-0.6097in"/>
    </style:style>
    <style:style style:name="T1683" style:parent-style-name="Policepardéfaut" style:family="text">
      <style:text-properties style:font-name="Times New Roman" style:font-name-complex="Times New Roman" fo:font-style="italic" style:font-style-asian="italic" style:font-size-complex="12pt"/>
    </style:style>
    <style:style style:name="T1684" style:parent-style-name="Policepardéfaut" style:family="text">
      <style:text-properties style:font-name="Times New Roman" style:font-name-complex="Times New Roman" style:font-size-complex="12pt"/>
    </style:style>
    <style:style style:name="T1685" style:parent-style-name="Policepardéfaut" style:family="text">
      <style:text-properties style:font-name="Times New Roman" style:font-name-complex="Times New Roman" fo:font-style="italic" style:font-style-asian="italic" style:font-size-complex="12pt"/>
    </style:style>
    <style:style style:name="T1686" style:parent-style-name="Policepardéfaut" style:family="text">
      <style:text-properties style:font-name="Times New Roman" style:font-name-complex="Times New Roman" style:font-size-complex="12pt"/>
    </style:style>
    <style:style style:name="P1687" style:parent-style-name="Normal" style:family="paragraph">
      <style:paragraph-properties fo:margin-right="-0.6097in"/>
    </style:style>
    <style:style style:name="T1688" style:parent-style-name="Policepardéfaut" style:family="text">
      <style:text-properties style:font-name="Times New Roman" style:font-name-complex="Times New Roman" style:font-size-complex="12pt"/>
    </style:style>
    <style:style style:name="T1689" style:parent-style-name="Policepardéfaut" style:family="text">
      <style:text-properties style:font-name="Times New Roman" style:font-name-complex="Times New Roman" fo:font-style="italic" style:font-style-asian="italic" style:font-size-complex="12pt"/>
    </style:style>
    <style:style style:name="T1690" style:parent-style-name="Policepardéfaut" style:family="text">
      <style:text-properties style:font-name="Times New Roman" style:font-name-complex="Times New Roman" style:font-size-complex="12pt"/>
    </style:style>
    <style:style style:name="P1691" style:parent-style-name="Normal" style:family="paragraph">
      <style:paragraph-properties fo:margin-right="-0.6097in"/>
    </style:style>
    <style:style style:name="T1692" style:parent-style-name="Policepardéfaut" style:family="text">
      <style:text-properties style:font-name="Times New Roman" style:font-name-complex="Times New Roman" style:font-size-complex="12pt" fo:language="en" fo:country="US"/>
    </style:style>
    <style:style style:name="T1693" style:parent-style-name="Policepardéfaut" style:family="text">
      <style:text-properties style:font-name="Times New Roman" style:font-name-complex="Times New Roman" fo:font-style="italic" style:font-style-asian="italic" style:font-size-complex="12pt" fo:language="en" fo:country="US"/>
    </style:style>
    <style:style style:name="T1694" style:parent-style-name="Policepardéfaut" style:family="text">
      <style:text-properties style:font-name="Times New Roman" style:font-name-complex="Times New Roman" style:font-size-complex="12pt" fo:language="en" fo:country="US"/>
    </style:style>
    <style:style style:name="T1695" style:parent-style-name="Policepardéfaut" style:family="text">
      <style:text-properties style:font-name="Times New Roman" style:font-name-complex="Times New Roman" style:font-size-complex="12pt"/>
    </style:style>
    <style:style style:name="P1696" style:parent-style-name="Normal" style:family="paragraph">
      <style:paragraph-properties fo:margin-right="-0.6097in"/>
    </style:style>
    <style:style style:name="T1697" style:parent-style-name="Policepardéfaut" style:family="text">
      <style:text-properties style:font-name="Times New Roman" style:font-name-complex="Times New Roman" style:font-size-complex="12pt"/>
    </style:style>
    <style:style style:name="T1698" style:parent-style-name="Policepardéfaut" style:family="text">
      <style:text-properties style:font-name="Times New Roman" style:font-name-complex="Times New Roman" fo:font-style="italic" style:font-style-asian="italic" style:font-size-complex="12pt"/>
    </style:style>
    <style:style style:name="T1699" style:parent-style-name="Policepardéfaut" style:family="text">
      <style:text-properties style:font-name="Times New Roman" style:font-name-complex="Times New Roman" style:font-size-complex="12pt"/>
    </style:style>
    <style:style style:name="P1700" style:parent-style-name="Normal" style:family="paragraph">
      <style:paragraph-properties fo:margin-right="-0.6097in"/>
    </style:style>
    <style:style style:name="T1701" style:parent-style-name="Policepardéfaut" style:family="text">
      <style:text-properties style:font-name="Times New Roman" style:font-name-complex="Times New Roman" style:font-size-complex="12pt"/>
    </style:style>
    <style:style style:name="T1702" style:parent-style-name="Policepardéfaut" style:family="text">
      <style:text-properties style:font-name="Times New Roman" style:font-name-complex="Times New Roman" fo:font-style="italic" style:font-style-asian="italic" style:font-size-complex="12pt"/>
    </style:style>
    <style:style style:name="T1703" style:parent-style-name="Policepardéfaut" style:family="text">
      <style:text-properties style:font-name="Times New Roman" style:font-name-complex="Times New Roman" style:font-size-complex="12pt"/>
    </style:style>
    <style:style style:name="P1704" style:parent-style-name="Normal" style:family="paragraph">
      <style:paragraph-properties fo:margin-right="-0.6097in"/>
    </style:style>
    <style:style style:name="T1705" style:parent-style-name="Policepardéfaut" style:family="text">
      <style:text-properties style:font-name="Times New Roman" style:font-name-complex="Times New Roman" style:font-size-complex="12pt"/>
    </style:style>
    <style:style style:name="T1706" style:parent-style-name="Policepardéfaut" style:family="text">
      <style:text-properties style:font-name="Times New Roman" style:font-name-complex="Times New Roman" fo:font-style="italic" style:font-style-asian="italic" style:font-size-complex="12pt"/>
    </style:style>
    <style:style style:name="T1707" style:parent-style-name="Policepardéfaut" style:family="text">
      <style:text-properties style:font-name="Times New Roman" style:font-name-complex="Times New Roman" style:font-size-complex="12pt"/>
    </style:style>
    <style:style style:name="P1708" style:parent-style-name="Normal" style:family="paragraph">
      <style:paragraph-properties fo:margin-right="-0.6097in"/>
    </style:style>
    <style:style style:name="T1709" style:parent-style-name="Policepardéfaut" style:family="text">
      <style:text-properties style:font-name="Times New Roman" style:font-name-complex="Times New Roman" style:font-size-complex="12pt"/>
    </style:style>
    <style:style style:name="T1710" style:parent-style-name="Policepardéfaut" style:family="text">
      <style:text-properties style:font-name="Times New Roman" style:font-name-complex="Times New Roman" fo:font-style="italic" style:font-style-asian="italic" style:font-size-complex="12pt"/>
    </style:style>
    <style:style style:name="T1711" style:parent-style-name="Policepardéfaut" style:family="text">
      <style:text-properties style:font-name="Times New Roman" style:font-name-complex="Times New Roman" style:font-size-complex="12pt"/>
    </style:style>
    <style:style style:name="P1712" style:parent-style-name="Normal" style:family="paragraph">
      <style:paragraph-properties fo:margin-right="-0.6097in"/>
    </style:style>
    <style:style style:name="T1713" style:parent-style-name="Policepardéfaut" style:family="text">
      <style:text-properties style:font-name="Times New Roman" style:font-name-complex="Times New Roman" style:font-size-complex="12pt" fo:language="en" fo:country="US"/>
    </style:style>
    <style:style style:name="T1714" style:parent-style-name="Policepardéfaut" style:family="text">
      <style:text-properties style:font-name="Times New Roman" style:font-name-complex="Times New Roman" fo:font-style="italic" style:font-style-asian="italic" style:font-size-complex="12pt" fo:language="en" fo:country="US"/>
    </style:style>
    <style:style style:name="T1715" style:parent-style-name="Policepardéfaut" style:family="text">
      <style:text-properties style:font-name="Times New Roman" style:font-name-complex="Times New Roman" fo:font-style="italic" style:font-style-asian="italic" style:font-size-complex="12pt" fo:language="en" fo:country="US"/>
    </style:style>
    <style:style style:name="T1716" style:parent-style-name="Policepardéfaut" style:family="text">
      <style:text-properties style:font-name="Times New Roman" style:font-name-complex="Times New Roman" style:font-size-complex="12pt" fo:language="en" fo:country="US"/>
    </style:style>
    <style:style style:name="P1717" style:parent-style-name="Normal" style:family="paragraph">
      <style:paragraph-properties fo:margin-right="-0.6097in"/>
    </style:style>
    <style:style style:name="T1718" style:parent-style-name="Policepardéfaut" style:family="text">
      <style:text-properties style:font-name="Times New Roman" style:font-name-complex="Times New Roman" style:font-size-complex="12pt"/>
    </style:style>
    <style:style style:name="T1719" style:parent-style-name="Policepardéfaut" style:family="text">
      <style:text-properties style:font-name="Times New Roman" style:font-name-complex="Times New Roman" fo:font-style="italic" style:font-style-asian="italic" style:font-size-complex="12pt"/>
    </style:style>
    <style:style style:name="T1720" style:parent-style-name="Policepardéfaut" style:family="text">
      <style:text-properties style:font-name="Times New Roman" style:font-name-complex="Times New Roman" style:font-size-complex="12pt"/>
    </style:style>
    <style:style style:name="P1721" style:parent-style-name="Normal" style:family="paragraph">
      <style:paragraph-properties fo:margin-right="-0.6097in"/>
    </style:style>
    <style:style style:name="T1722" style:parent-style-name="Policepardéfaut" style:family="text">
      <style:text-properties style:font-name="Times New Roman" style:font-name-complex="Times New Roman" style:font-size-complex="12pt"/>
    </style:style>
    <style:style style:name="T1723" style:parent-style-name="Policepardéfaut" style:family="text">
      <style:text-properties style:font-name="Times New Roman" style:font-name-complex="Times New Roman" fo:font-style="italic" style:font-style-asian="italic" style:font-size-complex="12pt"/>
    </style:style>
    <style:style style:name="T1724" style:parent-style-name="Policepardéfaut" style:family="text">
      <style:text-properties style:font-name="Times New Roman" style:font-name-complex="Times New Roman" style:font-size-complex="12pt"/>
    </style:style>
    <style:style style:name="P1725" style:parent-style-name="Normal" style:family="paragraph">
      <style:paragraph-properties fo:margin-right="-0.6097in"/>
    </style:style>
    <style:style style:name="T1726" style:parent-style-name="Policepardéfaut" style:family="text">
      <style:text-properties style:font-name="Times New Roman" style:font-name-complex="Times New Roman" style:font-size-complex="12pt"/>
    </style:style>
    <style:style style:name="T1727" style:parent-style-name="Policepardéfaut" style:family="text">
      <style:text-properties style:font-name="Times New Roman" style:font-name-complex="Times New Roman" fo:font-style="italic" style:font-style-asian="italic" style:font-size-complex="12pt"/>
    </style:style>
    <style:style style:name="T1728" style:parent-style-name="Policepardéfaut" style:family="text">
      <style:text-properties style:font-name="Times New Roman" style:font-name-complex="Times New Roman" style:font-size-complex="12pt"/>
    </style:style>
    <style:style style:name="P1729" style:parent-style-name="Normal" style:family="paragraph">
      <style:paragraph-properties fo:margin-right="-0.6097in"/>
      <style:text-properties style:font-name="Times New Roman" style:font-name-complex="Times New Roman" style:font-size-complex="12pt"/>
    </style:style>
    <style:style style:name="T1730" style:parent-style-name="Policepardéfaut" style:family="text">
      <style:text-properties style:font-name="Times New Roman" style:font-name-complex="Times New Roman" fo:font-weight="normal" style:font-weight-asian="normal" style:font-size-complex="12pt"/>
    </style:style>
    <style:style style:name="T1731" style:parent-style-name="Policepardéfaut" style:family="text">
      <style:text-properties style:font-name="Times New Roman" style:font-name-complex="Times New Roman" fo:font-weight="normal" style:font-weight-asian="normal" style:font-size-complex="12pt"/>
    </style:style>
    <style:style style:name="P1732" style:parent-style-name="Normal" style:family="paragraph">
      <style:paragraph-properties fo:margin-right="-0.6097in"/>
      <style:text-properties style:font-name="Times New Roman" style:font-name-complex="Times New Roman" style:font-size-complex="12pt"/>
    </style:style>
    <style:style style:name="P1733" style:parent-style-name="Normal" style:family="paragraph">
      <style:paragraph-properties fo:margin-right="-0.6097in"/>
    </style:style>
    <style:style style:name="T1734" style:parent-style-name="Policepardéfaut" style:family="text">
      <style:text-properties style:font-name="Times New Roman" style:font-name-complex="Times New Roman" style:font-size-complex="12pt"/>
    </style:style>
    <style:style style:name="T1735" style:parent-style-name="Policepardéfaut" style:family="text">
      <style:text-properties style:font-name="Times New Roman" style:font-name-complex="Times New Roman" fo:font-style="italic" style:font-style-asian="italic" style:font-size-complex="12pt"/>
    </style:style>
    <style:style style:name="T1736" style:parent-style-name="Policepardéfaut" style:family="text">
      <style:text-properties style:font-name="Times New Roman" style:font-name-complex="Times New Roman" style:font-size-complex="12pt"/>
    </style:style>
    <style:style style:name="T1737" style:parent-style-name="Policepardéfaut" style:family="text">
      <style:text-properties style:font-name="Times New Roman" style:font-name-complex="Times New Roman" fo:font-style="italic" style:font-style-asian="italic" style:font-size-complex="12pt"/>
    </style:style>
    <style:style style:name="T1738" style:parent-style-name="Policepardéfaut" style:family="text">
      <style:text-properties style:font-name="Times New Roman" style:font-name-complex="Times New Roman" style:font-size-complex="12pt"/>
    </style:style>
    <style:style style:name="P1739" style:parent-style-name="Normal" style:family="paragraph">
      <style:paragraph-properties fo:margin-right="-0.6097in"/>
      <style:text-properties style:font-name="Times New Roman" style:font-name-complex="Times New Roman" style:font-size-complex="12pt"/>
    </style:style>
    <style:style style:name="T1740" style:parent-style-name="Policepardéfaut" style:family="text">
      <style:text-properties style:font-name="Times New Roman" style:font-name-complex="Times New Roman" fo:font-weight="normal" style:font-weight-asian="normal" style:font-size-complex="12pt"/>
    </style:style>
    <style:style style:name="T1741" style:parent-style-name="Policepardéfaut" style:family="text">
      <style:text-properties style:font-name="Times New Roman" style:font-name-complex="Times New Roman" fo:font-weight="normal" style:font-weight-asian="normal" style:font-size-complex="12pt"/>
    </style:style>
    <style:style style:name="P1742" style:parent-style-name="Normal" style:family="paragraph">
      <style:paragraph-properties fo:margin-right="-0.6097in"/>
      <style:text-properties style:font-name="Times New Roman" style:font-name-complex="Times New Roman" style:font-size-complex="12pt"/>
    </style:style>
    <style:style style:name="P1743" style:parent-style-name="Normal" style:family="paragraph">
      <style:paragraph-properties fo:margin-right="-0.6097in"/>
    </style:style>
    <style:style style:name="T1744" style:parent-style-name="Policepardéfaut" style:family="text">
      <style:text-properties style:font-name="Times New Roman" style:font-name-complex="Times New Roman" style:font-size-complex="12pt"/>
    </style:style>
    <style:style style:name="T1745" style:parent-style-name="Policepardéfaut" style:family="text">
      <style:text-properties style:font-name="Times New Roman" style:font-name-complex="Times New Roman" fo:font-style="italic" style:font-style-asian="italic" style:font-size-complex="12pt"/>
    </style:style>
    <style:style style:name="T1746" style:parent-style-name="Policepardéfaut" style:family="text">
      <style:text-properties style:font-name="Times New Roman" style:font-name-complex="Times New Roman" style:font-size-complex="12pt"/>
    </style:style>
    <style:style style:name="P1747" style:parent-style-name="Normal" style:family="paragraph">
      <style:paragraph-properties fo:margin-right="-0.6097in"/>
      <style:text-properties style:font-name="Times New Roman" style:font-name-complex="Times New Roman" style:font-size-complex="12pt"/>
    </style:style>
    <style:style style:name="T1748" style:parent-style-name="Policepardéfaut" style:family="text">
      <style:text-properties style:font-name="Times New Roman" style:font-name-complex="Times New Roman" fo:font-weight="normal" style:font-weight-asian="normal" style:font-size-complex="12pt"/>
    </style:style>
    <style:style style:name="T1749" style:parent-style-name="Policepardéfaut" style:family="text">
      <style:text-properties style:font-name="Times New Roman" style:font-name-complex="Times New Roman" fo:font-weight="normal" style:font-weight-asian="normal" style:font-size-complex="12pt"/>
    </style:style>
    <style:style style:name="P1750" style:parent-style-name="Normal" style:family="paragraph">
      <style:paragraph-properties fo:margin-right="-0.6097in"/>
      <style:text-properties style:font-name="Times New Roman" style:font-name-complex="Times New Roman" style:font-size-complex="12pt"/>
    </style:style>
    <style:style style:name="P1751" style:parent-style-name="Normal" style:family="paragraph">
      <style:paragraph-properties fo:margin-right="-0.6097in"/>
      <style:text-properties style:font-name="Times New Roman" style:font-name-complex="Times New Roman" style:font-size-complex="12pt"/>
    </style:style>
    <style:style style:name="P1752" style:parent-style-name="Normal" style:family="paragraph">
      <style:paragraph-properties fo:margin-right="-0.6097in"/>
      <style:text-properties style:font-name="Times New Roman" style:font-name-complex="Times New Roman" style:font-size-complex="12pt"/>
    </style:style>
    <style:style style:name="T1753" style:parent-style-name="Policepardéfaut" style:family="text">
      <style:text-properties style:font-name="Times New Roman" style:font-name-complex="Times New Roman" fo:font-weight="normal" style:font-weight-asian="normal" style:font-size-complex="12pt"/>
    </style:style>
    <style:style style:name="T1754" style:parent-style-name="Policepardéfaut" style:family="text">
      <style:text-properties style:font-name="Times New Roman" style:font-name-complex="Times New Roman" fo:font-weight="normal" style:font-weight-asian="normal" style:font-size-complex="12pt"/>
    </style:style>
    <style:style style:name="P1755" style:parent-style-name="Normal" style:family="paragraph">
      <style:paragraph-properties fo:margin-right="-0.6097in"/>
      <style:text-properties style:font-name="Times New Roman" style:font-name-complex="Times New Roman" style:font-size-complex="12pt"/>
    </style:style>
    <style:style style:name="P1756" style:parent-style-name="Normal" style:family="paragraph">
      <style:paragraph-properties fo:margin-right="-0.6097in"/>
    </style:style>
    <style:style style:name="T1757" style:parent-style-name="Policepardéfaut" style:family="text">
      <style:text-properties style:font-name="Times New Roman" style:font-name-complex="Times New Roman" style:font-size-complex="12pt"/>
    </style:style>
    <style:style style:name="T1758" style:parent-style-name="Policepardéfaut" style:family="text">
      <style:text-properties style:font-name="Times New Roman" style:font-name-complex="Times New Roman" fo:font-style="italic" style:font-style-asian="italic" style:font-size-complex="12pt"/>
    </style:style>
    <style:style style:name="T1759" style:parent-style-name="Policepardéfaut" style:family="text">
      <style:text-properties style:font-name="Times New Roman" style:font-name-complex="Times New Roman" style:font-size-complex="12pt"/>
    </style:style>
    <style:style style:name="T1760" style:parent-style-name="Policepardéfaut" style:family="text">
      <style:text-properties style:font-name="Times New Roman" style:font-name-complex="Times New Roman" fo:font-style="italic" style:font-style-asian="italic" style:font-size-complex="12pt"/>
    </style:style>
    <style:style style:name="T1761" style:parent-style-name="Policepardéfaut" style:family="text">
      <style:text-properties style:font-name="Times New Roman" style:font-name-complex="Times New Roman" style:font-size-complex="12pt"/>
    </style:style>
    <style:style style:name="T1762" style:parent-style-name="Policepardéfaut" style:family="text">
      <style:text-properties style:font-name="Times New Roman" style:font-name-complex="Times New Roman" fo:font-style="italic" style:font-style-asian="italic" style:font-size-complex="12pt"/>
    </style:style>
    <style:style style:name="T1763" style:parent-style-name="Policepardéfaut" style:family="text">
      <style:text-properties style:font-name="Times New Roman" style:font-name-complex="Times New Roman" style:font-size-complex="12pt"/>
    </style:style>
    <style:style style:name="T1764" style:parent-style-name="Policepardéfaut" style:family="text">
      <style:text-properties style:font-name="Times New Roman" style:font-name-complex="Times New Roman" fo:font-style="italic" style:font-style-asian="italic" style:font-size-complex="12pt"/>
    </style:style>
    <style:style style:name="T1765" style:parent-style-name="Policepardéfaut" style:family="text">
      <style:text-properties style:font-name="Times New Roman" style:font-name-complex="Times New Roman" style:font-size-complex="12pt"/>
    </style:style>
    <style:style style:name="P1766" style:parent-style-name="Normal" style:family="paragraph">
      <style:paragraph-properties fo:margin-right="-0.6097in"/>
      <style:text-properties style:font-name="Times New Roman" style:font-name-complex="Times New Roman" style:font-size-complex="12pt"/>
    </style:style>
    <style:style style:name="T1767" style:parent-style-name="Policepardéfaut" style:family="text">
      <style:text-properties style:font-name="Times New Roman" style:font-name-complex="Times New Roman" fo:font-weight="normal" style:font-weight-asian="normal" style:font-size-complex="12pt"/>
    </style:style>
    <style:style style:name="T1768" style:parent-style-name="Policepardéfaut" style:family="text">
      <style:text-properties style:font-name="Times New Roman" style:font-name-complex="Times New Roman" fo:font-weight="normal" style:font-weight-asian="normal" style:font-size-complex="12pt"/>
    </style:style>
    <style:style style:name="P1769" style:parent-style-name="Normal" style:family="paragraph">
      <style:paragraph-properties fo:margin-right="-0.6097in"/>
      <style:text-properties style:font-name="Times New Roman" style:font-name-complex="Times New Roman" style:font-size-complex="12pt"/>
    </style:style>
    <style:style style:name="P1770" style:parent-style-name="Normal" style:family="paragraph">
      <style:paragraph-properties fo:margin-right="-0.6097in"/>
    </style:style>
    <style:style style:name="T1771" style:parent-style-name="Policepardéfaut" style:family="text">
      <style:text-properties style:font-name="Times New Roman" style:font-name-complex="Times New Roman" style:font-size-complex="12pt"/>
    </style:style>
    <style:style style:name="T1772" style:parent-style-name="Policepardéfaut" style:family="text">
      <style:text-properties style:font-name="Times New Roman" style:font-name-complex="Times New Roman" style:font-size-complex="12pt"/>
    </style:style>
    <style:style style:name="T1773" style:parent-style-name="Policepardéfaut" style:family="text">
      <style:text-properties style:font-name="Times New Roman" style:font-name-complex="Times New Roman" fo:font-style="italic" style:font-style-asian="italic" style:font-size-complex="12pt"/>
    </style:style>
    <style:style style:name="T1774" style:parent-style-name="Policepardéfaut" style:family="text">
      <style:text-properties style:font-name="Times New Roman" style:font-name-complex="Times New Roman" style:font-size-complex="12pt"/>
    </style:style>
    <style:style style:name="T1775" style:parent-style-name="Policepardéfaut" style:family="text">
      <style:text-properties style:font-name="Times New Roman" style:font-name-complex="Times New Roman" fo:font-style="italic" style:font-style-asian="italic" style:font-size-complex="12pt"/>
    </style:style>
    <style:style style:name="T1776" style:parent-style-name="Policepardéfaut" style:family="text">
      <style:text-properties style:font-name="Times New Roman" style:font-name-complex="Times New Roman" style:font-size-complex="12pt"/>
    </style:style>
    <style:style style:name="P1777" style:parent-style-name="Normal" style:family="paragraph">
      <style:paragraph-properties fo:margin-right="-0.6097in"/>
      <style:text-properties style:font-name="Times New Roman" style:font-name-complex="Times New Roman" style:font-size-complex="12pt"/>
    </style:style>
    <style:style style:name="T1778" style:parent-style-name="Policepardéfaut" style:family="text">
      <style:text-properties style:font-name="Times New Roman" style:font-name-complex="Times New Roman" fo:font-weight="normal" style:font-weight-asian="normal" style:font-size-complex="12pt"/>
    </style:style>
    <style:style style:name="T1779" style:parent-style-name="Policepardéfaut" style:family="text">
      <style:text-properties style:font-name="Times New Roman" style:font-name-complex="Times New Roman" fo:font-weight="normal" style:font-weight-asian="normal" style:font-size-complex="12pt"/>
    </style:style>
    <style:style style:name="P1780" style:parent-style-name="Normal" style:family="paragraph">
      <style:paragraph-properties fo:margin-right="-0.6097in"/>
      <style:text-properties style:font-name="Times New Roman" style:font-name-complex="Times New Roman" style:font-size-complex="12pt"/>
    </style:style>
    <style:style style:name="P1781" style:parent-style-name="Normal" style:family="paragraph">
      <style:paragraph-properties fo:margin-right="-0.6097in"/>
    </style:style>
    <style:style style:name="T1782" style:parent-style-name="Policepardéfaut" style:family="text">
      <style:text-properties style:font-name="Times New Roman" style:font-name-complex="Times New Roman" style:font-size-complex="12pt"/>
    </style:style>
    <style:style style:name="T1783" style:parent-style-name="Policepardéfaut" style:family="text">
      <style:text-properties style:font-name="Times New Roman" style:font-name-complex="Times New Roman" style:font-size-complex="12pt"/>
    </style:style>
    <style:style style:name="T1784" style:parent-style-name="Policepardéfaut" style:family="text">
      <style:text-properties style:font-name="Times New Roman" style:font-name-complex="Times New Roman" style:font-size-complex="12pt"/>
    </style:style>
    <style:style style:name="T1785" style:parent-style-name="Policepardéfaut" style:family="text">
      <style:text-properties style:font-name="Times New Roman" style:font-name-complex="Times New Roman" fo:font-style="italic" style:font-style-asian="italic" style:font-size-complex="12pt"/>
    </style:style>
    <style:style style:name="T1786" style:parent-style-name="Policepardéfaut" style:family="text">
      <style:text-properties style:font-name="Times New Roman" style:font-name-complex="Times New Roman" style:font-size-complex="12pt"/>
    </style:style>
    <style:style style:name="T1787" style:parent-style-name="Policepardéfaut" style:family="text">
      <style:text-properties style:font-name="Times New Roman" style:font-name-complex="Times New Roman" fo:font-style="italic" style:font-style-asian="italic" style:font-size-complex="12pt"/>
    </style:style>
    <style:style style:name="T1788" style:parent-style-name="Policepardéfaut" style:family="text">
      <style:text-properties style:font-name="Times New Roman" style:font-name-complex="Times New Roman" style:font-size-complex="12pt"/>
    </style:style>
    <style:style style:name="T1789" style:parent-style-name="Policepardéfaut" style:family="text">
      <style:text-properties style:font-name="Times New Roman" style:font-name-complex="Times New Roman" fo:font-style="italic" style:font-style-asian="italic" style:font-size-complex="12pt"/>
    </style:style>
    <style:style style:name="T1790" style:parent-style-name="Policepardéfaut" style:family="text">
      <style:text-properties style:font-name="Times New Roman" style:font-name-complex="Times New Roman" style:font-size-complex="12pt"/>
    </style:style>
    <style:style style:name="T1791" style:parent-style-name="Policepardéfaut" style:family="text">
      <style:text-properties style:font-name="Times New Roman" style:font-name-complex="Times New Roman" fo:font-style="italic" style:font-style-asian="italic" style:font-size-complex="12pt"/>
    </style:style>
    <style:style style:name="T1792" style:parent-style-name="Policepardéfaut" style:family="text">
      <style:text-properties style:font-name="Times New Roman" style:font-name-complex="Times New Roman" style:font-size-complex="12pt"/>
    </style:style>
    <style:style style:name="T1793" style:parent-style-name="Policepardéfaut" style:family="text">
      <style:text-properties style:font-name="Times New Roman" style:font-name-complex="Times New Roman" style:font-size-complex="12pt"/>
    </style:style>
    <style:style style:name="T1794" style:parent-style-name="Policepardéfaut" style:family="text">
      <style:text-properties style:font-name="Times New Roman" style:font-name-complex="Times New Roman" fo:font-style="italic" style:font-style-asian="italic" style:font-size-complex="12pt"/>
    </style:style>
    <style:style style:name="T1795" style:parent-style-name="Policepardéfaut" style:family="text">
      <style:text-properties style:font-name="Times New Roman" style:font-name-complex="Times New Roman" style:font-size-complex="12pt"/>
    </style:style>
    <style:style style:name="T1796" style:parent-style-name="Policepardéfaut" style:family="text">
      <style:text-properties style:font-name="Times New Roman" style:font-name-complex="Times New Roman" fo:font-style="italic" style:font-style-asian="italic" style:font-size-complex="12pt"/>
    </style:style>
    <style:style style:name="T1797" style:parent-style-name="Policepardéfaut" style:family="text">
      <style:text-properties style:font-name="Times New Roman" style:font-name-complex="Times New Roman" style:font-size-complex="12pt"/>
    </style:style>
    <style:style style:name="T1798" style:parent-style-name="Policepardéfaut" style:family="text">
      <style:text-properties style:font-name="Times New Roman" style:font-name-complex="Times New Roman" fo:font-style="italic" style:font-style-asian="italic" style:font-size-complex="12pt"/>
    </style:style>
    <style:style style:name="T1799" style:parent-style-name="Policepardéfaut" style:family="text">
      <style:text-properties style:font-name="Times New Roman" style:font-name-complex="Times New Roman" style:font-size-complex="12pt"/>
    </style:style>
    <style:style style:name="T1800" style:parent-style-name="Policepardéfaut" style:family="text">
      <style:text-properties style:font-name="Times New Roman" style:font-name-complex="Times New Roman" fo:font-style="italic" style:font-style-asian="italic" style:font-size-complex="12pt"/>
    </style:style>
    <style:style style:name="T1801" style:parent-style-name="Policepardéfaut" style:family="text">
      <style:text-properties style:font-name="Times New Roman" style:font-name-complex="Times New Roman" style:font-size-complex="12pt"/>
    </style:style>
    <style:style style:name="T1802" style:parent-style-name="Policepardéfaut" style:family="text">
      <style:text-properties style:font-name="Times New Roman" style:font-name-complex="Times New Roman" fo:font-style="italic" style:font-style-asian="italic" style:font-size-complex="12pt"/>
    </style:style>
    <style:style style:name="T1803" style:parent-style-name="Policepardéfaut" style:family="text">
      <style:text-properties style:font-name="Times New Roman" style:font-name-complex="Times New Roman" style:font-size-complex="12pt"/>
    </style:style>
    <style:style style:name="P1804" style:parent-style-name="Normal" style:family="paragraph">
      <style:paragraph-properties fo:margin-right="-0.6097in"/>
    </style:style>
    <style:style style:name="T1805" style:parent-style-name="Policepardéfaut" style:family="text">
      <style:text-properties style:font-name="Times New Roman" style:font-name-complex="Times New Roman" fo:font-style="italic" style:font-style-asian="italic" style:font-size-complex="12pt"/>
    </style:style>
    <style:style style:name="P1806" style:parent-style-name="Normal" style:family="paragraph">
      <style:paragraph-properties fo:margin-right="-0.6097in"/>
    </style:style>
    <style:style style:name="T1807" style:parent-style-name="Policepardéfaut" style:family="text">
      <style:text-properties style:font-name="Times New Roman" style:font-name-complex="Times New Roman" style:font-size-complex="12pt"/>
    </style:style>
    <style:style style:name="T1808" style:parent-style-name="Policepardéfaut" style:family="text">
      <style:text-properties style:font-name="Times New Roman" style:font-name-complex="Times New Roman" fo:font-style="italic" style:font-style-asian="italic" style:font-size-complex="12pt"/>
    </style:style>
    <style:style style:name="T1809" style:parent-style-name="Policepardéfaut" style:family="text">
      <style:text-properties style:font-name="Times New Roman" style:font-name-complex="Times New Roman" style:font-size-complex="12pt"/>
    </style:style>
    <style:style style:name="P1810" style:parent-style-name="Normal" style:family="paragraph">
      <style:paragraph-properties fo:margin-right="-0.6097in"/>
    </style:style>
    <style:style style:name="T1811" style:parent-style-name="Policepardéfaut" style:family="text">
      <style:text-properties style:font-name="Times New Roman" style:font-name-complex="Times New Roman" style:font-size-complex="12pt"/>
    </style:style>
    <style:style style:name="T1812" style:parent-style-name="Policepardéfaut" style:family="text">
      <style:text-properties style:font-name="Times New Roman" style:font-name-complex="Times New Roman" fo:font-style="italic" style:font-style-asian="italic" style:font-size-complex="12pt"/>
    </style:style>
    <style:style style:name="T1813" style:parent-style-name="Policepardéfaut" style:family="text">
      <style:text-properties style:font-name="Times New Roman" style:font-name-complex="Times New Roman" style:font-size-complex="12pt"/>
    </style:style>
    <style:style style:name="P1814" style:parent-style-name="Normal" style:family="paragraph">
      <style:paragraph-properties fo:margin-right="-0.6097in"/>
    </style:style>
    <style:style style:name="T1815" style:parent-style-name="Policepardéfaut" style:family="text">
      <style:text-properties style:font-name="Times New Roman" style:font-name-complex="Times New Roman" style:font-size-complex="12pt"/>
    </style:style>
    <style:style style:name="T1816" style:parent-style-name="Policepardéfaut" style:family="text">
      <style:text-properties style:font-name="Times New Roman" style:font-name-complex="Times New Roman" fo:font-style="italic" style:font-style-asian="italic" style:font-size-complex="12pt"/>
    </style:style>
    <style:style style:name="T1817" style:parent-style-name="Policepardéfaut" style:family="text">
      <style:text-properties style:font-name="Times New Roman" style:font-name-complex="Times New Roman" style:font-size-complex="12pt"/>
    </style:style>
    <style:style style:name="P1818" style:parent-style-name="Normal" style:family="paragraph">
      <style:paragraph-properties fo:margin-right="-0.6097in"/>
    </style:style>
    <style:style style:name="T1819" style:parent-style-name="Policepardéfaut" style:family="text">
      <style:text-properties style:font-name="Times New Roman" style:font-name-complex="Times New Roman" style:font-size-complex="12pt"/>
    </style:style>
    <style:style style:name="T1820" style:parent-style-name="Policepardéfaut" style:family="text">
      <style:text-properties style:font-name="Times New Roman" style:font-name-complex="Times New Roman" fo:font-style="italic" style:font-style-asian="italic" style:font-size-complex="12pt"/>
    </style:style>
    <style:style style:name="T1821" style:parent-style-name="Policepardéfaut" style:family="text">
      <style:text-properties style:font-name="Times New Roman" style:font-name-complex="Times New Roman" style:font-size-complex="12pt"/>
    </style:style>
    <style:style style:name="P1822" style:parent-style-name="Normal" style:family="paragraph">
      <style:paragraph-properties fo:margin-right="-0.6097in"/>
    </style:style>
    <style:style style:name="T1823" style:parent-style-name="Policepardéfaut" style:family="text">
      <style:text-properties style:font-name="Times New Roman" style:font-name-complex="Times New Roman" style:font-size-complex="12pt"/>
    </style:style>
    <style:style style:name="T1824" style:parent-style-name="Policepardéfaut" style:family="text">
      <style:text-properties style:font-name="Times New Roman" style:font-name-complex="Times New Roman" fo:font-style="italic" style:font-style-asian="italic" style:font-size-complex="12pt"/>
    </style:style>
    <style:style style:name="T1825" style:parent-style-name="Policepardéfaut" style:family="text">
      <style:text-properties style:font-name="Times New Roman" style:font-name-complex="Times New Roman" style:font-size-complex="12pt"/>
    </style:style>
    <style:style style:name="P1826" style:parent-style-name="Normal" style:family="paragraph">
      <style:paragraph-properties fo:margin-right="-0.6097in"/>
    </style:style>
    <style:style style:name="T1827" style:parent-style-name="Policepardéfaut" style:family="text">
      <style:text-properties style:font-name="Times New Roman" style:font-name-complex="Times New Roman" style:font-size-complex="12pt"/>
    </style:style>
    <style:style style:name="T1828" style:parent-style-name="Policepardéfaut" style:family="text">
      <style:text-properties style:font-name="Times New Roman" style:font-name-complex="Times New Roman" fo:font-style="italic" style:font-style-asian="italic" style:font-size-complex="12pt"/>
    </style:style>
    <style:style style:name="T1829" style:parent-style-name="Policepardéfaut" style:family="text">
      <style:text-properties style:font-name="Times New Roman" style:font-name-complex="Times New Roman" style:font-size-complex="12pt"/>
    </style:style>
    <style:style style:name="P1830" style:parent-style-name="Normal" style:family="paragraph">
      <style:paragraph-properties fo:margin-right="-0.6097in"/>
    </style:style>
    <style:style style:name="T1831" style:parent-style-name="Policepardéfaut" style:family="text">
      <style:text-properties style:font-name="Times New Roman" style:font-name-complex="Times New Roman" style:font-size-complex="12pt"/>
    </style:style>
    <style:style style:name="T1832" style:parent-style-name="Policepardéfaut" style:family="text">
      <style:text-properties style:font-name="Times New Roman" style:font-name-complex="Times New Roman" fo:font-style="italic" style:font-style-asian="italic" style:font-size-complex="12pt"/>
    </style:style>
    <style:style style:name="T1833" style:parent-style-name="Policepardéfaut" style:family="text">
      <style:text-properties style:font-name="Times New Roman" style:font-name-complex="Times New Roman" style:font-size-complex="12pt"/>
    </style:style>
    <style:style style:name="P1834" style:parent-style-name="Normal" style:family="paragraph">
      <style:paragraph-properties fo:margin-right="-0.6097in"/>
    </style:style>
    <style:style style:name="T1835" style:parent-style-name="Policepardéfaut" style:family="text">
      <style:text-properties style:font-name="Times New Roman" style:font-name-complex="Times New Roman" style:font-size-complex="12pt"/>
    </style:style>
    <style:style style:name="T1836" style:parent-style-name="Policepardéfaut" style:family="text">
      <style:text-properties style:font-name="Times New Roman" style:font-name-complex="Times New Roman" fo:font-style="italic" style:font-style-asian="italic" style:font-size-complex="12pt"/>
    </style:style>
    <style:style style:name="T1837" style:parent-style-name="Policepardéfaut" style:family="text">
      <style:text-properties style:font-name="Times New Roman" style:font-name-complex="Times New Roman" style:font-size-complex="12pt"/>
    </style:style>
    <style:style style:name="P1838" style:parent-style-name="Normal" style:family="paragraph">
      <style:paragraph-properties fo:margin-right="-0.6097in"/>
    </style:style>
    <style:style style:name="T1839" style:parent-style-name="Policepardéfaut" style:family="text">
      <style:text-properties style:font-name="Times New Roman" style:font-name-complex="Times New Roman" style:font-size-complex="12pt"/>
    </style:style>
    <style:style style:name="T1840" style:parent-style-name="Policepardéfaut" style:family="text">
      <style:text-properties style:font-name="Times New Roman" style:font-name-complex="Times New Roman" fo:font-style="italic" style:font-style-asian="italic" style:font-size-complex="12pt"/>
    </style:style>
    <style:style style:name="T1841" style:parent-style-name="Policepardéfaut" style:family="text">
      <style:text-properties style:font-name="Times New Roman" style:font-name-complex="Times New Roman" style:font-size-complex="12pt"/>
    </style:style>
    <style:style style:name="P1842" style:parent-style-name="Normal" style:family="paragraph">
      <style:paragraph-properties fo:margin-right="-0.6097in"/>
    </style:style>
    <style:style style:name="T1843" style:parent-style-name="Policepardéfaut" style:family="text">
      <style:text-properties style:font-name="Times New Roman" style:font-name-complex="Times New Roman" style:font-size-complex="12pt"/>
    </style:style>
    <style:style style:name="T1844" style:parent-style-name="Policepardéfaut" style:family="text">
      <style:text-properties style:font-name="Times New Roman" style:font-name-complex="Times New Roman" fo:font-style="italic" style:font-style-asian="italic" style:font-size-complex="12pt"/>
    </style:style>
    <style:style style:name="T1845" style:parent-style-name="Policepardéfaut" style:family="text">
      <style:text-properties style:font-name="Times New Roman" style:font-name-complex="Times New Roman" style:font-size-complex="12pt"/>
    </style:style>
    <style:style style:name="P1846" style:parent-style-name="Normal" style:family="paragraph">
      <style:paragraph-properties fo:margin-right="-0.6097in"/>
    </style:style>
    <style:style style:name="T1847" style:parent-style-name="Policepardéfaut" style:family="text">
      <style:text-properties style:font-name="Times New Roman" style:font-name-complex="Times New Roman" style:font-size-complex="12pt"/>
    </style:style>
    <style:style style:name="T1848" style:parent-style-name="Policepardéfaut" style:family="text">
      <style:text-properties style:font-name="Times New Roman" style:font-name-complex="Times New Roman" fo:font-style="italic" style:font-style-asian="italic" style:font-size-complex="12pt"/>
    </style:style>
    <style:style style:name="T1849" style:parent-style-name="Policepardéfaut" style:family="text">
      <style:text-properties style:font-name="Times New Roman" style:font-name-complex="Times New Roman" style:font-size-complex="12pt"/>
    </style:style>
    <style:style style:name="P1850" style:parent-style-name="Normal" style:family="paragraph">
      <style:paragraph-properties fo:margin-right="-0.6097in"/>
    </style:style>
    <style:style style:name="T1851" style:parent-style-name="Policepardéfaut" style:family="text">
      <style:text-properties style:font-name="Times New Roman" style:font-name-complex="Times New Roman" style:font-size-complex="12pt"/>
    </style:style>
    <style:style style:name="T1852" style:parent-style-name="Policepardéfaut" style:family="text">
      <style:text-properties style:font-name="Times New Roman" style:font-name-complex="Times New Roman" fo:font-style="italic" style:font-style-asian="italic" style:font-size-complex="12pt"/>
    </style:style>
    <style:style style:name="T1853" style:parent-style-name="Policepardéfaut" style:family="text">
      <style:text-properties style:font-name="Times New Roman" style:font-name-complex="Times New Roman" style:font-size-complex="12pt"/>
    </style:style>
    <style:style style:name="P1854" style:parent-style-name="Normal" style:family="paragraph">
      <style:paragraph-properties fo:margin-right="-0.6097in"/>
    </style:style>
    <style:style style:name="T1855" style:parent-style-name="Policepardéfaut" style:family="text">
      <style:text-properties style:font-name="Times New Roman" style:font-name-complex="Times New Roman" style:font-size-complex="12pt"/>
    </style:style>
    <style:style style:name="T1856" style:parent-style-name="Policepardéfaut" style:family="text">
      <style:text-properties style:font-name="Times New Roman" style:font-name-complex="Times New Roman" fo:font-style="italic" style:font-style-asian="italic" style:font-size-complex="12pt"/>
    </style:style>
    <style:style style:name="T1857" style:parent-style-name="Policepardéfaut" style:family="text">
      <style:text-properties style:font-name="Times New Roman" style:font-name-complex="Times New Roman" style:font-size-complex="12pt"/>
    </style:style>
    <style:style style:name="P1858" style:parent-style-name="Normal" style:family="paragraph">
      <style:paragraph-properties fo:margin-right="-0.6097in"/>
    </style:style>
    <style:style style:name="T1859" style:parent-style-name="Policepardéfaut" style:family="text">
      <style:text-properties style:font-name="Times New Roman" style:font-name-complex="Times New Roman" style:font-size-complex="12pt"/>
    </style:style>
    <style:style style:name="T1860" style:parent-style-name="Policepardéfaut" style:family="text">
      <style:text-properties style:font-name="Times New Roman" style:font-name-complex="Times New Roman" fo:font-style="italic" style:font-style-asian="italic" style:font-size-complex="12pt"/>
    </style:style>
    <style:style style:name="T1861" style:parent-style-name="Policepardéfaut" style:family="text">
      <style:text-properties style:font-name="Times New Roman" style:font-name-complex="Times New Roman" style:font-size-complex="12pt"/>
    </style:style>
    <style:style style:name="P1862" style:parent-style-name="Normal" style:family="paragraph">
      <style:paragraph-properties fo:margin-right="-0.6097in"/>
      <style:text-properties style:font-name="Times New Roman" style:font-name-complex="Times New Roman" style:font-size-complex="12pt"/>
    </style:style>
    <style:style style:name="T1863" style:parent-style-name="Policepardéfaut" style:family="text">
      <style:text-properties style:font-name="Times New Roman" style:font-name-complex="Times New Roman" fo:font-weight="normal" style:font-weight-asian="normal" style:font-size-complex="12pt"/>
    </style:style>
    <style:style style:name="T1864" style:parent-style-name="Policepardéfaut" style:family="text">
      <style:text-properties style:font-name="Times New Roman" style:font-name-complex="Times New Roman" fo:font-weight="normal" style:font-weight-asian="normal" style:font-size-complex="12pt"/>
    </style:style>
    <style:style style:name="P1865" style:parent-style-name="Normal" style:family="paragraph">
      <style:paragraph-properties fo:margin-right="-0.6097in"/>
      <style:text-properties style:font-name="Times New Roman" style:font-name-complex="Times New Roman" style:font-size-complex="12pt"/>
    </style:style>
    <style:style style:name="P1866" style:parent-style-name="Normal" style:family="paragraph">
      <style:paragraph-properties fo:margin-right="-0.6097in"/>
    </style:style>
    <style:style style:name="T1867" style:parent-style-name="Policepardéfaut" style:family="text">
      <style:text-properties style:font-name="Times New Roman" style:font-name-complex="Times New Roman" style:font-size-complex="12pt"/>
    </style:style>
    <style:style style:name="T1868" style:parent-style-name="Policepardéfaut" style:family="text">
      <style:text-properties style:font-name="Times New Roman" style:font-name-complex="Times New Roman" fo:font-style="italic" style:font-style-asian="italic" style:font-size-complex="12pt"/>
    </style:style>
    <style:style style:name="T1869" style:parent-style-name="Policepardéfaut" style:family="text">
      <style:text-properties style:font-name="Times New Roman" style:font-name-complex="Times New Roman" style:font-size-complex="12pt"/>
    </style:style>
    <style:style style:name="T1870" style:parent-style-name="Policepardéfaut" style:family="text">
      <style:text-properties style:font-name="Times New Roman" style:font-name-complex="Times New Roman" fo:font-style="italic" style:font-style-asian="italic" style:font-size-complex="12pt"/>
    </style:style>
    <style:style style:name="T1871" style:parent-style-name="Policepardéfaut" style:family="text">
      <style:text-properties style:font-name="Times New Roman" style:font-name-complex="Times New Roman" style:font-size-complex="12pt"/>
    </style:style>
    <style:style style:name="T1872" style:parent-style-name="Policepardéfaut" style:family="text">
      <style:text-properties style:font-name="Times New Roman" style:font-name-complex="Times New Roman" style:font-size-complex="12pt"/>
    </style:style>
    <style:style style:name="P1873" style:parent-style-name="Normal" style:family="paragraph">
      <style:paragraph-properties fo:margin-right="-0.6097in"/>
      <style:text-properties style:font-name="Times New Roman" style:font-name-complex="Times New Roman" style:font-size-complex="12pt"/>
    </style:style>
    <style:style style:name="T1874" style:parent-style-name="Policepardéfaut" style:family="text">
      <style:text-properties style:font-name="Times New Roman" style:font-name-complex="Times New Roman" fo:font-weight="normal" style:font-weight-asian="normal" style:font-size-complex="12pt"/>
    </style:style>
    <style:style style:name="T1875" style:parent-style-name="Policepardéfaut" style:family="text">
      <style:text-properties style:font-name="Times New Roman" style:font-name-complex="Times New Roman" fo:font-weight="normal" style:font-weight-asian="normal" style:font-size-complex="12pt"/>
    </style:style>
    <style:style style:name="P1876" style:parent-style-name="Normal" style:family="paragraph">
      <style:paragraph-properties fo:margin-right="-0.6097in"/>
      <style:text-properties style:font-name="Times New Roman" style:font-name-complex="Times New Roman" style:font-size-complex="12pt"/>
    </style:style>
    <style:style style:name="P1877" style:parent-style-name="Normal" style:family="paragraph">
      <style:paragraph-properties fo:margin-right="-0.6097in"/>
    </style:style>
    <style:style style:name="T1878" style:parent-style-name="Policepardéfaut" style:family="text">
      <style:text-properties style:font-name="Times New Roman" style:font-name-complex="Times New Roman" style:font-size-complex="12pt"/>
    </style:style>
    <style:style style:name="T1879" style:parent-style-name="Policepardéfaut" style:family="text">
      <style:text-properties style:font-name="Times New Roman" style:font-name-complex="Times New Roman" fo:font-style="italic" style:font-style-asian="italic" style:font-size-complex="12pt"/>
    </style:style>
    <style:style style:name="T1880" style:parent-style-name="Policepardéfaut" style:family="text">
      <style:text-properties style:font-name="Times New Roman" style:font-name-complex="Times New Roman" style:font-size-complex="12pt"/>
    </style:style>
    <style:style style:name="T1881" style:parent-style-name="Policepardéfaut" style:family="text">
      <style:text-properties style:font-name="Times New Roman" style:font-name-complex="Times New Roman" style:font-size-complex="12pt"/>
    </style:style>
    <style:style style:name="T1882" style:parent-style-name="Policepardéfaut" style:family="text">
      <style:text-properties style:font-name="Times New Roman" style:font-name-complex="Times New Roman" style:font-size-complex="12pt"/>
    </style:style>
    <style:style style:name="T1883" style:parent-style-name="Policepardéfaut" style:family="text">
      <style:text-properties style:font-name="Times New Roman" style:font-name-complex="Times New Roman" style:font-size-complex="12pt"/>
    </style:style>
    <style:style style:name="T1884" style:parent-style-name="Policepardéfaut" style:family="text">
      <style:text-properties style:font-name="Times New Roman" style:font-name-complex="Times New Roman" style:font-size-complex="12pt"/>
    </style:style>
    <style:style style:name="T1885" style:parent-style-name="Policepardéfaut" style:family="text">
      <style:text-properties style:font-name="Times New Roman" style:font-name-complex="Times New Roman" fo:font-style="italic" style:font-style-asian="italic" style:font-size-complex="12pt"/>
    </style:style>
    <style:style style:name="T1886" style:parent-style-name="Policepardéfaut" style:family="text">
      <style:text-properties style:font-name="Times New Roman" style:font-name-complex="Times New Roman" style:font-size-complex="12pt"/>
    </style:style>
    <style:style style:name="P1887" style:parent-style-name="Normal" style:family="paragraph">
      <style:paragraph-properties fo:margin-right="-0.6097in"/>
      <style:text-properties style:font-name="Times New Roman" style:font-name-complex="Times New Roman" style:font-size-complex="12pt"/>
    </style:style>
    <style:style style:name="T1888" style:parent-style-name="Policepardéfaut" style:family="text">
      <style:text-properties style:font-name="Times New Roman" style:font-name-complex="Times New Roman" fo:font-weight="normal" style:font-weight-asian="normal" style:font-size-complex="12pt"/>
    </style:style>
    <style:style style:name="T1889" style:parent-style-name="Policepardéfaut" style:family="text">
      <style:text-properties style:font-name="Times New Roman" style:font-name-complex="Times New Roman" fo:font-weight="normal" style:font-weight-asian="normal" style:font-size-complex="12pt"/>
    </style:style>
    <style:style style:name="P1890" style:parent-style-name="Normal" style:family="paragraph">
      <style:paragraph-properties fo:margin-right="-0.6097in"/>
      <style:text-properties style:font-name="Times New Roman" style:font-name-complex="Times New Roman" style:font-size-complex="12pt"/>
    </style:style>
    <style:style style:name="P1891" style:parent-style-name="Normal" style:family="paragraph">
      <style:paragraph-properties fo:margin-right="-0.6097in"/>
      <style:text-properties style:font-name="Times New Roman" style:font-name-complex="Times New Roman" style:font-size-complex="12pt"/>
    </style:style>
    <style:style style:name="P1892" style:parent-style-name="Normal" style:family="paragraph">
      <style:paragraph-properties fo:margin-right="-0.6097in"/>
      <style:text-properties style:font-name="Times New Roman" style:font-name-complex="Times New Roman" style:font-size-complex="12pt"/>
    </style:style>
    <style:style style:name="T1893" style:parent-style-name="Policepardéfaut" style:family="text">
      <style:text-properties style:font-name="Times New Roman" style:font-name-complex="Times New Roman" fo:font-weight="normal" style:font-weight-asian="normal" style:font-size-complex="12pt"/>
    </style:style>
    <style:style style:name="T1894" style:parent-style-name="Policepardéfaut" style:family="text">
      <style:text-properties style:font-name="Times New Roman" style:font-name-complex="Times New Roman" fo:font-weight="normal" style:font-weight-asian="normal" style:font-size-complex="12pt"/>
    </style:style>
    <style:style style:name="P1895" style:parent-style-name="Normal" style:family="paragraph">
      <style:paragraph-properties fo:margin-right="-0.6097in"/>
      <style:text-properties style:font-name="Times New Roman" style:font-name-complex="Times New Roman" style:font-size-complex="12pt"/>
    </style:style>
    <style:style style:name="P1896" style:parent-style-name="Normal" style:family="paragraph">
      <style:paragraph-properties fo:margin-right="-0.6097in"/>
      <style:text-properties style:font-name="Times New Roman" style:font-name-complex="Times New Roman" style:font-size-complex="12pt"/>
    </style:style>
    <style:style style:name="P1897" style:parent-style-name="Normal" style:family="paragraph">
      <style:paragraph-properties fo:margin-right="-0.6097in"/>
      <style:text-properties style:font-name="Times New Roman" style:font-name-complex="Times New Roman" style:font-size-complex="12pt"/>
    </style:style>
    <style:style style:name="T1898" style:parent-style-name="Policepardéfaut" style:family="text">
      <style:text-properties style:font-name="Times New Roman" style:font-name-complex="Times New Roman" fo:font-weight="normal" style:font-weight-asian="normal" style:font-size-complex="12pt"/>
    </style:style>
    <style:style style:name="T1899" style:parent-style-name="Policepardéfaut" style:family="text">
      <style:text-properties style:font-name="Times New Roman" style:font-name-complex="Times New Roman" fo:font-weight="normal" style:font-weight-asian="normal" style:font-size-complex="12pt"/>
    </style:style>
    <style:style style:name="P1900" style:parent-style-name="Normal" style:family="paragraph">
      <style:paragraph-properties fo:margin-right="-0.6097in"/>
      <style:text-properties style:font-name="Times New Roman" style:font-name-complex="Times New Roman" style:font-size-complex="12pt"/>
    </style:style>
    <style:style style:name="P1901" style:parent-style-name="Normal" style:family="paragraph">
      <style:paragraph-properties fo:margin-right="-0.6097in"/>
      <style:text-properties style:font-name="Times New Roman" style:font-name-complex="Times New Roman" style:font-size-complex="12pt"/>
    </style:style>
    <style:style style:name="P1902" style:parent-style-name="Normal" style:family="paragraph">
      <style:paragraph-properties fo:margin-right="-0.6097in"/>
      <style:text-properties style:font-name="Times New Roman" style:font-name-complex="Times New Roman" style:font-size-complex="12pt"/>
    </style:style>
    <style:style style:name="T1903" style:parent-style-name="Policepardéfaut" style:family="text">
      <style:text-properties style:font-name="Times New Roman" style:font-name-complex="Times New Roman" fo:font-weight="normal" style:font-weight-asian="normal" style:font-size-complex="12pt"/>
    </style:style>
    <style:style style:name="T1904" style:parent-style-name="Policepardéfaut" style:family="text">
      <style:text-properties style:font-name="Times New Roman" style:font-name-complex="Times New Roman" fo:font-weight="normal" style:font-weight-asian="normal" style:font-size-complex="12pt"/>
    </style:style>
    <style:style style:name="P1905" style:parent-style-name="Normal" style:family="paragraph">
      <style:paragraph-properties fo:margin-right="-0.6097in"/>
      <style:text-properties style:font-name="Times New Roman" style:font-name-complex="Times New Roman" style:font-size-complex="12pt"/>
    </style:style>
    <style:style style:name="P1906" style:parent-style-name="Normal" style:family="paragraph">
      <style:paragraph-properties fo:margin-right="-0.6097in"/>
    </style:style>
    <style:style style:name="T1907" style:parent-style-name="Policepardéfaut" style:family="text">
      <style:text-properties style:font-name="Times New Roman" style:font-name-complex="Times New Roman" style:font-size-complex="12pt"/>
    </style:style>
    <style:style style:name="T1908" style:parent-style-name="Policepardéfaut" style:family="text">
      <style:text-properties style:font-name="Times New Roman" style:font-name-complex="Times New Roman" fo:font-style="italic" style:font-style-asian="italic" style:font-size-complex="12pt"/>
    </style:style>
    <style:style style:name="T1909" style:parent-style-name="Policepardéfaut" style:family="text">
      <style:text-properties style:font-name="Times New Roman" style:font-name-complex="Times New Roman" style:font-size-complex="12pt"/>
    </style:style>
    <style:style style:name="T1910" style:parent-style-name="Policepardéfaut" style:family="text">
      <style:text-properties style:font-name="Times New Roman" style:font-name-complex="Times New Roman" fo:font-style="italic" style:font-style-asian="italic" style:font-size-complex="12pt"/>
    </style:style>
    <style:style style:name="T1911" style:parent-style-name="Policepardéfaut" style:family="text">
      <style:text-properties style:font-name="Times New Roman" style:font-name-complex="Times New Roman" style:font-size-complex="12pt"/>
    </style:style>
    <style:style style:name="P1912" style:parent-style-name="Normal" style:family="paragraph">
      <style:paragraph-properties fo:margin-right="-0.6097in"/>
      <style:text-properties style:font-name="Times New Roman" style:font-name-complex="Times New Roman" style:font-size-complex="12pt"/>
    </style:style>
    <style:style style:name="T1913" style:parent-style-name="Policepardéfaut" style:family="text">
      <style:text-properties style:font-name="Times New Roman" style:font-name-complex="Times New Roman" fo:font-weight="normal" style:font-weight-asian="normal" style:font-size-complex="12pt" fo:language="en" fo:country="US"/>
    </style:style>
    <style:style style:name="T1914" style:parent-style-name="Policepardéfaut" style:family="text">
      <style:text-properties style:font-name="Times New Roman" style:font-name-complex="Times New Roman" fo:font-weight="normal" style:font-weight-asian="normal" style:font-size-complex="12pt" fo:language="en" fo:country="US"/>
    </style:style>
    <style:style style:name="P1915" style:parent-style-name="byline" style:family="paragraph">
      <style:text-properties fo:language="en" fo:country="US"/>
    </style:style>
    <style:style style:name="P1916" style:parent-style-name="rubric" style:family="paragraph">
      <style:text-properties fo:language="en" fo:country="US"/>
    </style:style>
    <style:style style:name="P1917" style:parent-style-name="Normal" style:family="paragraph">
      <style:paragraph-properties fo:margin-right="-0.6097in"/>
      <style:text-properties style:font-name="Times New Roman" style:font-name-complex="Times New Roman" style:font-size-complex="12pt" fo:language="en" fo:country="US"/>
    </style:style>
    <style:style style:name="P1918" style:parent-style-name="Normal" style:family="paragraph">
      <style:paragraph-properties fo:margin-right="-0.6097in"/>
    </style:style>
    <style:style style:name="T1919" style:parent-style-name="Policepardéfaut" style:family="text">
      <style:text-properties style:font-name="Times New Roman" style:font-name-complex="Times New Roman" style:font-size-complex="12pt"/>
    </style:style>
    <style:style style:name="T1920" style:parent-style-name="Policepardéfaut" style:family="text">
      <style:text-properties style:font-name="Times New Roman" style:font-name-complex="Times New Roman" fo:font-style="italic" style:font-style-asian="italic" style:font-size-complex="12pt"/>
    </style:style>
    <style:style style:name="T1921" style:parent-style-name="Policepardéfaut" style:family="text">
      <style:text-properties style:font-name="Times New Roman" style:font-name-complex="Times New Roman" style:font-size-complex="12pt"/>
    </style:style>
    <style:style style:name="T1922" style:parent-style-name="Policepardéfaut" style:family="text">
      <style:text-properties style:font-name="Times New Roman" style:font-name-complex="Times New Roman" style:font-size-complex="12pt"/>
    </style:style>
    <style:style style:name="T1923" style:parent-style-name="Policepardéfaut" style:family="text">
      <style:text-properties style:font-name="Times New Roman" style:font-name-complex="Times New Roman" style:font-size-complex="12pt"/>
    </style:style>
    <style:style style:name="P1924" style:parent-style-name="Normal" style:family="paragraph">
      <style:paragraph-properties fo:margin-right="-0.6097in"/>
      <style:text-properties style:font-name="Times New Roman" style:font-name-complex="Times New Roman" style:font-size-complex="12pt"/>
    </style:style>
    <style:style style:name="T1925" style:parent-style-name="Policepardéfaut" style:family="text">
      <style:text-properties style:font-name="Times New Roman" style:font-name-complex="Times New Roman" fo:font-weight="normal" style:font-weight-asian="normal" style:font-size-complex="12pt"/>
    </style:style>
    <style:style style:name="T1926" style:parent-style-name="Policepardéfaut" style:family="text">
      <style:text-properties style:font-name="Times New Roman" style:font-name-complex="Times New Roman" fo:font-weight="normal" style:font-weight-asian="normal" style:font-size-complex="12pt"/>
    </style:style>
    <style:style style:name="P1927" style:parent-style-name="Normal" style:family="paragraph">
      <style:paragraph-properties fo:margin-right="-0.6097in"/>
      <style:text-properties style:font-name="Times New Roman" style:font-name-complex="Times New Roman" style:font-size-complex="12pt"/>
    </style:style>
    <style:style style:name="P1928" style:parent-style-name="Normal" style:family="paragraph">
      <style:paragraph-properties fo:margin-right="-0.6097in"/>
      <style:text-properties style:font-name="Times New Roman" style:font-name-complex="Times New Roman" style:font-size-complex="12pt"/>
    </style:style>
    <style:style style:name="P1929" style:parent-style-name="Normal" style:family="paragraph">
      <style:paragraph-properties fo:margin-right="-0.6097in"/>
      <style:text-properties style:font-name="Times New Roman" style:font-name-complex="Times New Roman" style:font-size-complex="12pt"/>
    </style:style>
    <style:style style:name="T1930" style:parent-style-name="Policepardéfaut" style:family="text">
      <style:text-properties style:font-name="Times New Roman" style:font-name-complex="Times New Roman" fo:font-weight="normal" style:font-weight-asian="normal" style:font-size-complex="12pt"/>
    </style:style>
    <style:style style:name="T1931" style:parent-style-name="Policepardéfaut" style:family="text">
      <style:text-properties style:font-name="Times New Roman" style:font-name-complex="Times New Roman" fo:font-weight="normal" style:font-weight-asian="normal" style:font-size-complex="12pt"/>
    </style:style>
    <style:style style:name="P1932" style:parent-style-name="Normal" style:family="paragraph">
      <style:paragraph-properties fo:margin-right="-0.6097in"/>
    </style:style>
    <style:style style:name="T1933" style:parent-style-name="Policepardéfaut" style:family="text">
      <style:text-properties style:font-name="Times New Roman" style:font-name-complex="Times New Roman" style:font-size-complex="12pt"/>
    </style:style>
    <style:style style:name="T1934" style:parent-style-name="Policepardéfaut" style:family="text">
      <style:text-properties style:font-name="Times New Roman" style:font-name-complex="Times New Roman" fo:font-variant="small-caps" style:font-size-complex="12pt"/>
    </style:style>
    <style:style style:name="P1935" style:parent-style-name="Normal" style:family="paragraph">
      <style:paragraph-properties fo:margin-right="-0.6097in"/>
      <style:text-properties style:font-name="Times New Roman" style:font-name-complex="Times New Roman" style:font-size-complex="12pt"/>
    </style:style>
    <style:style style:name="P1936" style:parent-style-name="Normal" style:family="paragraph">
      <style:paragraph-properties fo:margin-right="-0.6097in"/>
      <style:text-properties style:font-name="Times New Roman" style:font-name-complex="Times New Roman" style:font-size-complex="12pt"/>
    </style:style>
    <style:style style:name="T1937" style:parent-style-name="Policepardéfaut" style:family="text">
      <style:text-properties style:font-name="Times New Roman" style:font-name-complex="Times New Roman" fo:font-weight="normal" style:font-weight-asian="normal" fo:font-variant="small-caps" style:font-size-complex="12pt"/>
    </style:style>
    <style:style style:name="T1938" style:parent-style-name="Policepardéfaut" style:family="text">
      <style:text-properties style:font-name="Times New Roman" style:font-name-complex="Times New Roman" fo:font-weight="normal" style:font-weight-asian="normal" fo:font-variant="small-caps" style:font-size-complex="12pt"/>
    </style:style>
    <style:style style:name="P1939" style:parent-style-name="Normal" style:family="paragraph">
      <style:paragraph-properties fo:margin-right="-0.6097in"/>
    </style:style>
    <style:style style:name="T1940" style:parent-style-name="Policepardéfaut" style:family="text">
      <style:text-properties style:font-name="Times New Roman" style:font-name-complex="Times New Roman" style:font-size-complex="12pt"/>
    </style:style>
    <style:style style:name="T1941" style:parent-style-name="Policepardéfaut" style:family="text">
      <style:text-properties style:font-name="Times New Roman" style:font-name-complex="Times New Roman" fo:font-variant="small-caps" style:font-size-complex="12pt"/>
    </style:style>
    <style:style style:name="P1942" style:parent-style-name="Normal" style:family="paragraph">
      <style:paragraph-properties fo:margin-right="-0.6097in"/>
      <style:text-properties style:font-name="Times New Roman" style:font-name-complex="Times New Roman" style:font-size-complex="12pt"/>
    </style:style>
    <style:style style:name="P1943" style:parent-style-name="Normal" style:family="paragraph">
      <style:paragraph-properties fo:margin-right="-0.6097in"/>
      <style:text-properties style:font-name="Times New Roman" style:font-name-complex="Times New Roman" style:font-size-complex="12pt"/>
    </style:style>
    <style:style style:name="P1944" style:parent-style-name="Normal" style:family="paragraph">
      <style:paragraph-properties fo:margin-right="-0.6097in"/>
      <style:text-properties style:font-name="Times New Roman" style:font-name-complex="Times New Roman" style:font-size-complex="12pt"/>
    </style:style>
    <style:style style:name="T1945" style:parent-style-name="Policepardéfaut" style:family="text">
      <style:text-properties style:font-name="Times New Roman" style:font-name-complex="Times New Roman" fo:font-weight="normal" style:font-weight-asian="normal" style:font-size-complex="12pt" fo:language="en" fo:country="US"/>
    </style:style>
    <style:style style:name="T1946" style:parent-style-name="Policepardéfaut" style:family="text">
      <style:text-properties style:font-name="Times New Roman" style:font-name-complex="Times New Roman" fo:font-weight="normal" style:font-weight-asian="normal" style:font-size-complex="12pt" fo:language="en" fo:country="US"/>
    </style:style>
    <style:style style:name="P1947" style:parent-style-name="byline" style:family="paragraph">
      <style:text-properties fo:language="en" fo:country="US"/>
    </style:style>
    <style:style style:name="P1948" style:parent-style-name="rubric" style:family="paragraph">
      <style:text-properties fo:language="en" fo:country="US"/>
    </style:style>
    <style:style style:name="P1949" style:parent-style-name="Normal" style:family="paragraph">
      <style:paragraph-properties fo:margin-right="-0.6097in"/>
      <style:text-properties style:font-name="Times New Roman" style:font-name-complex="Times New Roman" style:font-size-complex="12pt" fo:language="en" fo:country="US"/>
    </style:style>
    <style:style style:name="P1950" style:parent-style-name="Normal" style:family="paragraph">
      <style:paragraph-properties fo:margin-right="-0.6097in"/>
    </style:style>
    <style:style style:name="T1951" style:parent-style-name="Policepardéfaut" style:family="text">
      <style:text-properties style:font-name="Times New Roman" style:font-name-complex="Times New Roman" style:font-size-complex="12pt"/>
    </style:style>
    <style:style style:name="T1952" style:parent-style-name="Policepardéfaut" style:family="text">
      <style:text-properties style:font-name="Times New Roman" style:font-name-complex="Times New Roman" fo:font-style="italic" style:font-style-asian="italic" style:font-size-complex="12pt"/>
    </style:style>
    <style:style style:name="T1953" style:parent-style-name="Policepardéfaut" style:family="text">
      <style:text-properties style:font-name="Times New Roman" style:font-name-complex="Times New Roman" style:font-size-complex="12pt"/>
    </style:style>
    <style:style style:name="T1954" style:parent-style-name="Policepardéfaut" style:family="text">
      <style:text-properties style:font-name="Times New Roman" style:font-name-complex="Times New Roman" fo:font-style="italic" style:font-style-asian="italic" style:font-size-complex="12pt"/>
    </style:style>
    <style:style style:name="T1955" style:parent-style-name="Policepardéfaut" style:family="text">
      <style:text-properties style:font-name="Times New Roman" style:font-name-complex="Times New Roman" style:font-size-complex="12pt"/>
    </style:style>
    <style:style style:name="T1956" style:parent-style-name="Policepardéfaut" style:family="text">
      <style:text-properties style:font-name="Times New Roman" style:font-name-complex="Times New Roman" fo:font-style="italic" style:font-style-asian="italic" style:font-size-complex="12pt"/>
    </style:style>
    <style:style style:name="T1957" style:parent-style-name="Policepardéfaut" style:family="text">
      <style:text-properties style:font-name="Times New Roman" style:font-name-complex="Times New Roman" style:font-size-complex="12pt"/>
    </style:style>
    <style:style style:name="T1958" style:parent-style-name="Policepardéfaut" style:family="text">
      <style:text-properties style:font-name="Times New Roman" style:font-name-complex="Times New Roman" fo:font-style="italic" style:font-style-asian="italic" style:font-size-complex="12pt"/>
    </style:style>
    <style:style style:name="T1959" style:parent-style-name="Policepardéfaut" style:family="text">
      <style:text-properties style:font-name="Times New Roman" style:font-name-complex="Times New Roman" style:font-size-complex="12pt"/>
    </style:style>
    <style:style style:name="T1960" style:parent-style-name="Policepardéfaut" style:family="text">
      <style:text-properties style:font-name="Times New Roman" style:font-name-complex="Times New Roman" style:font-size-complex="12pt"/>
    </style:style>
    <style:style style:name="T1961" style:parent-style-name="Policepardéfaut" style:family="text">
      <style:text-properties style:font-name="Times New Roman" style:font-name-complex="Times New Roman" fo:font-style="italic" style:font-style-asian="italic" style:font-size-complex="12pt"/>
    </style:style>
    <style:style style:name="T1962" style:parent-style-name="Policepardéfaut" style:family="text">
      <style:text-properties style:font-name="Times New Roman" style:font-name-complex="Times New Roman" style:font-size-complex="12pt"/>
    </style:style>
    <style:style style:name="T1963" style:parent-style-name="Policepardéfaut" style:family="text">
      <style:text-properties style:font-name="Times New Roman" style:font-name-complex="Times New Roman" fo:font-style="italic" style:font-style-asian="italic" style:font-size-complex="12pt"/>
    </style:style>
    <style:style style:name="T1964" style:parent-style-name="Policepardéfaut" style:family="text">
      <style:text-properties style:font-name="Times New Roman" style:font-name-complex="Times New Roman" style:font-size-complex="12pt"/>
    </style:style>
    <style:style style:name="T1965" style:parent-style-name="Policepardéfaut" style:family="text">
      <style:text-properties style:font-name="Times New Roman" style:font-name-complex="Times New Roman" style:font-size-complex="12pt"/>
    </style:style>
    <style:style style:name="T1966" style:parent-style-name="Policepardéfaut" style:family="text">
      <style:text-properties style:font-name="Times New Roman" style:font-name-complex="Times New Roman" fo:font-style="italic" style:font-style-asian="italic" style:font-size-complex="12pt"/>
    </style:style>
    <style:style style:name="T1967" style:parent-style-name="Policepardéfaut" style:family="text">
      <style:text-properties style:font-name="Times New Roman" style:font-name-complex="Times New Roman" style:font-size-complex="12pt"/>
    </style:style>
    <style:style style:name="T1968" style:parent-style-name="Policepardéfaut" style:family="text">
      <style:text-properties style:font-name="Times New Roman" style:font-name-complex="Times New Roman" style:font-size-complex="12pt"/>
    </style:style>
    <style:style style:name="T1969" style:parent-style-name="Policepardéfaut" style:family="text">
      <style:text-properties style:font-name="Times New Roman" style:font-name-complex="Times New Roman" fo:font-style="italic" style:font-style-asian="italic" style:font-size-complex="12pt"/>
    </style:style>
    <style:style style:name="T1970" style:parent-style-name="Policepardéfaut" style:family="text">
      <style:text-properties style:font-name="Times New Roman" style:font-name-complex="Times New Roman" style:font-size-complex="12pt"/>
    </style:style>
    <style:style style:name="T1971" style:parent-style-name="Policepardéfaut" style:family="text">
      <style:text-properties style:font-name="Times New Roman" style:font-name-complex="Times New Roman" fo:font-style="italic" style:font-style-asian="italic" style:font-size-complex="12pt"/>
    </style:style>
    <style:style style:name="T1972" style:parent-style-name="Policepardéfaut" style:family="text">
      <style:text-properties style:font-name="Times New Roman" style:font-name-complex="Times New Roman" style:font-size-complex="12pt"/>
    </style:style>
    <style:style style:name="T1973" style:parent-style-name="Policepardéfaut" style:family="text">
      <style:text-properties style:font-name="Times New Roman" style:font-name-complex="Times New Roman" fo:font-style="italic" style:font-style-asian="italic" style:font-size-complex="12pt"/>
    </style:style>
    <style:style style:name="T1974" style:parent-style-name="Policepardéfaut" style:family="text">
      <style:text-properties style:font-name="Times New Roman" style:font-name-complex="Times New Roman" style:font-size-complex="12pt"/>
    </style:style>
    <style:style style:name="T1975" style:parent-style-name="Policepardéfaut" style:family="text">
      <style:text-properties style:font-name="Times New Roman" style:font-name-complex="Times New Roman" fo:font-style="italic" style:font-style-asian="italic" style:font-size-complex="12pt"/>
    </style:style>
    <style:style style:name="T1976" style:parent-style-name="Policepardéfaut" style:family="text">
      <style:text-properties style:font-name="Times New Roman" style:font-name-complex="Times New Roman" style:font-size-complex="12pt"/>
    </style:style>
    <style:style style:name="T1977" style:parent-style-name="Policepardéfaut" style:family="text">
      <style:text-properties style:font-name="Times New Roman" style:font-name-complex="Times New Roman" style:font-size-complex="12pt"/>
    </style:style>
    <style:style style:name="T1978" style:parent-style-name="Policepardéfaut" style:family="text">
      <style:text-properties style:font-name="Times New Roman" style:font-name-complex="Times New Roman" fo:font-style="italic" style:font-style-asian="italic" style:font-size-complex="12pt"/>
    </style:style>
    <style:style style:name="T1979" style:parent-style-name="Policepardéfaut" style:family="text">
      <style:text-properties style:font-name="Times New Roman" style:font-name-complex="Times New Roman" style:font-size-complex="12pt"/>
    </style:style>
    <style:style style:name="T1980" style:parent-style-name="Policepardéfaut" style:family="text">
      <style:text-properties style:font-name="Times New Roman" style:font-name-complex="Times New Roman" style:font-size-complex="12pt"/>
    </style:style>
    <style:style style:name="T1981" style:parent-style-name="Policepardéfaut" style:family="text">
      <style:text-properties style:font-name="Times New Roman" style:font-name-complex="Times New Roman" style:font-size-complex="12pt"/>
    </style:style>
    <style:style style:name="T1982" style:parent-style-name="Policepardéfaut" style:family="text">
      <style:text-properties style:font-name="Times New Roman" style:font-name-complex="Times New Roman" fo:font-style="italic" style:font-style-asian="italic" style:font-size-complex="12pt"/>
    </style:style>
    <style:style style:name="T1983" style:parent-style-name="Policepardéfaut" style:family="text">
      <style:text-properties style:font-name="Times New Roman" style:font-name-complex="Times New Roman" style:font-size-complex="12pt"/>
    </style:style>
    <style:style style:name="T1984" style:parent-style-name="Policepardéfaut" style:family="text">
      <style:text-properties style:font-name="Times New Roman" style:font-name-complex="Times New Roman" fo:font-style="italic" style:font-style-asian="italic" style:font-size-complex="12pt"/>
    </style:style>
    <style:style style:name="T1985" style:parent-style-name="Policepardéfaut" style:family="text">
      <style:text-properties style:font-name="Times New Roman" style:font-name-complex="Times New Roman" style:font-size-complex="12pt"/>
    </style:style>
    <style:style style:name="T1986" style:parent-style-name="Policepardéfaut" style:family="text">
      <style:text-properties style:font-name="Times New Roman" style:font-name-complex="Times New Roman" style:font-size-complex="12pt"/>
    </style:style>
    <style:style style:name="P1987" style:parent-style-name="Normal" style:family="paragraph">
      <style:paragraph-properties fo:margin-right="-0.6097in"/>
      <style:text-properties style:font-name="Times New Roman" style:font-name-complex="Times New Roman" style:font-size-complex="12pt"/>
    </style:style>
    <style:style style:name="T1988" style:parent-style-name="Policepardéfaut" style:family="text">
      <style:text-properties style:font-name="Times New Roman" style:font-name-complex="Times New Roman" fo:font-weight="normal" style:font-weight-asian="normal" style:font-size-complex="12pt"/>
    </style:style>
    <style:style style:name="T1989" style:parent-style-name="Policepardéfaut" style:family="text">
      <style:text-properties style:font-name="Times New Roman" style:font-name-complex="Times New Roman" fo:font-weight="normal" style:font-weight-asian="normal" style:font-size-complex="12pt"/>
    </style:style>
    <style:style style:name="P1990" style:parent-style-name="Normal" style:family="paragraph">
      <style:paragraph-properties fo:margin-right="-0.6097in"/>
      <style:text-properties style:font-name="Times New Roman" style:font-name-complex="Times New Roman" style:font-size-complex="12pt"/>
    </style:style>
    <style:style style:name="P1991" style:parent-style-name="Normal" style:family="paragraph">
      <style:paragraph-properties fo:margin-right="-0.6097in"/>
    </style:style>
    <style:style style:name="T1992" style:parent-style-name="Policepardéfaut" style:family="text">
      <style:text-properties style:font-name="Times New Roman" style:font-name-complex="Times New Roman" style:font-size-complex="12pt"/>
    </style:style>
    <style:style style:name="T1993" style:parent-style-name="Policepardéfaut" style:family="text">
      <style:text-properties style:font-name="Times New Roman" style:font-name-complex="Times New Roman" fo:font-style="italic" style:font-style-asian="italic" style:font-size-complex="12pt"/>
    </style:style>
    <style:style style:name="T1994" style:parent-style-name="Policepardéfaut" style:family="text">
      <style:text-properties style:font-name="Times New Roman" style:font-name-complex="Times New Roman" style:font-size-complex="12pt"/>
    </style:style>
    <style:style style:name="T1995" style:parent-style-name="Policepardéfaut" style:family="text">
      <style:text-properties style:font-name="Times New Roman" style:font-name-complex="Times New Roman" fo:font-style="italic" style:font-style-asian="italic" style:font-size-complex="12pt"/>
    </style:style>
    <style:style style:name="T1996" style:parent-style-name="Policepardéfaut" style:family="text">
      <style:text-properties style:font-name="Times New Roman" style:font-name-complex="Times New Roman" style:font-size-complex="12pt"/>
    </style:style>
    <style:style style:name="T1997" style:parent-style-name="Policepardéfaut" style:family="text">
      <style:text-properties style:font-name="Times New Roman" style:font-name-complex="Times New Roman" fo:font-style="italic" style:font-style-asian="italic" style:font-size-complex="12pt"/>
    </style:style>
    <style:style style:name="T1998" style:parent-style-name="Policepardéfaut" style:family="text">
      <style:text-properties style:font-name="Times New Roman" style:font-name-complex="Times New Roman" style:font-size-complex="12pt"/>
    </style:style>
    <style:style style:name="T1999" style:parent-style-name="Policepardéfaut" style:family="text">
      <style:text-properties style:font-name="Times New Roman" style:font-name-complex="Times New Roman" fo:font-style="italic" style:font-style-asian="italic" style:font-size-complex="12pt"/>
    </style:style>
    <style:style style:name="T2000" style:parent-style-name="Policepardéfaut" style:family="text">
      <style:text-properties style:font-name="Times New Roman" style:font-name-complex="Times New Roman" style:font-size-complex="12pt"/>
    </style:style>
    <style:style style:name="T2001" style:parent-style-name="Policepardéfaut" style:family="text">
      <style:text-properties style:font-name="Times New Roman" style:font-name-complex="Times New Roman" fo:font-style="italic" style:font-style-asian="italic" style:font-size-complex="12pt"/>
    </style:style>
    <style:style style:name="T2002" style:parent-style-name="Policepardéfaut" style:family="text">
      <style:text-properties style:font-name="Times New Roman" style:font-name-complex="Times New Roman" style:font-size-complex="12pt"/>
    </style:style>
    <style:style style:name="T2003" style:parent-style-name="Policepardéfaut" style:family="text">
      <style:text-properties style:font-name="Times New Roman" style:font-name-complex="Times New Roman" fo:font-style="italic" style:font-style-asian="italic" style:font-size-complex="12pt"/>
    </style:style>
    <style:style style:name="T2004" style:parent-style-name="Policepardéfaut" style:family="text">
      <style:text-properties style:font-name="Times New Roman" style:font-name-complex="Times New Roman" style:font-size-complex="12pt"/>
    </style:style>
    <style:style style:name="T2005" style:parent-style-name="Policepardéfaut" style:family="text">
      <style:text-properties style:font-name="Times New Roman" style:font-name-complex="Times New Roman" style:font-size-complex="12pt"/>
    </style:style>
    <style:style style:name="T2006" style:parent-style-name="Policepardéfaut" style:family="text">
      <style:text-properties style:font-name="Times New Roman" style:font-name-complex="Times New Roman" fo:font-style="italic" style:font-style-asian="italic" style:font-size-complex="12pt"/>
    </style:style>
    <style:style style:name="T2007" style:parent-style-name="Policepardéfaut" style:family="text">
      <style:text-properties style:font-name="Times New Roman" style:font-name-complex="Times New Roman" style:font-size-complex="12pt"/>
    </style:style>
    <style:style style:name="T2008" style:parent-style-name="Policepardéfaut" style:family="text">
      <style:text-properties style:font-name="Times New Roman" style:font-name-complex="Times New Roman" fo:font-style="italic" style:font-style-asian="italic" style:font-size-complex="12pt"/>
    </style:style>
    <style:style style:name="T2009" style:parent-style-name="Policepardéfaut" style:family="text">
      <style:text-properties style:font-name="Times New Roman" style:font-name-complex="Times New Roman" style:font-size-complex="12pt"/>
    </style:style>
    <style:style style:name="T2010" style:parent-style-name="Policepardéfaut" style:family="text">
      <style:text-properties style:font-name="Times New Roman" style:font-name-complex="Times New Roman" fo:font-style="italic" style:font-style-asian="italic" style:font-size-complex="12pt"/>
    </style:style>
    <style:style style:name="T2011" style:parent-style-name="Policepardéfaut" style:family="text">
      <style:text-properties style:font-name="Times New Roman" style:font-name-complex="Times New Roman" style:font-size-complex="12pt"/>
    </style:style>
    <style:style style:name="T2012" style:parent-style-name="Policepardéfaut" style:family="text">
      <style:text-properties style:font-name="Times New Roman" style:font-name-complex="Times New Roman" fo:font-style="italic" style:font-style-asian="italic" style:font-size-complex="12pt"/>
    </style:style>
    <style:style style:name="T2013" style:parent-style-name="Policepardéfaut" style:family="text">
      <style:text-properties style:font-name="Times New Roman" style:font-name-complex="Times New Roman" style:font-size-complex="12pt"/>
    </style:style>
    <style:style style:name="T2014" style:parent-style-name="Policepardéfaut" style:family="text">
      <style:text-properties style:font-name="Times New Roman" style:font-name-complex="Times New Roman" fo:font-style="italic" style:font-style-asian="italic" style:font-size-complex="12pt"/>
    </style:style>
    <style:style style:name="T2015" style:parent-style-name="Policepardéfaut" style:family="text">
      <style:text-properties style:font-name="Times New Roman" style:font-name-complex="Times New Roman" style:font-size-complex="12pt"/>
    </style:style>
    <style:style style:name="P2016" style:parent-style-name="Normal" style:family="paragraph">
      <style:paragraph-properties fo:margin-right="-0.6097in"/>
      <style:text-properties style:font-name="Times New Roman" style:font-name-complex="Times New Roman" style:font-size-complex="12pt"/>
    </style:style>
    <style:style style:name="T2017" style:parent-style-name="Policepardéfaut" style:family="text">
      <style:text-properties style:font-name="Times New Roman" style:font-name-complex="Times New Roman" fo:font-weight="normal" style:font-weight-asian="normal" style:font-size-complex="12pt"/>
    </style:style>
    <style:style style:name="T2018" style:parent-style-name="Policepardéfaut" style:family="text">
      <style:text-properties style:font-name="Times New Roman" style:font-name-complex="Times New Roman" fo:font-weight="normal" style:font-weight-asian="normal" style:font-size-complex="12pt"/>
    </style:style>
    <style:style style:name="P2019" style:parent-style-name="Normal" style:family="paragraph">
      <style:paragraph-properties fo:margin-right="-0.6097in"/>
      <style:text-properties style:font-name="Times New Roman" style:font-name-complex="Times New Roman" style:font-size-complex="12pt"/>
    </style:style>
    <style:style style:name="P2020" style:parent-style-name="Normal" style:family="paragraph">
      <style:paragraph-properties fo:margin-right="-0.6097in"/>
      <style:text-properties style:font-name="Times New Roman" style:font-name-complex="Times New Roman" style:font-size-complex="12pt"/>
    </style:style>
    <style:style style:name="P2021" style:parent-style-name="Normal" style:family="paragraph">
      <style:paragraph-properties fo:margin-right="-0.6097in"/>
      <style:text-properties style:font-name="Times New Roman" style:font-name-complex="Times New Roman" style:font-size-complex="12pt"/>
    </style:style>
    <style:style style:name="T2022" style:parent-style-name="Policepardéfaut" style:family="text">
      <style:text-properties style:font-name="Times New Roman" style:font-name-complex="Times New Roman" fo:font-weight="normal" style:font-weight-asian="normal" style:font-size-complex="12pt"/>
    </style:style>
    <style:style style:name="T2023" style:parent-style-name="Policepardéfaut" style:family="text">
      <style:text-properties style:font-name="Times New Roman" style:font-name-complex="Times New Roman" fo:font-weight="normal" style:font-weight-asian="normal" style:font-size-complex="12pt"/>
    </style:style>
    <style:style style:name="P2024" style:parent-style-name="Normal" style:family="paragraph">
      <style:paragraph-properties fo:margin-right="-0.6097in"/>
      <style:text-properties style:font-name="Times New Roman" style:font-name-complex="Times New Roman" style:font-size-complex="12pt"/>
    </style:style>
    <style:style style:name="P2025" style:parent-style-name="Normal" style:family="paragraph">
      <style:paragraph-properties fo:margin-right="-0.6097in"/>
    </style:style>
    <style:style style:name="T2026" style:parent-style-name="Policepardéfaut" style:family="text">
      <style:text-properties style:font-name="Times New Roman" style:font-name-complex="Times New Roman" style:font-size-complex="12pt"/>
    </style:style>
    <style:style style:name="T2027" style:parent-style-name="Policepardéfaut" style:family="text">
      <style:text-properties style:font-name="Times New Roman" style:font-name-complex="Times New Roman" style:font-size-complex="12pt"/>
    </style:style>
    <style:style style:name="T2028" style:parent-style-name="Policepardéfaut" style:family="text">
      <style:text-properties style:font-name="Times New Roman" style:font-name-complex="Times New Roman" style:font-size-complex="12pt"/>
    </style:style>
    <style:style style:name="T2029" style:parent-style-name="Policepardéfaut" style:family="text">
      <style:text-properties style:font-name="Times New Roman" style:font-name-complex="Times New Roman" style:font-size-complex="12pt"/>
    </style:style>
    <style:style style:name="T2030" style:parent-style-name="Policepardéfaut" style:family="text">
      <style:text-properties style:font-name="Times New Roman" style:font-name-complex="Times New Roman" style:font-size-complex="12pt"/>
    </style:style>
    <style:style style:name="T2031" style:parent-style-name="Policepardéfaut" style:family="text">
      <style:text-properties style:font-name="Times New Roman" style:font-name-complex="Times New Roman" style:font-size-complex="12pt"/>
    </style:style>
    <style:style style:name="T2032" style:parent-style-name="Policepardéfaut" style:family="text">
      <style:text-properties style:font-name="Times New Roman" style:font-name-complex="Times New Roman" fo:font-style="italic" style:font-style-asian="italic" style:font-size-complex="12pt"/>
    </style:style>
    <style:style style:name="T2033" style:parent-style-name="Policepardéfaut" style:family="text">
      <style:text-properties style:font-name="Times New Roman" style:font-name-complex="Times New Roman" style:font-size-complex="12pt"/>
    </style:style>
    <style:style style:name="T2034" style:parent-style-name="Policepardéfaut" style:family="text">
      <style:text-properties style:font-name="Times New Roman" style:font-name-complex="Times New Roman" fo:font-style="italic" style:font-style-asian="italic" style:font-size-complex="12pt"/>
    </style:style>
    <style:style style:name="T2035" style:parent-style-name="Policepardéfaut" style:family="text">
      <style:text-properties style:font-name="Times New Roman" style:font-name-complex="Times New Roman" style:font-size-complex="12pt"/>
    </style:style>
    <style:style style:name="P2036" style:parent-style-name="Normal" style:family="paragraph">
      <style:paragraph-properties fo:margin-right="-0.6097in"/>
      <style:text-properties style:font-name="Times New Roman" style:font-name-complex="Times New Roman" style:font-size-complex="12pt"/>
    </style:style>
    <style:style style:name="T2037" style:parent-style-name="Policepardéfaut" style:family="text">
      <style:text-properties style:font-name="Times New Roman" style:font-name-complex="Times New Roman" fo:font-weight="normal" style:font-weight-asian="normal" style:font-size-complex="12pt"/>
    </style:style>
    <style:style style:name="T2038" style:parent-style-name="Policepardéfaut" style:family="text">
      <style:text-properties style:font-name="Times New Roman" style:font-name-complex="Times New Roman" fo:font-weight="normal" style:font-weight-asian="normal" style:font-size-complex="12pt"/>
    </style:style>
    <style:style style:name="P2039" style:parent-style-name="Normal" style:family="paragraph">
      <style:paragraph-properties fo:margin-right="-0.6097in"/>
    </style:style>
    <style:style style:name="T2040" style:parent-style-name="Policepardéfaut" style:family="text">
      <style:text-properties style:font-name="Times New Roman" style:font-name-complex="Times New Roman" style:font-size-complex="12pt"/>
    </style:style>
    <style:style style:name="T2041" style:parent-style-name="Policepardéfaut" style:family="text">
      <style:text-properties style:font-name="Times New Roman" style:font-name-complex="Times New Roman" style:font-size-complex="12pt"/>
    </style:style>
    <style:style style:name="T2042" style:parent-style-name="Policepardéfaut" style:family="text">
      <style:text-properties style:font-name="Times New Roman" style:font-name-complex="Times New Roman" style:font-size-complex="12pt"/>
    </style:style>
    <style:style style:name="T2043" style:parent-style-name="Policepardéfaut" style:family="text">
      <style:text-properties style:font-name="Times New Roman" style:font-name-complex="Times New Roman" style:font-size-complex="12pt"/>
    </style:style>
    <style:style style:name="P2044" style:parent-style-name="Normal" style:family="paragraph">
      <style:paragraph-properties fo:margin-right="-0.6097in"/>
      <style:text-properties style:font-name="Times New Roman" style:font-name-complex="Times New Roman" style:font-size-complex="12pt"/>
    </style:style>
    <style:style style:name="P2045" style:parent-style-name="Normal" style:family="paragraph">
      <style:paragraph-properties fo:margin-right="-0.6097in"/>
      <style:text-properties style:font-name="Times New Roman" style:font-name-complex="Times New Roman" style:font-size-complex="12pt"/>
    </style:style>
    <style:style style:name="T2046" style:parent-style-name="Policepardéfaut" style:family="text">
      <style:text-properties style:font-name="Times New Roman" style:font-name-complex="Times New Roman" fo:font-weight="normal" style:font-weight-asian="normal" style:font-size-complex="12pt"/>
    </style:style>
    <style:style style:name="T2047" style:parent-style-name="Policepardéfaut" style:family="text">
      <style:text-properties style:font-name="Times New Roman" style:font-name-complex="Times New Roman" fo:font-weight="normal" style:font-weight-asian="normal" style:font-size-complex="12pt"/>
    </style:style>
    <style:style style:name="P2048" style:parent-style-name="Normal" style:family="paragraph">
      <style:paragraph-properties fo:margin-right="-0.6097in"/>
      <style:text-properties style:font-name="Times New Roman" style:font-name-complex="Times New Roman" style:font-size-complex="12pt"/>
    </style:style>
    <style:style style:name="P2049" style:parent-style-name="Normal" style:family="paragraph">
      <style:paragraph-properties fo:margin-right="-0.6097in"/>
    </style:style>
    <style:style style:name="T2050" style:parent-style-name="Policepardéfaut" style:family="text">
      <style:text-properties style:font-name="Times New Roman" style:font-name-complex="Times New Roman" style:font-size-complex="12pt"/>
    </style:style>
    <style:style style:name="T2051" style:parent-style-name="Policepardéfaut" style:family="text">
      <style:text-properties style:font-name="Times New Roman" style:font-name-complex="Times New Roman" fo:font-style="italic" style:font-style-asian="italic" style:font-size-complex="12pt"/>
    </style:style>
    <style:style style:name="T2052" style:parent-style-name="Policepardéfaut" style:family="text">
      <style:text-properties style:font-name="Times New Roman" style:font-name-complex="Times New Roman" style:font-size-complex="12pt"/>
    </style:style>
    <style:style style:name="T2053" style:parent-style-name="Policepardéfaut" style:family="text">
      <style:text-properties style:font-name="Times New Roman" style:font-name-complex="Times New Roman" fo:font-style="italic" style:font-style-asian="italic" style:font-size-complex="12pt"/>
    </style:style>
    <style:style style:name="T2054" style:parent-style-name="Policepardéfaut" style:family="text">
      <style:text-properties style:font-name="Times New Roman" style:font-name-complex="Times New Roman" style:font-size-complex="12pt"/>
    </style:style>
    <style:style style:name="T2055" style:parent-style-name="Policepardéfaut" style:family="text">
      <style:text-properties style:font-name="Times New Roman" style:font-name-complex="Times New Roman" fo:font-style="italic" style:font-style-asian="italic" style:font-size-complex="12pt"/>
    </style:style>
    <style:style style:name="T2056" style:parent-style-name="Policepardéfaut" style:family="text">
      <style:text-properties style:font-name="Times New Roman" style:font-name-complex="Times New Roman" style:font-size-complex="12pt"/>
    </style:style>
    <style:style style:name="T2057" style:parent-style-name="Policepardéfaut" style:family="text">
      <style:text-properties style:font-name="Times New Roman" style:font-name-complex="Times New Roman" fo:font-style="italic" style:font-style-asian="italic" style:font-size-complex="12pt"/>
    </style:style>
    <style:style style:name="T2058" style:parent-style-name="Policepardéfaut" style:family="text">
      <style:text-properties style:font-name="Times New Roman" style:font-name-complex="Times New Roman" style:font-size-complex="12pt"/>
    </style:style>
    <style:style style:name="T2059" style:parent-style-name="Policepardéfaut" style:family="text">
      <style:text-properties style:font-name="Times New Roman" style:font-name-complex="Times New Roman" fo:font-style="italic" style:font-style-asian="italic" style:font-size-complex="12pt"/>
    </style:style>
    <style:style style:name="T2060" style:parent-style-name="Policepardéfaut" style:family="text">
      <style:text-properties style:font-name="Times New Roman" style:font-name-complex="Times New Roman" fo:font-style="italic" style:font-style-asian="italic" style:font-size-complex="12pt"/>
    </style:style>
    <style:style style:name="T2061" style:parent-style-name="Policepardéfaut" style:family="text">
      <style:text-properties style:font-name="Times New Roman" style:font-name-complex="Times New Roman" style:font-size-complex="12pt"/>
    </style:style>
    <style:style style:name="T2062" style:parent-style-name="Policepardéfaut" style:family="text">
      <style:text-properties style:font-name="Times New Roman" style:font-name-complex="Times New Roman" fo:font-style="italic" style:font-style-asian="italic" style:font-size-complex="12pt"/>
    </style:style>
    <style:style style:name="T2063" style:parent-style-name="Policepardéfaut" style:family="text">
      <style:text-properties style:font-name="Times New Roman" style:font-name-complex="Times New Roman" style:font-size-complex="12pt"/>
    </style:style>
    <style:style style:name="P2064" style:parent-style-name="Normal" style:family="paragraph">
      <style:paragraph-properties fo:margin-right="-0.6097in"/>
      <style:text-properties style:font-name="Times New Roman" style:font-name-complex="Times New Roman" style:font-size-complex="12pt"/>
    </style:style>
    <style:style style:name="T2065" style:parent-style-name="Policepardéfaut" style:family="text">
      <style:text-properties style:font-name="Times New Roman" style:font-name-complex="Times New Roman" fo:font-weight="normal" style:font-weight-asian="normal" style:font-size-complex="12pt"/>
    </style:style>
    <style:style style:name="T2066" style:parent-style-name="Policepardéfaut" style:family="text">
      <style:text-properties style:font-name="Times New Roman" style:font-name-complex="Times New Roman" fo:font-weight="normal" style:font-weight-asian="normal" style:font-size-complex="12pt"/>
    </style:style>
    <style:style style:name="P2067" style:parent-style-name="Normal" style:family="paragraph">
      <style:paragraph-properties fo:margin-right="-0.6097in"/>
      <style:text-properties style:font-name="Times New Roman" style:font-name-complex="Times New Roman" style:font-size-complex="12pt"/>
    </style:style>
    <style:style style:name="P2068" style:parent-style-name="Normal" style:family="paragraph">
      <style:paragraph-properties fo:margin-right="-0.6097in"/>
    </style:style>
    <style:style style:name="T2069" style:parent-style-name="Policepardéfaut" style:family="text">
      <style:text-properties style:font-name="Times New Roman" style:font-name-complex="Times New Roman" style:font-size-complex="12pt"/>
    </style:style>
    <style:style style:name="T2070" style:parent-style-name="Policepardéfaut" style:family="text">
      <style:text-properties style:font-name="Times New Roman" style:font-name-complex="Times New Roman" fo:font-style="italic" style:font-style-asian="italic" style:font-size-complex="12pt"/>
    </style:style>
    <style:style style:name="T2071" style:parent-style-name="Policepardéfaut" style:family="text">
      <style:text-properties style:font-name="Times New Roman" style:font-name-complex="Times New Roman" style:font-size-complex="12pt"/>
    </style:style>
    <style:style style:name="P2072" style:parent-style-name="Normal" style:family="paragraph">
      <style:paragraph-properties fo:margin-right="-0.6097in"/>
      <style:text-properties style:font-name="Times New Roman" style:font-name-complex="Times New Roman" style:font-size-complex="12pt"/>
    </style:style>
    <style:style style:name="T2073" style:parent-style-name="Policepardéfaut" style:family="text">
      <style:text-properties style:font-name="Times New Roman" style:font-name-complex="Times New Roman" fo:font-weight="normal" style:font-weight-asian="normal" style:font-size-complex="12pt"/>
    </style:style>
    <style:style style:name="T2074" style:parent-style-name="Policepardéfaut" style:family="text">
      <style:text-properties style:font-name="Times New Roman" style:font-name-complex="Times New Roman" fo:font-weight="normal" style:font-weight-asian="normal" style:font-size-complex="12pt"/>
    </style:style>
    <style:style style:name="P2075" style:parent-style-name="Normal" style:family="paragraph">
      <style:paragraph-properties fo:margin-right="-0.6097in"/>
      <style:text-properties style:font-name="Times New Roman" style:font-name-complex="Times New Roman" style:font-size-complex="12pt"/>
    </style:style>
    <style:style style:name="P2076" style:parent-style-name="Normal" style:family="paragraph">
      <style:paragraph-properties fo:margin-right="-0.6097in"/>
    </style:style>
    <style:style style:name="T2077" style:parent-style-name="Policepardéfaut" style:family="text">
      <style:text-properties style:font-name="Times New Roman" style:font-name-complex="Times New Roman" style:font-size-complex="12pt"/>
    </style:style>
    <style:style style:name="T2078" style:parent-style-name="Policepardéfaut" style:family="text">
      <style:text-properties style:font-name="Times New Roman" style:font-name-complex="Times New Roman" fo:font-style="italic" style:font-style-asian="italic" style:font-size-complex="12pt"/>
    </style:style>
    <style:style style:name="T2079" style:parent-style-name="Policepardéfaut" style:family="text">
      <style:text-properties style:font-name="Times New Roman" style:font-name-complex="Times New Roman" style:font-size-complex="12pt"/>
    </style:style>
    <style:style style:name="T2080" style:parent-style-name="Policepardéfaut" style:family="text">
      <style:text-properties style:font-name="Times New Roman" style:font-name-complex="Times New Roman" fo:font-style="italic" style:font-style-asian="italic" style:font-size-complex="12pt"/>
    </style:style>
    <style:style style:name="T2081" style:parent-style-name="Policepardéfaut" style:family="text">
      <style:text-properties style:font-name="Times New Roman" style:font-name-complex="Times New Roman" style:font-size-complex="12pt"/>
    </style:style>
    <style:style style:name="T2082" style:parent-style-name="Policepardéfaut" style:family="text">
      <style:text-properties style:font-name="Times New Roman" style:font-name-complex="Times New Roman" fo:font-style="italic" style:font-style-asian="italic" style:font-size-complex="12pt"/>
    </style:style>
    <style:style style:name="T2083" style:parent-style-name="Policepardéfaut" style:family="text">
      <style:text-properties style:font-name="Times New Roman" style:font-name-complex="Times New Roman" style:font-size-complex="12pt"/>
    </style:style>
    <style:style style:name="T2084" style:parent-style-name="Policepardéfaut" style:family="text">
      <style:text-properties style:font-name="Times New Roman" style:font-name-complex="Times New Roman" fo:font-style="italic" style:font-style-asian="italic" style:font-size-complex="12pt"/>
    </style:style>
    <style:style style:name="T2085" style:parent-style-name="Policepardéfaut" style:family="text">
      <style:text-properties style:font-name="Times New Roman" style:font-name-complex="Times New Roman" style:font-size-complex="12pt"/>
    </style:style>
    <style:style style:name="T2086" style:parent-style-name="Policepardéfaut" style:family="text">
      <style:text-properties style:font-name="Times New Roman" style:font-name-complex="Times New Roman" fo:font-style="italic" style:font-style-asian="italic" style:font-size-complex="12pt"/>
    </style:style>
    <style:style style:name="T2087" style:parent-style-name="Policepardéfaut" style:family="text">
      <style:text-properties style:font-name="Times New Roman" style:font-name-complex="Times New Roman" style:font-size-complex="12pt"/>
    </style:style>
    <style:style style:name="T2088" style:parent-style-name="Policepardéfaut" style:family="text">
      <style:text-properties style:font-name="Times New Roman" style:font-name-complex="Times New Roman" fo:font-style="italic" style:font-style-asian="italic" style:font-size-complex="12pt"/>
    </style:style>
    <style:style style:name="T2089" style:parent-style-name="Policepardéfaut" style:family="text">
      <style:text-properties style:font-name="Times New Roman" style:font-name-complex="Times New Roman" style:font-size-complex="12pt"/>
    </style:style>
    <style:style style:name="P2090" style:parent-style-name="Normal" style:family="paragraph">
      <style:paragraph-properties fo:margin-right="-0.6097in"/>
      <style:text-properties style:font-name="Times New Roman" style:font-name-complex="Times New Roman" style:font-size-complex="12pt"/>
    </style:style>
    <style:style style:name="T2091" style:parent-style-name="Policepardéfaut" style:family="text">
      <style:text-properties style:font-name="Times New Roman" style:font-name-complex="Times New Roman" fo:font-weight="normal" style:font-weight-asian="normal" style:font-size-complex="12pt"/>
    </style:style>
    <style:style style:name="T2092" style:parent-style-name="Policepardéfaut" style:family="text">
      <style:text-properties style:font-name="Times New Roman" style:font-name-complex="Times New Roman" fo:font-weight="normal" style:font-weight-asian="normal" style:font-size-complex="12pt"/>
    </style:style>
    <style:style style:name="P2093" style:parent-style-name="Normal" style:family="paragraph">
      <style:paragraph-properties fo:margin-right="-0.6097in"/>
      <style:text-properties style:font-name="Times New Roman" style:font-name-complex="Times New Roman" style:font-size-complex="12pt"/>
    </style:style>
    <style:style style:name="P2094" style:parent-style-name="Normal" style:family="paragraph">
      <style:paragraph-properties fo:margin-right="-0.6097in"/>
    </style:style>
    <style:style style:name="T2095" style:parent-style-name="Policepardéfaut" style:family="text">
      <style:text-properties style:font-name="Times New Roman" style:font-name-complex="Times New Roman" fo:font-style="italic" style:font-style-asian="italic" style:font-size-complex="12pt"/>
    </style:style>
    <style:style style:name="T2096" style:parent-style-name="Policepardéfaut" style:family="text">
      <style:text-properties style:font-name="Times New Roman" style:font-name-complex="Times New Roman" style:font-size-complex="12pt"/>
    </style:style>
    <style:style style:name="T2097" style:parent-style-name="Policepardéfaut" style:family="text">
      <style:text-properties style:font-name="Times New Roman" style:font-name-complex="Times New Roman" fo:font-style="italic" style:font-style-asian="italic" style:font-size-complex="12pt"/>
    </style:style>
    <style:style style:name="T2098" style:parent-style-name="Policepardéfaut" style:family="text">
      <style:text-properties style:font-name="Times New Roman" style:font-name-complex="Times New Roman" style:font-size-complex="12pt"/>
    </style:style>
    <style:style style:name="T2099" style:parent-style-name="Policepardéfaut" style:family="text">
      <style:text-properties style:font-name="Times New Roman" style:font-name-complex="Times New Roman" fo:font-style="italic" style:font-style-asian="italic" style:font-size-complex="12pt"/>
    </style:style>
    <style:style style:name="T2100" style:parent-style-name="Policepardéfaut" style:family="text">
      <style:text-properties style:font-name="Times New Roman" style:font-name-complex="Times New Roman" style:font-size-complex="12pt"/>
    </style:style>
    <style:style style:name="T2101" style:parent-style-name="Policepardéfaut" style:family="text">
      <style:text-properties style:font-name="Times New Roman" style:font-name-complex="Times New Roman" fo:font-style="italic" style:font-style-asian="italic" style:font-size-complex="12pt"/>
    </style:style>
    <style:style style:name="T2102" style:parent-style-name="Policepardéfaut" style:family="text">
      <style:text-properties style:font-name="Times New Roman" style:font-name-complex="Times New Roman" style:font-size-complex="12pt"/>
    </style:style>
    <style:style style:name="T2103" style:parent-style-name="Policepardéfaut" style:family="text">
      <style:text-properties style:font-name="Times New Roman" style:font-name-complex="Times New Roman" fo:font-style="italic" style:font-style-asian="italic" style:font-size-complex="12pt"/>
    </style:style>
    <style:style style:name="T2104" style:parent-style-name="Policepardéfaut" style:family="text">
      <style:text-properties style:font-name="Times New Roman" style:font-name-complex="Times New Roman" style:font-size-complex="12pt"/>
    </style:style>
    <style:style style:name="T2105" style:parent-style-name="Policepardéfaut" style:family="text">
      <style:text-properties style:font-name="Times New Roman" style:font-name-complex="Times New Roman" fo:font-style="italic" style:font-style-asian="italic" style:font-size-complex="12pt"/>
    </style:style>
    <style:style style:name="P2106" style:parent-style-name="Normal" style:family="paragraph">
      <style:paragraph-properties fo:margin-right="-0.6097in"/>
    </style:style>
    <style:style style:name="T2107" style:parent-style-name="Policepardéfaut" style:family="text">
      <style:text-properties style:font-name="Times New Roman" style:font-name-complex="Times New Roman" style:font-size-complex="12pt"/>
    </style:style>
    <style:style style:name="T2108" style:parent-style-name="Policepardéfaut" style:family="text">
      <style:text-properties style:font-name="Times New Roman" style:font-name-complex="Times New Roman" fo:font-style="italic" style:font-style-asian="italic" style:font-size-complex="12pt"/>
    </style:style>
    <style:style style:name="T2109" style:parent-style-name="Policepardéfaut" style:family="text">
      <style:text-properties style:font-name="Times New Roman" style:font-name-complex="Times New Roman" style:font-size-complex="12pt"/>
    </style:style>
    <style:style style:name="T2110" style:parent-style-name="Policepardéfaut" style:family="text">
      <style:text-properties style:font-name="Times New Roman" style:font-name-complex="Times New Roman" fo:font-style="italic" style:font-style-asian="italic" style:font-size-complex="12pt"/>
    </style:style>
    <style:style style:name="T2111" style:parent-style-name="Policepardéfaut" style:family="text">
      <style:text-properties style:font-name="Times New Roman" style:font-name-complex="Times New Roman" style:font-size-complex="12pt"/>
    </style:style>
    <style:style style:name="T2112" style:parent-style-name="Policepardéfaut" style:family="text">
      <style:text-properties style:font-name="Times New Roman" style:font-name-complex="Times New Roman" fo:font-style="italic" style:font-style-asian="italic" style:font-size-complex="12pt"/>
    </style:style>
    <style:style style:name="T2113" style:parent-style-name="Policepardéfaut" style:family="text">
      <style:text-properties style:font-name="Times New Roman" style:font-name-complex="Times New Roman" style:font-size-complex="12pt"/>
    </style:style>
    <style:style style:name="P2114" style:parent-style-name="Normal" style:family="paragraph">
      <style:paragraph-properties fo:margin-right="-0.6097in"/>
      <style:text-properties style:font-name="Times New Roman" style:font-name-complex="Times New Roman" style:font-size-complex="12pt"/>
    </style:style>
    <style:style style:name="P2115" style:parent-style-name="Normal" style:family="paragraph">
      <style:paragraph-properties fo:margin-right="-0.6097in"/>
      <style:text-properties style:font-name="Times New Roman" style:font-name-complex="Times New Roman" style:font-size-complex="12pt"/>
    </style:style>
    <style:style style:name="T2116" style:parent-style-name="Policepardéfaut" style:family="text">
      <style:text-properties style:font-name="Times New Roman" style:font-name-complex="Times New Roman" fo:font-weight="normal" style:font-weight-asian="normal" style:font-size-complex="12pt"/>
    </style:style>
    <style:style style:name="T2117" style:parent-style-name="Policepardéfaut" style:family="text">
      <style:text-properties style:font-name="Times New Roman" style:font-name-complex="Times New Roman" fo:font-weight="normal" style:font-weight-asian="normal" style:font-size-complex="12pt"/>
    </style:style>
    <style:style style:name="P2118" style:parent-style-name="Normal" style:family="paragraph">
      <style:paragraph-properties fo:margin-right="-0.6097in"/>
      <style:text-properties style:font-name="Times New Roman" style:font-name-complex="Times New Roman" style:font-size-complex="12pt"/>
    </style:style>
    <style:style style:name="P2119" style:parent-style-name="Normal" style:family="paragraph">
      <style:paragraph-properties fo:margin-right="-0.6097in"/>
    </style:style>
    <style:style style:name="T2120" style:parent-style-name="Policepardéfaut" style:family="text">
      <style:text-properties style:font-name="Times New Roman" style:font-name-complex="Times New Roman" style:font-size-complex="12pt"/>
    </style:style>
    <style:style style:name="T2121" style:parent-style-name="Policepardéfaut" style:family="text">
      <style:text-properties style:font-name="Times New Roman" style:font-name-complex="Times New Roman" fo:font-style="italic" style:font-style-asian="italic" style:font-size-complex="12pt"/>
    </style:style>
    <style:style style:name="T2122" style:parent-style-name="Policepardéfaut" style:family="text">
      <style:text-properties style:font-name="Times New Roman" style:font-name-complex="Times New Roman" style:font-size-complex="12pt"/>
    </style:style>
    <style:style style:name="T2123" style:parent-style-name="Policepardéfaut" style:family="text">
      <style:text-properties style:font-name="Times New Roman" style:font-name-complex="Times New Roman" fo:font-style="italic" style:font-style-asian="italic" style:font-size-complex="12pt"/>
    </style:style>
    <style:style style:name="T2124" style:parent-style-name="Policepardéfaut" style:family="text">
      <style:text-properties style:font-name="Times New Roman" style:font-name-complex="Times New Roman" style:font-size-complex="12pt"/>
    </style:style>
    <style:style style:name="T2125" style:parent-style-name="Policepardéfaut" style:family="text">
      <style:text-properties style:font-name="Times New Roman" style:font-name-complex="Times New Roman" fo:font-weight="bold" style:font-weight-asian="bold" style:font-size-complex="12pt"/>
    </style:style>
    <style:style style:name="T2126" style:parent-style-name="Policepardéfaut" style:family="text">
      <style:text-properties style:font-name="Times New Roman" style:font-name-complex="Times New Roman" style:font-size-complex="12pt"/>
    </style:style>
    <style:style style:name="T2127" style:parent-style-name="Policepardéfaut" style:family="text">
      <style:text-properties style:font-name="Times New Roman" style:font-name-complex="Times New Roman" fo:font-style="italic" style:font-style-asian="italic" style:font-size-complex="12pt"/>
    </style:style>
    <style:style style:name="T2128" style:parent-style-name="Policepardéfaut" style:family="text">
      <style:text-properties style:font-name="Times New Roman" style:font-name-complex="Times New Roman" style:font-size-complex="12pt"/>
    </style:style>
    <style:style style:name="T2129" style:parent-style-name="Policepardéfaut" style:family="text">
      <style:text-properties style:font-name="Times New Roman" style:font-name-complex="Times New Roman" style:font-size-complex="12pt"/>
    </style:style>
    <style:style style:name="P2130" style:parent-style-name="Normal" style:family="paragraph">
      <style:paragraph-properties fo:margin-right="-0.6097in"/>
      <style:text-properties style:font-name="Times New Roman" style:font-name-complex="Times New Roman" style:font-size-complex="12pt"/>
    </style:style>
    <style:style style:name="T2131" style:parent-style-name="Policepardéfaut" style:family="text">
      <style:text-properties style:font-name="Times New Roman" style:font-name-complex="Times New Roman" fo:font-weight="normal" style:font-weight-asian="normal" style:font-size-complex="12pt"/>
    </style:style>
    <style:style style:name="T2132" style:parent-style-name="Policepardéfaut" style:family="text">
      <style:text-properties style:font-name="Times New Roman" style:font-name-complex="Times New Roman" fo:font-weight="normal" style:font-weight-asian="normal" style:font-size-complex="12pt"/>
    </style:style>
    <style:style style:name="P2133" style:parent-style-name="Normal" style:family="paragraph">
      <style:paragraph-properties fo:margin-right="-0.6097in"/>
      <style:text-properties style:font-name="Times New Roman" style:font-name-complex="Times New Roman" style:font-size-complex="12pt"/>
    </style:style>
    <style:style style:name="P2134" style:parent-style-name="Normal" style:family="paragraph">
      <style:paragraph-properties fo:margin-right="-0.6097in"/>
    </style:style>
    <style:style style:name="T2135" style:parent-style-name="Policepardéfaut" style:family="text">
      <style:text-properties style:font-name="Times New Roman" style:font-name-complex="Times New Roman" style:font-size-complex="12pt"/>
    </style:style>
    <style:style style:name="T2136" style:parent-style-name="Policepardéfaut" style:family="text">
      <style:text-properties style:font-name="Times New Roman" style:font-name-complex="Times New Roman" fo:font-style="italic" style:font-style-asian="italic" style:font-size-complex="12pt"/>
    </style:style>
    <style:style style:name="T2137" style:parent-style-name="Policepardéfaut" style:family="text">
      <style:text-properties style:font-name="Times New Roman" style:font-name-complex="Times New Roman" style:font-size-complex="12pt"/>
    </style:style>
    <style:style style:name="T2138" style:parent-style-name="Policepardéfaut" style:family="text">
      <style:text-properties style:font-name="Times New Roman" style:font-name-complex="Times New Roman" fo:font-style="italic" style:font-style-asian="italic" style:font-size-complex="12pt"/>
    </style:style>
    <style:style style:name="T2139" style:parent-style-name="Policepardéfaut" style:family="text">
      <style:text-properties style:font-name="Times New Roman" style:font-name-complex="Times New Roman" style:font-size-complex="12pt"/>
    </style:style>
    <style:style style:name="T2140" style:parent-style-name="Policepardéfaut" style:family="text">
      <style:text-properties style:font-name="Times New Roman" style:font-name-complex="Times New Roman" fo:font-style="italic" style:font-style-asian="italic" style:font-size-complex="12pt"/>
    </style:style>
    <style:style style:name="T2141" style:parent-style-name="Policepardéfaut" style:family="text">
      <style:text-properties style:font-name="Times New Roman" style:font-name-complex="Times New Roman" style:font-size-complex="12pt"/>
    </style:style>
    <style:style style:name="T2142" style:parent-style-name="Policepardéfaut" style:family="text">
      <style:text-properties style:font-name="Times New Roman" style:font-name-complex="Times New Roman" fo:font-style="italic" style:font-style-asian="italic" style:font-size-complex="12pt"/>
    </style:style>
    <style:style style:name="T2143" style:parent-style-name="Policepardéfaut" style:family="text">
      <style:text-properties style:font-name="Times New Roman" style:font-name-complex="Times New Roman" style:font-size-complex="12pt"/>
    </style:style>
    <style:style style:name="T2144" style:parent-style-name="Policepardéfaut" style:family="text">
      <style:text-properties style:font-name="Times New Roman" style:font-name-complex="Times New Roman" fo:font-style="italic" style:font-style-asian="italic" style:font-size-complex="12pt"/>
    </style:style>
    <style:style style:name="T2145" style:parent-style-name="Policepardéfaut" style:family="text">
      <style:text-properties style:font-name="Times New Roman" style:font-name-complex="Times New Roman" fo:font-style="italic" style:font-style-asian="italic" style:font-size-complex="12pt"/>
    </style:style>
    <style:style style:name="T2146" style:parent-style-name="Policepardéfaut" style:family="text">
      <style:text-properties style:font-name="Times New Roman" style:font-name-complex="Times New Roman" style:font-size-complex="12pt"/>
    </style:style>
    <style:style style:name="T2147" style:parent-style-name="Policepardéfaut" style:family="text">
      <style:text-properties style:font-name="Times New Roman" style:font-name-complex="Times New Roman" fo:font-style="italic" style:font-style-asian="italic" style:font-size-complex="12pt"/>
    </style:style>
    <style:style style:name="T2148" style:parent-style-name="Policepardéfaut" style:family="text">
      <style:text-properties style:font-name="Times New Roman" style:font-name-complex="Times New Roman" style:font-size-complex="12pt"/>
    </style:style>
    <style:style style:name="T2149" style:parent-style-name="Policepardéfaut" style:family="text">
      <style:text-properties style:font-name="Times New Roman" style:font-name-complex="Times New Roman" fo:font-style="italic" style:font-style-asian="italic" style:font-size-complex="12pt"/>
    </style:style>
    <style:style style:name="T2150" style:parent-style-name="Policepardéfaut" style:family="text">
      <style:text-properties style:font-name="Times New Roman" style:font-name-complex="Times New Roman" style:font-size-complex="12pt"/>
    </style:style>
    <style:style style:name="T2151" style:parent-style-name="Policepardéfaut" style:family="text">
      <style:text-properties style:font-name="Times New Roman" style:font-name-complex="Times New Roman" fo:font-style="italic" style:font-style-asian="italic" style:font-size-complex="12pt"/>
    </style:style>
    <style:style style:name="T2152" style:parent-style-name="Policepardéfaut" style:family="text">
      <style:text-properties style:font-name="Times New Roman" style:font-name-complex="Times New Roman" style:font-size-complex="12pt"/>
    </style:style>
    <style:style style:name="T2153" style:parent-style-name="Policepardéfaut" style:family="text">
      <style:text-properties style:font-name="Times New Roman" style:font-name-complex="Times New Roman" fo:font-style="italic" style:font-style-asian="italic" style:font-size-complex="12pt"/>
    </style:style>
    <style:style style:name="P2154" style:parent-style-name="Normal" style:family="paragraph">
      <style:paragraph-properties fo:margin-right="-0.6097in"/>
    </style:style>
    <style:style style:name="T2155" style:parent-style-name="Policepardéfaut" style:family="text">
      <style:text-properties style:font-name="Times New Roman" style:font-name-complex="Times New Roman" fo:font-style="italic" style:font-style-asian="italic" style:font-size-complex="12pt"/>
    </style:style>
    <style:style style:name="P2156" style:parent-style-name="Normal" style:family="paragraph">
      <style:paragraph-properties fo:margin-right="-0.6097in"/>
    </style:style>
    <style:style style:name="T2157" style:parent-style-name="Policepardéfaut" style:family="text">
      <style:text-properties style:font-name="Times New Roman" style:font-name-complex="Times New Roman" style:font-size-complex="12pt"/>
    </style:style>
    <style:style style:name="T2158" style:parent-style-name="Policepardéfaut" style:family="text">
      <style:text-properties style:font-name="Times New Roman" style:font-name-complex="Times New Roman" fo:font-style="italic" style:font-style-asian="italic" style:font-size-complex="12pt"/>
    </style:style>
    <style:style style:name="T2159" style:parent-style-name="Policepardéfaut" style:family="text">
      <style:text-properties style:font-name="Times New Roman" style:font-name-complex="Times New Roman" style:font-size-complex="12pt"/>
    </style:style>
    <style:style style:name="P2160" style:parent-style-name="Normal" style:family="paragraph">
      <style:paragraph-properties fo:margin-right="-0.6097in"/>
    </style:style>
    <style:style style:name="T2161" style:parent-style-name="Policepardéfaut" style:family="text">
      <style:text-properties style:font-name="Times New Roman" style:font-name-complex="Times New Roman" style:font-size-complex="12pt"/>
    </style:style>
    <style:style style:name="T2162" style:parent-style-name="Policepardéfaut" style:family="text">
      <style:text-properties style:font-name="Times New Roman" style:font-name-complex="Times New Roman" fo:font-style="italic" style:font-style-asian="italic" style:font-size-complex="12pt"/>
    </style:style>
    <style:style style:name="T2163" style:parent-style-name="Policepardéfaut" style:family="text">
      <style:text-properties style:font-name="Times New Roman" style:font-name-complex="Times New Roman" style:font-size-complex="12pt"/>
    </style:style>
    <style:style style:name="P2164" style:parent-style-name="Normal" style:family="paragraph">
      <style:paragraph-properties fo:margin-right="-0.6097in"/>
    </style:style>
    <style:style style:name="T2165" style:parent-style-name="Policepardéfaut" style:family="text">
      <style:text-properties style:font-name="Times New Roman" style:font-name-complex="Times New Roman" style:font-size-complex="12pt" fo:language="en" fo:country="US"/>
    </style:style>
    <style:style style:name="T2166" style:parent-style-name="Policepardéfaut" style:family="text">
      <style:text-properties style:font-name="Times New Roman" style:font-name-complex="Times New Roman" fo:font-style="italic" style:font-style-asian="italic" style:font-size-complex="12pt" fo:language="en" fo:country="US"/>
    </style:style>
    <style:style style:name="T2167" style:parent-style-name="Policepardéfaut" style:family="text">
      <style:text-properties style:font-name="Times New Roman" style:font-name-complex="Times New Roman" style:font-size-complex="12pt" fo:language="en" fo:country="US"/>
    </style:style>
    <style:style style:name="P2168" style:parent-style-name="Normal" style:family="paragraph">
      <style:paragraph-properties fo:margin-right="-0.6097in"/>
    </style:style>
    <style:style style:name="T2169" style:parent-style-name="Policepardéfaut" style:family="text">
      <style:text-properties style:font-name="Times New Roman" style:font-name-complex="Times New Roman" style:font-size-complex="12pt" fo:language="en" fo:country="US"/>
    </style:style>
    <style:style style:name="T2170" style:parent-style-name="Policepardéfaut" style:family="text">
      <style:text-properties style:font-name="Times New Roman" style:font-name-complex="Times New Roman" fo:font-style="italic" style:font-style-asian="italic" style:font-size-complex="12pt" fo:language="en" fo:country="US"/>
    </style:style>
    <style:style style:name="T2171" style:parent-style-name="Policepardéfaut" style:family="text">
      <style:text-properties style:font-name="Times New Roman" style:font-name-complex="Times New Roman" style:font-size-complex="12pt" fo:language="en" fo:country="US"/>
    </style:style>
    <style:style style:name="P2172" style:parent-style-name="Normal" style:family="paragraph">
      <style:paragraph-properties fo:margin-right="-0.6097in"/>
    </style:style>
    <style:style style:name="T2173" style:parent-style-name="Policepardéfaut" style:family="text">
      <style:text-properties style:font-name="Times New Roman" style:font-name-complex="Times New Roman" style:font-size-complex="12pt" fo:language="en" fo:country="US"/>
    </style:style>
    <style:style style:name="T2174" style:parent-style-name="Policepardéfaut" style:family="text">
      <style:text-properties style:font-name="Times New Roman" style:font-name-complex="Times New Roman" fo:font-style="italic" style:font-style-asian="italic" style:font-size-complex="12pt" fo:language="en" fo:country="US"/>
    </style:style>
    <style:style style:name="T2175" style:parent-style-name="Policepardéfaut" style:family="text">
      <style:text-properties style:font-name="Times New Roman" style:font-name-complex="Times New Roman" style:font-size-complex="12pt" fo:language="en" fo:country="US"/>
    </style:style>
    <style:style style:name="P2176" style:parent-style-name="Normal" style:family="paragraph">
      <style:paragraph-properties fo:margin-right="-0.6097in"/>
    </style:style>
    <style:style style:name="T2177" style:parent-style-name="Policepardéfaut" style:family="text">
      <style:text-properties style:font-name="Times New Roman" style:font-name-complex="Times New Roman" style:font-size-complex="12pt" fo:language="en" fo:country="US"/>
    </style:style>
    <style:style style:name="T2178" style:parent-style-name="Policepardéfaut" style:family="text">
      <style:text-properties style:font-name="Times New Roman" style:font-name-complex="Times New Roman" fo:font-style="italic" style:font-style-asian="italic" style:font-size-complex="12pt" fo:language="en" fo:country="US"/>
    </style:style>
    <style:style style:name="T2179" style:parent-style-name="Policepardéfaut" style:family="text">
      <style:text-properties style:font-name="Times New Roman" style:font-name-complex="Times New Roman" style:font-size-complex="12pt" fo:language="en" fo:country="US"/>
    </style:style>
    <style:style style:name="T2180" style:parent-style-name="Policepardéfaut" style:family="text">
      <style:text-properties style:font-name="Times New Roman" style:font-name-complex="Times New Roman" style:font-size-complex="12pt" fo:language="en" fo:country="US"/>
    </style:style>
    <style:style style:name="P2181" style:parent-style-name="Normal" style:family="paragraph">
      <style:paragraph-properties fo:margin-right="-0.6097in"/>
    </style:style>
    <style:style style:name="T2182" style:parent-style-name="Policepardéfaut" style:family="text">
      <style:text-properties style:font-name="Times New Roman" style:font-name-complex="Times New Roman" style:font-size-complex="12pt"/>
    </style:style>
    <style:style style:name="T2183" style:parent-style-name="Policepardéfaut" style:family="text">
      <style:text-properties style:font-name="Times New Roman" style:font-name-complex="Times New Roman" fo:font-style="italic" style:font-style-asian="italic" style:font-size-complex="12pt"/>
    </style:style>
    <style:style style:name="T2184" style:parent-style-name="Policepardéfaut" style:family="text">
      <style:text-properties style:font-name="Times New Roman" style:font-name-complex="Times New Roman" style:font-size-complex="12pt"/>
    </style:style>
    <style:style style:name="T2185" style:parent-style-name="Policepardéfaut" style:family="text">
      <style:text-properties style:font-name="Times New Roman" style:font-name-complex="Times New Roman" style:font-size-complex="12pt"/>
    </style:style>
    <style:style style:name="P2186" style:parent-style-name="Normal" style:family="paragraph">
      <style:paragraph-properties fo:margin-right="-0.6097in"/>
    </style:style>
    <style:style style:name="T2187" style:parent-style-name="Policepardéfaut" style:family="text">
      <style:text-properties style:font-name="Times New Roman" style:font-name-complex="Times New Roman" style:font-size-complex="12pt"/>
    </style:style>
    <style:style style:name="T2188" style:parent-style-name="Policepardéfaut" style:family="text">
      <style:text-properties style:font-name="Times New Roman" style:font-name-complex="Times New Roman" fo:font-style="italic" style:font-style-asian="italic" style:font-size-complex="12pt"/>
    </style:style>
    <style:style style:name="T2189" style:parent-style-name="Policepardéfaut" style:family="text">
      <style:text-properties style:font-name="Times New Roman" style:font-name-complex="Times New Roman" style:font-size-complex="12pt"/>
    </style:style>
    <style:style style:name="P2190" style:parent-style-name="Normal" style:family="paragraph">
      <style:paragraph-properties fo:margin-right="-0.6097in"/>
    </style:style>
    <style:style style:name="T2191" style:parent-style-name="Policepardéfaut" style:family="text">
      <style:text-properties style:font-name="Times New Roman" style:font-name-complex="Times New Roman" style:font-size-complex="12pt"/>
    </style:style>
    <style:style style:name="T2192" style:parent-style-name="Policepardéfaut" style:family="text">
      <style:text-properties style:font-name="Times New Roman" style:font-name-complex="Times New Roman" fo:font-style="italic" style:font-style-asian="italic" style:font-size-complex="12pt"/>
    </style:style>
    <style:style style:name="T2193" style:parent-style-name="Policepardéfaut" style:family="text">
      <style:text-properties style:font-name="Times New Roman" style:font-name-complex="Times New Roman" style:font-size-complex="12pt"/>
    </style:style>
    <style:style style:name="P2194" style:parent-style-name="Normal" style:family="paragraph">
      <style:paragraph-properties fo:margin-right="-0.6097in"/>
    </style:style>
    <style:style style:name="T2195" style:parent-style-name="Policepardéfaut" style:family="text">
      <style:text-properties style:font-name="Times New Roman" style:font-name-complex="Times New Roman" style:font-size-complex="12pt"/>
    </style:style>
    <style:style style:name="T2196" style:parent-style-name="Policepardéfaut" style:family="text">
      <style:text-properties style:font-name="Times New Roman" style:font-name-complex="Times New Roman" fo:font-style="italic" style:font-style-asian="italic" style:font-size-complex="12pt"/>
    </style:style>
    <style:style style:name="T2197" style:parent-style-name="Policepardéfaut" style:family="text">
      <style:text-properties style:font-name="Times New Roman" style:font-name-complex="Times New Roman" style:font-size-complex="12pt"/>
    </style:style>
    <style:style style:name="P2198" style:parent-style-name="Normal" style:family="paragraph">
      <style:paragraph-properties fo:margin-right="-0.6097in"/>
    </style:style>
    <style:style style:name="T2199" style:parent-style-name="Policepardéfaut" style:family="text">
      <style:text-properties style:font-name="Times New Roman" style:font-name-complex="Times New Roman" style:font-size-complex="12pt"/>
    </style:style>
    <style:style style:name="T2200" style:parent-style-name="Policepardéfaut" style:family="text">
      <style:text-properties style:font-name="Times New Roman" style:font-name-complex="Times New Roman" fo:font-style="italic" style:font-style-asian="italic" style:font-size-complex="12pt"/>
    </style:style>
    <style:style style:name="T2201" style:parent-style-name="Policepardéfaut" style:family="text">
      <style:text-properties style:font-name="Times New Roman" style:font-name-complex="Times New Roman" style:font-size-complex="12pt"/>
    </style:style>
    <style:style style:name="P2202" style:parent-style-name="Normal" style:family="paragraph">
      <style:paragraph-properties fo:margin-right="-0.6097in"/>
    </style:style>
    <style:style style:name="T2203" style:parent-style-name="Policepardéfaut" style:family="text">
      <style:text-properties style:font-name="Times New Roman" style:font-name-complex="Times New Roman" style:font-size-complex="12pt"/>
    </style:style>
    <style:style style:name="T2204" style:parent-style-name="Policepardéfaut" style:family="text">
      <style:text-properties style:font-name="Times New Roman" style:font-name-complex="Times New Roman" fo:font-style="italic" style:font-style-asian="italic" style:font-size-complex="12pt"/>
    </style:style>
    <style:style style:name="T2205" style:parent-style-name="Policepardéfaut" style:family="text">
      <style:text-properties style:font-name="Times New Roman" style:font-name-complex="Times New Roman" style:font-size-complex="12pt"/>
    </style:style>
    <style:style style:name="P2206" style:parent-style-name="Normal" style:family="paragraph">
      <style:paragraph-properties fo:margin-right="-0.6097in"/>
    </style:style>
    <style:style style:name="T2207" style:parent-style-name="Policepardéfaut" style:family="text">
      <style:text-properties style:font-name="Times New Roman" style:font-name-complex="Times New Roman" style:font-size-complex="12pt"/>
    </style:style>
    <style:style style:name="T2208" style:parent-style-name="Policepardéfaut" style:family="text">
      <style:text-properties style:font-name="Times New Roman" style:font-name-complex="Times New Roman" fo:font-style="italic" style:font-style-asian="italic" style:font-size-complex="12pt"/>
    </style:style>
    <style:style style:name="T2209" style:parent-style-name="Policepardéfaut" style:family="text">
      <style:text-properties style:font-name="Times New Roman" style:font-name-complex="Times New Roman" style:font-size-complex="12pt"/>
    </style:style>
    <style:style style:name="P2210" style:parent-style-name="Normal" style:family="paragraph">
      <style:paragraph-properties fo:margin-right="-0.6097in"/>
    </style:style>
    <style:style style:name="T2211" style:parent-style-name="Policepardéfaut" style:family="text">
      <style:text-properties style:font-name="Times New Roman" style:font-name-complex="Times New Roman" style:font-size-complex="12pt"/>
    </style:style>
    <style:style style:name="T2212" style:parent-style-name="Policepardéfaut" style:family="text">
      <style:text-properties style:font-name="Times New Roman" style:font-name-complex="Times New Roman" fo:font-style="italic" style:font-style-asian="italic" style:font-size-complex="12pt"/>
    </style:style>
    <style:style style:name="T2213" style:parent-style-name="Policepardéfaut" style:family="text">
      <style:text-properties style:font-name="Times New Roman" style:font-name-complex="Times New Roman" style:font-size-complex="12pt"/>
    </style:style>
    <style:style style:name="P2214" style:parent-style-name="Normal" style:family="paragraph">
      <style:paragraph-properties fo:margin-right="-0.6097in"/>
    </style:style>
    <style:style style:name="T2215" style:parent-style-name="Policepardéfaut" style:family="text">
      <style:text-properties style:font-name="Times New Roman" style:font-name-complex="Times New Roman" style:font-size-complex="12pt"/>
    </style:style>
    <style:style style:name="T2216" style:parent-style-name="Policepardéfaut" style:family="text">
      <style:text-properties style:font-name="Times New Roman" style:font-name-complex="Times New Roman" fo:font-style="italic" style:font-style-asian="italic" style:font-size-complex="12pt"/>
    </style:style>
    <style:style style:name="T2217" style:parent-style-name="Policepardéfaut" style:family="text">
      <style:text-properties style:font-name="Times New Roman" style:font-name-complex="Times New Roman" style:font-size-complex="12pt"/>
    </style:style>
    <style:style style:name="P2218" style:parent-style-name="Normal" style:family="paragraph">
      <style:paragraph-properties fo:margin-right="-0.6097in"/>
    </style:style>
    <style:style style:name="T2219" style:parent-style-name="Policepardéfaut" style:family="text">
      <style:text-properties style:font-name="Times New Roman" style:font-name-complex="Times New Roman" style:font-size-complex="12pt"/>
    </style:style>
    <style:style style:name="T2220" style:parent-style-name="Policepardéfaut" style:family="text">
      <style:text-properties style:font-name="Times New Roman" style:font-name-complex="Times New Roman" fo:font-style="italic" style:font-style-asian="italic" style:font-size-complex="12pt"/>
    </style:style>
    <style:style style:name="T2221" style:parent-style-name="Policepardéfaut" style:family="text">
      <style:text-properties style:font-name="Times New Roman" style:font-name-complex="Times New Roman" style:font-size-complex="12pt"/>
    </style:style>
    <style:style style:name="P2222" style:parent-style-name="Normal" style:family="paragraph">
      <style:paragraph-properties fo:margin-right="-0.6097in"/>
    </style:style>
    <style:style style:name="T2223" style:parent-style-name="Policepardéfaut" style:family="text">
      <style:text-properties style:font-name="Times New Roman" style:font-name-complex="Times New Roman" style:font-size-complex="12pt"/>
    </style:style>
    <style:style style:name="T2224" style:parent-style-name="Policepardéfaut" style:family="text">
      <style:text-properties style:font-name="Times New Roman" style:font-name-complex="Times New Roman" fo:font-style="italic" style:font-style-asian="italic" style:font-size-complex="12pt"/>
    </style:style>
    <style:style style:name="T2225" style:parent-style-name="Policepardéfaut" style:family="text">
      <style:text-properties style:font-name="Times New Roman" style:font-name-complex="Times New Roman" style:font-size-complex="12pt"/>
    </style:style>
    <style:style style:name="P2226" style:parent-style-name="Normal" style:family="paragraph">
      <style:paragraph-properties fo:margin-right="-0.6097in"/>
    </style:style>
    <style:style style:name="T2227" style:parent-style-name="Policepardéfaut" style:family="text">
      <style:text-properties style:font-name="Times New Roman" style:font-name-complex="Times New Roman" style:font-size-complex="12pt" fo:language="en" fo:country="US"/>
    </style:style>
    <style:style style:name="T2228" style:parent-style-name="Policepardéfaut" style:family="text">
      <style:text-properties style:font-name="Times New Roman" style:font-name-complex="Times New Roman" fo:font-style="italic" style:font-style-asian="italic" style:font-size-complex="12pt" fo:language="en" fo:country="US"/>
    </style:style>
    <style:style style:name="T2229" style:parent-style-name="Policepardéfaut" style:family="text">
      <style:text-properties style:font-name="Times New Roman" style:font-name-complex="Times New Roman" style:font-size-complex="12pt" fo:language="en" fo:country="US"/>
    </style:style>
    <style:style style:name="P2230" style:parent-style-name="Normal" style:family="paragraph">
      <style:paragraph-properties fo:margin-right="-0.6097in"/>
    </style:style>
    <style:style style:name="T2231" style:parent-style-name="Policepardéfaut" style:family="text">
      <style:text-properties style:font-name="Times New Roman" style:font-name-complex="Times New Roman" style:font-size-complex="12pt"/>
    </style:style>
    <style:style style:name="T2232" style:parent-style-name="Policepardéfaut" style:family="text">
      <style:text-properties style:font-name="Times New Roman" style:font-name-complex="Times New Roman" style:font-size-complex="12pt"/>
    </style:style>
    <style:style style:name="T2233" style:parent-style-name="Policepardéfaut" style:family="text">
      <style:text-properties style:font-name="Times New Roman" style:font-name-complex="Times New Roman" fo:font-style="italic" style:font-style-asian="italic" style:font-size-complex="12pt"/>
    </style:style>
    <style:style style:name="T2234" style:parent-style-name="Policepardéfaut" style:family="text">
      <style:text-properties style:font-name="Times New Roman" style:font-name-complex="Times New Roman" style:font-size-complex="12pt"/>
    </style:style>
    <style:style style:name="P2235" style:parent-style-name="Normal" style:family="paragraph">
      <style:paragraph-properties fo:margin-right="-0.6097in"/>
      <style:text-properties style:font-name="Times New Roman" style:font-name-complex="Times New Roman" style:font-size-complex="12pt"/>
    </style:style>
    <style:style style:name="T2236" style:parent-style-name="Policepardéfaut" style:family="text">
      <style:text-properties style:font-name="Times New Roman" style:font-name-complex="Times New Roman" fo:font-weight="normal" style:font-weight-asian="normal" style:font-size-complex="12pt"/>
    </style:style>
    <style:style style:name="T2237" style:parent-style-name="Policepardéfaut" style:family="text">
      <style:text-properties style:font-name="Times New Roman" style:font-name-complex="Times New Roman" fo:font-weight="normal" style:font-weight-asian="normal" style:font-size-complex="12pt"/>
    </style:style>
    <style:style style:name="P2238" style:parent-style-name="Normal" style:family="paragraph">
      <style:paragraph-properties fo:margin-right="-0.6097in"/>
      <style:text-properties style:font-name="Times New Roman" style:font-name-complex="Times New Roman" style:font-size-complex="12pt"/>
    </style:style>
    <style:style style:name="P2239" style:parent-style-name="Normal" style:family="paragraph">
      <style:paragraph-properties fo:margin-right="-0.6097in"/>
      <style:text-properties style:font-name="Times New Roman" style:font-name-complex="Times New Roman" style:font-size-complex="12pt"/>
    </style:style>
    <style:style style:name="P2240" style:parent-style-name="Normal" style:family="paragraph">
      <style:paragraph-properties fo:margin-right="-0.6097in"/>
      <style:text-properties style:font-name="Times New Roman" style:font-name-complex="Times New Roman" style:font-size-complex="12pt"/>
    </style:style>
    <style:style style:name="P2241" style:parent-style-name="Normal" style:family="paragraph">
      <style:paragraph-properties fo:margin-right="-0.6097in"/>
      <style:text-properties style:font-name="Times New Roman" style:font-name-complex="Times New Roman" style:font-size-complex="12pt"/>
    </style:style>
    <style:style style:name="P2242" style:parent-style-name="Normal" style:family="paragraph">
      <style:paragraph-properties fo:margin-right="-0.6097in"/>
      <style:text-properties style:font-name="Times New Roman" style:font-name-complex="Times New Roman" style:font-size-complex="12pt"/>
    </style:style>
    <style:style style:name="T2243" style:parent-style-name="Policepardéfaut" style:family="text">
      <style:text-properties style:font-name="Times New Roman" style:font-name-complex="Times New Roman" fo:font-weight="normal" style:font-weight-asian="normal" style:font-size-complex="12pt"/>
    </style:style>
    <style:style style:name="T2244" style:parent-style-name="Policepardéfaut" style:family="text">
      <style:text-properties style:font-name="Times New Roman" style:font-name-complex="Times New Roman" fo:font-weight="normal" style:font-weight-asian="normal" style:font-size-complex="12pt"/>
    </style:style>
    <style:style style:name="P2245" style:parent-style-name="Normal" style:family="paragraph">
      <style:paragraph-properties fo:margin-right="-0.6097in"/>
      <style:text-properties style:font-name="Times New Roman" style:font-name-complex="Times New Roman" style:font-size-complex="12pt"/>
    </style:style>
    <style:style style:name="P2246" style:parent-style-name="Normal" style:family="paragraph">
      <style:paragraph-properties fo:margin-right="-0.6097in"/>
      <style:text-properties style:font-name="Times New Roman" style:font-name-complex="Times New Roman" style:font-size-complex="12pt"/>
    </style:style>
    <style:style style:name="P2247" style:parent-style-name="Normal" style:family="paragraph">
      <style:paragraph-properties fo:margin-right="-0.6097in"/>
      <style:text-properties style:font-name="Times New Roman" style:font-name-complex="Times New Roman" style:font-size-complex="12pt"/>
    </style:style>
    <style:style style:name="P2248" style:parent-style-name="Normal" style:family="paragraph">
      <style:paragraph-properties fo:margin-right="-0.6097in"/>
      <style:text-properties style:font-name="Times New Roman" style:font-name-complex="Times New Roman" style:font-size-complex="12pt"/>
    </style:style>
    <style:style style:name="T2249" style:parent-style-name="Policepardéfaut" style:family="text">
      <style:text-properties style:font-name="Times New Roman" style:font-name-complex="Times New Roman" fo:font-weight="normal" style:font-weight-asian="normal" style:font-size-complex="12pt"/>
    </style:style>
    <style:style style:name="T2250" style:parent-style-name="Policepardéfaut" style:family="text">
      <style:text-properties style:font-name="Times New Roman" style:font-name-complex="Times New Roman" fo:font-weight="normal" style:font-weight-asian="normal" style:font-size-complex="12pt"/>
    </style:style>
    <style:style style:name="P2251" style:parent-style-name="Normal" style:family="paragraph">
      <style:paragraph-properties fo:margin-right="-0.6097in"/>
      <style:text-properties style:font-name="Times New Roman" style:font-name-complex="Times New Roman" style:font-size-complex="12pt"/>
    </style:style>
    <style:style style:name="P2252" style:parent-style-name="Normal" style:family="paragraph">
      <style:paragraph-properties fo:margin-right="-0.6097in"/>
      <style:text-properties style:font-name="Times New Roman" style:font-name-complex="Times New Roman" style:font-size-complex="12pt"/>
    </style:style>
    <style:style style:name="P2253" style:parent-style-name="Normal" style:family="paragraph">
      <style:paragraph-properties fo:margin-right="-0.6097in"/>
      <style:text-properties style:font-name="Times New Roman" style:font-name-complex="Times New Roman" style:font-size-complex="12pt"/>
    </style:style>
    <style:style style:name="T2254" style:parent-style-name="Policepardéfaut" style:family="text">
      <style:text-properties style:font-name="Times New Roman" style:font-name-complex="Times New Roman" fo:font-weight="normal" style:font-weight-asian="normal" style:font-size-complex="12pt"/>
    </style:style>
    <style:style style:name="T2255" style:parent-style-name="Policepardéfaut" style:family="text">
      <style:text-properties style:font-name="Times New Roman" style:font-name-complex="Times New Roman" fo:font-weight="normal" style:font-weight-asian="normal" style:font-size-complex="12pt"/>
    </style:style>
    <style:style style:name="P2256" style:parent-style-name="Normal" style:family="paragraph">
      <style:paragraph-properties fo:margin-right="-0.6097in"/>
    </style:style>
    <style:style style:name="T2257" style:parent-style-name="Policepardéfaut" style:family="text">
      <style:text-properties style:font-name="Times New Roman" style:font-name-complex="Times New Roman" style:font-size-complex="12pt"/>
    </style:style>
    <style:style style:name="T2258" style:parent-style-name="Policepardéfaut" style:family="text">
      <style:text-properties style:font-name="Times New Roman" style:font-name-complex="Times New Roman" style:font-size-complex="12pt"/>
    </style:style>
    <style:style style:name="T2259" style:parent-style-name="Policepardéfaut" style:family="text">
      <style:text-properties style:font-name="Times New Roman" style:font-name-complex="Times New Roman" style:font-size-complex="12pt"/>
    </style:style>
    <style:style style:name="T2260" style:parent-style-name="Policepardéfaut" style:family="text">
      <style:text-properties style:font-name="Times New Roman" style:font-name-complex="Times New Roman" style:font-size-complex="12pt"/>
    </style:style>
    <style:style style:name="T2261" style:parent-style-name="Policepardéfaut" style:family="text">
      <style:text-properties style:font-name="Times New Roman" style:font-name-complex="Times New Roman" style:font-size-complex="12pt"/>
    </style:style>
    <style:style style:name="P2262" style:parent-style-name="Normal" style:family="paragraph">
      <style:paragraph-properties fo:margin-right="-0.6097in"/>
    </style:style>
    <style:style style:name="T2263" style:parent-style-name="Policepardéfaut" style:family="text">
      <style:text-properties style:font-name="Times New Roman" style:font-name-complex="Times New Roman" style:font-size-complex="12pt"/>
    </style:style>
    <style:style style:name="T2264" style:parent-style-name="Policepardéfaut" style:family="text">
      <style:text-properties style:font-name="Times New Roman" style:font-name-complex="Times New Roman" fo:font-style="italic" style:font-style-asian="italic" style:font-size-complex="12pt"/>
    </style:style>
    <style:style style:name="T2265" style:parent-style-name="Policepardéfaut" style:family="text">
      <style:text-properties style:font-name="Times New Roman" style:font-name-complex="Times New Roman" style:font-size-complex="12pt"/>
    </style:style>
    <style:style style:name="P2266" style:parent-style-name="Normal" style:family="paragraph">
      <style:paragraph-properties fo:margin-right="-0.6097in"/>
      <style:text-properties style:font-name="Times New Roman" style:font-name-complex="Times New Roman" style:font-size-complex="12pt"/>
    </style:style>
    <style:style style:name="T2267" style:parent-style-name="Policepardéfaut" style:family="text">
      <style:text-properties style:font-name="Times New Roman" style:font-name-complex="Times New Roman" fo:font-weight="normal" style:font-weight-asian="normal" style:font-size-complex="12pt"/>
    </style:style>
    <style:style style:name="T2268" style:parent-style-name="Policepardéfaut" style:family="text">
      <style:text-properties style:font-name="Times New Roman" style:font-name-complex="Times New Roman" fo:font-weight="normal" style:font-weight-asian="normal" style:font-size-complex="12pt"/>
    </style:style>
    <style:style style:name="P2269" style:parent-style-name="Normal" style:family="paragraph">
      <style:paragraph-properties fo:margin-right="-0.6097in"/>
    </style:style>
    <style:style style:name="T2270" style:parent-style-name="Policepardéfaut" style:family="text">
      <style:text-properties style:font-name="Times New Roman" style:font-name-complex="Times New Roman" style:font-size-complex="12pt"/>
    </style:style>
    <style:style style:name="T2271" style:parent-style-name="Policepardéfaut" style:family="text">
      <style:text-properties style:font-name="Times New Roman" style:font-name-complex="Times New Roman" style:font-size-complex="12pt"/>
    </style:style>
    <style:style style:name="T2272" style:parent-style-name="Policepardéfaut" style:family="text">
      <style:text-properties style:font-name="Times New Roman" style:font-name-complex="Times New Roman" style:font-size-complex="12pt"/>
    </style:style>
    <style:style style:name="T2273" style:parent-style-name="Policepardéfaut" style:family="text">
      <style:text-properties style:font-name="Times New Roman" style:font-name-complex="Times New Roman" style:font-size-complex="12pt"/>
    </style:style>
    <style:style style:name="T2274" style:parent-style-name="Policepardéfaut" style:family="text">
      <style:text-properties style:font-name="Times New Roman" style:font-name-complex="Times New Roman" style:font-size-complex="12pt"/>
    </style:style>
    <style:style style:name="P2275" style:parent-style-name="Normal" style:family="paragraph">
      <style:paragraph-properties fo:margin-right="-0.6097in"/>
      <style:text-properties style:font-name="Times New Roman" style:font-name-complex="Times New Roman" style:font-size-complex="12pt"/>
    </style:style>
    <style:style style:name="P2276" style:parent-style-name="Normal" style:family="paragraph">
      <style:paragraph-properties fo:margin-right="-0.6097in"/>
      <style:text-properties style:font-name="Times New Roman" style:font-name-complex="Times New Roman" style:font-size-complex="12pt"/>
    </style:style>
    <style:style style:name="T2277" style:parent-style-name="Policepardéfaut" style:family="text">
      <style:text-properties style:font-name="Times New Roman" style:font-name-complex="Times New Roman" fo:font-weight="normal" style:font-weight-asian="normal" style:font-size-complex="12pt"/>
    </style:style>
    <style:style style:name="T2278" style:parent-style-name="Policepardéfaut" style:family="text">
      <style:text-properties style:font-name="Times New Roman" style:font-name-complex="Times New Roman" fo:font-weight="normal" style:font-weight-asian="normal" style:font-size-complex="12pt"/>
    </style:style>
    <style:style style:name="P2279" style:parent-style-name="Normal" style:family="paragraph">
      <style:paragraph-properties fo:margin-right="-0.6097in"/>
      <style:text-properties style:font-name="Times New Roman" style:font-name-complex="Times New Roman" style:font-size-complex="12pt"/>
    </style:style>
    <style:style style:name="P2280" style:parent-style-name="Normal" style:family="paragraph">
      <style:paragraph-properties fo:margin-right="-0.6097in"/>
      <style:text-properties style:font-name="Times New Roman" style:font-name-complex="Times New Roman" style:font-size-complex="12pt"/>
    </style:style>
    <style:style style:name="P2281" style:parent-style-name="Normal" style:family="paragraph">
      <style:paragraph-properties fo:margin-right="-0.6097in"/>
      <style:text-properties style:font-name="Times New Roman" style:font-name-complex="Times New Roman" style:font-size-complex="12pt"/>
    </style:style>
    <style:style style:name="T2282" style:parent-style-name="Policepardéfaut" style:family="text">
      <style:text-properties style:font-name="Times New Roman" style:font-name-complex="Times New Roman" fo:font-weight="normal" style:font-weight-asian="normal" style:font-size-complex="12pt"/>
    </style:style>
    <style:style style:name="T2283" style:parent-style-name="Policepardéfaut" style:family="text">
      <style:text-properties style:font-name="Times New Roman" style:font-name-complex="Times New Roman" fo:font-weight="normal" style:font-weight-asian="normal" style:font-size-complex="12pt"/>
    </style:style>
    <style:style style:name="P2284" style:parent-style-name="Normal" style:family="paragraph">
      <style:paragraph-properties fo:margin-right="-0.6097in"/>
      <style:text-properties style:font-name="Times New Roman" style:font-name-complex="Times New Roman" style:font-size-complex="12pt"/>
    </style:style>
    <style:style style:name="P2285" style:parent-style-name="Normal" style:family="paragraph">
      <style:paragraph-properties fo:margin-right="-0.6097in"/>
      <style:text-properties style:font-name="Times New Roman" style:font-name-complex="Times New Roman" style:font-size-complex="12pt"/>
    </style:style>
    <style:style style:name="P2286" style:parent-style-name="Normal" style:family="paragraph">
      <style:paragraph-properties fo:margin-right="-0.6097in"/>
      <style:text-properties style:font-name="Times New Roman" style:font-name-complex="Times New Roman" style:font-size-complex="12pt"/>
    </style:style>
    <style:style style:name="T2287" style:parent-style-name="Policepardéfaut" style:family="text">
      <style:text-properties style:font-name="Times New Roman" style:font-name-complex="Times New Roman" fo:font-weight="normal" style:font-weight-asian="normal" style:font-size-complex="12pt"/>
    </style:style>
    <style:style style:name="T2288" style:parent-style-name="Policepardéfaut" style:family="text">
      <style:text-properties style:font-name="Times New Roman" style:font-name-complex="Times New Roman" fo:font-weight="normal" style:font-weight-asian="normal" style:font-size-complex="12pt"/>
    </style:style>
    <style:style style:name="P2289" style:parent-style-name="Normal" style:family="paragraph">
      <style:paragraph-properties fo:margin-right="-0.6097in"/>
      <style:text-properties style:font-name="Times New Roman" style:font-name-complex="Times New Roman" style:font-size-complex="12pt"/>
    </style:style>
    <style:style style:name="P2290" style:parent-style-name="Normal" style:family="paragraph">
      <style:paragraph-properties fo:margin-right="-0.6097in"/>
    </style:style>
    <style:style style:name="T2291" style:parent-style-name="Policepardéfaut" style:family="text">
      <style:text-properties style:font-name="Times New Roman" style:font-name-complex="Times New Roman" style:font-size-complex="12pt"/>
    </style:style>
    <style:style style:name="T2292" style:parent-style-name="Policepardéfaut" style:family="text">
      <style:text-properties style:font-name="Times New Roman" style:font-name-complex="Times New Roman" fo:font-style="italic" style:font-style-asian="italic" style:font-size-complex="12pt"/>
    </style:style>
    <style:style style:name="T2293" style:parent-style-name="Policepardéfaut" style:family="text">
      <style:text-properties style:font-name="Times New Roman" style:font-name-complex="Times New Roman" style:font-size-complex="12pt"/>
    </style:style>
    <style:style style:name="T2294" style:parent-style-name="Policepardéfaut" style:family="text">
      <style:text-properties style:font-name="Times New Roman" style:font-name-complex="Times New Roman" style:font-size-complex="12pt"/>
    </style:style>
    <style:style style:name="T2295" style:parent-style-name="Policepardéfaut" style:family="text">
      <style:text-properties style:font-name="Times New Roman" style:font-name-complex="Times New Roman" fo:font-style="italic" style:font-style-asian="italic" style:font-size-complex="12pt"/>
    </style:style>
    <style:style style:name="T2296" style:parent-style-name="Policepardéfaut" style:family="text">
      <style:text-properties style:font-name="Times New Roman" style:font-name-complex="Times New Roman" style:font-size-complex="12pt"/>
    </style:style>
    <style:style style:name="T2297" style:parent-style-name="Policepardéfaut" style:family="text">
      <style:text-properties style:font-name="Times New Roman" style:font-name-complex="Times New Roman" fo:font-style="italic" style:font-style-asian="italic" style:font-size-complex="12pt"/>
    </style:style>
    <style:style style:name="T2298" style:parent-style-name="Policepardéfaut" style:family="text">
      <style:text-properties style:font-name="Times New Roman" style:font-name-complex="Times New Roman" style:font-size-complex="12pt"/>
    </style:style>
    <style:style style:name="T2299" style:parent-style-name="Policepardéfaut" style:family="text">
      <style:text-properties style:font-name="Times New Roman" style:font-name-complex="Times New Roman" fo:font-style="italic" style:font-style-asian="italic" style:font-size-complex="12pt"/>
    </style:style>
    <style:style style:name="T2300" style:parent-style-name="Policepardéfaut" style:family="text">
      <style:text-properties style:font-name="Times New Roman" style:font-name-complex="Times New Roman" style:font-size-complex="12pt"/>
    </style:style>
    <style:style style:name="T2301" style:parent-style-name="Policepardéfaut" style:family="text">
      <style:text-properties style:font-name="Times New Roman" style:font-name-complex="Times New Roman" fo:font-style="italic" style:font-style-asian="italic" style:font-size-complex="12pt"/>
    </style:style>
    <style:style style:name="T2302" style:parent-style-name="Policepardéfaut" style:family="text">
      <style:text-properties style:font-name="Times New Roman" style:font-name-complex="Times New Roman" style:font-size-complex="12pt"/>
    </style:style>
    <style:style style:name="T2303" style:parent-style-name="Policepardéfaut" style:family="text">
      <style:text-properties style:font-name="Times New Roman" style:font-name-complex="Times New Roman" fo:font-style="italic" style:font-style-asian="italic" style:font-size-complex="12pt"/>
    </style:style>
    <style:style style:name="T2304" style:parent-style-name="Policepardéfaut" style:family="text">
      <style:text-properties style:font-name="Times New Roman" style:font-name-complex="Times New Roman" style:font-size-complex="12pt"/>
    </style:style>
    <style:style style:name="T2305" style:parent-style-name="Policepardéfaut" style:family="text">
      <style:text-properties style:font-name="Times New Roman" style:font-name-complex="Times New Roman" fo:font-style="italic" style:font-style-asian="italic" style:font-size-complex="12pt"/>
    </style:style>
    <style:style style:name="T2306" style:parent-style-name="Policepardéfaut" style:family="text">
      <style:text-properties style:font-name="Times New Roman" style:font-name-complex="Times New Roman" style:font-size-complex="12pt"/>
    </style:style>
    <style:style style:name="T2307" style:parent-style-name="Policepardéfaut" style:family="text">
      <style:text-properties style:font-name="Times New Roman" style:font-name-complex="Times New Roman" style:font-size-complex="12pt"/>
    </style:style>
    <style:style style:name="T2308" style:parent-style-name="Policepardéfaut" style:family="text">
      <style:text-properties style:font-name="Times New Roman" style:font-name-complex="Times New Roman" fo:font-style="italic" style:font-style-asian="italic" style:font-size-complex="12pt"/>
    </style:style>
    <style:style style:name="T2309" style:parent-style-name="Policepardéfaut" style:family="text">
      <style:text-properties style:font-name="Times New Roman" style:font-name-complex="Times New Roman" style:font-size-complex="12pt"/>
    </style:style>
    <style:style style:name="T2310" style:parent-style-name="Policepardéfaut" style:family="text">
      <style:text-properties style:font-name="Times New Roman" style:font-name-complex="Times New Roman" fo:font-style="italic" style:font-style-asian="italic" style:font-size-complex="12pt"/>
    </style:style>
    <style:style style:name="T2311" style:parent-style-name="Policepardéfaut" style:family="text">
      <style:text-properties style:font-name="Times New Roman" style:font-name-complex="Times New Roman" style:font-size-complex="12pt"/>
    </style:style>
    <style:style style:name="T2312" style:parent-style-name="Policepardéfaut" style:family="text">
      <style:text-properties style:font-name="Times New Roman" style:font-name-complex="Times New Roman" fo:font-style="italic" style:font-style-asian="italic" style:font-size-complex="12pt"/>
    </style:style>
    <style:style style:name="T2313" style:parent-style-name="Policepardéfaut" style:family="text">
      <style:text-properties style:font-name="Times New Roman" style:font-name-complex="Times New Roman" style:font-size-complex="12pt"/>
    </style:style>
    <style:style style:name="T2314" style:parent-style-name="Policepardéfaut" style:family="text">
      <style:text-properties style:font-name="Times New Roman" style:font-name-complex="Times New Roman" fo:font-style="italic" style:font-style-asian="italic" style:font-size-complex="12pt"/>
    </style:style>
    <style:style style:name="T2315" style:parent-style-name="Policepardéfaut" style:family="text">
      <style:text-properties style:font-name="Times New Roman" style:font-name-complex="Times New Roman" style:font-size-complex="12pt"/>
    </style:style>
    <style:style style:name="T2316" style:parent-style-name="Policepardéfaut" style:family="text">
      <style:text-properties style:font-name="Times New Roman" style:font-name-complex="Times New Roman" fo:font-style="italic" style:font-style-asian="italic" style:font-size-complex="12pt"/>
    </style:style>
    <style:style style:name="T2317" style:parent-style-name="Policepardéfaut" style:family="text">
      <style:text-properties style:font-name="Times New Roman" style:font-name-complex="Times New Roman" style:font-size-complex="12pt"/>
    </style:style>
    <style:style style:name="T2318" style:parent-style-name="Policepardéfaut" style:family="text">
      <style:text-properties style:font-name="Times New Roman" style:font-name-complex="Times New Roman" fo:font-style="italic" style:font-style-asian="italic" style:font-size-complex="12pt"/>
    </style:style>
    <style:style style:name="P2319" style:parent-style-name="Normal" style:family="paragraph">
      <style:paragraph-properties fo:margin-right="-0.6097in"/>
      <style:text-properties style:font-name="Times New Roman" style:font-name-complex="Times New Roman" style:font-size-complex="12pt"/>
    </style:style>
    <style:style style:name="P2320" style:parent-style-name="Normal" style:family="paragraph">
      <style:paragraph-properties fo:margin-right="-0.6097in"/>
    </style:style>
    <style:style style:name="T2321" style:parent-style-name="Policepardéfaut" style:family="text">
      <style:text-properties style:font-name="Times New Roman" style:font-name-complex="Times New Roman" style:font-size-complex="12pt"/>
    </style:style>
    <style:style style:name="T2322" style:parent-style-name="Policepardéfaut" style:family="text">
      <style:text-properties style:font-name="Times New Roman" style:font-name-complex="Times New Roman" fo:font-style="italic" style:font-style-asian="italic" style:font-size-complex="12pt"/>
    </style:style>
    <style:style style:name="T2323" style:parent-style-name="Policepardéfaut" style:family="text">
      <style:text-properties style:font-name="Times New Roman" style:font-name-complex="Times New Roman" style:font-size-complex="12pt"/>
    </style:style>
    <style:style style:name="P2324" style:parent-style-name="Normal" style:family="paragraph">
      <style:paragraph-properties fo:margin-right="-0.6097in"/>
    </style:style>
    <style:style style:name="T2325" style:parent-style-name="Policepardéfaut" style:family="text">
      <style:text-properties style:font-name="Times New Roman" style:font-name-complex="Times New Roman" style:font-size-complex="12pt"/>
    </style:style>
    <style:style style:name="T2326" style:parent-style-name="Policepardéfaut" style:family="text">
      <style:text-properties style:font-name="Times New Roman" style:font-name-complex="Times New Roman" fo:font-style="italic" style:font-style-asian="italic" style:font-size-complex="12pt"/>
    </style:style>
    <style:style style:name="T2327" style:parent-style-name="Policepardéfaut" style:family="text">
      <style:text-properties style:font-name="Times New Roman" style:font-name-complex="Times New Roman" style:font-size-complex="12pt"/>
    </style:style>
    <style:style style:name="P2328" style:parent-style-name="Normal" style:family="paragraph">
      <style:paragraph-properties fo:margin-right="-0.6097in"/>
    </style:style>
    <style:style style:name="T2329" style:parent-style-name="Policepardéfaut" style:family="text">
      <style:text-properties style:font-name="Times New Roman" style:font-name-complex="Times New Roman" style:font-size-complex="12pt"/>
    </style:style>
    <style:style style:name="T2330" style:parent-style-name="Policepardéfaut" style:family="text">
      <style:text-properties style:font-name="Times New Roman" style:font-name-complex="Times New Roman" fo:font-style="italic" style:font-style-asian="italic" style:font-size-complex="12pt"/>
    </style:style>
    <style:style style:name="T2331" style:parent-style-name="Policepardéfaut" style:family="text">
      <style:text-properties style:font-name="Times New Roman" style:font-name-complex="Times New Roman" style:font-size-complex="12pt"/>
    </style:style>
    <style:style style:name="P2332" style:parent-style-name="Normal" style:family="paragraph">
      <style:paragraph-properties fo:margin-right="-0.6097in"/>
    </style:style>
    <style:style style:name="T2333" style:parent-style-name="Policepardéfaut" style:family="text">
      <style:text-properties style:font-name="Times New Roman" style:font-name-complex="Times New Roman" style:font-size-complex="12pt" fo:language="en" fo:country="US"/>
    </style:style>
    <style:style style:name="T2334" style:parent-style-name="Policepardéfaut" style:family="text">
      <style:text-properties style:font-name="Times New Roman" style:font-name-complex="Times New Roman" fo:font-style="italic" style:font-style-asian="italic" style:font-size-complex="12pt" fo:language="en" fo:country="US"/>
    </style:style>
    <style:style style:name="T2335" style:parent-style-name="Policepardéfaut" style:family="text">
      <style:text-properties style:font-name="Times New Roman" style:font-name-complex="Times New Roman" style:font-size-complex="12pt" fo:language="en" fo:country="US"/>
    </style:style>
    <style:style style:name="P2336" style:parent-style-name="Normal" style:family="paragraph">
      <style:paragraph-properties fo:margin-right="-0.6097in"/>
    </style:style>
    <style:style style:name="T2337" style:parent-style-name="Policepardéfaut" style:family="text">
      <style:text-properties style:font-name="Times New Roman" style:font-name-complex="Times New Roman" style:font-size-complex="12pt"/>
    </style:style>
    <style:style style:name="T2338" style:parent-style-name="Policepardéfaut" style:family="text">
      <style:text-properties style:font-name="Times New Roman" style:font-name-complex="Times New Roman" fo:font-style="italic" style:font-style-asian="italic" style:font-size-complex="12pt"/>
    </style:style>
    <style:style style:name="T2339" style:parent-style-name="Policepardéfaut" style:family="text">
      <style:text-properties style:font-name="Times New Roman" style:font-name-complex="Times New Roman" style:font-size-complex="12pt"/>
    </style:style>
    <style:style style:name="P2340" style:parent-style-name="Normal" style:family="paragraph">
      <style:paragraph-properties fo:margin-right="-0.6097in"/>
    </style:style>
    <style:style style:name="T2341" style:parent-style-name="Policepardéfaut" style:family="text">
      <style:text-properties style:font-name="Times New Roman" style:font-name-complex="Times New Roman" style:font-size-complex="12pt" fo:language="en" fo:country="US"/>
    </style:style>
    <style:style style:name="T2342" style:parent-style-name="Policepardéfaut" style:family="text">
      <style:text-properties style:font-name="Times New Roman" style:font-name-complex="Times New Roman" fo:font-style="italic" style:font-style-asian="italic" style:font-size-complex="12pt" fo:language="en" fo:country="US"/>
    </style:style>
    <style:style style:name="T2343" style:parent-style-name="Policepardéfaut" style:family="text">
      <style:text-properties style:font-name="Times New Roman" style:font-name-complex="Times New Roman" style:font-size-complex="12pt" fo:language="en" fo:country="US"/>
    </style:style>
    <style:style style:name="P2344" style:parent-style-name="Normal" style:family="paragraph">
      <style:paragraph-properties fo:margin-right="-0.6097in"/>
    </style:style>
    <style:style style:name="T2345" style:parent-style-name="Policepardéfaut" style:family="text">
      <style:text-properties style:font-name="Times New Roman" style:font-name-complex="Times New Roman" style:font-size-complex="12pt"/>
    </style:style>
    <style:style style:name="T2346" style:parent-style-name="Policepardéfaut" style:family="text">
      <style:text-properties style:font-name="Times New Roman" style:font-name-complex="Times New Roman" fo:font-style="italic" style:font-style-asian="italic" style:font-size-complex="12pt"/>
    </style:style>
    <style:style style:name="T2347" style:parent-style-name="Policepardéfaut" style:family="text">
      <style:text-properties style:font-name="Times New Roman" style:font-name-complex="Times New Roman" style:font-size-complex="12pt"/>
    </style:style>
    <style:style style:name="P2348" style:parent-style-name="Normal" style:family="paragraph">
      <style:paragraph-properties fo:margin-right="-0.6097in"/>
    </style:style>
    <style:style style:name="T2349" style:parent-style-name="Policepardéfaut" style:family="text">
      <style:text-properties style:font-name="Times New Roman" style:font-name-complex="Times New Roman" style:font-size-complex="12pt"/>
    </style:style>
    <style:style style:name="T2350" style:parent-style-name="Policepardéfaut" style:family="text">
      <style:text-properties style:font-name="Times New Roman" style:font-name-complex="Times New Roman" fo:font-style="italic" style:font-style-asian="italic" style:font-size-complex="12pt"/>
    </style:style>
    <style:style style:name="T2351" style:parent-style-name="Policepardéfaut" style:family="text">
      <style:text-properties style:font-name="Times New Roman" style:font-name-complex="Times New Roman" style:font-size-complex="12pt"/>
    </style:style>
    <style:style style:name="P2352" style:parent-style-name="Normal" style:family="paragraph">
      <style:paragraph-properties fo:margin-right="-0.6097in"/>
    </style:style>
    <style:style style:name="T2353" style:parent-style-name="Policepardéfaut" style:family="text">
      <style:text-properties style:font-name="Times New Roman" style:font-name-complex="Times New Roman" style:font-size-complex="12pt"/>
    </style:style>
    <style:style style:name="T2354" style:parent-style-name="Policepardéfaut" style:family="text">
      <style:text-properties style:font-name="Times New Roman" style:font-name-complex="Times New Roman" fo:font-style="italic" style:font-style-asian="italic" style:font-size-complex="12pt"/>
    </style:style>
    <style:style style:name="T2355" style:parent-style-name="Policepardéfaut" style:family="text">
      <style:text-properties style:font-name="Times New Roman" style:font-name-complex="Times New Roman" style:font-size-complex="12pt"/>
    </style:style>
    <style:style style:name="P2356" style:parent-style-name="Normal" style:family="paragraph">
      <style:paragraph-properties fo:margin-right="-0.6097in"/>
    </style:style>
    <style:style style:name="T2357" style:parent-style-name="Policepardéfaut" style:family="text">
      <style:text-properties style:font-name="Times New Roman" style:font-name-complex="Times New Roman" style:font-size-complex="12pt"/>
    </style:style>
    <style:style style:name="T2358" style:parent-style-name="Policepardéfaut" style:family="text">
      <style:text-properties style:font-name="Times New Roman" style:font-name-complex="Times New Roman" fo:font-style="italic" style:font-style-asian="italic" style:font-size-complex="12pt"/>
    </style:style>
    <style:style style:name="T2359" style:parent-style-name="Policepardéfaut" style:family="text">
      <style:text-properties style:font-name="Times New Roman" style:font-name-complex="Times New Roman" style:font-size-complex="12pt"/>
    </style:style>
    <style:style style:name="P2360" style:parent-style-name="Normal" style:family="paragraph">
      <style:paragraph-properties fo:margin-right="-0.6097in"/>
    </style:style>
    <style:style style:name="T2361" style:parent-style-name="Policepardéfaut" style:family="text">
      <style:text-properties style:font-name="Times New Roman" style:font-name-complex="Times New Roman" style:font-size-complex="12pt"/>
    </style:style>
    <style:style style:name="T2362" style:parent-style-name="Policepardéfaut" style:family="text">
      <style:text-properties style:font-name="Times New Roman" style:font-name-complex="Times New Roman" fo:font-style="italic" style:font-style-asian="italic" style:font-size-complex="12pt"/>
    </style:style>
    <style:style style:name="T2363" style:parent-style-name="Policepardéfaut" style:family="text">
      <style:text-properties style:font-name="Times New Roman" style:font-name-complex="Times New Roman" style:font-size-complex="12pt"/>
    </style:style>
    <style:style style:name="P2364" style:parent-style-name="Normal" style:family="paragraph">
      <style:paragraph-properties fo:margin-right="-0.6097in"/>
    </style:style>
    <style:style style:name="T2365" style:parent-style-name="Policepardéfaut" style:family="text">
      <style:text-properties style:font-name="Times New Roman" style:font-name-complex="Times New Roman" style:font-size-complex="12pt"/>
    </style:style>
    <style:style style:name="T2366" style:parent-style-name="Policepardéfaut" style:family="text">
      <style:text-properties style:font-name="Times New Roman" style:font-name-complex="Times New Roman" fo:font-style="italic" style:font-style-asian="italic" style:font-size-complex="12pt"/>
    </style:style>
    <style:style style:name="T2367" style:parent-style-name="Policepardéfaut" style:family="text">
      <style:text-properties style:font-name="Times New Roman" style:font-name-complex="Times New Roman" style:font-size-complex="12pt"/>
    </style:style>
    <style:style style:name="P2368" style:parent-style-name="Normal" style:family="paragraph">
      <style:paragraph-properties fo:margin-right="-0.6097in"/>
      <style:text-properties style:font-name="Times New Roman" style:font-name-complex="Times New Roman" style:font-size-complex="12pt"/>
    </style:style>
    <style:style style:name="T2369" style:parent-style-name="Policepardéfaut" style:family="text">
      <style:text-properties style:font-name="Times New Roman" style:font-name-complex="Times New Roman" fo:font-weight="normal" style:font-weight-asian="normal" style:font-size-complex="12pt"/>
    </style:style>
    <style:style style:name="T2370" style:parent-style-name="Policepardéfaut" style:family="text">
      <style:text-properties style:font-name="Times New Roman" style:font-name-complex="Times New Roman" fo:font-weight="normal" style:font-weight-asian="normal" style:font-size-complex="12pt"/>
    </style:style>
    <style:style style:name="P2371" style:parent-style-name="Normal" style:family="paragraph">
      <style:paragraph-properties fo:margin-right="-0.6097in"/>
      <style:text-properties style:font-name="Times New Roman" style:font-name-complex="Times New Roman" style:font-size-complex="12pt"/>
    </style:style>
    <style:style style:name="P2372" style:parent-style-name="Normal" style:family="paragraph">
      <style:paragraph-properties fo:margin-right="-0.6097in"/>
    </style:style>
    <style:style style:name="T2373" style:parent-style-name="Policepardéfaut" style:family="text">
      <style:text-properties style:font-name="Times New Roman" style:font-name-complex="Times New Roman" style:font-size-complex="12pt"/>
    </style:style>
    <style:style style:name="T2374" style:parent-style-name="Policepardéfaut" style:family="text">
      <style:text-properties style:font-name="Times New Roman" style:font-name-complex="Times New Roman" fo:font-style="italic" style:font-style-asian="italic" style:font-size-complex="12pt"/>
    </style:style>
    <style:style style:name="T2375" style:parent-style-name="Policepardéfaut" style:family="text">
      <style:text-properties style:font-name="Times New Roman" style:font-name-complex="Times New Roman" style:font-size-complex="12pt"/>
    </style:style>
    <style:style style:name="P2376" style:parent-style-name="Normal" style:family="paragraph">
      <style:paragraph-properties fo:margin-right="-0.6097in"/>
      <style:text-properties style:font-name="Times New Roman" style:font-name-complex="Times New Roman" style:font-size-complex="12pt"/>
    </style:style>
    <style:style style:name="T2377" style:parent-style-name="Policepardéfaut" style:family="text">
      <style:text-properties style:font-name="Times New Roman" style:font-name-complex="Times New Roman" fo:font-weight="normal" style:font-weight-asian="normal" style:font-size-complex="12pt"/>
    </style:style>
    <style:style style:name="T2378" style:parent-style-name="Policepardéfaut" style:family="text">
      <style:text-properties style:font-name="Times New Roman" style:font-name-complex="Times New Roman" fo:font-weight="normal" style:font-weight-asian="normal" style:font-size-complex="12pt"/>
    </style:style>
    <style:style style:name="P2379" style:parent-style-name="Normal" style:family="paragraph">
      <style:paragraph-properties fo:margin-right="-0.6097in"/>
      <style:text-properties style:font-name="Times New Roman" style:font-name-complex="Times New Roman" style:font-size-complex="12pt"/>
    </style:style>
    <style:style style:name="P2380" style:parent-style-name="Normal" style:family="paragraph">
      <style:paragraph-properties fo:margin-right="-0.6097in"/>
      <style:text-properties style:font-name="Times New Roman" style:font-name-complex="Times New Roman" style:font-size-complex="12pt"/>
    </style:style>
    <style:style style:name="P2381" style:parent-style-name="Normal" style:family="paragraph">
      <style:paragraph-properties fo:margin-right="-0.6097in"/>
      <style:text-properties style:font-name="Times New Roman" style:font-name-complex="Times New Roman" style:font-size-complex="12pt"/>
    </style:style>
    <style:style style:name="P2382" style:parent-style-name="Normal" style:family="paragraph">
      <style:paragraph-properties fo:margin-right="-0.6097in"/>
      <style:text-properties style:font-name="Times New Roman" style:font-name-complex="Times New Roman" style:font-size-complex="12pt"/>
    </style:style>
    <style:style style:name="P2383" style:parent-style-name="Normal" style:family="paragraph">
      <style:paragraph-properties fo:margin-right="-0.6097in"/>
      <style:text-properties style:font-name="Times New Roman" style:font-name-complex="Times New Roman" style:font-size-complex="12pt"/>
    </style:style>
    <style:style style:name="P2384" style:parent-style-name="Normal" style:family="paragraph">
      <style:paragraph-properties fo:margin-right="-0.6097in"/>
      <style:text-properties style:font-name="Times New Roman" style:font-name-complex="Times New Roman" style:font-size-complex="12pt"/>
    </style:style>
    <style:style style:name="T2385" style:parent-style-name="Policepardéfaut" style:family="text">
      <style:text-properties style:font-name="Times New Roman" style:font-name-complex="Times New Roman" fo:font-weight="normal" style:font-weight-asian="normal" style:font-size-complex="12pt"/>
    </style:style>
    <style:style style:name="T2386" style:parent-style-name="Policepardéfaut" style:family="text">
      <style:text-properties style:font-name="Times New Roman" style:font-name-complex="Times New Roman" fo:font-weight="normal" style:font-weight-asian="normal" style:font-size-complex="12pt"/>
    </style:style>
    <style:style style:name="P2387" style:parent-style-name="Normal" style:family="paragraph">
      <style:paragraph-properties fo:margin-right="-0.6097in"/>
      <style:text-properties style:font-name="Times New Roman" style:font-name-complex="Times New Roman" style:font-size-complex="12pt"/>
    </style:style>
    <style:style style:name="P2388" style:parent-style-name="Normal" style:family="paragraph">
      <style:paragraph-properties fo:margin-right="-0.6097in"/>
    </style:style>
    <style:style style:name="T2389" style:parent-style-name="Policepardéfaut" style:family="text">
      <style:text-properties style:font-name="Times New Roman" style:font-name-complex="Times New Roman" style:font-size-complex="12pt"/>
    </style:style>
    <style:style style:name="T2390" style:parent-style-name="Policepardéfaut" style:family="text">
      <style:text-properties style:font-name="Times New Roman" style:font-name-complex="Times New Roman" fo:font-style="italic" style:font-style-asian="italic" style:font-size-complex="12pt"/>
    </style:style>
    <style:style style:name="T2391" style:parent-style-name="Policepardéfaut" style:family="text">
      <style:text-properties style:font-name="Times New Roman" style:font-name-complex="Times New Roman" style:font-size-complex="12pt"/>
    </style:style>
    <style:style style:name="P2392" style:parent-style-name="Normal" style:family="paragraph">
      <style:paragraph-properties fo:margin-right="-0.6097in"/>
      <style:text-properties style:font-name="Times New Roman" style:font-name-complex="Times New Roman" style:font-size-complex="12pt"/>
    </style:style>
    <style:style style:name="T2393" style:parent-style-name="Policepardéfaut" style:family="text">
      <style:text-properties style:font-name="Times New Roman" style:font-name-complex="Times New Roman" fo:font-weight="normal" style:font-weight-asian="normal" style:font-size-complex="12pt"/>
    </style:style>
    <style:style style:name="T2394" style:parent-style-name="Policepardéfaut" style:family="text">
      <style:text-properties style:font-name="Times New Roman" style:font-name-complex="Times New Roman" fo:font-weight="normal" style:font-weight-asian="normal" style:font-size-complex="12pt"/>
    </style:style>
    <style:style style:name="P2395" style:parent-style-name="Normal" style:family="paragraph">
      <style:paragraph-properties fo:margin-right="-0.6097in"/>
      <style:text-properties style:font-name="Times New Roman" style:font-name-complex="Times New Roman" style:font-size-complex="12pt"/>
    </style:style>
    <style:style style:name="P2396" style:parent-style-name="Normal" style:family="paragraph">
      <style:paragraph-properties fo:margin-right="-0.6097in"/>
      <style:text-properties style:font-name="Times New Roman" style:font-name-complex="Times New Roman" style:font-size-complex="12pt"/>
    </style:style>
    <style:style style:name="P2397" style:parent-style-name="Normal" style:family="paragraph">
      <style:paragraph-properties fo:margin-right="-0.6097in"/>
      <style:text-properties style:font-name="Times New Roman" style:font-name-complex="Times New Roman" style:font-size-complex="12pt"/>
    </style:style>
    <style:style style:name="P2398" style:parent-style-name="Normal" style:family="paragraph">
      <style:paragraph-properties fo:margin-right="-0.6097in"/>
      <style:text-properties style:font-name="Times New Roman" style:font-name-complex="Times New Roman" style:font-size-complex="12pt"/>
    </style:style>
    <style:style style:name="T2399" style:parent-style-name="Policepardéfaut" style:family="text">
      <style:text-properties style:font-name="Times New Roman" style:font-name-complex="Times New Roman" fo:font-weight="normal" style:font-weight-asian="normal" style:font-size-complex="12pt"/>
    </style:style>
    <style:style style:name="T2400" style:parent-style-name="Policepardéfaut" style:family="text">
      <style:text-properties style:font-name="Times New Roman" style:font-name-complex="Times New Roman" fo:font-weight="normal" style:font-weight-asian="normal" style:font-size-complex="12pt"/>
    </style:style>
    <style:style style:name="P2401" style:parent-style-name="Normal" style:family="paragraph">
      <style:paragraph-properties fo:margin-right="-0.6097in"/>
      <style:text-properties style:font-name="Times New Roman" style:font-name-complex="Times New Roman" style:font-size-complex="12pt"/>
    </style:style>
    <style:style style:name="P2402" style:parent-style-name="Normal" style:family="paragraph">
      <style:paragraph-properties fo:margin-right="-0.6097in"/>
    </style:style>
    <style:style style:name="T2403" style:parent-style-name="Policepardéfaut" style:family="text">
      <style:text-properties style:font-name="Times New Roman" style:font-name-complex="Times New Roman" style:font-size-complex="12pt"/>
    </style:style>
    <style:style style:name="T2404" style:parent-style-name="Policepardéfaut" style:family="text">
      <style:text-properties style:font-name="Times New Roman" style:font-name-complex="Times New Roman" fo:font-style="italic" style:font-style-asian="italic" style:font-size-complex="12pt"/>
    </style:style>
    <style:style style:name="T2405" style:parent-style-name="Policepardéfaut" style:family="text">
      <style:text-properties style:font-name="Times New Roman" style:font-name-complex="Times New Roman" style:font-size-complex="12pt"/>
    </style:style>
    <style:style style:name="T2406" style:parent-style-name="Policepardéfaut" style:family="text">
      <style:text-properties style:font-name="Times New Roman" style:font-name-complex="Times New Roman" fo:font-style="italic" style:font-style-asian="italic" style:font-size-complex="12pt"/>
    </style:style>
    <style:style style:name="T2407" style:parent-style-name="Policepardéfaut" style:family="text">
      <style:text-properties style:font-name="Times New Roman" style:font-name-complex="Times New Roman" style:font-size-complex="12pt"/>
    </style:style>
    <style:style style:name="T2408" style:parent-style-name="Policepardéfaut" style:family="text">
      <style:text-properties style:font-name="Times New Roman" style:font-name-complex="Times New Roman" fo:font-style="italic" style:font-style-asian="italic" style:font-size-complex="12pt"/>
    </style:style>
    <style:style style:name="T2409" style:parent-style-name="Policepardéfaut" style:family="text">
      <style:text-properties style:font-name="Times New Roman" style:font-name-complex="Times New Roman" style:font-size-complex="12pt"/>
    </style:style>
    <style:style style:name="P2410" style:parent-style-name="Normal" style:family="paragraph">
      <style:paragraph-properties fo:margin-right="-0.6097in"/>
      <style:text-properties style:font-name="Times New Roman" style:font-name-complex="Times New Roman" style:font-size-complex="12pt"/>
    </style:style>
    <style:style style:name="T2411" style:parent-style-name="Policepardéfaut" style:family="text">
      <style:text-properties style:font-name="Times New Roman" style:font-name-complex="Times New Roman" fo:font-weight="normal" style:font-weight-asian="normal" style:font-size-complex="12pt"/>
    </style:style>
    <style:style style:name="T2412" style:parent-style-name="Policepardéfaut" style:family="text">
      <style:text-properties style:font-name="Times New Roman" style:font-name-complex="Times New Roman" fo:font-weight="normal" style:font-weight-asian="normal" style:font-size-complex="12pt"/>
    </style:style>
    <style:style style:name="P2413" style:parent-style-name="Normal" style:family="paragraph">
      <style:paragraph-properties fo:margin-right="-0.6097in"/>
      <style:text-properties style:font-name="Times New Roman" style:font-name-complex="Times New Roman" style:font-size-complex="12pt"/>
    </style:style>
    <style:style style:name="P2414" style:parent-style-name="Normal" style:family="paragraph">
      <style:paragraph-properties fo:margin-right="-0.6097in"/>
    </style:style>
    <style:style style:name="T2415" style:parent-style-name="Policepardéfaut" style:family="text">
      <style:text-properties style:font-name="Times New Roman" style:font-name-complex="Times New Roman" style:font-size-complex="12pt"/>
    </style:style>
    <style:style style:name="T2416" style:parent-style-name="Policepardéfaut" style:family="text">
      <style:text-properties style:font-name="Times New Roman" style:font-name-complex="Times New Roman" fo:font-style="italic" style:font-style-asian="italic" style:font-size-complex="12pt"/>
    </style:style>
    <style:style style:name="T2417" style:parent-style-name="Policepardéfaut" style:family="text">
      <style:text-properties style:font-name="Times New Roman" style:font-name-complex="Times New Roman" style:font-size-complex="12pt"/>
    </style:style>
    <style:style style:name="P2418" style:parent-style-name="Normal" style:family="paragraph">
      <style:paragraph-properties fo:margin-right="-0.6097in"/>
      <style:text-properties style:font-name="Times New Roman" style:font-name-complex="Times New Roman" style:font-size-complex="12pt"/>
    </style:style>
    <style:style style:name="T2419" style:parent-style-name="Policepardéfaut" style:family="text">
      <style:text-properties style:font-name="Times New Roman" style:font-name-complex="Times New Roman" fo:font-weight="normal" style:font-weight-asian="normal" fo:font-variant="small-caps" style:font-size-complex="12pt"/>
    </style:style>
    <style:style style:name="T2420" style:parent-style-name="Policepardéfaut" style:family="text">
      <style:text-properties style:font-name="Times New Roman" style:font-name-complex="Times New Roman" fo:font-weight="normal" style:font-weight-asian="normal" fo:font-variant="small-caps" style:font-size-complex="12pt"/>
    </style:style>
    <style:style style:name="P2421" style:parent-style-name="Normal" style:family="paragraph">
      <style:paragraph-properties fo:margin-right="-0.6097in"/>
      <style:text-properties style:font-name="Times New Roman" style:font-name-complex="Times New Roman" style:font-size-complex="12pt"/>
    </style:style>
    <style:style style:name="P2422" style:parent-style-name="Normal" style:family="paragraph">
      <style:paragraph-properties fo:margin-right="-0.6097in"/>
    </style:style>
    <style:style style:name="T2423" style:parent-style-name="Policepardéfaut" style:family="text">
      <style:text-properties style:font-name="Times New Roman" style:font-name-complex="Times New Roman" style:font-size-complex="12pt"/>
    </style:style>
    <style:style style:name="T2424" style:parent-style-name="Policepardéfaut" style:family="text">
      <style:text-properties style:font-name="Times New Roman" style:font-name-complex="Times New Roman" fo:font-style="italic" style:font-style-asian="italic" style:font-size-complex="12pt"/>
    </style:style>
    <style:style style:name="T2425" style:parent-style-name="Policepardéfaut" style:family="text">
      <style:text-properties style:font-name="Times New Roman" style:font-name-complex="Times New Roman" style:font-size-complex="12pt"/>
    </style:style>
    <style:style style:name="T2426" style:parent-style-name="Policepardéfaut" style:family="text">
      <style:text-properties style:font-name="Times New Roman" style:font-name-complex="Times New Roman" fo:font-style="italic" style:font-style-asian="italic" style:font-size-complex="12pt"/>
    </style:style>
    <style:style style:name="T2427" style:parent-style-name="Policepardéfaut" style:family="text">
      <style:text-properties style:font-name="Times New Roman" style:font-name-complex="Times New Roman" style:font-size-complex="12pt"/>
    </style:style>
    <style:style style:name="T2428" style:parent-style-name="Policepardéfaut" style:family="text">
      <style:text-properties style:font-name="Times New Roman" style:font-name-complex="Times New Roman" style:font-size-complex="12pt"/>
    </style:style>
    <style:style style:name="T2429" style:parent-style-name="Policepardéfaut" style:family="text">
      <style:text-properties style:font-name="Times New Roman" style:font-name-complex="Times New Roman" style:font-size-complex="12pt"/>
    </style:style>
    <style:style style:name="T2430" style:parent-style-name="Policepardéfaut" style:family="text">
      <style:text-properties style:font-name="Times New Roman" style:font-name-complex="Times New Roman" style:font-size-complex="12pt"/>
    </style:style>
    <style:style style:name="T2431" style:parent-style-name="Policepardéfaut" style:family="text">
      <style:text-properties style:font-name="Times New Roman" style:font-name-complex="Times New Roman" fo:font-style="italic" style:font-style-asian="italic" style:font-size-complex="12pt"/>
    </style:style>
    <style:style style:name="T2432" style:parent-style-name="Policepardéfaut" style:family="text">
      <style:text-properties style:font-name="Times New Roman" style:font-name-complex="Times New Roman" style:font-size-complex="12pt"/>
    </style:style>
    <style:style style:name="T2433" style:parent-style-name="Policepardéfaut" style:family="text">
      <style:text-properties style:font-name="Times New Roman" style:font-name-complex="Times New Roman" fo:font-style="italic" style:font-style-asian="italic" style:font-size-complex="12pt"/>
    </style:style>
    <style:style style:name="T2434" style:parent-style-name="Policepardéfaut" style:family="text">
      <style:text-properties style:font-name="Times New Roman" style:font-name-complex="Times New Roman" style:font-size-complex="12pt"/>
    </style:style>
    <style:style style:name="T2435" style:parent-style-name="Policepardéfaut" style:family="text">
      <style:text-properties style:font-name="Times New Roman" style:font-name-complex="Times New Roman" fo:font-style="italic" style:font-style-asian="italic" style:font-size-complex="12pt"/>
    </style:style>
    <style:style style:name="T2436" style:parent-style-name="Policepardéfaut" style:family="text">
      <style:text-properties style:font-name="Times New Roman" style:font-name-complex="Times New Roman" fo:font-style="italic" style:font-style-asian="italic" style:font-size-complex="12pt" style:text-underline-type="single" style:text-underline-style="solid" style:text-underline-width="auto" style:text-underline-mode="continuous"/>
    </style:style>
    <style:style style:name="T2437" style:parent-style-name="Policepardéfaut" style:family="text">
      <style:text-properties style:font-name="Times New Roman" style:font-name-complex="Times New Roman" fo:font-style="italic" style:font-style-asian="italic" style:font-size-complex="12pt"/>
    </style:style>
    <style:style style:name="T2438" style:parent-style-name="Policepardéfaut" style:family="text">
      <style:text-properties style:font-name="Times New Roman" style:font-name-complex="Times New Roman" style:font-size-complex="12pt"/>
    </style:style>
    <style:style style:name="T2439" style:parent-style-name="Policepardéfaut" style:family="text">
      <style:text-properties style:font-name="Times New Roman" style:font-name-complex="Times New Roman" fo:font-style="italic" style:font-style-asian="italic" style:font-size-complex="12pt"/>
    </style:style>
    <style:style style:name="T2440" style:parent-style-name="Policepardéfaut" style:family="text">
      <style:text-properties style:font-name="Times New Roman" style:font-name-complex="Times New Roman" style:font-size-complex="12pt"/>
    </style:style>
    <style:style style:name="T2441" style:parent-style-name="Policepardéfaut" style:family="text">
      <style:text-properties style:font-name="Times New Roman" style:font-name-complex="Times New Roman" fo:font-style="italic" style:font-style-asian="italic" style:font-size-complex="12pt"/>
    </style:style>
    <style:style style:name="T2442" style:parent-style-name="Policepardéfaut" style:family="text">
      <style:text-properties style:font-name="Times New Roman" style:font-name-complex="Times New Roman" style:font-size-complex="12pt"/>
    </style:style>
    <style:style style:name="T2443" style:parent-style-name="Policepardéfaut" style:family="text">
      <style:text-properties style:font-name="Times New Roman" style:font-name-complex="Times New Roman" fo:font-style="italic" style:font-style-asian="italic" style:font-size-complex="12pt"/>
    </style:style>
    <style:style style:name="T2444" style:parent-style-name="Policepardéfaut" style:family="text">
      <style:text-properties style:font-name="Times New Roman" style:font-name-complex="Times New Roman" style:font-size-complex="12pt"/>
    </style:style>
    <style:style style:name="T2445" style:parent-style-name="Policepardéfaut" style:family="text">
      <style:text-properties style:font-name="Times New Roman" style:font-name-complex="Times New Roman" fo:font-style="italic" style:font-style-asian="italic" style:font-size-complex="12pt"/>
    </style:style>
    <style:style style:name="T2446" style:parent-style-name="Policepardéfaut" style:family="text">
      <style:text-properties style:font-name="Times New Roman" style:font-name-complex="Times New Roman" style:font-size-complex="12pt"/>
    </style:style>
    <style:style style:name="T2447" style:parent-style-name="Policepardéfaut" style:family="text">
      <style:text-properties style:font-name="Times New Roman" style:font-name-complex="Times New Roman" fo:font-style="italic" style:font-style-asian="italic" style:font-size-complex="12pt"/>
    </style:style>
    <style:style style:name="T2448" style:parent-style-name="Policepardéfaut" style:family="text">
      <style:text-properties style:font-name="Times New Roman" style:font-name-complex="Times New Roman" style:font-size-complex="12pt"/>
    </style:style>
    <style:style style:name="T2449" style:parent-style-name="Policepardéfaut" style:family="text">
      <style:text-properties style:font-name="Times New Roman" style:font-name-complex="Times New Roman" fo:font-style="italic" style:font-style-asian="italic" style:font-size-complex="12pt"/>
    </style:style>
    <style:style style:name="T2450" style:parent-style-name="Policepardéfaut" style:family="text">
      <style:text-properties style:font-name="Times New Roman" style:font-name-complex="Times New Roman" style:font-size-complex="12pt"/>
    </style:style>
    <style:style style:name="T2451" style:parent-style-name="Policepardéfaut" style:family="text">
      <style:text-properties style:font-name="Times New Roman" style:font-name-complex="Times New Roman" fo:font-style="italic" style:font-style-asian="italic" style:font-size-complex="12pt"/>
    </style:style>
    <style:style style:name="T2452" style:parent-style-name="Policepardéfaut" style:family="text">
      <style:text-properties style:font-name="Times New Roman" style:font-name-complex="Times New Roman" style:font-size-complex="12pt"/>
    </style:style>
    <style:style style:name="T2453" style:parent-style-name="Policepardéfaut" style:family="text">
      <style:text-properties style:font-name="Times New Roman" style:font-name-complex="Times New Roman" fo:font-style="italic" style:font-style-asian="italic" style:font-size-complex="12pt"/>
    </style:style>
    <style:style style:name="T2454" style:parent-style-name="Policepardéfaut" style:family="text">
      <style:text-properties style:font-name="Times New Roman" style:font-name-complex="Times New Roman" style:font-size-complex="12pt"/>
    </style:style>
    <style:style style:name="P2455" style:parent-style-name="Normal" style:family="paragraph">
      <style:paragraph-properties fo:margin-right="-0.6097in"/>
    </style:style>
    <style:style style:name="T2456" style:parent-style-name="Policepardéfaut" style:family="text">
      <style:text-properties style:font-name="Times New Roman" style:font-name-complex="Times New Roman" fo:font-style="italic" style:font-style-asian="italic" style:font-size-complex="12pt"/>
    </style:style>
    <style:style style:name="P2457" style:parent-style-name="Normal" style:family="paragraph">
      <style:paragraph-properties fo:margin-right="-0.6097in"/>
    </style:style>
    <style:style style:name="T2458" style:parent-style-name="Policepardéfaut" style:family="text">
      <style:text-properties style:font-name="Times New Roman" style:font-name-complex="Times New Roman" style:font-size-complex="12pt"/>
    </style:style>
    <style:style style:name="T2459" style:parent-style-name="Policepardéfaut" style:family="text">
      <style:text-properties style:font-name="Times New Roman" style:font-name-complex="Times New Roman" fo:font-style="italic" style:font-style-asian="italic" style:font-size-complex="12pt"/>
    </style:style>
    <style:style style:name="T2460" style:parent-style-name="Policepardéfaut" style:family="text">
      <style:text-properties style:font-name="Times New Roman" style:font-name-complex="Times New Roman" style:font-size-complex="12pt"/>
    </style:style>
    <style:style style:name="P2461" style:parent-style-name="Normal" style:family="paragraph">
      <style:paragraph-properties fo:margin-right="-0.6097in"/>
    </style:style>
    <style:style style:name="T2462" style:parent-style-name="Policepardéfaut" style:family="text">
      <style:text-properties style:font-name="Times New Roman" style:font-name-complex="Times New Roman" style:font-size-complex="12pt"/>
    </style:style>
    <style:style style:name="T2463" style:parent-style-name="Policepardéfaut" style:family="text">
      <style:text-properties style:font-name="Times New Roman" style:font-name-complex="Times New Roman" fo:font-style="italic" style:font-style-asian="italic" style:font-size-complex="12pt"/>
    </style:style>
    <style:style style:name="T2464" style:parent-style-name="Policepardéfaut" style:family="text">
      <style:text-properties style:font-name="Times New Roman" style:font-name-complex="Times New Roman" style:font-size-complex="12pt"/>
    </style:style>
    <style:style style:name="P2465" style:parent-style-name="Normal" style:family="paragraph">
      <style:paragraph-properties fo:margin-right="-0.6097in"/>
    </style:style>
    <style:style style:name="T2466" style:parent-style-name="Policepardéfaut" style:family="text">
      <style:text-properties style:font-name="Times New Roman" style:font-name-complex="Times New Roman" style:font-size-complex="12pt"/>
    </style:style>
    <style:style style:name="T2467" style:parent-style-name="Policepardéfaut" style:family="text">
      <style:text-properties style:font-name="Times New Roman" style:font-name-complex="Times New Roman" fo:font-style="italic" style:font-style-asian="italic" style:font-size-complex="12pt"/>
    </style:style>
    <style:style style:name="T2468" style:parent-style-name="Policepardéfaut" style:family="text">
      <style:text-properties style:font-name="Times New Roman" style:font-name-complex="Times New Roman" style:font-size-complex="12pt"/>
    </style:style>
    <style:style style:name="P2469" style:parent-style-name="Normal" style:family="paragraph">
      <style:paragraph-properties fo:margin-right="-0.6097in"/>
    </style:style>
    <style:style style:name="T2470" style:parent-style-name="Policepardéfaut" style:family="text">
      <style:text-properties style:font-name="Times New Roman" style:font-name-complex="Times New Roman" style:font-size-complex="12pt"/>
    </style:style>
    <style:style style:name="T2471" style:parent-style-name="Policepardéfaut" style:family="text">
      <style:text-properties style:font-name="Times New Roman" style:font-name-complex="Times New Roman" fo:font-style="italic" style:font-style-asian="italic" style:font-size-complex="12pt"/>
    </style:style>
    <style:style style:name="T2472" style:parent-style-name="Policepardéfaut" style:family="text">
      <style:text-properties style:font-name="Times New Roman" style:font-name-complex="Times New Roman" style:font-size-complex="12pt"/>
    </style:style>
    <style:style style:name="P2473" style:parent-style-name="Normal" style:family="paragraph">
      <style:paragraph-properties fo:margin-right="-0.6097in"/>
    </style:style>
    <style:style style:name="T2474" style:parent-style-name="Policepardéfaut" style:family="text">
      <style:text-properties style:font-name="Times New Roman" style:font-name-complex="Times New Roman" style:font-size-complex="12pt"/>
    </style:style>
    <style:style style:name="T2475" style:parent-style-name="Policepardéfaut" style:family="text">
      <style:text-properties style:font-name="Times New Roman" style:font-name-complex="Times New Roman" fo:font-style="italic" style:font-style-asian="italic" style:font-size-complex="12pt"/>
    </style:style>
    <style:style style:name="T2476" style:parent-style-name="Policepardéfaut" style:family="text">
      <style:text-properties style:font-name="Times New Roman" style:font-name-complex="Times New Roman" style:font-size-complex="12pt"/>
    </style:style>
    <style:style style:name="P2477" style:parent-style-name="Normal" style:family="paragraph">
      <style:paragraph-properties fo:margin-right="-0.6097in"/>
    </style:style>
    <style:style style:name="T2478" style:parent-style-name="Policepardéfaut" style:family="text">
      <style:text-properties style:font-name="Times New Roman" style:font-name-complex="Times New Roman" style:font-size-complex="12pt"/>
    </style:style>
    <style:style style:name="T2479" style:parent-style-name="Policepardéfaut" style:family="text">
      <style:text-properties style:font-name="Times New Roman" style:font-name-complex="Times New Roman" fo:font-style="italic" style:font-style-asian="italic" style:font-size-complex="12pt"/>
    </style:style>
    <style:style style:name="T2480" style:parent-style-name="Policepardéfaut" style:family="text">
      <style:text-properties style:font-name="Times New Roman" style:font-name-complex="Times New Roman" style:font-size-complex="12pt"/>
    </style:style>
    <style:style style:name="P2481" style:parent-style-name="Normal" style:family="paragraph">
      <style:paragraph-properties fo:margin-right="-0.6097in"/>
    </style:style>
    <style:style style:name="T2482" style:parent-style-name="Policepardéfaut" style:family="text">
      <style:text-properties style:font-name="Times New Roman" style:font-name-complex="Times New Roman" style:font-size-complex="12pt" fo:language="en" fo:country="US"/>
    </style:style>
    <style:style style:name="T2483" style:parent-style-name="Policepardéfaut" style:family="text">
      <style:text-properties style:font-name="Times New Roman" style:font-name-complex="Times New Roman" fo:font-style="italic" style:font-style-asian="italic" style:font-size-complex="12pt" fo:language="en" fo:country="US"/>
    </style:style>
    <style:style style:name="T2484" style:parent-style-name="Policepardéfaut" style:family="text">
      <style:text-properties style:font-name="Times New Roman" style:font-name-complex="Times New Roman" style:font-size-complex="12pt" fo:language="en" fo:country="US"/>
    </style:style>
    <style:style style:name="T2485" style:parent-style-name="Policepardéfaut" style:family="text">
      <style:text-properties style:font-name="Times New Roman" style:font-name-complex="Times New Roman" style:font-size-complex="12pt"/>
    </style:style>
    <style:style style:name="P2486" style:parent-style-name="Normal" style:family="paragraph">
      <style:paragraph-properties fo:margin-right="-0.6097in"/>
    </style:style>
    <style:style style:name="T2487" style:parent-style-name="Policepardéfaut" style:family="text">
      <style:text-properties style:font-name="Times New Roman" style:font-name-complex="Times New Roman" style:font-size-complex="12pt"/>
    </style:style>
    <style:style style:name="T2488" style:parent-style-name="Policepardéfaut" style:family="text">
      <style:text-properties style:font-name="Times New Roman" style:font-name-complex="Times New Roman" fo:font-style="italic" style:font-style-asian="italic" style:font-size-complex="12pt"/>
    </style:style>
    <style:style style:name="T2489" style:parent-style-name="Policepardéfaut" style:family="text">
      <style:text-properties style:font-name="Times New Roman" style:font-name-complex="Times New Roman" style:font-size-complex="12pt"/>
    </style:style>
    <style:style style:name="P2490" style:parent-style-name="Normal" style:family="paragraph">
      <style:paragraph-properties fo:margin-right="-0.6097in"/>
    </style:style>
    <style:style style:name="T2491" style:parent-style-name="Policepardéfaut" style:family="text">
      <style:text-properties style:font-name="Times New Roman" style:font-name-complex="Times New Roman" style:font-size-complex="12pt" fo:language="en" fo:country="US"/>
    </style:style>
    <style:style style:name="T2492" style:parent-style-name="Policepardéfaut" style:family="text">
      <style:text-properties style:font-name="Times New Roman" style:font-name-complex="Times New Roman" fo:font-style="italic" style:font-style-asian="italic" style:font-size-complex="12pt" fo:language="en" fo:country="US"/>
    </style:style>
    <style:style style:name="T2493" style:parent-style-name="Policepardéfaut" style:family="text">
      <style:text-properties style:font-name="Times New Roman" style:font-name-complex="Times New Roman" style:font-size-complex="12pt" fo:language="en" fo:country="US"/>
    </style:style>
    <style:style style:name="P2494" style:parent-style-name="Normal" style:family="paragraph">
      <style:paragraph-properties fo:margin-right="-0.6097in"/>
    </style:style>
    <style:style style:name="T2495" style:parent-style-name="Policepardéfaut" style:family="text">
      <style:text-properties style:font-name="Times New Roman" style:font-name-complex="Times New Roman" style:font-size-complex="12pt" fo:language="en" fo:country="US"/>
    </style:style>
    <style:style style:name="T2496" style:parent-style-name="Policepardéfaut" style:family="text">
      <style:text-properties style:font-name="Times New Roman" style:font-name-complex="Times New Roman" fo:font-style="italic" style:font-style-asian="italic" style:font-size-complex="12pt" fo:language="en" fo:country="US"/>
    </style:style>
    <style:style style:name="T2497" style:parent-style-name="Policepardéfaut" style:family="text">
      <style:text-properties style:font-name="Times New Roman" style:font-name-complex="Times New Roman" style:font-size-complex="12pt" fo:language="en" fo:country="US"/>
    </style:style>
    <style:style style:name="P2498" style:parent-style-name="Normal" style:family="paragraph">
      <style:paragraph-properties fo:margin-right="-0.6097in"/>
    </style:style>
    <style:style style:name="T2499" style:parent-style-name="Policepardéfaut" style:family="text">
      <style:text-properties style:font-name="Times New Roman" style:font-name-complex="Times New Roman" style:font-size-complex="12pt" fo:language="en" fo:country="US"/>
    </style:style>
    <style:style style:name="T2500" style:parent-style-name="Policepardéfaut" style:family="text">
      <style:text-properties style:font-name="Times New Roman" style:font-name-complex="Times New Roman" fo:font-style="italic" style:font-style-asian="italic" style:font-size-complex="12pt" fo:language="en" fo:country="US"/>
    </style:style>
    <style:style style:name="T2501" style:parent-style-name="Policepardéfaut" style:family="text">
      <style:text-properties style:font-name="Times New Roman" style:font-name-complex="Times New Roman" style:font-size-complex="12pt" fo:language="en" fo:country="US"/>
    </style:style>
    <style:style style:name="T2502" style:parent-style-name="Policepardéfaut" style:family="text">
      <style:text-properties style:font-name="Times New Roman" style:font-name-complex="Times New Roman" style:font-size-complex="12pt"/>
    </style:style>
    <style:style style:name="P2503" style:parent-style-name="Normal" style:family="paragraph">
      <style:paragraph-properties fo:margin-right="-0.6097in"/>
    </style:style>
    <style:style style:name="T2504" style:parent-style-name="Policepardéfaut" style:family="text">
      <style:text-properties style:font-name="Times New Roman" style:font-name-complex="Times New Roman" style:font-size-complex="12pt"/>
    </style:style>
    <style:style style:name="T2505" style:parent-style-name="Policepardéfaut" style:family="text">
      <style:text-properties style:font-name="Times New Roman" style:font-name-complex="Times New Roman" fo:font-style="italic" style:font-style-asian="italic" style:font-size-complex="12pt"/>
    </style:style>
    <style:style style:name="T2506" style:parent-style-name="Policepardéfaut" style:family="text">
      <style:text-properties style:font-name="Times New Roman" style:font-name-complex="Times New Roman" style:font-size-complex="12pt"/>
    </style:style>
    <style:style style:name="P2507" style:parent-style-name="Normal" style:family="paragraph">
      <style:paragraph-properties fo:margin-right="-0.6097in"/>
    </style:style>
    <style:style style:name="T2508" style:parent-style-name="Policepardéfaut" style:family="text">
      <style:text-properties style:font-name="Times New Roman" style:font-name-complex="Times New Roman" style:font-size-complex="12pt"/>
    </style:style>
    <style:style style:name="T2509" style:parent-style-name="Policepardéfaut" style:family="text">
      <style:text-properties style:font-name="Times New Roman" style:font-name-complex="Times New Roman" fo:font-style="italic" style:font-style-asian="italic" style:font-size-complex="12pt"/>
    </style:style>
    <style:style style:name="T2510" style:parent-style-name="Policepardéfaut" style:family="text">
      <style:text-properties style:font-name="Times New Roman" style:font-name-complex="Times New Roman" style:font-size-complex="12pt"/>
    </style:style>
    <style:style style:name="P2511" style:parent-style-name="Normal" style:family="paragraph">
      <style:paragraph-properties fo:margin-right="-0.6097in"/>
    </style:style>
    <style:style style:name="T2512" style:parent-style-name="Policepardéfaut" style:family="text">
      <style:text-properties style:font-name="Times New Roman" style:font-name-complex="Times New Roman" style:font-size-complex="12pt"/>
    </style:style>
    <style:style style:name="T2513" style:parent-style-name="Policepardéfaut" style:family="text">
      <style:text-properties style:font-name="Times New Roman" style:font-name-complex="Times New Roman" fo:font-style="italic" style:font-style-asian="italic" style:font-size-complex="12pt"/>
    </style:style>
    <style:style style:name="T2514" style:parent-style-name="Policepardéfaut" style:family="text">
      <style:text-properties style:font-name="Times New Roman" style:font-name-complex="Times New Roman" style:font-size-complex="12pt"/>
    </style:style>
    <style:style style:name="P2515" style:parent-style-name="Normal" style:family="paragraph">
      <style:paragraph-properties fo:margin-right="-0.6097in"/>
    </style:style>
    <style:style style:name="T2516" style:parent-style-name="Policepardéfaut" style:family="text">
      <style:text-properties style:font-name="Times New Roman" style:font-name-complex="Times New Roman" style:font-size-complex="12pt"/>
    </style:style>
    <style:style style:name="T2517" style:parent-style-name="Policepardéfaut" style:family="text">
      <style:text-properties style:font-name="Times New Roman" style:font-name-complex="Times New Roman" fo:font-style="italic" style:font-style-asian="italic" style:font-size-complex="12pt"/>
    </style:style>
    <style:style style:name="T2518" style:parent-style-name="Policepardéfaut" style:family="text">
      <style:text-properties style:font-name="Times New Roman" style:font-name-complex="Times New Roman" style:font-size-complex="12pt"/>
    </style:style>
    <style:style style:name="P2519" style:parent-style-name="Normal" style:family="paragraph">
      <style:paragraph-properties fo:margin-right="-0.6097in"/>
    </style:style>
    <style:style style:name="T2520" style:parent-style-name="Policepardéfaut" style:family="text">
      <style:text-properties style:font-name="Times New Roman" style:font-name-complex="Times New Roman" style:font-size-complex="12pt"/>
    </style:style>
    <style:style style:name="T2521" style:parent-style-name="Policepardéfaut" style:family="text">
      <style:text-properties style:font-name="Times New Roman" style:font-name-complex="Times New Roman" fo:font-style="italic" style:font-style-asian="italic" style:font-size-complex="12pt"/>
    </style:style>
    <style:style style:name="T2522" style:parent-style-name="Policepardéfaut" style:family="text">
      <style:text-properties style:font-name="Times New Roman" style:font-name-complex="Times New Roman" style:font-size-complex="12pt"/>
    </style:style>
    <style:style style:name="T2523" style:parent-style-name="Policepardéfaut" style:family="text">
      <style:text-properties style:font-name="Times New Roman" style:font-name-complex="Times New Roman" style:font-size-complex="12pt"/>
    </style:style>
    <style:style style:name="P2524" style:parent-style-name="Normal" style:family="paragraph">
      <style:paragraph-properties fo:margin-right="-0.6097in"/>
    </style:style>
    <style:style style:name="T2525" style:parent-style-name="Policepardéfaut" style:family="text">
      <style:text-properties style:font-name="Times New Roman" style:font-name-complex="Times New Roman" style:font-size-complex="12pt"/>
    </style:style>
    <style:style style:name="T2526" style:parent-style-name="Policepardéfaut" style:family="text">
      <style:text-properties style:font-name="Times New Roman" style:font-name-complex="Times New Roman" fo:font-style="italic" style:font-style-asian="italic" style:font-size-complex="12pt"/>
    </style:style>
    <style:style style:name="T2527" style:parent-style-name="Policepardéfaut" style:family="text">
      <style:text-properties style:font-name="Times New Roman" style:font-name-complex="Times New Roman" style:font-size-complex="12pt"/>
    </style:style>
    <style:style style:name="P2528" style:parent-style-name="Normal" style:family="paragraph">
      <style:paragraph-properties fo:margin-right="-0.6097in"/>
    </style:style>
    <style:style style:name="T2529" style:parent-style-name="Policepardéfaut" style:family="text">
      <style:text-properties style:font-name="Times New Roman" style:font-name-complex="Times New Roman" style:font-size-complex="12pt"/>
    </style:style>
    <style:style style:name="T2530" style:parent-style-name="Policepardéfaut" style:family="text">
      <style:text-properties style:font-name="Times New Roman" style:font-name-complex="Times New Roman" fo:font-style="italic" style:font-style-asian="italic" style:font-size-complex="12pt"/>
    </style:style>
    <style:style style:name="T2531" style:parent-style-name="Policepardéfaut" style:family="text">
      <style:text-properties style:font-name="Times New Roman" style:font-name-complex="Times New Roman" style:font-size-complex="12pt"/>
    </style:style>
    <style:style style:name="P2532" style:parent-style-name="Normal" style:family="paragraph">
      <style:paragraph-properties fo:margin-right="-0.6097in"/>
    </style:style>
    <style:style style:name="T2533" style:parent-style-name="Policepardéfaut" style:family="text">
      <style:text-properties style:font-name="Times New Roman" style:font-name-complex="Times New Roman" style:font-size-complex="12pt"/>
    </style:style>
    <style:style style:name="T2534" style:parent-style-name="Policepardéfaut" style:family="text">
      <style:text-properties style:font-name="Times New Roman" style:font-name-complex="Times New Roman" fo:font-style="italic" style:font-style-asian="italic" style:font-size-complex="12pt"/>
    </style:style>
    <style:style style:name="T2535" style:parent-style-name="Policepardéfaut" style:family="text">
      <style:text-properties style:font-name="Times New Roman" style:font-name-complex="Times New Roman" style:font-size-complex="12pt"/>
    </style:style>
    <style:style style:name="P2536" style:parent-style-name="Normal" style:family="paragraph">
      <style:paragraph-properties fo:margin-right="-0.6097in"/>
    </style:style>
    <style:style style:name="T2537" style:parent-style-name="Policepardéfaut" style:family="text">
      <style:text-properties style:font-name="Times New Roman" style:font-name-complex="Times New Roman" style:font-size-complex="12pt"/>
    </style:style>
    <style:style style:name="T2538" style:parent-style-name="Policepardéfaut" style:family="text">
      <style:text-properties style:font-name="Times New Roman" style:font-name-complex="Times New Roman" fo:font-style="italic" style:font-style-asian="italic" style:font-size-complex="12pt"/>
    </style:style>
    <style:style style:name="T2539" style:parent-style-name="Policepardéfaut" style:family="text">
      <style:text-properties style:font-name="Times New Roman" style:font-name-complex="Times New Roman" style:font-size-complex="12pt"/>
    </style:style>
    <style:style style:name="P2540" style:parent-style-name="Normal" style:family="paragraph">
      <style:paragraph-properties fo:margin-right="-0.6097in"/>
    </style:style>
    <style:style style:name="T2541" style:parent-style-name="Policepardéfaut" style:family="text">
      <style:text-properties style:font-name="Times New Roman" style:font-name-complex="Times New Roman" style:font-size-complex="12pt"/>
    </style:style>
    <style:style style:name="T2542" style:parent-style-name="Policepardéfaut" style:family="text">
      <style:text-properties style:font-name="Times New Roman" style:font-name-complex="Times New Roman" fo:font-style="italic" style:font-style-asian="italic" style:font-size-complex="12pt"/>
    </style:style>
    <style:style style:name="T2543" style:parent-style-name="Policepardéfaut" style:family="text">
      <style:text-properties style:font-name="Times New Roman" style:font-name-complex="Times New Roman" style:font-size-complex="12pt"/>
    </style:style>
    <style:style style:name="P2544" style:parent-style-name="Normal" style:family="paragraph">
      <style:paragraph-properties fo:margin-right="-0.6097in"/>
    </style:style>
    <style:style style:name="T2545" style:parent-style-name="Policepardéfaut" style:family="text">
      <style:text-properties style:font-name="Times New Roman" style:font-name-complex="Times New Roman" style:font-size-complex="12pt"/>
    </style:style>
    <style:style style:name="T2546" style:parent-style-name="Policepardéfaut" style:family="text">
      <style:text-properties style:font-name="Times New Roman" style:font-name-complex="Times New Roman" fo:font-style="italic" style:font-style-asian="italic" style:font-size-complex="12pt"/>
    </style:style>
    <style:style style:name="T2547" style:parent-style-name="Policepardéfaut" style:family="text">
      <style:text-properties style:font-name="Times New Roman" style:font-name-complex="Times New Roman" style:font-size-complex="12pt"/>
    </style:style>
    <style:style style:name="P2548" style:parent-style-name="Normal" style:family="paragraph">
      <style:paragraph-properties fo:margin-right="-0.6097in"/>
    </style:style>
    <style:style style:name="T2549" style:parent-style-name="Policepardéfaut" style:family="text">
      <style:text-properties style:font-name="Times New Roman" style:font-name-complex="Times New Roman" fo:font-style="italic" style:font-style-asian="italic" style:font-size-complex="12pt"/>
    </style:style>
    <style:style style:name="T2550" style:parent-style-name="Policepardéfaut" style:family="text">
      <style:text-properties style:font-name="Times New Roman" style:font-name-complex="Times New Roman" style:font-size-complex="12pt"/>
    </style:style>
    <style:style style:name="P2551" style:parent-style-name="Normal" style:family="paragraph">
      <style:paragraph-properties fo:margin-right="-0.6097in"/>
      <style:text-properties style:font-name="Times New Roman" style:font-name-complex="Times New Roman" style:font-size-complex="12pt"/>
    </style:style>
    <style:style style:name="T2552" style:parent-style-name="Policepardéfaut" style:family="text">
      <style:text-properties style:font-name="Times New Roman" style:font-name-complex="Times New Roman" fo:font-weight="normal" style:font-weight-asian="normal" fo:font-variant="small-caps" style:font-size-complex="12pt"/>
    </style:style>
    <style:style style:name="T2553" style:parent-style-name="Policepardéfaut" style:family="text">
      <style:text-properties style:font-name="Times New Roman" style:font-name-complex="Times New Roman" fo:font-weight="normal" style:font-weight-asian="normal" fo:font-variant="small-caps" style:font-size-complex="12pt"/>
    </style:style>
    <style:style style:name="P2554" style:parent-style-name="Normal" style:family="paragraph">
      <style:paragraph-properties fo:margin-right="-0.6097in"/>
      <style:text-properties style:font-name="Times New Roman" style:font-name-complex="Times New Roman" style:font-size-complex="12pt"/>
    </style:style>
    <style:style style:name="P2555" style:parent-style-name="Normal" style:family="paragraph">
      <style:paragraph-properties fo:margin-right="-0.6097in"/>
    </style:style>
    <style:style style:name="T2556" style:parent-style-name="Policepardéfaut" style:family="text">
      <style:text-properties style:font-name="Times New Roman" style:font-name-complex="Times New Roman" style:font-size-complex="12pt"/>
    </style:style>
    <style:style style:name="T2557" style:parent-style-name="Policepardéfaut" style:family="text">
      <style:text-properties style:font-name="Times New Roman" style:font-name-complex="Times New Roman" fo:font-style="italic" style:font-style-asian="italic" style:font-size-complex="12pt"/>
    </style:style>
    <style:style style:name="T2558" style:parent-style-name="Policepardéfaut" style:family="text">
      <style:text-properties style:font-name="Times New Roman" style:font-name-complex="Times New Roman" style:font-size-complex="12pt"/>
    </style:style>
    <style:style style:name="T2559" style:parent-style-name="Policepardéfaut" style:family="text">
      <style:text-properties style:font-name="Times New Roman" style:font-name-complex="Times New Roman" fo:font-style="italic" style:font-style-asian="italic" style:font-size-complex="12pt"/>
    </style:style>
    <style:style style:name="T2560" style:parent-style-name="Policepardéfaut" style:family="text">
      <style:text-properties style:font-name="Times New Roman" style:font-name-complex="Times New Roman" style:font-size-complex="12pt"/>
    </style:style>
    <style:style style:name="P2561" style:parent-style-name="Normal" style:family="paragraph">
      <style:paragraph-properties fo:margin-right="-0.6097in"/>
      <style:text-properties style:font-name="Times New Roman" style:font-name-complex="Times New Roman" style:font-size-complex="12pt"/>
    </style:style>
    <style:style style:name="T2562" style:parent-style-name="Policepardéfaut" style:family="text">
      <style:text-properties style:font-name="Times New Roman" style:font-name-complex="Times New Roman" fo:font-weight="normal" style:font-weight-asian="normal" style:font-size-complex="12pt"/>
    </style:style>
    <style:style style:name="T2563" style:parent-style-name="Policepardéfaut" style:family="text">
      <style:text-properties style:font-name="Times New Roman" style:font-name-complex="Times New Roman" fo:font-weight="normal" style:font-weight-asian="normal" style:font-size-complex="12pt"/>
    </style:style>
    <style:style style:name="P2564" style:parent-style-name="Normal" style:family="paragraph">
      <style:paragraph-properties fo:margin-right="-0.6097in"/>
      <style:text-properties style:font-name="Times New Roman" style:font-name-complex="Times New Roman" style:font-size-complex="12pt"/>
    </style:style>
    <style:style style:name="P2565" style:parent-style-name="Normal" style:family="paragraph">
      <style:paragraph-properties fo:margin-right="-0.6097in"/>
    </style:style>
    <style:style style:name="T2566" style:parent-style-name="Policepardéfaut" style:family="text">
      <style:text-properties style:font-name="Times New Roman" style:font-name-complex="Times New Roman" style:font-size-complex="12pt"/>
    </style:style>
    <style:style style:name="T2567" style:parent-style-name="Policepardéfaut" style:family="text">
      <style:text-properties style:font-name="Times New Roman" style:font-name-complex="Times New Roman" fo:font-style="italic" style:font-style-asian="italic" style:font-size-complex="12pt"/>
    </style:style>
    <style:style style:name="T2568" style:parent-style-name="Policepardéfaut" style:family="text">
      <style:text-properties style:font-name="Times New Roman" style:font-name-complex="Times New Roman" style:font-size-complex="12pt"/>
    </style:style>
    <style:style style:name="T2569" style:parent-style-name="Policepardéfaut" style:family="text">
      <style:text-properties style:font-name="Times New Roman" style:font-name-complex="Times New Roman" fo:font-style="italic" style:font-style-asian="italic" style:font-size-complex="12pt"/>
    </style:style>
    <style:style style:name="T2570" style:parent-style-name="Policepardéfaut" style:family="text">
      <style:text-properties style:font-name="Times New Roman" style:font-name-complex="Times New Roman" style:font-size-complex="12pt"/>
    </style:style>
    <style:style style:name="T2571" style:parent-style-name="Policepardéfaut" style:family="text">
      <style:text-properties style:font-name="Times New Roman" style:font-name-complex="Times New Roman" fo:font-style="italic" style:font-style-asian="italic" style:font-size-complex="12pt"/>
    </style:style>
    <style:style style:name="T2572" style:parent-style-name="Policepardéfaut" style:family="text">
      <style:text-properties style:font-name="Times New Roman" style:font-name-complex="Times New Roman" style:font-size-complex="12pt"/>
    </style:style>
    <style:style style:name="T2573" style:parent-style-name="Policepardéfaut" style:family="text">
      <style:text-properties style:font-name="Times New Roman" style:font-name-complex="Times New Roman" style:font-size-complex="12pt"/>
    </style:style>
    <style:style style:name="T2574" style:parent-style-name="Policepardéfaut" style:family="text">
      <style:text-properties style:font-name="Times New Roman" style:font-name-complex="Times New Roman" fo:font-style="italic" style:font-style-asian="italic" style:font-size-complex="12pt"/>
    </style:style>
    <style:style style:name="T2575" style:parent-style-name="Policepardéfaut" style:family="text">
      <style:text-properties style:font-name="Times New Roman" style:font-name-complex="Times New Roman" style:font-size-complex="12pt"/>
    </style:style>
    <style:style style:name="T2576" style:parent-style-name="Policepardéfaut" style:family="text">
      <style:text-properties style:font-name="Times New Roman" style:font-name-complex="Times New Roman" fo:font-style="italic" style:font-style-asian="italic" style:font-size-complex="12pt"/>
    </style:style>
    <style:style style:name="T2577" style:parent-style-name="Policepardéfaut" style:family="text">
      <style:text-properties style:font-name="Times New Roman" style:font-name-complex="Times New Roman" style:font-size-complex="12pt"/>
    </style:style>
    <style:style style:name="T2578" style:parent-style-name="Policepardéfaut" style:family="text">
      <style:text-properties style:font-name="Times New Roman" style:font-name-complex="Times New Roman" fo:font-style="italic" style:font-style-asian="italic" style:font-size-complex="12pt"/>
    </style:style>
    <style:style style:name="T2579" style:parent-style-name="Policepardéfaut" style:family="text">
      <style:text-properties style:font-name="Times New Roman" style:font-name-complex="Times New Roman" style:font-size-complex="12pt"/>
    </style:style>
    <style:style style:name="P2580" style:parent-style-name="Normal" style:family="paragraph">
      <style:paragraph-properties fo:margin-right="-0.6097in"/>
    </style:style>
    <style:style style:name="T2581" style:parent-style-name="Policepardéfaut" style:family="text">
      <style:text-properties style:font-name="Times New Roman" style:font-name-complex="Times New Roman" style:font-size-complex="12pt"/>
    </style:style>
    <style:style style:name="T2582" style:parent-style-name="Policepardéfaut" style:family="text">
      <style:text-properties style:font-name="Times New Roman" style:font-name-complex="Times New Roman" fo:font-style="italic" style:font-style-asian="italic" style:font-size-complex="12pt"/>
    </style:style>
    <style:style style:name="T2583" style:parent-style-name="Policepardéfaut" style:family="text">
      <style:text-properties style:font-name="Times New Roman" style:font-name-complex="Times New Roman" style:font-size-complex="12pt"/>
    </style:style>
    <style:style style:name="P2584" style:parent-style-name="Normal" style:family="paragraph">
      <style:paragraph-properties fo:margin-right="-0.6097in"/>
    </style:style>
    <style:style style:name="T2585" style:parent-style-name="Policepardéfaut" style:family="text">
      <style:text-properties style:font-name="Times New Roman" style:font-name-complex="Times New Roman" style:font-size-complex="12pt"/>
    </style:style>
    <style:style style:name="T2586" style:parent-style-name="Policepardéfaut" style:family="text">
      <style:text-properties style:font-name="Times New Roman" style:font-name-complex="Times New Roman" fo:font-style="italic" style:font-style-asian="italic" style:font-size-complex="12pt"/>
    </style:style>
    <style:style style:name="T2587" style:parent-style-name="Policepardéfaut" style:family="text">
      <style:text-properties style:font-name="Times New Roman" style:font-name-complex="Times New Roman" style:font-size-complex="12pt"/>
    </style:style>
    <style:style style:name="P2588" style:parent-style-name="Normal" style:family="paragraph">
      <style:paragraph-properties fo:margin-right="-0.6097in"/>
    </style:style>
    <style:style style:name="T2589" style:parent-style-name="Policepardéfaut" style:family="text">
      <style:text-properties style:font-name="Times New Roman" style:font-name-complex="Times New Roman" style:font-size-complex="12pt"/>
    </style:style>
    <style:style style:name="T2590" style:parent-style-name="Policepardéfaut" style:family="text">
      <style:text-properties style:font-name="Times New Roman" style:font-name-complex="Times New Roman" fo:font-style="italic" style:font-style-asian="italic" style:font-size-complex="12pt"/>
    </style:style>
    <style:style style:name="T2591" style:parent-style-name="Policepardéfaut" style:family="text">
      <style:text-properties style:font-name="Times New Roman" style:font-name-complex="Times New Roman" style:font-size-complex="12pt"/>
    </style:style>
    <style:style style:name="P2592" style:parent-style-name="Normal" style:family="paragraph">
      <style:paragraph-properties fo:margin-right="-0.6097in"/>
    </style:style>
    <style:style style:name="T2593" style:parent-style-name="Policepardéfaut" style:family="text">
      <style:text-properties style:font-name="Times New Roman" style:font-name-complex="Times New Roman" style:font-size-complex="12pt"/>
    </style:style>
    <style:style style:name="T2594" style:parent-style-name="Policepardéfaut" style:family="text">
      <style:text-properties style:font-name="Times New Roman" style:font-name-complex="Times New Roman" fo:font-style="italic" style:font-style-asian="italic" style:font-size-complex="12pt"/>
    </style:style>
    <style:style style:name="T2595" style:parent-style-name="Policepardéfaut" style:family="text">
      <style:text-properties style:font-name="Times New Roman" style:font-name-complex="Times New Roman" style:font-size-complex="12pt"/>
    </style:style>
    <style:style style:name="P2596" style:parent-style-name="Normal" style:family="paragraph">
      <style:paragraph-properties fo:margin-right="-0.6097in"/>
    </style:style>
    <style:style style:name="T2597" style:parent-style-name="Policepardéfaut" style:family="text">
      <style:text-properties style:font-name="Times New Roman" style:font-name-complex="Times New Roman" style:font-size-complex="12pt"/>
    </style:style>
    <style:style style:name="T2598" style:parent-style-name="Policepardéfaut" style:family="text">
      <style:text-properties style:font-name="Times New Roman" style:font-name-complex="Times New Roman" fo:font-style="italic" style:font-style-asian="italic" style:font-size-complex="12pt"/>
    </style:style>
    <style:style style:name="T2599" style:parent-style-name="Policepardéfaut" style:family="text">
      <style:text-properties style:font-name="Times New Roman" style:font-name-complex="Times New Roman" style:font-size-complex="12pt"/>
    </style:style>
    <style:style style:name="P2600" style:parent-style-name="Normal" style:family="paragraph">
      <style:paragraph-properties fo:margin-right="-0.6097in"/>
    </style:style>
    <style:style style:name="T2601" style:parent-style-name="Policepardéfaut" style:family="text">
      <style:text-properties style:font-name="Times New Roman" style:font-name-complex="Times New Roman" style:font-size-complex="12pt"/>
    </style:style>
    <style:style style:name="T2602" style:parent-style-name="Policepardéfaut" style:family="text">
      <style:text-properties style:font-name="Times New Roman" style:font-name-complex="Times New Roman" fo:font-style="italic" style:font-style-asian="italic" style:font-size-complex="12pt"/>
    </style:style>
    <style:style style:name="T2603" style:parent-style-name="Policepardéfaut" style:family="text">
      <style:text-properties style:font-name="Times New Roman" style:font-name-complex="Times New Roman" style:font-size-complex="12pt"/>
    </style:style>
    <style:style style:name="P2604" style:parent-style-name="Normal" style:family="paragraph">
      <style:paragraph-properties fo:margin-right="-0.6097in"/>
    </style:style>
    <style:style style:name="T2605" style:parent-style-name="Policepardéfaut" style:family="text">
      <style:text-properties style:font-name="Times New Roman" style:font-name-complex="Times New Roman" style:font-size-complex="12pt"/>
    </style:style>
    <style:style style:name="T2606" style:parent-style-name="Policepardéfaut" style:family="text">
      <style:text-properties style:font-name="Times New Roman" style:font-name-complex="Times New Roman" fo:font-style="italic" style:font-style-asian="italic" style:font-size-complex="12pt"/>
    </style:style>
    <style:style style:name="T2607" style:parent-style-name="Policepardéfaut" style:family="text">
      <style:text-properties style:font-name="Times New Roman" style:font-name-complex="Times New Roman" style:font-size-complex="12pt"/>
    </style:style>
    <style:style style:name="P2608" style:parent-style-name="Normal" style:family="paragraph">
      <style:paragraph-properties fo:margin-right="-0.6097in"/>
      <style:text-properties style:font-name="Times New Roman" style:font-name-complex="Times New Roman" style:font-size-complex="12pt"/>
    </style:style>
    <style:style style:name="T2609" style:parent-style-name="Policepardéfaut" style:family="text">
      <style:text-properties style:font-name="Times New Roman" style:font-name-complex="Times New Roman" fo:font-weight="normal" style:font-weight-asian="normal" style:font-size-complex="12pt"/>
    </style:style>
    <style:style style:name="T2610" style:parent-style-name="Policepardéfaut" style:family="text">
      <style:text-properties style:font-name="Times New Roman" style:font-name-complex="Times New Roman" fo:font-weight="normal" style:font-weight-asian="normal" style:font-size-complex="12pt"/>
    </style:style>
    <style:style style:name="P2611" style:parent-style-name="Normal" style:family="paragraph">
      <style:paragraph-properties fo:margin-right="-0.6097in"/>
      <style:text-properties style:font-name="Times New Roman" style:font-name-complex="Times New Roman" style:font-size-complex="12pt"/>
    </style:style>
    <style:style style:name="P2612" style:parent-style-name="Normal" style:family="paragraph">
      <style:paragraph-properties fo:margin-right="-0.6097in"/>
    </style:style>
    <style:style style:name="T2613" style:parent-style-name="Policepardéfaut" style:family="text">
      <style:text-properties style:font-name="Times New Roman" style:font-name-complex="Times New Roman" style:font-size-complex="12pt"/>
    </style:style>
    <style:style style:name="T2614" style:parent-style-name="Policepardéfaut" style:family="text">
      <style:text-properties style:font-name="Times New Roman" style:font-name-complex="Times New Roman" fo:font-style="italic" style:font-style-asian="italic" style:font-size-complex="12pt"/>
    </style:style>
    <style:style style:name="T2615" style:parent-style-name="Policepardéfaut" style:family="text">
      <style:text-properties style:font-name="Times New Roman" style:font-name-complex="Times New Roman" style:font-size-complex="12pt"/>
    </style:style>
    <style:style style:name="T2616" style:parent-style-name="Policepardéfaut" style:family="text">
      <style:text-properties style:font-name="Times New Roman" style:font-name-complex="Times New Roman" fo:font-weight="normal" style:font-weight-asian="normal" style:font-size-complex="12pt"/>
    </style:style>
    <style:style style:name="T2617" style:parent-style-name="Policepardéfaut" style:family="text">
      <style:text-properties style:font-name="Times New Roman" style:font-name-complex="Times New Roman" fo:font-weight="normal" style:font-weight-asian="normal" style:font-size-complex="12pt"/>
    </style:style>
    <style:style style:name="P2618" style:parent-style-name="Normal" style:family="paragraph">
      <style:paragraph-properties fo:margin-right="-0.6097in"/>
      <style:text-properties style:font-name="Times New Roman" style:font-name-complex="Times New Roman" style:font-size-complex="12pt"/>
    </style:style>
    <style:style style:name="P2619" style:parent-style-name="Normal" style:family="paragraph">
      <style:paragraph-properties fo:margin-right="-0.6097in"/>
    </style:style>
    <style:style style:name="T2620" style:parent-style-name="Policepardéfaut" style:family="text">
      <style:text-properties style:font-name="Times New Roman" style:font-name-complex="Times New Roman" style:font-size-complex="12pt"/>
    </style:style>
    <style:style style:name="T2621" style:parent-style-name="Policepardéfaut" style:family="text">
      <style:text-properties style:font-name="Times New Roman" style:font-name-complex="Times New Roman" fo:font-style="italic" style:font-style-asian="italic" style:font-size-complex="12pt"/>
    </style:style>
    <style:style style:name="T2622" style:parent-style-name="Policepardéfaut" style:family="text">
      <style:text-properties style:font-name="Times New Roman" style:font-name-complex="Times New Roman" style:font-size-complex="12pt"/>
    </style:style>
    <style:style style:name="T2623" style:parent-style-name="Policepardéfaut" style:family="text">
      <style:text-properties style:font-name="Times New Roman" style:font-name-complex="Times New Roman" fo:font-style="italic" style:font-style-asian="italic" style:font-size-complex="12pt"/>
    </style:style>
    <style:style style:name="T2624" style:parent-style-name="Policepardéfaut" style:family="text">
      <style:text-properties style:font-name="Times New Roman" style:font-name-complex="Times New Roman" style:font-size-complex="12pt"/>
    </style:style>
    <style:style style:name="T2625" style:parent-style-name="Policepardéfaut" style:family="text">
      <style:text-properties style:font-name="Times New Roman" style:font-name-complex="Times New Roman" fo:font-style="italic" style:font-style-asian="italic" style:font-size-complex="12pt"/>
    </style:style>
    <style:style style:name="T2626" style:parent-style-name="Policepardéfaut" style:family="text">
      <style:text-properties style:font-name="Times New Roman" style:font-name-complex="Times New Roman" style:font-size-complex="12pt"/>
    </style:style>
    <style:style style:name="P2627" style:parent-style-name="Normal" style:family="paragraph">
      <style:paragraph-properties fo:margin-right="-0.6097in"/>
      <style:text-properties style:font-name="Times New Roman" style:font-name-complex="Times New Roman" style:font-size-complex="12pt"/>
    </style:style>
    <style:style style:name="T2628" style:parent-style-name="Policepardéfaut" style:family="text">
      <style:text-properties style:font-name="Times New Roman" style:font-name-complex="Times New Roman" fo:font-weight="normal" style:font-weight-asian="normal" style:font-size-complex="12pt"/>
    </style:style>
    <style:style style:name="T2629" style:parent-style-name="Policepardéfaut" style:family="text">
      <style:text-properties style:font-name="Times New Roman" style:font-name-complex="Times New Roman" fo:font-weight="normal" style:font-weight-asian="normal" style:font-size-complex="12pt"/>
    </style:style>
    <style:style style:name="P2630" style:parent-style-name="Normal" style:family="paragraph">
      <style:paragraph-properties fo:margin-right="-0.6097in"/>
      <style:text-properties style:font-name="Times New Roman" style:font-name-complex="Times New Roman" style:font-size-complex="12pt"/>
    </style:style>
    <style:style style:name="P2631" style:parent-style-name="Normal" style:family="paragraph">
      <style:paragraph-properties fo:margin-right="-0.6097in"/>
    </style:style>
    <style:style style:name="T2632" style:parent-style-name="Policepardéfaut" style:family="text">
      <style:text-properties style:font-name="Times New Roman" style:font-name-complex="Times New Roman" style:font-size-complex="12pt"/>
    </style:style>
    <style:style style:name="T2633" style:parent-style-name="Policepardéfaut" style:family="text">
      <style:text-properties style:font-name="Times New Roman" style:font-name-complex="Times New Roman" fo:font-style="italic" style:font-style-asian="italic" style:font-size-complex="12pt"/>
    </style:style>
    <style:style style:name="T2634" style:parent-style-name="Policepardéfaut" style:family="text">
      <style:text-properties style:font-name="Times New Roman" style:font-name-complex="Times New Roman" style:font-size-complex="12pt"/>
    </style:style>
    <style:style style:name="P2635" style:parent-style-name="Normal" style:family="paragraph">
      <style:paragraph-properties fo:margin-right="-0.6097in"/>
      <style:text-properties style:font-name="Times New Roman" style:font-name-complex="Times New Roman" style:font-size-complex="12pt"/>
    </style:style>
    <style:style style:name="T2636" style:parent-style-name="Policepardéfaut" style:family="text">
      <style:text-properties style:font-name="Times New Roman" style:font-name-complex="Times New Roman" fo:font-weight="normal" style:font-weight-asian="normal" style:font-size-complex="12pt"/>
    </style:style>
    <style:style style:name="T2637" style:parent-style-name="Policepardéfaut" style:family="text">
      <style:text-properties style:font-name="Times New Roman" style:font-name-complex="Times New Roman" fo:font-weight="normal" style:font-weight-asian="normal" style:font-size-complex="12pt"/>
    </style:style>
    <style:style style:name="P2638" style:parent-style-name="Normal" style:family="paragraph">
      <style:paragraph-properties fo:margin-right="-0.6097in"/>
      <style:text-properties style:font-name="Times New Roman" style:font-name-complex="Times New Roman" style:font-size-complex="12pt"/>
    </style:style>
    <style:style style:name="P2639" style:parent-style-name="Normal" style:family="paragraph">
      <style:paragraph-properties fo:margin-right="-0.6097in"/>
      <style:text-properties style:font-name="Times New Roman" style:font-name-complex="Times New Roman" style:font-size-complex="12pt"/>
    </style:style>
    <style:style style:name="T2640" style:parent-style-name="Policepardéfaut" style:family="text">
      <style:text-properties style:font-name="Times New Roman" style:font-name-complex="Times New Roman" fo:font-weight="normal" style:font-weight-asian="normal" style:font-size-complex="12pt"/>
    </style:style>
    <style:style style:name="T2641" style:parent-style-name="Policepardéfaut" style:family="text">
      <style:text-properties style:font-name="Times New Roman" style:font-name-complex="Times New Roman" fo:font-weight="normal" style:font-weight-asian="normal" style:font-size-complex="12pt"/>
    </style:style>
    <style:style style:name="P2642" style:parent-style-name="Normal" style:family="paragraph">
      <style:paragraph-properties fo:margin-right="-0.6097in"/>
      <style:text-properties style:font-name="Times New Roman" style:font-name-complex="Times New Roman" style:font-size-complex="12pt"/>
    </style:style>
    <style:style style:name="P2643" style:parent-style-name="Normal" style:family="paragraph">
      <style:paragraph-properties fo:margin-right="-0.6097in"/>
    </style:style>
    <style:style style:name="T2644" style:parent-style-name="Policepardéfaut" style:family="text">
      <style:text-properties style:font-name="Times New Roman" style:font-name-complex="Times New Roman" style:font-size-complex="12pt"/>
    </style:style>
    <style:style style:name="T2645" style:parent-style-name="Policepardéfaut" style:family="text">
      <style:text-properties style:font-name="Times New Roman" style:font-name-complex="Times New Roman" style:font-size-complex="12pt" style:text-underline-type="single" style:text-underline-style="solid" style:text-underline-width="auto" style:text-underline-mode="continuous"/>
    </style:style>
    <style:style style:name="T2646" style:parent-style-name="Policepardéfaut" style:family="text">
      <style:text-properties style:font-name="Times New Roman" style:font-name-complex="Times New Roman" fo:font-style="italic" style:font-style-asian="italic" style:font-size-complex="12pt" style:text-underline-type="single" style:text-underline-style="solid" style:text-underline-width="auto" style:text-underline-mode="continuous"/>
    </style:style>
    <style:style style:name="T2647" style:parent-style-name="Policepardéfaut" style:family="text">
      <style:text-properties style:font-name="Times New Roman" style:font-name-complex="Times New Roman" style:font-size-complex="12pt" style:text-underline-type="single" style:text-underline-style="solid" style:text-underline-width="auto" style:text-underline-mode="continuous"/>
    </style:style>
    <style:style style:name="T2648" style:parent-style-name="Policepardéfaut" style:family="text">
      <style:text-properties style:font-name="Times New Roman" style:font-name-complex="Times New Roman" style:font-size-complex="12pt"/>
    </style:style>
    <style:style style:name="T2649" style:parent-style-name="Policepardéfaut" style:family="text">
      <style:text-properties style:font-name="Times New Roman" style:font-name-complex="Times New Roman" fo:font-style="italic" style:font-style-asian="italic" style:font-size-complex="12pt"/>
    </style:style>
    <style:style style:name="T2650" style:parent-style-name="Policepardéfaut" style:family="text">
      <style:text-properties style:font-name="Times New Roman" style:font-name-complex="Times New Roman" style:font-size-complex="12pt"/>
    </style:style>
    <style:style style:name="T2651" style:parent-style-name="Policepardéfaut" style:family="text">
      <style:text-properties style:font-name="Times New Roman" style:font-name-complex="Times New Roman" style:font-size-complex="12pt" style:text-underline-type="single" style:text-underline-style="solid" style:text-underline-width="auto" style:text-underline-mode="continuous"/>
    </style:style>
    <style:style style:name="T2652" style:parent-style-name="Policepardéfaut" style:family="text">
      <style:text-properties style:font-name="Times New Roman" style:font-name-complex="Times New Roman" fo:font-style="italic" style:font-style-asian="italic" style:font-size-complex="12pt" style:text-underline-type="single" style:text-underline-style="solid" style:text-underline-width="auto" style:text-underline-mode="continuous"/>
    </style:style>
    <style:style style:name="T2653" style:parent-style-name="Policepardéfaut" style:family="text">
      <style:text-properties style:font-name="Times New Roman" style:font-name-complex="Times New Roman" style:font-size-complex="12pt" style:text-underline-type="single" style:text-underline-style="solid" style:text-underline-width="auto" style:text-underline-mode="continuous"/>
    </style:style>
    <style:style style:name="T2654" style:parent-style-name="Policepardéfaut" style:family="text">
      <style:text-properties style:font-name="Times New Roman" style:font-name-complex="Times New Roman" style:font-size-complex="12pt"/>
    </style:style>
    <style:style style:name="T2655" style:parent-style-name="Policepardéfaut" style:family="text">
      <style:text-properties style:font-name="Times New Roman" style:font-name-complex="Times New Roman" fo:font-style="italic" style:font-style-asian="italic" style:font-size-complex="12pt"/>
    </style:style>
    <style:style style:name="T2656" style:parent-style-name="Policepardéfaut" style:family="text">
      <style:text-properties style:font-name="Times New Roman" style:font-name-complex="Times New Roman" style:font-size-complex="12pt"/>
    </style:style>
    <style:style style:name="T2657" style:parent-style-name="Policepardéfaut" style:family="text">
      <style:text-properties style:font-name="Times New Roman" style:font-name-complex="Times New Roman" fo:font-weight="normal" style:font-weight-asian="normal" style:font-size-complex="12pt"/>
    </style:style>
    <style:style style:name="T2658" style:parent-style-name="Policepardéfaut" style:family="text">
      <style:text-properties style:font-name="Times New Roman" style:font-name-complex="Times New Roman" fo:font-weight="normal" style:font-weight-asian="normal" style:font-size-complex="12pt"/>
    </style:style>
    <style:style style:name="P2659" style:parent-style-name="Normal" style:family="paragraph">
      <style:paragraph-properties fo:margin-right="-0.6097in"/>
      <style:text-properties style:font-name="Times New Roman" style:font-name-complex="Times New Roman" style:font-size-complex="12pt"/>
    </style:style>
    <style:style style:name="P2660" style:parent-style-name="Normal" style:family="paragraph">
      <style:paragraph-properties fo:margin-right="-0.6097in"/>
    </style:style>
    <style:style style:name="T2661" style:parent-style-name="Policepardéfaut" style:family="text">
      <style:text-properties style:font-name="Times New Roman" style:font-name-complex="Times New Roman" style:font-size-complex="12pt"/>
    </style:style>
    <style:style style:name="T2662" style:parent-style-name="Policepardéfaut" style:family="text">
      <style:text-properties style:font-name="Times New Roman" style:font-name-complex="Times New Roman" fo:font-style="italic" style:font-style-asian="italic" style:font-size-complex="12pt"/>
    </style:style>
    <style:style style:name="T2663" style:parent-style-name="Policepardéfaut" style:family="text">
      <style:text-properties style:font-name="Times New Roman" style:font-name-complex="Times New Roman" style:font-size-complex="12pt"/>
    </style:style>
    <style:style style:name="P2664" style:parent-style-name="Normal" style:family="paragraph">
      <style:paragraph-properties fo:margin-right="-0.6097in"/>
      <style:text-properties style:font-name="Times New Roman" style:font-name-complex="Times New Roman" style:font-size-complex="12pt"/>
    </style:style>
    <style:style style:name="T2665" style:parent-style-name="Policepardéfaut" style:family="text">
      <style:text-properties style:font-name="Times New Roman" style:font-name-complex="Times New Roman" fo:font-weight="normal" style:font-weight-asian="normal" style:font-size-complex="12pt"/>
    </style:style>
    <style:style style:name="T2666" style:parent-style-name="Policepardéfaut" style:family="text">
      <style:text-properties style:font-name="Times New Roman" style:font-name-complex="Times New Roman" fo:font-weight="normal" style:font-weight-asian="normal" style:font-size-complex="12pt"/>
    </style:style>
    <style:style style:name="P2667" style:parent-style-name="Normal" style:family="paragraph">
      <style:paragraph-properties fo:margin-right="-0.6097in"/>
      <style:text-properties style:font-name="Times New Roman" style:font-name-complex="Times New Roman" style:font-size-complex="12pt"/>
    </style:style>
    <style:style style:name="P2668" style:parent-style-name="Normal" style:family="paragraph">
      <style:paragraph-properties fo:margin-right="-0.6097in"/>
    </style:style>
    <style:style style:name="T2669" style:parent-style-name="Policepardéfaut" style:family="text">
      <style:text-properties style:font-name="Times New Roman" style:font-name-complex="Times New Roman" style:font-size-complex="12pt"/>
    </style:style>
    <style:style style:name="T2670" style:parent-style-name="Policepardéfaut" style:family="text">
      <style:text-properties style:font-name="Times New Roman" style:font-name-complex="Times New Roman" fo:font-style="italic" style:font-style-asian="italic" style:font-size-complex="12pt"/>
    </style:style>
    <style:style style:name="T2671" style:parent-style-name="Policepardéfaut" style:family="text">
      <style:text-properties style:font-name="Times New Roman" style:font-name-complex="Times New Roman" style:font-size-complex="12pt"/>
    </style:style>
    <style:style style:name="P2672" style:parent-style-name="Normal" style:family="paragraph">
      <style:paragraph-properties fo:margin-right="-0.6097in"/>
      <style:text-properties style:font-name="Times New Roman" style:font-name-complex="Times New Roman" style:font-size-complex="12pt"/>
    </style:style>
    <style:style style:name="T2673" style:parent-style-name="Policepardéfaut" style:family="text">
      <style:text-properties style:font-name="Times New Roman" style:font-name-complex="Times New Roman" fo:font-weight="normal" style:font-weight-asian="normal" style:font-size-complex="12pt"/>
    </style:style>
    <style:style style:name="T2674" style:parent-style-name="Policepardéfaut" style:family="text">
      <style:text-properties style:font-name="Times New Roman" style:font-name-complex="Times New Roman" fo:font-weight="normal" style:font-weight-asian="normal" style:font-size-complex="12pt"/>
    </style:style>
    <style:style style:name="P2675" style:parent-style-name="Normal" style:family="paragraph">
      <style:paragraph-properties fo:margin-right="-0.6097in"/>
      <style:text-properties style:font-name="Times New Roman" style:font-name-complex="Times New Roman" style:font-size-complex="12pt"/>
    </style:style>
    <style:style style:name="P2676" style:parent-style-name="Normal" style:family="paragraph">
      <style:paragraph-properties fo:margin-right="-0.6097in"/>
    </style:style>
    <style:style style:name="T2677" style:parent-style-name="Policepardéfaut" style:family="text">
      <style:text-properties style:font-name="Times New Roman" style:font-name-complex="Times New Roman" style:font-size-complex="12pt"/>
    </style:style>
    <style:style style:name="T2678" style:parent-style-name="Policepardéfaut" style:family="text">
      <style:text-properties style:font-name="Times New Roman" style:font-name-complex="Times New Roman" fo:font-style="italic" style:font-style-asian="italic" style:font-size-complex="12pt"/>
    </style:style>
    <style:style style:name="T2679" style:parent-style-name="Policepardéfaut" style:family="text">
      <style:text-properties style:font-name="Times New Roman" style:font-name-complex="Times New Roman" style:font-size-complex="12pt"/>
    </style:style>
    <style:style style:name="T2680" style:parent-style-name="Policepardéfaut" style:family="text">
      <style:text-properties style:font-name="Times New Roman" style:font-name-complex="Times New Roman" style:font-size-complex="12pt"/>
    </style:style>
    <style:style style:name="P2681" style:parent-style-name="Normal" style:family="paragraph">
      <style:paragraph-properties fo:margin-right="-0.6097in"/>
      <style:text-properties style:font-name="Times New Roman" style:font-name-complex="Times New Roman" style:font-size-complex="12pt"/>
    </style:style>
    <style:style style:name="T2682" style:parent-style-name="Policepardéfaut" style:family="text">
      <style:text-properties style:font-name="Times New Roman" style:font-name-complex="Times New Roman" fo:font-weight="normal" style:font-weight-asian="normal" style:font-size-complex="12pt"/>
    </style:style>
    <style:style style:name="T2683" style:parent-style-name="Policepardéfaut" style:family="text">
      <style:text-properties style:font-name="Times New Roman" style:font-name-complex="Times New Roman" fo:font-weight="normal" style:font-weight-asian="normal" style:font-size-complex="12pt"/>
    </style:style>
    <style:style style:name="P2684" style:parent-style-name="Normal" style:family="paragraph">
      <style:paragraph-properties fo:margin-right="-0.6097in"/>
      <style:text-properties style:font-name="Times New Roman" style:font-name-complex="Times New Roman" style:font-size-complex="12pt"/>
    </style:style>
    <style:style style:name="P2685" style:parent-style-name="Normal" style:family="paragraph">
      <style:paragraph-properties fo:margin-right="-0.6097in"/>
    </style:style>
    <style:style style:name="T2686" style:parent-style-name="Policepardéfaut" style:family="text">
      <style:text-properties style:font-name="Times New Roman" style:font-name-complex="Times New Roman" style:font-size-complex="12pt"/>
    </style:style>
    <style:style style:name="T2687" style:parent-style-name="Policepardéfaut" style:family="text">
      <style:text-properties style:font-name="Times New Roman" style:font-name-complex="Times New Roman" fo:font-style="italic" style:font-style-asian="italic" style:font-size-complex="12pt"/>
    </style:style>
    <style:style style:name="T2688" style:parent-style-name="Policepardéfaut" style:family="text">
      <style:text-properties style:font-name="Times New Roman" style:font-name-complex="Times New Roman" style:font-size-complex="12pt"/>
    </style:style>
    <style:style style:name="T2689" style:parent-style-name="Policepardéfaut" style:family="text">
      <style:text-properties style:font-name="Times New Roman" style:font-name-complex="Times New Roman" fo:font-style="italic" style:font-style-asian="italic" style:font-size-complex="12pt"/>
    </style:style>
    <style:style style:name="T2690" style:parent-style-name="Policepardéfaut" style:family="text">
      <style:text-properties style:font-name="Times New Roman" style:font-name-complex="Times New Roman" style:font-size-complex="12pt"/>
    </style:style>
    <style:style style:name="P2691" style:parent-style-name="Normal" style:family="paragraph">
      <style:paragraph-properties fo:margin-right="-0.6097in"/>
      <style:text-properties style:font-name="Times New Roman" style:font-name-complex="Times New Roman" style:font-size-complex="12pt"/>
    </style:style>
    <style:style style:name="T2692" style:parent-style-name="Policepardéfaut" style:family="text">
      <style:text-properties style:font-name="Times New Roman" style:font-name-complex="Times New Roman" fo:font-weight="normal" style:font-weight-asian="normal" style:font-size-complex="12pt"/>
    </style:style>
    <style:style style:name="T2693" style:parent-style-name="Policepardéfaut" style:family="text">
      <style:text-properties style:font-name="Times New Roman" style:font-name-complex="Times New Roman" fo:font-weight="normal" style:font-weight-asian="normal" style:font-size-complex="12pt"/>
    </style:style>
    <style:style style:name="P2694" style:parent-style-name="Normal" style:family="paragraph">
      <style:paragraph-properties fo:margin-right="-0.6097in"/>
      <style:text-properties style:font-name="Times New Roman" style:font-name-complex="Times New Roman" style:font-size-complex="12pt"/>
    </style:style>
    <style:style style:name="P2695" style:parent-style-name="Normal" style:family="paragraph">
      <style:paragraph-properties fo:margin-right="-0.6097in"/>
    </style:style>
    <style:style style:name="T2696" style:parent-style-name="Policepardéfaut" style:family="text">
      <style:text-properties style:font-name="Times New Roman" style:font-name-complex="Times New Roman" style:font-size-complex="12pt"/>
    </style:style>
    <style:style style:name="T2697" style:parent-style-name="Policepardéfaut" style:family="text">
      <style:text-properties style:font-name="Times New Roman" style:font-name-complex="Times New Roman" fo:font-style="italic" style:font-style-asian="italic" style:font-size-complex="12pt"/>
    </style:style>
    <style:style style:name="T2698" style:parent-style-name="Policepardéfaut" style:family="text">
      <style:text-properties style:font-name="Times New Roman" style:font-name-complex="Times New Roman" style:font-size-complex="12pt"/>
    </style:style>
    <style:style style:name="P2699" style:parent-style-name="Normal" style:family="paragraph">
      <style:paragraph-properties fo:margin-right="-0.6097in"/>
      <style:text-properties style:font-name="Times New Roman" style:font-name-complex="Times New Roman" style:font-size-complex="12pt"/>
    </style:style>
    <style:style style:name="T2700" style:parent-style-name="Policepardéfaut" style:family="text">
      <style:text-properties style:font-name="Times New Roman" style:font-name-complex="Times New Roman" fo:font-weight="normal" style:font-weight-asian="normal" style:font-size-complex="12pt"/>
    </style:style>
    <style:style style:name="T2701" style:parent-style-name="Policepardéfaut" style:family="text">
      <style:text-properties style:font-name="Times New Roman" style:font-name-complex="Times New Roman" fo:font-weight="normal" style:font-weight-asian="normal" style:font-size-complex="12pt"/>
    </style:style>
    <style:style style:name="P2702" style:parent-style-name="Normal" style:family="paragraph">
      <style:paragraph-properties fo:margin-right="-0.6097in"/>
      <style:text-properties style:font-name="Times New Roman" style:font-name-complex="Times New Roman" style:font-size-complex="12pt"/>
    </style:style>
    <style:style style:name="P2703" style:parent-style-name="Normal" style:family="paragraph">
      <style:paragraph-properties fo:margin-right="-0.6097in"/>
    </style:style>
    <style:style style:name="T2704" style:parent-style-name="Policepardéfaut" style:family="text">
      <style:text-properties style:font-name="Times New Roman" style:font-name-complex="Times New Roman" style:font-size-complex="12pt"/>
    </style:style>
    <style:style style:name="T2705" style:parent-style-name="Policepardéfaut" style:family="text">
      <style:text-properties style:font-name="Times New Roman" style:font-name-complex="Times New Roman" fo:font-style="italic" style:font-style-asian="italic" style:font-size-complex="12pt"/>
    </style:style>
    <style:style style:name="T2706" style:parent-style-name="Policepardéfaut" style:family="text">
      <style:text-properties style:font-name="Times New Roman" style:font-name-complex="Times New Roman" style:font-size-complex="12pt"/>
    </style:style>
    <style:style style:name="P2707" style:parent-style-name="Normal" style:family="paragraph">
      <style:paragraph-properties fo:margin-right="-0.6097in"/>
      <style:text-properties style:font-name="Times New Roman" style:font-name-complex="Times New Roman" style:font-size-complex="12pt"/>
    </style:style>
    <style:style style:name="T2708" style:parent-style-name="Policepardéfaut" style:family="text">
      <style:text-properties style:font-name="Times New Roman" style:font-name-complex="Times New Roman" fo:font-weight="normal" style:font-weight-asian="normal" style:font-size-complex="12pt"/>
    </style:style>
    <style:style style:name="T2709" style:parent-style-name="Policepardéfaut" style:family="text">
      <style:text-properties style:font-name="Times New Roman" style:font-name-complex="Times New Roman" fo:font-weight="normal" style:font-weight-asian="normal" style:font-size-complex="12pt"/>
    </style:style>
    <style:style style:name="P2710" style:parent-style-name="Normal" style:family="paragraph">
      <style:paragraph-properties fo:margin-right="-0.6097in"/>
      <style:text-properties style:font-name="Times New Roman" style:font-name-complex="Times New Roman" style:font-size-complex="12pt"/>
    </style:style>
    <style:style style:name="P2711" style:parent-style-name="Normal" style:family="paragraph">
      <style:paragraph-properties fo:margin-right="-0.6097in"/>
    </style:style>
    <style:style style:name="T2712" style:parent-style-name="Policepardéfaut" style:family="text">
      <style:text-properties style:font-name="Times New Roman" style:font-name-complex="Times New Roman" style:font-size-complex="12pt"/>
    </style:style>
    <style:style style:name="T2713" style:parent-style-name="Policepardéfaut" style:family="text">
      <style:text-properties style:font-name="Times New Roman" style:font-name-complex="Times New Roman" fo:font-style="italic" style:font-style-asian="italic" style:font-size-complex="12pt"/>
    </style:style>
    <style:style style:name="T2714" style:parent-style-name="Policepardéfaut" style:family="text">
      <style:text-properties style:font-name="Times New Roman" style:font-name-complex="Times New Roman" style:font-size-complex="12pt"/>
    </style:style>
    <style:style style:name="P2715" style:parent-style-name="Normal" style:family="paragraph">
      <style:paragraph-properties fo:margin-right="-0.6097in"/>
      <style:text-properties style:font-name="Times New Roman" style:font-name-complex="Times New Roman" style:font-size-complex="12pt"/>
    </style:style>
    <style:style style:name="T2716" style:parent-style-name="Policepardéfaut" style:family="text">
      <style:text-properties style:font-name="Times New Roman" style:font-name-complex="Times New Roman" fo:font-weight="normal" style:font-weight-asian="normal" style:font-size-complex="12pt"/>
    </style:style>
    <style:style style:name="T2717" style:parent-style-name="Policepardéfaut" style:family="text">
      <style:text-properties style:font-name="Times New Roman" style:font-name-complex="Times New Roman" fo:font-weight="normal" style:font-weight-asian="normal" style:font-size-complex="12pt"/>
    </style:style>
    <style:style style:name="P2718" style:parent-style-name="Normal" style:family="paragraph">
      <style:paragraph-properties fo:margin-right="-0.6097in"/>
      <style:text-properties style:font-name="Times New Roman" style:font-name-complex="Times New Roman" style:font-size-complex="12pt"/>
    </style:style>
    <style:style style:name="P2719" style:parent-style-name="Normal" style:family="paragraph">
      <style:paragraph-properties fo:margin-right="-0.6097in"/>
    </style:style>
    <style:style style:name="T2720" style:parent-style-name="Policepardéfaut" style:family="text">
      <style:text-properties style:font-name="Times New Roman" style:font-name-complex="Times New Roman" style:font-size-complex="12pt"/>
    </style:style>
    <style:style style:name="T2721" style:parent-style-name="Policepardéfaut" style:family="text">
      <style:text-properties style:font-name="Times New Roman" style:font-name-complex="Times New Roman" fo:font-style="italic" style:font-style-asian="italic" style:font-size-complex="12pt"/>
    </style:style>
    <style:style style:name="T2722" style:parent-style-name="Policepardéfaut" style:family="text">
      <style:text-properties style:font-name="Times New Roman" style:font-name-complex="Times New Roman" style:font-size-complex="12pt"/>
    </style:style>
    <style:style style:name="T2723" style:parent-style-name="Policepardéfaut" style:family="text">
      <style:text-properties style:font-name="Times New Roman" style:font-name-complex="Times New Roman" fo:font-style="italic" style:font-style-asian="italic" style:font-size-complex="12pt"/>
    </style:style>
    <style:style style:name="T2724" style:parent-style-name="Policepardéfaut" style:family="text">
      <style:text-properties style:font-name="Times New Roman" style:font-name-complex="Times New Roman" style:font-size-complex="12pt"/>
    </style:style>
    <style:style style:name="T2725" style:parent-style-name="Policepardéfaut" style:family="text">
      <style:text-properties style:font-name="Times New Roman" style:font-name-complex="Times New Roman" style:font-size-complex="12pt"/>
    </style:style>
    <style:style style:name="T2726" style:parent-style-name="Policepardéfaut" style:family="text">
      <style:text-properties style:font-name="Times New Roman" style:font-name-complex="Times New Roman" fo:font-style="italic" style:font-style-asian="italic" style:font-size-complex="12pt"/>
    </style:style>
    <style:style style:name="T2727" style:parent-style-name="Policepardéfaut" style:family="text">
      <style:text-properties style:font-name="Times New Roman" style:font-name-complex="Times New Roman" style:font-size-complex="12pt"/>
    </style:style>
    <style:style style:name="T2728" style:parent-style-name="Policepardéfaut" style:family="text">
      <style:text-properties style:font-name="Times New Roman" style:font-name-complex="Times New Roman" fo:font-style="italic" style:font-style-asian="italic" style:font-size-complex="12pt"/>
    </style:style>
    <style:style style:name="T2729" style:parent-style-name="Policepardéfaut" style:family="text">
      <style:text-properties style:font-name="Times New Roman" style:font-name-complex="Times New Roman" style:font-size-complex="12pt"/>
    </style:style>
    <style:style style:name="T2730" style:parent-style-name="Policepardéfaut" style:family="text">
      <style:text-properties style:font-name="Times New Roman" style:font-name-complex="Times New Roman" fo:font-style="italic" style:font-style-asian="italic" style:font-size-complex="12pt"/>
    </style:style>
    <style:style style:name="T2731" style:parent-style-name="Policepardéfaut" style:family="text">
      <style:text-properties style:font-name="Times New Roman" style:font-name-complex="Times New Roman" style:font-size-complex="12pt"/>
    </style:style>
    <style:style style:name="T2732" style:parent-style-name="Policepardéfaut" style:family="text">
      <style:text-properties style:font-name="Times New Roman" style:font-name-complex="Times New Roman" fo:font-style="italic" style:font-style-asian="italic" style:font-size-complex="12pt"/>
    </style:style>
    <style:style style:name="T2733" style:parent-style-name="Policepardéfaut" style:family="text">
      <style:text-properties style:font-name="Times New Roman" style:font-name-complex="Times New Roman" style:font-size-complex="12pt"/>
    </style:style>
    <style:style style:name="T2734" style:parent-style-name="Policepardéfaut" style:family="text">
      <style:text-properties style:font-name="Times New Roman" style:font-name-complex="Times New Roman" fo:font-style="italic" style:font-style-asian="italic" style:font-size-complex="12pt"/>
    </style:style>
    <style:style style:name="T2735" style:parent-style-name="Policepardéfaut" style:family="text">
      <style:text-properties style:font-name="Times New Roman" style:font-name-complex="Times New Roman" style:font-size-complex="12pt"/>
    </style:style>
    <style:style style:name="T2736" style:parent-style-name="Policepardéfaut" style:family="text">
      <style:text-properties style:font-name="Times New Roman" style:font-name-complex="Times New Roman" fo:font-style="italic" style:font-style-asian="italic" style:font-size-complex="12pt"/>
    </style:style>
    <style:style style:name="T2737" style:parent-style-name="Policepardéfaut" style:family="text">
      <style:text-properties style:font-name="Times New Roman" style:font-name-complex="Times New Roman" style:font-size-complex="12pt"/>
    </style:style>
    <style:style style:name="P2738" style:parent-style-name="Normal" style:family="paragraph">
      <style:paragraph-properties fo:margin-right="-0.6097in"/>
    </style:style>
    <style:style style:name="T2739" style:parent-style-name="Policepardéfaut" style:family="text">
      <style:text-properties style:font-name="Times New Roman" style:font-name-complex="Times New Roman" style:font-size-complex="12pt"/>
    </style:style>
    <style:style style:name="T2740" style:parent-style-name="Policepardéfaut" style:family="text">
      <style:text-properties style:font-name="Times New Roman" style:font-name-complex="Times New Roman" fo:font-style="italic" style:font-style-asian="italic" style:font-size-complex="12pt"/>
    </style:style>
    <style:style style:name="T2741" style:parent-style-name="Policepardéfaut" style:family="text">
      <style:text-properties style:font-name="Times New Roman" style:font-name-complex="Times New Roman" style:font-size-complex="12pt"/>
    </style:style>
    <style:style style:name="T2742" style:parent-style-name="Policepardéfaut" style:family="text">
      <style:text-properties style:font-name="Times New Roman" style:font-name-complex="Times New Roman" fo:font-style="italic" style:font-style-asian="italic" style:font-size-complex="12pt"/>
    </style:style>
    <style:style style:name="T2743" style:parent-style-name="Policepardéfaut" style:family="text">
      <style:text-properties style:font-name="Times New Roman" style:font-name-complex="Times New Roman" style:font-size-complex="12pt"/>
    </style:style>
    <style:style style:name="T2744" style:parent-style-name="Policepardéfaut" style:family="text">
      <style:text-properties fo:font-style="italic" style:font-style-asian="italic" fo:language="en" fo:country="US"/>
    </style:style>
    <style:style style:name="T2745" style:parent-style-name="Policepardéfaut" style:family="text">
      <style:text-properties fo:language="en" fo:country="US"/>
    </style:style>
    <style:style style:name="P2746" style:parent-style-name="Normal" style:family="paragraph">
      <style:paragraph-properties fo:margin-right="-0.6097in"/>
    </style:style>
    <style:style style:name="T2747" style:parent-style-name="Policepardéfaut" style:family="text">
      <style:text-properties style:font-name="Times New Roman" style:font-name-complex="Times New Roman" style:font-size-complex="12pt" fo:language="en" fo:country="US"/>
    </style:style>
    <style:style style:name="T2748" style:parent-style-name="Policepardéfaut" style:family="text">
      <style:text-properties style:font-name="Times New Roman" style:font-name-complex="Times New Roman" fo:font-style="italic" style:font-style-asian="italic" style:font-size-complex="12pt" fo:language="en" fo:country="US"/>
    </style:style>
    <style:style style:name="T2749" style:parent-style-name="Policepardéfaut" style:family="text">
      <style:text-properties style:font-name="Times New Roman" style:font-name-complex="Times New Roman" style:font-size-complex="12pt" fo:language="en" fo:country="US"/>
    </style:style>
    <style:style style:name="T2750" style:parent-style-name="Policepardéfaut" style:family="text">
      <style:text-properties style:font-name="Times New Roman" style:font-name-complex="Times New Roman" style:font-size-complex="12pt"/>
    </style:style>
    <style:style style:name="P2751" style:parent-style-name="Normal" style:family="paragraph">
      <style:paragraph-properties fo:margin-right="-0.6097in"/>
    </style:style>
    <style:style style:name="T2752" style:parent-style-name="Policepardéfaut" style:family="text">
      <style:text-properties style:font-name="Times New Roman" style:font-name-complex="Times New Roman" style:font-size-complex="12pt"/>
    </style:style>
    <style:style style:name="T2753" style:parent-style-name="Policepardéfaut" style:family="text">
      <style:text-properties style:font-name="Times New Roman" style:font-name-complex="Times New Roman" fo:font-style="italic" style:font-style-asian="italic" style:font-size-complex="12pt"/>
    </style:style>
    <style:style style:name="T2754" style:parent-style-name="Policepardéfaut" style:family="text">
      <style:text-properties style:font-name="Times New Roman" style:font-name-complex="Times New Roman" style:font-size-complex="12pt"/>
    </style:style>
    <style:style style:name="P2755" style:parent-style-name="Normal" style:family="paragraph">
      <style:paragraph-properties fo:margin-right="-0.6097in"/>
    </style:style>
    <style:style style:name="T2756" style:parent-style-name="Policepardéfaut" style:family="text">
      <style:text-properties style:font-name="Times New Roman" style:font-name-complex="Times New Roman" style:font-size-complex="12pt" fo:language="en" fo:country="US"/>
    </style:style>
    <style:style style:name="T2757" style:parent-style-name="Policepardéfaut" style:family="text">
      <style:text-properties style:font-name="Times New Roman" style:font-name-complex="Times New Roman" fo:font-style="italic" style:font-style-asian="italic" style:font-size-complex="12pt" fo:language="en" fo:country="US"/>
    </style:style>
    <style:style style:name="T2758" style:parent-style-name="Policepardéfaut" style:family="text">
      <style:text-properties style:font-name="Times New Roman" style:font-name-complex="Times New Roman" style:font-size-complex="12pt" fo:language="en" fo:country="US"/>
    </style:style>
    <style:style style:name="P2759" style:parent-style-name="Normal" style:family="paragraph">
      <style:paragraph-properties fo:margin-right="-0.6097in"/>
    </style:style>
    <style:style style:name="T2760" style:parent-style-name="Policepardéfaut" style:family="text">
      <style:text-properties style:font-name="Times New Roman" style:font-name-complex="Times New Roman" style:font-size-complex="12pt"/>
    </style:style>
    <style:style style:name="T2761" style:parent-style-name="Policepardéfaut" style:family="text">
      <style:text-properties style:font-name="Times New Roman" style:font-name-complex="Times New Roman" fo:font-style="italic" style:font-style-asian="italic" style:font-size-complex="12pt"/>
    </style:style>
    <style:style style:name="T2762" style:parent-style-name="Policepardéfaut" style:family="text">
      <style:text-properties style:font-name="Times New Roman" style:font-name-complex="Times New Roman" style:font-size-complex="12pt"/>
    </style:style>
    <style:style style:name="P2763" style:parent-style-name="Normal" style:family="paragraph">
      <style:paragraph-properties fo:margin-right="-0.6097in"/>
    </style:style>
    <style:style style:name="T2764" style:parent-style-name="Policepardéfaut" style:family="text">
      <style:text-properties style:font-name="Times New Roman" style:font-name-complex="Times New Roman" style:font-size-complex="12pt"/>
    </style:style>
    <style:style style:name="T2765" style:parent-style-name="Policepardéfaut" style:family="text">
      <style:text-properties style:font-name="Times New Roman" style:font-name-complex="Times New Roman" fo:font-style="italic" style:font-style-asian="italic" style:font-size-complex="12pt"/>
    </style:style>
    <style:style style:name="T2766" style:parent-style-name="Policepardéfaut" style:family="text">
      <style:text-properties style:font-name="Times New Roman" style:font-name-complex="Times New Roman" style:font-size-complex="12pt"/>
    </style:style>
    <style:style style:name="P2767" style:parent-style-name="Normal" style:family="paragraph">
      <style:paragraph-properties fo:margin-right="-0.6097in"/>
    </style:style>
    <style:style style:name="T2768" style:parent-style-name="Policepardéfaut" style:family="text">
      <style:text-properties style:font-name="Times New Roman" style:font-name-complex="Times New Roman" style:font-size-complex="12pt"/>
    </style:style>
    <style:style style:name="T2769" style:parent-style-name="Policepardéfaut" style:family="text">
      <style:text-properties style:font-name="Times New Roman" style:font-name-complex="Times New Roman" fo:font-style="italic" style:font-style-asian="italic" style:font-size-complex="12pt"/>
    </style:style>
    <style:style style:name="T2770" style:parent-style-name="Policepardéfaut" style:family="text">
      <style:text-properties style:font-name="Times New Roman" style:font-name-complex="Times New Roman" style:font-size-complex="12pt"/>
    </style:style>
    <style:style style:name="P2771" style:parent-style-name="Normal" style:family="paragraph">
      <style:paragraph-properties fo:margin-right="-0.6097in"/>
    </style:style>
    <style:style style:name="T2772" style:parent-style-name="Policepardéfaut" style:family="text">
      <style:text-properties style:font-name="Times New Roman" style:font-name-complex="Times New Roman" style:font-size-complex="12pt"/>
    </style:style>
    <style:style style:name="T2773" style:parent-style-name="Policepardéfaut" style:family="text">
      <style:text-properties style:font-name="Times New Roman" style:font-name-complex="Times New Roman" fo:font-style="italic" style:font-style-asian="italic" style:font-size-complex="12pt"/>
    </style:style>
    <style:style style:name="T2774" style:parent-style-name="Policepardéfaut" style:family="text">
      <style:text-properties style:font-name="Times New Roman" style:font-name-complex="Times New Roman" style:font-size-complex="12pt"/>
    </style:style>
    <style:style style:name="P2775" style:parent-style-name="Normal" style:family="paragraph">
      <style:paragraph-properties fo:margin-right="-0.6097in"/>
    </style:style>
    <style:style style:name="T2776" style:parent-style-name="Policepardéfaut" style:family="text">
      <style:text-properties style:font-name="Times New Roman" style:font-name-complex="Times New Roman" style:font-size-complex="12pt"/>
    </style:style>
    <style:style style:name="T2777" style:parent-style-name="Policepardéfaut" style:family="text">
      <style:text-properties style:font-name="Times New Roman" style:font-name-complex="Times New Roman" fo:font-style="italic" style:font-style-asian="italic" style:font-size-complex="12pt"/>
    </style:style>
    <style:style style:name="T2778" style:parent-style-name="Policepardéfaut" style:family="text">
      <style:text-properties style:font-name="Times New Roman" style:font-name-complex="Times New Roman" style:font-size-complex="12pt"/>
    </style:style>
    <style:style style:name="P2779" style:parent-style-name="Normal" style:family="paragraph">
      <style:paragraph-properties fo:margin-right="-0.6097in"/>
    </style:style>
    <style:style style:name="T2780" style:parent-style-name="Policepardéfaut" style:family="text">
      <style:text-properties style:font-name="Times New Roman" style:font-name-complex="Times New Roman" style:font-size-complex="12pt"/>
    </style:style>
    <style:style style:name="T2781" style:parent-style-name="Policepardéfaut" style:family="text">
      <style:text-properties style:font-name="Times New Roman" style:font-name-complex="Times New Roman" fo:font-style="italic" style:font-style-asian="italic" style:font-size-complex="12pt"/>
    </style:style>
    <style:style style:name="T2782" style:parent-style-name="Policepardéfaut" style:family="text">
      <style:text-properties style:font-name="Times New Roman" style:font-name-complex="Times New Roman" style:font-size-complex="12pt"/>
    </style:style>
    <style:style style:name="P2783" style:parent-style-name="Normal" style:family="paragraph">
      <style:paragraph-properties fo:margin-right="-0.6097in"/>
      <style:text-properties style:font-name="Times New Roman" style:font-name-complex="Times New Roman" style:font-size-complex="12pt"/>
    </style:style>
    <style:style style:name="T2784" style:parent-style-name="Policepardéfaut" style:family="text">
      <style:text-properties style:font-name="Times New Roman" style:font-name-complex="Times New Roman" fo:font-weight="normal" style:font-weight-asian="normal" style:font-size-complex="12pt"/>
    </style:style>
    <style:style style:name="T2785" style:parent-style-name="Policepardéfaut" style:family="text">
      <style:text-properties style:font-name="Times New Roman" style:font-name-complex="Times New Roman" fo:font-weight="normal" style:font-weight-asian="normal" style:font-size-complex="12pt"/>
    </style:style>
    <style:style style:name="P2786" style:parent-style-name="Normal" style:family="paragraph">
      <style:paragraph-properties fo:margin-right="-0.6097in"/>
      <style:text-properties style:font-name="Times New Roman" style:font-name-complex="Times New Roman" style:font-size-complex="12pt"/>
    </style:style>
    <style:style style:name="P2787" style:parent-style-name="Normal" style:family="paragraph">
      <style:paragraph-properties fo:margin-right="-0.6097in"/>
    </style:style>
    <style:style style:name="T2788" style:parent-style-name="Policepardéfaut" style:family="text">
      <style:text-properties style:font-name="Times New Roman" style:font-name-complex="Times New Roman" style:font-size-complex="12pt"/>
    </style:style>
    <style:style style:name="T2789" style:parent-style-name="Policepardéfaut" style:family="text">
      <style:text-properties style:font-name="Times New Roman" style:font-name-complex="Times New Roman" fo:font-style="italic" style:font-style-asian="italic" style:font-size-complex="12pt"/>
    </style:style>
    <style:style style:name="T2790" style:parent-style-name="Policepardéfaut" style:family="text">
      <style:text-properties style:font-name="Times New Roman" style:font-name-complex="Times New Roman" style:font-size-complex="12pt"/>
    </style:style>
    <style:style style:name="T2791" style:parent-style-name="Policepardéfaut" style:family="text">
      <style:text-properties style:font-name="Times New Roman" style:font-name-complex="Times New Roman" fo:font-style="italic" style:font-style-asian="italic" style:font-size-complex="12pt"/>
    </style:style>
    <style:style style:name="T2792" style:parent-style-name="Policepardéfaut" style:family="text">
      <style:text-properties style:font-name="Times New Roman" style:font-name-complex="Times New Roman" style:font-size-complex="12pt"/>
    </style:style>
    <style:style style:name="P2793" style:parent-style-name="Normal" style:family="paragraph">
      <style:paragraph-properties fo:margin-right="-0.6097in"/>
      <style:text-properties style:font-name="Times New Roman" style:font-name-complex="Times New Roman" style:font-size-complex="12pt"/>
    </style:style>
    <style:style style:name="T2794" style:parent-style-name="Policepardéfaut" style:family="text">
      <style:text-properties style:font-name="Times New Roman" style:font-name-complex="Times New Roman" fo:font-weight="normal" style:font-weight-asian="normal" style:font-size-complex="12pt"/>
    </style:style>
    <style:style style:name="T2795" style:parent-style-name="Policepardéfaut" style:family="text">
      <style:text-properties style:font-name="Times New Roman" style:font-name-complex="Times New Roman" fo:font-weight="normal" style:font-weight-asian="normal" style:font-size-complex="12pt"/>
    </style:style>
    <style:style style:name="P2796" style:parent-style-name="Normal" style:family="paragraph">
      <style:paragraph-properties fo:margin-right="-0.6097in"/>
    </style:style>
    <style:style style:name="T2797" style:parent-style-name="Policepardéfaut" style:family="text">
      <style:text-properties style:font-name="Times New Roman" style:font-name-complex="Times New Roman" fo:font-style="italic" style:font-style-asian="italic" style:font-size-complex="12pt"/>
    </style:style>
    <style:style style:name="P2798" style:parent-style-name="Normal" style:family="paragraph">
      <style:paragraph-properties fo:margin-right="-0.6097in"/>
      <style:text-properties style:font-name="Times New Roman" style:font-name-complex="Times New Roman" style:font-size-complex="12pt"/>
    </style:style>
    <style:style style:name="P2799" style:parent-style-name="Normal" style:family="paragraph">
      <style:paragraph-properties fo:margin-right="-0.6097in"/>
    </style:style>
    <style:style style:name="T2800" style:parent-style-name="Policepardéfaut" style:family="text">
      <style:text-properties style:font-name="Times New Roman" style:font-name-complex="Times New Roman" style:font-size-complex="12pt"/>
    </style:style>
    <style:style style:name="T2801" style:parent-style-name="Policepardéfaut" style:family="text">
      <style:text-properties style:font-name="Times New Roman" style:font-name-complex="Times New Roman" fo:font-style="italic" style:font-style-asian="italic" style:font-size-complex="12pt"/>
    </style:style>
    <style:style style:name="T2802" style:parent-style-name="Policepardéfaut" style:family="text">
      <style:text-properties style:font-name="Times New Roman" style:font-name-complex="Times New Roman" style:font-size-complex="12pt"/>
    </style:style>
    <style:style style:name="P2803" style:parent-style-name="Normal" style:family="paragraph">
      <style:paragraph-properties fo:margin-right="-0.6097in"/>
      <style:text-properties style:font-name="Times New Roman" style:font-name-complex="Times New Roman" style:font-size-complex="12pt"/>
    </style:style>
    <style:style style:name="T2804" style:parent-style-name="Policepardéfaut" style:family="text">
      <style:text-properties style:font-name="Times New Roman" style:font-name-complex="Times New Roman" fo:font-weight="normal" style:font-weight-asian="normal" style:font-size-complex="12pt"/>
    </style:style>
    <style:style style:name="T2805" style:parent-style-name="Policepardéfaut" style:family="text">
      <style:text-properties style:font-name="Times New Roman" style:font-name-complex="Times New Roman" fo:font-weight="normal" style:font-weight-asian="normal" style:font-size-complex="12pt"/>
    </style:style>
    <style:style style:name="P2806" style:parent-style-name="Normal" style:family="paragraph">
      <style:paragraph-properties fo:margin-right="-0.6097in"/>
      <style:text-properties style:font-name="Times New Roman" style:font-name-complex="Times New Roman" style:font-size-complex="12pt"/>
    </style:style>
    <style:style style:name="P2807" style:parent-style-name="Normal" style:family="paragraph">
      <style:paragraph-properties fo:margin-right="-0.6097in"/>
      <style:text-properties style:font-name="Times New Roman" style:font-name-complex="Times New Roman" style:font-size-complex="12pt"/>
    </style:style>
    <style:style style:name="P2808" style:parent-style-name="Normal" style:family="paragraph">
      <style:paragraph-properties fo:margin-right="-0.6097in"/>
      <style:text-properties style:font-name="Times New Roman" style:font-name-complex="Times New Roman" style:font-size-complex="12pt"/>
    </style:style>
    <style:style style:name="T2809" style:parent-style-name="Policepardéfaut" style:family="text">
      <style:text-properties style:font-name="Times New Roman" style:font-name-complex="Times New Roman" fo:font-weight="normal" style:font-weight-asian="normal" style:font-size-complex="12pt"/>
    </style:style>
    <style:style style:name="T2810" style:parent-style-name="Policepardéfaut" style:family="text">
      <style:text-properties style:font-name="Times New Roman" style:font-name-complex="Times New Roman" fo:font-weight="normal" style:font-weight-asian="normal" style:font-size-complex="12pt"/>
    </style:style>
    <style:style style:name="P2811" style:parent-style-name="Normal" style:family="paragraph">
      <style:paragraph-properties fo:margin-right="-0.6097in"/>
      <style:text-properties style:font-name="Times New Roman" style:font-name-complex="Times New Roman" style:font-size-complex="12pt"/>
    </style:style>
    <style:style style:name="P2812" style:parent-style-name="Normal" style:family="paragraph">
      <style:paragraph-properties fo:margin-right="-0.6097in"/>
      <style:text-properties style:font-name="Times New Roman" style:font-name-complex="Times New Roman" style:font-size-complex="12pt"/>
    </style:style>
    <style:style style:name="P2813" style:parent-style-name="Normal" style:family="paragraph">
      <style:paragraph-properties fo:margin-right="-0.6097in"/>
      <style:text-properties style:font-name="Times New Roman" style:font-name-complex="Times New Roman" style:font-size-complex="12pt"/>
    </style:style>
    <style:style style:name="T2814" style:parent-style-name="Policepardéfaut" style:family="text">
      <style:text-properties style:font-name="Times New Roman" style:font-name-complex="Times New Roman" fo:font-weight="normal" style:font-weight-asian="normal" style:font-size-complex="12pt"/>
    </style:style>
    <style:style style:name="T2815" style:parent-style-name="Policepardéfaut" style:family="text">
      <style:text-properties style:font-name="Times New Roman" style:font-name-complex="Times New Roman" fo:font-weight="normal" style:font-weight-asian="normal" style:font-size-complex="12pt"/>
    </style:style>
    <style:style style:name="P2816" style:parent-style-name="Normal" style:family="paragraph">
      <style:paragraph-properties fo:margin-right="-0.6097in"/>
      <style:text-properties style:font-name="Times New Roman" style:font-name-complex="Times New Roman" style:font-size-complex="12pt"/>
    </style:style>
    <style:style style:name="P2817" style:parent-style-name="Normal" style:family="paragraph">
      <style:paragraph-properties fo:margin-right="-0.6097in"/>
      <style:text-properties style:font-name="Times New Roman" style:font-name-complex="Times New Roman" style:font-size-complex="12pt"/>
    </style:style>
    <style:style style:name="P2818" style:parent-style-name="Normal" style:family="paragraph">
      <style:paragraph-properties fo:margin-right="-0.6097in"/>
      <style:text-properties style:font-name="Times New Roman" style:font-name-complex="Times New Roman" style:font-size-complex="12pt"/>
    </style:style>
    <style:style style:name="T2819" style:parent-style-name="Policepardéfaut" style:family="text">
      <style:text-properties style:font-name="Times New Roman" style:font-name-complex="Times New Roman" fo:font-weight="normal" style:font-weight-asian="normal" style:font-size-complex="12pt"/>
    </style:style>
    <style:style style:name="T2820" style:parent-style-name="Policepardéfaut" style:family="text">
      <style:text-properties style:font-name="Times New Roman" style:font-name-complex="Times New Roman" fo:font-weight="normal" style:font-weight-asian="normal" style:font-size-complex="12pt"/>
    </style:style>
    <style:style style:name="P2821" style:parent-style-name="Normal" style:family="paragraph">
      <style:paragraph-properties fo:margin-right="-0.6097in"/>
      <style:text-properties style:font-name="Times New Roman" style:font-name-complex="Times New Roman" style:font-size-complex="12pt"/>
    </style:style>
    <style:style style:name="P2822" style:parent-style-name="Normal" style:family="paragraph">
      <style:paragraph-properties fo:margin-right="-0.6097in"/>
    </style:style>
    <style:style style:name="T2823" style:parent-style-name="Policepardéfaut" style:family="text">
      <style:text-properties style:font-name="Times New Roman" style:font-name-complex="Times New Roman" style:font-size-complex="12pt"/>
    </style:style>
    <style:style style:name="T2824" style:parent-style-name="Policepardéfaut" style:family="text">
      <style:text-properties style:font-name="Times New Roman" style:font-name-complex="Times New Roman" fo:font-style="italic" style:font-style-asian="italic" style:font-size-complex="12pt"/>
    </style:style>
    <style:style style:name="T2825" style:parent-style-name="Policepardéfaut" style:family="text">
      <style:text-properties style:font-name="Times New Roman" style:font-name-complex="Times New Roman" style:font-size-complex="12pt"/>
    </style:style>
    <style:style style:name="T2826" style:parent-style-name="Policepardéfaut" style:family="text">
      <style:text-properties style:font-name="Times New Roman" style:font-name-complex="Times New Roman" fo:font-style="italic" style:font-style-asian="italic" style:font-size-complex="12pt"/>
    </style:style>
    <style:style style:name="T2827" style:parent-style-name="Policepardéfaut" style:family="text">
      <style:text-properties style:font-name="Times New Roman" style:font-name-complex="Times New Roman" style:font-size-complex="12pt"/>
    </style:style>
    <style:style style:name="T2828" style:parent-style-name="Policepardéfaut" style:family="text">
      <style:text-properties style:font-name="Times New Roman" style:font-name-complex="Times New Roman" fo:font-weight="normal" style:font-weight-asian="normal" style:font-size-complex="12pt"/>
    </style:style>
    <style:style style:name="T2829" style:parent-style-name="Policepardéfaut" style:family="text">
      <style:text-properties style:font-name="Times New Roman" style:font-name-complex="Times New Roman" fo:font-weight="normal" style:font-weight-asian="normal" style:font-size-complex="12pt"/>
    </style:style>
    <style:style style:name="P2830" style:parent-style-name="Normal" style:family="paragraph">
      <style:paragraph-properties fo:margin-right="-0.6097in"/>
      <style:text-properties style:font-name="Times New Roman" style:font-name-complex="Times New Roman" style:font-size-complex="12pt"/>
    </style:style>
    <style:style style:name="P2831" style:parent-style-name="Normal" style:family="paragraph">
      <style:paragraph-properties fo:margin-right="-0.6097in"/>
    </style:style>
    <style:style style:name="T2832" style:parent-style-name="Policepardéfaut" style:family="text">
      <style:text-properties style:font-name="Times New Roman" style:font-name-complex="Times New Roman" style:font-size-complex="12pt"/>
    </style:style>
    <style:style style:name="T2833" style:parent-style-name="Policepardéfaut" style:family="text">
      <style:text-properties style:font-name="Times New Roman" style:font-name-complex="Times New Roman" fo:font-style="italic" style:font-style-asian="italic" style:font-size-complex="12pt"/>
    </style:style>
    <style:style style:name="T2834" style:parent-style-name="Policepardéfaut" style:family="text">
      <style:text-properties style:font-name="Times New Roman" style:font-name-complex="Times New Roman" style:font-size-complex="12pt"/>
    </style:style>
    <style:style style:name="T2835" style:parent-style-name="Policepardéfaut" style:family="text">
      <style:text-properties style:font-name="Times New Roman" style:font-name-complex="Times New Roman" fo:font-style="italic" style:font-style-asian="italic" style:font-size-complex="12pt"/>
    </style:style>
    <style:style style:name="T2836" style:parent-style-name="Policepardéfaut" style:family="text">
      <style:text-properties style:font-name="Times New Roman" style:font-name-complex="Times New Roman" style:font-size-complex="12pt"/>
    </style:style>
    <style:style style:name="T2837" style:parent-style-name="Policepardéfaut" style:family="text">
      <style:text-properties style:font-name="Times New Roman" style:font-name-complex="Times New Roman" fo:font-style="italic" style:font-style-asian="italic" style:font-size-complex="12pt"/>
    </style:style>
    <style:style style:name="T2838" style:parent-style-name="Policepardéfaut" style:family="text">
      <style:text-properties style:font-name="Times New Roman" style:font-name-complex="Times New Roman" style:font-size-complex="12pt"/>
    </style:style>
    <style:style style:name="T2839" style:parent-style-name="Policepardéfaut" style:family="text">
      <style:text-properties style:font-name="Times New Roman" style:font-name-complex="Times New Roman" fo:font-style="italic" style:font-style-asian="italic" style:font-size-complex="12pt"/>
    </style:style>
    <style:style style:name="T2840" style:parent-style-name="Policepardéfaut" style:family="text">
      <style:text-properties style:font-name="Times New Roman" style:font-name-complex="Times New Roman" style:font-size-complex="12pt"/>
    </style:style>
    <style:style style:name="T2841" style:parent-style-name="Policepardéfaut" style:family="text">
      <style:text-properties style:font-name="Times New Roman" style:font-name-complex="Times New Roman" fo:font-style="italic" style:font-style-asian="italic" style:font-size-complex="12pt"/>
    </style:style>
    <style:style style:name="T2842" style:parent-style-name="Policepardéfaut" style:family="text">
      <style:text-properties style:font-name="Times New Roman" style:font-name-complex="Times New Roman" style:font-size-complex="12pt"/>
    </style:style>
    <style:style style:name="T2843" style:parent-style-name="Policepardéfaut" style:family="text">
      <style:text-properties style:font-name="Times New Roman" style:font-name-complex="Times New Roman" style:font-size-complex="12pt"/>
    </style:style>
    <style:style style:name="T2844" style:parent-style-name="Policepardéfaut" style:family="text">
      <style:text-properties style:font-name="Times New Roman" style:font-name-complex="Times New Roman" fo:font-style="italic" style:font-style-asian="italic" style:font-size-complex="12pt"/>
    </style:style>
    <style:style style:name="T2845" style:parent-style-name="Policepardéfaut" style:family="text">
      <style:text-properties style:font-name="Times New Roman" style:font-name-complex="Times New Roman" style:font-size-complex="12pt"/>
    </style:style>
    <style:style style:name="T2846" style:parent-style-name="Policepardéfaut" style:family="text">
      <style:text-properties style:font-name="Times New Roman" style:font-name-complex="Times New Roman" fo:font-style="italic" style:font-style-asian="italic" style:font-size-complex="12pt"/>
    </style:style>
    <style:style style:name="T2847" style:parent-style-name="Policepardéfaut" style:family="text">
      <style:text-properties style:font-name="Times New Roman" style:font-name-complex="Times New Roman" style:font-size-complex="12pt"/>
    </style:style>
    <style:style style:name="T2848" style:parent-style-name="Policepardéfaut" style:family="text">
      <style:text-properties style:font-name="Times New Roman" style:font-name-complex="Times New Roman" fo:font-style="italic" style:font-style-asian="italic" style:font-size-complex="12pt"/>
    </style:style>
    <style:style style:name="T2849" style:parent-style-name="Policepardéfaut" style:family="text">
      <style:text-properties style:font-name="Times New Roman" style:font-name-complex="Times New Roman" style:font-size-complex="12pt"/>
    </style:style>
    <style:style style:name="T2850" style:parent-style-name="Policepardéfaut" style:family="text">
      <style:text-properties style:font-name="Times New Roman" style:font-name-complex="Times New Roman" fo:font-style="italic" style:font-style-asian="italic" style:font-size-complex="12pt"/>
    </style:style>
    <style:style style:name="T2851" style:parent-style-name="Policepardéfaut" style:family="text">
      <style:text-properties style:font-name="Times New Roman" style:font-name-complex="Times New Roman" style:font-size-complex="12pt"/>
    </style:style>
    <style:style style:name="T2852" style:parent-style-name="Policepardéfaut" style:family="text">
      <style:text-properties style:font-name="Times New Roman" style:font-name-complex="Times New Roman" fo:font-style="italic" style:font-style-asian="italic" style:font-size-complex="12pt"/>
    </style:style>
    <style:style style:name="T2853" style:parent-style-name="Policepardéfaut" style:family="text">
      <style:text-properties style:font-name="Times New Roman" style:font-name-complex="Times New Roman" style:font-size-complex="12pt"/>
    </style:style>
    <style:style style:name="P2854" style:parent-style-name="Normal" style:family="paragraph">
      <style:paragraph-properties fo:margin-right="-0.6097in"/>
    </style:style>
    <style:style style:name="T2855" style:parent-style-name="Policepardéfaut" style:family="text">
      <style:text-properties style:font-name="Times New Roman" style:font-name-complex="Times New Roman" style:font-size-complex="12pt"/>
    </style:style>
    <style:style style:name="T2856" style:parent-style-name="Policepardéfaut" style:family="text">
      <style:text-properties style:font-name="Times New Roman" style:font-name-complex="Times New Roman" fo:font-style="italic" style:font-style-asian="italic" style:font-size-complex="12pt"/>
    </style:style>
    <style:style style:name="T2857" style:parent-style-name="Policepardéfaut" style:family="text">
      <style:text-properties style:font-name="Times New Roman" style:font-name-complex="Times New Roman" style:font-size-complex="12pt"/>
    </style:style>
    <style:style style:name="P2858" style:parent-style-name="Normal" style:family="paragraph">
      <style:paragraph-properties fo:margin-right="-0.6097in"/>
    </style:style>
    <style:style style:name="T2859" style:parent-style-name="Policepardéfaut" style:family="text">
      <style:text-properties style:font-name="Times New Roman" style:font-name-complex="Times New Roman" style:font-size-complex="12pt"/>
    </style:style>
    <style:style style:name="T2860" style:parent-style-name="Policepardéfaut" style:family="text">
      <style:text-properties style:font-name="Times New Roman" style:font-name-complex="Times New Roman" fo:font-style="italic" style:font-style-asian="italic" style:font-size-complex="12pt"/>
    </style:style>
    <style:style style:name="T2861" style:parent-style-name="Policepardéfaut" style:family="text">
      <style:text-properties style:font-name="Times New Roman" style:font-name-complex="Times New Roman" style:font-size-complex="12pt"/>
    </style:style>
    <style:style style:name="P2862" style:parent-style-name="Normal" style:family="paragraph">
      <style:paragraph-properties fo:margin-right="-0.6097in"/>
    </style:style>
    <style:style style:name="T2863" style:parent-style-name="Policepardéfaut" style:family="text">
      <style:text-properties style:font-name="Times New Roman" style:font-name-complex="Times New Roman" style:font-size-complex="12pt"/>
    </style:style>
    <style:style style:name="T2864" style:parent-style-name="Policepardéfaut" style:family="text">
      <style:text-properties style:font-name="Times New Roman" style:font-name-complex="Times New Roman" fo:font-style="italic" style:font-style-asian="italic" style:font-size-complex="12pt"/>
    </style:style>
    <style:style style:name="T2865" style:parent-style-name="Policepardéfaut" style:family="text">
      <style:text-properties style:font-name="Times New Roman" style:font-name-complex="Times New Roman" style:font-size-complex="12pt"/>
    </style:style>
    <style:style style:name="P2866" style:parent-style-name="Normal" style:family="paragraph">
      <style:paragraph-properties fo:margin-right="-0.6097in"/>
    </style:style>
    <style:style style:name="T2867" style:parent-style-name="Policepardéfaut" style:family="text">
      <style:text-properties style:font-name="Times New Roman" style:font-name-complex="Times New Roman" style:font-size-complex="12pt"/>
    </style:style>
    <style:style style:name="T2868" style:parent-style-name="Policepardéfaut" style:family="text">
      <style:text-properties style:font-name="Times New Roman" style:font-name-complex="Times New Roman" fo:font-style="italic" style:font-style-asian="italic" style:font-size-complex="12pt"/>
    </style:style>
    <style:style style:name="T2869" style:parent-style-name="Policepardéfaut" style:family="text">
      <style:text-properties style:font-name="Times New Roman" style:font-name-complex="Times New Roman" style:font-size-complex="12pt"/>
    </style:style>
    <style:style style:name="P2870" style:parent-style-name="Normal" style:family="paragraph">
      <style:paragraph-properties fo:margin-right="-0.6097in"/>
    </style:style>
    <style:style style:name="T2871" style:parent-style-name="Policepardéfaut" style:family="text">
      <style:text-properties style:font-name="Times New Roman" style:font-name-complex="Times New Roman" style:font-size-complex="12pt" fo:language="en" fo:country="US"/>
    </style:style>
    <style:style style:name="T2872" style:parent-style-name="Policepardéfaut" style:family="text">
      <style:text-properties style:font-name="Times New Roman" style:font-name-complex="Times New Roman" fo:font-style="italic" style:font-style-asian="italic" style:font-size-complex="12pt" fo:language="en" fo:country="US"/>
    </style:style>
    <style:style style:name="T2873" style:parent-style-name="Policepardéfaut" style:family="text">
      <style:text-properties style:font-name="Times New Roman" style:font-name-complex="Times New Roman" style:font-size-complex="12pt" fo:language="en" fo:country="US"/>
    </style:style>
    <style:style style:name="P2874" style:parent-style-name="Normal" style:family="paragraph">
      <style:paragraph-properties fo:margin-right="-0.6097in"/>
    </style:style>
    <style:style style:name="T2875" style:parent-style-name="Policepardéfaut" style:family="text">
      <style:text-properties style:font-name="Times New Roman" style:font-name-complex="Times New Roman" style:font-size-complex="12pt"/>
    </style:style>
    <style:style style:name="T2876" style:parent-style-name="Policepardéfaut" style:family="text">
      <style:text-properties style:font-name="Times New Roman" style:font-name-complex="Times New Roman" fo:font-style="italic" style:font-style-asian="italic" style:font-size-complex="12pt"/>
    </style:style>
    <style:style style:name="T2877" style:parent-style-name="Policepardéfaut" style:family="text">
      <style:text-properties style:font-name="Times New Roman" style:font-name-complex="Times New Roman" style:font-size-complex="12pt"/>
    </style:style>
    <style:style style:name="P2878" style:parent-style-name="Normal" style:family="paragraph">
      <style:paragraph-properties fo:margin-right="-0.6097in"/>
      <style:text-properties style:font-name="Times New Roman" style:font-name-complex="Times New Roman" style:font-size-complex="12pt"/>
    </style:style>
    <style:style style:name="T2879" style:parent-style-name="Policepardéfaut" style:family="text">
      <style:text-properties style:font-name="Times New Roman" style:font-name-complex="Times New Roman" fo:font-weight="normal" style:font-weight-asian="normal" style:font-size-complex="12pt"/>
    </style:style>
    <style:style style:name="T2880" style:parent-style-name="Policepardéfaut" style:family="text">
      <style:text-properties style:font-name="Times New Roman" style:font-name-complex="Times New Roman" fo:font-weight="normal" style:font-weight-asian="normal" style:font-size-complex="12pt"/>
    </style:style>
    <style:style style:name="P2881" style:parent-style-name="Normal" style:family="paragraph">
      <style:paragraph-properties fo:margin-right="-0.6097in"/>
      <style:text-properties style:font-name="Times New Roman" style:font-name-complex="Times New Roman" style:font-size-complex="12pt"/>
    </style:style>
    <style:style style:name="P2882" style:parent-style-name="Normal" style:family="paragraph">
      <style:paragraph-properties fo:margin-right="-0.6097in"/>
      <style:text-properties style:font-name="Times New Roman" style:font-name-complex="Times New Roman" style:font-size-complex="12pt"/>
    </style:style>
    <style:style style:name="P2883" style:parent-style-name="Normal" style:family="paragraph">
      <style:paragraph-properties fo:margin-right="-0.6097in"/>
      <style:text-properties style:font-name="Times New Roman" style:font-name-complex="Times New Roman" style:font-size-complex="12pt"/>
    </style:style>
    <style:style style:name="T2884" style:parent-style-name="Policepardéfaut" style:family="text">
      <style:text-properties style:font-name="Times New Roman" style:font-name-complex="Times New Roman" fo:font-weight="normal" style:font-weight-asian="normal" style:font-size-complex="12pt"/>
    </style:style>
    <style:style style:name="T2885" style:parent-style-name="Policepardéfaut" style:family="text">
      <style:text-properties style:font-name="Times New Roman" style:font-name-complex="Times New Roman" fo:font-weight="normal" style:font-weight-asian="normal" style:font-size-complex="12pt"/>
    </style:style>
    <style:style style:name="P2886" style:parent-style-name="Normal" style:family="paragraph">
      <style:paragraph-properties fo:margin-right="-0.6097in"/>
      <style:text-properties style:font-name="Times New Roman" style:font-name-complex="Times New Roman" style:font-size-complex="12pt"/>
    </style:style>
    <style:style style:name="P2887" style:parent-style-name="Normal" style:family="paragraph">
      <style:paragraph-properties fo:margin-right="-0.6097in"/>
    </style:style>
    <style:style style:name="T2888" style:parent-style-name="Policepardéfaut" style:family="text">
      <style:text-properties style:font-name="Times New Roman" style:font-name-complex="Times New Roman" style:font-size-complex="12pt"/>
    </style:style>
    <style:style style:name="T2889" style:parent-style-name="Policepardéfaut" style:family="text">
      <style:text-properties style:font-name="Times New Roman" style:font-name-complex="Times New Roman" fo:font-style="italic" style:font-style-asian="italic" style:font-size-complex="12pt"/>
    </style:style>
    <style:style style:name="T2890" style:parent-style-name="Policepardéfaut" style:family="text">
      <style:text-properties style:font-name="Times New Roman" style:font-name-complex="Times New Roman" style:font-size-complex="12pt"/>
    </style:style>
    <style:style style:name="P2891" style:parent-style-name="Normal" style:family="paragraph">
      <style:paragraph-properties fo:margin-right="-0.6097in"/>
      <style:text-properties style:font-name="Times New Roman" style:font-name-complex="Times New Roman" style:font-size-complex="12pt"/>
    </style:style>
    <style:style style:name="T2892" style:parent-style-name="Policepardéfaut" style:family="text">
      <style:text-properties style:font-name="Times New Roman" style:font-name-complex="Times New Roman" fo:font-weight="normal" style:font-weight-asian="normal" style:font-size-complex="12pt"/>
    </style:style>
    <style:style style:name="T2893" style:parent-style-name="Policepardéfaut" style:family="text">
      <style:text-properties style:font-name="Times New Roman" style:font-name-complex="Times New Roman" fo:font-weight="normal" style:font-weight-asian="normal" style:font-size-complex="12pt"/>
    </style:style>
    <style:style style:name="P2894" style:parent-style-name="Normal" style:family="paragraph">
      <style:paragraph-properties fo:margin-right="-0.6097in"/>
      <style:text-properties style:font-name="Times New Roman" style:font-name-complex="Times New Roman" style:font-size-complex="12pt"/>
    </style:style>
    <style:style style:name="P2895" style:parent-style-name="Normal" style:family="paragraph">
      <style:paragraph-properties fo:margin-right="-0.6097in"/>
    </style:style>
    <style:style style:name="T2896" style:parent-style-name="Policepardéfaut" style:family="text">
      <style:text-properties style:font-name="Times New Roman" style:font-name-complex="Times New Roman" style:font-size-complex="12pt"/>
    </style:style>
    <style:style style:name="T2897" style:parent-style-name="Policepardéfaut" style:family="text">
      <style:text-properties style:font-name="Times New Roman" style:font-name-complex="Times New Roman" fo:font-style="italic" style:font-style-asian="italic" style:font-size-complex="12pt"/>
    </style:style>
    <style:style style:name="T2898" style:parent-style-name="Policepardéfaut" style:family="text">
      <style:text-properties style:font-name="Times New Roman" style:font-name-complex="Times New Roman" style:font-size-complex="12pt"/>
    </style:style>
    <style:style style:name="P2899" style:parent-style-name="Normal" style:family="paragraph">
      <style:paragraph-properties fo:margin-right="-0.6097in"/>
      <style:text-properties style:font-name="Times New Roman" style:font-name-complex="Times New Roman" style:font-size-complex="12pt"/>
    </style:style>
    <style:style style:name="T2900" style:parent-style-name="Policepardéfaut" style:family="text">
      <style:text-properties style:font-name="Times New Roman" style:font-name-complex="Times New Roman" fo:font-weight="normal" style:font-weight-asian="normal" style:font-size-complex="12pt"/>
    </style:style>
    <style:style style:name="T2901" style:parent-style-name="Policepardéfaut" style:family="text">
      <style:text-properties style:font-name="Times New Roman" style:font-name-complex="Times New Roman" fo:font-weight="normal" style:font-weight-asian="normal" style:font-size-complex="12pt"/>
    </style:style>
    <style:style style:name="P2902" style:parent-style-name="Normal" style:family="paragraph">
      <style:paragraph-properties fo:margin-right="-0.6097in"/>
      <style:text-properties style:font-name="Times New Roman" style:font-name-complex="Times New Roman" style:font-size-complex="12pt"/>
    </style:style>
    <style:style style:name="P2903" style:parent-style-name="Normal" style:family="paragraph">
      <style:paragraph-properties fo:margin-right="-0.6097in"/>
    </style:style>
    <style:style style:name="T2904" style:parent-style-name="Policepardéfaut" style:family="text">
      <style:text-properties style:font-name="Times New Roman" style:font-name-complex="Times New Roman" style:font-size-complex="12pt"/>
    </style:style>
    <style:style style:name="T2905" style:parent-style-name="Policepardéfaut" style:family="text">
      <style:text-properties style:font-name="Times New Roman" style:font-name-complex="Times New Roman" fo:font-style="italic" style:font-style-asian="italic" style:font-size-complex="12pt"/>
    </style:style>
    <style:style style:name="T2906" style:parent-style-name="Policepardéfaut" style:family="text">
      <style:text-properties style:font-name="Times New Roman" style:font-name-complex="Times New Roman" style:font-size-complex="12pt"/>
    </style:style>
    <style:style style:name="P2907" style:parent-style-name="Normal" style:family="paragraph">
      <style:paragraph-properties fo:margin-right="-0.6097in"/>
      <style:text-properties style:font-name="Times New Roman" style:font-name-complex="Times New Roman" style:font-size-complex="12pt"/>
    </style:style>
    <style:style style:name="T2908" style:parent-style-name="Policepardéfaut" style:family="text">
      <style:text-properties style:font-name="Times New Roman" style:font-name-complex="Times New Roman" fo:font-weight="normal" style:font-weight-asian="normal" fo:font-variant="small-caps" style:font-size-complex="12pt"/>
    </style:style>
    <style:style style:name="T2909" style:parent-style-name="Policepardéfaut" style:family="text">
      <style:text-properties style:font-name="Times New Roman" style:font-name-complex="Times New Roman" fo:font-weight="normal" style:font-weight-asian="normal" fo:font-variant="small-caps" style:font-size-complex="12pt"/>
    </style:style>
    <style:style style:name="P2910" style:parent-style-name="Normal" style:family="paragraph">
      <style:paragraph-properties fo:margin-right="-0.6097in"/>
      <style:text-properties style:font-name="Times New Roman" style:font-name-complex="Times New Roman" style:font-size-complex="12pt"/>
    </style:style>
    <style:style style:name="P2911" style:parent-style-name="Normal" style:family="paragraph">
      <style:paragraph-properties fo:margin-right="-0.6097in"/>
      <style:text-properties style:font-name="Times New Roman" style:font-name-complex="Times New Roman" style:font-size-complex="12pt"/>
    </style:style>
    <style:style style:name="P2912" style:parent-style-name="Normal" style:family="paragraph">
      <style:paragraph-properties fo:margin-right="-0.6097in"/>
      <style:text-properties style:font-name="Times New Roman" style:font-name-complex="Times New Roman" style:font-size-complex="12pt"/>
    </style:style>
    <style:style style:name="T2913" style:parent-style-name="Policepardéfaut" style:family="text">
      <style:text-properties style:font-name="Times New Roman" style:font-name-complex="Times New Roman" fo:font-weight="normal" style:font-weight-asian="normal" style:font-size-complex="12pt"/>
    </style:style>
    <style:style style:name="T2914" style:parent-style-name="Policepardéfaut" style:family="text">
      <style:text-properties style:font-name="Times New Roman" style:font-name-complex="Times New Roman" fo:font-weight="normal" style:font-weight-asian="normal" style:font-size-complex="12pt"/>
    </style:style>
    <style:style style:name="P2915" style:parent-style-name="Normal" style:family="paragraph">
      <style:paragraph-properties fo:margin-right="-0.6097in"/>
    </style:style>
    <style:style style:name="T2916" style:parent-style-name="Policepardéfaut" style:family="text">
      <style:text-properties style:font-name="Times New Roman" style:font-name-complex="Times New Roman" style:font-size-complex="12pt"/>
    </style:style>
    <style:style style:name="T2917" style:parent-style-name="Policepardéfaut" style:family="text">
      <style:text-properties style:font-name="Times New Roman" style:font-name-complex="Times New Roman" style:font-size-complex="12pt"/>
    </style:style>
    <style:style style:name="T2918" style:parent-style-name="Policepardéfaut" style:family="text">
      <style:text-properties style:font-name="Times New Roman" style:font-name-complex="Times New Roman" style:font-size-complex="12pt"/>
    </style:style>
    <style:style style:name="T2919" style:parent-style-name="Policepardéfaut" style:family="text">
      <style:text-properties style:font-name="Times New Roman" style:font-name-complex="Times New Roman" style:font-size-complex="12pt"/>
    </style:style>
    <style:style style:name="P2920" style:parent-style-name="Normal" style:family="paragraph">
      <style:paragraph-properties fo:margin-right="-0.6097in"/>
    </style:style>
    <style:style style:name="T2921" style:parent-style-name="Policepardéfaut" style:family="text">
      <style:text-properties style:font-name="Times New Roman" style:font-name-complex="Times New Roman" fo:font-style="italic" style:font-style-asian="italic" style:font-size-complex="12pt"/>
    </style:style>
    <style:style style:name="T2922" style:parent-style-name="Policepardéfaut" style:family="text">
      <style:text-properties style:font-name="Times New Roman" style:font-name-complex="Times New Roman" style:font-size-complex="12pt"/>
    </style:style>
    <style:style style:name="P2923" style:parent-style-name="Normal" style:family="paragraph">
      <style:paragraph-properties fo:margin-right="-0.6097in"/>
      <style:text-properties style:font-name="Times New Roman" style:font-name-complex="Times New Roman" style:font-size-complex="12pt"/>
    </style:style>
    <style:style style:name="T2924" style:parent-style-name="Policepardéfaut" style:family="text">
      <style:text-properties style:font-name="Times New Roman" style:font-name-complex="Times New Roman" fo:font-weight="normal" style:font-weight-asian="normal" style:font-size-complex="12pt"/>
    </style:style>
    <style:style style:name="T2925" style:parent-style-name="Policepardéfaut" style:family="text">
      <style:text-properties style:font-name="Times New Roman" style:font-name-complex="Times New Roman" fo:font-weight="normal" style:font-weight-asian="normal" style:font-size-complex="12pt"/>
    </style:style>
    <style:style style:name="P2926" style:parent-style-name="Normal" style:family="paragraph">
      <style:paragraph-properties fo:margin-right="-0.6097in"/>
      <style:text-properties style:font-name="Times New Roman" style:font-name-complex="Times New Roman" style:font-size-complex="12pt"/>
    </style:style>
    <style:style style:name="P2927" style:parent-style-name="Normal" style:family="paragraph">
      <style:paragraph-properties fo:margin-right="-0.6097in"/>
    </style:style>
    <style:style style:name="T2928" style:parent-style-name="Policepardéfaut" style:family="text">
      <style:text-properties style:font-name="Times New Roman" style:font-name-complex="Times New Roman" style:font-size-complex="12pt"/>
    </style:style>
    <style:style style:name="T2929" style:parent-style-name="Policepardéfaut" style:family="text">
      <style:text-properties style:font-name="Times New Roman" style:font-name-complex="Times New Roman" fo:font-style="italic" style:font-style-asian="italic" style:font-size-complex="12pt"/>
    </style:style>
    <style:style style:name="T2930" style:parent-style-name="Policepardéfaut" style:family="text">
      <style:text-properties style:font-name="Times New Roman" style:font-name-complex="Times New Roman" style:font-size-complex="12pt"/>
    </style:style>
    <style:style style:name="T2931" style:parent-style-name="Policepardéfaut" style:family="text">
      <style:text-properties style:font-name="Times New Roman" style:font-name-complex="Times New Roman" style:font-size-complex="12pt"/>
    </style:style>
    <style:style style:name="T2932" style:parent-style-name="Policepardéfaut" style:family="text">
      <style:text-properties style:font-name="Times New Roman" style:font-name-complex="Times New Roman" style:font-size-complex="12pt"/>
    </style:style>
    <style:style style:name="T2933" style:parent-style-name="Policepardéfaut" style:family="text">
      <style:text-properties style:font-name="Times New Roman" style:font-name-complex="Times New Roman" style:font-size-complex="12pt"/>
    </style:style>
    <style:style style:name="T2934" style:parent-style-name="Policepardéfaut" style:family="text">
      <style:text-properties style:font-name="Times New Roman" style:font-name-complex="Times New Roman" style:font-size-complex="12pt"/>
    </style:style>
    <style:style style:name="T2935" style:parent-style-name="Policepardéfaut" style:family="text">
      <style:text-properties style:font-name="Times New Roman" style:font-name-complex="Times New Roman" style:font-size-complex="12pt"/>
    </style:style>
    <style:style style:name="P2936" style:parent-style-name="Normal" style:family="paragraph">
      <style:paragraph-properties fo:margin-right="-0.6097in"/>
    </style:style>
    <style:style style:name="T2937" style:parent-style-name="Policepardéfaut" style:family="text">
      <style:text-properties style:font-name="Times New Roman" style:font-name-complex="Times New Roman" fo:font-style="italic" style:font-style-asian="italic" style:font-size-complex="12pt"/>
    </style:style>
    <style:style style:name="P2938" style:parent-style-name="Normal" style:family="paragraph">
      <style:paragraph-properties fo:margin-right="-0.6097in"/>
    </style:style>
    <style:style style:name="T2939" style:parent-style-name="Policepardéfaut" style:family="text">
      <style:text-properties style:font-name="Times New Roman" style:font-name-complex="Times New Roman" style:font-size-complex="12pt"/>
    </style:style>
    <style:style style:name="T2940" style:parent-style-name="Policepardéfaut" style:family="text">
      <style:text-properties style:font-name="Times New Roman" style:font-name-complex="Times New Roman" fo:font-style="italic" style:font-style-asian="italic" style:font-size-complex="12pt"/>
    </style:style>
    <style:style style:name="T2941" style:parent-style-name="Policepardéfaut" style:family="text">
      <style:text-properties style:font-name="Times New Roman" style:font-name-complex="Times New Roman" style:font-size-complex="12pt"/>
    </style:style>
    <style:style style:name="P2942" style:parent-style-name="Normal" style:family="paragraph">
      <style:paragraph-properties fo:margin-right="-0.6097in"/>
    </style:style>
    <style:style style:name="T2943" style:parent-style-name="Policepardéfaut" style:family="text">
      <style:text-properties style:font-name="Times New Roman" style:font-name-complex="Times New Roman" style:font-size-complex="12pt"/>
    </style:style>
    <style:style style:name="T2944" style:parent-style-name="Policepardéfaut" style:family="text">
      <style:text-properties style:font-name="Times New Roman" style:font-name-complex="Times New Roman" fo:font-style="italic" style:font-style-asian="italic" style:font-size-complex="12pt"/>
    </style:style>
    <style:style style:name="T2945" style:parent-style-name="Policepardéfaut" style:family="text">
      <style:text-properties style:font-name="Times New Roman" style:font-name-complex="Times New Roman" style:font-size-complex="12pt"/>
    </style:style>
    <style:style style:name="P2946" style:parent-style-name="Normal" style:family="paragraph">
      <style:paragraph-properties fo:margin-right="-0.6097in"/>
    </style:style>
    <style:style style:name="T2947" style:parent-style-name="Policepardéfaut" style:family="text">
      <style:text-properties style:font-name="Times New Roman" style:font-name-complex="Times New Roman" style:font-size-complex="12pt"/>
    </style:style>
    <style:style style:name="T2948" style:parent-style-name="Policepardéfaut" style:family="text">
      <style:text-properties style:font-name="Times New Roman" style:font-name-complex="Times New Roman" fo:font-style="italic" style:font-style-asian="italic" style:font-size-complex="12pt"/>
    </style:style>
    <style:style style:name="T2949" style:parent-style-name="Policepardéfaut" style:family="text">
      <style:text-properties style:font-name="Times New Roman" style:font-name-complex="Times New Roman" style:font-size-complex="12pt"/>
    </style:style>
    <style:style style:name="P2950" style:parent-style-name="Normal" style:family="paragraph">
      <style:paragraph-properties fo:margin-right="-0.6097in"/>
    </style:style>
    <style:style style:name="T2951" style:parent-style-name="Policepardéfaut" style:family="text">
      <style:text-properties style:font-name="Times New Roman" style:font-name-complex="Times New Roman" style:font-size-complex="12pt"/>
    </style:style>
    <style:style style:name="T2952" style:parent-style-name="Policepardéfaut" style:family="text">
      <style:text-properties style:font-name="Times New Roman" style:font-name-complex="Times New Roman" fo:font-style="italic" style:font-style-asian="italic" style:font-size-complex="12pt"/>
    </style:style>
    <style:style style:name="T2953" style:parent-style-name="Policepardéfaut" style:family="text">
      <style:text-properties style:font-name="Times New Roman" style:font-name-complex="Times New Roman" style:font-size-complex="12pt"/>
    </style:style>
    <style:style style:name="P2954" style:parent-style-name="Normal" style:family="paragraph">
      <style:paragraph-properties fo:margin-right="-0.6097in"/>
    </style:style>
    <style:style style:name="T2955" style:parent-style-name="Policepardéfaut" style:family="text">
      <style:text-properties style:font-name="Times New Roman" style:font-name-complex="Times New Roman" style:font-size-complex="12pt"/>
    </style:style>
    <style:style style:name="T2956" style:parent-style-name="Policepardéfaut" style:family="text">
      <style:text-properties style:font-name="Times New Roman" style:font-name-complex="Times New Roman" fo:font-style="italic" style:font-style-asian="italic" style:font-size-complex="12pt"/>
    </style:style>
    <style:style style:name="T2957" style:parent-style-name="Policepardéfaut" style:family="text">
      <style:text-properties style:font-name="Times New Roman" style:font-name-complex="Times New Roman" style:font-size-complex="12pt"/>
    </style:style>
    <style:style style:name="P2958" style:parent-style-name="Normal" style:family="paragraph">
      <style:paragraph-properties fo:margin-right="-0.6097in"/>
    </style:style>
    <style:style style:name="T2959" style:parent-style-name="Policepardéfaut" style:family="text">
      <style:text-properties style:font-name="Times New Roman" style:font-name-complex="Times New Roman" style:font-size-complex="12pt" fo:language="en" fo:country="US"/>
    </style:style>
    <style:style style:name="T2960" style:parent-style-name="Policepardéfaut" style:family="text">
      <style:text-properties style:font-name="Times New Roman" style:font-name-complex="Times New Roman" fo:font-style="italic" style:font-style-asian="italic" style:font-size-complex="12pt" fo:language="en" fo:country="US"/>
    </style:style>
    <style:style style:name="T2961" style:parent-style-name="Policepardéfaut" style:family="text">
      <style:text-properties style:font-name="Times New Roman" style:font-name-complex="Times New Roman" style:font-size-complex="12pt" fo:language="en" fo:country="US"/>
    </style:style>
    <style:style style:name="P2962" style:parent-style-name="Normal" style:family="paragraph">
      <style:paragraph-properties fo:margin-right="-0.6097in"/>
    </style:style>
    <style:style style:name="T2963" style:parent-style-name="Policepardéfaut" style:family="text">
      <style:text-properties style:font-name="Times New Roman" style:font-name-complex="Times New Roman" style:font-size-complex="12pt"/>
    </style:style>
    <style:style style:name="T2964" style:parent-style-name="Policepardéfaut" style:family="text">
      <style:text-properties style:font-name="Times New Roman" style:font-name-complex="Times New Roman" fo:font-style="italic" style:font-style-asian="italic" style:font-size-complex="12pt"/>
    </style:style>
    <style:style style:name="T2965" style:parent-style-name="Policepardéfaut" style:family="text">
      <style:text-properties style:font-name="Times New Roman" style:font-name-complex="Times New Roman" style:font-size-complex="12pt"/>
    </style:style>
    <style:style style:name="P2966" style:parent-style-name="Normal" style:family="paragraph">
      <style:paragraph-properties fo:margin-right="-0.6097in"/>
      <style:text-properties style:font-name="Times New Roman" style:font-name-complex="Times New Roman" style:font-size-complex="12pt"/>
    </style:style>
    <style:style style:name="T2967" style:parent-style-name="Policepardéfaut" style:family="text">
      <style:text-properties style:font-name="Times New Roman" style:font-name-complex="Times New Roman" fo:font-weight="normal" style:font-weight-asian="normal" style:font-size-complex="12pt"/>
    </style:style>
    <style:style style:name="T2968" style:parent-style-name="Policepardéfaut" style:family="text">
      <style:text-properties style:font-name="Times New Roman" style:font-name-complex="Times New Roman" fo:font-weight="normal" style:font-weight-asian="normal" style:font-size-complex="12pt"/>
    </style:style>
    <style:style style:name="P2969" style:parent-style-name="Normal" style:family="paragraph">
      <style:paragraph-properties fo:margin-right="-0.6097in"/>
      <style:text-properties style:font-name="Times New Roman" style:font-name-complex="Times New Roman" style:font-size-complex="12pt"/>
    </style:style>
    <style:style style:name="P2970" style:parent-style-name="Normal" style:family="paragraph">
      <style:paragraph-properties fo:margin-right="-0.6097in"/>
      <style:text-properties style:font-name="Times New Roman" style:font-name-complex="Times New Roman" style:font-size-complex="12pt"/>
    </style:style>
    <style:style style:name="T2971" style:parent-style-name="Policepardéfaut" style:family="text">
      <style:text-properties style:font-name="Times New Roman" style:font-name-complex="Times New Roman" fo:font-weight="normal" style:font-weight-asian="normal" style:font-size-complex="12pt"/>
    </style:style>
    <style:style style:name="T2972" style:parent-style-name="Policepardéfaut" style:family="text">
      <style:text-properties style:font-name="Times New Roman" style:font-name-complex="Times New Roman" fo:font-weight="normal" style:font-weight-asian="normal" style:font-size-complex="12pt"/>
    </style:style>
    <style:style style:name="P2973" style:parent-style-name="Normal" style:family="paragraph">
      <style:paragraph-properties fo:margin-right="-0.6097in"/>
      <style:text-properties style:font-name="Times New Roman" style:font-name-complex="Times New Roman" style:font-size-complex="12pt"/>
    </style:style>
    <style:style style:name="P2974" style:parent-style-name="Normal" style:family="paragraph">
      <style:paragraph-properties fo:margin-right="-0.6097in"/>
    </style:style>
    <style:style style:name="T2975" style:parent-style-name="Policepardéfaut" style:family="text">
      <style:text-properties style:font-name="Times New Roman" style:font-name-complex="Times New Roman" style:font-size-complex="12pt"/>
    </style:style>
    <style:style style:name="T2976" style:parent-style-name="Policepardéfaut" style:family="text">
      <style:text-properties style:font-name="Times New Roman" style:font-name-complex="Times New Roman" style:font-size-complex="12pt"/>
    </style:style>
    <style:style style:name="T2977" style:parent-style-name="Policepardéfaut" style:family="text">
      <style:text-properties style:font-name="Times New Roman" style:font-name-complex="Times New Roman" fo:font-style="italic" style:font-style-asian="italic" style:font-size-complex="12pt"/>
    </style:style>
    <style:style style:name="T2978" style:parent-style-name="Policepardéfaut" style:family="text">
      <style:text-properties style:font-name="Times New Roman" style:font-name-complex="Times New Roman" style:font-size-complex="12pt"/>
    </style:style>
    <style:style style:name="P2979" style:parent-style-name="Normal" style:family="paragraph">
      <style:paragraph-properties fo:margin-right="-0.6097in"/>
      <style:text-properties style:font-name="Times New Roman" style:font-name-complex="Times New Roman" style:font-size-complex="12pt"/>
    </style:style>
    <style:style style:name="T2980" style:parent-style-name="Policepardéfaut" style:family="text">
      <style:text-properties style:font-name="Times New Roman" style:font-name-complex="Times New Roman" fo:font-weight="normal" style:font-weight-asian="normal" style:font-size-complex="12pt"/>
    </style:style>
    <style:style style:name="T2981" style:parent-style-name="Policepardéfaut" style:family="text">
      <style:text-properties style:font-name="Times New Roman" style:font-name-complex="Times New Roman" fo:font-weight="normal" style:font-weight-asian="normal" style:font-size-complex="12pt"/>
    </style:style>
    <style:style style:name="P2982" style:parent-style-name="Normal" style:family="paragraph">
      <style:paragraph-properties fo:margin-right="-0.6097in"/>
    </style:style>
    <style:style style:name="T2983" style:parent-style-name="Policepardéfaut" style:family="text">
      <style:text-properties style:font-name="Times New Roman" style:font-name-complex="Times New Roman" style:font-size-complex="12pt"/>
    </style:style>
    <style:style style:name="T2984" style:parent-style-name="Policepardéfaut" style:family="text">
      <style:text-properties style:font-name="Times New Roman" style:font-name-complex="Times New Roman" style:font-size-complex="12pt"/>
    </style:style>
    <style:style style:name="T2985" style:parent-style-name="Policepardéfaut" style:family="text">
      <style:text-properties style:font-name="Times New Roman" style:font-name-complex="Times New Roman" style:font-size-complex="12pt"/>
    </style:style>
    <style:style style:name="T2986" style:parent-style-name="Policepardéfaut" style:family="text">
      <style:text-properties style:font-name="Times New Roman" style:font-name-complex="Times New Roman" style:font-size-complex="12pt"/>
    </style:style>
    <style:style style:name="P2987" style:parent-style-name="Normal" style:family="paragraph">
      <style:paragraph-properties fo:margin-right="-0.6097in"/>
    </style:style>
    <style:style style:name="T2988" style:parent-style-name="Policepardéfaut" style:family="text">
      <style:text-properties style:font-name="Times New Roman" style:font-name-complex="Times New Roman" style:font-size-complex="12pt"/>
    </style:style>
    <style:style style:name="T2989" style:parent-style-name="Policepardéfaut" style:family="text">
      <style:text-properties style:font-name="Times New Roman" style:font-name-complex="Times New Roman" fo:font-style="italic" style:font-style-asian="italic" style:font-size-complex="12pt"/>
    </style:style>
    <style:style style:name="T2990" style:parent-style-name="Policepardéfaut" style:family="text">
      <style:text-properties style:font-name="Times New Roman" style:font-name-complex="Times New Roman" style:font-size-complex="12pt"/>
    </style:style>
    <style:style style:name="T2991" style:parent-style-name="Policepardéfaut" style:family="text">
      <style:text-properties style:font-name="Times New Roman" style:font-name-complex="Times New Roman" fo:font-style="italic" style:font-style-asian="italic" style:font-size-complex="12pt"/>
    </style:style>
    <style:style style:name="T2992" style:parent-style-name="Policepardéfaut" style:family="text">
      <style:text-properties style:font-name="Times New Roman" style:font-name-complex="Times New Roman" style:font-size-complex="12pt"/>
    </style:style>
    <style:style style:name="T2993" style:parent-style-name="Policepardéfaut" style:family="text">
      <style:text-properties style:font-name="Times New Roman" style:font-name-complex="Times New Roman" fo:font-style="italic" style:font-style-asian="italic" style:font-size-complex="12pt"/>
    </style:style>
    <style:style style:name="T2994" style:parent-style-name="Policepardéfaut" style:family="text">
      <style:text-properties style:font-name="Times New Roman" style:font-name-complex="Times New Roman" style:font-size-complex="12pt"/>
    </style:style>
    <style:style style:name="T2995" style:parent-style-name="Policepardéfaut" style:family="text">
      <style:text-properties style:font-name="Times New Roman" style:font-name-complex="Times New Roman" fo:font-style="italic" style:font-style-asian="italic" style:font-size-complex="12pt"/>
    </style:style>
    <style:style style:name="T2996" style:parent-style-name="Policepardéfaut" style:family="text">
      <style:text-properties style:font-name="Times New Roman" style:font-name-complex="Times New Roman" style:font-size-complex="12pt"/>
    </style:style>
    <style:style style:name="P2997" style:parent-style-name="Normal" style:family="paragraph">
      <style:paragraph-properties fo:margin-right="-0.6097in"/>
      <style:text-properties style:font-name="Times New Roman" style:font-name-complex="Times New Roman" style:font-size-complex="12pt"/>
    </style:style>
    <style:style style:name="T2998" style:parent-style-name="Policepardéfaut" style:family="text">
      <style:text-properties style:font-name="Times New Roman" style:font-name-complex="Times New Roman" fo:font-weight="normal" style:font-weight-asian="normal" style:font-size-complex="12pt"/>
    </style:style>
    <style:style style:name="T2999" style:parent-style-name="Policepardéfaut" style:family="text">
      <style:text-properties style:font-name="Times New Roman" style:font-name-complex="Times New Roman" fo:font-weight="normal" style:font-weight-asian="normal" style:font-size-complex="12pt"/>
    </style:style>
    <style:style style:name="P3000" style:parent-style-name="Normal" style:family="paragraph">
      <style:paragraph-properties fo:margin-right="-0.6097in"/>
    </style:style>
    <style:style style:name="T3001" style:parent-style-name="Policepardéfaut" style:family="text">
      <style:text-properties style:font-name="Times New Roman" style:font-name-complex="Times New Roman" style:font-size-complex="12pt"/>
    </style:style>
    <style:style style:name="T3002" style:parent-style-name="Policepardéfaut" style:family="text">
      <style:text-properties style:font-name="Times New Roman" style:font-name-complex="Times New Roman" style:font-size-complex="12pt"/>
    </style:style>
    <style:style style:name="T3003" style:parent-style-name="Policepardéfaut" style:family="text">
      <style:text-properties style:font-name="Times New Roman" style:font-name-complex="Times New Roman" style:font-size-complex="12pt"/>
    </style:style>
    <style:style style:name="T3004" style:parent-style-name="Policepardéfaut" style:family="text">
      <style:text-properties style:font-name="Times New Roman" style:font-name-complex="Times New Roman" style:font-size-complex="12pt"/>
    </style:style>
    <style:style style:name="P3005" style:parent-style-name="Normal" style:family="paragraph">
      <style:paragraph-properties fo:margin-right="-0.6097in"/>
    </style:style>
    <style:style style:name="T3006" style:parent-style-name="Policepardéfaut" style:family="text">
      <style:text-properties style:font-name="Times New Roman" style:font-name-complex="Times New Roman" style:font-size-complex="12pt"/>
    </style:style>
    <style:style style:name="T3007" style:parent-style-name="Policepardéfaut" style:family="text">
      <style:text-properties style:font-name="Times New Roman" style:font-name-complex="Times New Roman" fo:font-style="italic" style:font-style-asian="italic" style:font-size-complex="12pt"/>
    </style:style>
    <style:style style:name="T3008" style:parent-style-name="Policepardéfaut" style:family="text">
      <style:text-properties style:font-name="Times New Roman" style:font-name-complex="Times New Roman" style:font-size-complex="12pt"/>
    </style:style>
    <style:style style:name="T3009" style:parent-style-name="Policepardéfaut" style:family="text">
      <style:text-properties style:font-name="Times New Roman" style:font-name-complex="Times New Roman" style:font-size-complex="12pt"/>
    </style:style>
    <style:style style:name="T3010" style:parent-style-name="Policepardéfaut" style:family="text">
      <style:text-properties style:font-name="Times New Roman" style:font-name-complex="Times New Roman" fo:font-style="italic" style:font-style-asian="italic" style:font-size-complex="12pt"/>
    </style:style>
    <style:style style:name="T3011" style:parent-style-name="Policepardéfaut" style:family="text">
      <style:text-properties style:font-name="Times New Roman" style:font-name-complex="Times New Roman" fo:font-weight="normal" style:font-weight-asian="normal" style:font-size-complex="12pt"/>
    </style:style>
    <style:style style:name="T3012" style:parent-style-name="Policepardéfaut" style:family="text">
      <style:text-properties style:font-name="Times New Roman" style:font-name-complex="Times New Roman" fo:font-weight="normal" style:font-weight-asian="normal" style:font-size-complex="12pt"/>
    </style:style>
    <style:style style:name="P3013" style:parent-style-name="Normal" style:family="paragraph">
      <style:paragraph-properties fo:margin-right="-0.6097in"/>
      <style:text-properties style:font-name="Times New Roman" style:font-name-complex="Times New Roman" style:font-size-complex="12pt"/>
    </style:style>
    <style:style style:name="P3014" style:parent-style-name="Normal" style:family="paragraph">
      <style:paragraph-properties fo:margin-right="-0.6097in"/>
    </style:style>
    <style:style style:name="T3015" style:parent-style-name="Policepardéfaut" style:family="text">
      <style:text-properties style:font-name="Times New Roman" style:font-name-complex="Times New Roman" style:font-size-complex="12pt"/>
    </style:style>
    <style:style style:name="T3016" style:parent-style-name="Policepardéfaut" style:family="text">
      <style:text-properties style:font-name="Times New Roman" style:font-name-complex="Times New Roman" fo:font-style="italic" style:font-style-asian="italic" style:font-size-complex="12pt"/>
    </style:style>
    <style:style style:name="T3017" style:parent-style-name="Policepardéfaut" style:family="text">
      <style:text-properties style:font-name="Times New Roman" style:font-name-complex="Times New Roman" fo:font-style="italic" style:font-style-asian="italic" style:font-size-complex="12pt"/>
    </style:style>
    <style:style style:name="T3018" style:parent-style-name="Policepardéfaut" style:family="text">
      <style:text-properties style:font-name="Times New Roman" style:font-name-complex="Times New Roman" style:font-size-complex="12pt"/>
    </style:style>
    <style:style style:name="T3019" style:parent-style-name="Policepardéfaut" style:family="text">
      <style:text-properties style:font-name="Times New Roman" style:font-name-complex="Times New Roman" fo:font-weight="normal" style:font-weight-asian="normal" style:font-size-complex="12pt"/>
    </style:style>
    <style:style style:name="T3020" style:parent-style-name="Policepardéfaut" style:family="text">
      <style:text-properties style:font-name="Times New Roman" style:font-name-complex="Times New Roman" fo:font-weight="normal" style:font-weight-asian="normal" style:font-size-complex="12pt"/>
    </style:style>
    <style:style style:name="P3021" style:parent-style-name="Normal" style:family="paragraph">
      <style:paragraph-properties fo:margin-right="-0.6097in"/>
      <style:text-properties style:font-name="Times New Roman" style:font-name-complex="Times New Roman" style:font-size-complex="12pt"/>
    </style:style>
    <style:style style:name="P3022" style:parent-style-name="Normal" style:family="paragraph">
      <style:paragraph-properties fo:margin-right="-0.6097in"/>
    </style:style>
    <style:style style:name="T3023" style:parent-style-name="Policepardéfaut" style:family="text">
      <style:text-properties style:font-name="Times New Roman" style:font-name-complex="Times New Roman" style:font-size-complex="12pt"/>
    </style:style>
    <style:style style:name="T3024" style:parent-style-name="Policepardéfaut" style:family="text">
      <style:text-properties style:font-name="Times New Roman" style:font-name-complex="Times New Roman" fo:font-style="italic" style:font-style-asian="italic" style:font-size-complex="12pt"/>
    </style:style>
    <style:style style:name="T3025" style:parent-style-name="Policepardéfaut" style:family="text">
      <style:text-properties style:font-name="Times New Roman" style:font-name-complex="Times New Roman" style:font-size-complex="12pt"/>
    </style:style>
    <style:style style:name="T3026" style:parent-style-name="Policepardéfaut" style:family="text">
      <style:text-properties style:font-name="Times New Roman" style:font-name-complex="Times New Roman" style:font-size-complex="12pt"/>
    </style:style>
    <style:style style:name="P3027" style:parent-style-name="Normal" style:family="paragraph">
      <style:paragraph-properties fo:margin-right="-0.6097in"/>
      <style:text-properties style:font-name="Times New Roman" style:font-name-complex="Times New Roman" style:font-size-complex="12pt"/>
    </style:style>
    <style:style style:name="T3028" style:parent-style-name="Policepardéfaut" style:family="text">
      <style:text-properties style:font-name="Times New Roman" style:font-name-complex="Times New Roman" fo:font-weight="normal" style:font-weight-asian="normal" style:font-size-complex="12pt"/>
    </style:style>
    <style:style style:name="T3029" style:parent-style-name="Policepardéfaut" style:family="text">
      <style:text-properties style:font-name="Times New Roman" style:font-name-complex="Times New Roman" fo:font-weight="normal" style:font-weight-asian="normal" style:font-size-complex="12pt"/>
    </style:style>
    <style:style style:name="P3030" style:parent-style-name="Normal" style:family="paragraph">
      <style:paragraph-properties fo:margin-right="-0.6097in"/>
      <style:text-properties style:font-name="Times New Roman" style:font-name-complex="Times New Roman" style:font-size-complex="12pt"/>
    </style:style>
    <style:style style:name="P3031" style:parent-style-name="Normal" style:family="paragraph">
      <style:paragraph-properties fo:margin-right="-0.6097in"/>
    </style:style>
    <style:style style:name="T3032" style:parent-style-name="Policepardéfaut" style:family="text">
      <style:text-properties style:font-name="Times New Roman" style:font-name-complex="Times New Roman" style:font-size-complex="12pt"/>
    </style:style>
    <style:style style:name="T3033" style:parent-style-name="Policepardéfaut" style:family="text">
      <style:text-properties style:font-name="Times New Roman" style:font-name-complex="Times New Roman" fo:font-style="italic" style:font-style-asian="italic" style:font-size-complex="12pt"/>
    </style:style>
    <style:style style:name="T3034" style:parent-style-name="Policepardéfaut" style:family="text">
      <style:text-properties style:font-name="Times New Roman" style:font-name-complex="Times New Roman" style:font-size-complex="12pt"/>
    </style:style>
    <style:style style:name="T3035" style:parent-style-name="Policepardéfaut" style:family="text">
      <style:text-properties style:font-name="Times New Roman" style:font-name-complex="Times New Roman" style:font-size-complex="12pt"/>
    </style:style>
    <style:style style:name="T3036" style:parent-style-name="Policepardéfaut" style:family="text">
      <style:text-properties style:font-name="Times New Roman" style:font-name-complex="Times New Roman" fo:font-style="italic" style:font-style-asian="italic" style:font-size-complex="12pt"/>
    </style:style>
    <style:style style:name="T3037" style:parent-style-name="Policepardéfaut" style:family="text">
      <style:text-properties style:font-name="Times New Roman" style:font-name-complex="Times New Roman" style:font-size-complex="12pt"/>
    </style:style>
    <style:style style:name="T3038" style:parent-style-name="Policepardéfaut" style:family="text">
      <style:text-properties style:font-name="Times New Roman" style:font-name-complex="Times New Roman" fo:font-style="italic" style:font-style-asian="italic" style:font-size-complex="12pt"/>
    </style:style>
    <style:style style:name="T3039" style:parent-style-name="Policepardéfaut" style:family="text">
      <style:text-properties style:font-name="Times New Roman" style:font-name-complex="Times New Roman" style:font-size-complex="12pt"/>
    </style:style>
    <style:style style:name="T3040" style:parent-style-name="Policepardéfaut" style:family="text">
      <style:text-properties style:font-name="Times New Roman" style:font-name-complex="Times New Roman" fo:font-style="italic" style:font-style-asian="italic" style:font-size-complex="12pt"/>
    </style:style>
    <style:style style:name="T3041" style:parent-style-name="Policepardéfaut" style:family="text">
      <style:text-properties style:font-name="Times New Roman" style:font-name-complex="Times New Roman" style:font-size-complex="12pt"/>
    </style:style>
    <style:style style:name="T3042" style:parent-style-name="Policepardéfaut" style:family="text">
      <style:text-properties style:font-name="Times New Roman" style:font-name-complex="Times New Roman" fo:font-style="italic" style:font-style-asian="italic" style:font-size-complex="12pt"/>
    </style:style>
    <style:style style:name="T3043" style:parent-style-name="Policepardéfaut" style:family="text">
      <style:text-properties style:font-name="Times New Roman" style:font-name-complex="Times New Roman" style:font-size-complex="12pt"/>
    </style:style>
    <style:style style:name="T3044" style:parent-style-name="Policepardéfaut" style:family="text">
      <style:text-properties style:font-name="Times New Roman" style:font-name-complex="Times New Roman" fo:font-style="italic" style:font-style-asian="italic" style:font-size-complex="12pt"/>
    </style:style>
    <style:style style:name="T3045" style:parent-style-name="Policepardéfaut" style:family="text">
      <style:text-properties style:font-name="Times New Roman" style:font-name-complex="Times New Roman" style:font-size-complex="12pt"/>
    </style:style>
    <style:style style:name="T3046" style:parent-style-name="Policepardéfaut" style:family="text">
      <style:text-properties style:font-name="Times New Roman" style:font-name-complex="Times New Roman" fo:font-style="italic" style:font-style-asian="italic" style:font-size-complex="12pt"/>
    </style:style>
    <style:style style:name="T3047" style:parent-style-name="Policepardéfaut" style:family="text">
      <style:text-properties style:font-name="Times New Roman" style:font-name-complex="Times New Roman" style:font-size-complex="12pt"/>
    </style:style>
    <style:style style:name="P3048" style:parent-style-name="Normal" style:family="paragraph">
      <style:paragraph-properties fo:margin-right="-0.6097in"/>
    </style:style>
    <style:style style:name="T3049" style:parent-style-name="Policepardéfaut" style:family="text">
      <style:text-properties style:font-name="Times New Roman" style:font-name-complex="Times New Roman" fo:font-style="italic" style:font-style-asian="italic" style:font-size-complex="12pt" fo:language="en" fo:country="US"/>
    </style:style>
    <style:style style:name="P3050" style:parent-style-name="Normal" style:family="paragraph">
      <style:paragraph-properties fo:margin-right="-0.6097in"/>
    </style:style>
    <style:style style:name="T3051" style:parent-style-name="Policepardéfaut" style:family="text">
      <style:text-properties style:font-name="Times New Roman" style:font-name-complex="Times New Roman" style:font-size-complex="12pt" fo:language="en" fo:country="US"/>
    </style:style>
    <style:style style:name="T3052" style:parent-style-name="Policepardéfaut" style:family="text">
      <style:text-properties style:font-name="Times New Roman" style:font-name-complex="Times New Roman" fo:font-style="italic" style:font-style-asian="italic" style:font-size-complex="12pt" fo:language="en" fo:country="US"/>
    </style:style>
    <style:style style:name="T3053" style:parent-style-name="Policepardéfaut" style:family="text">
      <style:text-properties style:font-name="Times New Roman" style:font-name-complex="Times New Roman" style:font-size-complex="12pt" fo:language="en" fo:country="US"/>
    </style:style>
    <style:style style:name="P3054" style:parent-style-name="Normal" style:family="paragraph">
      <style:paragraph-properties fo:margin-right="-0.6097in"/>
    </style:style>
    <style:style style:name="T3055" style:parent-style-name="Policepardéfaut" style:family="text">
      <style:text-properties style:font-name="Times New Roman" style:font-name-complex="Times New Roman" style:font-size-complex="12pt"/>
    </style:style>
    <style:style style:name="T3056" style:parent-style-name="Policepardéfaut" style:family="text">
      <style:text-properties style:font-name="Times New Roman" style:font-name-complex="Times New Roman" fo:font-style="italic" style:font-style-asian="italic" style:font-size-complex="12pt"/>
    </style:style>
    <style:style style:name="T3057" style:parent-style-name="Policepardéfaut" style:family="text">
      <style:text-properties style:font-name="Times New Roman" style:font-name-complex="Times New Roman" style:font-size-complex="12pt"/>
    </style:style>
    <style:style style:name="P3058" style:parent-style-name="Normal" style:family="paragraph">
      <style:paragraph-properties fo:margin-right="-0.6097in"/>
    </style:style>
    <style:style style:name="T3059" style:parent-style-name="Policepardéfaut" style:family="text">
      <style:text-properties style:font-name="Times New Roman" style:font-name-complex="Times New Roman" style:font-size-complex="12pt"/>
    </style:style>
    <style:style style:name="T3060" style:parent-style-name="Policepardéfaut" style:family="text">
      <style:text-properties style:font-name="Times New Roman" style:font-name-complex="Times New Roman" fo:font-style="italic" style:font-style-asian="italic" style:font-size-complex="12pt"/>
    </style:style>
    <style:style style:name="T3061" style:parent-style-name="Policepardéfaut" style:family="text">
      <style:text-properties style:font-name="Times New Roman" style:font-name-complex="Times New Roman" style:font-size-complex="12pt"/>
    </style:style>
    <style:style style:name="P3062" style:parent-style-name="Normal" style:family="paragraph">
      <style:paragraph-properties fo:margin-right="-0.6097in"/>
    </style:style>
    <style:style style:name="T3063" style:parent-style-name="Policepardéfaut" style:family="text">
      <style:text-properties style:font-name="Times New Roman" style:font-name-complex="Times New Roman" style:font-size-complex="12pt"/>
    </style:style>
    <style:style style:name="T3064" style:parent-style-name="Policepardéfaut" style:family="text">
      <style:text-properties style:font-name="Times New Roman" style:font-name-complex="Times New Roman" fo:font-style="italic" style:font-style-asian="italic" style:font-size-complex="12pt"/>
    </style:style>
    <style:style style:name="T3065" style:parent-style-name="Policepardéfaut" style:family="text">
      <style:text-properties style:font-name="Times New Roman" style:font-name-complex="Times New Roman" style:font-size-complex="12pt"/>
    </style:style>
    <style:style style:name="P3066" style:parent-style-name="Normal" style:family="paragraph">
      <style:paragraph-properties fo:margin-right="-0.6097in"/>
    </style:style>
    <style:style style:name="T3067" style:parent-style-name="Policepardéfaut" style:family="text">
      <style:text-properties style:font-name="Times New Roman" style:font-name-complex="Times New Roman" style:font-size-complex="12pt"/>
    </style:style>
    <style:style style:name="T3068" style:parent-style-name="Policepardéfaut" style:family="text">
      <style:text-properties style:font-name="Times New Roman" style:font-name-complex="Times New Roman" fo:font-style="italic" style:font-style-asian="italic" style:font-size-complex="12pt"/>
    </style:style>
    <style:style style:name="T3069" style:parent-style-name="Policepardéfaut" style:family="text">
      <style:text-properties style:font-name="Times New Roman" style:font-name-complex="Times New Roman" style:font-size-complex="12pt"/>
    </style:style>
    <style:style style:name="P3070" style:parent-style-name="Normal" style:family="paragraph">
      <style:paragraph-properties fo:margin-right="-0.6097in"/>
    </style:style>
    <style:style style:name="T3071" style:parent-style-name="Policepardéfaut" style:family="text">
      <style:text-properties style:font-name="Times New Roman" style:font-name-complex="Times New Roman" style:font-size-complex="12pt"/>
    </style:style>
    <style:style style:name="T3072" style:parent-style-name="Policepardéfaut" style:family="text">
      <style:text-properties style:font-name="Times New Roman" style:font-name-complex="Times New Roman" fo:font-style="italic" style:font-style-asian="italic" style:font-size-complex="12pt"/>
    </style:style>
    <style:style style:name="T3073" style:parent-style-name="Policepardéfaut" style:family="text">
      <style:text-properties style:font-name="Times New Roman" style:font-name-complex="Times New Roman" style:font-size-complex="12pt"/>
    </style:style>
    <style:style style:name="P3074" style:parent-style-name="Normal" style:family="paragraph">
      <style:paragraph-properties fo:margin-right="-0.6097in"/>
    </style:style>
    <style:style style:name="T3075" style:parent-style-name="Policepardéfaut" style:family="text">
      <style:text-properties style:font-name="Times New Roman" style:font-name-complex="Times New Roman" style:font-size-complex="12pt"/>
    </style:style>
    <style:style style:name="T3076" style:parent-style-name="Policepardéfaut" style:family="text">
      <style:text-properties style:font-name="Times New Roman" style:font-name-complex="Times New Roman" fo:font-style="italic" style:font-style-asian="italic" style:font-size-complex="12pt"/>
    </style:style>
    <style:style style:name="T3077" style:parent-style-name="Policepardéfaut" style:family="text">
      <style:text-properties style:font-name="Times New Roman" style:font-name-complex="Times New Roman" style:font-size-complex="12pt"/>
    </style:style>
    <style:style style:name="P3078" style:parent-style-name="Normal" style:family="paragraph">
      <style:paragraph-properties fo:margin-right="-0.6097in"/>
    </style:style>
    <style:style style:name="T3079" style:parent-style-name="Policepardéfaut" style:family="text">
      <style:text-properties style:font-name="Times New Roman" style:font-name-complex="Times New Roman" style:font-size-complex="12pt"/>
    </style:style>
    <style:style style:name="T3080" style:parent-style-name="Policepardéfaut" style:family="text">
      <style:text-properties style:font-name="Times New Roman" style:font-name-complex="Times New Roman" fo:font-style="italic" style:font-style-asian="italic" style:font-size-complex="12pt"/>
    </style:style>
    <style:style style:name="T3081" style:parent-style-name="Policepardéfaut" style:family="text">
      <style:text-properties style:font-name="Times New Roman" style:font-name-complex="Times New Roman" style:font-size-complex="12pt"/>
    </style:style>
    <style:style style:name="P3082" style:parent-style-name="Normal" style:family="paragraph">
      <style:paragraph-properties fo:margin-right="-0.6097in"/>
    </style:style>
    <style:style style:name="T3083" style:parent-style-name="Policepardéfaut" style:family="text">
      <style:text-properties style:font-name="Times New Roman" style:font-name-complex="Times New Roman" style:font-size-complex="12pt"/>
    </style:style>
    <style:style style:name="T3084" style:parent-style-name="Policepardéfaut" style:family="text">
      <style:text-properties style:font-name="Times New Roman" style:font-name-complex="Times New Roman" fo:font-style="italic" style:font-style-asian="italic" style:font-size-complex="12pt"/>
    </style:style>
    <style:style style:name="T3085" style:parent-style-name="Policepardéfaut" style:family="text">
      <style:text-properties style:font-name="Times New Roman" style:font-name-complex="Times New Roman" style:font-size-complex="12pt"/>
    </style:style>
    <style:style style:name="P3086" style:parent-style-name="Normal" style:family="paragraph">
      <style:paragraph-properties fo:margin-right="-0.6097in"/>
    </style:style>
    <style:style style:name="T3087" style:parent-style-name="Policepardéfaut" style:family="text">
      <style:text-properties style:font-name="Times New Roman" style:font-name-complex="Times New Roman" style:font-size-complex="12pt"/>
    </style:style>
    <style:style style:name="T3088" style:parent-style-name="Policepardéfaut" style:family="text">
      <style:text-properties style:font-name="Times New Roman" style:font-name-complex="Times New Roman" fo:font-style="italic" style:font-style-asian="italic" style:font-size-complex="12pt"/>
    </style:style>
    <style:style style:name="T3089" style:parent-style-name="Policepardéfaut" style:family="text">
      <style:text-properties style:font-name="Times New Roman" style:font-name-complex="Times New Roman" style:font-size-complex="12pt"/>
    </style:style>
    <style:style style:name="P3090" style:parent-style-name="Normal" style:family="paragraph">
      <style:paragraph-properties fo:margin-right="-0.6097in"/>
    </style:style>
    <style:style style:name="T3091" style:parent-style-name="Policepardéfaut" style:family="text">
      <style:text-properties style:font-name="Times New Roman" style:font-name-complex="Times New Roman" style:font-size-complex="12pt"/>
    </style:style>
    <style:style style:name="T3092" style:parent-style-name="Policepardéfaut" style:family="text">
      <style:text-properties style:font-name="Times New Roman" style:font-name-complex="Times New Roman" style:font-size-complex="12pt"/>
    </style:style>
    <style:style style:name="T3093" style:parent-style-name="Policepardéfaut" style:family="text">
      <style:text-properties style:font-name="Times New Roman" style:font-name-complex="Times New Roman" fo:font-style="italic" style:font-style-asian="italic" style:font-size-complex="12pt"/>
    </style:style>
    <style:style style:name="T3094" style:parent-style-name="Policepardéfaut" style:family="text">
      <style:text-properties style:font-name="Times New Roman" style:font-name-complex="Times New Roman" style:font-size-complex="12pt"/>
    </style:style>
    <style:style style:name="P3095" style:parent-style-name="Normal" style:family="paragraph">
      <style:paragraph-properties fo:margin-right="-0.6097in"/>
    </style:style>
    <style:style style:name="T3096" style:parent-style-name="Policepardéfaut" style:family="text">
      <style:text-properties style:font-name="Times New Roman" style:font-name-complex="Times New Roman" style:font-size-complex="12pt" fo:language="en" fo:country="US"/>
    </style:style>
    <style:style style:name="T3097" style:parent-style-name="Policepardéfaut" style:family="text">
      <style:text-properties style:font-name="Times New Roman" style:font-name-complex="Times New Roman" fo:font-style="italic" style:font-style-asian="italic" style:font-size-complex="12pt" fo:language="en" fo:country="US"/>
    </style:style>
    <style:style style:name="T3098" style:parent-style-name="Policepardéfaut" style:family="text">
      <style:text-properties style:font-name="Times New Roman" style:font-name-complex="Times New Roman" style:font-size-complex="12pt" fo:language="en" fo:country="US"/>
    </style:style>
    <style:style style:name="P3099" style:parent-style-name="Normal" style:family="paragraph">
      <style:paragraph-properties fo:margin-right="-0.6097in"/>
    </style:style>
    <style:style style:name="T3100" style:parent-style-name="Policepardéfaut" style:family="text">
      <style:text-properties style:font-name="Times New Roman" style:font-name-complex="Times New Roman" style:font-size-complex="12pt" fo:language="en" fo:country="US"/>
    </style:style>
    <style:style style:name="T3101" style:parent-style-name="Policepardéfaut" style:family="text">
      <style:text-properties style:font-name="Times New Roman" style:font-name-complex="Times New Roman" fo:font-style="italic" style:font-style-asian="italic" style:font-size-complex="12pt" fo:language="en" fo:country="US"/>
    </style:style>
    <style:style style:name="T3102" style:parent-style-name="Policepardéfaut" style:family="text">
      <style:text-properties style:font-name="Times New Roman" style:font-name-complex="Times New Roman" style:font-size-complex="12pt" fo:language="en" fo:country="US"/>
    </style:style>
    <style:style style:name="P3103" style:parent-style-name="Normal" style:family="paragraph">
      <style:paragraph-properties fo:margin-right="-0.6097in"/>
    </style:style>
    <style:style style:name="T3104" style:parent-style-name="Policepardéfaut" style:family="text">
      <style:text-properties style:font-name="Times New Roman" style:font-name-complex="Times New Roman" style:font-size-complex="12pt"/>
    </style:style>
    <style:style style:name="T3105" style:parent-style-name="Policepardéfaut" style:family="text">
      <style:text-properties style:font-name="Times New Roman" style:font-name-complex="Times New Roman" fo:font-style="italic" style:font-style-asian="italic" style:font-size-complex="12pt"/>
    </style:style>
    <style:style style:name="T3106" style:parent-style-name="Policepardéfaut" style:family="text">
      <style:text-properties style:font-name="Times New Roman" style:font-name-complex="Times New Roman" style:font-size-complex="12pt"/>
    </style:style>
    <style:style style:name="P3107" style:parent-style-name="Normal" style:family="paragraph">
      <style:paragraph-properties fo:margin-right="-0.6097in"/>
    </style:style>
    <style:style style:name="T3108" style:parent-style-name="Policepardéfaut" style:family="text">
      <style:text-properties style:font-name="Times New Roman" style:font-name-complex="Times New Roman" style:font-size-complex="12pt"/>
    </style:style>
    <style:style style:name="T3109" style:parent-style-name="Policepardéfaut" style:family="text">
      <style:text-properties style:font-name="Times New Roman" style:font-name-complex="Times New Roman" fo:font-style="italic" style:font-style-asian="italic" style:font-size-complex="12pt"/>
    </style:style>
    <style:style style:name="T3110" style:parent-style-name="Policepardéfaut" style:family="text">
      <style:text-properties style:font-name="Times New Roman" style:font-name-complex="Times New Roman" style:font-size-complex="12pt"/>
    </style:style>
    <style:style style:name="P3111" style:parent-style-name="Normal" style:family="paragraph">
      <style:paragraph-properties fo:margin-right="-0.6097in"/>
      <style:text-properties style:font-name="Times New Roman" style:font-name-complex="Times New Roman" style:font-size-complex="12pt"/>
    </style:style>
    <style:style style:name="T3112" style:parent-style-name="Policepardéfaut" style:family="text">
      <style:text-properties style:font-name="Times New Roman" style:font-name-complex="Times New Roman" fo:font-weight="normal" style:font-weight-asian="normal" style:font-size-complex="12pt"/>
    </style:style>
    <style:style style:name="T3113" style:parent-style-name="Policepardéfaut" style:family="text">
      <style:text-properties style:font-name="Times New Roman" style:font-name-complex="Times New Roman" fo:font-weight="normal" style:font-weight-asian="normal" style:font-size-complex="12pt"/>
    </style:style>
    <style:style style:name="P3114" style:parent-style-name="Normal" style:family="paragraph">
      <style:paragraph-properties fo:margin-right="-0.6097in"/>
      <style:text-properties style:font-name="Times New Roman" style:font-name-complex="Times New Roman" style:font-size-complex="12pt"/>
    </style:style>
    <style:style style:name="P3115" style:parent-style-name="Normal" style:family="paragraph">
      <style:paragraph-properties fo:margin-right="-0.6097in"/>
      <style:text-properties style:font-name="Times New Roman" style:font-name-complex="Times New Roman" style:font-size-complex="12pt"/>
    </style:style>
    <style:style style:name="P3116" style:parent-style-name="Normal" style:family="paragraph">
      <style:paragraph-properties fo:margin-right="-0.6097in"/>
      <style:text-properties style:font-name="Times New Roman" style:font-name-complex="Times New Roman" style:font-size-complex="12pt"/>
    </style:style>
    <style:style style:name="T3117" style:parent-style-name="Policepardéfaut" style:family="text">
      <style:text-properties style:font-name="Times New Roman" style:font-name-complex="Times New Roman" fo:font-weight="normal" style:font-weight-asian="normal" style:font-size-complex="12pt"/>
    </style:style>
    <style:style style:name="T3118" style:parent-style-name="Policepardéfaut" style:family="text">
      <style:text-properties style:font-name="Times New Roman" style:font-name-complex="Times New Roman" fo:font-weight="normal" style:font-weight-asian="normal" style:font-size-complex="12pt"/>
    </style:style>
    <style:style style:name="P3119" style:parent-style-name="Normal" style:family="paragraph">
      <style:paragraph-properties fo:margin-right="-0.6097in"/>
      <style:text-properties style:font-name="Times New Roman" style:font-name-complex="Times New Roman" style:font-size-complex="12pt"/>
    </style:style>
    <style:style style:name="P3120" style:parent-style-name="Normal" style:family="paragraph">
      <style:paragraph-properties fo:margin-right="-0.6097in"/>
    </style:style>
    <style:style style:name="T3121" style:parent-style-name="Policepardéfaut" style:family="text">
      <style:text-properties style:font-name="Times New Roman" style:font-name-complex="Times New Roman" style:font-size-complex="12pt"/>
    </style:style>
    <style:style style:name="T3122" style:parent-style-name="Policepardéfaut" style:family="text">
      <style:text-properties style:font-name="Times New Roman" style:font-name-complex="Times New Roman" fo:font-style="italic" style:font-style-asian="italic" style:font-size-complex="12pt"/>
    </style:style>
    <style:style style:name="T3123" style:parent-style-name="Policepardéfaut" style:family="text">
      <style:text-properties style:font-name="Times New Roman" style:font-name-complex="Times New Roman" style:font-size-complex="12pt"/>
    </style:style>
    <style:style style:name="P3124" style:parent-style-name="Normal" style:family="paragraph">
      <style:paragraph-properties fo:margin-right="-0.6097in"/>
      <style:text-properties style:font-name="Times New Roman" style:font-name-complex="Times New Roman" style:font-size-complex="12pt"/>
    </style:style>
    <style:style style:name="T3125" style:parent-style-name="Policepardéfaut" style:family="text">
      <style:text-properties style:font-name="Times New Roman" style:font-name-complex="Times New Roman" fo:font-weight="normal" style:font-weight-asian="normal" style:font-size-complex="12pt"/>
    </style:style>
    <style:style style:name="T3126" style:parent-style-name="Policepardéfaut" style:family="text">
      <style:text-properties style:font-name="Times New Roman" style:font-name-complex="Times New Roman" fo:font-weight="normal" style:font-weight-asian="normal" style:font-size-complex="12pt"/>
    </style:style>
    <style:style style:name="P3127" style:parent-style-name="Normal" style:family="paragraph">
      <style:paragraph-properties fo:margin-right="-0.6097in"/>
      <style:text-properties style:font-name="Times New Roman" style:font-name-complex="Times New Roman" style:font-size-complex="12pt"/>
    </style:style>
    <style:style style:name="P3128" style:parent-style-name="Normal" style:family="paragraph">
      <style:paragraph-properties fo:margin-right="-0.6097in"/>
    </style:style>
    <style:style style:name="T3129" style:parent-style-name="Policepardéfaut" style:family="text">
      <style:text-properties style:font-name="Times New Roman" style:font-name-complex="Times New Roman" style:font-size-complex="12pt"/>
    </style:style>
    <style:style style:name="T3130" style:parent-style-name="Policepardéfaut" style:family="text">
      <style:text-properties style:font-name="Times New Roman" style:font-name-complex="Times New Roman" fo:font-style="italic" style:font-style-asian="italic" style:font-size-complex="12pt"/>
    </style:style>
    <style:style style:name="T3131" style:parent-style-name="Policepardéfaut" style:family="text">
      <style:text-properties style:font-name="Times New Roman" style:font-name-complex="Times New Roman" style:font-size-complex="12pt"/>
    </style:style>
    <style:style style:name="T3132" style:parent-style-name="Policepardéfaut" style:family="text">
      <style:text-properties style:font-name="Times New Roman" style:font-name-complex="Times New Roman" fo:font-style="italic" style:font-style-asian="italic" style:font-size-complex="12pt"/>
    </style:style>
    <style:style style:name="T3133" style:parent-style-name="Policepardéfaut" style:family="text">
      <style:text-properties style:font-name="Times New Roman" style:font-name-complex="Times New Roman" style:font-size-complex="12pt"/>
    </style:style>
    <style:style style:name="T3134" style:parent-style-name="Policepardéfaut" style:family="text">
      <style:text-properties style:font-name="Times New Roman" style:font-name-complex="Times New Roman" fo:font-style="italic" style:font-style-asian="italic" style:font-size-complex="12pt"/>
    </style:style>
    <style:style style:name="T3135" style:parent-style-name="Policepardéfaut" style:family="text">
      <style:text-properties style:font-name="Times New Roman" style:font-name-complex="Times New Roman" style:font-size-complex="12pt"/>
    </style:style>
    <style:style style:name="P3136" style:parent-style-name="Normal" style:family="paragraph">
      <style:paragraph-properties fo:margin-right="-0.6097in"/>
      <style:text-properties style:font-name="Times New Roman" style:font-name-complex="Times New Roman" style:font-size-complex="12pt"/>
    </style:style>
    <style:style style:name="T3137" style:parent-style-name="Policepardéfaut" style:family="text">
      <style:text-properties style:font-name="Times New Roman" style:font-name-complex="Times New Roman" fo:font-weight="normal" style:font-weight-asian="normal" style:font-size-complex="12pt"/>
    </style:style>
    <style:style style:name="T3138" style:parent-style-name="Policepardéfaut" style:family="text">
      <style:text-properties style:font-name="Times New Roman" style:font-name-complex="Times New Roman" fo:font-weight="normal" style:font-weight-asian="normal" style:font-size-complex="12pt"/>
    </style:style>
    <style:style style:name="P3139" style:parent-style-name="Normal" style:family="paragraph">
      <style:paragraph-properties fo:margin-right="-0.6097in"/>
      <style:text-properties style:font-name="Times New Roman" style:font-name-complex="Times New Roman" style:font-size-complex="12pt"/>
    </style:style>
    <style:style style:name="P3140" style:parent-style-name="Normal" style:family="paragraph">
      <style:paragraph-properties fo:margin-right="-0.6097in"/>
      <style:text-properties style:font-name="Times New Roman" style:font-name-complex="Times New Roman" style:font-size-complex="12pt"/>
    </style:style>
    <style:style style:name="P3141" style:parent-style-name="Normal" style:family="paragraph">
      <style:paragraph-properties fo:margin-right="-0.6097in"/>
      <style:text-properties style:font-name="Times New Roman" style:font-name-complex="Times New Roman" style:font-size-complex="12pt"/>
    </style:style>
    <style:style style:name="T3142" style:parent-style-name="Policepardéfaut" style:family="text">
      <style:text-properties style:font-name="Times New Roman" style:font-name-complex="Times New Roman" fo:font-weight="normal" style:font-weight-asian="normal" style:font-size-complex="12pt"/>
    </style:style>
    <style:style style:name="T3143" style:parent-style-name="Policepardéfaut" style:family="text">
      <style:text-properties style:font-name="Times New Roman" style:font-name-complex="Times New Roman" fo:font-weight="normal" style:font-weight-asian="normal" style:font-size-complex="12pt"/>
    </style:style>
    <style:style style:name="P3144" style:parent-style-name="Normal" style:family="paragraph">
      <style:paragraph-properties fo:margin-right="-0.6097in"/>
      <style:text-properties style:font-name="Times New Roman" style:font-name-complex="Times New Roman" style:font-size-complex="12pt"/>
    </style:style>
    <style:style style:name="P3145" style:parent-style-name="Normal" style:family="paragraph">
      <style:paragraph-properties fo:margin-right="-0.6097in"/>
    </style:style>
    <style:style style:name="T3146" style:parent-style-name="Policepardéfaut" style:family="text">
      <style:text-properties style:font-name="Times New Roman" style:font-name-complex="Times New Roman" style:font-size-complex="12pt"/>
    </style:style>
    <style:style style:name="T3147" style:parent-style-name="Policepardéfaut" style:family="text">
      <style:text-properties style:font-name="Times New Roman" style:font-name-complex="Times New Roman" fo:font-style="italic" style:font-style-asian="italic" style:font-size-complex="12pt"/>
    </style:style>
    <style:style style:name="T3148" style:parent-style-name="Policepardéfaut" style:family="text">
      <style:text-properties style:font-name="Times New Roman" style:font-name-complex="Times New Roman" style:font-size-complex="12pt"/>
    </style:style>
    <style:style style:name="T3149" style:parent-style-name="Policepardéfaut" style:family="text">
      <style:text-properties style:font-name="Times New Roman" style:font-name-complex="Times New Roman" fo:font-style="italic" style:font-style-asian="italic" style:font-size-complex="12pt"/>
    </style:style>
    <style:style style:name="T3150" style:parent-style-name="Policepardéfaut" style:family="text">
      <style:text-properties style:font-name="Times New Roman" style:font-name-complex="Times New Roman" style:font-size-complex="12pt"/>
    </style:style>
    <style:style style:name="P3151" style:parent-style-name="Normal" style:family="paragraph">
      <style:paragraph-properties fo:margin-right="-0.6097in"/>
      <style:text-properties style:font-name="Times New Roman" style:font-name-complex="Times New Roman" style:font-size-complex="12pt"/>
    </style:style>
    <style:style style:name="T3152" style:parent-style-name="Policepardéfaut" style:family="text">
      <style:text-properties style:font-name="Times New Roman" style:font-name-complex="Times New Roman" fo:font-weight="normal" style:font-weight-asian="normal" style:font-size-complex="12pt"/>
    </style:style>
    <style:style style:name="T3153" style:parent-style-name="Policepardéfaut" style:family="text">
      <style:text-properties style:font-name="Times New Roman" style:font-name-complex="Times New Roman" fo:font-weight="normal" style:font-weight-asian="normal" style:font-size-complex="12pt"/>
    </style:style>
    <style:style style:name="P3154" style:parent-style-name="Normal" style:family="paragraph">
      <style:paragraph-properties fo:margin-right="-0.6097in"/>
      <style:text-properties style:font-name="Times New Roman" style:font-name-complex="Times New Roman" style:font-size-complex="12pt"/>
    </style:style>
    <style:style style:name="P3155" style:parent-style-name="Normal" style:family="paragraph">
      <style:paragraph-properties fo:margin-right="-0.6097in"/>
    </style:style>
    <style:style style:name="T3156" style:parent-style-name="Policepardéfaut" style:family="text">
      <style:text-properties style:font-name="Times New Roman" style:font-name-complex="Times New Roman" style:font-size-complex="12pt"/>
    </style:style>
    <style:style style:name="T3157" style:parent-style-name="Policepardéfaut" style:family="text">
      <style:text-properties style:font-name="Times New Roman" style:font-name-complex="Times New Roman" fo:font-style="italic" style:font-style-asian="italic" style:font-size-complex="12pt"/>
    </style:style>
    <style:style style:name="T3158" style:parent-style-name="Policepardéfaut" style:family="text">
      <style:text-properties style:font-name="Times New Roman" style:font-name-complex="Times New Roman" style:font-size-complex="12pt"/>
    </style:style>
    <style:style style:name="T3159" style:parent-style-name="Policepardéfaut" style:family="text">
      <style:text-properties style:font-name="Times New Roman" style:font-name-complex="Times New Roman" style:font-size-complex="12pt"/>
    </style:style>
    <style:style style:name="T3160" style:parent-style-name="Policepardéfaut" style:family="text">
      <style:text-properties style:font-name="Times New Roman" style:font-name-complex="Times New Roman" fo:font-style="italic" style:font-style-asian="italic" style:font-size-complex="12pt"/>
    </style:style>
    <style:style style:name="T3161" style:parent-style-name="Policepardéfaut" style:family="text">
      <style:text-properties style:font-name="Times New Roman" style:font-name-complex="Times New Roman" style:font-size-complex="12pt"/>
    </style:style>
    <style:style style:name="T3162" style:parent-style-name="Policepardéfaut" style:family="text">
      <style:text-properties style:font-name="Times New Roman" style:font-name-complex="Times New Roman" fo:font-style="italic" style:font-style-asian="italic" style:font-size-complex="12pt"/>
    </style:style>
    <style:style style:name="T3163" style:parent-style-name="Policepardéfaut" style:family="text">
      <style:text-properties style:font-name="Times New Roman" style:font-name-complex="Times New Roman" style:font-size-complex="12pt"/>
    </style:style>
    <style:style style:name="P3164" style:parent-style-name="Normal" style:family="paragraph">
      <style:paragraph-properties fo:margin-right="-0.6097in"/>
      <style:text-properties style:font-name="Times New Roman" style:font-name-complex="Times New Roman" style:font-size-complex="12pt"/>
    </style:style>
    <style:style style:name="T3165" style:parent-style-name="Policepardéfaut" style:family="text">
      <style:text-properties style:font-name="Times New Roman" style:font-name-complex="Times New Roman" fo:font-weight="normal" style:font-weight-asian="normal" style:font-size-complex="12pt"/>
    </style:style>
    <style:style style:name="T3166" style:parent-style-name="Policepardéfaut" style:family="text">
      <style:text-properties style:font-name="Times New Roman" style:font-name-complex="Times New Roman" fo:font-weight="normal" style:font-weight-asian="normal" style:font-size-complex="12pt"/>
    </style:style>
    <style:style style:name="P3167" style:parent-style-name="Normal" style:family="paragraph">
      <style:paragraph-properties fo:margin-right="-0.6097in"/>
      <style:text-properties style:font-name="Times New Roman" style:font-name-complex="Times New Roman" style:font-size-complex="12pt"/>
    </style:style>
    <style:style style:name="P3168" style:parent-style-name="Normal" style:family="paragraph">
      <style:paragraph-properties fo:margin-right="-0.6097in"/>
    </style:style>
    <style:style style:name="T3169" style:parent-style-name="Policepardéfaut" style:family="text">
      <style:text-properties style:font-name="Times New Roman" style:font-name-complex="Times New Roman" style:font-size-complex="12pt"/>
    </style:style>
    <style:style style:name="T3170" style:parent-style-name="Policepardéfaut" style:family="text">
      <style:text-properties style:font-name="Times New Roman" style:font-name-complex="Times New Roman" fo:font-style="italic" style:font-style-asian="italic" style:font-size-complex="12pt"/>
    </style:style>
    <style:style style:name="T3171" style:parent-style-name="Policepardéfaut" style:family="text">
      <style:text-properties style:font-name="Times New Roman" style:font-name-complex="Times New Roman" style:font-size-complex="12pt"/>
    </style:style>
    <style:style style:name="T3172" style:parent-style-name="Policepardéfaut" style:family="text">
      <style:text-properties style:font-name="Times New Roman" style:font-name-complex="Times New Roman" fo:font-style="italic" style:font-style-asian="italic" style:font-size-complex="12pt"/>
    </style:style>
    <style:style style:name="T3173" style:parent-style-name="Policepardéfaut" style:family="text">
      <style:text-properties style:font-name="Times New Roman" style:font-name-complex="Times New Roman" style:font-size-complex="12pt"/>
    </style:style>
    <style:style style:name="P3174" style:parent-style-name="Normal" style:family="paragraph">
      <style:paragraph-properties fo:margin-right="-0.6097in"/>
    </style:style>
    <style:style style:name="T3175" style:parent-style-name="Policepardéfaut" style:family="text">
      <style:text-properties style:font-name="Times New Roman" style:font-name-complex="Times New Roman" style:font-size-complex="12pt"/>
    </style:style>
    <style:style style:name="T3176" style:parent-style-name="Policepardéfaut" style:family="text">
      <style:text-properties style:font-name="Times New Roman" style:font-name-complex="Times New Roman" fo:font-style="italic" style:font-style-asian="italic" style:font-size-complex="12pt"/>
    </style:style>
    <style:style style:name="T3177" style:parent-style-name="Policepardéfaut" style:family="text">
      <style:text-properties style:font-name="Times New Roman" style:font-name-complex="Times New Roman" style:font-size-complex="12pt"/>
    </style:style>
    <style:style style:name="T3178" style:parent-style-name="Policepardéfaut" style:family="text">
      <style:text-properties style:font-name="Times New Roman" style:font-name-complex="Times New Roman" fo:font-style="italic" style:font-style-asian="italic" style:font-size-complex="12pt"/>
    </style:style>
    <style:style style:name="T3179" style:parent-style-name="Policepardéfaut" style:family="text">
      <style:text-properties style:font-name="Times New Roman" style:font-name-complex="Times New Roman" style:font-size-complex="12pt"/>
    </style:style>
    <style:style style:name="T3180" style:parent-style-name="Policepardéfaut" style:family="text">
      <style:text-properties style:font-name="Times New Roman" style:font-name-complex="Times New Roman" style:font-size-complex="12pt"/>
    </style:style>
    <style:style style:name="T3181" style:parent-style-name="Policepardéfaut" style:family="text">
      <style:text-properties style:font-name="Times New Roman" style:font-name-complex="Times New Roman" fo:font-style="italic" style:font-style-asian="italic" style:font-size-complex="12pt"/>
    </style:style>
    <style:style style:name="T3182" style:parent-style-name="Policepardéfaut" style:family="text">
      <style:text-properties style:font-name="Times New Roman" style:font-name-complex="Times New Roman" style:font-size-complex="12pt"/>
    </style:style>
    <style:style style:name="T3183" style:parent-style-name="Policepardéfaut" style:family="text">
      <style:text-properties style:font-name="Times New Roman" style:font-name-complex="Times New Roman" fo:font-style="italic" style:font-style-asian="italic" style:font-size-complex="12pt"/>
    </style:style>
    <style:style style:name="T3184" style:parent-style-name="Policepardéfaut" style:family="text">
      <style:text-properties style:font-name="Times New Roman" style:font-name-complex="Times New Roman" style:font-size-complex="12pt"/>
    </style:style>
    <style:style style:name="T3185" style:parent-style-name="Policepardéfaut" style:family="text">
      <style:text-properties style:font-name="Times New Roman" style:font-name-complex="Times New Roman" fo:font-style="italic" style:font-style-asian="italic" style:font-size-complex="12pt"/>
    </style:style>
    <style:style style:name="T3186" style:parent-style-name="Policepardéfaut" style:family="text">
      <style:text-properties style:font-name="Times New Roman" style:font-name-complex="Times New Roman" style:font-size-complex="12pt"/>
    </style:style>
    <style:style style:name="T3187" style:parent-style-name="Policepardéfaut" style:family="text">
      <style:text-properties style:font-name="Times New Roman" style:font-name-complex="Times New Roman" style:font-size-complex="12pt"/>
    </style:style>
    <style:style style:name="T3188" style:parent-style-name="Policepardéfaut" style:family="text">
      <style:text-properties style:font-name="Times New Roman" style:font-name-complex="Times New Roman" fo:font-style="italic" style:font-style-asian="italic" style:font-size-complex="12pt"/>
    </style:style>
    <style:style style:name="T3189" style:parent-style-name="Policepardéfaut" style:family="text">
      <style:text-properties style:font-name="Times New Roman" style:font-name-complex="Times New Roman" style:font-size-complex="12pt"/>
    </style:style>
    <style:style style:name="T3190" style:parent-style-name="Policepardéfaut" style:family="text">
      <style:text-properties style:font-name="Times New Roman" style:font-name-complex="Times New Roman" fo:font-style="italic" style:font-style-asian="italic" style:font-size-complex="12pt"/>
    </style:style>
    <style:style style:name="T3191" style:parent-style-name="Policepardéfaut" style:family="text">
      <style:text-properties style:font-name="Times New Roman" style:font-name-complex="Times New Roman" style:font-size-complex="12pt"/>
    </style:style>
    <style:style style:name="T3192" style:parent-style-name="Policepardéfaut" style:family="text">
      <style:text-properties fo:font-style="italic" style:font-style-asian="italic" fo:language="en" fo:country="US"/>
    </style:style>
    <style:style style:name="T3193" style:parent-style-name="Policepardéfaut" style:family="text">
      <style:text-properties fo:language="en" fo:country="US"/>
    </style:style>
    <style:style style:name="P3194" style:parent-style-name="Normal" style:family="paragraph">
      <style:paragraph-properties fo:margin-right="-0.6097in"/>
    </style:style>
    <style:style style:name="T3195" style:parent-style-name="Policepardéfaut" style:family="text">
      <style:text-properties style:font-name="Times New Roman" style:font-name-complex="Times New Roman" style:font-size-complex="12pt" fo:language="en" fo:country="US"/>
    </style:style>
    <style:style style:name="T3196" style:parent-style-name="Policepardéfaut" style:family="text">
      <style:text-properties style:font-name="Times New Roman" style:font-name-complex="Times New Roman" fo:font-style="italic" style:font-style-asian="italic" style:font-size-complex="12pt" fo:language="en" fo:country="US"/>
    </style:style>
    <style:style style:name="T3197" style:parent-style-name="Policepardéfaut" style:family="text">
      <style:text-properties style:font-name="Times New Roman" style:font-name-complex="Times New Roman" style:font-size-complex="12pt" fo:language="en" fo:country="US"/>
    </style:style>
    <style:style style:name="P3198" style:parent-style-name="Normal" style:family="paragraph">
      <style:paragraph-properties fo:margin-right="-0.6097in"/>
    </style:style>
    <style:style style:name="T3199" style:parent-style-name="Policepardéfaut" style:family="text">
      <style:text-properties style:font-name="Times New Roman" style:font-name-complex="Times New Roman" style:font-size-complex="12pt" fo:language="en" fo:country="US"/>
    </style:style>
    <style:style style:name="T3200" style:parent-style-name="Policepardéfaut" style:family="text">
      <style:text-properties style:font-name="Times New Roman" style:font-name-complex="Times New Roman" fo:font-style="italic" style:font-style-asian="italic" style:font-size-complex="12pt" fo:language="en" fo:country="US"/>
    </style:style>
    <style:style style:name="T3201" style:parent-style-name="Policepardéfaut" style:family="text">
      <style:text-properties style:font-name="Times New Roman" style:font-name-complex="Times New Roman" style:font-size-complex="12pt" fo:language="en" fo:country="US"/>
    </style:style>
    <style:style style:name="P3202" style:parent-style-name="Normal" style:family="paragraph">
      <style:paragraph-properties fo:margin-right="-0.6097in"/>
    </style:style>
    <style:style style:name="T3203" style:parent-style-name="Policepardéfaut" style:family="text">
      <style:text-properties style:font-name="Times New Roman" style:font-name-complex="Times New Roman" style:font-size-complex="12pt"/>
    </style:style>
    <style:style style:name="T3204" style:parent-style-name="Policepardéfaut" style:family="text">
      <style:text-properties style:font-name="Times New Roman" style:font-name-complex="Times New Roman" fo:font-style="italic" style:font-style-asian="italic" style:font-size-complex="12pt"/>
    </style:style>
    <style:style style:name="T3205" style:parent-style-name="Policepardéfaut" style:family="text">
      <style:text-properties style:font-name="Times New Roman" style:font-name-complex="Times New Roman" style:font-size-complex="12pt"/>
    </style:style>
    <style:style style:name="P3206" style:parent-style-name="Normal" style:family="paragraph">
      <style:paragraph-properties fo:margin-right="-0.6097in"/>
    </style:style>
    <style:style style:name="T3207" style:parent-style-name="Policepardéfaut" style:family="text">
      <style:text-properties style:font-name="Times New Roman" style:font-name-complex="Times New Roman" style:font-size-complex="12pt"/>
    </style:style>
    <style:style style:name="T3208" style:parent-style-name="Policepardéfaut" style:family="text">
      <style:text-properties style:font-name="Times New Roman" style:font-name-complex="Times New Roman" fo:font-style="italic" style:font-style-asian="italic" style:font-size-complex="12pt"/>
    </style:style>
    <style:style style:name="T3209" style:parent-style-name="Policepardéfaut" style:family="text">
      <style:text-properties style:font-name="Times New Roman" style:font-name-complex="Times New Roman" style:font-size-complex="12pt"/>
    </style:style>
    <style:style style:name="P3210" style:parent-style-name="Normal" style:family="paragraph">
      <style:paragraph-properties fo:margin-right="-0.6097in"/>
    </style:style>
    <style:style style:name="T3211" style:parent-style-name="Policepardéfaut" style:family="text">
      <style:text-properties style:font-name="Times New Roman" style:font-name-complex="Times New Roman" style:font-size-complex="12pt"/>
    </style:style>
    <style:style style:name="T3212" style:parent-style-name="Policepardéfaut" style:family="text">
      <style:text-properties style:font-name="Times New Roman" style:font-name-complex="Times New Roman" fo:font-style="italic" style:font-style-asian="italic" style:font-size-complex="12pt"/>
    </style:style>
    <style:style style:name="T3213" style:parent-style-name="Policepardéfaut" style:family="text">
      <style:text-properties style:font-name="Times New Roman" style:font-name-complex="Times New Roman" style:font-size-complex="12pt"/>
    </style:style>
    <style:style style:name="P3214" style:parent-style-name="Normal" style:family="paragraph">
      <style:paragraph-properties fo:margin-right="-0.6097in"/>
    </style:style>
    <style:style style:name="T3215" style:parent-style-name="Policepardéfaut" style:family="text">
      <style:text-properties style:font-name="Times New Roman" style:font-name-complex="Times New Roman" style:font-size-complex="12pt"/>
    </style:style>
    <style:style style:name="T3216" style:parent-style-name="Policepardéfaut" style:family="text">
      <style:text-properties style:font-name="Times New Roman" style:font-name-complex="Times New Roman" fo:font-style="italic" style:font-style-asian="italic" style:font-size-complex="12pt"/>
    </style:style>
    <style:style style:name="T3217" style:parent-style-name="Policepardéfaut" style:family="text">
      <style:text-properties style:font-name="Times New Roman" style:font-name-complex="Times New Roman" style:font-size-complex="12pt"/>
    </style:style>
    <style:style style:name="P3218" style:parent-style-name="Normal" style:family="paragraph">
      <style:paragraph-properties fo:margin-right="-0.6097in"/>
    </style:style>
    <style:style style:name="T3219" style:parent-style-name="Policepardéfaut" style:family="text">
      <style:text-properties style:font-name="Times New Roman" style:font-name-complex="Times New Roman" style:font-size-complex="12pt"/>
    </style:style>
    <style:style style:name="T3220" style:parent-style-name="Policepardéfaut" style:family="text">
      <style:text-properties style:font-name="Times New Roman" style:font-name-complex="Times New Roman" fo:font-style="italic" style:font-style-asian="italic" style:font-size-complex="12pt"/>
    </style:style>
    <style:style style:name="T3221" style:parent-style-name="Policepardéfaut" style:family="text">
      <style:text-properties style:font-name="Times New Roman" style:font-name-complex="Times New Roman" style:font-size-complex="12pt"/>
    </style:style>
    <style:style style:name="P3222" style:parent-style-name="Normal" style:family="paragraph">
      <style:paragraph-properties fo:margin-right="-0.6097in"/>
    </style:style>
    <style:style style:name="T3223" style:parent-style-name="Policepardéfaut" style:family="text">
      <style:text-properties style:font-name="Times New Roman" style:font-name-complex="Times New Roman" style:font-size-complex="12pt"/>
    </style:style>
    <style:style style:name="T3224" style:parent-style-name="Policepardéfaut" style:family="text">
      <style:text-properties style:font-name="Times New Roman" style:font-name-complex="Times New Roman" fo:font-style="italic" style:font-style-asian="italic" style:font-size-complex="12pt"/>
    </style:style>
    <style:style style:name="T3225" style:parent-style-name="Policepardéfaut" style:family="text">
      <style:text-properties style:font-name="Times New Roman" style:font-name-complex="Times New Roman" style:font-size-complex="12pt"/>
    </style:style>
    <style:style style:name="P3226" style:parent-style-name="Normal" style:family="paragraph">
      <style:paragraph-properties fo:margin-right="-0.6097in"/>
    </style:style>
    <style:style style:name="T3227" style:parent-style-name="Policepardéfaut" style:family="text">
      <style:text-properties style:font-name="Times New Roman" style:font-name-complex="Times New Roman" style:font-size-complex="12pt"/>
    </style:style>
    <style:style style:name="T3228" style:parent-style-name="Policepardéfaut" style:family="text">
      <style:text-properties style:font-name="Times New Roman" style:font-name-complex="Times New Roman" fo:font-style="italic" style:font-style-asian="italic" style:font-size-complex="12pt"/>
    </style:style>
    <style:style style:name="T3229" style:parent-style-name="Policepardéfaut" style:family="text">
      <style:text-properties style:font-name="Times New Roman" style:font-name-complex="Times New Roman" style:font-size-complex="12pt"/>
    </style:style>
    <style:style style:name="P3230" style:parent-style-name="Normal" style:family="paragraph">
      <style:paragraph-properties fo:margin-right="-0.6097in"/>
    </style:style>
    <style:style style:name="T3231" style:parent-style-name="Policepardéfaut" style:family="text">
      <style:text-properties style:font-name="Times New Roman" style:font-name-complex="Times New Roman" style:font-size-complex="12pt"/>
    </style:style>
    <style:style style:name="T3232" style:parent-style-name="Policepardéfaut" style:family="text">
      <style:text-properties style:font-name="Times New Roman" style:font-name-complex="Times New Roman" fo:font-style="italic" style:font-style-asian="italic" style:font-size-complex="12pt"/>
    </style:style>
    <style:style style:name="T3233" style:parent-style-name="Policepardéfaut" style:family="text">
      <style:text-properties style:font-name="Times New Roman" style:font-name-complex="Times New Roman" style:font-size-complex="12pt"/>
    </style:style>
    <style:style style:name="P3234" style:parent-style-name="Normal" style:family="paragraph">
      <style:paragraph-properties fo:margin-right="-0.6097in"/>
    </style:style>
    <style:style style:name="T3235" style:parent-style-name="Policepardéfaut" style:family="text">
      <style:text-properties style:font-name="Times New Roman" style:font-name-complex="Times New Roman" style:font-size-complex="12pt"/>
    </style:style>
    <style:style style:name="T3236" style:parent-style-name="Policepardéfaut" style:family="text">
      <style:text-properties style:font-name="Times New Roman" style:font-name-complex="Times New Roman" fo:font-style="italic" style:font-style-asian="italic" style:font-size-complex="12pt"/>
    </style:style>
    <style:style style:name="T3237" style:parent-style-name="Policepardéfaut" style:family="text">
      <style:text-properties style:font-name="Times New Roman" style:font-name-complex="Times New Roman" style:font-size-complex="12pt"/>
    </style:style>
    <style:style style:name="P3238" style:parent-style-name="Normal" style:family="paragraph">
      <style:paragraph-properties fo:margin-right="-0.6097in"/>
    </style:style>
    <style:style style:name="T3239" style:parent-style-name="Policepardéfaut" style:family="text">
      <style:text-properties style:font-name="Times New Roman" style:font-name-complex="Times New Roman" style:font-size-complex="12pt"/>
    </style:style>
    <style:style style:name="T3240" style:parent-style-name="Policepardéfaut" style:family="text">
      <style:text-properties style:font-name="Times New Roman" style:font-name-complex="Times New Roman" fo:font-style="italic" style:font-style-asian="italic" style:font-size-complex="12pt"/>
    </style:style>
    <style:style style:name="T3241" style:parent-style-name="Policepardéfaut" style:family="text">
      <style:text-properties style:font-name="Times New Roman" style:font-name-complex="Times New Roman" style:font-size-complex="12pt"/>
    </style:style>
    <style:style style:name="P3242" style:parent-style-name="Normal" style:family="paragraph">
      <style:paragraph-properties fo:margin-right="-0.6097in"/>
    </style:style>
    <style:style style:name="T3243" style:parent-style-name="Policepardéfaut" style:family="text">
      <style:text-properties style:font-name="Times New Roman" style:font-name-complex="Times New Roman" style:font-size-complex="12pt"/>
    </style:style>
    <style:style style:name="T3244" style:parent-style-name="Policepardéfaut" style:family="text">
      <style:text-properties style:font-name="Times New Roman" style:font-name-complex="Times New Roman" fo:font-style="italic" style:font-style-asian="italic" style:font-size-complex="12pt"/>
    </style:style>
    <style:style style:name="T3245" style:parent-style-name="Policepardéfaut" style:family="text">
      <style:text-properties style:font-name="Times New Roman" style:font-name-complex="Times New Roman" style:font-size-complex="12pt"/>
    </style:style>
    <style:style style:name="P3246" style:parent-style-name="Normal" style:family="paragraph">
      <style:paragraph-properties fo:margin-right="-0.6097in"/>
    </style:style>
    <style:style style:name="T3247" style:parent-style-name="Policepardéfaut" style:family="text">
      <style:text-properties style:font-name="Times New Roman" style:font-name-complex="Times New Roman" style:font-size-complex="12pt"/>
    </style:style>
    <style:style style:name="T3248" style:parent-style-name="Policepardéfaut" style:family="text">
      <style:text-properties style:font-name="Times New Roman" style:font-name-complex="Times New Roman" fo:font-style="italic" style:font-style-asian="italic" style:font-size-complex="12pt"/>
    </style:style>
    <style:style style:name="T3249" style:parent-style-name="Policepardéfaut" style:family="text">
      <style:text-properties style:font-name="Times New Roman" style:font-name-complex="Times New Roman" style:font-size-complex="12pt"/>
    </style:style>
    <style:style style:name="P3250" style:parent-style-name="Normal" style:family="paragraph">
      <style:paragraph-properties fo:margin-right="-0.6097in"/>
    </style:style>
    <style:style style:name="T3251" style:parent-style-name="Policepardéfaut" style:family="text">
      <style:text-properties style:font-name="Times New Roman" style:font-name-complex="Times New Roman" style:font-size-complex="12pt"/>
    </style:style>
    <style:style style:name="T3252" style:parent-style-name="Policepardéfaut" style:family="text">
      <style:text-properties style:font-name="Times New Roman" style:font-name-complex="Times New Roman" fo:font-style="italic" style:font-style-asian="italic" style:font-size-complex="12pt"/>
    </style:style>
    <style:style style:name="T3253" style:parent-style-name="Policepardéfaut" style:family="text">
      <style:text-properties style:font-name="Times New Roman" style:font-name-complex="Times New Roman" style:font-size-complex="12pt"/>
    </style:style>
    <style:style style:name="P3254" style:parent-style-name="Normal" style:family="paragraph">
      <style:paragraph-properties fo:margin-right="-0.6097in"/>
      <style:text-properties style:font-name="Times New Roman" style:font-name-complex="Times New Roman" style:font-size-complex="12pt"/>
    </style:style>
    <style:style style:name="T3255" style:parent-style-name="Policepardéfaut" style:family="text">
      <style:text-properties style:font-name="Times New Roman" style:font-name-complex="Times New Roman" fo:font-weight="normal" style:font-weight-asian="normal" style:font-size-complex="12pt"/>
    </style:style>
    <style:style style:name="T3256" style:parent-style-name="Policepardéfaut" style:family="text">
      <style:text-properties style:font-name="Times New Roman" style:font-name-complex="Times New Roman" fo:font-weight="normal" style:font-weight-asian="normal" style:font-size-complex="12pt"/>
    </style:style>
    <style:style style:name="P3257" style:parent-style-name="Normal" style:family="paragraph">
      <style:paragraph-properties fo:margin-right="-0.6097in"/>
      <style:text-properties style:font-name="Times New Roman" style:font-name-complex="Times New Roman" style:font-size-complex="12pt"/>
    </style:style>
    <style:style style:name="P3258" style:parent-style-name="Normal" style:family="paragraph">
      <style:paragraph-properties fo:margin-right="-0.6097in"/>
    </style:style>
    <style:style style:name="T3259" style:parent-style-name="Policepardéfaut" style:family="text">
      <style:text-properties style:font-name="Times New Roman" style:font-name-complex="Times New Roman" style:font-size-complex="12pt"/>
    </style:style>
    <style:style style:name="T3260" style:parent-style-name="Policepardéfaut" style:family="text">
      <style:text-properties style:font-name="Times New Roman" style:font-name-complex="Times New Roman" fo:font-style="italic" style:font-style-asian="italic" style:font-size-complex="12pt"/>
    </style:style>
    <style:style style:name="P3261" style:parent-style-name="Normal" style:family="paragraph">
      <style:paragraph-properties fo:margin-right="-0.6097in"/>
      <style:text-properties style:font-name="Times New Roman" style:font-name-complex="Times New Roman" style:font-size-complex="12pt"/>
    </style:style>
    <style:style style:name="T3262" style:parent-style-name="Policepardéfaut" style:family="text">
      <style:text-properties style:font-name="Times New Roman" style:font-name-complex="Times New Roman" fo:font-weight="normal" style:font-weight-asian="normal" style:font-size-complex="12pt"/>
    </style:style>
    <style:style style:name="T3263" style:parent-style-name="Policepardéfaut" style:family="text">
      <style:text-properties style:font-name="Times New Roman" style:font-name-complex="Times New Roman" fo:font-weight="normal" style:font-weight-asian="normal" style:font-size-complex="12pt"/>
    </style:style>
    <style:style style:name="P3264" style:parent-style-name="Normal" style:family="paragraph">
      <style:paragraph-properties fo:margin-right="-0.6097in"/>
      <style:text-properties style:font-name="Times New Roman" style:font-name-complex="Times New Roman" style:font-size-complex="12pt"/>
    </style:style>
    <style:style style:name="P3265" style:parent-style-name="Normal" style:family="paragraph">
      <style:paragraph-properties fo:margin-right="-0.6097in"/>
    </style:style>
    <style:style style:name="T3266" style:parent-style-name="Policepardéfaut" style:family="text">
      <style:text-properties style:font-name="Times New Roman" style:font-name-complex="Times New Roman" style:font-size-complex="12pt"/>
    </style:style>
    <style:style style:name="T3267" style:parent-style-name="Policepardéfaut" style:family="text">
      <style:text-properties style:font-name="Times New Roman" style:font-name-complex="Times New Roman" fo:font-style="italic" style:font-style-asian="italic" style:font-size-complex="12pt"/>
    </style:style>
    <style:style style:name="T3268" style:parent-style-name="Policepardéfaut" style:family="text">
      <style:text-properties style:font-name="Times New Roman" style:font-name-complex="Times New Roman" style:font-size-complex="12pt"/>
    </style:style>
    <style:style style:name="T3269" style:parent-style-name="Policepardéfaut" style:family="text">
      <style:text-properties style:font-name="Times New Roman" style:font-name-complex="Times New Roman" fo:font-style="italic" style:font-style-asian="italic" style:font-size-complex="12pt"/>
    </style:style>
    <style:style style:name="T3270" style:parent-style-name="Policepardéfaut" style:family="text">
      <style:text-properties style:font-name="Times New Roman" style:font-name-complex="Times New Roman" style:font-size-complex="12pt"/>
    </style:style>
    <style:style style:name="P3271" style:parent-style-name="Normal" style:family="paragraph">
      <style:paragraph-properties fo:margin-right="-0.6097in"/>
      <style:text-properties style:font-name="Times New Roman" style:font-name-complex="Times New Roman" style:font-size-complex="12pt"/>
    </style:style>
    <style:style style:name="T3272" style:parent-style-name="Policepardéfaut" style:family="text">
      <style:text-properties style:font-name="Times New Roman" style:font-name-complex="Times New Roman" fo:font-weight="normal" style:font-weight-asian="normal" style:font-size-complex="12pt"/>
    </style:style>
    <style:style style:name="T3273" style:parent-style-name="Policepardéfaut" style:family="text">
      <style:text-properties style:font-name="Times New Roman" style:font-name-complex="Times New Roman" fo:font-weight="normal" style:font-weight-asian="normal" style:font-size-complex="12pt"/>
    </style:style>
    <style:style style:name="P3274" style:parent-style-name="Normal" style:family="paragraph">
      <style:paragraph-properties fo:margin-right="-0.6097in"/>
      <style:text-properties style:font-name="Times New Roman" style:font-name-complex="Times New Roman" style:font-size-complex="12pt"/>
    </style:style>
    <style:style style:name="P3275" style:parent-style-name="Normal" style:family="paragraph">
      <style:paragraph-properties fo:margin-right="-0.6097in"/>
    </style:style>
    <style:style style:name="T3276" style:parent-style-name="Policepardéfaut" style:family="text">
      <style:text-properties style:font-name="Times New Roman" style:font-name-complex="Times New Roman" style:font-size-complex="12pt"/>
    </style:style>
    <style:style style:name="T3277" style:parent-style-name="Policepardéfaut" style:family="text">
      <style:text-properties style:font-name="Times New Roman" style:font-name-complex="Times New Roman" fo:font-style="italic" style:font-style-asian="italic" style:font-size-complex="12pt"/>
    </style:style>
    <style:style style:name="T3278" style:parent-style-name="Policepardéfaut" style:family="text">
      <style:text-properties style:font-name="Times New Roman" style:font-name-complex="Times New Roman" style:font-size-complex="12pt"/>
    </style:style>
    <style:style style:name="P3279" style:parent-style-name="Normal" style:family="paragraph">
      <style:paragraph-properties fo:margin-right="-0.6097in"/>
      <style:text-properties style:font-name="Times New Roman" style:font-name-complex="Times New Roman" style:font-size-complex="12pt"/>
    </style:style>
    <style:style style:name="T3280" style:parent-style-name="Policepardéfaut" style:family="text">
      <style:text-properties style:font-name="Times New Roman" style:font-name-complex="Times New Roman" fo:font-weight="normal" style:font-weight-asian="normal" style:font-size-complex="12pt"/>
    </style:style>
    <style:style style:name="T3281" style:parent-style-name="Policepardéfaut" style:family="text">
      <style:text-properties style:font-name="Times New Roman" style:font-name-complex="Times New Roman" fo:font-weight="normal" style:font-weight-asian="normal" style:font-size-complex="12pt"/>
    </style:style>
    <style:style style:name="P3282" style:parent-style-name="Normal" style:family="paragraph">
      <style:paragraph-properties fo:margin-right="-0.6097in"/>
      <style:text-properties style:font-name="Times New Roman" style:font-name-complex="Times New Roman" style:font-size-complex="12pt"/>
    </style:style>
    <style:style style:name="P3283" style:parent-style-name="Normal" style:family="paragraph">
      <style:paragraph-properties fo:margin-right="-0.6097in"/>
    </style:style>
    <style:style style:name="T3284" style:parent-style-name="Policepardéfaut" style:family="text">
      <style:text-properties style:font-name="Times New Roman" style:font-name-complex="Times New Roman" style:font-size-complex="12pt"/>
    </style:style>
    <style:style style:name="T3285" style:parent-style-name="Policepardéfaut" style:family="text">
      <style:text-properties style:font-name="Times New Roman" style:font-name-complex="Times New Roman" fo:font-style="italic" style:font-style-asian="italic" style:font-size-complex="12pt"/>
    </style:style>
    <style:style style:name="T3286" style:parent-style-name="Policepardéfaut" style:family="text">
      <style:text-properties style:font-name="Times New Roman" style:font-name-complex="Times New Roman" style:font-size-complex="12pt"/>
    </style:style>
    <style:style style:name="T3287" style:parent-style-name="Policepardéfaut" style:family="text">
      <style:text-properties style:font-name="Times New Roman" style:font-name-complex="Times New Roman" style:font-size-complex="12pt"/>
    </style:style>
    <style:style style:name="T3288" style:parent-style-name="Policepardéfaut" style:family="text">
      <style:text-properties style:font-name="Times New Roman" style:font-name-complex="Times New Roman" fo:font-style="italic" style:font-style-asian="italic" style:font-size-complex="12pt"/>
    </style:style>
    <style:style style:name="T3289" style:parent-style-name="Policepardéfaut" style:family="text">
      <style:text-properties style:font-name="Times New Roman" style:font-name-complex="Times New Roman" fo:font-style="italic" style:font-style-asian="italic" style:font-size-complex="12pt"/>
    </style:style>
    <style:style style:name="T3290" style:parent-style-name="Policepardéfaut" style:family="text">
      <style:text-properties style:font-name="Times New Roman" style:font-name-complex="Times New Roman" style:font-size-complex="12pt"/>
    </style:style>
    <style:style style:name="T3291" style:parent-style-name="Policepardéfaut" style:family="text">
      <style:text-properties style:font-name="Times New Roman" style:font-name-complex="Times New Roman" style:font-size-complex="12pt"/>
    </style:style>
    <style:style style:name="T3292" style:parent-style-name="Policepardéfaut" style:family="text">
      <style:text-properties style:font-name="Times New Roman" style:font-name-complex="Times New Roman" fo:font-style="italic" style:font-style-asian="italic" style:font-size-complex="12pt"/>
    </style:style>
    <style:style style:name="T3293" style:parent-style-name="Policepardéfaut" style:family="text">
      <style:text-properties style:font-name="Times New Roman" style:font-name-complex="Times New Roman" style:font-size-complex="12pt"/>
    </style:style>
    <style:style style:name="T3294" style:parent-style-name="Policepardéfaut" style:family="text">
      <style:text-properties fo:font-style="italic" style:font-style-asian="italic"/>
    </style:style>
    <style:style style:name="P3295" style:parent-style-name="Normal" style:family="paragraph">
      <style:paragraph-properties fo:margin-right="-0.6097in"/>
    </style:style>
    <style:style style:name="T3296" style:parent-style-name="Policepardéfaut" style:family="text">
      <style:text-properties style:font-name="Times New Roman" style:font-name-complex="Times New Roman" style:font-size-complex="12pt"/>
    </style:style>
    <style:style style:name="T3297" style:parent-style-name="Policepardéfaut" style:family="text">
      <style:text-properties style:font-name="Times New Roman" style:font-name-complex="Times New Roman" fo:font-style="italic" style:font-style-asian="italic" style:font-size-complex="12pt"/>
    </style:style>
    <style:style style:name="T3298" style:parent-style-name="Policepardéfaut" style:family="text">
      <style:text-properties style:font-name="Times New Roman" style:font-name-complex="Times New Roman" style:font-size-complex="12pt"/>
    </style:style>
    <style:style style:name="P3299" style:parent-style-name="Normal" style:family="paragraph">
      <style:paragraph-properties fo:margin-right="-0.6097in"/>
    </style:style>
    <style:style style:name="T3300" style:parent-style-name="Policepardéfaut" style:family="text">
      <style:text-properties style:font-name="Times New Roman" style:font-name-complex="Times New Roman" style:font-size-complex="12pt"/>
    </style:style>
    <style:style style:name="T3301" style:parent-style-name="Policepardéfaut" style:family="text">
      <style:text-properties style:font-name="Times New Roman" style:font-name-complex="Times New Roman" fo:font-style="italic" style:font-style-asian="italic" style:font-size-complex="12pt"/>
    </style:style>
    <style:style style:name="T3302" style:parent-style-name="Policepardéfaut" style:family="text">
      <style:text-properties style:font-name="Times New Roman" style:font-name-complex="Times New Roman" style:font-size-complex="12pt"/>
    </style:style>
    <style:style style:name="P3303" style:parent-style-name="Normal" style:family="paragraph">
      <style:paragraph-properties fo:margin-right="-0.6097in"/>
    </style:style>
    <style:style style:name="T3304" style:parent-style-name="Policepardéfaut" style:family="text">
      <style:text-properties style:font-name="Times New Roman" style:font-name-complex="Times New Roman" style:font-size-complex="12pt"/>
    </style:style>
    <style:style style:name="T3305" style:parent-style-name="Policepardéfaut" style:family="text">
      <style:text-properties style:font-name="Times New Roman" style:font-name-complex="Times New Roman" fo:font-style="italic" style:font-style-asian="italic" style:font-size-complex="12pt"/>
    </style:style>
    <style:style style:name="T3306" style:parent-style-name="Policepardéfaut" style:family="text">
      <style:text-properties style:font-name="Times New Roman" style:font-name-complex="Times New Roman" style:font-size-complex="12pt"/>
    </style:style>
    <style:style style:name="P3307" style:parent-style-name="Normal" style:family="paragraph">
      <style:paragraph-properties fo:margin-right="-0.6097in"/>
    </style:style>
    <style:style style:name="T3308" style:parent-style-name="Policepardéfaut" style:family="text">
      <style:text-properties style:font-name="Times New Roman" style:font-name-complex="Times New Roman" style:font-size-complex="12pt"/>
    </style:style>
    <style:style style:name="T3309" style:parent-style-name="Policepardéfaut" style:family="text">
      <style:text-properties style:font-name="Times New Roman" style:font-name-complex="Times New Roman" fo:font-style="italic" style:font-style-asian="italic" style:font-size-complex="12pt"/>
    </style:style>
    <style:style style:name="T3310" style:parent-style-name="Policepardéfaut" style:family="text">
      <style:text-properties style:font-name="Times New Roman" style:font-name-complex="Times New Roman" style:font-size-complex="12pt"/>
    </style:style>
    <style:style style:name="P3311" style:parent-style-name="Normal" style:family="paragraph">
      <style:paragraph-properties fo:margin-right="-0.6097in"/>
    </style:style>
    <style:style style:name="T3312" style:parent-style-name="Policepardéfaut" style:family="text">
      <style:text-properties style:font-name="Times New Roman" style:font-name-complex="Times New Roman" style:font-size-complex="12pt"/>
    </style:style>
    <style:style style:name="T3313" style:parent-style-name="Policepardéfaut" style:family="text">
      <style:text-properties style:font-name="Times New Roman" style:font-name-complex="Times New Roman" fo:font-style="italic" style:font-style-asian="italic" style:font-size-complex="12pt"/>
    </style:style>
    <style:style style:name="T3314" style:parent-style-name="Policepardéfaut" style:family="text">
      <style:text-properties style:font-name="Times New Roman" style:font-name-complex="Times New Roman" style:font-size-complex="12pt"/>
    </style:style>
    <style:style style:name="P3315" style:parent-style-name="Normal" style:family="paragraph">
      <style:paragraph-properties fo:margin-right="-0.6097in"/>
    </style:style>
    <style:style style:name="T3316" style:parent-style-name="Policepardéfaut" style:family="text">
      <style:text-properties style:font-name="Times New Roman" style:font-name-complex="Times New Roman" style:font-size-complex="12pt"/>
    </style:style>
    <style:style style:name="T3317" style:parent-style-name="Policepardéfaut" style:family="text">
      <style:text-properties style:font-name="Times New Roman" style:font-name-complex="Times New Roman" fo:font-style="italic" style:font-style-asian="italic" style:font-size-complex="12pt"/>
    </style:style>
    <style:style style:name="T3318" style:parent-style-name="Policepardéfaut" style:family="text">
      <style:text-properties style:font-name="Times New Roman" style:font-name-complex="Times New Roman" style:font-size-complex="12pt"/>
    </style:style>
    <style:style style:name="P3319" style:parent-style-name="Normal" style:family="paragraph">
      <style:paragraph-properties fo:margin-right="-0.6097in"/>
    </style:style>
    <style:style style:name="T3320" style:parent-style-name="Policepardéfaut" style:family="text">
      <style:text-properties style:font-name="Times New Roman" style:font-name-complex="Times New Roman" style:font-size-complex="12pt"/>
    </style:style>
    <style:style style:name="T3321" style:parent-style-name="Policepardéfaut" style:family="text">
      <style:text-properties style:font-name="Times New Roman" style:font-name-complex="Times New Roman" fo:font-style="italic" style:font-style-asian="italic" style:font-size-complex="12pt"/>
    </style:style>
    <style:style style:name="T3322" style:parent-style-name="Policepardéfaut" style:family="text">
      <style:text-properties style:font-name="Times New Roman" style:font-name-complex="Times New Roman" style:font-size-complex="12pt"/>
    </style:style>
    <style:style style:name="P3323" style:parent-style-name="Normal" style:family="paragraph">
      <style:paragraph-properties fo:margin-right="-0.6097in"/>
    </style:style>
    <style:style style:name="T3324" style:parent-style-name="Policepardéfaut" style:family="text">
      <style:text-properties style:font-name="Times New Roman" style:font-name-complex="Times New Roman" style:font-size-complex="12pt"/>
    </style:style>
    <style:style style:name="T3325" style:parent-style-name="Policepardéfaut" style:family="text">
      <style:text-properties style:font-name="Times New Roman" style:font-name-complex="Times New Roman" fo:font-style="italic" style:font-style-asian="italic" style:font-size-complex="12pt"/>
    </style:style>
    <style:style style:name="T3326" style:parent-style-name="Policepardéfaut" style:family="text">
      <style:text-properties style:font-name="Times New Roman" style:font-name-complex="Times New Roman" style:font-size-complex="12pt"/>
    </style:style>
    <style:style style:name="T3327" style:parent-style-name="Policepardéfaut" style:family="text">
      <style:text-properties style:font-name="Times New Roman" style:font-name-complex="Times New Roman" style:font-size-complex="12pt" fo:language="en" fo:country="US"/>
    </style:style>
    <style:style style:name="P3328" style:parent-style-name="Normal" style:family="paragraph">
      <style:paragraph-properties fo:margin-right="-0.6097in"/>
      <style:text-properties style:font-name="Times New Roman" style:font-name-complex="Times New Roman" style:font-size-complex="12pt" fo:language="en" fo:country="US"/>
    </style:style>
    <style:style style:name="T3329" style:parent-style-name="Policepardéfaut" style:family="text">
      <style:text-properties style:font-name="Times New Roman" style:font-name-complex="Times New Roman" fo:font-weight="normal" style:font-weight-asian="normal" style:font-size-complex="12pt"/>
    </style:style>
    <style:style style:name="T3330" style:parent-style-name="Policepardéfaut" style:family="text">
      <style:text-properties style:font-name="Times New Roman" style:font-name-complex="Times New Roman" fo:font-weight="normal" style:font-weight-asian="normal" style:font-size-complex="12pt"/>
    </style:style>
    <style:style style:name="P3331" style:parent-style-name="Normal" style:family="paragraph">
      <style:paragraph-properties fo:margin-right="-0.6097in"/>
      <style:text-properties style:font-name="Times New Roman" style:font-name-complex="Times New Roman" style:font-size-complex="12pt"/>
    </style:style>
    <style:style style:name="P3332" style:parent-style-name="Normal" style:family="paragraph">
      <style:paragraph-properties fo:margin-right="-0.6097in"/>
    </style:style>
    <style:style style:name="T3333" style:parent-style-name="Policepardéfaut" style:family="text">
      <style:text-properties style:font-name="Times New Roman" style:font-name-complex="Times New Roman" style:font-size-complex="12pt"/>
    </style:style>
    <style:style style:name="T3334" style:parent-style-name="Policepardéfaut" style:family="text">
      <style:text-properties style:font-name="Times New Roman" style:font-name-complex="Times New Roman" fo:font-style="italic" style:font-style-asian="italic" style:font-size-complex="12pt"/>
    </style:style>
    <style:style style:name="T3335" style:parent-style-name="Policepardéfaut" style:family="text">
      <style:text-properties style:font-name="Times New Roman" style:font-name-complex="Times New Roman" style:font-size-complex="12pt"/>
    </style:style>
    <style:style style:name="T3336" style:parent-style-name="Policepardéfaut" style:family="text">
      <style:text-properties style:font-name="Times New Roman" style:font-name-complex="Times New Roman" fo:font-style="italic" style:font-style-asian="italic" style:font-size-complex="12pt"/>
    </style:style>
    <style:style style:name="T3337" style:parent-style-name="Policepardéfaut" style:family="text">
      <style:text-properties style:font-name="Times New Roman" style:font-name-complex="Times New Roman" style:font-size-complex="12pt"/>
    </style:style>
    <style:style style:name="T3338" style:parent-style-name="Policepardéfaut" style:family="text">
      <style:text-properties style:font-name="Times New Roman" style:font-name-complex="Times New Roman" style:font-size-complex="12pt"/>
    </style:style>
    <style:style style:name="P3339" style:parent-style-name="Normal" style:family="paragraph">
      <style:paragraph-properties fo:margin-right="-0.6097in"/>
      <style:text-properties style:font-name="Times New Roman" style:font-name-complex="Times New Roman" style:font-size-complex="12pt"/>
    </style:style>
    <style:style style:name="T3340" style:parent-style-name="Policepardéfaut" style:family="text">
      <style:text-properties style:font-name="Times New Roman" style:font-name-complex="Times New Roman" fo:font-weight="normal" style:font-weight-asian="normal" style:font-size-complex="12pt"/>
    </style:style>
    <style:style style:name="T3341" style:parent-style-name="Policepardéfaut" style:family="text">
      <style:text-properties style:font-name="Times New Roman" style:font-name-complex="Times New Roman" fo:font-weight="normal" style:font-weight-asian="normal" style:font-size-complex="12pt"/>
    </style:style>
    <style:style style:name="P3342" style:parent-style-name="Normal" style:family="paragraph">
      <style:paragraph-properties fo:margin-right="-0.6097in"/>
      <style:text-properties style:font-name="Times New Roman" style:font-name-complex="Times New Roman" style:font-size-complex="12pt"/>
    </style:style>
    <style:style style:name="P3343" style:parent-style-name="Normal" style:family="paragraph">
      <style:paragraph-properties fo:margin-right="-0.6097in"/>
    </style:style>
    <style:style style:name="T3344" style:parent-style-name="Policepardéfaut" style:family="text">
      <style:text-properties style:font-name="Times New Roman" style:font-name-complex="Times New Roman" style:font-size-complex="12pt"/>
    </style:style>
    <style:style style:name="T3345" style:parent-style-name="Policepardéfaut" style:family="text">
      <style:text-properties style:font-name="Times New Roman" style:font-name-complex="Times New Roman" fo:font-style="italic" style:font-style-asian="italic" style:font-size-complex="12pt"/>
    </style:style>
    <style:style style:name="T3346" style:parent-style-name="Policepardéfaut" style:family="text">
      <style:text-properties style:font-name="Times New Roman" style:font-name-complex="Times New Roman" style:font-size-complex="12pt"/>
    </style:style>
    <style:style style:name="P3347" style:parent-style-name="Normal" style:family="paragraph">
      <style:paragraph-properties fo:margin-right="-0.6097in"/>
      <style:text-properties style:font-name="Times New Roman" style:font-name-complex="Times New Roman" style:font-size-complex="12pt"/>
    </style:style>
    <style:style style:name="T3348" style:parent-style-name="Policepardéfaut" style:family="text">
      <style:text-properties style:font-name="Times New Roman" style:font-name-complex="Times New Roman" fo:font-weight="normal" style:font-weight-asian="normal" style:font-size-complex="12pt"/>
    </style:style>
    <style:style style:name="T3349" style:parent-style-name="Policepardéfaut" style:family="text">
      <style:text-properties style:font-name="Times New Roman" style:font-name-complex="Times New Roman" fo:font-weight="normal" style:font-weight-asian="normal" style:font-size-complex="12pt"/>
    </style:style>
    <style:style style:name="P3350" style:parent-style-name="Normal" style:family="paragraph">
      <style:paragraph-properties fo:margin-right="-0.6097in"/>
      <style:text-properties style:font-name="Times New Roman" style:font-name-complex="Times New Roman" style:font-size-complex="12pt"/>
    </style:style>
    <style:style style:name="P3351" style:parent-style-name="Normal" style:family="paragraph">
      <style:paragraph-properties fo:margin-right="-0.6097in"/>
    </style:style>
    <style:style style:name="T3352" style:parent-style-name="Policepardéfaut" style:family="text">
      <style:text-properties style:font-name="Times New Roman" style:font-name-complex="Times New Roman" style:font-size-complex="12pt"/>
    </style:style>
    <style:style style:name="T3353" style:parent-style-name="Policepardéfaut" style:family="text">
      <style:text-properties style:font-name="Times New Roman" style:font-name-complex="Times New Roman" fo:font-style="italic" style:font-style-asian="italic" style:font-size-complex="12pt"/>
    </style:style>
    <style:style style:name="T3354" style:parent-style-name="Policepardéfaut" style:family="text">
      <style:text-properties style:font-name="Times New Roman" style:font-name-complex="Times New Roman" style:font-size-complex="12pt"/>
    </style:style>
    <style:style style:name="P3355" style:parent-style-name="Normal" style:family="paragraph">
      <style:paragraph-properties fo:margin-right="-0.6097in"/>
      <style:text-properties style:font-name="Times New Roman" style:font-name-complex="Times New Roman" style:font-size-complex="12pt"/>
    </style:style>
    <style:style style:name="T3356" style:parent-style-name="Policepardéfaut" style:family="text">
      <style:text-properties style:font-name="Times New Roman" style:font-name-complex="Times New Roman" fo:font-weight="normal" style:font-weight-asian="normal" style:font-size-complex="12pt"/>
    </style:style>
    <style:style style:name="T3357" style:parent-style-name="Policepardéfaut" style:family="text">
      <style:text-properties style:font-name="Times New Roman" style:font-name-complex="Times New Roman" fo:font-weight="normal" style:font-weight-asian="normal" style:font-size-complex="12pt"/>
    </style:style>
    <style:style style:name="P3358" style:parent-style-name="Normal" style:family="paragraph">
      <style:paragraph-properties fo:margin-right="-0.6097in"/>
      <style:text-properties style:font-name="Times New Roman" style:font-name-complex="Times New Roman" style:font-size-complex="12pt"/>
    </style:style>
    <style:style style:name="P3359" style:parent-style-name="Normal" style:family="paragraph">
      <style:paragraph-properties fo:margin-right="-0.6097in"/>
    </style:style>
    <style:style style:name="T3360" style:parent-style-name="Policepardéfaut" style:family="text">
      <style:text-properties style:font-name="Times New Roman" style:font-name-complex="Times New Roman" style:font-size-complex="12pt"/>
    </style:style>
    <style:style style:name="T3361" style:parent-style-name="Policepardéfaut" style:family="text">
      <style:text-properties style:font-name="Times New Roman" style:font-name-complex="Times New Roman" fo:font-style="italic" style:font-style-asian="italic" style:font-size-complex="12pt"/>
    </style:style>
    <style:style style:name="T3362" style:parent-style-name="Policepardéfaut" style:family="text">
      <style:text-properties style:font-name="Times New Roman" style:font-name-complex="Times New Roman" style:font-size-complex="12pt"/>
    </style:style>
    <style:style style:name="T3363" style:parent-style-name="Policepardéfaut" style:family="text">
      <style:text-properties style:font-name="Times New Roman" style:font-name-complex="Times New Roman" fo:font-style="italic" style:font-style-asian="italic" style:font-size-complex="12pt"/>
    </style:style>
    <style:style style:name="P3364" style:parent-style-name="Normal" style:family="paragraph">
      <style:paragraph-properties fo:margin-right="-0.6097in"/>
      <style:text-properties style:font-name="Times New Roman" style:font-name-complex="Times New Roman" style:font-size-complex="12pt"/>
    </style:style>
    <style:style style:name="P3365" style:parent-style-name="Normal" style:family="paragraph">
      <style:paragraph-properties fo:margin-right="-0.6097in"/>
      <style:text-properties style:font-name="Times New Roman" style:font-name-complex="Times New Roman" style:font-size-complex="12pt"/>
    </style:style>
  </office:automatic-styles>
  <office:body>
    <office:text text:use-soft-page-breaks="true">
      <text:p text:style-name="P1">Articles sur l’Italiedans le Mercure de France (1903-1919)</text:p>
      <text:p text:style-name="P2">[Une atre liste suivra piur les années 1890-1902]</text:p>
      <text:p text:style-name="P3"/>
      <text:p text:style-name="P4"/>
      <text:p text:style-name="P5"/>
      <text:h text:style-name="Titre1" text:outline-level="1"><text:span text:style-name="T6">1903 </text:span><text:span text:style-name="T7">‑ 1</text:span></text:h>
      <text:p text:style-name="byline">Hirsch Charles‑Henry,</text:p>
      <text:p text:style-name="rubric">Les Revues</text:p>
      <text:p text:style-name="P8"><text:span text:style-name="T9">Janvier 1903, T. XLV, n. 157, p. 209</text:span><text:span text:style-name="T10">‑216 [212</text:span><text:span text:style-name="T11">‑215].</text:span><text:span text:style-name="T12"><text:s/></text:span><text:span text:style-name="T13">8/8</text:span></text:p>
      <text:p text:style-name="P14">Compte‑rendu d’une<text:s/>étude de Péladan (paru dans la « Revue universelle » du 1er décembre 1902) sur Léonard de Vinci et les sciences occultes. L’idée essentielle de cette étude est que Léonard de Vinci aurait subi la fascination de ces sciences que pourtant il réfutait. En effet, Léonard, tout en étant contre les mauvais occultistes, était attiré par la vérité « cachée ». L’article de Péladan conclut qu’il faut admirer chez Léonard l’artiste beaucoup plus que le savant, car le savant est si universel qu’il peut être considéré comme étant l’ancêtre à la fois du rationalisme et du mysticisme.</text:p>
      <text:p text:style-name="P15"/>
      <text:h text:style-name="Titre1" text:outline-level="1"><text:span text:style-name="T16">1903 </text:span><text:span text:style-name="T17">‑ 2</text:span></text:h>
      <text:p text:style-name="byline">Zuccoli Luciano</text:p>
      <text:p text:style-name="rubric">Lettres italiennes</text:p>
      <text:p text:style-name="P18"><text:span text:style-name="T19">Janvier 1903, T. XLV, n. 157, p. 267</text:span><text:span text:style-name="T20">‑271.</text:span><text:span text:style-name="T21"><text:s/></text:span><text:span text:style-name="T22">5/13</text:span></text:p>
      <text:p text:style-name="P23"><text:span text:style-name="T24">La chronique est ouverte par l’annonce de l’édition des mémoires d’Angelo Brofferio :<text:s/></text:span><text:span text:style-name="T25">I miei ricordi<text:s/></text:span><text:span text:style-name="T26">(mais plus haut<text:s/></text:span><text:span text:style-name="T27">I miei tempi</text:span><text:span text:style-name="T28">), un ouvrage célébrant le Risorgimento sur le modèle des<text:s/></text:span><text:span text:style-name="T29">Confessioni d’un ottuagenario<text:s/></text:span><text:span text:style-name="T30">d’Ippolito Nievo, ouvrage ce dernier que Z. considère comme le chef-d’oeuvre du genre. Z. souligne la portée historique et morale de ces ouvrages qui représentent la mémoire d’un temps héroique, où les hommes combattaient pour un idéal, un idéal qui a été remplacé depuis « par des fantômes modernes et des sensibleries souvent ridicules » (p. 268). Les nouveaux temps portent au succès des productions littéraires bien différentes. C’est le cas du roman<text:s/></text:span><text:span text:style-name="T31">Amor di sogno</text:span><text:span text:style-name="T32"><text:s/>de A. Antoniolli, dont le sujet est un drame psychologique (une femme vit dans le souvenir d’un amour lointain, mais à la fin un amour réel l’emportera sur cette idylle cérébrale). La qualité de cet ouvrage se situe, selon Z., dans le mélange qu’il réalise entre le rêve et la réalité. Le nouveau roman de Lucio d’Ambra,<text:s/></text:span><text:span text:style-name="T33">L’oasis<text:s/></text:span><text:span text:style-name="T34">ne présente aucune originalité (même par rapport à son premier roman<text:s/></text:span><text:span text:style-name="T35">Il Miraggio</text:span><text:span text:style-name="T36">), son défaut majeur étant précisément l’excessive présence de modèles français (surtout Paul Bourget). Z. signale ensuite deux recueils de nouvelles : Calandra,<text:s/></text:span><text:span text:style-name="T37">Falce<text:s/></text:span><text:span text:style-name="T38">et Domenico Tumiati,</text:span><text:span text:style-name="T39"><text:s/></text:span><text:span text:style-name="T40">Fumo e fiamma.</text:span><text:span text:style-name="T41"><text:s/>En passant au théâtre, il cite<text:s/></text:span><text:span text:style-name="T42">Ferdinand Lassalle<text:s/></text:span><text:span text:style-name="T43">de Sem Benelli, une pièce qui, malgré son protagoniste, ne traite pas la question sociale, s’attachant plutôt à la passion du chef socialiste pour Hélène Donniges. L’intérêt de ce drame est, selon Z., dans le dessein de la psychologie des personnages. Les dernières lignes de la chronique sont consacrées à l’évocation des commémorations italiennes de Zola, si nombreuses qu’elles « ont fini par<text:s/></text:span><text:span text:style-name="T44">rompere le scatole,<text:s/></text:span><text:span text:style-name="T45">par ennuyer le monde » (p. 271).</text:span></text:p>
      <text:p text:style-name="P46"/>
      <text:soft-page-break/>
      <text:h text:style-name="Titre1" text:outline-level="1"><text:span text:style-name="T47">1903 </text:span><text:span text:style-name="T48">‑ 3</text:span></text:h>
      <text:p text:style-name="byline">Marnold Jean</text:p>
      <text:p text:style-name="rubric">Musique</text:p>
      <text:p text:style-name="P49"><text:span text:style-name="T50">Février 1903, T. XLV, n. 158, p. 540</text:span><text:span text:style-name="T51">‑549 [540</text:span><text:span text:style-name="T52">‑544].<text:s/></text:span><text:span text:style-name="T53">10/2</text:span><text:span text:style-name="T54">3</text:span></text:p>
      <text:p text:style-name="P55"><text:span text:style-name="T56">La représentation, au Théâtre National de l’Opéra, de<text:s/></text:span><text:span text:style-name="T57">Paillasses,<text:s/></text:span><text:span text:style-name="T58">drame lyrique de Leoncavallo, donne l’occasion à M. d’exprimer son avis critique sur le théâtre vériste italien. M. juge les partitions véristes trop simplistes et, donc, très loin d’être des œuvres d’art. Mascagni et Puccini sont eux</text:span><text:span text:style-name="T59">‑aussi concernés par cette accusation. Seul le vieux Verdi (</text:span><text:span text:style-name="T60">Falstaff<text:s/></text:span><text:span text:style-name="T61">et<text:s/></text:span><text:span text:style-name="T62">Otello</text:span><text:span text:style-name="T63">), Boito (</text:span><text:span text:style-name="T64">Mefistofele</text:span><text:span text:style-name="T65">), Ponchielli et Perosi bénéficient d’un jugement plus mitigé. Le succès de public que<text:s/></text:span><text:span text:style-name="T66">Paillasses<text:s/></text:span><text:span text:style-name="T67">a eu à l’Opéra ne pourra, selon M., être durable, d’autant plus que l’ambition à atteindre à la « véristicité » même dans la mise en scène s’avère être regrettable. Le défaut de Leoncavallo est de vouloir mêler l’esthétique vériste à Wagner, « comme, au savoureux macaroni national, le jus de tomate et le parmesan » (p. 542). Quelques remarques polémiques s’adressent aux choix du Directeur de l’Opéra parisien : « si […] pour renouveler son affiche le Directeur de notre plus dispendieux théâtre national désirait inaugurer une saison d’opérette dramatico</text:span><text:span text:style-name="T68">‑burlesque, il n’avait pas besoin de passer les monts ».</text:span></text:p>
      <text:p text:style-name="P69"/>
      <text:h text:style-name="Titre1" text:outline-level="1"><text:span text:style-name="T70">1903 </text:span><text:span text:style-name="T71">‑ 4</text:span></text:h>
      <text:p text:style-name="byline">de Gourmont Jean</text:p>
      <text:p text:style-name="rubric">Littérature</text:p>
      <text:p text:style-name="P72"><text:span text:style-name="T73">Mars 1903, T. XLV, n. 159, p.  743</text:span><text:span text:style-name="T74">‑750 [744].</text:span><text:span text:style-name="T75"><text:s/></text:span><text:span text:style-name="T76">8/31</text:span></text:p>
      <text:p text:style-name="P77"><text:span text:style-name="T78">Il annonce l’étude de Lucie Félix Faure :<text:s/></text:span><text:span text:style-name="T79">Les femmes dans l’œuvre de Dante<text:s/></text:span><text:span text:style-name="T80">(Perrin), une étude excellente qui laisse malheureusement peu de place aux citations de Dante (qui d’ailleurs sont toujours en traduction française).</text:span></text:p>
      <text:p text:style-name="byline"/>
      <text:h text:style-name="Titre1" text:outline-level="1"><text:span text:style-name="T81">1903 </text:span><text:span text:style-name="T82">‑ 5</text:span></text:h>
      <text:p text:style-name="byline">Davray Henry D.</text:p>
      <text:p text:style-name="rubric">Lettres anglaises</text:p>
      <text:p text:style-name="P83"><text:span text:style-name="T84">Mars 1903, T. XLV, n. 159, p. 829</text:span><text:span text:style-name="T85">‑838 [834</text:span><text:span text:style-name="T86">‑835].</text:span><text:span text:style-name="T87"><text:s/></text:span><text:span text:style-name="T88">10</text:span><text:span text:style-name="T89">/</text:span><text:span text:style-name="T90">4</text:span><text:span text:style-name="T91">1</text:span></text:p>
      <text:p text:style-name="P92"><text:span text:style-name="T93">Dans sa chronique, D. annonce deux ouvrages anglais sur l’Italie : Maurice Hewlett,<text:s/></text:span><text:span text:style-name="T94">Little Novels of Italy</text:span><text:span text:style-name="T95"><text:s/>(cinq nouvelles dont les sujets sont empruntés à l’Italie du XVe siècle) et Katharine Hooker,<text:s/></text:span><text:span text:style-name="T96">Wayfarers in Italy</text:span><text:span text:style-name="T97"><text:s/>(relation de promenades dans l’Italie contemporaine)</text:span></text:p>
      <text:p text:style-name="P98"/>
      <text:h text:style-name="Titre1" text:outline-level="1"><text:span text:style-name="T99">1903 </text:span><text:span text:style-name="T100">‑ 6</text:span></text:h>
      <text:p text:style-name="byline">[Rédaction]</text:p>
      <text:p text:style-name="rubric">Échos</text:p>
      <text:p text:style-name="P101"><text:span text:style-name="T102">Mars 1903, T. XLV, n. 159, p. 857.</text:span><text:span text:style-name="T103"><text:s/></text:span><text:span text:style-name="T104">1/42</text:span></text:p>
      <text:p text:style-name="P105">Brève information sur le cycle de conférences que F.T. Marinetti a organisé en Italie sur la poésie française contemporaine.</text:p>
      <text:p text:style-name="P106"/>
      <text:soft-page-break/>
      <text:h text:style-name="Titre1" text:outline-level="1"><text:span text:style-name="T107">1903 </text:span><text:span text:style-name="T108">‑ 7</text:span></text:h>
      <text:p text:style-name="byline">de Gourmont Remy</text:p>
      <text:p text:style-name="rubric">Épilogues</text:p>
      <text:p text:style-name="P109"><text:span text:style-name="T110">Juin 1903, T. XLVI, n. 162, p. 753</text:span><text:span text:style-name="T111">‑758 [753</text:span><text:span text:style-name="T112">‑756].</text:span><text:span text:style-name="T113"><text:s/></text:span><text:span text:style-name="T114">6/48</text:span></text:p>
      <text:p text:style-name="P115">En discutant sur la tolérance et les persécutions, G. cite l’exemple de Galilée, pour montrer que le christianisme renferme une force de persécution.</text:p>
      <text:p text:style-name="P116"/>
      <text:h text:style-name="Titre1" text:outline-level="1"><text:span text:style-name="T117">1903 </text:span><text:span text:style-name="T118">‑ 8</text:span></text:h>
      <text:p text:style-name="byline">de Bury R.</text:p>
      <text:p text:style-name="rubric">Notices bibliographiques</text:p>
      <text:p text:style-name="P119"><text:span text:style-name="T120">Juin 1903, T. XLV, n. 162, p. 774</text:span><text:span text:style-name="T121">‑779.</text:span><text:span text:style-name="T122"><text:s/></text:span><text:span text:style-name="T123">6/</text:span><text:span text:style-name="T124">54</text:span></text:p>
      <text:p text:style-name="P125"><text:span text:style-name="T126">Compte rendu de l’ouvrage du critique d’art italien Vittorio Pica :<text:s/></text:span><text:span text:style-name="T127">Attraverso gli Albi e le Carterelle,</text:span><text:span text:style-name="T128"><text:s/>consacré à différents artistes (Redon, Groux, Goya, Daumier, Gavarni, Forain, Callo, Raffet).</text:span></text:p>
      <text:p text:style-name="P129"/>
      <text:h text:style-name="Titre1" text:outline-level="1"><text:span text:style-name="T130">1903 </text:span><text:span text:style-name="T131">‑ 9</text:span></text:h>
      <text:p text:style-name="byline">de Bury R.</text:p>
      <text:p text:style-name="rubric">Les Journaux</text:p>
      <text:p text:style-name="P132"><text:span text:style-name="T133">Juillet 1903, Tome XLVII, n. 163, p. 215</text:span><text:span text:style-name="T134">‑222 [217</text:span><text:span text:style-name="T135">‑219].</text:span><text:span text:style-name="T136"><text:s/></text:span><text:span text:style-name="T137">8/62</text:span></text:p>
      <text:p text:style-name="P138"><text:span text:style-name="T139">Gebhardt a publié dans « Le Temps » des observations sur le<text:s/></text:span><text:span text:style-name="T140">Dante<text:s/></text:span><text:span text:style-name="T141">de M. Sardou, une pièce qu’il juge vouée à l’échec, du moins dans la patrie du grand poète.</text:span><text:span text:style-name="T142"><text:s/></text:span><text:span text:style-name="T143">En effet, non seulement il est difficile de tirer une pièce de théâtre de la<text:s/></text:span><text:span text:style-name="T144">Divine comédie,</text:span><text:span text:style-name="T145"><text:s/>mais les Italiens n’aiment pas que l’on touche à leurs gloires nationales. D’ailleurs, Dante lui</text:span><text:span text:style-name="T146">‑même dans le<text:s/></text:span><text:span text:style-name="T147">Purgatoire</text:span><text:span text:style-name="T148"><text:s/>(ch. XX, Hugues Capet), comme le feront plus tard Machiavelli et Alfieri, donne un jugement négatif des Français</text:span><text:span text:style-name="T149">.</text:span></text:p>
      <text:p text:style-name="P150"/>
      <text:h text:style-name="Titre1" text:outline-level="1"><text:span text:style-name="T151">1903 </text:span><text:span text:style-name="T152">‑ 10</text:span></text:h>
      <text:p text:style-name="byline">Zuccoli Luciano</text:p>
      <text:p text:style-name="rubric">Lettres italiennes</text:p>
      <text:p text:style-name="P153"><text:span text:style-name="T154">Juillet 1903, T. XLVII, n. 163, p. 262</text:span><text:span text:style-name="T155">‑266.</text:span><text:span text:style-name="T156"><text:s/></text:span><text:span text:style-name="T157">5/67</text:span></text:p>
      <text:p text:style-name="P158"><text:span text:style-name="T159">La chronique consacre une partie différente aux trois domaines de la production littéraire : le théâtre, le roman et la poésie. Pour le théâtre, Z. cite : E.A. Butti,<text:s/></text:span><text:span text:style-name="T160">Il gigante e i Pigmei,<text:s/></text:span><text:span text:style-name="T161">un drame passionnel qui se passe dans un milieu littéraire. Les Italiens ont d’ailleurs reconnu dans ses personnages des écrivains contemporains, célèbres et moins célèbres (de Carducci à Luciano Zuccoli lui</text:span><text:span text:style-name="T162">‑même !). Après ce fait divers, Z. rappelle rapidement le triomphe au théâtre de Renato Simoni (</text:span><text:span text:style-name="T163">Vedova</text:span><text:span text:style-name="T164">), de Roberto Bracco (</text:span><text:span text:style-name="T165">Maternità</text:span><text:span text:style-name="T166">), de G. Antona Traversi</text:span><text:span text:style-name="T167"><text:s/></text:span><text:span text:style-name="T168">(</text:span><text:span text:style-name="T169">I giorni più lieti</text:span><text:span text:style-name="T170">).</text:span><text:span text:style-name="T171"><text:s/></text:span><text:span text:style-name="T172">Marco Praga avec<text:s/></text:span><text:span text:style-name="T173">Ondina</text:span><text:span text:style-name="T174"><text:s/>n’a pas eu le même succès. Parmi les romans dernièrement édités, Z. rappelle seulement : Sfinge,<text:s/></text:span><text:span text:style-name="T175">Dopo la vittoria</text:span><text:span text:style-name="T176"><text:s/>(Milano, Treves), un roman dont il juge, d’ailleurs, l’intrigue assez faible. La partie de la chronique consacrée à la poésie est partagée entre deux poètes : D’Annunzio et Pascoli. Du premier, Z. cite l’édition des<text:s/></text:span><text:span text:style-name="T177">Laudi<text:s/></text:span><text:span text:style-name="T178">(Milano, Treves, avec des dessins de Giuseppe Cellini) et fait allusion au scandale que ce recueil a créé dans le milieu clérical à cause de son paganisme. Annonçant l’édition des<text:s/></text:span><text:span text:style-name="T179">Canti di Castelvecchio,</text:span><text:span text:style-name="T180"><text:s/>Z. affirme que, dans ce<text:s/></text:span><text:soft-page-break/><text:span text:style-name="T181">recueil, Pascoli montre avoir su exploiter « cette vie naïve, il goûte les rythmes populaires, il étudie les refrains, il imite le gazouillage des oiseaux, et souvent, d’un coup, par les choses et les sentiments simples de la terre, il arrive à des méditations et à des comparaisons profondes » (p. 266). Par sa vision profonde de l’univers, Pascoli est comparé à Shelley.</text:span></text:p>
      <text:p text:style-name="P182"/>
      <text:h text:style-name="Titre1" text:outline-level="1"><text:span text:style-name="T183">1903 </text:span><text:span text:style-name="T184">‑ 11</text:span></text:h>
      <text:p text:style-name="byline">Polti Georges</text:p>
      <text:p text:style-name="rubric">Littérature dramatique</text:p>
      <text:p text:style-name="P185"><text:span text:style-name="T186">Août 1903, Tome XLVII, n. 164, p. 468</text:span><text:span text:style-name="T187">‑474 [471].</text:span><text:span text:style-name="T188"><text:s/></text:span><text:span text:style-name="T189">5/72</text:span></text:p>
      <text:p text:style-name="P190"><text:span text:style-name="T191">Annonce de l’édition française de : G. D’Annunzio<text:s/></text:span><text:span text:style-name="T192">Les victoires mutilées,<text:s/></text:span><text:span text:style-name="T193">trois tragédies (</text:span><text:span text:style-name="T194">La Gioconda, La Ville morte, la Gloire),<text:s/></text:span><text:span text:style-name="T195">trad. par G. Hérelle, Calmann</text:span><text:span text:style-name="T196">‑Lévy.</text:span></text:p>
      <text:p text:style-name="P197"/>
      <text:h text:style-name="Titre1" text:outline-level="1"><text:span text:style-name="T198">1903 </text:span><text:span text:style-name="T199">‑ 12</text:span></text:h>
      <text:p text:style-name="byline">Rachilde,</text:p>
      <text:p text:style-name="rubric">Les Romans</text:p>
      <text:p text:style-name="P200"><text:span text:style-name="T201">Septembre 1903, T. XLVII, n. 165, p. 735</text:span><text:span text:style-name="T202">‑743 [742].</text:span><text:span text:style-name="T203"><text:s/></text:span><text:span text:style-name="T204">9/81</text:span></text:p>
      <text:p text:style-name="P205"><text:span text:style-name="T206">Dans sa revue des romans dernièrement édités en France, R. signale simplement la parution du<text:s/></text:span><text:span text:style-name="T207">Marquis de Roccaverdina</text:span><text:span text:style-name="T208"><text:s/>de Luigi Capuana (sans ajouter aucun jugement sur l’ouvrage).</text:span></text:p>
      <text:p text:style-name="P209"/>
      <text:h text:style-name="Titre1" text:outline-level="1"><text:span text:style-name="T210">1903 </text:span><text:span text:style-name="T211">‑ 13</text:span></text:h>
      <text:p text:style-name="P212"><text:span text:style-name="T213">Symons Arthur (</text:span><text:span text:style-name="T214">trad. par<text:s/></text:span><text:span text:style-name="T215">Davray<text:s/></text:span><text:span text:style-name="T216">H</text:span><text:span text:style-name="T217">enry D.)</text:span></text:p>
      <text:p text:style-name="rubric">Casanova à Dux. Un chapitre d’histoire inédit</text:p>
      <text:p text:style-name="P218"><text:span text:style-name="T219">Octobre 1903, T. XLVIII, n. 166, p. 60</text:span><text:span text:style-name="T220">‑88.</text:span><text:span text:style-name="T221"><text:s/>2</text:span><text:span text:style-name="T222">9/110</text:span></text:p>
      <text:p text:style-name="P223"><text:span text:style-name="T224">Étude consacré aux<text:s/></text:span><text:span text:style-name="T225">Mémoires<text:s/></text:span><text:span text:style-name="T226">de Casanova</text:span><text:span text:style-name="T227">.</text:span><text:span text:style-name="T228"><text:s/>Symons affirme en avoir vu à Leipzig le manuscrit et rend compte des parties omises dans l’édition Brockhaus (1822</text:span><text:span text:style-name="T229">‑1828, traduction allemande).</text:span></text:p>
      <text:p text:style-name="P230"/>
      <text:h text:style-name="Titre1" text:outline-level="1"><text:span text:style-name="T231">1903 </text:span><text:span text:style-name="T232">‑ 14</text:span></text:h>
      <text:p text:style-name="byline">Marnold Jean</text:p>
      <text:p text:style-name="rubric">Musique</text:p>
      <text:p text:style-name="P233"><text:span text:style-name="T234">Novembre 1903, T. XLVIII, n. 167, p. 529</text:span><text:span text:style-name="T235">‑538 [536</text:span><text:span text:style-name="T236">‑538].</text:span><text:span text:style-name="T237"><text:s/></text:span><text:span text:style-name="T238">9/119</text:span></text:p>
      <text:p text:style-name="P239"><text:span text:style-name="T240">La représentation à l’Opéra</text:span><text:span text:style-name="T241">‑Comique de<text:s/></text:span><text:span text:style-name="T242">La Tosca,</text:span><text:span text:style-name="T243"><text:s/>de Sardou et Puccini, donne l’occasion à M. de répéter son jugement sévère sur la production du vérisme italien et de ses épigones. Puccini se distingue à peine des véristes : « Il possède une routine de métier, une “élégante” habileté d’écriture et d’orchestration dont MM. Mascagni et Leoncavallo se manifestent candidement dépourvus. Mais on paraît être bigrement en retard au delà des Alpes » (p. 536).</text:span></text:p>
      <text:p text:style-name="P244"/>
      <text:soft-page-break/>
      <text:h text:style-name="Titre1" text:outline-level="1"><text:span text:style-name="T245">1903 </text:span><text:span text:style-name="T246">‑ 15</text:span></text:h>
      <text:p text:style-name="byline">Davray Henry D.</text:p>
      <text:p text:style-name="rubric">Échos</text:p>
      <text:p text:style-name="P247"><text:span text:style-name="T248">Novembre 1903, T. XLVIII, n. 167, p. 572</text:span><text:span text:style-name="T249">‑576 [573</text:span><text:span text:style-name="T250">‑575].</text:span><text:span text:style-name="T251"><text:s/></text:span><text:span text:style-name="T252">5/124</text:span></text:p>
      <text:p text:style-name="P253"><text:span text:style-name="T254">Une partie de la rubrique est consacrée aux réactions que la publication de certains passages inédits des<text:s/></text:span><text:span text:style-name="T255">Mémoires<text:s/></text:span><text:span text:style-name="T256">de Casanova par Symons (dans le dernier numéro du « Mercure de France ») a provoquées. D. ajoute une liste des publications qui ont édité des passages d’après les autographes de Casanova conservés à Dux. Il conclut par ses vœux de voir bientôt la publication des<text:s/></text:span><text:span text:style-name="T257">Mémoires</text:span><text:span text:style-name="T258"><text:s/>d’après le manuscrit casanovien.</text:span></text:p>
      <text:p text:style-name="P259"/>
      <text:h text:style-name="Titre1" text:outline-level="1"><text:span text:style-name="T260">1903 </text:span><text:span text:style-name="T261">‑ 16</text:span></text:h>
      <text:p text:style-name="byline">Montandon Marcel</text:p>
      <text:p text:style-name="rubric">Les œuvres religieuses et philosophiques de Giovanni Segantini</text:p>
      <text:p text:style-name="P262"><text:span text:style-name="T263">Décembre 1903, T. XLVIII, n. 168, p. 625</text:span><text:span text:style-name="T264">‑645.</text:span><text:span text:style-name="T265"><text:s/></text:span><text:span text:style-name="T266">26/150</text:span></text:p>
      <text:p text:style-name="P267">Longue étude consacrée à Giovanni Segantini (1858‑1899). L’auteur admire chez le peintre les « vertus de précision, d’exactitude, de labeur probe, enfin toutes les énergies honnêtes des maîtres d’autrefois » (p. 633). En passant en revue les œuvres de Segantini, M. observe, depuis 1894, la prédominance de la pensée sur la représentation de la réalité (les sujets les plus souvent traités : maternité, famille, religion, réconfort de la foi…). De là sa définition de l’artiste en tant que , peintre mais aussi « philosophe ».</text:p>
      <text:p text:style-name="P268"/>
      <text:h text:style-name="Titre1" text:outline-level="1"><text:span text:style-name="T269">1903 </text:span><text:span text:style-name="T270">‑ 17</text:span></text:h>
      <text:p text:style-name="byline">Herold Ferdinand A.</text:p>
      <text:p text:style-name="rubric">Les Théâtres</text:p>
      <text:p text:style-name="P271"><text:span text:style-name="T272">Décembre 1903, T. XLVIII, n. 168, p. 799</text:span><text:span text:style-name="T273">‑809 [807].</text:span><text:span text:style-name="T274"><text:s/></text:span><text:span text:style-name="T275">11/161</text:span></text:p>
      <text:p text:style-name="P276"><text:span text:style-name="T277">Représentation, au Théâtre Victor Hugo, des</text:span><text:span text:style-name="T278"><text:s/>Masques,<text:s/></text:span><text:span text:style-name="T279">drame en un acte, de Roberto Bracco, dans la traduction de M. Lécuyer. H. ne classe pas ce drame parmi les meilleurs de Bracco. Ses seules qualités : il est habilement conduit et il a été joué avec émotion.</text:span></text:p>
      <text:p text:style-name="P280"/>
      <text:h text:style-name="Titre1" text:outline-level="1"><text:span text:style-name="T281">1903 </text:span><text:span text:style-name="T282">‑ 18</text:span></text:h>
      <text:p text:style-name="byline">Morice Charles</text:p>
      <text:p text:style-name="rubric">Art moderne</text:p>
      <text:p text:style-name="P283"><text:span text:style-name="T284">Décembre 1903, T. XLVIII, n. 168, p. 817</text:span><text:span text:style-name="T285">‑822 [820].</text:span><text:span text:style-name="T286"><text:s/></text:span><text:span text:style-name="T287">6</text:span><text:span text:style-name="T288">/16</text:span><text:span text:style-name="T289">7 1903 = 167</text:span></text:p>
      <text:p text:style-name="P290"><text:span text:style-name="T291">Annonce d’une exposition</text:span><text:span text:style-name="T292"><text:s/>Zandomeneghi</text:span><text:span text:style-name="T293"><text:s/>(aux Galeries Durand</text:span><text:span text:style-name="T294">‑Ruel). M. juge le peintre italien peu original : « Tout est bleu et rose chez M. Zandomeneghi […] Tout est doux, lisse et rond », p. 820. Néanmoins, il apprécie l’ensemble, qui est toujours mélodieux.</text:span></text:p>
      <text:p text:style-name="P295"/>
      <text:h text:style-name="Titre1" text:outline-level="1"><text:span text:style-name="T296">1904 </text:span><text:span text:style-name="T297">‑ 1</text:span></text:h>
      <text:p text:style-name="byline">Rachilde</text:p>
      <text:soft-page-break/>
      <text:p text:style-name="rubric">Les Romans</text:p>
      <text:p text:style-name="P298"><text:span text:style-name="T299">Janvier 1904, T. XLIX, n. 169, p. 184</text:span><text:span text:style-name="T300">‑195 [194].</text:span><text:span text:style-name="T301"><text:s/></text:span><text:span text:style-name="T302">12/12</text:span></text:p>
      <text:p text:style-name="P303"><text:span text:style-name="T304">R. inclut dans sa revue de romans<text:s/></text:span><text:span text:style-name="T305">Loulou</text:span><text:span text:style-name="T306"><text:s/>par G. Rovetta (trad. par Albert Lecuyer, éd. Calmann Lévy), qualifiée rapidement comme « Histoire italienne d’une petite femme ».</text:span></text:p>
      <text:p text:style-name="P307"/>
      <text:h text:style-name="Titre1" text:outline-level="1"><text:span text:style-name="T308">1904 </text:span><text:span text:style-name="T309">‑ 2</text:span></text:h>
      <text:p text:style-name="byline">Merki Charles</text:p>
      <text:p text:style-name="rubric">Archéologie, Voyages</text:p>
      <text:p text:style-name="P310"><text:span text:style-name="T311">Mars 1904, T. XLIX, n. 171, p. 774</text:span><text:span text:style-name="T312">‑780 [776</text:span><text:span text:style-name="T313">‑777].</text:span><text:span text:style-name="T314"><text:s/></text:span><text:span text:style-name="T315">7/19</text:span></text:p>
      <text:p text:style-name="P316"><text:span text:style-name="T317">Compte rendu de : Matilde Serao,<text:s/></text:span><text:span text:style-name="T318">Au Pays de Jésus,<text:s/></text:span><text:span text:style-name="T319">Plon (Trad. Mme Jean Darcy). M. apprécie dans cet ouvrage le récit vibrant d’émotion qui en fait le livre d’une croyante sur les traces de Jesus sur les routes de Judée, et non pas banalement un livre de description de paysages.</text:span></text:p>
      <text:p text:style-name="P320"/>
      <text:h text:style-name="Titre1" text:outline-level="1"><text:span text:style-name="T321">1904 </text:span><text:span text:style-name="T322">‑ 3</text:span></text:h>
      <text:p text:style-name="byline">Rachilde</text:p>
      <text:p text:style-name="rubric">Les Romans</text:p>
      <text:p text:style-name="P323"><text:span text:style-name="T324">Avril 1904, T. L, n. 172, p. 179</text:span><text:span text:style-name="T325">‑191 [190</text:span><text:span text:style-name="T326">‑191].</text:span><text:span text:style-name="T327"><text:s/></text:span><text:span text:style-name="T328">13/25</text:span></text:p>
      <text:p text:style-name="P329"><text:span text:style-name="T330">Quelques lignes sont consacrées à<text:s/></text:span><text:span text:style-name="T331">Elias Portolu</text:span><text:span text:style-name="T332"><text:s/>par Grazia Deledda (trad. G. Hérelle, éd. Calmann Lévy). Un jugement bref, mais assez élogieux, est exprimé sur son auteur : « Une jeune romancière de Sardaigne qui a beaucoup de talent et plus que du talent. Ces tableaux de mœurs sont d’une couleur vive et passionnée qui rend vivante la moindre action de ses héros » (p. 191).</text:span></text:p>
      <text:p text:style-name="P333"/>
      <text:h text:style-name="Titre1" text:outline-level="1"><text:span text:style-name="T334">1904 </text:span><text:span text:style-name="T335">‑ 4</text:span></text:h>
      <text:p text:style-name="byline">Marnold Jean</text:p>
      <text:p text:style-name="rubric">Musique</text:p>
      <text:p text:style-name="P336"><text:span text:style-name="T337">Avril 1904, T. L, n. 172, p. 242</text:span><text:span text:style-name="T338">‑251 [242</text:span><text:span text:style-name="T339">‑248].</text:span><text:span text:style-name="T340"><text:s/></text:span><text:span text:style-name="T341">10/35</text:span></text:p>
      <text:p text:style-name="P342"><text:span text:style-name="T343">Une partie de la chronique consacrée aux théâtres d’opéra parisiens rend compte du succès de la représentation de<text:s/></text:span><text:span text:style-name="T344">L’Orfeo</text:span><text:span text:style-name="T345"><text:s/>de Monteverdi, « une œuvre inconnue autant qu’illustre [qui] vient d’être exhumée de la poussière des bibliothèques. » (p. 242).<text:s/></text:span><text:span text:style-name="T346">Orfeo</text:span><text:span text:style-name="T347"><text:s/>a été reconstitué d’une manière assez fidèle, mais en tenant compte des moyens dont dispose la scène contemporaine. Surtout, selon M., l’intérêt de représenter l’</text:span><text:span text:style-name="T348">Orfeo</text:span><text:span text:style-name="T349"><text:s/>se situe dans ce fait qu’il ressuscite une phase de l’évolution musicale analogue à celle du dernier siècle (celle de l’harmonie, soit la phase où la musique est la « servante » du drame). M. affirme que Monteverdi, par son art primitif, peut être rapproché à Debussy, alors que pour son<text:s/></text:span><text:span text:style-name="T350">stile rappresentativo</text:span><text:span text:style-name="T351"><text:s/>(déclamation dramatique) il a été rapproché à Wagner.</text:span></text:p>
      <text:p text:style-name="P352"/>
      <text:h text:style-name="Titre1" text:outline-level="1"><text:span text:style-name="T353">1904 </text:span><text:span text:style-name="T354">‑ 5</text:span></text:h>
      <text:p text:style-name="byline">[Rédaction]</text:p>
      <text:p text:style-name="rubric">Échos</text:p>
      <text:soft-page-break/>
      <text:p text:style-name="P355"><text:span text:style-name="T356">Avril 1904, T. L, n. 172, p. 286</text:span><text:span text:style-name="T357">‑288 [287].</text:span><text:span text:style-name="T358"><text:s/></text:span><text:span text:style-name="T359">3</text:span><text:span text:style-name="T360">/3</text:span><text:span text:style-name="T361">8</text:span></text:p>
      <text:p text:style-name="P362"><text:span text:style-name="T363">Annonce de la prochaine publication (par la Société provinciale d’éditions) des<text:s/></text:span><text:span text:style-name="T364">Extraits des Manuscrits<text:s/></text:span><text:span text:style-name="T365">de Léonard de Vinci conservés en France (traduits et annotés) et de la campagne pour les souscriptions à cette édition.</text:span></text:p>
      <text:p text:style-name="P366"/>
      <text:h text:style-name="Titre1" text:outline-level="1"><text:span text:style-name="T367">1904 </text:span><text:span text:style-name="T368">‑ 6</text:span></text:h>
      <text:p text:style-name="byline">[Rédaction]</text:p>
      <text:p text:style-name="rubric">Échos</text:p>
      <text:p text:style-name="P369"><text:span text:style-name="T370">Avril 1904, T. L, n. 172, p. 286</text:span><text:span text:style-name="T371">‑288 [288].</text:span><text:span text:style-name="T372"><text:s/></text:span><text:span text:style-name="T373">3/41</text:span></text:p>
      <text:p text:style-name="P374"><text:span text:style-name="T375">Information sur le succès que rencontrent en Italie (al Circolo filologico) les conférences de Marinetti sur<text:s/></text:span><text:span text:style-name="T376">Les Poètes symbolistes Français.</text:span></text:p>
      <text:p text:style-name="P377"/>
      <text:h text:style-name="Titre1" text:outline-level="1"><text:span text:style-name="T378">1904 </text:span><text:span text:style-name="T379">‑ 7</text:span></text:h>
      <text:p text:style-name="byline">de Gourmont Remy</text:p>
      <text:p text:style-name="rubric">Épilogues.</text:p>
      <text:p text:style-name="P380"><text:span text:style-name="T381">Juin 1904, T. L, n. 174, p. 738</text:span><text:span text:style-name="T382">‑744.</text:span><text:span text:style-name="T383"><text:s/></text:span><text:span text:style-name="T384">7/48</text:span></text:p>
      <text:p text:style-name="P385"><text:span text:style-name="T386">Une partie des<text:s/></text:span><text:span text:style-name="T387">Épilogues</text:span><text:span text:style-name="T388"><text:s/>(sous le titre :</text:span><text:span text:style-name="T389"><text:s/>Les sœurs latines</text:span><text:span text:style-name="T390">), comprend des considérations de R. de Gourmont sur le fondement de ce rapprochement France/Italie</text:span><text:span text:style-name="T391">.</text:span><text:span text:style-name="T392"><text:s/>L’auteur s’insurge contre l’expression même de « sœurs latines », remise à la mode par le voyage en Italie. En effet, de son avis, on ne peut pas qualifier de latine la France : « L’invasion romaine ne fut que la première des grandes invasions historiques. […] Elle a laissé de son passage une empreinte certaine, la langue. Reste à savoir comment cette empreinte s’est marquée. Qui a latinisé la Gaule ? […] Il me semble très probable que la conquête linguistique de la Gaule fut l’œuvre de l’Église et non de l’administration romaine. […] » (p. 740</text:span><text:span text:style-name="T393">‑741). Par ailleurs, « […] parenté de langue ne signifie nullement parenté d’origine. L’Italie et la France parlent des langues évidemment sœurs. Ethnographiquement, les habitants des deux régions n’ont presque rien de commun » (p. 743). Donc, la France et l’Italie ne sont pas les « sœurs latines » : « L’Italie est un pays de belle civilisation. […] Mais elle n’est pas notre sœur, le langage excepté ; elle est notre voisine » (p. 744).</text:span></text:p>
      <text:p text:style-name="P394"/>
      <text:h text:style-name="Titre1" text:outline-level="1"><text:span text:style-name="T395">1904 </text:span><text:span text:style-name="T396">‑ 8</text:span></text:h>
      <text:p text:style-name="byline">Davray Henry D.</text:p>
      <text:p text:style-name="rubric">Lettres anglaises</text:p>
      <text:p text:style-name="P397"><text:span text:style-name="T398">Juin 1904, T. L, n. 174, p. 819</text:span><text:span text:style-name="T399">‑827 [821</text:span><text:span text:style-name="T400">‑822].</text:span><text:span text:style-name="T401"><text:s/></text:span><text:span text:style-name="T402">8/56</text:span></text:p>
      <text:p text:style-name="P403"><text:span text:style-name="T404">Compte rendu de l’ouvrage de Arthur C. Benson,<text:s/></text:span><text:span text:style-name="T405">Rossetti</text:span><text:span text:style-name="T406"><text:s/>(éd. </text:span><text:span text:style-name="T407">Macmillan, collection<text:s/></text:span><text:span text:style-name="T408">English Men of Letters</text:span><text:span text:style-name="T409">).<text:s/></text:span><text:span text:style-name="T410">Il s’agit d’une étude sur Dante Gabriele Rossetti poète et peintre préraphaélite, mais aussi sur l’influence qu’il a exercée dans la culture anglaise. Elle retrace de même l’histoire de la famille du réfugié italien à Londres.</text:span></text:p>
      <text:p text:style-name="P411"/>
      <text:h text:style-name="Titre1" text:outline-level="1"><text:span text:style-name="T412">1904 </text:span><text:span text:style-name="T413">‑ 9</text:span></text:h>
      <text:p text:style-name="byline">Marnold Jean</text:p>
      <text:soft-page-break/>
      <text:p text:style-name="rubric">Musique</text:p>
      <text:p text:style-name="P414"><text:span text:style-name="T415">Juillet 1904, T. LI, n. 175, p. 235</text:span><text:span text:style-name="T416">‑243 [235</text:span><text:span text:style-name="T417">‑240].</text:span><text:span text:style-name="T418"><text:s/></text:span><text:span text:style-name="T419">9/65</text:span></text:p>
      <text:p text:style-name="P420"><text:span text:style-name="T421">La représentation de l’</text:span><text:span text:style-name="T422">Alceste</text:span><text:span text:style-name="T423"><text:s/>de Gluck (sur livret de Calzabigi) à l’Opéra de Paris, donne l’occasion à M. de revenir sur le rôle important que Gluck a joué dans l’histoire de l’opéra. La réforme que Gluck, suivant Calzabigi, a introduite dans l’opéra français réside dans l’introduction du lyrisme dans la tragédie déclamée. M., tout en n’aimant pas l’opéra italien, apprécie Gluck, car « G. fut un allemand pur-sang, qui reçut une éducation musicale italienne et fit de l’opéra français » (p. 238).</text:span></text:p>
      <text:p text:style-name="P424"/>
      <text:h text:style-name="Titre1" text:outline-level="1"><text:span text:style-name="T425">1904 </text:span><text:span text:style-name="T426">‑ 10</text:span></text:h>
      <text:p text:style-name="byline">Zuccoli Luciano</text:p>
      <text:p text:style-name="rubric">Lettres italiennes</text:p>
      <text:p text:style-name="P427"><text:span text:style-name="T428">Juillet 1904, T. LI, n. 175, p. 272</text:span><text:span text:style-name="T429">‑277.</text:span><text:span text:style-name="T430"><text:s/></text:span><text:span text:style-name="T431"><text:s/>6/71</text:span></text:p>
      <text:p text:style-name="P432"><text:span text:style-name="T433">La chronique commence par une allusion aux interviews des écrivains italiens à la mode parues dans un journal milanais mondain : « Verde e Azzurro ». Après lecture de ces entretiens, Z. en conclut qu’en Italie on écrit plus pour le théâtre que pour l’édition, si les Italiens délaissent le roman, c’est peut être parce qu’ils recherchent un succès facile. Un succès « colossal et sincère » (p. 273) a salué la nouvelle tragédie de Gabriele D’Annunzio,<text:s/></text:span><text:span text:style-name="T434">La figlia di Iorio.</text:span><text:span text:style-name="T435"><text:s/>Ce succès n’était pas inattendu, d’autant plus que, selon Z., avec cette tragédie, D’Annunzio a abandonné le Grand Art (cf.<text:s/></text:span><text:span text:style-name="T436">Francesca da Rimini, Città morta, Gloria)</text:span><text:span text:style-name="T437"><text:s/>pour l’Art Petit, précisément pour plaire au public. « Cela peut être la fin d’un poète, mais sans doute c’est le principe de la richesse ; et la richesse est une poésie à son tour » (p. 274). La chronique continue avec la citation de l’ouvrage d’Enrico Corradini,<text:s/></text:span><text:span text:style-name="T438">Le Sette lampade d’oro<text:s/></text:span><text:span text:style-name="T439">(qui comprend quatorze fragments de vie générale). Z. tient à donner quelques précisions sur l’auteur, qu’il présente comme le « directeur […] d’une revue, “Il Regno”, courageusement réactionnaire, toujours fidèle à son programme d’ennemi du peuple » (p. 274). De même, en présentant le recueil de nouvelles<text:s/></text:span><text:span text:style-name="T440">Il cavallo di Troia<text:s/></text:span><text:span text:style-name="T441">d’Ugo Ojetti,</text:span><text:span text:style-name="T442"><text:s/></text:span><text:span text:style-name="T443">Z. donne un jugement rapide sur les nouvelles (« trop légères et presque sans signification générale », p. 274) et s’arrête plutôt sur l’auteur, « le plus mondain de nos socialistes révolutionnaires et le plus inconstant de nos littérateurs » (p. 274). Z. rappelle que Ojetti est un personnage très discuté : les socialistes lui reprochent de collaborer à quelques journaux bourgeois, les bourgeois lui reprochent ses collaborations aux journaux révolutionnaires ; les littérateurs lui reprochent son activité de journaliste, alors que les journalistes le considèrent plutôt un écrivain à cause des romans qu’il a publiés. Z. en conclut que Ojetti, pour cette pluralité d’âme, se révèle un véritable homme moderne. La chronique continue par l’annonce de la sortie du premier roman d’un poète :<text:s/></text:span><text:span text:style-name="T444">Gli Ammonitori</text:span><text:span text:style-name="T445"><text:s/>de Giovanni Cena, un roman solide, écrit dans un style sobre. Antonio Beltramelli a publié un recueil de nouvelles (</text:span><text:span text:style-name="T446">Anna Perenna</text:span><text:span text:style-name="T447">) et un roman</text:span><text:span text:style-name="T448"><text:s/></text:span><text:span text:style-name="T449">(</text:span><text:span text:style-name="T450">Gli uomini rossi</text:span><text:span text:style-name="T451">) inspirés de sa région (la Romagne). Le roman de Cosimo Giorgieri Contri,<text:s/></text:span><text:span text:style-name="T452">Felicità del Sonno,</text:span><text:span text:style-name="T453"><text:s/>se signale par les portraits psychologiques des personnages (appartenant à une ville de province, Lucques). Quant à la poésie, Z. rappelle le nouveau recueil de Giulio Orsini,</text:span><text:span text:style-name="T454"><text:s/>Fra Terra ed astri.</text:span><text:span text:style-name="T455"><text:s/>Il s’agit d’un poète (que Z. dit avoir découvert en lui consacrant le premier son attention dans ses chroniques) absolument original, qui ne peut être rangé ni parmi les continuateurs de Pascoli ni parmi ceux de D’Annunzio. Dans un<text:s/></text:span><text:span text:style-name="T456">post scriptum</text:span><text:span text:style-name="T457"><text:s/>(p. 277) joint à cette chronique, Z. précise que Giulio Orsini n’a jamais existé, ce nom étant le pseudonyme du comte Domenico Gnoli, directeur de la Bibliothèque<text:s/></text:span><text:soft-page-break/><text:span text:style-name="T458">Victor</text:span><text:span text:style-name="T459">‑Emmanuel de Rome (l’identité du poète a été découverte grâce à une enquête du « Giornale d’Italia »).</text:span></text:p>
      <text:p text:style-name="P460"><text:span text:style-name="T461">La chronique se termine par l’annonce d’un prochain compte rendu de G. De Frenzi,<text:s/></text:span><text:span text:style-name="T462">Candidati all’immortalità</text:span><text:span text:style-name="T463"><text:s/>(une collection de types littéraires italiens vus de près).</text:span></text:p>
      <text:p text:style-name="P464"/>
      <text:h text:style-name="Titre1" text:outline-level="1"><text:span text:style-name="T465">1904 </text:span><text:span text:style-name="T466">‑ 11</text:span></text:h>
      <text:p text:style-name="byline">[Rédaction],</text:p>
      <text:p text:style-name="rubric">Échos</text:p>
      <text:p text:style-name="P467"><text:span text:style-name="T468">Juillet 1904, T. LI, n. 175, p. 280</text:span><text:span text:style-name="T469">‑288 [287].</text:span><text:span text:style-name="T470"><text:s/></text:span><text:span text:style-name="T471">9/80</text:span></text:p>
      <text:p text:style-name="P472">Annonce de la suppression de l’Académie de France à Rome. Cette décision a été prise par la Section des beaux-arts (sous la présidence d’Eugène Carrière). Son Concours était en effet une cause de démoralisation pour les jeunes artistes.</text:p>
      <text:p text:style-name="P473"/>
      <text:h text:style-name="Titre1" text:outline-level="1"><text:span text:style-name="T474">1904 </text:span><text:span text:style-name="T475">‑ 12</text:span></text:h>
      <text:p text:style-name="byline">Merki Charles</text:p>
      <text:p text:style-name="rubric">Archéologie, Voyages</text:p>
      <text:p text:style-name="P476"><text:span text:style-name="T477">Septembre 1904, T. LI, n. 177, p. 764</text:span><text:span text:style-name="T478">‑771 [764</text:span><text:span text:style-name="T479">‑768].</text:span><text:span text:style-name="T480"><text:s/></text:span><text:span text:style-name="T481">8</text:span><text:span text:style-name="T482">/8</text:span><text:span text:style-name="T483">8</text:span></text:p>
      <text:p text:style-name="P484"><text:span text:style-name="T485">Compte rendu du volume de E. Rodonachi,<text:s/></text:span><text:span text:style-name="T486">Le Capitole romain,</text:span><text:span text:style-name="T487"><text:s/>Hachette (recueil de documents sur les monuments de Rome). La seule critique formulée est l’absence de plans archéologiques.</text:span></text:p>
      <text:p text:style-name="P488"/>
      <text:h text:style-name="Titre1" text:outline-level="1"><text:span text:style-name="T489">1904 </text:span><text:span text:style-name="T490">‑ 13</text:span></text:h>
      <text:p text:style-name="byline">Merki Charles</text:p>
      <text:p text:style-name="rubric">Archéologie, Voyages</text:p>
      <text:p text:style-name="P491"><text:span text:style-name="T492">Septembre 1904, T. LI, n. 177, p. 764</text:span><text:span text:style-name="T493">‑771 [769].</text:span><text:span text:style-name="T494"><text:s/></text:span><text:span text:style-name="T495">8/96</text:span></text:p>
      <text:p text:style-name="P496"><text:span text:style-name="T497">Compte rendu de : A. Dry,<text:s/></text:span><text:span text:style-name="T498">Trinacria,</text:span><text:span text:style-name="T499"><text:s/>Plon (volume sur la Sicile contemporaine beaucoup plus que sur l’ancienne).</text:span></text:p>
      <text:p text:style-name="P500"/>
      <text:h text:style-name="Titre1" text:outline-level="1"><text:span text:style-name="T501">1904 </text:span><text:span text:style-name="T502">‑ 14</text:span></text:h>
      <text:p text:style-name="byline">Rambosson Yvanhoé</text:p>
      <text:p text:style-name="rubric">Publications d’art</text:p>
      <text:p text:style-name="P503"><text:span text:style-name="T504">Septembre 1904, T. LI, n. 177, p. 799</text:span><text:span text:style-name="T505">‑806 [803].</text:span><text:span text:style-name="T506"><text:s/></text:span><text:span text:style-name="T507">7/103</text:span></text:p>
      <text:p text:style-name="P508"><text:span text:style-name="T509">Compte rendu du volume d’Émile Bertaux,<text:s/></text:span><text:span text:style-name="T510">Rome,<text:s/></text:span><text:span text:style-name="T511">Laurens, publié dans la collection<text:s/></text:span><text:span text:style-name="T512">Villes d’Art célèbres.</text:span><text:span text:style-name="T513"><text:s/>Il s’agit d’une vulgarisation agréable et succincte (170 pages).</text:span></text:p>
      <text:p text:style-name="P514"/>
      <text:h text:style-name="Titre1" text:outline-level="1"><text:span text:style-name="T515">1904 </text:span><text:span text:style-name="T516">‑ 15</text:span></text:h>
      <text:p text:style-name="byline">de Bury R.</text:p>
      <text:p text:style-name="rubric">Les Journaux</text:p>
      <text:p text:style-name="P517"><text:span text:style-name="T518">Octobre 1904, T. LII, n. 178, p. 235</text:span><text:span text:style-name="T519">‑240 [239</text:span><text:span text:style-name="T520">‑240].</text:span><text:span text:style-name="T521"><text:s/></text:span><text:span text:style-name="T522">6/109</text:span></text:p>
      <text:p text:style-name="P523">Un article sur les conditions du théâtre en Italie (paru dans « Le Temps » du 29 août) a arrêté l’attention du rédacteur. Dans une interview, Matilde Serao se plaint de la situation du théâtre en Italie, où l’auteur de théâtre doit essayer de plaire à plusieurs<text:s/><text:soft-page-break/>types de public en même temps, puisque chaque ville a son propre public. La conclusion du rédacteur  : « C’est la décentralisation, cela ! On la réclame en France […]. Apprenons, par l’exemple de l’Italie, à ne plus la désirer. » (p. 240).</text:p>
      <text:p text:style-name="P524"/>
      <text:h text:style-name="Titre1" text:outline-level="1"><text:span text:style-name="T525">1904 </text:span><text:span text:style-name="T526">‑ 16</text:span></text:h>
      <text:p text:style-name="byline">Rambosson Yvanhoé</text:p>
      <text:p text:style-name="rubric">Publications d’art</text:p>
      <text:p text:style-name="P527"><text:span text:style-name="T528">Octobre 1904, T. LII, n. 178, p. 240</text:span><text:span text:style-name="T529">‑248 [242].</text:span><text:span text:style-name="T530"><text:s/></text:span><text:span text:style-name="T531">9/118</text:span></text:p>
      <text:p text:style-name="P532"><text:span text:style-name="T533">Compte rendu de Péladan,<text:s/></text:span><text:span text:style-name="T534">La dernière leçon de Léonard de Vinci,<text:s/></text:span><text:span text:style-name="T535">Sansot. La critique plus grave de R. est que, dans ce volume, il est difficile de comprendre ce qui remonte véritablement aux manuscrits de Léonard et ce qui a été écrit par Péladan.</text:span></text:p>
      <text:p text:style-name="P536"/>
      <text:h text:style-name="Titre1" text:outline-level="1"><text:span text:style-name="T537">1904 </text:span><text:span text:style-name="T538">‑ 17</text:span></text:h>
      <text:p text:style-name="byline">Maynial Edouard</text:p>
      <text:p text:style-name="rubric">Guy de Maupassant et Gabriel D’Annunzio</text:p>
      <text:p text:style-name="P539"><text:span text:style-name="T540">Novembre 1904, T. LII, n. 179, p. 289</text:span><text:span text:style-name="T541">‑315.</text:span><text:span text:style-name="T542"><text:s/></text:span><text:span text:style-name="T543">27/155</text:span></text:p>
      <text:p text:style-name="P544"><text:span text:style-name="T545">Dans l’introduction, M. précise que son étude ne se veut pas polémique. En effet : « Que G. D’Annunzio ait traduit quelques paragraphes et plusieurs phrases de G. de Maupassant, sans les accompagner d’inesthétiques guillemets et de références importunes, cela ne témoigne pas seulement d’une lecture attentive, d’une mémoire complaisante et d’une méthode de travail un peu rapide » (p. 289). Donc, plutôt que parler de plagiat, M. veut étudier la raison de certaines analogies que l’on peut remarquer déjà dans le choix des sujets. L’étude propose l’analyse des<text:s/></text:span><text:span text:style-name="T546">Novelle della Pescara,</text:span><text:span text:style-name="T547"><text:s/>dans le but de démontrer que dans ce recueil de D’Annunzio le paysage normand se superpose aux souvenirs des paysages de la province de Chieti. Une autre caractéristique commune à l’œuvre de Maupassant et de D’Annunzio est la sensualité, l’obsession de la femme et de l’instinct sexuel, opposée au sentiment. De cette volupté insatiable naissent alors chez les deux auteurs « la même tristesse de vivre et le même sentiment du néant » (p. 296). En effet, dans leur œuvre, on peut remarquer la présence constante de la mort. A partir de cette sensibilité et de cette thématique communes, il est logique de retrouver des analogies dans leurs procédés d’expression, par exemple dans l’utilisation du même vocabulaire « matériel », qui enregistre la matérialité des corps, l’extériorité et les sensations, ou bien dans le recours à de longues descriptions évoquant l’excitation que la musique fait naître.</text:span></text:p>
      <text:p text:style-name="P548"><text:span text:style-name="T549">Les deux écrivains, cherchant les caractères essentiels et primitifs d’un peuple, ont trouvé « dans des traits de mœurs, dans des habitudes de vie, dans des superstitions analogues, des sujets d’inspiration identique » (p. 302). Une présence qui hante les deux auteurs est celle de la mer. M. propose une analyse croisée du</text:span><text:span text:style-name="T550"><text:s/>Retour<text:s/></text:span><text:span text:style-name="T551">de Maupassant et de<text:s/></text:span><text:span text:style-name="T552">Turlendana ritorna<text:s/></text:span><text:span text:style-name="T553">de D’Annunzio (nouvelles qui proposent la même histoire : le retour d’un matelot qui retrouve sa femme remariée), et, notamment, de la scène centrale parallèle (la rencontre de l’homme ancien et du nouveau). De même, D’Annunzio s’est souvenu de la nouvelle de Maupassant<text:s/></text:span><text:span text:style-name="T554">En mer</text:span><text:span text:style-name="T555"><text:s/>dans<text:s/></text:span><text:span text:style-name="T556">Il cerusio di mare</text:span><text:span text:style-name="T557"><text:s/>(dans les deux nouvelles on voit un homme d’équipage d’un bateau blessé, contraint de subir des tortures par les autres marins) et dans<text:s/></text:span><text:span text:style-name="T558">L’Eroe</text:span><text:span text:style-name="T559"><text:s/>(où il y a une scène très proche : des marins cherchent à aider leur camarade dont le bras reste pris sous un poids énorme). Le thème de la vieillesse a été traité par<text:s/></text:span><text:soft-page-break/><text:span text:style-name="T560">Maupassant (</text:span><text:span text:style-name="T561">Le Regret</text:span><text:span text:style-name="T562">)</text:span><text:span text:style-name="T563"><text:s/></text:span><text:span text:style-name="T564">et par D’Annunzio</text:span><text:span text:style-name="T565"><text:s/></text:span><text:span text:style-name="T566">(</text:span><text:span text:style-name="T567">Veglia funebre</text:span><text:span text:style-name="T568">) de la même manière, avec une commune insistance sur le souvenir de l’occasion perdue, du bonheur que l’on n’a pas su conquérir</text:span><text:span text:style-name="T569">.</text:span><text:span text:style-name="T570"><text:s/>Le thème de la paternité est parcouru d’une manière analogue dans<text:s/></text:span><text:span text:style-name="T571">L’abandonné</text:span><text:span text:style-name="T572"><text:s/>de Maupassant et dans<text:s/></text:span><text:span text:style-name="T573">Il Traghettatore<text:s/></text:span><text:span text:style-name="T574">de D’Annunzio (histoire parallèle de deux femmes qui ont dû renoncer à leur enfant né d’une liaison adultérine et qui, ayant obtenu, dans la vieillesse, de leurs aimants de voir leur fils caché, découvrent qu’il est devenu un être vulgaire, plébéien). D’Annunzio a encore rencontré Maupassant dans la description de quelques personnages populaires (ex. Ciavolà et Ristabilito dans<text:s/></text:span><text:span text:style-name="T575">La Fattura</text:span><text:span text:style-name="T576"><text:s/>rappellent Mailloche et Chicot dans<text:s/></text:span><text:span text:style-name="T577">L’Ane</text:span><text:span text:style-name="T578">). Une autre histoire parallèle est celle de<text:s/></text:span><text:span text:style-name="T579">La Ficelle</text:span><text:span text:style-name="T580"><text:s/>et de<text:s/></text:span><text:span text:style-name="T581">La fine di Candia,</text:span><text:span text:style-name="T582"><text:s/>où l’on retrouve le cas identique d’un homme (chez D’Annunzio une femme) qui passe sa vie à essayer de démontrer son innocence face à un vol dont il est accusé. Dans sa conclusion, M. rappelle le but de son étude, qui n’est pas une accusation de plagiat : « nous avons surtout voulu montrer comment l’écrivain français fournit à G. D’Annunzio des motifs d’inspiration que celui</text:span><text:span text:style-name="T583">‑ci développe, assimile à sa propre substance et transforme avec les merveilleuses ressources de son lyrisme luxuriant » (p. 314). D’ailleurs, le mérite de D’Annunzio est celui d’avoir « italianisé » (p. 315), soit d’avoir adapté au « génie de sa race » des idées et des images éparses dans les autres littératures européennes.</text:span></text:p>
      <text:p text:style-name="P584"/>
      <text:h text:style-name="Titre1" text:outline-level="1"><text:span text:style-name="T585">1904 </text:span><text:span text:style-name="T586">‑ 18</text:span></text:h>
      <text:p text:style-name="byline">Barthèlemy Edmond</text:p>
      <text:p text:style-name="rubric">Histoire</text:p>
      <text:p text:style-name="P587"><text:span text:style-name="T588">Novembre 1904, T. LII, n. 179, p. 446</text:span><text:span text:style-name="T589">‑456 [447</text:span><text:span text:style-name="T590">‑448 ; 448</text:span><text:span text:style-name="T591">‑453].</text:span><text:span text:style-name="T592"><text:s/></text:span><text:span text:style-name="T593">11</text:span><text:span text:style-name="T594">/1</text:span><text:span text:style-name="T595">66</text:span></text:p>
      <text:p text:style-name="P596"><text:span text:style-name="T597">Comptes rendus de : Achille Luchaire,<text:s/></text:span><text:span text:style-name="T598">Innocent III. Rome et l’Italie</text:span><text:span text:style-name="T599"><text:s/>(Hachette), un ouvrage qui se limite à résumer les luttes du pontife à Rome et en Italie, et de : Pierre Gauthiez,<text:s/></text:span><text:span text:style-name="T600">Lorenzaccio (Lorenzino de’ Medici)<text:s/></text:span><text:span text:style-name="T601">(Fontemoing), un ouvrage qui, retraçant un chapitre de l’histoire de Florence, sait unir à l’érudition le plaisir de la lecture.</text:span></text:p>
      <text:p text:style-name="P602"/>
      <text:h text:style-name="Titre1" text:outline-level="1"><text:span text:style-name="T603">1904 </text:span><text:span text:style-name="T604">‑ 19</text:span></text:h>
      <text:p text:style-name="byline">Merki Charles</text:p>
      <text:p text:style-name="rubric">Archéologie, Voyages</text:p>
      <text:p text:style-name="P605"><text:span text:style-name="T606">Novembre 1904, T. LII, n. 179, p. 465</text:span><text:span text:style-name="T607">‑471 [467</text:span><text:span text:style-name="T608">‑468 ; 468</text:span><text:span text:style-name="T609">‑470].</text:span><text:span text:style-name="T610"><text:s/></text:span><text:span text:style-name="T611">6/172</text:span></text:p>
      <text:p text:style-name="P612"><text:span text:style-name="T613">Comptes rendus de : Henri Tédenat,<text:s/></text:span><text:span text:style-name="T614">Le Forum romain et les Forums impériaux<text:s/></text:span><text:span text:style-name="T615">(Hachette) et de : Emile Bertaux,<text:s/></text:span><text:span text:style-name="T616">Rome (L’antiquité)<text:s/></text:span><text:span text:style-name="T617">(Laurens, Collection<text:s/></text:span><text:span text:style-name="T618">Villes d’art célèbres</text:span><text:span text:style-name="T619">). Ce dernier volume se veut une revue rapide de l’art gréco</text:span><text:span text:style-name="T620">‑romain depuis les origines jusqu’à la fin de l’empire.</text:span></text:p>
      <text:p text:style-name="P621"/>
      <text:h text:style-name="Titre1" text:outline-level="1"><text:span text:style-name="T622">1904 </text:span><text:span text:style-name="T623">‑ 20</text:span></text:h>
      <text:p text:style-name="byline">Rambosson Ivanhoé</text:p>
      <text:p text:style-name="rubric">Publications d’art</text:p>
      <text:p text:style-name="P624"><text:span text:style-name="T625">Décembre 1904, T. LII, n. 180, p. 790</text:span><text:span text:style-name="T626">‑797 [792</text:span><text:span text:style-name="T627">‑794].</text:span><text:span text:style-name="T628"><text:s/></text:span><text:span text:style-name="T629">8/180</text:span></text:p>
      <text:soft-page-break/>
      <text:p text:style-name="P630"><text:span text:style-name="T631">Le numéro d’octobre de la revue « Les arts de la vie » est entièrement consacré à l’</text:span><text:span text:style-name="T632">Enquête sur la séparation des beaux-arts et de l’Etat.</text:span><text:span text:style-name="T633"><text:s/>Eugène Carrière condamne le Prix de Rome.</text:span></text:p>
      <text:p text:style-name="P634"/>
      <text:h text:style-name="Titre1" text:outline-level="1"><text:span text:style-name="T635">1904 </text:span><text:span text:style-name="T636">‑ 21</text:span></text:h>
      <text:p text:style-name="byline">Canudo Ricciotto</text:p>
      <text:p text:style-name="rubric">Lettres italiennes</text:p>
      <text:p text:style-name="P637"><text:span text:style-name="T638">Décembre 1904, T. LII, n. 180, p. 813</text:span><text:span text:style-name="T639">‑820.</text:span><text:span text:style-name="T640"><text:s/></text:span><text:span text:style-name="T641">8/188 1904 = 188</text:span></text:p>
      <text:p text:style-name="P642"><text:span text:style-name="T643">Première chronique signée par C. qui a remplacé Zuccoli, devenu le directeur du quotidien « Il Giornale di Venezia ». C. déclare vouloir commencer « par rechercher si les sept années que les lecteurs du “Mercure” ont vu notées par la critique de M. Zuccoli ont abouti à quelque grande manifestation d’art italien, de littérature vraiment et synthétiquement italienne, telle qu’elle puisse faire sérieusement penser à un printemps de renaissance dans la nation rénovée » (p. 813). Dans la littérature italienne, C. ne voit qu’une promesse, rien n’a pas été encore accompli. Dans sa brève synthèse de la littérature après l’unification italienne, il cite Carducci, Beltramelli, D’Annunzio, Pascoli et De Bosis. La partie de la chronique signalant les nouvelles parutions est l’occasion pour C. de continuer son propos sur le développement de la littérature italienne après l’unification. La publication (par Hoepli) de pages inédites des<text:s/></text:span><text:span text:style-name="T644">Promessi Sposi</text:span><text:span text:style-name="T645"><text:s/>d’Alessandro Manzoni porte C. à rédiger un tableau de l’Italie à l’époque du Romantisme et à affirmer que les romanciers contemporains devraient revenir à cette grande tradition : « Manzoni a été le dernier grand “novelliere” italien. Depuis, en Italie, on s’est éloigné de la Tradition, pour mouler les créatures de la “narration en prose” dans des moules exotiques » (p. 815</text:span><text:span text:style-name="T646">‑816). Dans le but de présenter aux lecteurs français les manifestations les plus importantes de la vie culturelle italienne, C. rappelle le mouvement impérialiste</text:span><text:span text:style-name="T647">‑nationaliste florentin d’Enrico Corradini, qui a su canaliser les aspirations du peuple italien et qui comprend des philosophes tels Papini et Prezzolini, mais aussi des critiques tels Borgese. « De Florence, un périodique, lance toutes les semaines les cris de révolte et d’appel du groupe d’écrivains qui, entrés d’aplomb dans la politique de la nation, s’adressent à toutes les forces du pouvoir dominant, pour s’opposer à la vague prolétarienne au nom d’un idéal impérialiste, nationaliste et esthétique. » (p. 816). C. rappelle ensuite l’activité culturelle de Adolfo De Bosis, le fondateur du « Convito », une revue qui publie des vers et des proses devant former un nouveau goût et qui est devenu le point de repère d’un cercle d’esthètes (entre autres D’Annunzio, Pascoli, le peintre Michetti). Dans le dernier volume du « Convito », De Bosis a publié un recueil de lyriques :<text:s/></text:span><text:span text:style-name="T648">Amori ac silentio sacrum</text:span><text:span text:style-name="T649">. La poésie de De Bosis se fonde sur l’esthétique nouvelle de la Beauté universelle et exprime la souffrance de l’homme moderne : « M. Adolfo De Bosis est donc le Poète de nos jours, l’Esthète de nos jours, celui qui chante accablé par toute la tristesse des choses belles qui sont mortes, d’autres qui s’en vont, d’autres qui sont nées mais sont encor confuses et perdent leurs contours dans le brouillard » (p. 819</text:span><text:span text:style-name="T650">‑820).</text:span></text:p>
      <text:p text:style-name="P651"/>
      <text:h text:style-name="Titre1" text:outline-level="1"><text:span text:style-name="T652">1905 </text:span><text:span text:style-name="T653">‑ 1</text:span></text:h>
      <text:p text:style-name="byline">[Rédaction]</text:p>
      <text:soft-page-break/>
      <text:p text:style-name="rubric">Échos</text:p>
      <text:p text:style-name="P654">1‑I‑1905, T. LIII, n. 181, p. 160‑168 [167‑168].<text:s/></text:p>
      <text:p text:style-name="P655">Annonce de la prochaine publication à Milan d’une revue internationale de poésie : « Poesia », dirigée par F.T. Marinetti et Sem Benelli, dont les rédacteurs publient le sommaire du premier numéro.</text:p>
      <text:p text:style-name="P656"/>
      <text:h text:style-name="Titre1" text:outline-level="1"><text:span text:style-name="T657">1905 </text:span><text:span text:style-name="T658">‑ 2</text:span></text:h>
      <text:p text:style-name="byline">Canudo Ricciotto</text:p>
      <text:p text:style-name="rubric">Lettres italiennes</text:p>
      <text:p text:style-name="P659">1‑II‑1905, T. LIII, n. 183, p. 470‑474.</text:p>
      <text:p text:style-name="P660"><text:span text:style-name="T661">La chronique commence par un hommage à Carducci qui a quitté l’enseignement universitaire : « Avec lui la plus grande figure surgie du Risorgimento dans tout l’éclat du génie et de l’idéal disparaît des horizons de l’enseignement national » (p. 471). Le recueil de ses<text:s/></text:span><text:span text:style-name="T662">Prose,</text:span><text:span text:style-name="T663"><text:s/>qui viennent d’être éditées (Zanichelli), montre Carducci « dans ses attitudes de véhémence républicaine » (p. 471). Le Parlement vient de voter l’attribution d’une rente viagère au poète qui, contraint par la maladie et l’âge, a accepté. C. regrette que Carducci n’ait pas reçu le prix Nobel. Les milieux littéraires italiens, troublés pendant un certain temps « par la tyrannique souveraineté de d’Annunzio » (p. 472), saluent en Carducci l’écrivain qui a su résumer la pensée des trente dernières années, répondant ainsi au besoin du peuple de se reconnaître dans un nom à adorer. C. veut rappeler un poète qui, malheureusement, n’est pas connu à l’étranger : Giovanni Pascoli. Sa poésie est hantée par le thème de la douleur et de la mort, qui s’épanouit dans des visions d’une nature apparentement apaisée. Ses<text:s/></text:span><text:span text:style-name="T664">Poemi conviviali</text:span><text:span text:style-name="T665"><text:s/>(édités par Zanichelli) montrent le poète « vibrant de toute sa douleur, arrivé au sommet calme de la pensée philosophique et d’une philosophie éprise d’un rêve de fraternité humaine de paix, d’amour presque panthéiste » (p. 472). Dans ce recueil on remarque le recours constant au symbolisme ; le poète puise ses symboles dans la tradition classique gréco</text:span><text:span text:style-name="T666">‑latine : les mythes anciens d’Achille et d’Ulysse reviennent chez Pascoli avec un sens tout moderne. Cette référence constante au monde hellénique était déjà présente chez Adolfo de Bosis et D’Annunzio, mais seulement chez Pascoli elle est justifiée d’un point de vue philosophique. Par ailleurs, la poésie de Pascoli s’impose aussi sur un plan linguistique : Pascoli, comme De Bosis et D’Annunzio, a réussi, à donner à la langue italienne la souplesse du grec ancien (comme on peut le voir dans les hendyadis). Quelques lignes sont consacrées à Giovanni Vannicola qui, dans sa<text:s/></text:span><text:span text:style-name="T667">Sonata patetica<text:s/></text:span><text:span text:style-name="T668">(Milano, Libr. Ediz. Naz.), écrit sur Beethoven « des pages remarquables de synthèse et de lyrisme » (p. 474). La dernière partie de la chronique passe en revue les lieux de la vie culturelle italienne : si Milan et Turin sont les centres de la vie théâtrale et des grands éditeurs, Florence et Turin se signalent par quelques importantes revues. La revue florentine « Leonardo » a livré une bataille critique contre le positivisme. Dans le dernier numéro paru G. Papini, répondant au positiviste M.E. Régalia, expose les doctrines idéalistes du groupe ; il ne s’agit pas d’un système philosophique nouveau, mais plutôt d’« une force de vie, un peu trop exubérante, mais pleine de promesses » (p. 474). A Turin, le nouveau périodique « Il Campo », dirigé par Mario Vaccarino, se donne comme but celui de combattre l’égoïsme des « arrivés » et de réunir les jeunes forces littéraires.</text:span></text:p>
      <text:p text:style-name="P669"><text:span text:style-name="T670">Memento :</text:span><text:span text:style-name="T671"><text:s/>Giovanni Marchesini,<text:s/></text:span><text:span text:style-name="T672">Le Finzioni dell’anima,</text:span><text:span text:style-name="T673"><text:s/>Bari, Laterza,</text:span></text:p>
      <text:p text:style-name="P674"><text:span text:style-name="T675">P.L. Occhini,<text:s/></text:span><text:span text:style-name="T676">Italia e Austria,</text:span><text:span text:style-name="T677"><text:s/>Siena, Gati ;</text:span></text:p>
      <text:soft-page-break/>
      <text:p text:style-name="P678"><text:span text:style-name="T679">R. Chiarini,<text:s/></text:span><text:span text:style-name="T680">Il Petrarca di secolo in secolo,</text:span><text:span text:style-name="T681"><text:s/>Arezzo, Sinatti ;</text:span></text:p>
      <text:p text:style-name="P682"><text:span text:style-name="T683">Sergio Sergio,</text:span><text:span text:style-name="T684"><text:s/>Dramma epistolare,<text:s/></text:span><text:span text:style-name="T685">Napoli, Priore ;</text:span></text:p>
      <text:p text:style-name="P686"><text:span text:style-name="T687">M. Nuzzo,<text:s/></text:span><text:span text:style-name="T688">La lingua italiana nella Campania,</text:span><text:span text:style-name="T689"><text:s/>Salerno, Fruscione ;</text:span></text:p>
      <text:p text:style-name="P690"><text:span text:style-name="T691">G. Leopardi,</text:span><text:span text:style-name="T692"><text:s/>Choix d’œuvres en prose (Dialogues et Pensées),</text:span><text:span text:style-name="T693"><text:s/>trad. Mario Turiello, Perrin.</text:span></text:p>
      <text:p text:style-name="P694"/>
      <text:h text:style-name="Titre1" text:outline-level="1"><text:span text:style-name="T695">1905 </text:span><text:span text:style-name="T696">‑ 3</text:span></text:h>
      <text:p text:style-name="byline">[Rédaction]</text:p>
      <text:p text:style-name="rubric">Échos</text:p>
      <text:p text:style-name="P697">1‑II‑1905, T. LIII, n. 183, p. 485‑488 [485‑486].</text:p>
      <text:p text:style-name="P698">Lettre de Émile Bernard dénonçant la ruine des Musées de Naples, où les chefs d’œuvre sont laissés à l’abandon.</text:p>
      <text:p text:style-name="P699"/>
      <text:h text:style-name="Titre1" text:outline-level="1"><text:span text:style-name="T700">1905 </text:span><text:span text:style-name="T701">‑ 4</text:span></text:h>
      <text:p text:style-name="byline">[Rédaction]</text:p>
      <text:p text:style-name="rubric">Échos</text:p>
      <text:p text:style-name="P702">1‑II‑1905, T. LIII, n. 183, p. 485‑488 [488].</text:p>
      <text:p text:style-name="P703"><text:span text:style-name="T704">Souscription pour une eau</text:span><text:span text:style-name="T705">‑forte de Ricardo Canals (</text:span><text:span text:style-name="T706">Suzanne Després dans la Gioconda)</text:span><text:span text:style-name="T707"><text:s/>à l’occasion de la représentation de la<text:s/></text:span><text:span text:style-name="T708">Gioconda<text:s/></text:span><text:span text:style-name="T709">de G. D’Annunzio.</text:span></text:p>
      <text:p text:style-name="P710"/>
      <text:h text:style-name="Titre1" text:outline-level="1"><text:span text:style-name="T711">1905 </text:span><text:span text:style-name="T712">‑ 5</text:span></text:h>
      <text:p text:style-name="byline">Canudo Ricciotto</text:p>
      <text:p text:style-name="rubric">La Tragédie catholique de Gabriel D’Annunzio</text:p>
      <text:p text:style-name="P713">15‑II‑1905, T. LIII, n. 184, p. 489‑506.</text:p>
      <text:p text:style-name="P714"><text:span text:style-name="T715">Dans cette étude, C. veut démontrer que D’Annunzio, avec<text:s/></text:span><text:span text:style-name="T716">La Figlia di Iorio,</text:span><text:span text:style-name="T717"><text:s/>a écrit une</text:span><text:span text:style-name="T718"><text:s/></text:span><text:span text:style-name="T719">tragédie catholique. En effet, même si la fable de cette tragédie se passe dans un temps indéfini, tous les chœurs des paysans ont des mouvances de prière latine. Dans<text:s/></text:span><text:span text:style-name="T720">La Figlia di Iorio</text:span><text:span text:style-name="T721"><text:s/>au drame pastoral des<text:s/></text:span><text:span text:style-name="T722">dramatis personae</text:span><text:span text:style-name="T723"><text:s/>s’oppose donc la tragédie catholique des chœurs. Par exemple, lorsque les femmes réclament le sacrifice de Mila, elles égrainent un chapelet d’imprécations et de jugements au nom des Saints et du Christ : « C’est le choeur chrétien des Euménides » (p. 494). De même, C. qualifie de chrétien le chœur du deuxième acte (une sorte de commentaire musical de la volonté d’Aligi d’aller à Rome) et le chœur de mort après l’assassinat de Lazzaro. Dans<text:s/></text:span><text:span text:style-name="T724">La Figlia di Iorio<text:s/></text:span><text:span text:style-name="T725">on remarque beaucoup d’emprunts à la tragédie grecque (les chœurs du premier et du dernier acte, mais aussi la scène entre Aligi et Lazzaro qui rappelle la scène entre Hémon et Créon de l’</text:span><text:span text:style-name="T726">Antigone</text:span><text:span text:style-name="T727"><text:s/>de Sophocle). Par ailleurs, C. n’apprécie pas le dénouement du drame : « Tous les éléments du drame pastoral […] deviennent la flamme d’un bûcher inutile. […] Ce drame eût été vraiment catholique, si Aligi n’avait été condamné comme parricide, et Mila brûlée comme sorcière » (p. 500 ; 502). Les personnages sont mal conçus, alors que « L’artiste a le devoir sacré d’expliquer d’une façon déterministe, […] presque métaphysique, la raison de ses personnages » (p. 502). Mila est une des incarnations de la femme fatale, typique chez D’Annunzio (« Par cela il nous apparaît grand au milieu de toutes les inégalités et de toutes les faiblesses de son drame pastoral », p. 504</text:span><text:span text:style-name="T728">‑505). Le défaut principal de cette pièce est, selon C., son imprécision, poétique aussi bien que philosophique.<text:s/></text:span><text:soft-page-break/><text:span text:style-name="T729">D’ailleurs, D’Annunzio a abordé l’écriture dramatique dans la maturité de son talent et, en tant que dramaturge, il a commencé par les<text:s/></text:span><text:span text:style-name="T730">Songes</text:span><text:span text:style-name="T731"><text:s/>(rêve esthétique), il a ensuite écrit une tragédie nationale avec<text:s/></text:span><text:span text:style-name="T732">Francesca da Rimini</text:span><text:span text:style-name="T733"><text:s/>pour aboutir avec la<text:s/></text:span><text:span text:style-name="T734">Figlia di Iorio</text:span><text:span text:style-name="T735"><text:s/>à la tragédie régionale. Le style de D’Annunzio est une synthèse des styles antiques (qui ne pourra pas avoir d’avenir). Pour qu’une œuvre puisse être définie tragédie, il faut qu’elle réponde à des conditions de généralisation. Donc, selon C., si l’on isole les chœurs des trois actes et l’on fait abstraction du drame pastoral,<text:s/></text:span><text:span text:style-name="T736">La Figlia di Iorio</text:span><text:span text:style-name="T737"><text:s/>s’avère être une tragédie véritable, et une tragédie catholique. En effet, dans ces chœurs D’Annunzio nous montre « le Destin […] sous le nom que dix</text:span><text:span text:style-name="T738">‑huit siècles de christianisme lui ont donné dans l’imagination ardente et craintive des peuples de l’Italie méridionale » (p. 506).</text:span></text:p>
      <text:p text:style-name="P739"/>
      <text:h text:style-name="Titre1" text:outline-level="1"><text:span text:style-name="T740">1905 </text:span><text:span text:style-name="T741">‑ 6</text:span></text:h>
      <text:p text:style-name="byline">Hérold Ferdinand A.</text:p>
      <text:p text:style-name="rubric">Les Théâtres</text:p>
      <text:p text:style-name="P742">15‑II‑1905, T. LIII, n. 184, p. 621‑623 [622‑623].</text:p>
      <text:p text:style-name="P743"><text:span text:style-name="T744">Une tragédie de D’Annunzio est à l’affiche du Théâtre de l’Oeuvre :<text:s/></text:span><text:span text:style-name="T745">La Gioconda</text:span><text:span text:style-name="T746"><text:s/>(trad. G. Hérelle). H. donne un jugement négatif de cette pièce, dont les personnages se veulent des artistes raffinés mais ne sortent pas de l’ordinaire, surtout dans leurs vices (l’adultère). « Les Héros de G. D’Annunzio détestent la simplicité ; ils sont verbeux » (p. 623). Le seul éloge est attribué à la troupe des acteurs (Suzanne Després, Carmen Deraisy et Henry Burguet).</text:span></text:p>
      <text:p text:style-name="P747"/>
      <text:h text:style-name="Titre1" text:outline-level="1"><text:span text:style-name="T748">1905 </text:span><text:span text:style-name="T749">‑ 7</text:span></text:h>
      <text:p text:style-name="byline">Hérold Ferdinand A.</text:p>
      <text:p text:style-name="rubric">Les Théâtres</text:p>
      <text:p text:style-name="P750">1‑III‑1905, T. LIV, n. 185, p. 129‑133 [132‑133].</text:p>
      <text:p text:style-name="P751"><text:span text:style-name="T752">La Fille de Iorio,</text:span><text:span text:style-name="T753"><text:s/>tragédie pastorale en trois actes, de G. D’Annunzio (trad. G. Hérelle) est à l’affiche au Théâtre de l’Oeuvre. H. rend compte de la nouveauté de cette pièce dans la production de D’Annunzio : les héros sont des paysans, de nombreuses scènes violentes engendrent l’horreur chez le spectateur. Cependant, H. ne peut s’empêcher d’exprimer un doute : « Et ne serait</text:span><text:span text:style-name="T754">‑ce pas, après tout, par un excès de raffinement, avec une étrange volupté, que G. D’Annunzio a écrit la<text:s/></text:span><text:span text:style-name="T755">Fille de Iorio </text:span><text:span text:style-name="T756">? » (p. 132). En effet, ces héros « populaires » parlent parfois un langage mystérieux. On pourrait même facilement imaginer cette tragédie mise en musique. L’ensemble montre une indéniable maîtrise des effets scéniques, mais l’auteur « n’a pas su renoncer au goût qu’il a pour les morceaux de bravoure » (p. 133). Le compte rendu de la représentation se termine par des éloges à Lugné</text:span><text:span text:style-name="T757">‑Poe et aux acteurs de sa troupe (Suzanne Després, dans le rôle de Mila et M. Saillard, dans le rôle d’Aligi).</text:span></text:p>
      <text:p text:style-name="P758"/>
      <text:h text:style-name="Titre1" text:outline-level="1"><text:span text:style-name="T759">1905 </text:span><text:span text:style-name="T760">‑ 8</text:span></text:h>
      <text:p text:style-name="byline"><text:span text:style-name="T761">Deledda Grazia,<text:s/></text:span>(trad. E. Albertini et Ed. Maynial)</text:p>
      <text:p text:style-name="rubric"><text:span text:style-name="T762">Les Tentations,</text:span><text:s/>nouvelle sarde (première partie)</text:p>
      <text:p text:style-name="P763">15‑III‑1905, T. LIV, n. 186, p. 233‑249.</text:p>
      <text:soft-page-break/>
      <text:p text:style-name="P764"><text:span text:style-name="T765">Félix Nurroi avait une grande crainte de Dieu. Sa bergerie était près du fleuve Tirso, dans les<text:s/></text:span><text:span text:style-name="T766">tancas</text:span><text:span text:style-name="T767"><text:s/>……<text:s/></text:span></text:p>
      <text:p text:style-name="P768">Première partie de la traduction française de ……… (qui sera publiée en volume dans les éditions du « Mercure de France », en ……)</text:p>
      <text:p text:style-name="P769"/>
      <text:h text:style-name="Titre1" text:outline-level="1"><text:span text:style-name="T770">1905 </text:span><text:span text:style-name="T771">‑ 9</text:span></text:h>
      <text:p text:style-name="byline"><text:span text:style-name="T772">Deledda Grazia,<text:s/></text:span>(trad. E. Albertini et Ed. Maynial)</text:p>
      <text:p text:style-name="rubric"><text:span text:style-name="T773">Les Tentations,</text:span><text:s/>nouvelle sarde, (deuxième et dernière partie)</text:p>
      <text:p text:style-name="P774">1‑IV‑1905, T. LIV, n. 187, p. 380‑403.</text:p>
      <text:p text:style-name="P775">Dernière partie de la traduction française de ……… (qui sera publiée en volume dans les éditions du « Mercure de France », en ……)</text:p>
      <text:p text:style-name="P776"/>
      <text:h text:style-name="Titre1" text:outline-level="1"><text:span text:style-name="T777">1905 </text:span><text:span text:style-name="T778">‑ 10</text:span></text:h>
      <text:p text:style-name="byline">Leclère Tristan</text:p>
      <text:p text:style-name="rubric">Art Ancien</text:p>
      <text:p text:style-name="P779">1‑IV‑1905, T. LIV, n. 187, p. 440‑444.</text:p>
      <text:p text:style-name="P780"><text:span text:style-name="T781">De nouvelles acquisitions viennent enrichir la collection de l’école vénitienne au Louvre. C’est l’occasion pour rappeler les œuvres qui font déjà partie de cette collection (tous les meilleurs artistes vénitiens y sont représentés, du Titien à Véronèse, seul le Tintoret y manque). Une partie de l’article est consacrée au débat autour de la paternité du<text:s/></text:span><text:span text:style-name="T782">Concert champêtre.<text:s/></text:span><text:span text:style-name="T783">Le rédacteur n’est pas d’accord à refuser l’attribution à Giorgione, même si les critiques d’art tendent de plus en plus à attribuer cette œuvre à Domenico Campagnola.</text:span></text:p>
      <text:p text:style-name="P784"/>
      <text:h text:style-name="Titre1" text:outline-level="1"><text:span text:style-name="T785">1905 </text:span><text:span text:style-name="T786">‑ 11</text:span></text:h>
      <text:p text:style-name="byline">Canudo Ricciotto</text:p>
      <text:p text:style-name="rubric">Lettres italiennes</text:p>
      <text:p text:style-name="P787">1‑IV‑1905, T. LIV, n. 187, p. 448‑452.</text:p>
      <text:p text:style-name="P788"><text:span text:style-name="T789">La première partie de la chronique est une commémoration d’Auguste Conti, philosophe</text:span><text:span text:style-name="T790">‑pédagogue de l’Institut des Etudes supérieures de Florence, président de l’Accademia della Crusca, appartenant à la génération du Risorgimento. La mort de Conti donnera la possibilité de remplacer ce patriote et philosophe catholique à l’Institut des Études supérieures par quelqu’un qui, par ces idéaux plus proche du monde contemporain, puisse former la jeunesse d’aujourd’hui. C. annonce ensuite la nouvelle édition (Zanichelli) des<text:s/></text:span><text:span text:style-name="T791">Canti di Castelvecchio.</text:span><text:span text:style-name="T792"><text:s/>Il loue l’originalité de Pascoli, qui se situe, de son avis, dans « la fusion extrêmement harmonique de sa vision mortelle peuplée d’images ensoleillées » (p. 450) aussi bien que dans « la beauté hardie du style, l’élégance toute nouvelle de sa langue, et, surtout, l’heureuse recherche d’allitérations et d’onomatopées dont lui seul a su vraiment enrichir la poésie italienne contemporaine » (p. 450). Dans la poésie de Pascoli, la compréhension des choses simples coexiste avec l’évocation métaphysique des éléments naturels. C. rappelle que, à la fin du volume, on peut lire des poèmes de Maria Pascoli, sœur du poète. Les dernières lignes de la chronique sont consacrées à un autre poète, Giovanni Cena, dont la « Nuova Antologia » publie quelques sonnets tirés de son nouveau volume<text:s/></text:span><text:span text:style-name="T793">Homo.</text:span><text:span text:style-name="T794"><text:s/>Selon C., Cena résume les tendances de la poésie<text:s/></text:span><text:soft-page-break/><text:span text:style-name="T795">italienne contemporaine ; son ambition est de mettre en musique les dernières conceptions scientifiques aussi bien que religieuses et sociales.</text:span></text:p>
      <text:p text:style-name="P796"><text:span text:style-name="T797">Memento :</text:span></text:p>
      <text:p text:style-name="P798"><text:span text:style-name="T799">Antonio Cippico,<text:s/></text:span><text:span text:style-name="T800">Al vento maestrale.<text:s/></text:span><text:span text:style-name="T801">Canzone a ballo di F. Nietszche,<text:s/></text:span><text:span text:style-name="T802"><text:s/>« Nuova Antologia » ;</text:span></text:p>
      <text:p text:style-name="P803"><text:span text:style-name="T804">Luisa Anzoletti,<text:s/></text:span><text:span text:style-name="T805">Vita. Nuove liriche,</text:span><text:span text:style-name="T806"><text:s/>Bologna, Zanichelli ;</text:span></text:p>
      <text:p text:style-name="P807"><text:span text:style-name="T808">Vito Forleo,<text:s/></text:span><text:span text:style-name="T809">I giorni di Diogene Saturnino,</text:span><text:span text:style-name="T810"><text:s/>Taranto, Martucci ,</text:span></text:p>
      <text:p text:style-name="P811"><text:span text:style-name="T812">Sfinge,<text:s/></text:span><text:span text:style-name="T813">Lettere intime,</text:span><text:span text:style-name="T814"><text:s/>Milano, Libr. Ediz. Naz.</text:span></text:p>
      <text:p text:style-name="P815"><text:span text:style-name="T816">Diana Toledo,<text:s/></text:span><text:span text:style-name="T817">Dall’ombra,</text:span><text:span text:style-name="T818"><text:s/>Caltagirone, Fr. Napoli</text:span></text:p>
      <text:p text:style-name="P819"><text:span text:style-name="T820">Albert Lumbroso,<text:s/></text:span><text:span text:style-name="T821">Le Duc d’Otrante,</text:span><text:span text:style-name="T822"><text:s/>Roma, Forzani</text:span></text:p>
      <text:p text:style-name="P823"><text:span text:style-name="T824">Albert Lumbroso,<text:s/></text:span><text:span text:style-name="T825">Il processo dell’ammiraglio Persano,</text:span><text:span text:style-name="T826"><text:s/>Roma, Bocca</text:span></text:p>
      <text:p text:style-name="P827"><text:span text:style-name="T828">Albert Lumbroso,<text:s/></text:span><text:span text:style-name="T829">L’agonia di un regno (G. Murat 1815),</text:span><text:span text:style-name="T830"><text:s/>Roma, Bocca</text:span></text:p>
      <text:p text:style-name="P831"><text:span text:style-name="T832">Ludovic Arioste,<text:s/></text:span><text:span text:style-name="T833">Roland Furieux,</text:span><text:span text:style-name="T834"><text:s/>trad. Hector Lacoche, 2 vol., Paris, Boyveau et Chevillat</text:span></text:p>
      <text:p text:style-name="P835"><text:span text:style-name="T836">Vittoria Aganoor</text:span><text:span text:style-name="T837">‑Pompili,</text:span><text:span text:style-name="T838"><text:s/>Esaù-Castel di Zocco,<text:s/></text:span><text:span text:style-name="T839">«Nuova Antologia»</text:span></text:p>
      <text:p text:style-name="P840"><text:span text:style-name="T841">Vittoria Aganoor</text:span><text:span text:style-name="T842">‑Pompili,</text:span><text:span text:style-name="T843"><text:s/>Isaia,<text:s/></text:span><text:span text:style-name="T844">«Nuova Antologia«</text:span></text:p>
      <text:p text:style-name="P845"><text:span text:style-name="T846">Emporium</text:span><text:span text:style-name="T847"><text:s/>(Mars).<text:s/></text:span><text:span text:style-name="T848">Santiago Rusinol, Pompeo Molmenti, Engelbert Humperdinck, etc.,<text:s/></text:span><text:span text:style-name="T849">Bergamo, Ist. Italiano di Arti Grafiche</text:span></text:p>
      <text:p text:style-name="P850"/>
      <text:h text:style-name="Titre1" text:outline-level="1"><text:span text:style-name="T851">1905 </text:span><text:span text:style-name="T852">‑ 12</text:span></text:h>
      <text:p text:style-name="byline">[Rédaction]</text:p>
      <text:p text:style-name="rubric">Échos</text:p>
      <text:p text:style-name="P853">1‑IV‑1905, T. LIV, n. 187, p. 476‑479 [478].</text:p>
      <text:p text:style-name="P854"><text:span text:style-name="T855">Une nouvelle tragédie de G. D’Annunzio est à l’étude à Milan. Il s’agit de<text:s/></text:span><text:span text:style-name="T856">La Fiaccola sotto il moggio,</text:span><text:span text:style-name="T857"><text:s/>tragédie au titre évangélique, la seconde d’une trilogie commencée par<text:s/></text:span><text:span text:style-name="T858">La Figlia di Iorio</text:span><text:span text:style-name="T859"><text:s/>(La troisième sera<text:s/></text:span><text:span text:style-name="T860">Il Dio scacciato</text:span><text:span text:style-name="T861">). Le grand secret enveloppe les répétitions, dirigées par D’Annunzio lui</text:span><text:span text:style-name="T862">‑même.</text:span></text:p>
      <text:p text:style-name="P863"/>
      <text:h text:style-name="Titre1" text:outline-level="1"><text:span text:style-name="T864">1905 </text:span><text:span text:style-name="T865">‑ 13</text:span></text:h>
      <text:p text:style-name="byline">Merki Charles</text:p>
      <text:p text:style-name="rubric">Archéologie, Voyages</text:p>
      <text:p text:style-name="P866">15‑IV‑1905, T. LIV, n. 188, p. 589‑593 [592‑593 ; 593].</text:p>
      <text:p text:style-name="P867"><text:span text:style-name="T868">Compte rendu de : P. Jousset,<text:s/></text:span><text:span text:style-name="T869">L’Italie illustrée,</text:span><text:span text:style-name="T870"><text:s/>Larousse et de : H. Thédenat et F. Hoffbauer,<text:s/></text:span><text:span text:style-name="T871">Le Forum romain et la voie sacrée,</text:span><text:span text:style-name="T872"><text:s/>Plon. Le premier volume se signale par ses illustrations et par les pages consacrées à quelques villes généralement oubliées par ce type de publications (Sienne, Assise, Viterbe). Le deuxième n’est qu’une reprise du contenu des publications précédentes de Thédenat.</text:span></text:p>
      <text:p text:style-name="P873"/>
      <text:h text:style-name="Titre1" text:outline-level="1"><text:span text:style-name="T874">1905 </text:span><text:span text:style-name="T875">‑ 14</text:span></text:h>
      <text:p text:style-name="byline">Hirsch Charles Henry</text:p>
      <text:p text:style-name="rubric">Les Revues</text:p>
      <text:p text:style-name="P876">15‑IV‑1905, T. LIV, n. 188, p. 594‑600 [597].</text:p>
      <text:p text:style-name="P877">Dans sa revue de presse, H. signale la parution des deux premiers fascicules de « Poesia » de Marinetti, dont il donne la liste des collaborateurs (et notamment des collaborateurs français).</text:p>
      <text:p text:style-name="P878"/>
      <text:h text:style-name="Titre1" text:outline-level="1"><text:span text:style-name="T879">1905 </text:span><text:span text:style-name="T880">‑ 15</text:span></text:h>
      <text:p text:style-name="byline">[Rédaction]</text:p>
      <text:p text:style-name="rubric">Échos</text:p>
      <text:p text:style-name="P881">15‑IV‑1905, T. LIV, n. 188, p. 635‑640 [638‑639 ; 640].</text:p>
      <text:p text:style-name="P882">Deux nouvelles brèves d’Italie. La première concerne les monuments italiens qui risquent de s’écrouler (le clocher historique de Sans Siro de Gênes, mais aussi la basilique de Saint Marc de Venise). La deuxième concerne l’Arciteatro que G. D’Annunzio voudrait construire près de Rome (ce théâtre aura la forme d’un hémicycle, la scène sera en pierre).</text:p>
      <text:p text:style-name="P883"/>
      <text:h text:style-name="Titre1" text:outline-level="1"><text:span text:style-name="T884">1905 </text:span><text:span text:style-name="T885">‑ 16</text:span></text:h>
      <text:p text:style-name="byline">Méré Charles</text:p>
      <text:p text:style-name="rubric">Le Théâtre poétique</text:p>
      <text:p text:style-name="P886">1‑V‑1905, T. LV, n. 189, p. 71‑79.</text:p>
      <text:p text:style-name="P887">Dans son article qui célèbre la renaissance du théâtre poétique, M. rappelle, pour l’Italie, l’œuvre de G. D’Annunzio qui a transporté sa volonté d’art sur la scène. En France, la renaissance du théâtre poétique est liée surtout à l’activité du Théâtre d’Art de Lugné‑Poe.</text:p>
      <text:p text:style-name="P888"/>
      <text:h text:style-name="Titre1" text:outline-level="1"><text:span text:style-name="T889">1905 </text:span><text:span text:style-name="T890">‑ 17</text:span></text:h>
      <text:p text:style-name="byline">Herold Ferdinand A.</text:p>
      <text:p text:style-name="rubric">Les Théâtres</text:p>
      <text:p text:style-name="P891">1‑V‑1905, T. LV, n. 189, p. 128‑132 [131‑132].</text:p>
      <text:p text:style-name="P892"><text:span text:style-name="T893">Eleonora Duse a été applaudie avec enthousiasme au théâtre Sarah Bernhardt, dans<text:s/></text:span><text:span text:style-name="T894">La Signora delle camelie, La Locandiera, Hedda Gabler, Casa paterna, Odette.</text:span><text:span text:style-name="T895"><text:s/>Le critique admire son jeu qui demeure naturel, même si ses gestes et sa voix sont expressifs. Ces représentations italiennes ont d’ailleurs montré que « les Italiens se préoccupent beaucoup moins que les Français d’être des diseurs. Leur jeu est […] plus mouvementé, plus familier » (p. 131</text:span><text:span text:style-name="T896">‑132).</text:span></text:p>
      <text:p text:style-name="P897"/>
      <text:h text:style-name="Titre1" text:outline-level="1"><text:span text:style-name="T898">1905 </text:span><text:span text:style-name="T899">‑ 18</text:span></text:h>
      <text:p text:style-name="byline">Collière Marcel</text:p>
      <text:p text:style-name="rubric">Histoire</text:p>
      <text:p text:style-name="P900">1‑VI‑1905, T. LV, n. 191, p. 419‑423 [419].</text:p>
      <text:p text:style-name="P901"><text:span text:style-name="T902">Compte rendu de : Ch. Auriol,<text:s/></text:span><text:span text:style-name="T903">La France, l’Angleterre, et Naples de 1803 à 1806,<text:s/></text:span><text:span text:style-name="T904">Plon, un ouvrage apprécié car très documenté.</text:span></text:p>
      <text:p text:style-name="P905"/>
      <text:h text:style-name="Titre1" text:outline-level="1"><text:span text:style-name="T906">1905 </text:span><text:span text:style-name="T907">‑ 19</text:span></text:h>
      <text:p text:style-name="byline">Marnold Jean</text:p>
      <text:p text:style-name="rubric">Musique</text:p>
      <text:p text:style-name="P908">1‑VI‑1905, T. LV, n. 191, p. 447‑452 [449‑450].</text:p>
      <text:soft-page-break/>
      <text:p text:style-name="P909"><text:span text:style-name="T910">A l’affiche du Théâtre Sarah Bernhardt :<text:s/></text:span><text:span text:style-name="T911">Siberia,<text:s/></text:span><text:span text:style-name="T912">drame lyrique en trois actes de Illica et Umberto Giordano. C’est une « salade russe des sensations les plus disparates » (p. 449). M. apprécie seulement la mise en scène mouvementée et le jeu naturel des acteurs.</text:span></text:p>
      <text:p text:style-name="P913"/>
      <text:h text:style-name="Titre1" text:outline-level="1"><text:span text:style-name="T914">1905 </text:span><text:span text:style-name="T915">‑ 20</text:span></text:h>
      <text:p text:style-name="byline">Canudo Ricciotto</text:p>
      <text:p text:style-name="rubric">Lettres italiennes</text:p>
      <text:p text:style-name="P916">1‑VI‑1905, T. LV, n. 191, p. 459‑463.</text:p>
      <text:p text:style-name="P917"><text:span text:style-name="T918">La nouvelle tragédie de G. D’Annunzio,<text:s/></text:span><text:span text:style-name="T919">La fiaccola sotto il moggio<text:s/></text:span><text:span text:style-name="T920">s’est avérée être un insuccès lors de la représentation au théâtre, mais elle a eu un véritable succès lors de l’édition (Milano, Treves). Selon C., « L’insuccès théâtral est dû à l’état d’esprit du public non encore friand de profondeurs psychologiques et d’atmosphères musicales sur la scène ; le succès de librairie est dû aux qualités très sûres et très poétiques du drame » (p. 459). La tragédie fait partie d’une trilogie des Abruzzes, qui a été commencée par<text:s/></text:span><text:span text:style-name="T921">La Figlia di Iorio</text:span><text:span text:style-name="T922"><text:s/>et qui sera terminée par<text:s/></text:span><text:span text:style-name="T923">Il Dio scacciato<text:s/></text:span><text:span text:style-name="T924">(la troisième et dernière tragédie devra célébrer la</text:span><text:span text:style-name="T925"><text:s/></text:span><text:span text:style-name="T926">victoire de la science sur les superstitions populaires). Protagoniste de<text:s/></text:span><text:span text:style-name="T927">La fiaccola sotto il moggio<text:s/></text:span><text:span text:style-name="T928">est une nouvelle incarnation de l’éternel féminin typique chez D’Annunzio. C’est, de l’avis de C., la plus belle des tragédies de D’Annunzio, il admire surtout son atmosphère musicale. Le reste de la chronique est consacré aux nouveaux poètes italiens, qui prônent une poésie philosophique, faite d’idées et de pensées plus que d’impressions. Outre à Giovanni Cena (dont le sommaire cite<text:s/></text:span><text:span text:style-name="T929">Leonardo Bistolfi,</text:span><text:span text:style-name="T930"><text:s/>publié dans la « Nuova Antologia »), les poètes représentatifs de ce courant sont : Sem Benelli, Alfredo Catapano, Riccardo Forster et Giuseppe Vannicola. Le nouveau poème de Sem Benelli,<text:s/></text:span><text:span text:style-name="T931">Un figlio dei tempi</text:span><text:span text:style-name="T932"><text:s/>(Torino</text:span><text:span text:style-name="T933">‑Roma, Roux</text:span><text:span text:style-name="T934">‑Viarengo), montre ce tempérament de penseur que l’on peut retrouver dans ses différents travaux (traduction de l’</text:span><text:span text:style-name="T935">Oedipe</text:span><text:span text:style-name="T936"><text:s/>de Sophocle, rédaction d’un drame historique,<text:s/></text:span><text:span text:style-name="T937">Lassalle</text:span><text:span text:style-name="T938"><text:s/>et d’un drame de paysans :<text:s/></text:span><text:span text:style-name="T939">La terre</text:span><text:span text:style-name="T940">). Le poème représente « le cycle d’une vie » (p. 462), qui va de l’inconscience à la parfaite mais douloureuse conscience.</text:span></text:p>
      <text:p text:style-name="P941"><text:span text:style-name="T942">Dans son recueil<text:s/></text:span><text:span text:style-name="T943">Interludio</text:span><text:span text:style-name="T944"><text:s/>(Napoli, Melfi et Joele), Alfredo Catapano se limite à un renouveau de la forme et non pas des idées. En effet ses sonnets abandonnent l’hendécasyllabe (qui, selon C., répond « au rythme traditionnel de la race », p. 462) et utilisent des hexamètres, selon l’exemple de Carducci. Cependant, « la mélancolie de ses sonnets, la douceur des images, la précision délicieuse et triste des évocations, acquièrent dans le nouveau rythme une valeur émotive tout à fait inattendue » (p. 162). Dans<text:s/></text:span><text:span text:style-name="T945">La Fiorita</text:span><text:span text:style-name="T946"><text:s/>(Napoli, Soc. Ed. Meridionale), Riccardo Forster évoque une vision sereine de la vie à travers les beaux spectacles de la nature dans des sonnets d’une forme classique. Le poète musicien Giuseppe Vannicola évoque en image l’œuvre de Beethoven, Wagner, Chopin, Schumann dans son poème en prose<text:s/></text:span><text:span text:style-name="T947">De profundis clamavi ad te<text:s/></text:span><text:span text:style-name="T948">(publié dans la « Revue du Nord » de Florence).</text:span></text:p>
      <text:p text:style-name="P949"><text:span text:style-name="T950">Les dernières lignes de la chronique rappellent l’activité d’Antonio Cippico en tant que traducteur de Nietzsche (il vient de publier<text:s/></text:span><text:span text:style-name="T951">La Gaia scienza,</text:span><text:span text:style-name="T952"><text:s/>Torino, Bocca). Son travail est remarquable car, grâce à ses qualités de philosophe, Cippico propose une exégèse profonde de Nietzsche, tandis que, grâce à ses qualités de poète, il sait donner une beauté précieuse à son style italien.</text:span></text:p>
      <text:p text:style-name="P953"/>
      <text:soft-page-break/>
      <text:h text:style-name="Titre1" text:outline-level="1"><text:span text:style-name="T954">1905 </text:span><text:span text:style-name="T955">‑ 21</text:span></text:h>
      <text:p text:style-name="byline">Hirsch Charles‑Henry</text:p>
      <text:p text:style-name="rubric">Les Revues</text:p>
      <text:p text:style-name="P956">15‑VI‑1905, T. LV, n. 192, p. 597‑601 [601].</text:p>
      <text:p text:style-name="P957">Le troisième fascicule (avril) de la revue « Poesia » de Marinetti « continue heureusement à faire voisiner les poètes italiens et français » (p. 601).</text:p>
      <text:p text:style-name="P958"/>
      <text:h text:style-name="Titre1" text:outline-level="1"><text:span text:style-name="T959">1905 </text:span><text:span text:style-name="T960">‑ 22</text:span></text:h>
      <text:p text:style-name="byline">Canudo Ricciotto</text:p>
      <text:p text:style-name="rubric">Lettres italiennes</text:p>
      <text:p text:style-name="P961">1‑VIII‑1905, T. LVI, n. 195, p. 467‑471.</text:p>
      <text:p text:style-name="P962"><text:span text:style-name="T963">La chronique évoque l’hommage que l’Italie a attribué à Mazzini dans le centenaire de sa naissance. Mazzini a su représenter les aspirations de tout un siècle, il a su imposer son rêve d’unité à une nation qui politiquement n’existait pas encore. C. affirme que « dans l’histoire de l’âme de sa race, il représente, après Dante, le génie du grandiose » (p. 468). Une autre célébration est celle que la revue de Turin « Il Campo » a consacrée à la mémoire de Giovanni Camerana, un poète appartenant (avec Arrigo Boito, mais celui</text:span><text:span text:style-name="T964">‑ci bien supérieur) à la seconde école romantique. La plupart de l’œuvre de Camerana est inédite, « Il Campo » publie quelques-uns uns de ses poèmes, parmi lesquels se signalent ceux qui créent des visions plastiques et colorées. En lisant ces poèmes, on a l’impression, selon C., de se trouver face à « un poète<text:s/></text:span><text:span text:style-name="T965">d’autrefois</text:span><text:span text:style-name="T966"> ». D’ailleurs, C. pense que, après Carducci, « tout l’effort poétique du XIXe siècle italien semble reculer indéfiniment dans le passé » (p. 470). C’est pourquoi les nouvelles générations de poètes qui se veulent modernes ne peuvent ignorer la philosophie. La chronique se termine sur la citation de<text:s/></text:span><text:span text:style-name="T967">I Primogeniti</text:span><text:span text:style-name="T968"><text:s/>d’Antonio Beltramelli (Milano, Treves), un recueil de contes évoquant la beauté et la force de la terre de la Romagne.</text:span></text:p>
      <text:p text:style-name="P969"><text:span text:style-name="T970">Memento :</text:span><text:span text:style-name="T971"><text:s/>Giovanni Cena,<text:s/></text:span><text:span text:style-name="T972">Leonardo Bistolfi,<text:s/></text:span><text:span text:style-name="T973">« Nuova Antologia », Roma ;</text:span></text:p>
      <text:p text:style-name="P974"><text:span text:style-name="T975">Annibale Pastore,<text:s/></text:span><text:span text:style-name="T976">Sopra la teoria della Scienza,</text:span><text:span text:style-name="T977"><text:s/>Torino, Bocca ;</text:span></text:p>
      <text:p text:style-name="P978"><text:span text:style-name="T979">L. Pignatelli,<text:s/></text:span><text:span text:style-name="T980">Saggio sul sentimento della natura,</text:span><text:span text:style-name="T981"><text:s/>Milano, Sandron ;</text:span></text:p>
      <text:p text:style-name="P982">« Classici Neolatini », feuille bimensuelle ;</text:p>
      <text:p text:style-name="P983"><text:span text:style-name="T984">G.A. Cesareo,<text:s/></text:span><text:span text:style-name="T985">Le consolatrici,</text:span><text:span text:style-name="T986"><text:s/>poèmes, Milano, Sandron ;</text:span></text:p>
      <text:p text:style-name="P987"><text:span text:style-name="T988">Luigi Orsini,<text:s/></text:span><text:span text:style-name="T989">I Canti delle stagioni,</text:span><text:span text:style-name="T990"><text:s/>poèmes, Milano, Libr. Ed. Lombarda ;</text:span></text:p>
      <text:p text:style-name="P991"><text:span text:style-name="T992">A Silvio Novaro,<text:s/></text:span><text:span text:style-name="T993">La Casa del Signore,</text:span><text:span text:style-name="T994"><text:s/>poèmes ;</text:span></text:p>
      <text:p text:style-name="P995"><text:span text:style-name="T996">Ottone Schanzer,<text:s/></text:span><text:span text:style-name="T997">Astrea, Vision mystique,</text:span><text:span text:style-name="T998"><text:s/>en un acte, en vers ;</text:span></text:p>
      <text:p text:style-name="P999"><text:span text:style-name="T1000">Fr. Pastonchi,</text:span><text:span text:style-name="T1001"><text:s/>Sul limite dell’Ombra,<text:s/></text:span><text:span text:style-name="T1002">poèmes, Torino, Streglio ;</text:span></text:p>
      <text:p text:style-name="P1003"><text:span text:style-name="T1004">Alfredo Galletti,<text:s/></text:span><text:span text:style-name="T1005">L’opera di Vittor Hugo nella Letteratura Italiana,<text:s/></text:span><text:span text:style-name="T1006">« Giornale storico della Letteratura Italiana ».</text:span></text:p>
      <text:p text:style-name="P1007"/>
      <text:h text:style-name="Titre1" text:outline-level="1"><text:span text:style-name="T1008">1905 </text:span><text:span text:style-name="T1009">‑ 23</text:span></text:h>
      <text:p text:style-name="byline">Barthèlemy Edmond</text:p>
      <text:p text:style-name="rubric">Histoire</text:p>
      <text:p text:style-name="P1010">15‑VIII‑1905, T. LVI, n. 196, p. 590‑599 [590‑594].</text:p>
      <text:p text:style-name="P1011"><text:span text:style-name="T1012">Dans son compte rendu de G. Ferrero,<text:s/></text:span><text:span text:style-name="T1013">Grandeur et décadence de Rome,</text:span><text:span text:style-name="T1014"><text:s/>Plon (volumes I</text:span><text:span text:style-name="T1015">‑II), B. retrace les grandes lignes de l’ouvrage pour montrer que la méthode de l’auteur est très nettement sociologique. En effet, Ferrero repartit<text:s/></text:span><text:soft-page-break/><text:span text:style-name="T1016">l’histoire romaine en différentes phases, suivant l’évolution de la société et du système politique. Ce que B. reproche à l’historien est de ne pas avoir clairement exposé sa méthode dans l’Introduction de son ouvrage. Les qualités de cette étude sont nombreuses : « On doit louer […] dans l’exposé des faits et des détails, une narration vive et claire, non sans charme. Les érudits apprécieront une étude soigneuse des sources et une bonne utilisation des études les plus récentes » (p. 594). Mais tout autant évidents sont les défauts : « Il y a un effort visible pour ne pas subir l’influence de Mommsen. L’auteur, enfin, a peut être trop employé notre terminologie actuelle : “Conservateurs”, “Opposition”, […] etc. » (p. 594). Le rédacteur en voulant souligner la rigidité de la méthode sociologique de Ferrero, observe que certains personnages se soumettent difficilement à la répartition en phases significatives. Par exemple, Ferrero fait commencer par Lucullus la phase de l’initiative personnelle, mais Sylla a précédé Lucullus.</text:span></text:p>
      <text:p text:style-name="P1017"/>
      <text:h text:style-name="Titre1" text:outline-level="1"><text:span text:style-name="T1018">1905 </text:span><text:span text:style-name="T1019">‑ 24</text:span></text:h>
      <text:p text:style-name="byline">Mercki Charles</text:p>
      <text:p text:style-name="rubric">Archéologie, Voyages</text:p>
      <text:p text:style-name="P1020">15‑VIII‑1905, T. LVI, n. 196, p. 599‑603 [600‑601].</text:p>
      <text:p text:style-name="P1021"><text:span text:style-name="T1022">Compte rendu de : Pierre de Bouchaud,<text:s/></text:span><text:span text:style-name="T1023">Naples</text:span><text:span text:style-name="T1024"><text:s/>(Lemerre), une laborieuse étude de l’art italien, mais présentée en abrégé.</text:span></text:p>
      <text:p text:style-name="P1025"/>
      <text:h text:style-name="Titre1" text:outline-level="1"><text:span text:style-name="T1026">1905 </text:span><text:span text:style-name="T1027">‑ 25</text:span></text:h>
      <text:p text:style-name="byline">de Bury R.</text:p>
      <text:p text:style-name="rubric">Les Journaux</text:p>
      <text:p text:style-name="P1028">15‑VIII‑1905, T. LVI, n. 196, p. 603‑607 [607].</text:p>
      <text:p text:style-name="P1029">Dans sa revue de la presse, de Bury signale un article de Cesare Lombroso sur les criminels, paru dans le « Journal ». Le rédacteur n’expose pas le fond de l’article mais s’attache à la prétention de Lombroso de faire de la philologie. A ce sujet, les affirmations de Lombroso n’ont pas besoin de commentaires. Le rédacteur en cite quelques-unes unes : « Crimen dérive du sanscrit Karma, qui signifie action, comme culpa vient du sanscrit Kalpa, exécuter ». De Bury s’insurge car Lombroso ose aborder « hardiment la philologie française : “Coquin dérive de coquus, cuisinier” et […] l’argot “Le terme de mariole, synonyme de malandrin, vient du cri “Viva Maria” » (p. 607).</text:p>
      <text:p text:style-name="P1030"/>
      <text:h text:style-name="Titre1" text:outline-level="1"><text:span text:style-name="T1031">1905 </text:span><text:span text:style-name="T1032">‑ 26</text:span></text:h>
      <text:p text:style-name="byline">Séché Léon</text:p>
      <text:p text:style-name="rubric">Les sources littéraires des « Méditations »</text:p>
      <text:p text:style-name="P1033">15‑IX‑1905, T. LVII, n. 198, p. 161‑181.</text:p>
      <text:p text:style-name="P1034"><text:span text:style-name="T1035">Parmi les sources d’inspiration de Lamartine, S. rappelle le poète italien Pétrarque (dont Lamartine a traduit, ou, pour mieux dire adapté, certains poèmes). De même, l’</text:span><text:span text:style-name="T1036">Ode à Bonaparte</text:span><text:span text:style-name="T1037"><text:s/>a un modèle italien : le<text:s/></text:span><text:span text:style-name="T1038">Cinque Maggio</text:span><text:span text:style-name="T1039"><text:s/>d’Alessandro Manzoni.</text:span></text:p>
      <text:p text:style-name="P1040"/>
      <text:soft-page-break/>
      <text:h text:style-name="Titre1" text:outline-level="1"><text:span text:style-name="T1041">1905 </text:span><text:span text:style-name="T1042">‑ 27</text:span></text:h>
      <text:p text:style-name="byline">de Bury R.</text:p>
      <text:p text:style-name="rubric">Les Journaux</text:p>
      <text:p text:style-name="P1043">15‑IX‑1905, T. LVII, n. 198, p. 287‑291 [289‑290].</text:p>
      <text:p text:style-name="P1044"><text:span text:style-name="T1045">L’« Eclair » résume un article paru dans le « Giorno » de Matilde Serao. Il s’agit d’un article d’Alberto Lumbroso sur Zola et l’affaire Dreyfuss (à propos de l’étude<text:s/></text:span><text:span text:style-name="T1046">Histoire de l’affaire Dreyfuss,</text:span><text:span text:style-name="T1047"><text:s/>par Joseph Reinach).</text:span></text:p>
      <text:p text:style-name="P1048"/>
      <text:h text:style-name="Titre1" text:outline-level="1"><text:span text:style-name="T1049">1905 </text:span><text:span text:style-name="T1050">‑ 28</text:span></text:h>
      <text:p text:style-name="byline">Mazel Henri</text:p>
      <text:p text:style-name="rubric">Science sociale</text:p>
      <text:p text:style-name="P1051">1‑X‑1905, T. LVII, n. 199, p. 425‑429 [428‑429].</text:p>
      <text:p text:style-name="P1052"><text:span text:style-name="T1053">La parution chez Alcan du volume d’Enrico Ferri,<text:s/></text:span><text:span text:style-name="T1054">La sociologie criminelle,</text:span><text:span text:style-name="T1055"><text:s/>ramène en arrière dans le temps, et précisément au moment du succès des théories de Lombroso sur le criminel</text:span><text:span text:style-name="T1056">‑né, des théories qui, dans le présent, n’ont plus de défenseurs. Par ailleurs, M. reconnaît que Ferri tend à expliquer le délit plus par la vie sociale que par la vie biologique.</text:span></text:p>
      <text:p text:style-name="P1057"/>
      <text:h text:style-name="Titre1" text:outline-level="1"><text:span text:style-name="T1058">1905 </text:span><text:span text:style-name="T1059">‑ 29</text:span></text:h>
      <text:p text:style-name="byline">Canudo Ricciotto</text:p>
      <text:p text:style-name="rubric">Lettres italiennes</text:p>
      <text:p text:style-name="P1060">1‑X‑1905, T. LVII, n. 199, p. 449‑453.</text:p>
      <text:p text:style-name="P1061"><text:span text:style-name="T1062">C. rappelle une étude fondamentale de Romualdo Giani (</text:span><text:span text:style-name="T1063">Melodramma e dramma musicale</text:span><text:span text:style-name="T1064">) parue dans la revue « Il Campo » qui, éliminant toute confusion entre mélodrame et drame musical, évitera que l’Italie « persiste à s’octroyer les droits absolus de marraine du drame mis en musique » (p. 449). Selon C. on est contraint d’observer l’infériorité contemporaine de l’Italie en matière de musique, et cela parce que la culture musicale italienne est presque toute faite d’opéra, la conception du drame en musique n’ayant pas suivi les grandes transformations comme dans les autres pays. La deuxième étude rappelée dans la chronique appartient à la critique littéraire : Giuseppe Antonio Borgese,<text:s/></text:span><text:span text:style-name="T1065">Storia della critica romantica in Italia</text:span><text:span text:style-name="T1066"><text:s/>(Napoli, Ed. de La Critica). Dans son étude, Borgese montre que la critique italienne ne devint jamais romantique, ou du moins qu’elle le fut plus en tendance que par ses réalisations. Seul Francesco de Sanctis peut être cité en tant que critique romantique. C. conclut par une vision de la critique future, une critique qui cessera d’être historique pour se faire métaphysique : « C’est précisément en poussant le déterminisme à ses plus lointaines conséquences […] que notre génération arrivera à rechercher les “causes” d’une expression humaine […] dans l’âme même obscure et profonde des races […] La critique nouvelle suivra le procès d’intériorisation qui complique toujours plus la psychologie universelle que les arts représentent en aspects et en actions symboliques. Elle sera métaphysique, après avoir été, dans les siècles, anecdotique d’abord, puis historique » (p. 452</text:span><text:span text:style-name="T1067">‑453). Quelques lignes sont enfin consacrées à un domaine littéraire que les chroniques n’ont jamais abordé : la littérature pour enfants. C. cite la traduction italienne de<text:s/></text:span><text:span text:style-name="T1068">Little Men<text:s/></text:span><text:span text:style-name="T1069">de Louise Alcott, (</text:span><text:span text:style-name="T1070">Piccoli uomini,<text:s/></text:span><text:span text:style-name="T1071">trad. par Ciro et Michelina Trabalza), une traduction qui, malheureusement, habille l’ouvrage original d’« italianisme », jusqu’au grotesque.<text:s/></text:span><text:soft-page-break/><text:span text:style-name="T1072">Cela, selon C., montre bien le problème : en Italie il n’y a pas eu d’excellents écrivains de littérature pour enfants car on n’a pas encore compris son importance dans l’éducation. La littérature italienne pour enfants peut vanter seulement quelques spécimens moralisateurs et sentimentaux, il suffit de songer à<text:s/></text:span><text:span text:style-name="T1073">Cuore<text:s/></text:span><text:span text:style-name="T1074">d’Edmondo De Amicis. Le<text:s/></text:span><text:span text:style-name="T1075">Memento,</text:span><text:span text:style-name="T1076"><text:s/>après avoir signalé comme d’habitude des ouvrages récemment parus, rappelle quelques revues littéraires jugées représentatives (« Il Campo » de Turin, la « Rivista Ligure » de Gènes, « Poesia » de Milan, « Luce e Ombra » de Milan, « Hermes » de Florence).</text:span></text:p>
      <text:p text:style-name="P1077"><text:span text:style-name="T1078">Memento :</text:span><text:span text:style-name="T1079"><text:s/>Emilio del Cerro,<text:s/></text:span><text:span text:style-name="T1080">Vittorio Alfieri e la Contessa d’Albany. Storia di una grande passione,</text:span><text:span text:style-name="T1081"><text:s/>Roma</text:span><text:span text:style-name="T1082">‑Torino, Roux et Viarengo ;</text:span></text:p>
      <text:p text:style-name="P1083"><text:span text:style-name="T1084">Camillo Solimena,<text:s/></text:span><text:span text:style-name="T1085">L’inutile risveglio,</text:span><text:span text:style-name="T1086"><text:s/>Palermo</text:span><text:span text:style-name="T1087">‑Roma, Ganguzza</text:span><text:span text:style-name="T1088">‑Lojosa ;</text:span></text:p>
      <text:p text:style-name="P1089"><text:span text:style-name="T1090">Giuseppe de’ Paoli,<text:s/></text:span><text:span text:style-name="T1091">Solitaria fonte, poème,</text:span><text:span text:style-name="T1092"><text:s/>Genova, La Nave ;</text:span></text:p>
      <text:p text:style-name="P1093"><text:span text:style-name="T1094">G. Salvemini,<text:s/></text:span><text:span text:style-name="T1095">Il pensiero religioso politico sociale di G. Mazzini,</text:span><text:span text:style-name="T1096"><text:s/>Messina, Trimarchi ;</text:span></text:p>
      <text:p text:style-name="P1097"><text:span text:style-name="T1098">Giuseppe Tarozzi,<text:s/></text:span><text:span text:style-name="T1099">Teologia dantesca,</text:span><text:span text:style-name="T1100"><text:s/>Livorno, Giusti ;</text:span></text:p>
      <text:p text:style-name="P1101"><text:span text:style-name="T1102">Giuseppe Fanciulli,</text:span><text:span text:style-name="T1103"><text:s/>L’individuo nei suoi rapporti sociali,</text:span><text:span text:style-name="T1104"><text:s/>Torino, Bocca.</text:span></text:p>
      <text:p text:style-name="P1105"/>
      <text:h text:style-name="Titre1" text:outline-level="1"><text:span text:style-name="T1106">1905 </text:span><text:span text:style-name="T1107">‑ 30</text:span></text:h>
      <text:p text:style-name="byline">Barthèlemy Edmond</text:p>
      <text:p text:style-name="rubric">Histoire</text:p>
      <text:p text:style-name="P1108">15‑X‑1905, T. LVII, n. 200, p. 589‑595 [589‑590].</text:p>
      <text:p text:style-name="P1109"><text:span text:style-name="T1110">B. publie dans sa<text:s/></text:span><text:span text:style-name="T1111">rubrique</text:span><text:span text:style-name="T1112"><text:s/>la lettre que Guglielmo Ferrero lui a adressé en réponse aux quelques objections qu’il avait avancées en analysant l’ouvrage de l’historien italien (</text:span><text:span text:style-name="T1113">cf.</text:span><text:span text:style-name="T1114"><text:s/>15</text:span><text:span text:style-name="T1115">‑VIII</text:span><text:span text:style-name="T1116">‑1905, T. LVI, n. 196, p. 590</text:span><text:span text:style-name="T1117">‑599 [590</text:span><text:span text:style-name="T1118">‑594], cité ci</text:span><text:span text:style-name="T1119">‑dessus, fiche : 1905 </text:span><text:span text:style-name="T1120">‑ 23). A l’observation que Sylla avait été précédé par Lucullus dans l’initiative personnelle (une observation qui entraînait une critique sur sa méthode même, fondée sur la répartition de l’histoire romaine en phases significatives correspondant chacune à un certain changement socio</text:span><text:span text:style-name="T1121">‑politique), Ferrero répond que Lucullus est le premier à utiliser l’initiative personnelle dans un sens impérialiste.</text:span></text:p>
      <text:p text:style-name="P1122"/>
      <text:h text:style-name="Titre1" text:outline-level="1"><text:span text:style-name="T1123">1905 </text:span><text:span text:style-name="T1124">‑ 31</text:span></text:h>
      <text:p text:style-name="byline">Le Cardonnel Louis</text:p>
      <text:p text:style-name="rubric">Questions morales et religieuses</text:p>
      <text:p text:style-name="P1125">15‑XI‑1905, T. LVIII, n. 202, p. 267‑271 [268‑269].</text:p>
      <text:p text:style-name="P1126"><text:span text:style-name="T1127">Compte rendu de l’ouvrage de Monsignor. Antonio Briganti :<text:s/></text:span><text:span text:style-name="T1128">La Chiesa e la società moderna<text:s/></text:span><text:span text:style-name="T1129">(Perugia, Tip. Santucci). Cet ouvrage veut montrer que, même si le catholicisme traverse une crise grave, en aucun cas on ne peut parler d’antagonisme entre l’église et les temps modernes. Selon Monsignor. Briganti, la modernité a besoin du catholicisme, car l’enseignement de l’Église s’élèvera toujours par son humanisme.</text:span></text:p>
      <text:p text:style-name="P1130"/>
      <text:h text:style-name="Titre1" text:outline-level="1"><text:span text:style-name="T1131">1905 </text:span><text:span text:style-name="T1132">‑ 32</text:span></text:h>
      <text:p text:style-name="byline">Polti Georges</text:p>
      <text:p text:style-name="rubric">Littérature dramatique</text:p>
      <text:p text:style-name="P1133">1‑XII‑1905, T. LVIII, n. 203, p. 421‑424 [421‑423].</text:p>
      <text:soft-page-break/>
      <text:p text:style-name="P1134"><text:span text:style-name="T1135">En présentant l’ouvrage de F.T. Marinetti,<text:s/></text:span><text:span text:style-name="T1136">Le Roi</text:span><text:span text:style-name="T1137">‑Bombance,</text:span><text:span text:style-name="T1138"><text:s/></text:span><text:span text:style-name="T1139">tragédie satirique en 4 actes, en prose</text:span><text:span text:style-name="T1140"><text:s/>(éd. Mercure de France), P. justifie de la manière suivante la nécessité d’en écrire : « On a écrit, récemment encore, trop d’absurdes commentaires sur Rabelais. J’ai pensé qu’il fallait saisir la présente occasion d’analyser sur le vif la part d’ “ésotérisme” contenue en un poème de même famille que le sien » (p. 423). Son compte rendu se veut donc un acte de justice, et, en tant que tel, il renonce à tout jugement critique, se limitant à une synopsis enrichie par des explications de Marinetti lui</text:span><text:span text:style-name="T1141">‑même. La citation de quelques passages de lettres de Marinetti éclaircit le lecteur sur la genèse du<text:s/></text:span><text:span text:style-name="T1142">Roi</text:span><text:span text:style-name="T1143">‑Bombance :<text:s/></text:span><text:span text:style-name="T1144">« L’oeuvre a été conçue par un jour d’été torride, dans une vaste salle populaire toute empestée de sottise brutale et alcolisée par la plus rouge des éloquences, durant un de ces duels oratoires que<text:s/></text:span><text:span text:style-name="T1145">Turati</text:span><text:span text:style-name="T1146"><text:s/>(qui ressemble à mon “réformiste<text:s/></text:span><text:span text:style-name="T1147">Béchamel,</text:span><text:span text:style-name="T1148"><text:s/>cuisinier du Bonheur universel) et<text:s/></text:span><text:span text:style-name="T1149">Labriola,</text:span><text:span text:style-name="T1150"><text:s/>qui ressemble, avec infiniment plus de talent et de savoir, à mon révolutionnaire<text:s/></text:span><text:span text:style-name="T1151">Estomacreux,</text:span><text:span text:style-name="T1152"><text:s/>donnaient en spectacle à trois mille ouvriers. […] Au début de la tragédie c’est des funérailles de<text:s/></text:span><text:span text:style-name="T1153">Crispi</text:span><text:span text:style-name="T1154"><text:s/>qu’il s’agit quand la foule parle du tout puissant cordon</text:span><text:span text:style-name="T1155">‑bleu<text:s/></text:span><text:span text:style-name="T1156">Ripaille… Syphon,</text:span><text:span text:style-name="T1157"><text:s/>cuisinier du Bonheur Universel ressemble beaucoup à<text:s/></text:span><text:span text:style-name="T1158">Ferri </text:span><text:span text:style-name="T1159">» (p. 423).</text:span></text:p>
      <text:p text:style-name="P1160"/>
      <text:h text:style-name="Titre1" text:outline-level="1"><text:span text:style-name="T1161">1905 </text:span><text:span text:style-name="T1162">‑ 33</text:span></text:h>
      <text:p text:style-name="byline">Collière Marcel</text:p>
      <text:p text:style-name="rubric">Histoire</text:p>
      <text:p text:style-name="P1163">15‑XII‑1905, T. LVIII, n. 204, p. 586‑590 [586‑588].</text:p>
      <text:p text:style-name="P1164"><text:span text:style-name="T1165">Compte rendu de : A Billot,<text:s/></text:span><text:span text:style-name="T1166">La France et l’Italie. Histoire des années troubles 1881</text:span><text:span text:style-name="T1167">‑1899</text:span><text:span text:style-name="T1168"><text:s/>(Plon, 2 vol.). L’auteur de ce volume a été ambassadeur à Rome ; son ouvrage est une histoire diplomatique et politique de l’Italie dans ces années où les Italiens voyaient dans les Français des agresseurs en puissance.</text:span></text:p>
      <text:p text:style-name="P1169"/>
      <text:h text:style-name="Titre1" text:outline-level="1"><text:span text:style-name="T1170">1905 </text:span><text:span text:style-name="T1171">‑ 34</text:span></text:h>
      <text:p text:style-name="byline">Canudo Ricciotto</text:p>
      <text:p text:style-name="rubric">Lettres italiennes</text:p>
      <text:p text:style-name="P1172">15‑XII‑1905, T. LVIII, n. 204, p. 616‑620.</text:p>
      <text:p text:style-name="P1173"><text:span text:style-name="T1174">C. salue la parution de<text:s/></text:span><text:span text:style-name="T1175">Il Santo</text:span><text:span text:style-name="T1176"><text:s/>d’Antonio Fogazzaro (Milano, Badini e Castoldi), un roman très attendu en Italie et qui, en France, aura certainement l’honneur de paraître « dans le solennel perystile de la “Revue des deux Mondes” » (p. 617). Il s’agit d’un défi aux penseurs lancé par un catholique, appartenant à un mouvement nouveau qui veut imposer à l’Église un certain nombre de dogmes modernisés, temporels et spirituels. C. affirme que ce roman se révèle en réalité une déception, par la puérilité de la construction et par sa langue malheureuse. Par ailleurs, l’ouvrage a fait scandale : l’Église renie ce livre et la Congrégation de l’Index l’examine pour l’excommunier. Le sujet n’est qu’une banale parodie de la vie de saint François d’Assise, dont l’harmonie de vie est transposée dans une créature populaire contemporaine. Surtout, selon C., ce livre « a le tort de faire un grand mal à la cause même que l’auteur veut défendre, car le caractère de ce Pietro Maironi, mal défini, exalté, désordonné, est par cela même antipathique » (p. 618). La deuxième partie de la chronique est consacrée à la poésie. Les jeunes poètes italiens sont nombreux, mais ils travaillent dans l’isolement ; il n’existe pas d’école. C. cite les<text:s/></text:span><text:span text:style-name="T1177">Canti delle<text:s/></text:span><text:soft-page-break/><text:span text:style-name="T1178">stagioni<text:s/></text:span><text:span text:style-name="T1179">de Luigi Orsini (Milano, Libr. Ed. Lombarda), une sorte de nouvelles géorgiques par la célébration de la terre de Romagne. Romolo Quaglino dans son<text:s/></text:span><text:span text:style-name="T1180">Filottete</text:span><text:span text:style-name="T1181"><text:s/>(Milano, Sandron) se rattache à une perspective hellénique, même si selon une vision moderne. C. rappelle ensuite un roman d’un sentiment fin et triste :<text:s/></text:span><text:span text:style-name="T1182">Le indimenticabili<text:s/></text:span><text:span text:style-name="T1183">de Jolanda (Milano, Libr. Ed. Lombarda), et une série de traductions : la première traduction intégrale italienne de Stendhal (Roma</text:span><text:span text:style-name="T1184">‑Torino, Roux</text:span><text:span text:style-name="T1185">‑Viarengo) ; la traduction française (par Hector Lacoche) du<text:s/></text:span><text:span text:style-name="T1186">Roland Furieux<text:s/></text:span><text:span text:style-name="T1187">de l’Arioste (Paris, Boyveau et Chevillet) dont il admire les qualités de style ; la traduction italienne (par Mario Chini) de Frédéric Mistral,<text:s/></text:span><text:span text:style-name="T1188">Mirella</text:span><text:span text:style-name="T1189"><text:s/>(Milano, Treves) et celle (par Roberto Ascoli) de P.B. Shelley,<text:s/></text:span><text:span text:style-name="T1190">Poesie</text:span><text:span text:style-name="T1191"><text:s/>(Milano, Treves).</text:span></text:p>
      <text:p text:style-name="P1192"><text:span text:style-name="T1193">Memento :</text:span><text:span text:style-name="T1194"><text:s/>Giorgio Ofredi,<text:s/></text:span><text:span text:style-name="T1195">L’anima delle carni,</text:span><text:span text:style-name="T1196"><text:s/>Milano, Sandron ;</text:span></text:p>
      <text:p text:style-name="P1197"><text:span text:style-name="T1198">Romolo Quaglino,<text:s/></text:span><text:span text:style-name="T1199">Cibela Madre, poèmes,</text:span><text:span text:style-name="T1200"><text:s/>Milano, Sandron ;</text:span></text:p>
      <text:p text:style-name="P1201"><text:span text:style-name="T1202">Romolo Quaglino,<text:s/></text:span><text:span text:style-name="T1203">I Modi, Anime e Simboli,</text:span><text:span text:style-name="T1204"><text:s/>Milano, Sandron ;</text:span></text:p>
      <text:p text:style-name="P1205"><text:span text:style-name="T1206">Francesco Rocchi,</text:span><text:span text:style-name="T1207"><text:s/>Pace d’Olivi, poèmes,</text:span><text:span text:style-name="T1208"><text:s/>Arpino Fraioli ;</text:span></text:p>
      <text:p text:style-name="P1209"><text:span text:style-name="T1210">Lao</text:span><text:span text:style-name="T1211">‑Tse,</text:span><text:span text:style-name="T1212"><text:s/>Il libro della via,</text:span><text:span text:style-name="T1213"><text:s/>trad.<text:s/></text:span><text:span text:style-name="T1214">G. Evans, Torino, Bocca ;</text:span></text:p>
      <text:p text:style-name="P1215"><text:span text:style-name="T1216">Fr. Nietzsche,<text:s/></text:span><text:span text:style-name="T1217">Così parlò Zarathustra,</text:span><text:span text:style-name="T1218"><text:s/>trad. Romualdo Giani, Torino, Bocca ;</text:span></text:p>
      <text:p text:style-name="P1219"><text:span text:style-name="T1220">P. Viazzi,<text:s/></text:span><text:span text:style-name="T1221">Psicologia dei sessi,</text:span><text:span text:style-name="T1222"><text:s/>Torino, Bocca ;</text:span></text:p>
      <text:p text:style-name="P1223"><text:span text:style-name="T1224">Alberto Stratico,<text:s/></text:span><text:span text:style-name="T1225">La psicologia collettiva,</text:span><text:span text:style-name="T1226"><text:s/>Milano, Sandron ;</text:span></text:p>
      <text:p text:style-name="P1227"><text:span text:style-name="T1228">Olindo Malagodi,<text:s/></text:span><text:span text:style-name="T1229">Calabria desolata,<text:s/></text:span><text:span text:style-name="T1230">Torino, Roux et Viarengo ;</text:span></text:p>
      <text:p text:style-name="P1231"><text:span text:style-name="T1232">Vittorio Pica, sur l’Exposition d’Art Mondial à Venise (Ed.<text:s/></text:span><text:span text:style-name="T1233">Istituto Italiano di Arti Grafiche, Bergamo).</text:span></text:p>
      <text:p text:style-name="P1234"/>
      <text:h text:style-name="Titre1" text:outline-level="1"><text:span text:style-name="T1235">1905 </text:span><text:span text:style-name="T1236">‑ 35</text:span></text:h>
      <text:p text:style-name="byline">[Rédaction]</text:p>
      <text:p text:style-name="rubric">Échos</text:p>
      <text:p text:style-name="P1237">15‑XII‑1905, T. LVIII, n. 204, p. 645‑650 [649].</text:p>
      <text:p text:style-name="P1238">Une nouvelle revue italienne paraît à Milan (Libr. editrice Lombarda) : « Il Rinascimento », dirigée par Ettore Moschino. Dans chaque numéro il y aura un article de G. D’Annunzio et un article de M. Serao. Parmi ses collaborateurs : G. Deledda, G. Pascoli, Colautti et les meilleurs écrivains italiens contemporains. De même, chaque numéro contiendra une correspondance parisienne de Gustave Kahn.</text:p>
      <text:p text:style-name="P1239"/>
      <text:h text:style-name="Titre1" text:outline-level="1"><text:span text:style-name="T1240">1906 </text:span><text:span text:style-name="T1241">‑ 1</text:span></text:h>
      <text:p text:style-name="byline">Leclère Tristan</text:p>
      <text:p text:style-name="rubric">Art ancien</text:p>
      <text:p text:style-name="P1242">1‑I‑1906, T. LIX, n. 205, p. 136‑140 [140].</text:p>
      <text:p text:style-name="P1243"><text:span text:style-name="T1244">Compte rendu de : Romain Rolland,<text:s/></text:span><text:span text:style-name="T1245">Michel Ange<text:s/></text:span><text:span text:style-name="T1246">(Librairie de l’Art ancien et moderne), un « livre enthousiaste et clair où l’auteur suit son “héros” pendant toute sa vie » (p. 140).</text:span></text:p>
      <text:p text:style-name="P1247"/>
      <text:h text:style-name="Titre1" text:outline-level="1"><text:span text:style-name="T1248">1906 </text:span><text:span text:style-name="T1249">‑ 2</text:span></text:h>
      <text:p text:style-name="byline">[Rédaction]</text:p>
      <text:p text:style-name="rubric">Échos</text:p>
      <text:p text:style-name="P1250">1‑I‑1906, T. LIX, n. 205, p. 155‑160 [157‑158 ; 158].</text:p>
      <text:soft-page-break/>
      <text:p text:style-name="P1251"><text:span text:style-name="T1252">D’Annunzio devient librettiste : « il a cuisiné<text:s/></text:span><text:span text:style-name="T1253">La Fille de Jorio</text:span><text:span text:style-name="T1254"><text:s/>pour un opéra dont la musique vient d’être composée par le maestro Franchetti » (p. 158). Annonce d’ordre urbanistique : le<text:s/></text:span><text:span text:style-name="T1255">Corea,</text:span><text:span text:style-name="T1256"><text:s/>ancien monument sépulcral, deviendra un auditorium pour les Romains d’aujourd’hui.</text:span></text:p>
      <text:p text:style-name="P1257"/>
      <text:h text:style-name="Titre1" text:outline-level="1"><text:span text:style-name="T1258">1906 </text:span><text:span text:style-name="T1259">‑ 3</text:span></text:h>
      <text:p text:style-name="byline">Canudo Ricciotto</text:p>
      <text:p text:style-name="rubric">Décadence et Résurrection de l’esprit théâtral</text:p>
      <text:p text:style-name="P1260">15‑I‑1906, T. LIX, n. 206, p. 214‑234.</text:p>
      <text:p text:style-name="P1261"><text:span text:style-name="T1262">Longue étude qui se veut un historique des différentes formes du théâtre à travers les siècles. A la tragédie grecque succéda la comédie. La tragédie chrétienne demeura inférieure à la tragédie grecque : « depuis les Mystères, jusqu’à Goethe, à Wagner, jusqu’à nos jours, et malgré quelques drames méditerranéens à sujets héroïques ou religieux, nous ne retrouvons pas dans l’histoire du génie occidental, la tragédie représentative, le paradigme parfait de la civilisation dite chrétienne. Pour que l’Occident ait sa tragédie typique, celle qui révèle toutes ses volontés et toutes ses terreurs,<text:s/></text:span><text:span text:style-name="T1263">il faut réunir quelque scène de Hamlet et quelque scène de Faust</text:span><text:span text:style-name="T1264"> » (p. 220). Dans ce difficile parcours de la tragédie chrétienne, une étape importante est représentée par l’œuvre de D’Annunzio qui : « est entré dans une voie que le génie méditerranéen a ouverte à l’esprit germanique. […] Tout son théâtre est fait de visions hautement poétiques » (p. 227). D’Annunzio a exploré d’abord le domaine du rêve, ses tragédies se sont ensuite pliées à exprimer une pensée centrale, peut être inconsciente, mais très claire et même obsédante : leur catastrophe est toujours déterminée par le triomphe de la chair. L’étude de C. se termine par l’éloge de la nouvelle tragédie héroïque de Wagner.</text:span></text:p>
      <text:p text:style-name="P1265"/>
      <text:h text:style-name="Titre1" text:outline-level="1"><text:span text:style-name="T1266">1906 </text:span><text:span text:style-name="T1267">‑ 4</text:span></text:h>
      <text:p text:style-name="byline">Hirsch Charles‑Henry</text:p>
      <text:p text:style-name="rubric">Les Revues</text:p>
      <text:p text:style-name="P1268">15‑I‑1906, T. LIX, n. 206, p. 280‑285 [285].</text:p>
      <text:p text:style-name="P1269"><text:span text:style-name="T1270">Dans sa<text:s/></text:span><text:span text:style-name="T1271">rubrique</text:span><text:span text:style-name="T1272"><text:s/>H. rapporte une communication de Marinetti : « Marinetti, l’un des trois directeurs de “Poesia”, désire que l’on sache, en France, que le lauréat du concours poétique organisé par cette revue, M. Paolo Buzzi, est “un jeune homme d’un talent vraiment extraordinaire et d’une originalité étonnante”, “un jeune, grand poète” » (p. 285).</text:span></text:p>
      <text:p text:style-name="P1273"/>
      <text:h text:style-name="Titre1" text:outline-level="1"><text:span text:style-name="T1274">1906 </text:span><text:span text:style-name="T1275">‑ 5</text:span></text:h>
      <text:p text:style-name="byline">[Rédaction]</text:p>
      <text:p text:style-name="rubric">Échos</text:p>
      <text:p text:style-name="P1276">15‑I‑1906, T. LIX, n. 206, p. 318‑320 [318].</text:p>
      <text:p text:style-name="P1277">Quelques lignes sont consacrées aux vols d’œuvres d’art qui se poursuivent en Italie, surtout en Toscane (Sienne, Florence, Pescia).</text:p>
      <text:p text:style-name="P1278"/>
      <text:soft-page-break/>
      <text:h text:style-name="Titre1" text:outline-level="1"><text:span text:style-name="T1279">1906 </text:span><text:span text:style-name="T1280">‑ 6</text:span></text:h>
      <text:p text:style-name="byline">Fointanas André</text:p>
      <text:p text:style-name="rubric">Sonnets d’Italie</text:p>
      <text:p text:style-name="P1281">1‑II‑1906, T. LIX, n. 207, p. 340‑343.</text:p>
      <text:p text:style-name="P1282">F. publie trois sonnets intitulés à Gênes, un sonnet intitulé à Pise, deux sonnets intitulés à S. Gimignano, un sonnet intitulé à Sienne.</text:p>
      <text:p text:style-name="P1283"/>
      <text:h text:style-name="Titre1" text:outline-level="1"><text:span text:style-name="T1284">1906 </text:span><text:span text:style-name="T1285">‑ 7</text:span></text:h>
      <text:p text:style-name="byline">Merki Charles</text:p>
      <text:p text:style-name="rubric">Archéologie, Voyages</text:p>
      <text:p text:style-name="P1286">1‑II‑1906, T. LIX, n. 207, p. 441‑444 [442‑444].</text:p>
      <text:p text:style-name="P1287"><text:span text:style-name="T1288">Présentation des volumes : Pierre Gauthiez,<text:s/></text:span><text:span text:style-name="T1289">Milan<text:s/></text:span><text:span text:style-name="T1290">(Laurens, coll.<text:s/></text:span><text:span text:style-name="T1291">Les Villes célèbres</text:span><text:span text:style-name="T1292">) ; Emile Gebhardt,<text:s/></text:span><text:span text:style-name="T1293">Florence</text:span><text:span text:style-name="T1294"><text:s/>(Laurens, coll.<text:s/></text:span><text:span text:style-name="T1295">Les Villes célèbres</text:span><text:span text:style-name="T1296">) ; Pierre de Bouchaud,<text:s/></text:span><text:span text:style-name="T1297">Étapes italiennes</text:span><text:span text:style-name="T1298"><text:s/>(Sansot. Cet ouvrage comprend des notes sur les mosaïques de saint Vital à Ravenne, des impressions de Sienne, du Forum romain et de Naples) et E. Rodocanachi,</text:span><text:span text:style-name="T1299"><text:s/>Le Capitole romain, antique et moderne</text:span><text:span text:style-name="T1300"><text:s/>(Hachette).</text:span></text:p>
      <text:p text:style-name="P1301"/>
      <text:h text:style-name="Titre1" text:outline-level="1"><text:span text:style-name="T1302">1906 </text:span><text:span text:style-name="T1303">‑ 8</text:span></text:h>
      <text:p text:style-name="byline">Canudo Ricciotto</text:p>
      <text:p text:style-name="rubric">Lettres italiennes</text:p>
      <text:p text:style-name="P1304">1‑II‑1906, T. LIX, n. 207, p. 464‑469.</text:p>
      <text:p text:style-name="P1305"><text:span text:style-name="T1306">La mort de deux poètes italiens (Severino Ferrari et Domenico Milelli) amène C. à des considérations sur le statut même du poète (l’un est mort fou, l’autre dans des conditions de misère extrême). Cependant « L’art de ces deux poètes […] ne présente pas de caractères assez synthétiques pour que leur mort soit une perte immense pour la littérature italienne » (p. 465). De Ferrari, un poète de la génération de Carducci, C. rappelle le recueil<text:s/></text:span><text:span text:style-name="T1307">Versi</text:span><text:span text:style-name="T1308"><text:s/>(Torino, Libreria antiquaria) où l’on retrouve des qualités (la beauté, la délicatesse, la grâce) qui font de lui l’« un des derniers romantiques » (p. 466). En revanche, Domenico Milelli incarne plutôt le type du révolté intellectuel. La chronique se poursuit avec l’annonce d’une nouvelle édition des<text:s/></text:span><text:span text:style-name="T1309">Elegie romane</text:span><text:span text:style-name="T1310"><text:s text:c="2"/>de Gabriele D’Annunzio (Milano, Libr. Ed. Lombarda, édition qui comprend aussi une traduction latine de Cesare de Titta). C. souligne l’inspiration goethienne de cet ouvrage, tout en précisant que son défaut majeur est précisément le<text:s/></text:span><text:span text:style-name="T1311">pathos</text:span><text:span text:style-name="T1312"><text:s/>romain. Surtout, C. regrette de ne pas trouver dans un ouvrage de ce genre le terme « national » : « S’il avait donné […] une consistance originale et philosophique à ses extraordinaires facultés d’esthète […] les jeunes auraient pu aujourd’hui le couronner roi, car l’autre roi, le vrai, le petit monarque militaire, est trop pauvre pour satisfaire la vivacité spirituelle des nouveaux Italiens. Malheureusement, ce qui manque encore à D’Annunzio c’est une grande puissance intérieure qui puisse grouper les esprits […] autour d’une idée, synthétique et nouvelle, d’une idée de race et non d’une formule, d’une<text:s/></text:span><text:span text:style-name="T1313">idée tragique</text:span><text:span text:style-name="T1314"> » (p. 467). Toujours de D’Annunzio, C. rappelle le volume, paru chez Treves, des<text:s/></text:span><text:span text:style-name="T1315">Prose scelte,</text:span><text:span text:style-name="T1316"><text:s/>qui comprend des morceaux choisis de tous ses ouvrages en prose. C. signale ensuite un ouvrage de tout autre genre :Angelo Mosso,<text:s/></text:span><text:span text:style-name="T1317">Vita moderna degli italiani</text:span><text:span text:style-name="T1318"><text:s/>(Milano, Treves). Ce volume comprend des essais de grande importance sociale, notamment sur les différences Nord-Sud, sur les paysans méridionaux, sur le socialisme. C. peut<text:s/></text:span><text:soft-page-break/><text:span text:style-name="T1319">en conclure : « La “race” italienne y est représentée dans des clichés très complexes, aux contours rudes, mais sûrs » (p. 468). La parution de deux traductions françaises de Grazia Deledda est signalée :<text:s/></text:span><text:span text:style-name="T1320">Les Tentations</text:span><text:span text:style-name="T1321"><text:s/>(trad. E. Albertini et Ed. Maynal, Paris, Société du Mercure de France. Il s’agit d’un recueil de nouvelles, dont une avait été publiée dans le « Mercure » en deux parties, aux numéros 186 et 187, respectivement du 15</text:span><text:span text:style-name="T1322">‑III</text:span><text:span text:style-name="T1323">‑1905 et 1</text:span><text:span text:style-name="T1324">‑IV</text:span><text:span text:style-name="T1325">‑1905,<text:s/></text:span><text:span text:style-name="T1326">cf.<text:s/></text:span><text:span text:style-name="T1327">ci</text:span><text:span text:style-name="T1328">‑dessus les fiches 1905 </text:span><text:span text:style-name="T1329">‑ 8 et 1905 </text:span><text:span text:style-name="T1330">‑ 9) et<text:s/></text:span><text:span text:style-name="T1331">Cendres</text:span><text:span text:style-name="T1332"><text:s/>(trad. G. Hérelle, Paris, Calmann</text:span><text:span text:style-name="T1333">‑Lévy, roman). C. ne donne pas un jugement très positif des deux ouvrages et, plus en générale, de la production littéraire de G. Deledda dont le défaut est l’appartenance à la littérature régionale, une littérature vieille, qui continue d’exister même après l’unité politique et l’unification essayée par Carducci (qui a chanté la gloire antique de la Patrie commune). Deledda se limite à la description de l’âme superstitieuse, religieuse et violente de la Sardaigne. Au même genre de la littérature régionale se rattache l’ouvrage d’Antonio Beltramelli,<text:s/></text:span><text:span text:style-name="T1334">Da Comacchio ad Argenta</text:span><text:span text:style-name="T1335"><text:s/>(Bergamo, Istituto ital. d’Arti grafiche), qui, selon C., est d’ailleurs bien plus poétique. Les dernières lignes de la chronique rappellent un ouvrage appartenant à la littérature judiciaire :<text:s/></text:span><text:span text:style-name="T1336">Le Memorie di Linda Murri</text:span><text:span text:style-name="T1337"><text:s/>(Torino, Roux et Viarengo). Ce sont les mémoires d’une recluse (publiés par Mme Luigi di San Giusto) qui révèlent une mère amoureuse et une femme ayant souffert toutes les douleurs. Cet ouvrage devrait, selon C., faire méditer sur « la morale bourgeoise des jurys démocratiques » (p. 469). Dans le<text:s/></text:span><text:span text:style-name="T1338">Memento,</text:span><text:span text:style-name="T1339"><text:s/>à côté des titres d’ouvrages en volume (</text:span><text:span text:style-name="T1340">cf. Annexes</text:span><text:span text:style-name="T1341">), C. cite le dernier numéro de la revue « La Vita Letteraria », dirigée par A.M. Granelli, qui est entièrement consacré à Domenico Milelli.</text:span></text:p>
      <text:p text:style-name="P1342"><text:span text:style-name="T1343">Memento :</text:span><text:span text:style-name="T1344"><text:s/>Cirillo Berardi,<text:s/></text:span><text:span text:style-name="T1345">Perché oggi non si coltiva la satira come particolare componimento poetico,</text:span><text:span text:style-name="T1346"><text:s/>Ragusa, Piccitto ;</text:span></text:p>
      <text:p text:style-name="P1347"><text:span text:style-name="T1348">Lisetta Ciaccio,<text:s/></text:span><text:span text:style-name="T1349">Il cardinal Legato Bernardo del Poggetto in Bologna (1327</text:span><text:span text:style-name="T1350">‑1334),</text:span><text:span text:style-name="T1351"><text:s/>Bologna, Zanichelli ;</text:span></text:p>
      <text:p text:style-name="P1352">Dernier numéro de la « La Vita Letteraria », dirigée par A.M. Granelli, consacré à Domenico Milelli.</text:p>
      <text:p text:style-name="P1353"><text:span text:style-name="T1354">Alfredo di Collalto,<text:s/></text:span><text:span text:style-name="T1355">Deifugium,</text:span><text:span text:style-name="T1356"><text:s/>poème, Torino, Roux et Viarengo.</text:span></text:p>
      <text:p text:style-name="P1357"/>
      <text:h text:style-name="Titre1" text:outline-level="1"><text:span text:style-name="T1358">1906 </text:span><text:span text:style-name="T1359">‑ 9</text:span></text:h>
      <text:p text:style-name="byline">[Rédaction]</text:p>
      <text:p text:style-name="rubric">Échos</text:p>
      <text:p text:style-name="P1360">1‑II‑1906, T. LIX, n. 207, p. 476‑480 [476‑477 ; 478].</text:p>
      <text:p text:style-name="P1361">Les vols d’œuvres d’art continuent en Italie. On pense qu’il s’agirait de « bandes de voleurs aguerries “par un état‑major riche et adroit” » (p. 477).</text:p>
      <text:p text:style-name="P1362">Une autre annonce brève informe sur la création d’un théâtre « stable » [sic] à Rome (la compagnie dramatique de Rome au Théâtre Argentine).</text:p>
      <text:p text:style-name="P1363"/>
      <text:h text:style-name="Titre1" text:outline-level="1"><text:span text:style-name="T1364">1906 </text:span><text:span text:style-name="T1365">‑ 10</text:span></text:h>
      <text:p text:style-name="byline">Marnold Jean</text:p>
      <text:p text:style-name="rubric">Musique</text:p>
      <text:p text:style-name="P1366">1‑III‑1906, T. LX, n. 209, p. 130‑136 [134‑136].</text:p>
      <text:p text:style-name="P1367"><text:span text:style-name="T1368">Présentation d’un ouvrage qui est jugé comme un petit chef d’œuvre dans le genre de la monographie : Michel Brenet,<text:s/></text:span><text:span text:style-name="T1369">Palestrina</text:span><text:span text:style-name="T1370"><text:s/>(Alcan éd.).</text:span></text:p>
      <text:p text:style-name="P1371"/>
      <text:h text:style-name="Titre1" text:outline-level="1"><text:span text:style-name="T1372">1906 </text:span><text:span text:style-name="T1373">‑ 11</text:span></text:h>
      <text:p text:style-name="byline">Schlumberger Jean</text:p>
      <text:p text:style-name="rubric">Épigrammes romanes</text:p>
      <text:p text:style-name="P1374">15‑III‑1906, T. LX, n. 210, p. 199‑201.</text:p>
      <text:p text:style-name="P1375">Série de quatorze épigrammes inspirées de Rome, de son histoire, de son paysage et de ses monuments.</text:p>
      <text:p text:style-name="P1376"/>
      <text:h text:style-name="Titre1" text:outline-level="1"><text:span text:style-name="T1377">1906 </text:span><text:span text:style-name="T1378">‑ 12</text:span></text:h>
      <text:p text:style-name="P1379"><text:span text:style-name="T1380">[</text:span><text:span text:style-name="T1381">Rédaction]</text:span></text:p>
      <text:p text:style-name="rubric">Échos</text:p>
      <text:p text:style-name="P1382">15‑III‑1906, T. LX, n. 210, p. 316‑320 [319].</text:p>
      <text:p text:style-name="P1383">Information sur la polémique entre les derniers neveux de Leopardi et un professeur d’anthropologie qui a présenté le poète, dans une étude, « comme “un psychopathe par dégénérescence héréditaire, lipémaniaque et paranoïaque, suspect d’épilepsie larvée…” » (p. 319).</text:p>
      <text:p text:style-name="P1384"/>
      <text:h text:style-name="Titre1" text:outline-level="1"><text:span text:style-name="T1385">1906 </text:span><text:span text:style-name="T1386">‑ 13</text:span></text:h>
      <text:p text:style-name="byline">Canudo Ricciotto</text:p>
      <text:p text:style-name="rubric">Lettres italiennes</text:p>
      <text:p text:style-name="P1387">1‑IV‑1906, T. LX, n. 211, p. 452‑457.</text:p>
      <text:p text:style-name="P1388"><text:span text:style-name="T1389">C. consacre une partie de sa chronique à ces événements culturels et à ces ouvrages qui montrent que l’Italie, à la recherche d’un art national, se tourne vers son passé glorieux. Parmi les initiatives : la<text:s/></text:span><text:span text:style-name="T1390">Lectura Dantis</text:span><text:span text:style-name="T1391"><text:s/>et les conférences sur Léonard à Florence (parmi les conférenciers : Péladan et D’Annunzio). Quant aux ouvrages appartenant à cette tendance, C. cite : Fabio Bargagli Petrucci,<text:s/></text:span><text:span text:style-name="T1392">Le Fonti di Siena</text:span><text:span text:style-name="T1393"><text:s/>(Siena, Olschki) ; Adolfo Venturi,<text:s/></text:span><text:span text:style-name="T1394">Storia dell’arte italiana</text:span><text:span text:style-name="T1395"><text:s/>(Milano, Hoepli, (vol. IV : XIVe siècle) ; Francesco Picco,<text:s/></text:span><text:span text:style-name="T1396">Salotti francesi e poesia italiana nel Seicento</text:span><text:span text:style-name="T1397"><text:s/>(Torino, Streglio. L’auteur étudie notamment les raisons pour lesquelles la France a accueilli positivement l’</text:span><text:span text:style-name="T1398">Adone</text:span><text:span text:style-name="T1399"><text:s/>de Marino, qui eut l’honneur d’une préface de Chapelain) ; Isidoro Del Lungo,<text:s/></text:span><text:span text:style-name="T1400">La donna fiorentina del buon tempo antico</text:span><text:span text:style-name="T1401"><text:s/>(Firenze, Bemporad) ; Gaetano Imberti,<text:s/></text:span><text:span text:style-name="T1402">La vita fiorentina nel Seicento</text:span><text:span text:style-name="T1403"><text:s/>(Firenze, Bemporad) ; Emilio Del Cerro,</text:span><text:span text:style-name="T1404"><text:s/>Vittorio Alfieri e la Contessa d’Albany</text:span><text:span text:style-name="T1405"><text:s/>(Roma, Roux et Viarengo. L’auteur étudie cette histoire d’amour en historien mais non pas en psychologue) ; Mme Evelyn,<text:s/></text:span><text:span text:style-name="T1406">Antichi pittori italiani</text:span><text:span text:style-name="T1407"><text:s/>(Milano, Solmi. Il s’agit d’un volume de vulgarisation, adressé aux adolescents). C. rappelle ensuite deux traductions italiennes de H.G. Wells :<text:s/></text:span><text:span text:style-name="T1408">L’amore</text:span><text:span text:style-name="T1409"><text:s/>(trad. Angelo Sodini, Milano, Vallardi) et<text:s/></text:span><text:span text:style-name="T1410">I predoni del mare</text:span><text:span text:style-name="T1411"><text:s/>(trad. Pasquale De Luca, Milano, Vallardi), dont l’importance fondamentale est de présenter au public italien cet auteur qui, avec Dante, Campanella, Verne et Poe, appartient à la cathégorie des mystiques de la philosophie ou de la science. Trois romans italiens sont rapidement cités : Luigi Capuana,<text:s/></text:span><text:span text:style-name="T1412">Re Bracalone</text:span><text:span text:style-name="T1413"><text:s/>(Firenze, Bemporad) ; Jolanda,<text:s/></text:span><text:span text:style-name="T1414">Sulla via degli incanti</text:span><text:span text:style-name="T1415"><text:s/>(Milano, Cogliati) et Luigi Siciliani,<text:s/></text:span><text:span text:style-name="T1416">Sogni pagani</text:span><text:span text:style-name="T1417"><text:s/>(Roma). Deux ouvrages sont signalés par leur intérêt sociologique : Giov. Amadori Virgili,<text:s/></text:span><text:span text:style-name="T1418">Il sentimento imperialista</text:span><text:span text:style-name="T1419"><text:s/>(Milano, Sandron) et Giuseppe Cimbali,<text:s/></text:span><text:span text:style-name="T1420">La città terrena</text:span><text:span text:style-name="T1421"><text:s/>(Torino, Roux et Viarengo). A la fin du<text:s/></text:span><text:span text:style-name="T1422">Memento,</text:span><text:span text:style-name="T1423"><text:s/></text:span><text:soft-page-break/><text:span text:style-name="T1424">après avoir cité une série de manuels qui démontre l’intérêt des Italiens à l’étude de leur passé (</text:span><text:span text:style-name="T1425">cf. Annexes</text:span><text:span text:style-name="T1426">), C. signale le fascicule de mars de la revue hebdomadaire « Italia moderna » d’Antonio Monzilli, qui contient un article (de Ruggero Bacci) sur la restauration du Château Saint</text:span><text:span text:style-name="T1427">‑Ange.</text:span></text:p>
      <text:p text:style-name="P1428"><text:span text:style-name="T1429">Memento :<text:s/></text:span><text:span text:style-name="T1430">Série de manuels :</text:span></text:p>
      <text:p text:style-name="P1431"><text:span text:style-name="T1432">M.V. Inama,<text:s/></text:span><text:span text:style-name="T1433">Antichità greche,</text:span><text:span text:style-name="T1434"><text:s/>Hoepli</text:span></text:p>
      <text:p text:style-name="P1435"><text:span text:style-name="T1436">G.A. Scartazzini M. Scerano,<text:s/></text:span><text:span text:style-name="T1437">Dantologia,</text:span><text:span text:style-name="T1438"><text:s/>Hoepli</text:span></text:p>
      <text:p text:style-name="P1439"><text:span text:style-name="T1440">M.P. Parisi,<text:s/></text:span><text:span text:style-name="T1441">Compendio di letteratura universale,</text:span><text:span text:style-name="T1442"><text:s/>Hoepli</text:span></text:p>
      <text:p text:style-name="P1443"><text:span text:style-name="T1444">M.A. Capelli,<text:s/></text:span><text:span text:style-name="T1445">Cronologia e calendario perpetuo,</text:span><text:span text:style-name="T1446"><text:s/>Hoepli</text:span></text:p>
      <text:p text:style-name="P1447"><text:span text:style-name="T1448">M. Pietro Taddei,<text:s/></text:span><text:span text:style-name="T1449">L’Archivista,</text:span><text:span text:style-name="T1450"><text:s/>Hoepli</text:span></text:p>
      <text:p text:style-name="P1451"><text:span text:style-name="T1452">M.A.Grasselli,<text:s/></text:span><text:span text:style-name="T1453">In Sardegna,</text:span><text:span text:style-name="T1454"><text:s/>Milano, Cogliati</text:span></text:p>
      <text:p text:style-name="P1455"><text:span text:style-name="T1456">Annibale Pastore,<text:s/></text:span><text:span text:style-name="T1457">Notizia filosofica,<text:s/></text:span><text:span text:style-name="T1458">Roma « Nuova Antologia »</text:span></text:p>
      <text:p text:style-name="P1459"><text:span text:style-name="T1460">Dott. Evans,<text:s/></text:span><text:span text:style-name="T1461">Come si guarisce la tubercolosi,<text:s/></text:span><text:span text:style-name="T1462">Genova, Libr.<text:s/></text:span><text:span text:style-name="T1463">Moderna</text:span></text:p>
      <text:p text:style-name="P1464"><text:span text:style-name="T1465">Guido Bustico,<text:s/></text:span><text:span text:style-name="T1466">Il sentimento estetico e l’arte nell’infanzia,</text:span><text:span text:style-name="T1467"><text:s/>Perugia, Tip. Umbra</text:span></text:p>
      <text:p text:style-name="P1468"><text:span text:style-name="T1469">Guido Bustico,<text:s/></text:span><text:span text:style-name="T1470">Intorno al concetto di progresso nella storia in E. Kant,</text:span><text:span text:style-name="T1471"><text:s/>Genova, Carnili</text:span></text:p>
      <text:p text:style-name="P1472"><text:span text:style-name="T1473">Guido Bustico,<text:s/></text:span><text:span text:style-name="T1474">Intorno al concetto di progresso nella storia in A. Comte,</text:span><text:span text:style-name="T1475"><text:s/>Riva, Miori</text:span></text:p>
      <text:p text:style-name="P1476"><text:span text:style-name="T1477">Fabrizio Natoli,<text:s/></text:span><text:span text:style-name="T1478">Il principio del valore,</text:span><text:span text:style-name="T1479"><text:s/>Palermo, Reber</text:span></text:p>
      <text:p text:style-name="P1480"><text:span text:style-name="T1481">Cesare Facchini,<text:s/></text:span><text:span text:style-name="T1482">La mia carovana,<text:s/></text:span><text:span text:style-name="T1483">Bologna, Zanichelli</text:span></text:p>
      <text:p text:style-name="P1484"><text:span text:style-name="T1485">Camillo Angelini,<text:s/></text:span><text:span text:style-name="T1486">Traduzione di Q. Orazio Flacco,</text:span><text:span text:style-name="T1487"><text:s/>Spoleto, Tip. dell’Umbria</text:span></text:p>
      <text:p text:style-name="P1488"><text:span text:style-name="T1489">Vincenzo Fago,<text:s/></text:span><text:span text:style-name="T1490">Discordanze,</text:span><text:span text:style-name="T1491"><text:s/>Roma, Forzani et C.</text:span></text:p>
      <text:p text:style-name="P1492"><text:span text:style-name="T1493">Alberto Orsi,<text:s/></text:span><text:span text:style-name="T1494">La donna nuda,</text:span><text:span text:style-name="T1495"><text:s/>Torino, Streglio</text:span></text:p>
      <text:p text:style-name="P1496"><text:span text:style-name="T1497">E.A. Butti,<text:s/></text:span><text:span text:style-name="T1498">L’Amour triomphe!,</text:span><text:span text:style-name="T1499"><text:s/>trad. Lécuyer, Calmann</text:span><text:span text:style-name="T1500">‑Lévy</text:span></text:p>
      <text:p text:style-name="P1501">le fascicule de mars de la revue hebdomadaire « Italia moderna » rédigée par Antonio Monzilli contient un article (de Ruggero Bacci) sur la restauration du Château Saint‑Ange.</text:p>
      <text:p text:style-name="P1502"/>
      <text:h text:style-name="Titre1" text:outline-level="1"><text:span text:style-name="T1503">1906 </text:span><text:span text:style-name="T1504">‑ 14</text:span></text:h>
      <text:p text:style-name="byline">[Rédaction]</text:p>
      <text:p text:style-name="rubric">Échos</text:p>
      <text:p text:style-name="P1505">1‑IV‑1906, T. LX, n. 211, p. 476‑480 [478].</text:p>
      <text:p text:style-name="P1506"><text:span text:style-name="T1507">Une nouvelle brève (</text:span><text:span text:style-name="T1508">Mœurs italiennes</text:span><text:span text:style-name="T1509">) rapporte un fait divers qui montre bien que le roman de Fogazzaro<text:s/></text:span><text:span text:style-name="T1510">Il Santo,</text:span><text:span text:style-name="T1511"><text:s/>condamné par la critique, ait eu un grand succès de public. Les habitants de Subiaco (où se déroule l’action du roman) ont nommé Fogazzaro citoyen honoraire et ils ont organisé des fêtes en son honneur.</text:span></text:p>
      <text:p text:style-name="P1512"/>
      <text:h text:style-name="Titre1" text:outline-level="1"><text:span text:style-name="T1513">1906 </text:span><text:span text:style-name="T1514">‑ 15</text:span></text:h>
      <text:p text:style-name="byline">Eekhoud George</text:p>
      <text:p text:style-name="rubric">Chronique de Bruxelles</text:p>
      <text:p text:style-name="P1515">15‑IV‑1906, T. LX, n. 212, p. 605‑610 [605‑606].</text:p>
      <text:p text:style-name="P1516">Le critique italien Vittorio Pica a été reçu à Bruxelles.</text:p>
      <text:p text:style-name="P1517"/>
      <text:h text:style-name="Titre1" text:outline-level="1"><text:span text:style-name="T1518">1906 </text:span><text:span text:style-name="T1519">‑ 16</text:span></text:h>
      <text:p text:style-name="byline">de Bury R.</text:p>
      <text:p text:style-name="rubric">Les Journaux</text:p>
      <text:soft-page-break/>
      <text:p text:style-name="P1520">1‑V‑1906, T. LXI, n. 213, p. 121‑124 [123‑124].</text:p>
      <text:p text:style-name="P1521"><text:span text:style-name="T1522">Une étude sur Paris de Guglielmo Ferrero a paru dans le « Figaro ». Dans sa<text:s/></text:span><text:span text:style-name="T1523">rubrique</text:span><text:span text:style-name="T1524">, de Bury en rapporte le passage principal : Paris est vue comme ville</text:span><text:span text:style-name="T1525">‑synthèse, une ville où toutes les forces différentes se composent d’une manière harmonique. Paris est, d’après Ferrero, « la seule ville complète du monde moderne » (p. 123).</text:span></text:p>
      <text:p text:style-name="P1526"/>
      <text:h text:style-name="Titre1" text:outline-level="1"><text:span text:style-name="T1527">1906 </text:span><text:span text:style-name="T1528">‑ 17</text:span></text:h>
      <text:p text:style-name="byline">Leclère Tristan</text:p>
      <text:p text:style-name="rubric">Art ancien</text:p>
      <text:p text:style-name="P1529">1‑V‑1906, T. LXI, n. 213, p. 129‑132 [131‑132].</text:p>
      <text:p text:style-name="P1530"><text:span text:style-name="T1531">Dans le<text:s/></text:span><text:span text:style-name="T1532">Memento,</text:span><text:span text:style-name="T1533"><text:s/>L. rapporte des passages sur la<text:s/></text:span><text:span text:style-name="T1534">Transfiguration</text:span><text:span text:style-name="T1535"><text:s/>de Raphaël, tirés d’un article de S. Rocheblave paru dans la « Revue de l’art ancien et moderne ».</text:span></text:p>
      <text:p text:style-name="P1536"/>
      <text:h text:style-name="Titre1" text:outline-level="1"><text:span text:style-name="T1537">1906 </text:span><text:span text:style-name="T1538">‑ 18</text:span></text:h>
      <text:p text:style-name="byline">Merki Charles</text:p>
      <text:p text:style-name="rubric">Archéologie, Voyages</text:p>
      <text:p text:style-name="P1539">15‑V‑1906, T. LXI, n. 214, p. 267‑272 [269‑270].</text:p>
      <text:p text:style-name="P1540"><text:span text:style-name="T1541">Présentation de l’ouvrage d’André Maurel,<text:s/></text:span><text:span text:style-name="T1542">Petites villes d’Italie</text:span><text:span text:style-name="T1543"><text:s/>(Hachette). Plus qu’un livre d’impressions de voyage, il s’agit d’une histoire des aspirations de liberté et d’indépendance de la nation italienne au cours des siècles.</text:span></text:p>
      <text:p text:style-name="P1544"/>
      <text:h text:style-name="Titre1" text:outline-level="1"><text:span text:style-name="T1545">1906 </text:span><text:span text:style-name="T1546">‑ 19</text:span></text:h>
      <text:p text:style-name="byline">Hirsch Charles‑Henry</text:p>
      <text:p text:style-name="rubric">Les Revues</text:p>
      <text:p text:style-name="P1547">15‑V‑1906, T. LXI, n. 214, p. 282‑290 [282‑284].</text:p>
      <text:p text:style-name="P1548">Le numéro d’avril de la « Revue générale » publie un récit de la rencontre, à Paris en 1860, entre Wagner et Rossini. La source est Edmond Michotte, qui a assisté à cette rencontre.</text:p>
      <text:p text:style-name="P1549"/>
      <text:h text:style-name="Titre1" text:outline-level="1"><text:span text:style-name="T1550">1906 </text:span><text:span text:style-name="T1551">‑ 20</text:span></text:h>
      <text:p text:style-name="byline">Canudo Ricciotto</text:p>
      <text:p text:style-name="rubric">Lettres italiennes</text:p>
      <text:p text:style-name="P1552">1‑VI‑1906, T. LXI, n. 215, p. 465‑469.</text:p>
      <text:p text:style-name="P1553"><text:span text:style-name="T1554">C. salue avec enthousiasme la parution de<text:s/></text:span><text:span text:style-name="T1555">Il cantico<text:s/></text:span><text:span text:style-name="T1556">d’Antonio Beltramelli (Milano, Treves). C’est un drame contemporain, enveloppé dans les voiles d’un rêve, où reviennent constamment les images de la Romagne. Beltramelli appartient à une nouvelle génération destinée à remplacer de plus en plus les auteurs datés, tels D’Annunzio ou Fogazzaro, « dont l’esthétique apparaît de plus en plus inadéquate aux instincts plus libres […] des générations qui montent » (p. 465). Dans le domaine du théâtre, une initiative courageuse, la représentation de l’</text:span><text:span text:style-name="T1557">Orestie</text:span><text:span text:style-name="T1558"><text:s/>d’Eschyle à Rome, au théâtre Argentina, semble faire espérer dans une renaissance du tragique. C. cite ensuite : G.A Cesareo,<text:s/></text:span><text:span text:style-name="T1559">Francesca da Rimini</text:span><text:span text:style-name="T1560"><text:s/>(Palermo, Sandron), une oeuvre<text:s/></text:span><text:soft-page-break/><text:span text:style-name="T1561">de poésie qui a des défauts dans l’expression, mais qui montre bien la tendance nationale vers les grandes passions. La parution du recueil de pièces de théâtre de Roberto Bracco (</text:span><text:span text:style-name="T1562">Teatro,</text:span><text:span text:style-name="T1563"><text:s/>vol. III, Palermo, Sandron), amène C. à exprimer un jugement négatif sur cet auteur qui finalement n’est pas très loin de l’esprit du théâtre de boulevard tout en voulant imiter Ibsen. Le roman de Ciro Alvi,<text:s/></text:span><text:span text:style-name="T1564">S. Francesco d’Assisi</text:span><text:span text:style-name="T1565"><text:s/>(Città di Castello, Lapi) se signale par son style simple et poétique, alors que<text:s/></text:span><text:span text:style-name="T1566">L’allegra Verità</text:span><text:span text:style-name="T1567"><text:s/>de Giulio de Frenzi (Milano, Ed. Lombarda) présente une vision humoristique de la vie contemporaine. Dans le<text:s/></text:span><text:span text:style-name="T1568">Memento,</text:span><text:span text:style-name="T1569"><text:s/>à côté de la liste habituelle de nouvelles parutions (</text:span><text:span text:style-name="T1570">cf. Annexes</text:span><text:span text:style-name="T1571">), C. rappelle que la collection de la « Vita letteraria », dirigée par A.M. Granelli, a annoncé la publication de la trilogie de Domenico Milelli, ainsi que de la<text:s/></text:span><text:span text:style-name="T1572">Dilogia Mediterranea (Dioniso,<text:s/></text:span><text:span text:style-name="T1573">tragédie mythique,<text:s/></text:span><text:span text:style-name="T1574">La Morte d’Ercole,<text:s/></text:span><text:span text:style-name="T1575">tragédie héroique) de Ricciotto Canudo.</text:span></text:p>
      <text:p text:style-name="P1576">Memento :</text:p>
      <text:p text:style-name="P1577"><text:span text:style-name="T1578">Domenico Milelli,<text:s/></text:span><text:span text:style-name="T1579">C’ero anch’io,</text:span><text:span text:style-name="T1580"><text:s/>Coll.<text:s/></text:span><text:span text:style-name="T1581">« Vita letteraria » ;</text:span></text:p>
      <text:p text:style-name="P1582"><text:span text:style-name="T1583">Giulio Provenzal,<text:s/></text:span><text:span text:style-name="T1584">Sulla costituzione della materia,</text:span><text:span text:style-name="T1585"><text:s/>Tunisi, Soc. anon. de l’Imprimerie rapide de Tunis ;</text:span></text:p>
      <text:p text:style-name="P1586"><text:span text:style-name="T1587">Luigi Bellini,<text:s/></text:span><text:span text:style-name="T1588">Vana attesa,</text:span><text:span text:style-name="T1589"><text:s/>roman, Torino, Roux et Viarengo ;</text:span></text:p>
      <text:p text:style-name="P1590"><text:span text:style-name="T1591">Teresa Corrado Avetta,<text:s/></text:span><text:span text:style-name="T1592">Giovinezza,<text:s/></text:span><text:span text:style-name="T1593">Torino, Lattes ;</text:span></text:p>
      <text:p text:style-name="P1594"><text:span text:style-name="T1595">Luigi Rasi,<text:s/></text:span><text:span text:style-name="T1596">L’arte del comico,</text:span><text:span text:style-name="T1597"><text:s/>Milano, Sandron ;</text:span></text:p>
      <text:p text:style-name="P1598"><text:span text:style-name="T1599">Enrico Melillo,<text:s/></text:span><text:span text:style-name="T1600">Le poste italiane del Medioevo,</text:span><text:span text:style-name="T1601"><text:s/>Roma, Desclée Lefebvre et C. ;</text:span></text:p>
      <text:p text:style-name="P1602"><text:span text:style-name="T1603">Giulio Caprin,<text:s/></text:span><text:span text:style-name="T1604">Trieste,<text:s/></text:span><text:span text:style-name="T1605">coll.<text:s/></text:span><text:span text:style-name="T1606">L’Italia artistica,</text:span><text:span text:style-name="T1607"><text:s/>Bergamo, Ist. ital.<text:s/></text:span><text:span text:style-name="T1608">Arti Grafiche.</text:span></text:p>
      <text:p text:style-name="P1609"/>
      <text:h text:style-name="Titre1" text:outline-level="1"><text:span text:style-name="T1610">1906 </text:span><text:span text:style-name="T1611">‑ 21</text:span></text:h>
      <text:p text:style-name="byline">[Rédaction]</text:p>
      <text:p text:style-name="rubric">Échos</text:p>
      <text:p text:style-name="P1612">1‑VI‑1906, T. LXI, n. 215, p. 476‑480 [477 ; 478].</text:p>
      <text:p text:style-name="P1613"><text:span text:style-name="T1614">Annonce de la découverte d’une plaquette (</text:span><text:span text:style-name="T1615">De Reprobatione Monarchie compositae a Dante Aligherio)<text:s/></text:span><text:span text:style-name="T1616">contre Dante écrite par un moine dominicain du XVe siècle. Dans un autre passage consacré à<text:s/></text:span><text:span text:style-name="T1617">D’Annunzio et l’anthropologie,<text:s/></text:span><text:span text:style-name="T1618">la rédaction du « Mercure » informe que Scipio Sighele, l’un des disciples de Cesare Lombroso, a étudié les personnages de D’Annunzio selon les principes de l’anthropologie criminelle lombrosienne, comme Lombroso lui</text:span><text:span text:style-name="T1619">‑même l’avait fait pour les personnages de Dostoïevski.</text:span></text:p>
      <text:p text:style-name="P1620"/>
      <text:h text:style-name="Titre1" text:outline-level="1"><text:span text:style-name="T1621">1906 </text:span><text:span text:style-name="T1622">‑ 22</text:span></text:h>
      <text:p text:style-name="byline">Barthèlemy Edmond</text:p>
      <text:p text:style-name="rubric">Histoire</text:p>
      <text:p text:style-name="P1623"><text:span text:style-name="T1624">15</text:span><text:span text:style-name="T1625">‑VI</text:span><text:span text:style-name="T1626">‑1906, T. LXI, n. 216, p. 590</text:span><text:span text:style-name="T1627">‑596 [592</text:span><text:span text:style-name="T1628">‑595].</text:span></text:p>
      <text:p text:style-name="P1629"><text:span text:style-name="T1630">Compte rendu du troisième volume de l’ouvrage de G. Ferrero :<text:s/></text:span><text:span text:style-name="T1631">Grandeur et décadence de Rome</text:span><text:span text:style-name="T1632"><text:s/>(trad. U. Mengin, Plon éd. Pour le compte rendu des deux premiers volumes du même ouvrage, par B.,<text:s/></text:span><text:span text:style-name="T1633">cf.<text:s/></text:span><text:span text:style-name="T1634">ci</text:span><text:span text:style-name="T1635">‑dessus « Mercure de France », n. 196, 15</text:span><text:span text:style-name="T1636">‑VIII</text:span><text:span text:style-name="T1637">‑1905, fiche 1905 </text:span><text:span text:style-name="T1638">‑ 23). B. observe que ce volume est plus un exposé de faits qu’une interprétation du sens de l’histoire romaine (selon la méthode que l’historien avait en revanche suivie dans les premiers volumes de ce même ouvrage).</text:span></text:p>
      <text:p text:style-name="P1639"/>
      <text:soft-page-break/>
      <text:h text:style-name="Titre1" text:outline-level="1"><text:span text:style-name="T1640">1906 </text:span><text:span text:style-name="T1641">‑ 23</text:span></text:h>
      <text:p text:style-name="byline">Canudo Ricciotto</text:p>
      <text:p text:style-name="rubric">Stendhal correcteur de Stendhal</text:p>
      <text:p text:style-name="P1642">1‑VII‑1906, T. LXII, n. 217, p. 82‑91.</text:p>
      <text:p text:style-name="P1643"><text:span text:style-name="T1644">Sur les corrections autographes enregistrées dans le manuscrit de<text:s/></text:span><text:span text:style-name="T1645">Rome, Naples, Florence</text:span><text:span text:style-name="T1646"><text:s/>conservé à la Bibliothèque Nationale de Rome (autographe découvert par Paolo Costa).</text:span></text:p>
      <text:p text:style-name="P1647"/>
      <text:h text:style-name="Titre1" text:outline-level="1"><text:span text:style-name="T1648">1906 </text:span><text:span text:style-name="T1649">‑ 24</text:span></text:h>
      <text:p text:style-name="byline">Rachilde</text:p>
      <text:p text:style-name="rubric">Les Romans</text:p>
      <text:p text:style-name="P1650">15‑VII‑1906, T. LXII, n. 218, p. 253‑257 [256].</text:p>
      <text:p text:style-name="P1651"><text:span text:style-name="T1652">Dans sa revue des romans dernièrement édités, R. cite : Duchesse di Andria,</text:span><text:span text:style-name="T1653"><text:s/>Miettes,</text:span><text:span text:style-name="T1654"><text:s/>Napoli, Pierre. Elle observe que le titre a été très mal choisi : ce roman a pour protagoniste une femme qui rêve d’une extase infinie et ne sait pas abandonner la vie quotidienne.</text:span></text:p>
      <text:p text:style-name="P1655"/>
      <text:h text:style-name="Titre1" text:outline-level="1"><text:span text:style-name="T1656">1906 </text:span><text:span text:style-name="T1657">‑ 25</text:span></text:h>
      <text:p text:style-name="byline">Canudo Ricciotto</text:p>
      <text:p text:style-name="rubric">Lettres italiennes</text:p>
      <text:p text:style-name="P1658">1‑VIII‑1906, T. LXII, n. 219, p. 454‑460.</text:p>
      <text:p text:style-name="P1659"><text:span text:style-name="T1660">Le premier ouvrage signalé par C. appartient au genre historique : Nino Tamassia,<text:s/></text:span><text:span text:style-name="T1661">San Francesco d’Assisi e la sua leggenda</text:span><text:span text:style-name="T1662"><text:s/>(Verona, Druckert). L’auteur, professeur d’histoire du droit ecclésiastique à l’Université de Padoue, montre que la<text:s/></text:span><text:span text:style-name="T1663">Seconda vita</text:span><text:span text:style-name="T1664"><text:s/>rédigée par Tommaso da Celano contient beaucoup de supercheries, mais il précise que toute discussion sur l’authenticité des faits rapportés par Tommaso da Celano ne pourra pas changer l’image de saint François. En effet, « en composant la vie de saint François sur les anecdotes de la vie des autres héros de l’Église, il [Tommaso da Celano] nous témoigne que l’Assisiate était vraiment le résumé de tout l’héroïsme mystique de son temps » (p. 456). Le deuxième compte rendu est consacré à : Scipio Sighele,<text:s/></text:span><text:span text:style-name="T1665">Letteratura tragica</text:span><text:span text:style-name="T1666"><text:s/>(Milano, Treves). Cet ouvrage appartient à un courant très précis de la critique littéraire : l’auteur, disciple de Lombroso, y étudie les personnages de D’Annunzio, d’Eugène Sue et d’Émile Zola selon la méthode de l’anthropologie criminelle (les études de Sighele avaient d’ailleurs déjà été signalées parmi les curiosités dans les<text:s/></text:span><text:span text:style-name="T1667">Échos,</text:span><text:span text:style-name="T1668"><text:s/></text:span><text:span text:style-name="T1669">cf.</text:span><text:span text:style-name="T1670"><text:s/>ci</text:span><text:span text:style-name="T1671">‑dessus, fiche 1906 </text:span><text:span text:style-name="T1672">‑ 21, « Mercure » n. 215 du 1</text:span><text:span text:style-name="T1673">‑VI</text:span><text:span text:style-name="T1674">‑1906). Selon Sighele, Giovanni Episcopo et Tullio Hermi sont des types scientifiquement parfaits (leurs modèles sont par ailleurs les personnages de Dostoïevski et de Tolstoï). Sighele se rallie aux idées de Enrico Ferri (</text:span><text:span text:style-name="T1675">Les délinquants dans l’art</text:span><text:span text:style-name="T1676">), sa reconstruction médicale se fonde sur une philosophie désormais vieillie. C. conclut qu’avec une méthode pareille, il n’est pas étonnant que Sighele ne puisse comprendre Nietzsche. La citation d’un ouvrage dramatique de Roberto Bracco :<text:s/></text:span><text:span text:style-name="T1677">La piccola fonte</text:span><text:span text:style-name="T1678"><text:s/>(Palermo, Sandron), amène C. à répéter dans les lignes essentielles son jugement très mitigé sur cet auteur : il s’agit d’une pièce dont la fable s’avère être un peu enfantine, mais qui présente quelques scènes sûres et quelques personnages (ex. le type de l’intellectuel riche et impuissant) bien tracés. Le dernier ouvrage cité dans la chronique est un volume de critique littéraire qui<text:s/></text:span><text:soft-page-break/><text:span text:style-name="T1679">réunit plusieurs essais sur différents auteurs (Pascoli, Savonarola, etc.) : Giuseppe Lipparini,<text:s/></text:span><text:span text:style-name="T1680">Cercando la grazia. Discorsi letterari</text:span><text:span text:style-name="T1681"><text:s/>(Bologna, Zanichelli).</text:span></text:p>
      <text:p text:style-name="P1682"><text:span text:style-name="T1683">Memento :<text:s/></text:span><text:span text:style-name="T1684">Elena Rossetti Angeli,<text:s/></text:span><text:span text:style-name="T1685">Dante Gabriel Rossetti,</text:span><text:span text:style-name="T1686"><text:s/>Bergamo, Istit. ital. d’Arti Grafiche ;</text:span></text:p>
      <text:p text:style-name="P1687"><text:span text:style-name="T1688">Umberto Bianchi,<text:s/></text:span><text:span text:style-name="T1689">Liriche,<text:s/></text:span><text:span text:style-name="T1690">Roma, La Vita Letteraria ;</text:span></text:p>
      <text:p text:style-name="P1691"><text:span text:style-name="T1692">G.A. Pintacuda,<text:s/></text:span><text:span text:style-name="T1693">Serto di rime,<text:s/></text:span><text:span text:style-name="T1694">Palermo, St. Tip.<text:s/></text:span><text:span text:style-name="T1695">Virzi ;</text:span></text:p>
      <text:p text:style-name="P1696"><text:span text:style-name="T1697">G.L. Ferri,<text:s/></text:span><text:span text:style-name="T1698">La fine del secolo,</text:span><text:span text:style-name="T1699"><text:s/>Milano, Vallardi ;</text:span></text:p>
      <text:p text:style-name="P1700"><text:span text:style-name="T1701">Anna Vertua Gentile,<text:s/></text:span><text:span text:style-name="T1702">La potenza della bontà,</text:span><text:span text:style-name="T1703"><text:s/>Milano, Hoepli ;</text:span></text:p>
      <text:p text:style-name="P1704"><text:span text:style-name="T1705">Alberto Musatti,<text:s/></text:span><text:span text:style-name="T1706">La rosa dei venti,</text:span><text:span text:style-name="T1707"><text:s/>Milano, Treves ;</text:span></text:p>
      <text:p text:style-name="P1708"><text:span text:style-name="T1709">G. de’ Rossi,<text:s/></text:span><text:span text:style-name="T1710">La Conquista del Paradiso,</text:span><text:span text:style-name="T1711"><text:s/>Roma, Roux et Viarengo ;</text:span></text:p>
      <text:p text:style-name="P1712"><text:span text:style-name="T1713">Teofilo Gay,<text:s/></text:span><text:span text:style-name="T1714">Historia delle persecuzioni contro i Valdesi (1559</text:span><text:span text:style-name="T1715">‑1566),<text:s/></text:span><text:span text:style-name="T1716">Torre Pelice, Tip. Albina ;</text:span></text:p>
      <text:p text:style-name="P1717"><text:span text:style-name="T1718">G. Rovetta,<text:s/></text:span><text:span text:style-name="T1719">Le premier amant<text:s/></text:span><text:span text:style-name="T1720">(trad. H. Lecuyer), Paris, Libr. Universelle ;</text:span></text:p>
      <text:p text:style-name="P1721"><text:span text:style-name="T1722">A. Fogazzaro,<text:s/></text:span><text:span text:style-name="T1723">Le Saint<text:s/></text:span><text:span text:style-name="T1724"><text:s/>(trad. G. Hérelle), Paris, Hachette ;</text:span></text:p>
      <text:p text:style-name="P1725"><text:span text:style-name="T1726">Ceccardo Roccatagliata Ceccardi,<text:s/></text:span><text:span text:style-name="T1727">Per una notte di battaglia. Ode,<text:s/></text:span><text:span text:style-name="T1728">Roma « La Patria » (18 giugno).</text:span></text:p>
      <text:p text:style-name="P1729"/>
      <text:h text:style-name="Titre1" text:outline-level="1"><text:span text:style-name="T1730">1906 </text:span><text:span text:style-name="T1731">‑ 26</text:span></text:h>
      <text:p text:style-name="byline">[Rédaction]</text:p>
      <text:p text:style-name="rubric">Échos</text:p>
      <text:p text:style-name="P1732">1‑VIII‑1906, T. LXII, n. 219, p. 475‑480 [478‑479].</text:p>
      <text:p text:style-name="P1733"><text:span text:style-name="T1734">En Italie les discussions sur<text:s/></text:span><text:span text:style-name="T1735">Il Santo</text:span><text:span text:style-name="T1736"><text:s/>de Fogazzaro continuent. Une publication, parue à Florence, dénonce ce roman comme étant un plagiat de : Maria Corelli,<text:s/></text:span><text:span text:style-name="T1737">The Master Christian<text:s/></text:span><text:span text:style-name="T1738">(London, Methuen, 1900).</text:span></text:p>
      <text:p text:style-name="P1739"/>
      <text:h text:style-name="Titre1" text:outline-level="1"><text:span text:style-name="T1740">1906 </text:span><text:span text:style-name="T1741">‑ 27</text:span></text:h>
      <text:p text:style-name="byline">Merki Charles</text:p>
      <text:p text:style-name="rubric">Archéologie, Voyages</text:p>
      <text:p text:style-name="P1742">15‑VIII‑1906, T. LXII, n. 220, p. 593‑597 [593‑594].</text:p>
      <text:p text:style-name="P1743"><text:span text:style-name="T1744">Présentation de l’ouvrage : H. Thédenat,<text:s/></text:span><text:span text:style-name="T1745">Pompei</text:span><text:span text:style-name="T1746"><text:s/>(Laurens, 2 vol).</text:span></text:p>
      <text:p text:style-name="P1747"/>
      <text:h text:style-name="Titre1" text:outline-level="1"><text:span text:style-name="T1748">1906 </text:span><text:span text:style-name="T1749">‑ 28</text:span></text:h>
      <text:p text:style-name="byline">de Bury R.</text:p>
      <text:p text:style-name="rubric">Les Journaux</text:p>
      <text:p text:style-name="P1750">1‑X‑1906, T. LXIII, n. 223, p. 446‑449 [449].</text:p>
      <text:p text:style-name="P1751">Dans sa revue de presse, de Bury rapporte quelques passages d’un article, paru dans « Le Siècle », où Gustave Kahn exprime un jugement très positif sur Verga, qui, de son avis apparaît d’un intérêt aussi considérable que D’Annunzio, car « Il est un des pères du roman local […]. Il a ouvert ce chemin […] où Mme Grazia Deledda […] a trouvé ses succès mérités. Verga a exprimé toute la Sicile en son oeuvre. […] Et les personnages […] sont parmi les plus puissants qu’on ait construit ». Le rédacteur du « Mercure » se demande, avec ironie, ce que l’on pourra penser en Italie d’un pareil jugement.</text:p>
      <text:p text:style-name="P1752"/>
      <text:soft-page-break/>
      <text:h text:style-name="Titre1" text:outline-level="1"><text:span text:style-name="T1753">1906 </text:span><text:span text:style-name="T1754">‑ 29</text:span></text:h>
      <text:p text:style-name="byline">Leclère Tristan</text:p>
      <text:p text:style-name="rubric">Art ancien</text:p>
      <text:p text:style-name="P1755">1‑X‑1906, T. LXIII, n. 223, p. 453‑457.</text:p>
      <text:p text:style-name="P1756"><text:span text:style-name="T1757">La rubrique est entièrement consacrée à des publications sur l’art italien  : Marcel Raymond,<text:s/></text:span><text:span text:style-name="T1758">Verrocchio</text:span><text:span text:style-name="T1759"><text:s/>(Librairie de l’art ancien et moderne), un volume qui est le type parfait des monographies d’artiste ; Pierre Gauthiez,<text:s/></text:span><text:span text:style-name="T1760">Luini</text:span><text:span text:style-name="T1761"><text:s/>(Laurens), dont L. ne partage la volonté de contester l’importance de la formation de cet artiste à l’école de Léonard ; Octave Uzanne,<text:s/></text:span><text:span text:style-name="T1762">Les deux Canaletto</text:span><text:span text:style-name="T1763"><text:s/>(Laurens), un excellent manuel ; John Ruskin,</text:span><text:span text:style-name="T1764"><text:s/>Les pierres de Venise</text:span><text:span text:style-name="T1765"><text:s/>(Laurens), traduction incomplète, par Mathilde Crémieux, de l’original anglais paru pour la première fois en trois volumes de 1851 à 1853.</text:span></text:p>
      <text:p text:style-name="P1766"/>
      <text:h text:style-name="Titre1" text:outline-level="1"><text:span text:style-name="T1767">1906 </text:span><text:span text:style-name="T1768">‑ 30</text:span></text:h>
      <text:p text:style-name="byline">Eekhoud Georges</text:p>
      <text:p text:style-name="rubric">Chronique de Bruxelles</text:p>
      <text:p text:style-name="P1769">15‑X‑1906, T. LXIII, n. 224, p. 614‑616 [614‑615].</text:p>
      <text:p text:style-name="P1770"><text:span text:style-name="T1771">E. rappelle l’importance de la revue « La Jeune Belgique » dans la diffusion de l’œuvre de Verga. Il rappelle avoir lui</text:span><text:span text:style-name="T1772">‑même publié dans cette revue les premières traductions françaises de<text:s/></text:span><text:span text:style-name="T1773">La lupa</text:span><text:span text:style-name="T1774"><text:s/>et de<text:s/></text:span><text:span text:style-name="T1775">Cavalleria rusticana.</text:span><text:span text:style-name="T1776"><text:s/>E. regrette que, pour des raisons de mode littéraire, la gloire de Verga ait subi une éclipse et que toute la critique célèbre désormais le seul D’Annunzio. A ce sujet, il rapporte une conversation qu’il a eue avec le critique italien Vittorio Pica, qui partage son avis. Mais l’influence de Verga est sensible chez quelques écrivains de la Belgique : « Le réalisme de nos conteurs de langue française ou flamande s’apparenta beaucoup plus à celui des véristes italiens qu’à celui des naturalistes de l’école de Zola » (p. 615) Par exemple, selon E., on peut retrouver chez Styn Streuvels une vision et une sensibilité analogues à celles de Verga.</text:span></text:p>
      <text:p text:style-name="P1777"/>
      <text:h text:style-name="Titre1" text:outline-level="1"><text:span text:style-name="T1778">1906 </text:span><text:span text:style-name="T1779">‑ 31</text:span></text:h>
      <text:p text:style-name="byline">Canudo Ricciotto</text:p>
      <text:p text:style-name="rubric">Lettres italiennes</text:p>
      <text:p text:style-name="P1780">15‑X‑1906, T. LXIII, n. 224, p. 622‑627.</text:p>
      <text:p text:style-name="P1781"><text:span text:style-name="T1782">A l’occasion de la mort de Giuseppe Giacosa, C. parcourt les différentes phases de sa longue carrière littéraire. L’œuvre de Giacosa a été « romantico</text:span><text:span text:style-name="T1783">‑historique d’abord, psycho</text:span><text:span text:style-name="T1784">‑morale ensuite » (p. 623). A l’époque de la<text:s/></text:span><text:span text:style-name="T1785">Scapigliatura,</text:span><text:span text:style-name="T1786"><text:s/>Giacosa « fit un rêve moyenâgeux très pur, et écrivit sa célèbre<text:s/></text:span><text:span text:style-name="T1787">Partie d’échecs</text:span><text:span text:style-name="T1788"> » (p. 623). Il devint ensuite réaliste, alors que sa dernière production présente un excès de pathétisme (ex.<text:s/></text:span><text:span text:style-name="T1789">Come le foglie</text:span><text:span text:style-name="T1790">). Le jugement de C. est très sévère : « Giacosa laisse des oeuvres que le public aimera longtemps encore. Mais aucune de ses pièces ne laisse de traces dans l’évolution idéale du Théâtre italien » (p. 624). Dans l’espace laissé vide par Giacosa, les jeunes dramaturges italiens, tels Antonio Cippico et Tito Marrone, vont imposer leur mouvement de renaissance du théâtre. C. signale ensuite un ouvrage de critique littéraire, Pasquale Gatti,</text:span><text:span text:style-name="T1791"><text:s/>Esposizione del Sistema filosofico di G. Leopardi</text:span><text:span text:style-name="T1792"><text:s/>(Firenze, Le Monnier), dont l’intérêt est de souligner la modernité du système philosophique de Leopardi. La traduction italienne (par Giacomo Lo Forte) de : A.R.<text:s/></text:span><text:soft-page-break/><text:span text:style-name="T1793">Wallace,<text:s/></text:span><text:span text:style-name="T1794">Il posto dell’uomo nell’universo<text:s/></text:span><text:span text:style-name="T1795">(Milano, Sandron) lui semble tardive : ce livre, qui expose la théorie de la supériorité de la terre sur toutes les planètes, paraît absolument obsolète dans l’époque moderne où la conscience des relativités s’est désormais imposée. La dernière partie de la chronique est consacrée à la poésie. Sergio Corazzini et Alberto Tarchiani, ont publié une plaquette (hors commerce) :</text:span><text:span text:style-name="T1796"><text:s/>Piccolo libro inutile</text:span><text:span text:style-name="T1797">. C. y voit la révélation de deux personnalités intéressantes de poètes. Il trouve plus original Tarchiani, tout en appréciant chez Corazzini les rythmes « doucement brisés », les « sentiments de tendresse où sourient de charmantes images » (p. 626). Il signale aussi un autre livre de poèmes : Umberto Bianchi,</text:span><text:span text:style-name="T1798"><text:s/>Arpeggi</text:span><text:span text:style-name="T1799"><text:s/>(Roma, La Vita letteraria). Dans le<text:s/></text:span><text:span text:style-name="T1800">Memento,</text:span><text:span text:style-name="T1801"><text:s/>à côté des titres des dernières parutions significatives (</text:span><text:span text:style-name="T1802">cf. Annexes</text:span><text:span text:style-name="T1803">), C. fait état des premiers résultats de l’enquête sur le vers libre par la revue « Poesia » : « On peut même déjà grouper, classer quelques tendances des poètes et quelques tendances des pays méditerranéens, qui semblent collectivement intéressés à l’enquête par les analogies profondes de leurs origines littéraires et de leur évolution » (p. 626).</text:span></text:p>
      <text:p text:style-name="P1804"><text:span text:style-name="T1805">Memento :</text:span></text:p>
      <text:p text:style-name="P1806"><text:span text:style-name="T1807">Giovanni Papini,<text:s/></text:span><text:span text:style-name="T1808">Il Tragico quotidiano,</text:span><text:span text:style-name="T1809"><text:s/>Firenze, Lumachi ;</text:span></text:p>
      <text:p text:style-name="P1810"><text:span text:style-name="T1811">G. Papini,<text:s/></text:span><text:span text:style-name="T1812">Il crepuscolo dei filosofi,</text:span><text:span text:style-name="T1813"><text:s/>Milano, Libr. Edit. Lombarda ;</text:span></text:p>
      <text:p text:style-name="P1814"><text:span text:style-name="T1815">Giuseppe Prezzolini e Giovanni Papini,<text:s/></text:span><text:span text:style-name="T1816">La Cultura italiana,</text:span><text:span text:style-name="T1817"><text:s/>Firenze, Lumachi ;</text:span></text:p>
      <text:p text:style-name="P1818"><text:span text:style-name="T1819">G. Leopardi,<text:s/></text:span><text:span text:style-name="T1820">Opere,</text:span><text:span text:style-name="T1821"><text:s/>Firenze, Le Monnier ;</text:span></text:p>
      <text:p text:style-name="P1822"><text:span text:style-name="T1823">Guido Perale,<text:s/></text:span><text:span text:style-name="T1824">L’opera di Gabriele Rossetti,</text:span><text:span text:style-name="T1825"><text:s/>Città di Castello, Lapi ;</text:span></text:p>
      <text:p text:style-name="P1826"><text:span text:style-name="T1827">Pasquale Leonetti,</text:span><text:span text:style-name="T1828"><text:s/>Canto umano,</text:span><text:span text:style-name="T1829"><text:s/>Roma, Roux et Viarengo ;</text:span></text:p>
      <text:p text:style-name="P1830"><text:span text:style-name="T1831">Cg. V. Callegari,<text:s/></text:span><text:span text:style-name="T1832">Lucrezia Maria Davidson,</text:span><text:span text:style-name="T1833"><text:s/>Padova, Drucker ;</text:span></text:p>
      <text:p text:style-name="P1834"><text:span text:style-name="T1835">Rachele Botti Binda,<text:s/></text:span><text:span text:style-name="T1836">Scene e figure,</text:span><text:span text:style-name="T1837"><text:s/>Milano, Solmi ;</text:span></text:p>
      <text:p text:style-name="P1838"><text:span text:style-name="T1839">Edoardo Calandra,<text:s/></text:span><text:span text:style-name="T1840">A guerra aperta,</text:span><text:span text:style-name="T1841"><text:s/>Roma, Roux et Viarengo ;</text:span></text:p>
      <text:p text:style-name="P1842"><text:span text:style-name="T1843">L. Gramegna,<text:s/></text:span><text:span text:style-name="T1844">Dragoni azzurri,</text:span><text:span text:style-name="T1845"><text:s/>Torino, Lattes ;</text:span></text:p>
      <text:p text:style-name="P1846"><text:span text:style-name="T1847">L. Gramegna,<text:s/></text:span><text:span text:style-name="T1848">Moussiu Pingon,</text:span><text:span text:style-name="T1849"><text:s/>Torino, Lattes ;</text:span></text:p>
      <text:p text:style-name="P1850"><text:span text:style-name="T1851">Annibale Pastore,<text:s/></text:span><text:span text:style-name="T1852">La logica formale,</text:span><text:span text:style-name="T1853"><text:s/>Finalmariana, Ardorino ;</text:span></text:p>
      <text:p text:style-name="P1854"><text:span text:style-name="T1855">Carlo Tenizia,<text:s/></text:span><text:span text:style-name="T1856">L’evoluzione biologica e le sue prove di fatto,</text:span><text:span text:style-name="T1857"><text:s/>Milano, Sandron ;</text:span></text:p>
      <text:p text:style-name="P1858"><text:span text:style-name="T1859">Pétrarque,<text:s/></text:span><text:span text:style-name="T1860">De sui ipsius et multorum ignorantia,</text:span><text:span text:style-name="T1861"><text:s/>L.M. Capelli, Paris, Champion.</text:span></text:p>
      <text:p text:style-name="P1862"/>
      <text:h text:style-name="Titre1" text:outline-level="1"><text:span text:style-name="T1863">1906 </text:span><text:span text:style-name="T1864">‑ 32</text:span></text:h>
      <text:p text:style-name="byline">Arbelet Paul</text:p>
      <text:p text:style-name="rubric">Comment Stendhal écrivit son Histoire de la Peinture en Italie</text:p>
      <text:p text:style-name="P1865">15‑XI‑1906, T. LXIV, n. 226, p. 161‑177.</text:p>
      <text:p text:style-name="P1866"><text:span text:style-name="T1867">L’article de A. étudie les circonstances dans lesquelles le projet de l’</text:span><text:span text:style-name="T1868">Histoire de la peinture en Italie</text:span><text:span text:style-name="T1869"><text:s/>fut conçu et réalisé.</text:span><text:span text:style-name="T1870"><text:s/></text:span><text:span text:style-name="T1871">Le premier projet remonte à 1811 : Stendhal était alors à Milan, à la fin de son voyage en Italie. L’ouvrage ne fut rédigé qu’après son départ d’Italie : Stendhal l’écrivit un peu partout à travers l’Europe. Voilà pourquoi, A. conclut</text:span><text:span text:style-name="T1872">‑il, « Il ne faut pas s’étonner si l’histoire du livre sur la peinture a, tel qu’un roman mal fait, ses incohérences et ses longueurs. Elle est capricieuse […] à l’image de Stendhal et de sa vie » (p. 177).</text:span></text:p>
      <text:p text:style-name="P1873"/>
      <text:h text:style-name="Titre1" text:outline-level="1"><text:span text:style-name="T1874">1906 </text:span><text:span text:style-name="T1875">‑ 33</text:span></text:h>
      <text:p text:style-name="byline">Barthèlemy Edmond</text:p>
      <text:p text:style-name="rubric">Histoire</text:p>
      <text:soft-page-break/>
      <text:p text:style-name="P1876">15‑XI‑1906, T. LXIV, n. 226, p. 277‑283 [281‑282].</text:p>
      <text:p text:style-name="P1877"><text:span text:style-name="T1878">Compte rendu de la traduction française d’un ouvrage italien de littérature « judiciaire » (signalé aussi par Canudo dans ses chroniques lors de la parution en Italie,<text:s/></text:span><text:span text:style-name="T1879">cf.<text:s/></text:span><text:span text:style-name="T1880">ci</text:span><text:span text:style-name="T1881">‑dessus, fiche 1906 </text:span><text:span text:style-name="T1882">‑ 8, n. 207, 1</text:span><text:span text:style-name="T1883">‑II</text:span><text:span text:style-name="T1884">‑1906) :<text:s/></text:span><text:span text:style-name="T1885">Non coupable ! Mémoires de Linda Murri</text:span><text:span text:style-name="T1886"><text:s/>(publiés par L. di San Giusto, trad. par Mme J.H. Desmaret, Juven). Il s’agit d’un drame familial qui s’est terminé par un meurtre (Linda Murri avait été accusée d’avoir tué son mari, le comte Francesco Bonmartini, mais en réalité le coupable était le frère de la femme malheureuse). B. observe que ce drame banal a passionné et agité la société italienne par la condition des personnages, et par ce fait que les deux familles étaient opposées même en politique (Bonmartini était clérical et réactionnaire, les Murri passaient pour socialistes).</text:span></text:p>
      <text:p text:style-name="P1887"/>
      <text:h text:style-name="Titre1" text:outline-level="1"><text:span text:style-name="T1888">1906 </text:span><text:span text:style-name="T1889">‑ 34</text:span></text:h>
      <text:p text:style-name="byline">Louis Paul</text:p>
      <text:p text:style-name="rubric">L’Italie qui travaille</text:p>
      <text:p text:style-name="P1890">1‑XII‑1906, T. LXIV, n. 227, p. 345‑358.</text:p>
      <text:p text:style-name="P1891">Ce long article arrête l’attention sur la renaissance économique de l’Italie dans les dernières années. Après les tentatives coloniales malheureuses de Crispi, l’Italie a eu un important développement industriel et du capitalisme. Par ailleurs, ce développement n’a fait qu’aggraver la différence entre les régions du Nord et celles du Sud. Mais, L. observe que « pour qu’elle vive d’une vie nouvelle, il faut que la Péninsule soit purgée des innombrables petites Maffia et Camorra qui s’échafaudent les une sur les autres jusqu’au Parlement, jusqu’au ministère, jusqu’à la royauté » (p. 358). Cette transformation essentielle, selon L., ne peut être la tâche de la classe au pouvoir : « La “renaissance” du XXe siècle incombe au prolétariat, forgé par l’industrie, grandi dans l’usine fumante, éduqué par la lutte quotidienne » (p. 358).</text:p>
      <text:p text:style-name="P1892"/>
      <text:h text:style-name="Titre1" text:outline-level="1"><text:span text:style-name="T1893">1906 </text:span><text:span text:style-name="T1894">‑ 35</text:span></text:h>
      <text:p text:style-name="byline">Barthèlemy Edmond</text:p>
      <text:p text:style-name="rubric">Histoire</text:p>
      <text:p text:style-name="P1895">15‑XII‑1906, T. LXIV, n. 228, p. 598‑604 [598‑601].</text:p>
      <text:p text:style-name="P1896">Compte rendu du cours que Guglielmo Ferrero a tenu au Collège de France (sur Auguste et son gouvernement). B. souligne la nouveauté des vues et la compétence de l’historien italien : selon Ferrero le gouvernement d’Auguste est très loin d’être une fondation monarchique, car chez Auguste demeure très fort le sentiment du rôle de l’aristocratie romaine.</text:p>
      <text:p text:style-name="P1897"/>
      <text:h text:style-name="Titre1" text:outline-level="1"><text:span text:style-name="T1898">1906 </text:span><text:span text:style-name="T1899">‑ 36</text:span></text:h>
      <text:p text:style-name="byline">de Bury R.</text:p>
      <text:p text:style-name="rubric">Les Journaux</text:p>
      <text:p text:style-name="P1900">15‑XII‑1906, T. LXIV, n. 228, p. 616‑618 [618].</text:p>
      <text:p text:style-name="P1901">Dans sa revue de presse, de Bury signale un article de Jean Carrière, paru dans « Le Petit Temps », consacré à Giosué Carducci (le poète italien vient de recevoir le prix Nobel), qui n’est pas connu en France car<text:s/>‑ affirme t‑il ‑<text:s/>sa gloire est sans éclats.</text:p>
      <text:p text:style-name="P1902"/>
      <text:soft-page-break/>
      <text:h text:style-name="Titre1" text:outline-level="1"><text:span text:style-name="T1903">1906 </text:span><text:span text:style-name="T1904">‑ 37</text:span></text:h>
      <text:p text:style-name="byline">Canudo Ricciotto</text:p>
      <text:p text:style-name="rubric">Lettres italiennes</text:p>
      <text:p text:style-name="P1905">15‑XII‑1906, T. LXIV, n. 228, p. 633‑636.</text:p>
      <text:p text:style-name="P1906"><text:span text:style-name="T1907">L’événement de l’automne italien a été, d’après C., la représentation à Rome, à Naples et à Florence de la dernière pièce de Gabriele D’Annunzio :<text:s/></text:span><text:span text:style-name="T1908">Più che l’amore.</text:span><text:span text:style-name="T1909"><text:s/>Comme d’habitude, beaucoup de disputes ont accompagné l’œuvre de D’Annunzio. Quelques critiques y ont vu l’influence de Nietzsche. En réalité, selon C., le drame est plutôt malade de nietzschéisme, une maladie de plus en plus fréquente. Si quelques grands écrivains français ont compris le culte de moi et donc Nietzsche, en général on a confondu les attributs de l’individualisme avec ceux de l’égoïsme, et la surélévation morale par le désir de se surpasser sans cesse (jusqu’à la criminalité). Et c’est cette confusion que C. appelle la maladie du nietzschéisme. Donc, la seule critique raisonnable de cette pièce est qu’elle a été « évidemment conçue et réalisée à la hâte. […] Mais il est absolument hors de propos de prononcer ici le nom de Nietzsche » (p. 636). Dans le<text:s/></text:span><text:span text:style-name="T1910">Memento,</text:span><text:span text:style-name="T1911"><text:s/>C. ne rédige pas une liste de publications récentes, mais annonce le suicide de Mario Giobbe, poète et conteur, traducteur de Rostand.</text:span></text:p>
      <text:p text:style-name="P1912"/>
      <text:h text:style-name="Titre1" text:outline-level="1"><text:span text:style-name="T1913">1907 </text:span><text:span text:style-name="T1914">‑ 1</text:span></text:h>
      <text:p text:style-name="P1915">Barthèlemy Edmond</text:p>
      <text:p text:style-name="P1916">Histoire</text:p>
      <text:p text:style-name="P1917">1‑I‑1907, T. LXV, n. 229, p. 123‑129 [123‑126].</text:p>
      <text:p text:style-name="P1918"><text:span text:style-name="T1919">Compte rendu de : Guglielmo Ferrero,<text:s/></text:span><text:span text:style-name="T1920">Grandeur et décadence de Rome,<text:s/></text:span><text:span text:style-name="T1921">vol. IV (Plon</text:span><text:span text:style-name="T1922">‑Nourrit). Le volume analyse le rôle d’Antoine dans l’histoire romaine. L’action d’Antoine est étudiée dans la perspective de son dessein de conquérir la Perse. B. rapporte que, selon Ferrero, cette volonté s’explique par un besoin de puissance : Antoine serait conscient que, seulement une fois devenu très puissant, il pourrait dominer la situation difficile issue des guerres civiles et du gouvernement violent du triumvirat. Le roman d’Antoine et Cléopatre est donc laissé au second plan. « A l’exposé des faits, qui permet particulièrement d’apprécier la laborieuse érudition de l’historien, se mêlent, selon le procédé habituel de M. Ferrero, les tableaux de moeurs et surtout les évaluations d’éléments sociaux d’où cette nouvelle histoire romaine tire son intérêt le plus important et le plus nouveau » (p. 125</text:span><text:span text:style-name="T1923">‑126).</text:span></text:p>
      <text:p text:style-name="P1924"/>
      <text:h text:style-name="Titre1" text:outline-level="1"><text:span text:style-name="T1925">1907 </text:span><text:span text:style-name="T1926">‑ 2</text:span></text:h>
      <text:p text:style-name="byline">Hirsch Charles‑Henry</text:p>
      <text:p text:style-name="rubric">Les Revues</text:p>
      <text:p text:style-name="P1927">1‑I‑1907, T. LXV, n. 229, p. 143‑147 [146‑147].</text:p>
      <text:p text:style-name="P1928">Le numéro de juillet‑septembre de la revue de Marinetti « Poesia » a publié des épigrammes d’Henri Ghéon.</text:p>
      <text:p text:style-name="P1929"/>
      <text:h text:style-name="Titre1" text:outline-level="1"><text:span text:style-name="T1930">1907 </text:span><text:span text:style-name="T1931">‑ 3</text:span></text:h>
      <text:p text:style-name="P1932"><text:span text:style-name="T1933">[</text:span><text:span text:style-name="T1934">Marguillier Auguste]</text:span></text:p>
      <text:soft-page-break/>
      <text:p text:style-name="rubric">Musées et collections</text:p>
      <text:p text:style-name="P1935">1‑I‑1907, T. LXV, n. 229, p. 161‑166 [165].</text:p>
      <text:p text:style-name="P1936">Annonce d’une nouvelle acquisition du Musée de Brera de Milan. Il s’agit de seize fresques de Luini.</text:p>
      <text:p text:style-name="byline"/>
      <text:h text:style-name="Titre1" text:outline-level="1"><text:span text:style-name="T1937">1907 </text:span><text:span text:style-name="T1938">‑ 4</text:span></text:h>
      <text:p text:style-name="P1939"><text:span text:style-name="T1940">[</text:span><text:span text:style-name="T1941">Rédaction]</text:span></text:p>
      <text:p text:style-name="rubric">Échos</text:p>
      <text:p text:style-name="P1942">15‑I‑1907, T. LXV, n. 230, p. 380‑384 [382].</text:p>
      <text:p text:style-name="P1943">Annonce de la mort du peintre Giovanni Segantini. Remarque polémique du rédacteur : tandis que l’Autriche (pays où Segantini était né) honore la mémoire du peintre, l’Italie s’en désintéresse.</text:p>
      <text:p text:style-name="P1944"/>
      <text:h text:style-name="Titre1" text:outline-level="1"><text:span text:style-name="T1945">1907 </text:span><text:span text:style-name="T1946">‑ 5</text:span></text:h>
      <text:p text:style-name="P1947">Canudo Ricciotto</text:p>
      <text:p text:style-name="P1948">Giosuè Carducci</text:p>
      <text:p text:style-name="P1949">1‑II‑1907, T. LXV, n. 231, p. 385‑404.</text:p>
      <text:p text:style-name="P1950"><text:span text:style-name="T1951">Longue étude consacrée à Carducci, le « Poète national de l’Italie contemporaine », l’« homme synthétique et représentatif de l’état national que les écrivains et les orateurs d’outre-monts appellent volontiers “la troisième Italie” » (p. 385). Chez Carducci l’amour patriotique est devenu implacable haine républicaine, son œuvre est animée par l’espoir de renouveler les antiques gloires et les plus belles énergies de l’Italie ancienne. Le rôle du poète, selon Carducci, est celui de jeter « dans la masse incandescente les mémoires et les gloires du passé et l’avenir de ses pères et de sa race » (p. 386). Après l’unification, Carducci est peu à peu devenu le poète de la monarchie italienne, mais il n’a pas cessé d’être le représentant intellectuel de l’énergie nationale, en incarnant le souvenir collectif et se faisant « l’âme vigilante de l’histoire » (p. 389). Carducci partagea notamment les aspirations romaines de ses contemporains et la nécessité de vaincre le dernier obstacle à l’unité nationale : le Pape. Dans son<text:s/></text:span><text:span text:style-name="T1952">Hymne à Satan,<text:s/></text:span><text:span text:style-name="T1953">Carducci sut résumer les orientations récentes de la pensée mondiale. A différence des<text:s/></text:span><text:span text:style-name="T1954">Litanies de Satan<text:s/></text:span><text:span text:style-name="T1955">de Baudelaire (auxquelles l’</text:span><text:span text:style-name="T1956">Hymne à Satan<text:s/></text:span><text:span text:style-name="T1957">de Carducci fut à tort rapproché), Satan n’est pas vu comme étant l’ennemi de Dieu, mais plutôt comme le symbole même de la raison. Dans ses recueils<text:s/></text:span><text:span text:style-name="T1958">Juvenilia</text:span><text:span text:style-name="T1959"><text:s/>(1850</text:span><text:span text:style-name="T1960">‑1860),<text:s/></text:span><text:span text:style-name="T1961">Levia gravia</text:span><text:span text:style-name="T1962"><text:s/>(1861 1871) et<text:s/></text:span><text:span text:style-name="T1963">Giambi ed Epodi</text:span><text:span text:style-name="T1964"><text:s/>(1867</text:span><text:span text:style-name="T1965">‑1879), son vers ne se montre pas encore très personnel car il est retenu dans les liens du classicisme. Après la phase de l’élan patriotique, ses<text:s/></text:span><text:span text:style-name="T1966">Rime Nuove</text:span><text:span text:style-name="T1967"><text:s/>(1861</text:span><text:span text:style-name="T1968">‑1887) expriment une poésie plus intime (</text:span><text:span text:style-name="T1969">cf. Idillio maremmano</text:span><text:span text:style-name="T1970">) ; certains sonnets (</text:span><text:span text:style-name="T1971">cf. T’amo, pio bove</text:span><text:span text:style-name="T1972">)</text:span><text:span text:style-name="T1973"><text:s/></text:span><text:span text:style-name="T1974">vivent « d’une tendresse panthéiste, d’une joie géorgique toute moderne » (p. 391). Mais c’est dans les<text:s/></text:span><text:span text:style-name="T1975">Odi Barbare</text:span><text:span text:style-name="T1976"><text:s/>que Carducci, selon C., atteint le but définitif de sa vie de poète : « Deux qualités très réelles […] élevaient le Poète au sommet de gloire […]. Ces deux qualités sont : l’une [...] l’absorption de toute la vie italienne dans l’idée abstraite de Rome ; l’autre, la rénovation complète de la langue non seulement dans une prosodie empruntée à la langue latine, mais dans la valeur même des mots et des expressions » (p. 394). Le renouveau de la langue de la poésie a été continué, dans le sillage de Carducci, par D’Annunzio. Selon C., « Carducci n’a eu donc qu’un disciple, un seul digne de lui, et<text:s/></text:span><text:soft-page-break/><text:span text:style-name="T1977">resté vraiment disciple : d’Annunzio. Un autre, Pascoli, qui l’année dernière a remplacé C. à la chaire de Bologne, est beaucoup plus dégagé, est plus personnel, et, dans l’esprit synthétique de sa belle œuvre, il est différent du Maître, il n’est pas un parfait disciple » (p. 396). Par ailleurs, D’Annunzio « a repris l’abstraction patriotique des<text:s/></text:span><text:span text:style-name="T1978">Odes Barbares</text:span><text:span text:style-name="T1979"><text:s/>et il l’a en quelque sorte déformée avec l’excès des souvenirs du classicisme helléno</text:span><text:span text:style-name="T1980">‑latin » (p. 396) et « il a peut</text:span><text:span text:style-name="T1981">‑être aussi le tort d’avoir poussé la réforme de la langue à un degré de raffinement qui l’a étrangement compliquée » (p. 397).Selon C., Carducci et d’Annunzio « résument à eux seuls les plus fiers mouvements e la littérature italienne contemporaine », alors que Pascoli « est à part » (p. 397). Quant aux autres écrivains italiens contemporains, ils « ont une importance bien moindre » (p. 397). L’œuvre de Carducci est animée par le<text:s/></text:span><text:span text:style-name="T1982">pathos historique</text:span><text:span text:style-name="T1983">, celle de D’Annunzio par le<text:s/></text:span><text:span text:style-name="T1984">pathos esthétique.</text:span><text:span text:style-name="T1985"><text:s/>C. rapproche Carducci, pour son patriotisme, de Mistral : « Le patriotisme provençal de Mistral et l’italien de Carducci n’ont pour nous que la même toute</text:span><text:span text:style-name="T1986">‑puissante signification d’orgueil invincible et de triomphe méditerranéen » (p. 404). Et C. de conclure : « Giosuè Carducci […] reste le grand initiateur de la force actuelle de l’âme italienne. Il a le suprême orgueil de résumer une collectivité. C’est là son plus sûr titre de gloire » (p. 404).</text:span></text:p>
      <text:p text:style-name="P1987"/>
      <text:h text:style-name="Titre1" text:outline-level="1"><text:span text:style-name="T1988">1907 </text:span><text:span text:style-name="T1989">‑ 6</text:span></text:h>
      <text:p text:style-name="byline">Canudo Ricciotto</text:p>
      <text:p text:style-name="rubric">Lettres italiennes</text:p>
      <text:p text:style-name="P1990">1‑II‑1907, T. LXV, n. 231, p. 557‑561.</text:p>
      <text:p text:style-name="P1991"><text:span text:style-name="T1992">La parution de la traduction française de deux ouvrages, l’une d’Antonio Fogazzaro (</text:span><text:span text:style-name="T1993">Petit monde d’autrefois,</text:span><text:span text:style-name="T1994"><text:s/>Hachette), l’autre de Matilde Serao (</text:span><text:span text:style-name="T1995">Après le pardon,</text:span><text:span text:style-name="T1996"><text:s/>Hachette) est pour C. l’occasion de s’insurger contre les éditeurs parisiens qui imposent au public français des auteurs dépassés, donnant ainsi une image vieillie de la littérature italienne : « Leur morale surannée et leur psychologie vieillotte [...] engloutissent complètement les qualités d’évocation d’un milieu de libéraux italiens opprimés par l’Autriche, dans le roman de Fogazzaro, et les qualités d’émotion pathétique et sentimentale, dans le roman de Mme Serao » (p. 557). La stratégie suivie par le chroniquer du « Mercure de France » ne pourrait être plus éloignée : C. rappelle, par exemple, qu’il a décidé de ne pas signaler l’édition du dernier ouvrage de De Amicis. L’attention de C. est attirée plutôt par F.M. Marinetti qui réunit autour de sa revue « Poesia » de jeunes écrivains engagés dans le renouveau littéraire italien. Paolo Buzzi a publié dans cette revue<text:s/></text:span><text:span text:style-name="T1997">L’esilio,<text:s/></text:span><text:span text:style-name="T1998">une œuvre « d’un talent puissant » (p. 558). C. rappelle ensuite le volume<text:s/></text:span><text:span text:style-name="T1999">La cultura italiana</text:span><text:span text:style-name="T2000"><text:s/>(Firenze, Lumachi) de E. Prezzolini et G. Papini, où les deux écrivains font un diagnostic accablant de la culture italienne. Papini est également l’auteur de<text:s/></text:span><text:span text:style-name="T2001">Il crepuscolo dei filosofi</text:span><text:span text:style-name="T2002"><text:s/>(Milano, Libr. Ed. Lombarda), un ouvrage qui célèbre la fin de la philosophie. Papini, dont le style « est celui d’un polémiste spirituel et extrêmement intelligent » (p. 559), montre, selon C., de ne pas comprendre que Schopenhauer et Nietzsche continuent Kant. En effet ces deux philosophes ont placé au centre de leurs théories la notion kantienne de Volonté, aboutissant l’un à la Volonté de la Douleur, l’autre à la Volonté de Puissance. Dans un autre ouvrage,<text:s/></text:span><text:span text:style-name="T2003">Il tragico quotidiano</text:span><text:span text:style-name="T2004"><text:s/>(Firenze, Lumachi), Papini évoque les thèmes qui hantent les esprits de ses contemporains : « celui du sens religieux nouveau, d’où nâitront l’esthétique et la morale nouvelle ; et celui du centre méditerranéen moderne qui doit répandre sur le<text:s/></text:span><text:soft-page-break/><text:span text:style-name="T2005">monde une très grande action spirituelle » (p. 560). Le centre « méditerranéen » de l’époque moderne est, pour Papini, Rome, alors que C. pense que ce centre ne pourrait être que Paris. Selon C., l’œuvre de Papini et de Prezzolini « est sans conteste celle des plus forts “illuminés” italiens, englobés dans cet énorme mouvement spiritualiste qui renouvelle toute la philosophie, l’esthétique et la jeune littérature du monde, et qui tend à la nouvelle affirmation morale et religieuse » (p. 561). Dans le<text:s/></text:span><text:span text:style-name="T2006">Memento,</text:span><text:span text:style-name="T2007"><text:s/>C. rappelle quelques espoirs du jeune théâtre italien : Enrico Corradini a fait représenter<text:s/></text:span><text:span text:style-name="T2008">Charlotte Corday</text:span><text:span text:style-name="T2009"><text:s/>(mais la pièce n’a pas été accueillie avec succès) ; Ercole Rivalta a publié<text:s/></text:span><text:span text:style-name="T2010">David<text:s/></text:span><text:span text:style-name="T2011">(Roma, Piva) un « très fort poème dramatique » ; Roberto Bracco a fait représenter<text:s/></text:span><text:span text:style-name="T2012">Fantasmi,</text:span><text:span text:style-name="T2013"><text:s/>un drame psychopatologique et M.V. Morello a fait représenter<text:s/></text:span><text:span text:style-name="T2014">La flotta degli emigranti,<text:s/></text:span><text:span text:style-name="T2015">des « pages de politique contemporaine dramatisée » (p. 561).</text:span></text:p>
      <text:p text:style-name="P2016"/>
      <text:h text:style-name="Titre1" text:outline-level="1"><text:span text:style-name="T2017">1907 </text:span><text:span text:style-name="T2018">‑ 7</text:span></text:h>
      <text:p text:style-name="byline">Canudo Ricciotto</text:p>
      <text:p text:style-name="rubric">Variétés</text:p>
      <text:p text:style-name="P2019">15‑II‑1907, T. LXV, n. 232, p. 759‑762.</text:p>
      <text:p text:style-name="P2020">Annonçant qu’on a commencé de nouveau des fouilles au château d’Amboise dans le but de retrouver les débris physiques de Léonard, C. fait remarquer que, comme l’a rappelé l’abbé de Bosseboeuf dans une lettre adressée au journal « L’Éclair », Ludovic le More mourut également en Touraine. C’est l’occasion pour C. d’arrêter son attention sur ce personnage, qu’il considère comme étant le type le plus parfait du « prince » de la Renaissance.</text:p>
      <text:p text:style-name="P2021"/>
      <text:h text:style-name="Titre1" text:outline-level="1"><text:span text:style-name="T2022">1907 </text:span><text:span text:style-name="T2023">‑ 8</text:span></text:h>
      <text:p text:style-name="byline">de Bury R.</text:p>
      <text:p text:style-name="rubric">Les Journaux</text:p>
      <text:p text:style-name="P2024">1‑III‑1907, T. LXVI, n. 233, p. 149‑152 [149‑151].</text:p>
      <text:p text:style-name="P2025"><text:span text:style-name="T2026">Le « Figaro » du 17</text:span><text:span text:style-name="T2027">‑II a publié un article d’Édouard Rod sur Carducci. La poésie de Carducci y est présentée comme empreignée de politique nationaliste. Considérant son irrédentisme, le journaliste rapproche Carducci de Déroulède, car, de son avis il n’y a aucune différence entre un Italien qui réclame Trieste et un Français qui réclame Strasbourg. Si Carducci a toujours été anticlérical, sur un plan politique, de républicain il est devenu monarchique (un changement qui<text:s/></text:span><text:span text:style-name="T2028">‑ le journaliste observe</text:span><text:span text:style-name="T2029">‑t</text:span><text:span text:style-name="T2030">‑il </text:span><text:span text:style-name="T2031">‑<text:s/>lui a fait gagner un fauteuil de sénateur et les hommages de la classe politique, mais il lui a fait perdre la popularité parmi les jeunes). La poésie de Carducci est, selon Rod, une poésie « publique ». Et de Bury de conclure qu’il faut considérer Carducci comme « un Leconte de Lisle qui aurait mis en vers son<text:s/></text:span><text:span text:style-name="T2032">Petit catéchisme républicain</text:span><text:span text:style-name="T2033"><text:s/>et son<text:s/></text:span><text:span text:style-name="T2034">Histoire populaire du christianisme</text:span><text:span text:style-name="T2035"> » (p. 151) mais il faut aussi être conscient de l’inutilité de formuler en vers de pareils propos.</text:span></text:p>
      <text:p text:style-name="P2036"/>
      <text:h text:style-name="Titre1" text:outline-level="1"><text:span text:style-name="T2037">1907 </text:span><text:span text:style-name="T2038">‑ 9</text:span></text:h>
      <text:p text:style-name="byline">[Rédaction]</text:p>
      <text:p text:style-name="rubric">Échos</text:p>
      <text:p text:style-name="P2039"><text:span text:style-name="T2040">1</text:span><text:span text:style-name="T2041">‑III</text:span><text:span text:style-name="T2042">‑1907, T. LXVI, n. 233, p. 187</text:span><text:span text:style-name="T2043">‑192 [191]</text:span></text:p>
      <text:soft-page-break/>
      <text:p text:style-name="P2044">A partir d’un appel lancé à travers un journal italien par Domenico Oliva pour venir en aide à un poète, un mouvement s’est créé en Italie sur la nécessité que le gouvernement se préoccupe du sort des poètes, en accordant des pensions viagères pour les hommes de lettres en détresse.</text:p>
      <text:p text:style-name="P2045"/>
      <text:h text:style-name="Titre1" text:outline-level="1"><text:span text:style-name="T2046">1907 </text:span><text:span text:style-name="T2047">‑ 10</text:span></text:h>
      <text:p text:style-name="byline">Péladan</text:p>
      <text:p text:style-name="rubric">Les trois traités doctrinaux de Dante</text:p>
      <text:p text:style-name="P2048">15‑III‑1907, T. LXVI, n. 234, p. 212‑228.</text:p>
      <text:p text:style-name="P2049"><text:span text:style-name="T2050">P. propose une nouvelle interprétation des traités doctrinaux de Dante. Il veut démontrer que le traité<text:s/></text:span><text:span text:style-name="T2051">De vulgari eloquentia</text:span><text:span text:style-name="T2052"><text:s/>n’est pas un<text:s/></text:span><text:span text:style-name="T2053">art poétique,</text:span><text:span text:style-name="T2054"><text:s/>mais plutôt un « manuel de cryptographie » car il était destiné aux « lettrés de sa communion, pour leur apprendre à bien lire le<text:s/></text:span><text:span text:style-name="T2055">Canzoniere<text:s/></text:span><text:span text:style-name="T2056">et à généraliser la chanson maçonnique comme moyen sûr d’exprimer les idées de la secte, sans éveiller les soupçons de l’inquisiteur » (p. 219). Le traité<text:s/></text:span><text:span text:style-name="T2057">De Monarchia</text:span><text:span text:style-name="T2058"><text:s/>montre que la politique de Dante découle de sa croyance et, surtout, qu’il aime l’empereur par haine du pape. Donc, il ne faut pas se borner à voir en Dante un partisan de l’empereur. A ce propos, P. renvoie aux nouvelles vues exprimées par Rossetti dans son ouvrage :</text:span><text:span text:style-name="T2059"><text:s/>De l’esprit anti</text:span><text:span text:style-name="T2060">‑papal qui produisit la Réforme.</text:span><text:span text:style-name="T2061"><text:s/>C’est le traité du<text:s/></text:span><text:span text:style-name="T2062">Convivio</text:span><text:span text:style-name="T2063"><text:s/>qui, selon P., contient la véritable pensée de Dante.</text:span></text:p>
      <text:p text:style-name="P2064"/>
      <text:h text:style-name="Titre1" text:outline-level="1"><text:span text:style-name="T2065">1907 </text:span><text:span text:style-name="T2066">‑ 11</text:span></text:h>
      <text:p text:style-name="byline">Merki Charles</text:p>
      <text:p text:style-name="rubric">Archéologie, Voyages</text:p>
      <text:p text:style-name="P2067">15‑III‑1907, T. LXVI, n. 234, p. 326‑330 [326‑327].</text:p>
      <text:p text:style-name="P2068"><text:span text:style-name="T2069">Compte rendu de : Roger Peyre,<text:s/></text:span><text:span text:style-name="T2070">Padoue et Vérone,</text:span><text:span text:style-name="T2071"><text:s/>Laurens, Coll. « Villes d’art célèbres ». Il s’agit, selon M., d’un travail renseigné, mais qui renonce à toute description topographique.</text:span></text:p>
      <text:p text:style-name="P2072"/>
      <text:h text:style-name="Titre1" text:outline-level="1"><text:span text:style-name="T2073">1907 </text:span><text:span text:style-name="T2074">‑ 12</text:span></text:h>
      <text:p text:style-name="byline">Leclère Tristan</text:p>
      <text:p text:style-name="rubric">Art ancien</text:p>
      <text:p text:style-name="P2075">15‑III‑1907, T. LXVI, n. 234, p. 347‑352 [347‑349 ; 349‑350 ; 350].</text:p>
      <text:p text:style-name="P2076"><text:span text:style-name="T2077">Compte rendu de : Teodor de Wizewa,<text:s/></text:span><text:span text:style-name="T2078">Les Maîtres italiens d’autrefois,</text:span><text:span text:style-name="T2079"><text:s/>Perrin (ouvrage où l’auteur, selon L., s’est limité à noter ses impressions d’homme très informé). ; Giorgio Vasari,<text:s/></text:span><text:span text:style-name="T2080">Filippo Lippi et Botticelli<text:s/></text:span><text:span text:style-name="T2081">(traduction de la première partie des<text:s/></text:span><text:span text:style-name="T2082">Vite,</text:span><text:span text:style-name="T2083"><text:s/>éditée sous la forme d’un précieux manuel de poche) ; Louis Gillet,<text:s/></text:span><text:span text:style-name="T2084">Raphaël,</text:span><text:span text:style-name="T2085"><text:s/>Librairie de l’Art (un manuel pédagogique). Dans le<text:s/></text:span><text:span text:style-name="T2086">Memento,</text:span><text:span text:style-name="T2087"><text:s/>L. annonce l’oeuvre de C. Bayet sur Giotto à Assise et la publication, par le même critique, d’un fascicule,<text:s/></text:span><text:span text:style-name="T2088">Siena monumentale,</text:span><text:span text:style-name="T2089"><text:s/>qui contient des reproductions des peintures du Palais public de Sienne.</text:span></text:p>
      <text:p text:style-name="P2090"/>
      <text:soft-page-break/>
      <text:h text:style-name="Titre1" text:outline-level="1"><text:span text:style-name="T2091">1907 </text:span><text:span text:style-name="T2092">‑ 13</text:span></text:h>
      <text:p text:style-name="byline">[Rédaction]</text:p>
      <text:p text:style-name="rubric">Échos</text:p>
      <text:p text:style-name="P2093">15‑III‑1907, T. LXVI, n. 234, p. 377‑384 [380‑381 ; 381 ; 383].</text:p>
      <text:p text:style-name="P2094"><text:span text:style-name="T2095">Dans un passage sous le titre de<text:s/></text:span><text:span text:style-name="T2096">Carducci en Autriche,</text:span><text:span text:style-name="T2097"><text:s/>on évoque les difficultés de diffusion de l’oeuvre de Carducci en Autriche. La censure autrichienne a toujours été très rigoureuse avec Carducci (en interdisant en 1883<text:s/></text:span><text:span text:style-name="T2098">Satana et polemiche sataniche,</text:span><text:span text:style-name="T2099"><text:s/>en 1884 ses<text:s/></text:span><text:span text:style-name="T2100">Giambi ed Epodi</text:span><text:span text:style-name="T2101"><text:s/>et ses<text:s/></text:span><text:span text:style-name="T2102">Confessioni e battaglie,<text:s/></text:span><text:span text:style-name="T2103">en 1887 ses<text:s/></text:span><text:span text:style-name="T2104">Odi barbare,<text:s/></text:span><text:span text:style-name="T2105">en 1889 plusieurs volumes de l’édition complète). A présent, Trieste lui a dédicacé l’une de ses rues centrales.</text:span></text:p>
      <text:p text:style-name="P2106"><text:span text:style-name="T2107">Un autre passage,<text:s/></text:span><text:span text:style-name="T2108">Leopardi et l’« Hymne à Satan »,</text:span><text:span text:style-name="T2109"><text:s/>propose un rapprochement entre l’hymne<text:s/></text:span><text:span text:style-name="T2110">Ad<text:s/></text:span><text:span text:style-name="T2111">Arimane de Leopardi et<text:s/></text:span><text:span text:style-name="T2112">l’Inno a Satana</text:span><text:span text:style-name="T2113"><text:s/>di Carducci.</text:span></text:p>
      <text:p text:style-name="P2114">Une nouvelle brève annonce la fondation, à Lugano, d’une revue internationale de libres études, rédigée en partie en français et en partie en italien : « Coenobium ».</text:p>
      <text:p text:style-name="P2115"/>
      <text:h text:style-name="Titre1" text:outline-level="1"><text:span text:style-name="T2116">1907 </text:span><text:span text:style-name="T2117">‑ 14</text:span></text:h>
      <text:p text:style-name="byline">Péladan</text:p>
      <text:p text:style-name="rubric">Les trois traités doctrinaux de Dante, [suite]</text:p>
      <text:p text:style-name="P2118">1‑IV‑1907, T. LXVI, n. 235, p. 408‑418.</text:p>
      <text:p text:style-name="P2119"><text:span text:style-name="T2120">L’étude continue l’analyse du<text:s/></text:span><text:span text:style-name="T2121">Convivio</text:span><text:span text:style-name="T2122"><text:s/>commencée dans le numéro précédent (</text:span><text:span text:style-name="T2123">cf.</text:span><text:span text:style-name="T2124"><text:s/>fiche<text:s/></text:span><text:span text:style-name="T2125">1907 – 6</text:span><text:span text:style-name="T2126">)</text:span><text:span text:style-name="T2127">.</text:span><text:span text:style-name="T2128"><text:s/>Dante est, selon P., un mystique d’une essence spéciale « puisqu’il invoque sans cesse la raison contre Rome tout en escaladant les sommets de l’illuminisme à la suite de S. Denis » (p. 416). La religion de Dante a inspiré le chef-d’œuvre du XIXe siècle : Parsifal. P. conclut : « J’indiquerai le sens de l’œuvre dantesque en évoquant la saveur du Graal. Aimfortas, le roi</text:span><text:span text:style-name="T2129">‑pécheur, le pontife coupable, incarne l’Église romaine […]. Il faut qu’un pur, un parfait, un ingénu vienne le guérir et le remplacer dans sa fonction. Le Parsifal de Dante s’appelle l’empereur des Romains. […] L’idéal de Dante plane encore sur nous, ravivé par le génie de Wagner » (p. 418).</text:span></text:p>
      <text:p text:style-name="P2130"/>
      <text:h text:style-name="Titre1" text:outline-level="1"><text:span text:style-name="T2131">1907 </text:span><text:span text:style-name="T2132">‑ 15</text:span></text:h>
      <text:p text:style-name="byline">Canudo Ricciotto</text:p>
      <text:p text:style-name="rubric">Lettres italiennes</text:p>
      <text:p text:style-name="P2133">1‑IV‑1907, T. LXVI, n. 235, p. 540‑546.</text:p>
      <text:p text:style-name="P2134"><text:span text:style-name="T2135">D’Annunzio a publié une nouvelle rédaction de<text:s/></text:span><text:span text:style-name="T2136">Più che l’amore</text:span><text:span text:style-name="T2137"><text:s/>(Milano, Treves). Dans sa nouvelle préface, D’Annunzio explique l’analogie entre son modèle de tragédie et la tragédie des anciens. Mais, pour C.,<text:s/></text:span><text:span text:style-name="T2138">Più che l’amore</text:span><text:span text:style-name="T2139"><text:s/>n’est pas une véritable tragédie car le crime du protagoniste n’est « ni immoral, ni anormal, il est laid, parce que stérile » (p. 542). D’ailleurs, le public et la critique italiens se sont insurgés contre l’immoralité de la pièce. En effet il est difficile pour les spectateurs d’avoir conscience de se trouver devant « une œuvre de poésie, et non devant une réalité empirique » (p. 543). C. signale ensuite la parution d’une traduction italienne de Shakespeare :<text:s/></text:span><text:span text:style-name="T2140">Re Lear</text:span><text:span text:style-name="T2141"><text:s/>(Torino, Bocca) : Antonio Cippico a traduit Shakespeare par une succession de prose et de vers qui reproduit l’alternance analogue de l’original anglais. L’éditeur Laterza a publié une belle traduction (de K.E. Neumann et G. De Lorenzo) de<text:s/></text:span><text:span text:style-name="T2142">I discorsi di Gotamo Bouddho.</text:span><text:span text:style-name="T2143"><text:s/>L’étude de Luigi Cucinotta,<text:s/></text:span><text:span text:style-name="T2144">La<text:s/></text:span><text:soft-page-break/><text:span text:style-name="T2145">poesia del dolore e del focolare nell’opera di G. Pascoli</text:span><text:span text:style-name="T2146"><text:s/>(Messina, Muglia), souligne le pathétique sentimental excessif de P. Dans le<text:s/></text:span><text:span text:style-name="T2147">Memento,</text:span><text:span text:style-name="T2148"><text:s/>avant de proposer comme d’habitude une liste d’ouvrages remarquables (</text:span><text:span text:style-name="T2149">cf. Annexes</text:span><text:span text:style-name="T2150">), C. rappelle que Fausto Maria Martini, dont la traduction italienne de<text:s/></text:span><text:span text:style-name="T2151">Bruges. La morte</text:span><text:span text:style-name="T2152"><text:s/>vient de paraître, a publié un livre de vers<text:s/></text:span><text:span text:style-name="T2153">Le piccole morte.</text:span></text:p>
      <text:p text:style-name="P2154"><text:span text:style-name="T2155">Memento:</text:span></text:p>
      <text:p text:style-name="P2156"><text:span text:style-name="T2157">Luigi Siciliani,<text:s/></text:span><text:span text:style-name="T2158">Rime della lontananza,<text:s/></text:span><text:span text:style-name="T2159">Roma, Modes ;</text:span></text:p>
      <text:p text:style-name="P2160"><text:span text:style-name="T2161">G. Rensi,<text:s/></text:span><text:span text:style-name="T2162">L’immoralismo di Nietzsche,<text:s/></text:span><text:span text:style-name="T2163">Genova, « Rivista Ligure » ;</text:span></text:p>
      <text:p text:style-name="P2164"><text:span text:style-name="T2165">F. Novati, Rodolfo Renier,<text:s/></text:span><text:span text:style-name="T2166">I Disciplinati dell’Umbria nel 1260,<text:s/></text:span><text:span text:style-name="T2167">in « Giorn. stor. lett. it. » ;</text:span></text:p>
      <text:p text:style-name="P2168"><text:span text:style-name="T2169">V.A. Arullani,<text:s/></text:span><text:span text:style-name="T2170">V. Hugo lirico,</text:span><text:span text:style-name="T2171"><text:s/>Napoli, Pironti ;</text:span></text:p>
      <text:p text:style-name="P2172"><text:span text:style-name="T2173">F. Torraca,</text:span><text:span text:style-name="T2174"><text:s/>La Divina commedia,</text:span><text:span text:style-name="T2175"><text:s/>Milano, Soc. Ed. Dante Alighieri ;</text:span></text:p>
      <text:p text:style-name="P2176"><text:span text:style-name="T2177">C. Del Balzo,<text:s/></text:span><text:span text:style-name="T2178">Gente nuova</text:span><text:span text:style-name="T2179"><text:s/>(roman), Torino, Roux</text:span><text:span text:style-name="T2180">‑Viarengo ;</text:span></text:p>
      <text:p text:style-name="P2181"><text:span text:style-name="T2182">E. Calandra,<text:s/></text:span><text:span text:style-name="T2183">A guerra aperta,</text:span><text:span text:style-name="T2184"><text:s/>Torino, Roux</text:span><text:span text:style-name="T2185">‑Viarengo ;</text:span></text:p>
      <text:p text:style-name="P2186"><text:span text:style-name="T2187">A. Magnaghi,<text:s/></text:span><text:span text:style-name="T2188">Le relazioni universali di G. Botero,</text:span><text:span text:style-name="T2189"><text:s/>Torino, Clausen ;</text:span></text:p>
      <text:p text:style-name="P2190"><text:span text:style-name="T2191">Mevio Gabellini,<text:s/></text:span><text:span text:style-name="T2192">Vita bella,</text:span><text:span text:style-name="T2193"><text:s/>Bologna, Beltrami ;</text:span></text:p>
      <text:p text:style-name="P2194"><text:span text:style-name="T2195">Andolfi Otello<text:s/></text:span><text:span text:style-name="T2196">È un altro libro di versi,</text:span><text:span text:style-name="T2197"><text:s/>Roma, La Vita Letteraria ;</text:span></text:p>
      <text:p text:style-name="P2198"><text:span text:style-name="T2199">Sante Bargellini,<text:s/></text:span><text:span text:style-name="T2200">Novelle d’arte,</text:span><text:span text:style-name="T2201"><text:s/>Roma, G. Voghera ;</text:span></text:p>
      <text:p text:style-name="P2202"><text:span text:style-name="T2203">Guido Falorsi,<text:s/></text:span><text:span text:style-name="T2204">Firenze brutta,</text:span><text:span text:style-name="T2205"><text:s/>Firenze, Lumachi ;</text:span></text:p>
      <text:p text:style-name="P2206"><text:span text:style-name="T2207">Raffaello de Rensis,<text:s/></text:span><text:span text:style-name="T2208">Rinascenza sannitica,</text:span><text:span text:style-name="T2209"><text:s/>Milano, « Pensiero latino » ;</text:span></text:p>
      <text:p text:style-name="P2210"><text:span text:style-name="T2211">Raffaello de Rensis,<text:s/></text:span><text:span text:style-name="T2212">L’anima d’un poeta,</text:span><text:span text:style-name="T2213"><text:s/>Roma ;</text:span></text:p>
      <text:p text:style-name="P2214"><text:span text:style-name="T2215">Raffaello de Rensis,<text:s/></text:span><text:span text:style-name="T2216">D. Lorenzo Perosi,</text:span><text:span text:style-name="T2217"><text:s/>Roma ;</text:span></text:p>
      <text:p text:style-name="P2218"><text:span text:style-name="T2219">Giuseppe Rensi,<text:s/></text:span><text:span text:style-name="T2220">La morale,</text:span><text:span text:style-name="T2221"><text:s/>« Rivista di Bologna » ;</text:span></text:p>
      <text:p text:style-name="P2222"><text:span text:style-name="T2223">Julian Luchaire,<text:s/></text:span><text:span text:style-name="T2224">L’Évolution intellectuelle de l’Italie de 1815 à 1830,</text:span><text:span text:style-name="T2225"><text:s/>Paris, Hachette ;</text:span></text:p>
      <text:p text:style-name="P2226"><text:span text:style-name="T2227">Wagner,<text:s/></text:span><text:span text:style-name="T2228">Epistolario,<text:s/></text:span><text:span text:style-name="T2229">trad. G. Petrucci, Prefazione di Jolanda, Milano, Solmi ;</text:span></text:p>
      <text:p text:style-name="P2230"><text:span text:style-name="T2231">Lo Forte</text:span><text:span text:style-name="T2232">‑Randi,</text:span><text:span text:style-name="T2233"><text:s/>Menzogne<text:s/></text:span><text:span text:style-name="T2234">(une critique de Max Nordau), Palermo, Geber.</text:span></text:p>
      <text:p text:style-name="P2235"/>
      <text:h text:style-name="Titre1" text:outline-level="1"><text:span text:style-name="T2236">1907 </text:span><text:span text:style-name="T2237">‑ 16</text:span></text:h>
      <text:p text:style-name="byline">[AA.VV.]</text:p>
      <text:p text:style-name="rubric">La question religieuse. Enquête internationale</text:p>
      <text:p text:style-name="P2238">15‑IV‑1907, T. LXVI, n. 236, p. 577‑622.</text:p>
      <text:p text:style-name="P2239">L’enquête internationale du « Mercure de France » sur la question religieuse s’adresse aussi à différentes personnalités de la culture italienne. La question posée est la suivante : l’époque contemporaine va vers la dissolution ou l’évolution du sentiment religieux ?</text:p>
      <text:p text:style-name="P2240">Réponse de G. Sergi (p. 581‑582) : l’époque contemporaine ne va ni vers la dissolution de l’idée religieuse et du sentiment religieux, ni vers leur évolution. Il s’agit plutôt d’une phase historique vers l’émancipation de toute autorité.</text:p>
      <text:p text:style-name="P2241">Réponse de Guglielmo Ferrero (p. 608‑609) : dans la société qui est en train de se forger la religion ne pourra plus servir de frein moral : « Il me semble probable que [...] les doctrines qui servent aujourd’hui à créer la mentalité des masses deviendront trop simples pour le rôle que les masses populaires semblent destinées à jouer. Il ne suffira plus [...] d’apprendre au paysan et à l’ouvrier qu’il ne faut ni tuer ni voler. Il faudra leur donner la conscience des autres devoirs, très nombreux et très compliqués, qu’ils doivent accomplir pour que la société fonctionne bien » (p. 609).</text:p>
      <text:p text:style-name="P2242"/>
      <text:soft-page-break/>
      <text:h text:style-name="Titre1" text:outline-level="1"><text:span text:style-name="T2243">1907 </text:span><text:span text:style-name="T2244">‑ 17</text:span></text:h>
      <text:p text:style-name="byline">[AA.VV.]</text:p>
      <text:p text:style-name="rubric">La question religieuse. Enquête internationale [suite]</text:p>
      <text:p text:style-name="P2245">1‑V‑1907, T. LXVII, n. 237, p. 40‑71.</text:p>
      <text:p text:style-name="P2246">Réponse de Romolo Murri (p. 41‑42) : dans l’époque contemporaine le sentiment religieux subit une évolution, mais il ne pourra pas disparaître. Réponse d’Antonio Fogazzaro (p. 49‑51) : le sentiment religieux est essentiel dans la nature humaine. Donc, l’idée religieuse ne peut pas arriver à dissolution, même si elle évolue, notamment vers une forme plus personnellement et intimement vécue : « Nous allons vers une conception religieuse où le dogme tiendra une très grande place, mais où les relations entre l’intelligence humaine et le dogme seront des relations de foi vivante dépassant les formules, plongeant dans le mystère, y puisant l’amour, la force, la vie à traduire en action » (p. 50‑51).</text:p>
      <text:p text:style-name="P2247">Réponse de Vilfredo Pareto (p. 59‑60) : l’Europe est impliqueé par un changement profond qui fait perdre du terrain aux religions avec un Dieu personnel ; ce sont plutôt les religions humanitaires, pacifistes et socialistes qui s’imposent, même si le rôle du catholicisme n’est pas encore fini.</text:p>
      <text:p text:style-name="P2248"/>
      <text:h text:style-name="Titre1" text:outline-level="1"><text:span text:style-name="T2249">1907 </text:span><text:span text:style-name="T2250">‑ 18</text:span></text:h>
      <text:p text:style-name="byline">[AA.VV.]</text:p>
      <text:p text:style-name="rubric">La question religieuse. Enquête internationale (suite)</text:p>
      <text:p text:style-name="P2251">15‑V‑1907, T. LXVII, n. 238, p. 218‑249.</text:p>
      <text:p text:style-name="P2252">Réponse d’Ernesto Buonaiuti (p. 238‑239) : l’époque contemporaine ne peut pas aller dans le sens de la disparition du sentiment religieux, car la dissolution du sentiment religieux est une absurdité psychologique.</text:p>
      <text:p text:style-name="P2253"/>
      <text:h text:style-name="Titre1" text:outline-level="1"><text:span text:style-name="T2254">1907 </text:span><text:span text:style-name="T2255">‑ 19</text:span></text:h>
      <text:p text:style-name="byline">Merki Charles</text:p>
      <text:p text:style-name="rubric">Archéologie, Voyages</text:p>
      <text:p text:style-name="P2256"><text:span text:style-name="T2257">15</text:span><text:span text:style-name="T2258">‑V</text:span><text:span text:style-name="T2259">‑1907, T. LXVII, n. 238, p. 320</text:span><text:span text:style-name="T2260">‑325 [322</text:span><text:span text:style-name="T2261">‑323].</text:span></text:p>
      <text:p text:style-name="P2262"><text:span text:style-name="T2263">Compte rendu de René Schneider,<text:s/></text:span><text:span text:style-name="T2264">Rome,</text:span><text:span text:style-name="T2265"><text:s/>Hachette. M. observe qu’il s’agit, plus que d’un livre de voyage, d’un livre où l’on cherche à déterminer la physionomie de Rome à travers l’histoire.</text:span></text:p>
      <text:p text:style-name="P2266"/>
      <text:h text:style-name="Titre1" text:outline-level="1"><text:span text:style-name="T2267">1907 </text:span><text:span text:style-name="T2268">‑ 20</text:span></text:h>
      <text:p text:style-name="byline">Asteriotis Démétrius</text:p>
      <text:p text:style-name="rubric">Lettres néo‑grecques</text:p>
      <text:p text:style-name="P2269"><text:span text:style-name="T2270">15</text:span><text:span text:style-name="T2271">‑V</text:span><text:span text:style-name="T2272">‑1907, T. LXVII, n. 238, p. 364</text:span><text:span text:style-name="T2273">‑369 [365</text:span><text:span text:style-name="T2274">‑366].</text:span></text:p>
      <text:p text:style-name="P2275">A. rapporte que, à l’occasion de la mort de Carducci, tous les journaux et tous les périodiques grecs ont consacré des articles à ce « génial poète en qui s’est incarnée l’Italie renaissante. Il faut croire, toutefois, que le caractère politique de certaines parties de son oeuvre l’emporte sur le reste aux yeux de tous, puisque nul s’avise de rapprocher, comme il convient, l’initiative de Carducci, en matière de mètres anciens modernisés, de celle de Stéphanos Martzokis » (p. 366).</text:p>
      <text:p text:style-name="P2276"/>
      <text:h text:style-name="Titre1" text:outline-level="1"><text:span text:style-name="T2277">1907 </text:span><text:span text:style-name="T2278">‑ 21</text:span></text:h>
      <text:p text:style-name="byline">[AA.VV.]</text:p>
      <text:p text:style-name="rubric">La question religieuse. Enquête internationale [suite]</text:p>
      <text:p text:style-name="P2279">1‑VI‑1907, T. LXVII, n. 239, p. 421‑452.</text:p>
      <text:p text:style-name="P2280">Réponse de Cesare Lombroso (p. 434‑435) : les religions s’appuient sur des erreurs engendrées par des besoins humains. Aucune évolution n’est possible, même si les différentes religions (y compris la religion catholique) sont contraintes de s’adapter à la culture des peuples.</text:p>
      <text:p text:style-name="P2281"/>
      <text:h text:style-name="Titre1" text:outline-level="1"><text:span text:style-name="T2282">1907 </text:span><text:span text:style-name="T2283">‑ 22</text:span></text:h>
      <text:p text:style-name="byline">[Albert Henri]</text:p>
      <text:p text:style-name="rubric">Lettres alemandes</text:p>
      <text:p text:style-name="P2284">1‑VI‑1907, T. LXVII, n. 239, p. 543‑547.</text:p>
      <text:p text:style-name="P2285">A. annonce la parution de la traduction allemande des lettres de Catherine de Sienne (Leipzig, Zeitler) (p. 544). Par ailleur, il se rejouit du fait que l’oeuvre de Burckhardt a eu une nouvelle édition en France (Plon, réédition, en format de poche, de la traduction de Schmitt) (p. 545‑546).</text:p>
      <text:p text:style-name="P2286"/>
      <text:h text:style-name="Titre1" text:outline-level="1"><text:span text:style-name="T2287">1907 </text:span><text:span text:style-name="T2288">‑ 23</text:span></text:h>
      <text:p text:style-name="byline">Canudo Ricciotto</text:p>
      <text:p text:style-name="rubric">Lettres italiennes</text:p>
      <text:p text:style-name="P2289">1‑VI‑1907, T. LXVII, n. 239, p. 547‑553.</text:p>
      <text:p text:style-name="P2290"><text:span text:style-name="T2291">Domenico Gnoli vient de publier (sous son pseudonyme habituel : Giulio Orsini) un volume de<text:s/></text:span><text:span text:style-name="T2292">Poesie edite ed inedite</text:span><text:span text:style-name="T2293"><text:s/>(Torino</text:span><text:span text:style-name="T2294">‑Roma, Soc. Tip. Ed. Nazionale). Il démontre avoir cessé « d’être un poète de second ordre […]. Il est plus souple que D’Annunzio, plus nerveux et plus inspiré que Pascoli, […] plus jeune qu’eux dans son art » (p. 547). Après avoir cité une étude critique d’Annibale Pastore sur Giovanni Maria Guyau (</text:span><text:span text:style-name="T2295">G.M. Guyau e la genesi dell’idea di tempo,</text:span><text:span text:style-name="T2296"><text:s/>Lugano « Coenobium »), C. rappelle l’importante activité de vulgarisation d’œuvres de culture générale assurée par des maisons d’édition italiennes, notamment par Laterza : il cite l’</text:span><text:span text:style-name="T2297">Enciclopedia delle Scienze filosofiche</text:span><text:span text:style-name="T2298"><text:s/>di Hegel (parue avec une préface de Benedetto Croce), la<text:s/></text:span><text:span text:style-name="T2299">Critica del giudizio<text:s/></text:span><text:span text:style-name="T2300">di Kant, traduite par Alfredo Gargiulo, et les oeuvres de Giordano Bruno (</text:span><text:span text:style-name="T2301">Dialoghi metafisici</text:span><text:span text:style-name="T2302">) éditées par Giovanni Gentile. Cette dernière édition s’impose, d’autant plus que Giordano Bruno est, avec Vico, l’un des rares philosophes italiens : « L’Italie […] n’a eu que des penseurs […] Elle n’a pas eu de philosophes, car […] la différence entre un philosophe et un penseur consiste en ceci, que le premier compose un système, basé sur une ou quelques données très simples, d’où s’élève toute une vision métaphysique, esthétique et morale de la vie, tandis que l’autre, le penseur, n’est pas un créateur de système, mais simplement un créateur contingent » (p. 552). Toujours dans le domaine de la philosophie, C. cite le volume de Giovanni Calò,<text:s/></text:span><text:span text:style-name="T2303">Il problema della libertà nel pensiero contemporaneo</text:span><text:span text:style-name="T2304"><text:s/>(ed. Sandron), qui étudie la formation des dernières écoles philosophiques de la Contingence et du Pragmatisme. Paolo Savj Lopez a publié un ouvrage (</text:span><text:span text:style-name="T2305">Trovatori e poeti,</text:span><text:span text:style-name="T2306"><text:s/>Milano, Sandron) consacré à l’étude de<text:s/></text:span><text:soft-page-break/><text:span text:style-name="T2307">lyriques anciennes. A la fin de sa chronique, C. rappelle l’activité des hommes de lettres réunis autour de la revue « La Vita Letteraria » de Rome. Parmi les publications de « La Vita Letteraria », il cite notamment : M.G. Darchini,<text:s/></text:span><text:span text:style-name="T2308">Anime vive e anime morte ;<text:s/></text:span><text:span text:style-name="T2309">M.A. Onofri,<text:s/></text:span><text:span text:style-name="T2310">Liriche ;<text:s/></text:span><text:span text:style-name="T2311">Ridolfo Peruzzi,<text:s/></text:span><text:span text:style-name="T2312">Canto delle stagioni ;</text:span><text:span text:style-name="T2313"><text:s/>Francesco Margaritis,<text:s/></text:span><text:span text:style-name="T2314">Canto d’autunno ;<text:s/></text:span><text:span text:style-name="T2315">Salvatore Giuliano,<text:s/></text:span><text:span text:style-name="T2316">Le ore mattutine ;<text:s/></text:span><text:span text:style-name="T2317">Francesco Biondolillo,<text:s/></text:span><text:span text:style-name="T2318">Ali in cielo.</text:span></text:p>
      <text:p text:style-name="P2319">Memento :</text:p>
      <text:p text:style-name="P2320"><text:span text:style-name="T2321">Leo G. Sera,<text:s/></text:span><text:span text:style-name="T2322">Sulle traccie della vita,</text:span><text:span text:style-name="T2323"><text:s/>Roma, Lux ;</text:span></text:p>
      <text:p text:style-name="P2324"><text:span text:style-name="T2325">W. Williamson,<text:s/></text:span><text:span text:style-name="T2326">La legge suprema<text:s/></text:span><text:span text:style-name="T2327">(trad. E. Ferraris), Milano, Ars Regia ;</text:span></text:p>
      <text:p text:style-name="P2328"><text:span text:style-name="T2329">Guglielmo Policastro,</text:span><text:span text:style-name="T2330"><text:s/>Lo stato d’anima dell’Italia contemporanea,</text:span><text:span text:style-name="T2331"><text:s/>Catania, Battiato ;</text:span></text:p>
      <text:p text:style-name="P2332"><text:span text:style-name="T2333">Benedetto Croce,</text:span><text:span text:style-name="T2334"><text:s/>Materialismo storico ed economia marxista,</text:span><text:span text:style-name="T2335"><text:s/>Palermo, Sandron ;</text:span></text:p>
      <text:p text:style-name="P2336"><text:span text:style-name="T2337">G. Tarozzi,<text:s/></text:span><text:span text:style-name="T2338">La varietà infinita dei fatti e la libertà morale,</text:span><text:span text:style-name="T2339"><text:s/>Milano, Sandron ;</text:span></text:p>
      <text:p text:style-name="P2340"><text:span text:style-name="T2341">Roberto Bracco,<text:s/></text:span><text:span text:style-name="T2342">Teatro,</text:span><text:span text:style-name="T2343"><text:s/>vol. II, Palermo, Sandron ;</text:span></text:p>
      <text:p text:style-name="P2344"><text:span text:style-name="T2345">Vincenzo Morello,<text:s/></text:span><text:span text:style-name="T2346">La flotta degli emigranti,<text:s/></text:span><text:span text:style-name="T2347">Torino, Soc. Tip. Ed. Naz. ;</text:span></text:p>
      <text:p text:style-name="P2348"><text:span text:style-name="T2349">A. Santi,<text:s/></text:span><text:span text:style-name="T2350">Il Canzoniere di Dante,</text:span><text:span text:style-name="T2351"><text:s/>vol. II, Torino, Loescher ;</text:span></text:p>
      <text:p text:style-name="P2352"><text:span text:style-name="T2353">Luigi Grilli,<text:s/></text:span><text:span text:style-name="T2354">Il monito,<text:s/></text:span><text:span text:style-name="T2355">Perugia, Donnini ;</text:span></text:p>
      <text:p text:style-name="P2356"><text:span text:style-name="T2357">Fausto Salvatori,<text:s/></text:span><text:span text:style-name="T2358">Terra promessa,</text:span><text:span text:style-name="T2359"><text:s/>Milano, Treves ;</text:span></text:p>
      <text:p text:style-name="P2360"><text:span text:style-name="T2361">Antonino Russo Ajello,<text:s/></text:span><text:span text:style-name="T2362">Il duello,<text:s/></text:span><text:span text:style-name="T2363">Città di Castello, Lapi ;</text:span></text:p>
      <text:p text:style-name="P2364"><text:span text:style-name="T2365">Antonio Favaro,<text:s/></text:span><text:span text:style-name="T2366">Galileo e l’Inquisizione,</text:span><text:span text:style-name="T2367"><text:s/>Firenze, Barbera.</text:span></text:p>
      <text:p text:style-name="P2368"/>
      <text:h text:style-name="Titre1" text:outline-level="1"><text:span text:style-name="T2369">1907 </text:span><text:span text:style-name="T2370">‑ 24</text:span></text:h>
      <text:p text:style-name="byline">[Rédaction]</text:p>
      <text:p text:style-name="rubric">Échos</text:p>
      <text:p text:style-name="P2371">1‑VI‑1907, T. LXVII, n. 239, p. 573‑576 [574‑575].</text:p>
      <text:p text:style-name="P2372"><text:span text:style-name="T2373">Un bref passage (</text:span><text:span text:style-name="T2374">La mort de Pétrarque</text:span><text:span text:style-name="T2375">) est consacré à la discussion de la légende qui entoure la mort de Pétrarque : en réalité, le poète ne mourut pas lisant un livre dans la solitude de son cabinet, comme le démontrent les lettres de son médecin Dondi, qui l’aurait assisté jusqu’à quelques heures à peine avant sa mort.</text:span></text:p>
      <text:p text:style-name="P2376"/>
      <text:h text:style-name="Titre1" text:outline-level="1"><text:span text:style-name="T2377">1907 </text:span><text:span text:style-name="T2378">‑ 25</text:span></text:h>
      <text:p text:style-name="byline">[AA.VV]</text:p>
      <text:p text:style-name="rubric">La question religieuse. Enquête internationale [suite]</text:p>
      <text:p text:style-name="P2379">15‑VI‑1907, T. LXVII, n. 240, p. 625‑656.</text:p>
      <text:p text:style-name="P2380">Réponse de Pietro Misciattelli (p. 630) : la dissolution du sentiment religieux dans les âmes ne pourra jamais se faire.</text:p>
      <text:p text:style-name="P2381">Réponse de Francesco Cosentini (p. 634‑635) : dans l’époque contemporaine on assiste à deux phénomènes majeurs : la Science a vulgarisé et ebranlé l’idée religieuse, tandis que l’ethique tend de plus en plus à se détacher de la religion. Donc, qui veut le progrès de l’humanité doit contribuer à la dissolution de la religion.</text:p>
      <text:p text:style-name="P2382">Réponse de Gian Pietro Lucini (p. 638‑639) : la foi ne s’abolira jamais, car l’athée est quelqu’un qui s’annihile. La religion, qui est l’art de la foi, évolue. La crise actuelle a un sens essentiellement anticlérical. Le sentiment religieux joue un rôle important dans la création artistique : avec Dieu, l’art se fait ministre gnostique ; le poète explique la nature.</text:p>
      <text:soft-page-break/>
      <text:p text:style-name="P2383">Réponse de Napoleone Colajanni (p. 645) : il est difficile de faire des prévisions sur les phénomènes sociaux. Cependant, l’on peut observer que, dans l’époque contemporaine, le sentiment religieux s’atténue : au progrès moral correspond un affaiblissement de la religion.</text:p>
      <text:p text:style-name="P2384"/>
      <text:h text:style-name="Titre1" text:outline-level="1"><text:span text:style-name="T2385">1907 </text:span><text:span text:style-name="T2386">‑ 26</text:span></text:h>
      <text:p text:style-name="byline">[Rédaction]</text:p>
      <text:p text:style-name="rubric">Échos</text:p>
      <text:p text:style-name="P2387">15‑VI‑1907, T. LXVII, n. 240, p. 766‑768 [767].</text:p>
      <text:p text:style-name="P2388"><text:span text:style-name="T2389">Annonce de l’édition Brockaus des<text:s/></text:span><text:span text:style-name="T2390">Mémoires</text:span><text:span text:style-name="T2391"><text:s/>de Casanova, soit la première édition intégrale du texte original.</text:span></text:p>
      <text:p text:style-name="P2392"/>
      <text:h text:style-name="Titre1" text:outline-level="1"><text:span text:style-name="T2393">1907 </text:span><text:span text:style-name="T2394">‑ 27</text:span></text:h>
      <text:p text:style-name="byline">[AA.VV.]</text:p>
      <text:p text:style-name="rubric">La question religieuse. Enquête internationale [suite]</text:p>
      <text:p text:style-name="P2395">1‑VII‑1907, T. LXVIII, n. 241, p. 34‑61.</text:p>
      <text:p text:style-name="P2396">Réponse de Scipio Sighele (p. 34‑35) : dans l’époque contemporaine on assiste à une évolution de l’idée et du sentiment religieux, mais en aucun cas on pourrait arriver à la dissolution du sentiment religieux, car la compréhension du « mystère » qui entoure la vie va bien au-delà des limites de l’intelligence humaine. Les religions deviendront moins nombreuses ; on parviendra un jour à une religion unique et, surtout, à une morale unique : ce sera une sorte de philosophie.</text:p>
      <text:p text:style-name="P2397">Réponse de Baldassare Labanca (p. 47‑48) : on ne peut pas parler, pour l’époque contemporaine, d’une dissolution de la religion, mais plutôt d’une dissolution des dogmes. La religion, elle, reste car, bien au-delà des dogmes, c’est la charité qui fait la véritable religion.</text:p>
      <text:p text:style-name="P2398"/>
      <text:h text:style-name="Titre1" text:outline-level="1"><text:span text:style-name="T2399">1907 </text:span><text:span text:style-name="T2400">‑ 28</text:span></text:h>
      <text:p text:style-name="byline">de Gourmont Remy</text:p>
      <text:p text:style-name="rubric">Épilogues</text:p>
      <text:p text:style-name="P2401">16‑VII‑1907, Tome LXVIII, n. 242, p. 303‑306 [304‑306].</text:p>
      <text:p text:style-name="P2402"><text:span text:style-name="T2403">Dans un de ses<text:s/></text:span><text:span text:style-name="T2404">Épilogues<text:s/></text:span><text:span text:style-name="T2405">(</text:span><text:span text:style-name="T2406">Nouvelles d’Italie</text:span><text:span text:style-name="T2407">), Remy de Gourmont évoque le spiritualisme qui a envahi l’Italie contemporaine : « L’Italie est en proie à un renouveau spiritualiste, à une crise occultiste, à la maladie du boudhisme. [...] Le danger, c’est le spiritualisme. [...] “Coenobium” se répand en apologies religieuses universelles. La “Prosa” défend le bouddhisme contre Papini qui l’avait attaqué dans la “Stampa”. “Leonardo” expose le point de vue de l’occultisme » (p. 304). Le pragmatisme même de Papini est, selon de Gourmont, assez singulier : il rassemble beaucoup plus à une philosophie de la volonté, voire même à une philosophie du possibilisme (comme on peut le voir dans son ouvrage<text:s/></text:span><text:span text:style-name="T2408">Il Crepuscolo dei filosofi</text:span><text:span text:style-name="T2409">).</text:span></text:p>
      <text:p text:style-name="P2410"/>
      <text:h text:style-name="Titre1" text:outline-level="1"><text:span text:style-name="T2411">1907 </text:span><text:span text:style-name="T2412">‑ 29</text:span></text:h>
      <text:p text:style-name="byline">Marguillier Auguste</text:p>
      <text:soft-page-break/>
      <text:p text:style-name="rubric">Musées et collections</text:p>
      <text:p text:style-name="P2413">16‑VII‑1907, Tome LXVIII, n. 242, p. 344‑351 [350].</text:p>
      <text:p text:style-name="P2414"><text:span text:style-name="T2415">Annonce d’une précieuse acquisition par le Musée National de Rome : une statue grecque (représentant une femme en<text:s/></text:span><text:span text:style-name="T2416">chiton</text:span><text:span text:style-name="T2417">) de la collection Aldobrandini.</text:span></text:p>
      <text:p text:style-name="P2418"/>
      <text:h text:style-name="Titre1" text:outline-level="1"><text:span text:style-name="T2419">1907 </text:span><text:span text:style-name="T2420">‑ 30</text:span></text:h>
      <text:p text:style-name="byline">Canudo Ricciotto</text:p>
      <text:p text:style-name="rubric">Lettres italiennes</text:p>
      <text:p text:style-name="P2421">1‑VIII‑1907, T. LXVIII, n. 243, p. 554‑559.</text:p>
      <text:p text:style-name="P2422"><text:span text:style-name="T2423">C., renvoyant les lecteurs à l’analyse du phénomène contenue dans les<text:s/></text:span><text:span text:style-name="T2424">Épilogues<text:s/></text:span><text:span text:style-name="T2425">de Remy de Gourmont du numéro précédent (</text:span><text:span text:style-name="T2426">cf.</text:span><text:span text:style-name="T2427"><text:s/>ci</text:span><text:span text:style-name="T2428">‑dessus, fiche 1907 – 20), déclare désapprouver la maladie du spiritualisme qui a envahi la littérature italienne. La chronique est consacrée entièrement à la poésie. Dans ce domaine, plus que de véritables écoles, on retrouve en Italie des « groupements d’esprits sympathiques, réunis dans une même tendance » (p. 554). Les jeunes poètes italiens, fatigués des « tentatives épiques » de Carducci, des « affirmations symbolistes et parnassiennes » de D’Annunzio et des « douceurs potagères » de Pascoli, sont attirés par le « double mouvement français symboliste et vers</text:span><text:span text:style-name="T2429">‑libriste » (p. 555). Certains d’entre eux cherchent « une affirmation symphonique, d’autres de l’impressionnisme [...], quelques</text:span><text:span text:style-name="T2430">‑uns [...] se tournent vers la nature avec une émotion nouvelle » (p. 555), d’autres encore cherchent dans la science « quelque mouvement lyrique nouveau » (p. 555). Mais il manque encore un génie représentatif.<text:s/></text:span><text:span text:style-name="T2431">Homo</text:span><text:span text:style-name="T2432"><text:s/>de Giovanni Cena (Roma, « Nuova Antologia ») est un large poème en sonnets. Son sujet ce sont « les préoccupations abstraites de l’humanité ondoyante entre sa puissance de douleur et sa volonté de triomphe » (p. 555).<text:s/></text:span><text:span text:style-name="T2433">Calliope</text:span><text:span text:style-name="T2434"><text:s/>de Francesco Chiesa (Lugano, Egisto Cagnoni &amp; C.) est également un poème en sonnets. Il est constitué par un triptyque (</text:span><text:span text:style-name="T2435">La cattedrale /<text:s/></text:span><text:span text:style-name="T2436">La dimora dei re</text:span><text:span text:style-name="T2437"><text:s/>??? / La città</text:span><text:span text:style-name="T2438">) qui offre une synthèse de la « vie séculaire de l’Occident depuis l’avènement chrétien jusqu’à celui, encore obscur, encore crépusculaire, de notre vie moderne » (p. 557). Guido Gozzano dans<text:s/></text:span><text:span text:style-name="T2439">La Via del rifugio</text:span><text:span text:style-name="T2440"><text:s/>(Torino, Streglio) « chante la vie extérieure, il évoque les choses simples. […] Quoiqu’il rappelle trop Jules Laforgue et surtout Francis Jammes il est très italien » (p. 557). Enrico Cavacchioli dans<text:s/></text:span><text:span text:style-name="T2441">L’Incubo velato</text:span><text:span text:style-name="T2442"><text:s/>(Milano, éd. de « Poesia ») montre bien la nouveauté de sa vision de la vie (caractérisée par l’amour de la nature, la compréhension profonde des rapports entre les hommes et les choses, qui l’amène à découvrir dans chaque attitude de l’être une signification ironique). Les ouvrages de Fausto Maria Martini (</text:span><text:span text:style-name="T2443">Panem nostrum,<text:s/></text:span><text:span text:style-name="T2444">Roma, Cromo Tip. Commerciale) et de Domenico Trombetti (</text:span><text:span text:style-name="T2445">Eclogarium,</text:span><text:span text:style-name="T2446"><text:s/>Roma, « La vita letteraria ») montrent la volonté de trouver des rythmes adéquats à des visions nouvelles, alors que Luigi Siciliani, dans<text:s/></text:span><text:span text:style-name="T2447">Corona</text:span><text:span text:style-name="T2448"><text:s/>(Roma, Modes), se montre en épigrammiste polémiquant avec tous ces poètes qui continuent de proposer des imitations et des adaptations des classiques. Amalia Guglielminetti, dans<text:s/></text:span><text:span text:style-name="T2449">Vergini folli<text:s/></text:span><text:span text:style-name="T2450">(Torino, Soc. Tip. Ediz. Nazion.), chante librement l’amour de la vie. Dans le<text:s/></text:span><text:span text:style-name="T2451">Memento,<text:s/></text:span><text:span text:style-name="T2452">C., avant de donner la liste des ouvrages remarquables (</text:span><text:span text:style-name="T2453">cf. Annexes</text:span><text:span text:style-name="T2454">), évoque la mort de Corazzini, poète « dont la sensibilité maladive et exquise, très moderne, cherchait ses rythmes adéquats » (p. 559) et celle d’Enrico Sacerdote, le collaborateur de la « Nuova Antologia » et l’auteur de nombreuses études sur Baudelaire.</text:span></text:p>
      <text:p text:style-name="P2455"><text:span text:style-name="T2456">Memento :</text:span></text:p>
      <text:p text:style-name="P2457"><text:span text:style-name="T2458">Antonino Anile,<text:s/></text:span><text:span text:style-name="T2459">Sonetti dell’Anima</text:span><text:span text:style-name="T2460"><text:s/>(nouvelle édition), Napoli, Ricciardi ;</text:span></text:p>
      <text:soft-page-break/>
      <text:p text:style-name="P2461"><text:span text:style-name="T2462">Orazio Bacci,<text:s/></text:span><text:span text:style-name="T2463">Prosa e prosatori,<text:s/></text:span><text:span text:style-name="T2464">Palermo, Sandron ;</text:span></text:p>
      <text:p text:style-name="P2465"><text:span text:style-name="T2466">E. Canestrini,<text:s/></text:span><text:span text:style-name="T2467">Horror vacui</text:span><text:span text:style-name="T2468"><text:s/>(étude sur Torricelli et Pascal), Padova, Prosperini ;</text:span></text:p>
      <text:p text:style-name="P2469"><text:span text:style-name="T2470">Aldo Foratti,<text:s/></text:span><text:span text:style-name="T2471">Giovanni Buonconsigli pittore vicentino,</text:span><text:span text:style-name="T2472"><text:s/>Verona, Drucker ;</text:span></text:p>
      <text:p text:style-name="P2473"><text:span text:style-name="T2474">G. Ruffoni,<text:s/></text:span><text:span text:style-name="T2475">Beccaria, Parini, Manzoni,</text:span><text:span text:style-name="T2476"><text:s/>Ferrara, Bresciani ;</text:span></text:p>
      <text:p text:style-name="P2477"><text:span text:style-name="T2478">P. Orano,<text:s/></text:span><text:span text:style-name="T2479">Herbart,</text:span><text:span text:style-name="T2480"><text:s/>Roma, « I diritti della scuola » ;</text:span></text:p>
      <text:p text:style-name="P2481"><text:span text:style-name="T2482">Giuseppe Baracconi,<text:s/></text:span><text:span text:style-name="T2483">Venere,</text:span><text:span text:style-name="T2484"><text:s/>Torino, Soc. Tip. Ed.<text:s/></text:span><text:span text:style-name="T2485">Nazion. ;</text:span></text:p>
      <text:p text:style-name="P2486"><text:span text:style-name="T2487">Enrico Albanese,<text:s/></text:span><text:span text:style-name="T2488">La ferita di Garibaldi a Aspromonte,</text:span><text:span text:style-name="T2489"><text:s/>Palermo, Sandron ;</text:span></text:p>
      <text:p text:style-name="P2490"><text:span text:style-name="T2491">Giulio Cesare Abba,<text:s/></text:span><text:span text:style-name="T2492">Cose Garibaldine,</text:span><text:span text:style-name="T2493"><text:s/>Torino, Soc. Tip. Ed. Nazion. ;</text:span></text:p>
      <text:p text:style-name="P2494"><text:span text:style-name="T2495">Gaetano Fazzari,<text:s/></text:span><text:span text:style-name="T2496">Breve storia della matematica,</text:span><text:span text:style-name="T2497"><text:s/>Palermo, Sandron ;</text:span></text:p>
      <text:p text:style-name="P2498"><text:span text:style-name="T2499">Settimio Aurelio Nappi,</text:span><text:span text:style-name="T2500"><text:s/>Scioperi e leghe,</text:span><text:span text:style-name="T2501"><text:s/>Torino, Soc. Tip. Ed.<text:s/></text:span><text:span text:style-name="T2502">Nazion. ;</text:span></text:p>
      <text:p text:style-name="P2503"><text:span text:style-name="T2504">C. Romano d’Azzi,<text:s/></text:span><text:span text:style-name="T2505">Un vasto inganno,</text:span><text:span text:style-name="T2506"><text:s/>Roma, Voghera ;</text:span></text:p>
      <text:p text:style-name="P2507"><text:span text:style-name="T2508">G.P. Lucini,<text:s/></text:span><text:span text:style-name="T2509">Ai Mani gloriosi di G. Carducci,</text:span><text:span text:style-name="T2510"><text:s/>Varazze, Botta ;</text:span></text:p>
      <text:p text:style-name="P2511"><text:span text:style-name="T2512">Antonio Fusco,<text:s/></text:span><text:span text:style-name="T2513">La Filosofia dell’arte in G. Flaubert,</text:span><text:span text:style-name="T2514"><text:s/>Messina, Trinchera ;</text:span></text:p>
      <text:p text:style-name="P2515"><text:span text:style-name="T2516">G. Papini,<text:s/></text:span><text:span text:style-name="T2517">Il Pilota cieco,</text:span><text:span text:style-name="T2518"><text:s/>Napoli, Ricciardi ;</text:span></text:p>
      <text:p text:style-name="P2519"><text:span text:style-name="T2520">Diomede Carito,</text:span><text:span text:style-name="T2521"><text:s/>La nevrastenia nella vita e nel pensiero moderno,</text:span><text:span text:style-name="T2522"><text:s/>Napoli,, Detken</text:span><text:span text:style-name="T2523">‑Rocholl ;</text:span></text:p>
      <text:p text:style-name="P2524"><text:span text:style-name="T2525">Antonino Anile,<text:s/></text:span><text:span text:style-name="T2526">Sonetti dell’Anima,</text:span><text:span text:style-name="T2527"><text:s/>Napoli, Ricciardi [sic : cit. pour la deuxième fois]</text:span></text:p>
      <text:p text:style-name="P2528"><text:span text:style-name="T2529">Giovanni Gentile,<text:s/></text:span><text:span text:style-name="T2530">Giordano Bruno nella storia della cultura,</text:span><text:span text:style-name="T2531"><text:s/>Milano, Sandron ;</text:span></text:p>
      <text:p text:style-name="P2532"><text:span text:style-name="T2533">Erminio Troilo,<text:s/></text:span><text:span text:style-name="T2534">La filosofia di G. Bruno,</text:span><text:span text:style-name="T2535"><text:s/>Torino, Bocca ;</text:span></text:p>
      <text:p text:style-name="P2536"><text:span text:style-name="T2537">Camillo Trivero,<text:s/></text:span><text:span text:style-name="T2538">Il Problema del Bene,</text:span><text:span text:style-name="T2539"><text:s/>Torino, Clausen ;</text:span></text:p>
      <text:p text:style-name="P2540"><text:span text:style-name="T2541">Alessandro Manzoni,<text:s/></text:span><text:span text:style-name="T2542">Le Tragedie, gli Inni Sacri, le Odi,</text:span><text:span text:style-name="T2543"><text:s/>Milano, Hoepli ;</text:span></text:p>
      <text:p text:style-name="P2544"><text:span text:style-name="T2545">G. Carducci,<text:s/></text:span><text:span text:style-name="T2546">Opere,</text:span><text:span text:style-name="T2547"><text:s/>(nouv. éd.), Bologna, Zanichelli ;</text:span></text:p>
      <text:p text:style-name="P2548"><text:span text:style-name="T2549">La Divina commedia di Dante</text:span><text:span text:style-name="T2550"><text:s/>(petite éd.), Milano, Hoepli.</text:span></text:p>
      <text:p text:style-name="P2551"/>
      <text:h text:style-name="Titre1" text:outline-level="1"><text:span text:style-name="T2552">1907 </text:span><text:span text:style-name="T2553">‑ 31</text:span></text:h>
      <text:p text:style-name="byline">Maynial Édouard</text:p>
      <text:p text:style-name="rubric">L’épisode de la Charpillon dans les Mémoires de Casanova</text:p>
      <text:p text:style-name="P2554">16‑VIII‑1907, T. LXVIII, n. 244, p. 637‑647.</text:p>
      <text:p text:style-name="P2555"><text:span text:style-name="T2556">Analyse du célèbre épisode des<text:s/></text:span><text:span text:style-name="T2557">Mémoires</text:span><text:span text:style-name="T2558"><text:s/>de Casanova et démonstration que certains romanciers contemporains se seraient inspirés de ce récit dans leurs oeuvres (par exemple, Pierre Louys,<text:s/></text:span><text:span text:style-name="T2559">La femme et le pantin</text:span><text:span text:style-name="T2560">).</text:span></text:p>
      <text:p text:style-name="P2561"/>
      <text:h text:style-name="Titre1" text:outline-level="1"><text:span text:style-name="T2562">1907 </text:span><text:span text:style-name="T2563">‑ 32</text:span></text:h>
      <text:p text:style-name="byline">Canudo Ricciotto</text:p>
      <text:p text:style-name="rubric">Lettres italiennes</text:p>
      <text:p text:style-name="P2564">1‑X‑1907, T. LXIX, n. 247, p. 549‑554.</text:p>
      <text:p text:style-name="P2565"><text:span text:style-name="T2566">La chronique est entièrement consacrée aux jeunes prosateurs italiens. Après Carducci, dont la prose est « d’une vigueur cinglante » (p. 549) et D’Annunzio, qui a poursuivi le renouveau de la langue « dans le sens du grandiose esthétique » (p. 549), la prose italienne a cessé de se renouveler. Et pourtant des préoccupations très modernes passionnent les jeunes écrivains, dont la plupart s’élancent dans les domaines de l’analyse intérieure ou de l’analyse sociale. Leurs œuvres sont souvent didactiques, certaines de leurs pages sont néanmoins éloquentes et ardentes. C. cite<text:s/></text:span><text:span text:style-name="T2567">Sul fiume del tempo</text:span><text:span text:style-name="T2568"><text:s/>d’Angelo Conti (Napoli, Ricciardi), une imitation de<text:s/></text:span><text:span text:style-name="T2569">Il fuoco</text:span><text:span text:style-name="T2570"><text:s/>de D’Annunzio et, donc, un livre de synthèse esthétique pure et simple.<text:s/></text:span><text:span text:style-name="T2571">Il pilota cieco</text:span><text:span text:style-name="T2572"><text:s/></text:span><text:soft-page-break/><text:span text:style-name="T2573">de Giovanni Papini (Napoli, Ricciardi) est, en revanche, une analyse psychique ; le<text:s/></text:span><text:span text:style-name="T2574">Piccolo libro degli eroi d’occidente</text:span><text:span text:style-name="T2575"><text:s/>d’Arnaldo Cervezato (Roma. éd. La Nuova Parola), se place en plein domaine mystique évoquant les héros de l’humanité (Jésus, Marc Aurèle, Shakespeare, Rembrandt, Goethe, Napoléon, Wagner…) ;<text:s/></text:span><text:span text:style-name="T2576">La meta</text:span><text:span text:style-name="T2577"><text:s/>d’Alfredo Baccelli (Roma, Soc. Tip. ed. nazion.) crée un nouveau héros suivant les préoccupations scientifiques de l’époque contemporaine : « l’homme qui veut se réaliser dans la plénitude des forces que sa race éteinte a concentrées en lui puissamment » (p. 553). Du même auteur, C. cite le volume de<text:s/></text:span><text:span text:style-name="T2578">Prose e Poesie scelte</text:span><text:span text:style-name="T2579"><text:s/>(Milano, Sonzogno).</text:span></text:p>
      <text:p text:style-name="rubric">Memento :</text:p>
      <text:p text:style-name="P2580"><text:span text:style-name="T2581">Gaetano De Sanctis,<text:s/></text:span><text:span text:style-name="T2582">Storia dei Romani,</text:span><text:span text:style-name="T2583"><text:s/>Torino, Bocca ;</text:span></text:p>
      <text:p text:style-name="P2584"><text:span text:style-name="T2585">Salvatore Di Giacomo,<text:s/></text:span><text:span text:style-name="T2586">Poesie,</text:span><text:span text:style-name="T2587"><text:s/>Napoli, Ricciardi ;</text:span></text:p>
      <text:p text:style-name="P2588"><text:span text:style-name="T2589">Vittorio Imbriani,<text:s/></text:span><text:span text:style-name="T2590">Studi letterari e bizzarrie satiriche</text:span><text:span text:style-name="T2591"><text:s/>(a cura di B. Croce), Bari, Laterza ;</text:span></text:p>
      <text:p text:style-name="P2592"><text:span text:style-name="T2593">P.A. Gariazzo,<text:s/></text:span><text:span text:style-name="T2594">La Hampa incisa,</text:span><text:span text:style-name="T2595"><text:s/>Torino, Lattes ;</text:span></text:p>
      <text:p text:style-name="P2596"><text:span text:style-name="T2597">Raimondo Canudo,<text:s/></text:span><text:span text:style-name="T2598">Il riposo festivo nelle leggi e nella pratica,</text:span><text:span text:style-name="T2599"><text:s/>Bari, Stab. d’arti grafiche ;</text:span></text:p>
      <text:p text:style-name="P2600"><text:span text:style-name="T2601">Sibilla Aleramo,<text:s/></text:span><text:span text:style-name="T2602">Un pittore e un poeta (E. Carrière),</text:span><text:span text:style-name="T2603"><text:s/>Roma, ed. La Nuova Parola ;</text:span></text:p>
      <text:p text:style-name="P2604"><text:span text:style-name="T2605">Omar Ben Ali,<text:s/></text:span><text:span text:style-name="T2606">Un medico nello Harem,</text:span><text:span text:style-name="T2607"><text:s/>Torino, Soc. tip. ed. nazion. ;</text:span></text:p>
      <text:p text:style-name="P2608"/>
      <text:h text:style-name="Titre1" text:outline-level="1"><text:span text:style-name="T2609">1907 </text:span><text:span text:style-name="T2610">‑ 33</text:span></text:h>
      <text:p text:style-name="byline">Stendhal</text:p>
      <text:p text:style-name="rubric">Fin du tour d’Italie en 1811</text:p>
      <text:p text:style-name="P2611">15‑X‑1907, T. LXIX, n. 248, p. 577‑605.</text:p>
      <text:p text:style-name="P2612"><text:span text:style-name="T2613">Dans ces pages, Adolphe Paupe publie une partie inédite du<text:s/></text:span><text:span text:style-name="T2614">Journal</text:span><text:span text:style-name="T2615"><text:s/>de Stendhal.</text:span></text:p>
      <text:p text:style-name="byline"/>
      <text:h text:style-name="Titre1" text:outline-level="1"><text:span text:style-name="T2616">1907 </text:span><text:span text:style-name="T2617">‑ 34</text:span></text:h>
      <text:p text:style-name="byline">Barthèlemy Edmond</text:p>
      <text:p text:style-name="rubric">Histoire</text:p>
      <text:p text:style-name="P2618">15‑X‑1907, T. LXIX, n. 248, p. 704‑709 [704‑705 ; 705‑707].</text:p>
      <text:p text:style-name="P2619"><text:span text:style-name="T2620">Compte rendu de : Charles Benoist,<text:s/></text:span><text:span text:style-name="T2621">Le Machiavélisme, I,<text:s/></text:span><text:span text:style-name="T2622">Plon. Dans ce premier volume d’un ouvrage qui s’annonce bien plus ample, l’auteur a rassemblé tous les traits de « machiavélisme »<text:s/></text:span><text:span text:style-name="T2623">ante litteram,</text:span><text:span text:style-name="T2624"><text:s/>dont l’histoire italienne abonde, de son avis, et cela bien avant Machiavel. Un deuxième compte rendu de sujet italien présente l’ouvrage de Philippe Monnier,<text:s/></text:span><text:span text:style-name="T2625">Venise au XVIIIe siècle,<text:s/></text:span><text:span text:style-name="T2626">Perrin. Ce volume contient toutes les singularités vénitiennes du XVIIIe siècle.</text:span></text:p>
      <text:p text:style-name="P2627"/>
      <text:h text:style-name="Titre1" text:outline-level="1"><text:span text:style-name="T2628">1907 </text:span><text:span text:style-name="T2629">‑ 35</text:span></text:h>
      <text:p text:style-name="byline">Leclère Tristan</text:p>
      <text:p text:style-name="rubric">Art Ancien</text:p>
      <text:p text:style-name="P2630">15‑X‑1907, T. LXIX, n. 248, p. 738‑743.</text:p>
      <text:p text:style-name="P2631"><text:span text:style-name="T2632">Rubrique entièrement consacrée à : Lionello Venturi,<text:s/></text:span><text:span text:style-name="T2633">Le origini della pittura veneziana (1300-1500),</text:span><text:span text:style-name="T2634"><text:s/>Venezia, Istituto di arti grafiche. L. le juge comme un ouvrage important, car l’auteur a réussi à synthétiser l’essentiel en un seul volume.</text:span></text:p>
      <text:p text:style-name="P2635"/>
      <text:soft-page-break/>
      <text:h text:style-name="Titre1" text:outline-level="1"><text:span text:style-name="T2636">1907 </text:span><text:span text:style-name="T2637">‑ 36</text:span></text:h>
      <text:p text:style-name="byline">Léautaud Paul</text:p>
      <text:p text:style-name="rubric">Les itinéraires de Stendhal</text:p>
      <text:p text:style-name="P2638">1‑XI‑1907, T. LXX, n. 249, p. 87‑92.</text:p>
      <text:p text:style-name="P2639">Liste des villes (notamment des villes italiennes) par lesquelles Stendhal est passé, completée par les références aux ouvrages où l’écrivain en parle.</text:p>
      <text:p text:style-name="byline"/>
      <text:h text:style-name="Titre1" text:outline-level="1"><text:span text:style-name="T2640">1907 </text:span><text:span text:style-name="T2641">‑ 37</text:span></text:h>
      <text:p text:style-name="byline">Papini Giovanni (trad. Mme F. Luchaire‑Dauriac)</text:p>
      <text:p text:style-name="rubric">Trois nouvelles</text:p>
      <text:p text:style-name="P2642">1‑XI‑1907, T. LXX, n. 249, p. 93‑109.</text:p>
      <text:p text:style-name="P2643"><text:span text:style-name="T2644">Publication de la traduction française de trois nouvelles de Papini, dont deux<text:s/></text:span><text:span text:style-name="T2645">(</text:span><text:span text:style-name="T2646">Le démon m’a dit ; Celui qui ne put pas aimer</text:span><text:span text:style-name="T2647">)</text:span><text:span text:style-name="T2648"><text:s/>sont tirées du<text:s/></text:span><text:span text:style-name="T2649">Tragico quotidiano</text:span><text:span text:style-name="T2650"><text:s/>(1906) et une<text:s/></text:span><text:span text:style-name="T2651">(</text:span><text:span text:style-name="T2652">Deux images dans un bassin</text:span><text:span text:style-name="T2653">)</text:span><text:span text:style-name="T2654"><text:s/>du<text:s/></text:span><text:span text:style-name="T2655">Pilota cieco</text:span><text:span text:style-name="T2656"><text:s/>(1907).</text:span></text:p>
      <text:p text:style-name="byline"/>
      <text:h text:style-name="Titre1" text:outline-level="1"><text:span text:style-name="T2657">1907 </text:span><text:span text:style-name="T2658">‑ 38</text:span></text:h>
      <text:p text:style-name="byline">Morice Charles</text:p>
      <text:p text:style-name="rubric">Art Moderne</text:p>
      <text:p text:style-name="P2659">15‑XI‑1907, T. LXX, n. 250, p. 345‑348 [345‑346].</text:p>
      <text:p text:style-name="P2660"><text:span text:style-name="T2661">A l’occasion d’une exposition parisienne (</text:span><text:span text:style-name="T2662">Cours la Reine</text:span><text:span text:style-name="T2663">), M. présente l’œuvre des peintres divisionnistes italiens. Il précise d’abord que, à son avis, il serait mieux de nommer ces peintres les « impressionnistes » italiens. En effet l’étiquette de « divisionnistes » ne leur convient pas à cause de sa « vague couleur scientificarde ». Parmi les ouvrages exposés, on trouve des réalisations intéressantes du vieux Segantini, de Carlo Fornara (un peintre réaliste qui songe à l’interprétation de la nature), de Previati (qui n’a pas encore abdiqué l’allégorie), des sculpteurs Bogatti (animalier) et André Otti, tous deux d’excellents caractéristes.</text:span></text:p>
      <text:p text:style-name="P2664"/>
      <text:h text:style-name="Titre1" text:outline-level="1"><text:span text:style-name="T2665">1907 </text:span><text:span text:style-name="T2666">‑ 39</text:span></text:h>
      <text:p text:style-name="byline">Maynial Édouard</text:p>
      <text:p text:style-name="rubric">Jacques Casanova chez Voltaire</text:p>
      <text:p text:style-name="P2667">1‑XII‑1907, T. LXX, n. 251, p. 430‑450.</text:p>
      <text:p text:style-name="P2668"><text:span text:style-name="T2669">Étude du célèbre épisode de la rencontre de Casanova avec Voltaire à partir des<text:s/></text:span><text:span text:style-name="T2670">Mémoires</text:span><text:span text:style-name="T2671"><text:s/>de Casanova mais aussi de la correspondance de Voltaire.</text:span></text:p>
      <text:p text:style-name="P2672"/>
      <text:h text:style-name="Titre1" text:outline-level="1"><text:span text:style-name="T2673">1907 </text:span><text:span text:style-name="T2674">‑ 40</text:span></text:h>
      <text:p text:style-name="byline">Barthèlemy Edmond</text:p>
      <text:p text:style-name="rubric">Histoire</text:p>
      <text:p text:style-name="P2675">1‑XII‑1907, T. LXX, n. 251, p. 496‑500.</text:p>
      <text:p text:style-name="P2676"><text:span text:style-name="T2677">Rubrique entièrement consacrée au compte rendu du cinquième volume de : Guglielmo Ferrero,<text:s/></text:span><text:span text:style-name="T2678">Grandeur et décadence de Rome</text:span><text:span text:style-name="T2679"><text:s/>(Plon</text:span><text:span text:style-name="T2680">‑Nourrit). Ce volume concerne l’époque d’Auguste. Le portrait que Ferrero, contre la tradition, propose d’Auguste est celui d’un homme pragmatyque et désenchanté.</text:span></text:p>
      <text:p text:style-name="P2681"/>
      <text:h text:style-name="Titre1" text:outline-level="1"><text:span text:style-name="T2682">1907 </text:span><text:span text:style-name="T2683">‑ 41</text:span></text:h>
      <text:p text:style-name="byline">Morice Charles</text:p>
      <text:p text:style-name="rubric">Art moderne</text:p>
      <text:p text:style-name="P2684">1‑XII‑1907, T. LXX, n. 251, p. 546‑550 [548‑549].</text:p>
      <text:p text:style-name="P2685"><text:span text:style-name="T2686">Compte rendu de : Pierre Fons,<text:s/></text:span><text:span text:style-name="T2687">Le décor du Quattrocento,</text:span><text:span text:style-name="T2688"><text:s/>Sansot,</text:span><text:span text:style-name="T2689"><text:s/></text:span><text:span text:style-name="T2690">une étude que M. qualifie comme étant une oeuvre de poète plus que de critique.</text:span></text:p>
      <text:p text:style-name="P2691"/>
      <text:h text:style-name="Titre1" text:outline-level="1"><text:span text:style-name="T2692">1907 </text:span><text:span text:style-name="T2693">‑ 42</text:span></text:h>
      <text:p text:style-name="byline">[Rédaction]</text:p>
      <text:p text:style-name="rubric">Échos</text:p>
      <text:p text:style-name="P2694">1‑XII‑1907, T. LXX, n. 251, p. 573‑576 [575].</text:p>
      <text:p text:style-name="P2695"><text:span text:style-name="T2696">Annonce de la publication, pour les éditions du « Mercure de France », du volume : Léonard de Vinci,<text:s/></text:span><text:span text:style-name="T2697">Textes choisis,</text:span><text:span text:style-name="T2698"><text:s/>trad. Péladan.</text:span></text:p>
      <text:p text:style-name="P2699"/>
      <text:h text:style-name="Titre1" text:outline-level="1"><text:span text:style-name="T2700">1907 </text:span><text:span text:style-name="T2701">‑ 43</text:span></text:h>
      <text:p text:style-name="byline">Maynial Édouard</text:p>
      <text:p text:style-name="rubric">Jacques Casanova chez Voltaire [suite]</text:p>
      <text:p text:style-name="P2702">1‑XII‑1907, T. LXX, n. 252, p. 630‑645.</text:p>
      <text:p text:style-name="P2703"><text:span text:style-name="T2704">Continuation de l’étude de l’épisode des<text:s/></text:span><text:span text:style-name="T2705">Mémoires</text:span><text:span text:style-name="T2706"><text:s/>de Casanova rapportant la rencontre du Vénitien avec Voltaire, à l’appui de la correspondance de Voltaire.</text:span></text:p>
      <text:p text:style-name="P2707"/>
      <text:h text:style-name="Titre1" text:outline-level="1"><text:span text:style-name="T2708">1907 </text:span><text:span text:style-name="T2709">‑ 44</text:span></text:h>
      <text:p text:style-name="byline">Boissard Maurice</text:p>
      <text:p text:style-name="rubric">Les Théâtres</text:p>
      <text:p text:style-name="P2710">15‑XII‑1907, T. LXX, n. 252, p. 717‑722 [719].</text:p>
      <text:p text:style-name="P2711"><text:span text:style-name="T2712">Au Théâtre Réjane on représente<text:s/></text:span><text:span text:style-name="T2713">Après le pardon</text:span><text:span text:style-name="T2714"><text:s/>de Matilde Serao et Pierre Decourcelle, une pièce tirée de la nouvele du même tire de M. Serao. B. en écrit seulement que « les décors sont superbes » (p. 719).</text:span></text:p>
      <text:p text:style-name="P2715"/>
      <text:h text:style-name="Titre1" text:outline-level="1"><text:span text:style-name="T2716">1907 </text:span><text:span text:style-name="T2717">‑ 45</text:span></text:h>
      <text:p text:style-name="byline">Canudo Ricciotto</text:p>
      <text:p text:style-name="rubric">Lettres italiennes</text:p>
      <text:p text:style-name="P2718">15‑XII‑1907, T. LXX, n. 252, p. 745‑749.</text:p>
      <text:p text:style-name="P2719"><text:span text:style-name="T2720">La chronique commence par l’analyse de la situation des théâtres. L’Italie se révolte contre la domination presque absolue du théâtre français qu’elle subit depuis des années, mais la renaissance du théâtre italien s’avère difficile : la vie culturelle étant dispersée en plusieurs villes, l’Italie demeure « le débouché les plus avantageux de l’industrie théâtrale boulevardière » (p. 746). D’Annunzio s’apprête à monter à Rome sa nouvelle tragédie :<text:s/></text:span><text:span text:style-name="T2721">La nave ;</text:span><text:span text:style-name="T2722"><text:s/>ce spectacle est attendu comme un évènement national. D’ailleurs, selon C.,<text:s/></text:span><text:span text:style-name="T2723">La nave</text:span><text:span text:style-name="T2724"><text:s/>« est sans doute la plus parfaite tragédie vraiment “méditerranéenne” que le théâtre de nos jours ait produite. Elle contient<text:s/></text:span><text:soft-page-break/><text:span text:style-name="T2725">l’exaltation lyrique du<text:s/></text:span><text:span text:style-name="T2726">mare nostrum</text:span><text:span text:style-name="T2727">, de notre berceau de lumière vers lequel convergent […] les aspirations les plus nobles de notre jeunesse, qui de Paris crée avec ardeur sa fédération intellectuelle méditerranéenne pour reprendre sa conscience millénaire de domination, et résister au nom de cette nouvelle conscience aux impositions présentes du Nord, et à celles imminentes de l’orient » (p. 746). Un autre auteur qui travaille dans le sens de la nationalisation du théâtre italien est Enrico Corradini. Dans sa<text:s/></text:span><text:span text:style-name="T2728">Charlotte Corday</text:span><text:span text:style-name="T2729"><text:s/>on admire la construction du personnage tragique : la protagoniste est poussée à accomplir un acte véritablement tragique, qui est à la fois un rêve de gloire et de mort. Passant au domaine de la poésie, C. cite le recueil de Giuseppe Lipparini<text:s/></text:span><text:span text:style-name="T2730">Poemi e Elegie</text:span><text:span text:style-name="T2731"><text:s/>(Bologna, Zanichelli) un<text:s/></text:span><text:span text:style-name="T2732">specimen</text:span><text:span text:style-name="T2733"><text:s/>du courant intimiste. La chronique continue par la citation de deux ouvrages de critiques français consacrés à la littérature italienne : Jean Dornis,<text:s/></text:span><text:span text:style-name="T2734">Le roman italien contemporain</text:span><text:span text:style-name="T2735"><text:s/>(Ollendorff) et Pierre de Bouchaud,<text:s/></text:span><text:span text:style-name="T2736">G. Carducci</text:span><text:span text:style-name="T2737"><text:s/>(Sansot). Ces deux études s’avèrent assez superficielles.</text:span></text:p>
      <text:p text:style-name="P2738"><text:span text:style-name="T2739">Le roman<text:s/></text:span><text:span text:style-name="T2740">Una donna</text:span><text:span text:style-name="T2741"><text:s/>de Sibilla Aleramo est un cri de révolte féminine, plus que féministe : « on doit à Sibilla Aleramo d’avoir su créer un type de femme très complet, que la littérature italienne n’avait pas, analysée avec une subtilité psychologique remarquable et très remarquée » (p. 749). De même dans<text:s/></text:span><text:span text:style-name="T2742">La vittima,</text:span><text:span text:style-name="T2743"><text:s/>roman d’une autre femme écrivain, Sfinge, la protagoniste incarne la volonté de liberté.</text:span></text:p>
      <text:p text:style-name="Normal"><text:span text:style-name="T2744">Memento</text:span><text:span text:style-name="T2745"> :</text:span></text:p>
      <text:p text:style-name="P2746"><text:span text:style-name="T2747">Giuseppe Venanzio,<text:s/></text:span><text:span text:style-name="T2748">Molini a vento,</text:span><text:span text:style-name="T2749"><text:s/>Lugano, Soc. ed.<text:s/></text:span><text:span text:style-name="T2750">Avanguardia.</text:span></text:p>
      <text:p text:style-name="P2751"><text:span text:style-name="T2752">Alexandro Coen,<text:s/></text:span><text:span text:style-name="T2753">Mentre cade la neve,<text:s/></text:span><text:span text:style-name="T2754">Roma, La Vita Letter.</text:span></text:p>
      <text:p text:style-name="P2755"><text:span text:style-name="T2756">Salvatore Farina,<text:s/></text:span><text:span text:style-name="T2757">Il tesoro di Donnina,</text:span><text:span text:style-name="T2758"><text:s/>Torino, Soc. tip. ed. naz.</text:span></text:p>
      <text:p text:style-name="P2759"><text:span text:style-name="T2760">Térésah,<text:s/></text:span><text:span text:style-name="T2761">L’altra riva,</text:span><text:span text:style-name="T2762"><text:s/>dramma, Torino, Soc. tip. ed. naz.</text:span></text:p>
      <text:p text:style-name="P2763"><text:span text:style-name="T2764">Maria Ricciardi,<text:s/></text:span><text:span text:style-name="T2765">Le solitarie,<text:s/></text:span><text:span text:style-name="T2766">Torino, Soc. tip. ed. naz.</text:span></text:p>
      <text:p text:style-name="P2767"><text:span text:style-name="T2768">Alfredo Niceforo,<text:s/></text:span><text:span text:style-name="T2769">Lo studio antropologico delle classi povere,</text:span><text:span text:style-name="T2770"><text:s/>Firenze, Niccolai.</text:span></text:p>
      <text:p text:style-name="P2771"><text:span text:style-name="T2772">Giorgio Del Vecchio,<text:s/></text:span><text:span text:style-name="T2773">Sulla teoria del contratto sociale,</text:span><text:span text:style-name="T2774"><text:s/>Bologna, Zanichelli ;</text:span></text:p>
      <text:p text:style-name="P2775"><text:span text:style-name="T2776">Pierre De Bouchaud,<text:s/></text:span><text:span text:style-name="T2777">Goethe et le Tasse,</text:span><text:span text:style-name="T2778"><text:s/>Paris, Lemerre.</text:span></text:p>
      <text:p text:style-name="P2779"><text:span text:style-name="T2780">Vittorio Pica,<text:s/></text:span><text:span text:style-name="T2781">L’arte mondiale alla VIII Esposizione di Venezia,</text:span><text:span text:style-name="T2782"><text:s/>Bergamo, Istituto italiano d’arti grafiche.</text:span></text:p>
      <text:p text:style-name="P2783"/>
      <text:h text:style-name="Titre1" text:outline-level="1"><text:span text:style-name="T2784">1908 </text:span><text:span text:style-name="T2785">‑ 1</text:span></text:h>
      <text:p text:style-name="byline">Leclère Tristan</text:p>
      <text:p text:style-name="rubric">Art ancien</text:p>
      <text:p text:style-name="P2786">1‑I‑1908, T. LXXI, n. 253, p. 150‑154 [150‑151].</text:p>
      <text:p text:style-name="P2787"><text:span text:style-name="T2788">Compte rendu de : Léonard de Vinci,</text:span><text:span text:style-name="T2789"><text:s/>Textes choisis,<text:s/></text:span><text:span text:style-name="T2790">trad. par Péladan</text:span><text:span text:style-name="T2791"><text:s/></text:span><text:span text:style-name="T2792">(éd. du Mercure de France). Les écrits de Léonard de Vinci n’avaient jamais été traduits en français ; le travail de Pèaladan est donc très remarquable : grâce à ces textes choisis, l’on pourra connaître l’essentiel de la pensée de cet homme universel.</text:span></text:p>
      <text:p text:style-name="P2793"/>
      <text:h text:style-name="Titre1" text:outline-level="1"><text:span text:style-name="T2794">1908 </text:span><text:span text:style-name="T2795">‑ 2</text:span></text:h>
      <text:p text:style-name="byline">de Gourmont Jean</text:p>
      <text:p text:style-name="P2796"><text:span text:style-name="T2797">Variétés</text:span></text:p>
      <text:p text:style-name="P2798">1‑I‑1908, T. LXXI, n. 253, p. 181‑186.</text:p>
      <text:soft-page-break/>
      <text:p text:style-name="P2799"><text:span text:style-name="T2800">Compte rendu de l’ouvrage :<text:s/></text:span><text:span text:style-name="T2801">Attraverso gli albi e le carterelle</text:span><text:span text:style-name="T2802"><text:s/>(Bergamo, Istituto It. d’Arti grafiche) du critique d’art italien Vittorio Pica. De Gourmont en propose en traduction française quelques pages consacrées aux artistes français (notamment Daumier et Vallotton).</text:span></text:p>
      <text:p text:style-name="P2803"/>
      <text:h text:style-name="Titre1" text:outline-level="1"><text:span text:style-name="T2804">1908 </text:span><text:span text:style-name="T2805">‑ 3</text:span></text:h>
      <text:p text:style-name="byline">Péladan</text:p>
      <text:p text:style-name="rubric">Un idéalisme expérimental. La philosophie de Léonard de Vinci d’après ses manuscrits</text:p>
      <text:p text:style-name="P2806">15‑I‑1908, T. LXXI, n. 254, p. 193‑214.</text:p>
      <text:p text:style-name="P2807">Péladan souligne l’importance de l’expérience dans la philosophie de Léonard de Vinci : Léonard a adopté l’expérimentalisme par conviction et, chez lui, la seule orthodoxie est précisément celle de l’expérience. Selon P., la saintété est, chez Léonard, la sagesse.</text:p>
      <text:p text:style-name="P2808"/>
      <text:h text:style-name="Titre1" text:outline-level="1"><text:span text:style-name="T2809">1908 </text:span><text:span text:style-name="T2810">‑ 4</text:span></text:h>
      <text:p text:style-name="byline">Péladan</text:p>
      <text:p text:style-name="rubric">Un idéalisme expérimental. La philosophie de Léonard de Vinci d’après ses manuscrits [suite]</text:p>
      <text:p text:style-name="P2811">1‑II‑1908, T. LXXI, n. 255, p. 440‑461.</text:p>
      <text:p text:style-name="P2812">Continuation de l’étude de la philosophie de Léonard de Vinci. Léonard réfuta la science occulte au nom du rationalisme. Sa philosophie est une contemplation de la beauté de l’univers : c’est pourquoi l’artiste a choisi comme moyen d’expression par excellence la peinture, qui essaye de reproduire cette beauté universelle et qui est donc jugée comme supérieure à la poésie.</text:p>
      <text:p text:style-name="P2813"/>
      <text:h text:style-name="Titre1" text:outline-level="1"><text:span text:style-name="T2814">1908 </text:span><text:span text:style-name="T2815">‑ 5</text:span></text:h>
      <text:p text:style-name="byline">de Bury R.</text:p>
      <text:p text:style-name="rubric">Les Journaux</text:p>
      <text:p text:style-name="P2816">1‑II‑1908, T. LXXI, n. 255, p. 536‑540 [539].</text:p>
      <text:p text:style-name="P2817">De Bury signale dans sa rubrique une note d’Octave Uzanne, parue dans « L’Intermédiaire », qui fait l’historique des manuscrits de Casanova.</text:p>
      <text:p text:style-name="P2818"/>
      <text:h text:style-name="Titre1" text:outline-level="1"><text:span text:style-name="T2819">1908 </text:span><text:span text:style-name="T2820">‑ 6</text:span></text:h>
      <text:p text:style-name="byline">Boissard Maurice</text:p>
      <text:p text:style-name="rubric">Les Théâtres</text:p>
      <text:p text:style-name="P2821">1‑II‑1908, T. LXXI, n. 255, p. 541‑544 [541].</text:p>
      <text:p text:style-name="P2822"><text:span text:style-name="T2823">Au Théâtre de l’Oeuvre on représente<text:s/></text:span><text:span text:style-name="T2824">Malia<text:s/></text:span><text:span text:style-name="T2825">(</text:span><text:span text:style-name="T2826">Le Maléfice</text:span><text:span text:style-name="T2827">) de Luigi Capuana. La pièce est donnée par une troupe sicilienne en toutnée à Paris. B. observe que, il s’agissant d’un drame réaliste, son seul intérêt se situe dans la peinture des moeurs. Il loue par ailleurs les qualités de « mimes » des acteurs italiens (notamment de M. Grasso et Mme Aguglia), leur jeu naturel qui ne pourrait être plus distant d’une certaine pompe typique du jeu des acteurs français.</text:span></text:p>
      <text:p text:style-name="byline"/>
      <text:h text:style-name="Titre1" text:outline-level="1"><text:span text:style-name="T2828">1908 </text:span><text:span text:style-name="T2829">‑ 7</text:span></text:h>
      <text:p text:style-name="byline">Canudo Ricciotto</text:p>
      <text:p text:style-name="rubric">Lettres italiennes</text:p>
      <text:p text:style-name="P2830">1‑II‑1908, T. LXXI, n. 255, p. 552‑556.</text:p>
      <text:p text:style-name="P2831"><text:span text:style-name="T2832">C. commence sa chronique par l’annonce du succès de la pièce<text:s/></text:span><text:span text:style-name="T2833">La Nave<text:s/></text:span><text:span text:style-name="T2834">de D’Annunzio, représentée à Rome, pour passer ensuite aux poètes contemporains qui s’imposent pour leur force stylistique. C. observe que, en général, après Carducci et d’Annunzio on remarque la noblesse de la langue de la poésie, à laquelle Pascoli a apporté une puissance de sincérité. Si le symbolisme est encore suivi par quelques jeunes poètes, c’est autour de « La Vita Letteraria » de Rome et autour de la revue « Poesia » de Milan que le renouveau de la poésie italienne est en train de se construire, notamment grâce à ces poètes qui « cherchent des rythmes nouveaux pour exprimer quelques pensées nouvelles » (p. 553). Par exemple, dans le recueil<text:s/></text:span><text:span text:style-name="T2835">L’estuario delle ombre</text:span><text:span text:style-name="T2836"><text:s/>de Giuseppe Rino (Messina, Trinchera) on retrouve le recours à des symboles inexplicables dans une écriture dannunzienne ; de même, dans<text:s/></text:span><text:span text:style-name="T2837">Un giorno</text:span><text:span text:style-name="T2838"><text:s/>(Torino, Streglio), le poète Carlo Vallini montre des préoccupations métaphisiques qui sont volontairement symbolistes. En revanche, le volume<text:s/></text:span><text:span text:style-name="T2839">Ombre di urbi</text:span><text:span text:style-name="T2840"><text:s/>(Napoli, Pierro) de Giacomo Gigli s’impose par l’originalité d’une langue pure et par son esprit nouveau. Dans<text:s/></text:span><text:span text:style-name="T2841">Gli aborti</text:span><text:span text:style-name="T2842"><text:s/>(Ferrara, Taddei-Soati) Corrado Govoni utilise des vers</text:span><text:span text:style-name="T2843">‑libres qui gardent pourtant une certaine émotion. Guido Verona, dans<text:s/></text:span><text:span text:style-name="T2844">Bianco amore</text:span><text:span text:style-name="T2845"><text:s/>(Milano, ed. di Poesia) reprend en vers blancs la tradition des conteurs lyriques italiens. De l’étude critique d’Emilio Zanette (</text:span><text:span text:style-name="T2846">Giovanni Pascoli,</text:span><text:span text:style-name="T2847"><text:s/>Milano, ed. Poesia), C. ne partage pas l’interprétation de Pascoli comme le poète vraiment national, le « vates » auquel toute époque devrait aspirer. Les dernières lignes de la chronique sont consacrées à l’ouvrage de l’anthropologue Alfredo Niceforo :<text:s/></text:span><text:span text:style-name="T2848">Ricerche sui contadini</text:span><text:span text:style-name="T2849"><text:s/>(Palermo, Sandron), où l’on retrouve la démonstration de l’infériorité intellectuelle et physique des classes pauvres. Dans le<text:s/></text:span><text:span text:style-name="T2850">Memento,</text:span><text:span text:style-name="T2851"><text:s/>avant de donner la liste des ouvrages dernièrement parus (</text:span><text:span text:style-name="T2852">cf. Annexes</text:span><text:span text:style-name="T2853">), C. évoque la mort de Marcello Taddei (jeune poète du groupe réuni autour des revues florentines « Regno », « Leonardo » et « Hermes ».</text:span></text:p>
      <text:p text:style-name="Normal">Memento :</text:p>
      <text:p text:style-name="P2854"><text:span text:style-name="T2855">Neera,<text:s/></text:span><text:span text:style-name="T2856">Les idées d’une femme sur le féminisme<text:s/></text:span><text:span text:style-name="T2857">(trad. Mlle H. Dornstetter), Giard et Brière ;</text:span></text:p>
      <text:p text:style-name="P2858"><text:span text:style-name="T2859">A. Beltramelli,<text:s/></text:span><text:span text:style-name="T2860">Au seuil de la vie</text:span><text:span text:style-name="T2861"><text:s/>(trad. L. Henry de Péréra), Hachette ;</text:span></text:p>
      <text:p text:style-name="P2862"><text:span text:style-name="T2863">G. Urbani,<text:s/></text:span><text:span text:style-name="T2864">Il Rosario del cuore,</text:span><text:span text:style-name="T2865"><text:s/>Roma, « La Vita letteraria »</text:span></text:p>
      <text:p text:style-name="P2866"><text:span text:style-name="T2867">Eugenia Levi,<text:s/></text:span><text:span text:style-name="T2868">Cento fra le più belle liriche tedesche (Lieder),<text:s/></text:span><text:span text:style-name="T2869">Firenze, Bemporad ;</text:span></text:p>
      <text:p text:style-name="P2870"><text:span text:style-name="T2871">Eugenia Levi,<text:s/></text:span><text:span text:style-name="T2872">Lirica italiana antica,</text:span><text:span text:style-name="T2873"><text:s/>Firenze, Bemporad ;</text:span></text:p>
      <text:p text:style-name="P2874"><text:span text:style-name="T2875">Guido Menasci,<text:s/></text:span><text:span text:style-name="T2876">Au Pays de jadis,</text:span><text:span text:style-name="T2877"><text:s/>préface de Pierre de Nolhac, Livorno.</text:span></text:p>
      <text:p text:style-name="P2878"/>
      <text:h text:style-name="Titre1" text:outline-level="1"><text:span text:style-name="T2879">1908 </text:span><text:span text:style-name="T2880">‑ 8</text:span></text:h>
      <text:p text:style-name="byline">Raynaud Ernest</text:p>
      <text:p text:style-name="rubric">Le voyage à Venise</text:p>
      <text:p text:style-name="P2881">15‑II‑1908, T. LXXI, n. 256, p. 594‑602.</text:p>
      <text:p text:style-name="P2882">Dix‑sept sonnets inspirés de Venise.</text:p>
      <text:p text:style-name="P2883"/>
      <text:soft-page-break/>
      <text:h text:style-name="Titre1" text:outline-level="1"><text:span text:style-name="T2884">1908 </text:span><text:span text:style-name="T2885">‑ 9</text:span></text:h>
      <text:p text:style-name="byline">Leclère Tristan</text:p>
      <text:p text:style-name="rubric">Art ancien</text:p>
      <text:p text:style-name="P2886">15‑II‑1908, T. LXXI, n. 256, p. 728‑733 [732].</text:p>
      <text:p text:style-name="P2887"><text:span text:style-name="T2888">Compte rendu de : E. Gebhart,<text:s/></text:span><text:span text:style-name="T2889">Botticelli,</text:span><text:span text:style-name="T2890"><text:s/>Hachette (une monographie tirée d’un volume précédent du même auteur).</text:span></text:p>
      <text:p text:style-name="P2891"/>
      <text:h text:style-name="Titre1" text:outline-level="1"><text:span text:style-name="T2892">1908 </text:span><text:span text:style-name="T2893">‑ 10</text:span></text:h>
      <text:p text:style-name="byline">[Rédaction]</text:p>
      <text:p text:style-name="rubric">Échos</text:p>
      <text:p text:style-name="P2894">15‑II‑1908, T. LXXI, n. 256, p. 762‑768 [767].</text:p>
      <text:p text:style-name="P2895"><text:span text:style-name="T2896">Annonce de la<text:s/></text:span><text:span text:style-name="T2897">Lectura Dantis</text:span><text:span text:style-name="T2898"><text:s/>à Paris qui a été créée par l’École des Hautes Études en Sciences Sociales et sera assurée par Ricciotto Canudo.</text:span></text:p>
      <text:p text:style-name="P2899"/>
      <text:h text:style-name="Titre1" text:outline-level="1"><text:span text:style-name="T2900">1908 </text:span><text:span text:style-name="T2901">‑ 11</text:span></text:h>
      <text:p text:style-name="byline">Merki Charles</text:p>
      <text:p text:style-name="rubric">Archéologie, Voyages</text:p>
      <text:p text:style-name="P2902">15‑III‑1908, T. LXXII, n. 258, p. 327‑332 [328‑329].</text:p>
      <text:p text:style-name="P2903"><text:span text:style-name="T2904">Compte rendu de : Jean de Foville,<text:s/></text:span><text:span text:style-name="T2905">Gênes,</text:span><text:span text:style-name="T2906"><text:s/>Laurens, Coll. « Villes d’art célèbres ». Il s’agit, d’après M., d’un des volumes les plus remarquables de cette collection.</text:span></text:p>
      <text:p text:style-name="P2907"/>
      <text:h text:style-name="Titre1" text:outline-level="1"><text:span text:style-name="T2908">1908 </text:span><text:span text:style-name="T2909">‑ 12</text:span></text:h>
      <text:p text:style-name="byline">Morland Jacques</text:p>
      <text:p text:style-name="rubric">Le maître de Léonard de Vinci. Andrea Verrocchio</text:p>
      <text:p text:style-name="P2910">1‑IV‑1908, T. LXXII, n. 259, p. 426‑440.</text:p>
      <text:p text:style-name="P2911">Étude consacrée à l’artiste italien à l’atelier duquel Léonard vint travailler vers 1470.</text:p>
      <text:p text:style-name="P2912"/>
      <text:h text:style-name="Titre1" text:outline-level="1"><text:span text:style-name="T2913">1908 </text:span><text:span text:style-name="T2914">‑ 13</text:span></text:h>
      <text:p text:style-name="byline">Leclère Tristan</text:p>
      <text:p text:style-name="rubric">Art ancien</text:p>
      <text:p text:style-name="P2915"><text:span text:style-name="T2916">1</text:span><text:span text:style-name="T2917">‑IV</text:span><text:span text:style-name="T2918">‑1908, T. LXXII, n. 259, p. 544</text:span><text:span text:style-name="T2919">‑546.</text:span></text:p>
      <text:p text:style-name="P2920"><text:span text:style-name="T2921">Les Ferrari (XVIe siècle).</text:span><text:span text:style-name="T2922"><text:s/>Étude consacrée au groupe des Ferrari, des artistes appartenant à l’école de Verceil (l’une des écoles de l’Italie du Nord) dont l’activité s’impose au XVe et au XVIe siècles.</text:span></text:p>
      <text:p text:style-name="P2923"/>
      <text:h text:style-name="Titre1" text:outline-level="1"><text:span text:style-name="T2924">1908 </text:span><text:span text:style-name="T2925">‑ 14</text:span></text:h>
      <text:p text:style-name="byline">Canudo Ricciotto</text:p>
      <text:p text:style-name="rubric">Lettres italiennes</text:p>
      <text:p text:style-name="P2926">1‑IV‑1908, T. LXXII, n. 259, p. 551‑554.</text:p>
      <text:p text:style-name="P2927"><text:span text:style-name="T2928">Le Collège de France commémore l’anniversaire de la mort de Carducci. L’École des Hautes Études en Sciences Sociales crée à Paris la première<text:s/></text:span><text:span text:style-name="T2929">Lectura Dantis</text:span><text:span text:style-name="T2930"><text:s/>(confiée<text:s/></text:span><text:soft-page-break/><text:span text:style-name="T2931">à Canudo lui</text:span><text:span text:style-name="T2932">‑même). Selon C., ces événements montrent une fois de plus que Paris s’intéresse aux manifestations de la vie culturelle italienne : « On applaudit dans la capitale moderne méditerranéenne les acteurs siciliens, on y exalte et on y bafoue M. Ferrero, l’historien à la critique souple, ou M. Fogazzaro. On y attend une tragédie de M. D’Annunzio […]. On y publie de bons et de mauvais livres de documentation italienne. On y traduit des livres médiocres […] » (p. 551). Mais « l’élite intellectuelle française arrive à avoir une connaissance assez précise de l’état d’âme de l’élite intellectuelle italienne » (p. 551</text:span><text:span text:style-name="T2933">‑552). Selon C., à Paris on apprécie surtout « la volonté esthétique et littéraire nouvelle qui anime les phalanges des jeunes artistes italiens, et les conclusions dernières des jeunes philosophes ou des jeunes esthéticiens d’outre</text:span><text:span text:style-name="T2934">‑monts. Il y a entente spirituelle entre les deux pays » (p. 552). Paris n’a pas passé sous silence la mort d’Edmondo De Amicis, un auteur qui a un grand succès de public et qui est pourtant « un auteur populaire, nullement artiste, nullement créateur, nullement philosophe. Un écrivain sentimental, sentimentalement simple et simplement “bourgeois”, dans le sens le plus complet de ce mot admirablement significatif » (p. 552). Déjà Carducci, qui appelait De Amicis « Edmond des Langueurs », s’insurgea contre l’action exercée par une telle littérature larmoyante sur la sensibilité du public. Le monde culturel parisien a fêté le quatre</text:span><text:span text:style-name="T2935">‑vingtième anniversaire de Roberto Ardigò, « le plus illustre positiviste italien » : la science est à la base de ses recherches et, « même en ne l’aimant pas aujourd’hui pour sa philosophie, on doit reconnaître ses grandes qualités de psychologue qui considère la psychologie comme science positive » (p. 554).</text:span></text:p>
      <text:p text:style-name="P2936"><text:span text:style-name="T2937">Memento :</text:span></text:p>
      <text:p text:style-name="P2938"><text:span text:style-name="T2939">Arturo Onofri,<text:s/></text:span><text:span text:style-name="T2940">Poemi tragici,</text:span><text:span text:style-name="T2941"><text:s/>Roma, a spese dell’autore ;</text:span></text:p>
      <text:p text:style-name="P2942"><text:span text:style-name="T2943">Enrico Corradini,<text:s/></text:span><text:span text:style-name="T2944">Carlotta Corday,</text:span><text:span text:style-name="T2945"><text:s/>Napoli, Pierro ;</text:span></text:p>
      <text:p text:style-name="P2946"><text:span text:style-name="T2947">Francesco Chiesa,<text:s/></text:span><text:span text:style-name="T2948">Liriche,</text:span><text:span text:style-name="T2949"><text:s/>Roma, « La Nuova Antologia » ;</text:span></text:p>
      <text:p text:style-name="P2950"><text:span text:style-name="T2951">Neera,<text:s/></text:span><text:span text:style-name="T2952">Les idées d’une femme sur le féminisme</text:span><text:span text:style-name="T2953"><text:s/>(trad. Mlle H. Dornstetter), Paris, Giard et Brière ;</text:span></text:p>
      <text:p text:style-name="P2954"><text:span text:style-name="T2955">Aurelio Ugolini,<text:s/></text:span><text:span text:style-name="T2956">Viburnia,</text:span><text:span text:style-name="T2957"><text:s/>Roma, La Vita Letteraria ;</text:span></text:p>
      <text:p text:style-name="P2958"><text:span text:style-name="T2959">Mario Morasso,<text:s/></text:span><text:span text:style-name="T2960">Domus Aurea,</text:span><text:span text:style-name="T2961"><text:s/>Torino, Bocca ;</text:span></text:p>
      <text:p text:style-name="P2962"><text:span text:style-name="T2963">G. Prezzolini,<text:s/></text:span><text:span text:style-name="T2964">Il cattolicismo rosso,</text:span><text:span text:style-name="T2965"><text:s/>Napoli, Ricciardi.</text:span></text:p>
      <text:p text:style-name="P2966"/>
      <text:h text:style-name="Titre1" text:outline-level="1"><text:span text:style-name="T2967">1908 </text:span><text:span text:style-name="T2968">‑ 15</text:span></text:h>
      <text:p text:style-name="byline">Hirsch Charles‑Henry</text:p>
      <text:p text:style-name="rubric">Les Revues</text:p>
      <text:p text:style-name="P2969">1‑V‑1908, T. LXXIII, n. 261, p. 134‑140 [137‑138].</text:p>
      <text:p text:style-name="P2970">Dans la revue « L’Occident » (n. de mars) Adrien Mithouard étudie l’achitecture à Venise.</text:p>
      <text:p text:style-name="byline"/>
      <text:h text:style-name="Titre1" text:outline-level="1"><text:span text:style-name="T2971">1908 </text:span><text:span text:style-name="T2972">‑ 16</text:span></text:h>
      <text:p text:style-name="byline">Fontainas André</text:p>
      <text:p text:style-name="rubric">Dante Gabriel Rossetti le poète</text:p>
      <text:p text:style-name="P2973">15‑V‑1908, T. LXXIII, n. 262, p. 193‑211.</text:p>
      <text:p text:style-name="P2974"><text:span text:style-name="T2975">L’œuvre et la personnalité de Dante Gabriel Rossetti apparaissent comme exceptionnelles si on les considère dans l’ensemble de la production anglaise de son époque. Rossetti, selon la parole de Ruskin, « n’était pas un Anglais, mais un Italien<text:s/></text:span><text:soft-page-break/><text:span text:style-name="T2976">tourmenté dans l’</text:span><text:span text:style-name="T2977">Inferno</text:span><text:span text:style-name="T2978"><text:s/>de Londres. Il vivait parmi les Florentins primitifs plutôt que parmi les Anglais actuels » (p. 194). Sa vie est le témoignage même du dévouement absolu au service de l’art.</text:span></text:p>
      <text:p text:style-name="P2979"/>
      <text:h text:style-name="Titre1" text:outline-level="1"><text:span text:style-name="T2980">1908 </text:span><text:span text:style-name="T2981">‑ 17</text:span></text:h>
      <text:p text:style-name="byline">Canudo Ricciotto</text:p>
      <text:p text:style-name="rubric">Variétés</text:p>
      <text:p text:style-name="P2982"><text:span text:style-name="T2983">15</text:span><text:span text:style-name="T2984">‑V</text:span><text:span text:style-name="T2985">‑1908, T. LXXIII, n. 262, p. 370</text:span><text:span text:style-name="T2986">‑376.</text:span></text:p>
      <text:p text:style-name="P2987"><text:span text:style-name="T2988">Dans une partie des<text:s/></text:span><text:span text:style-name="T2989">Variétés<text:s/></text:span><text:span text:style-name="T2990">(</text:span><text:span text:style-name="T2991">Les deux Saül</text:span><text:span text:style-name="T2992">), C. analyse la nouvelle adaptation de la tragédie<text:s/></text:span><text:span text:style-name="T2993">Saül<text:s/></text:span><text:span text:style-name="T2994">d’Alfieri qui a été faite pour les scènes françaises. C. souligne l’écart qui sépare Alfieri de Shakespeare : les personnages des tragédies d’Alfieri ne rappellent pas la profondeur psychologique des personnages shakespeariens ; d’ailleurs, selon C., nul poète « méditerranéen » n’a été profondément psychologique. La puissance de<text:s/></text:span><text:span text:style-name="T2995">Saül,</text:span><text:span text:style-name="T2996"><text:s/>tragédie de l’Inquiétude, est dans son extraordinaire rapidité. L’adaptation française de Poizat l’a transformé presque en mélodrame. La noblesse du langage d’Alfieri a perdu dans le classicisme populaire de son adaptateur. C. en conclut que, en général, les adaptations sont au détriment de la renaissance de la tragédie.</text:span></text:p>
      <text:p text:style-name="P2997"/>
      <text:h text:style-name="Titre1" text:outline-level="1"><text:span text:style-name="T2998">1908 </text:span><text:span text:style-name="T2999">‑ 18</text:span></text:h>
      <text:p text:style-name="byline">[Rédaction]</text:p>
      <text:p text:style-name="rubric">Échos</text:p>
      <text:p text:style-name="P3000"><text:span text:style-name="T3001">15</text:span><text:span text:style-name="T3002">‑V</text:span><text:span text:style-name="T3003">‑1908, T. LXXIII, n. 262, p. 381</text:span><text:span text:style-name="T3004">‑384 [384].</text:span></text:p>
      <text:p text:style-name="P3005"><text:span text:style-name="T3006">Parmi les<text:s/></text:span><text:span text:style-name="T3007">Publications du Mercure de France<text:s/></text:span><text:span text:style-name="T3008">(p. 383</text:span><text:span text:style-name="T3009">‑384), la rédaction signale la parution du volume de Remy de Gourmont,</text:span><text:span text:style-name="T3010"><text:s/>Dante, Béatrice et la poésie amoureuse.</text:span></text:p>
      <text:p text:style-name="byline"/>
      <text:h text:style-name="Titre1" text:outline-level="1"><text:span text:style-name="T3011">1908 </text:span><text:span text:style-name="T3012">‑ 19</text:span></text:h>
      <text:p text:style-name="byline">Barthèlemy Edmond</text:p>
      <text:p text:style-name="rubric">Histoire</text:p>
      <text:p text:style-name="P3013">1‑VI‑1908, T. LXXIII, n. 263, p. 500‑507 [505‑506].</text:p>
      <text:p text:style-name="P3014"><text:span text:style-name="T3015">Compte rendu de : André Bonnefons,<text:s/></text:span><text:span text:style-name="T3016">La chute de la République de Venise (1789</text:span><text:span text:style-name="T3017">‑1797),</text:span><text:span text:style-name="T3018"><text:s/>Perrin.</text:span></text:p>
      <text:p text:style-name="byline"/>
      <text:h text:style-name="Titre1" text:outline-level="1"><text:span text:style-name="T3019">1908 </text:span><text:span text:style-name="T3020">‑ 20</text:span></text:h>
      <text:p text:style-name="byline"/>
      <text:p text:style-name="byline">Mazel Henri</text:p>
      <text:p text:style-name="rubric">Science Sociale</text:p>
      <text:p text:style-name="P3021">1‑VI‑1908, T. LXXIII, n. 263, p. 520‑525 [523‑524].</text:p>
      <text:p text:style-name="P3022"><text:span text:style-name="T3023">Compte rendu de : Neera,<text:s/></text:span><text:span text:style-name="T3024">Les idées d’une femme sur le féminisme</text:span><text:span text:style-name="T3025"><text:s/>(trad. Mlle H. Dornstetter, éd. Giard et Brière). Neera est définie la George Sand italienne. Les idées de cette femme écrivain sur le féminisme se résument, selon M., dans le jugement suivant : « Un mariage modeste, même pas des plus heureux, mais fécond, vaut encore mieux qu’une existence solitaire au milieu des richesses, des plaisirs, de<text:s/></text:span><text:soft-page-break/><text:span text:style-name="T3026">l’étude ou de n’importe quelle compensation ». Et M. partage cet avis : il affirme ne pas être contre les droits réclamés par les femmes (droits politiques inclus), mais il se dit convaincu que le bonheur des femmes se situe dans l’amour et la maternité.</text:span></text:p>
      <text:p text:style-name="P3027"/>
      <text:h text:style-name="Titre1" text:outline-level="1"><text:span text:style-name="T3028">1908 </text:span><text:span text:style-name="T3029">‑ 21</text:span></text:h>
      <text:p text:style-name="byline">Canudo Ricciotto</text:p>
      <text:p text:style-name="rubric">Lettres italiennes</text:p>
      <text:p text:style-name="P3030">1‑VI‑1908, T. LXXIII, n. 263, p. 565‑569.</text:p>
      <text:p text:style-name="P3031"><text:span text:style-name="T3032">C. commence sa chronique en évoquant le tournant que la nouvelle pièce de D’Annunzio, la<text:s/></text:span><text:span text:style-name="T3033">Nave,</text:span><text:span text:style-name="T3034"><text:s/>marque dans la production de l’écrivain : D’Annunzio, qui a été le poète</text:span><text:span text:style-name="T3035">‑esthète par excellence, va désormais vers l’emphase du poète « vates » national. Par ailleurs,<text:s/></text:span><text:span text:style-name="T3036">La Nave<text:s/></text:span><text:span text:style-name="T3037">a rendu célèbre le compositeur Ildebrando Pizzetti, qui dans l’étude<text:s/></text:span><text:span text:style-name="T3038">Arianna e Barbablu</text:span><text:span text:style-name="T3039"><text:s/>(paru dans la « Rivista musicale italiana ») s’est fait le théoricien du « drame musical latin ». Le reste de la chronique présente les dernières parutions dans le domaine de la poésie : Francesco Chiesa,<text:s/></text:span><text:span text:style-name="T3040">Liriche,</text:span><text:span text:style-name="T3041"><text:s/>Roma, « Nuova Antologia » (C. en apprécie les qualités d’abstraction et de stylisation) ; Massimo Bontempelli,<text:s/></text:span><text:span text:style-name="T3042">Odi siciliane,</text:span><text:span text:style-name="T3043"><text:s/>Palermo, Sandron et, du même auteur,<text:s/></text:span><text:span text:style-name="T3044">Sonetti,<text:s/></text:span><text:span text:style-name="T3045">Lugano, Soc. Ed. L’Avanguardia (C. juge Bontempelli comme un poète élégiaque et tendre se rattachant à la tradition de la Renaissance italienne) ; Aurelio Ugolini,<text:s/></text:span><text:span text:style-name="T3046">Viburna,</text:span><text:span text:style-name="T3047"><text:s/>Roma, « La Vita Letteraria » (il s’agit d’un recueil de vers, que C. ne juge pas remarquable, d’un jeune professeur mort).</text:span></text:p>
      <text:p text:style-name="P3048"><text:span text:style-name="T3049">Memento :</text:span></text:p>
      <text:p text:style-name="P3050"><text:span text:style-name="T3051">Giannotto Bastaianelli,<text:s/></text:span><text:span text:style-name="T3052">Poemi e musiche,</text:span><text:span text:style-name="T3053"><text:s/>Montevarchi, Pulini ;</text:span></text:p>
      <text:p text:style-name="P3054"><text:span text:style-name="T3055">Massimo Bontempelli,<text:s/></text:span><text:span text:style-name="T3056">Socrate moderno,<text:s/></text:span><text:span text:style-name="T3057">Torino, Lattes ;</text:span></text:p>
      <text:p text:style-name="P3058"><text:span text:style-name="T3059">A. Manassero,<text:s/></text:span><text:span text:style-name="T3060">Le umili,<text:s/></text:span><text:span text:style-name="T3061">Milano, Sandron ;</text:span></text:p>
      <text:p text:style-name="P3062"><text:span text:style-name="T3063">A. Beltramelli,<text:s/></text:span><text:span text:style-name="T3064">Le Gaje farandole,</text:span><text:span text:style-name="T3065"><text:s/>Firenze, Bemporad ;</text:span></text:p>
      <text:p text:style-name="P3066"><text:span text:style-name="T3067">Luigi Grilli,<text:s/></text:span><text:span text:style-name="T3068">Lauri e mirti,</text:span><text:span text:style-name="T3069"><text:s/>Livorno, Giusti ;</text:span></text:p>
      <text:p text:style-name="P3070"><text:span text:style-name="T3071">Marino Moretti,<text:s/></text:span><text:span text:style-name="T3072">La serenata delle zanzare,</text:span><text:span text:style-name="T3073"><text:s/>Torino, Streglio ;</text:span></text:p>
      <text:p text:style-name="P3074"><text:span text:style-name="T3075">Umberto Fracchia,<text:s/></text:span><text:span text:style-name="T3076">Le Vergini,</text:span><text:span text:style-name="T3077"><text:s/>Roma, Casa ed. Centr. ;</text:span></text:p>
      <text:p text:style-name="P3078"><text:span text:style-name="T3079">Felice D’Onofrio,<text:s/></text:span><text:span text:style-name="T3080">La famiglia Rondoni<text:s/></text:span><text:span text:style-name="T3081">(roman), Torino, Soc. Tip. Ed. Naz. ;</text:span></text:p>
      <text:p text:style-name="P3082"><text:span text:style-name="T3083">Nicola Allevato,<text:s/></text:span><text:span text:style-name="T3084">Germogli,<text:s/></text:span><text:span text:style-name="T3085">Roma, « La Vita Letteraria » ;</text:span></text:p>
      <text:p text:style-name="P3086"><text:span text:style-name="T3087">Pignatelli di Monteroduni,<text:s/></text:span><text:span text:style-name="T3088">Il santo misterioso,</text:span><text:span text:style-name="T3089"><text:s/>Torino, Soc. Tip. Ed. Naz. ;</text:span></text:p>
      <text:p text:style-name="P3090"><text:span text:style-name="T3091">Paolo Savj</text:span><text:span text:style-name="T3092">‑Lopez,<text:s/></text:span><text:span text:style-name="T3093">Rassegna di letteratura francese,<text:s/></text:span><text:span text:style-name="T3094">« Rassegna contemporanea », Rocca di San Casciano ,</text:span></text:p>
      <text:p text:style-name="P3095"><text:span text:style-name="T3096">Benedetto Croce,<text:s/></text:span><text:span text:style-name="T3097">Letteratura e critica,</text:span><text:span text:style-name="T3098"><text:s/>Bari, Laterza ;</text:span></text:p>
      <text:p text:style-name="P3099"><text:span text:style-name="T3100">Walt Whitman,<text:s/></text:span><text:span text:style-name="T3101">Foglie di erba,</text:span><text:span text:style-name="T3102"><text:s/>trad. L. Gamberale, Milano, Sandron ;</text:span></text:p>
      <text:p text:style-name="P3103"><text:span text:style-name="T3104">Paolo Gazza,<text:s/></text:span><text:span text:style-name="T3105">Tempus loquendi,</text:span><text:span text:style-name="T3106"><text:s/>Torino, Soc. Tip. Ed. Naz. ;</text:span></text:p>
      <text:p text:style-name="P3107"><text:span text:style-name="T3108">G. Lanzalone,<text:s/></text:span><text:span text:style-name="T3109">Accenni di critica nuova,</text:span><text:span text:style-name="T3110"><text:s/>Roma, « La Vita Internazionale ».</text:span></text:p>
      <text:p text:style-name="P3111"/>
      <text:h text:style-name="Titre1" text:outline-level="1"><text:span text:style-name="T3112">1908 </text:span><text:span text:style-name="T3113">‑ 22</text:span></text:h>
      <text:p text:style-name="byline">[Rédaction]</text:p>
      <text:p text:style-name="rubric">Échos</text:p>
      <text:p text:style-name="P3114">15‑VI‑1908, T. LXXIII, n. 264, p. 763‑768 [765‑766].</text:p>
      <text:p text:style-name="P3115">Certains de ses textes, que l’on peut lire désormais en français dans le volume publié par Péladan, donnent l’impression que Léonard entrevit des faits découverts plus<text:s/><text:soft-page-break/>tard. Selon le rédacteur de cette nouvelle brève, Lèonard semble, notamment, avoir été le précurseur des lois de constance de Quinton.</text:p>
      <text:p text:style-name="P3116"/>
      <text:h text:style-name="Titre1" text:outline-level="1"><text:span text:style-name="T3117">1908 </text:span><text:span text:style-name="T3118">‑ 23</text:span></text:h>
      <text:p text:style-name="byline">Brieu Jacques</text:p>
      <text:p text:style-name="rubric">Ésotérisme et spiritisme</text:p>
      <text:p text:style-name="P3119">1‑VII‑1908, T. LXXIV, n. 265, p. 123‑129 [126‑127].</text:p>
      <text:p text:style-name="P3120"><text:span text:style-name="T3121">Compte rendu de : Enrico Morselli,<text:s/></text:span><text:span text:style-name="T3122">Psicologia e spiritismo,<text:s/></text:span><text:span text:style-name="T3123">Torino, Bocca, 2 vol. Il s’agit d’un recueuil de comptes rendus de 28 séances du médium Eusapia Paladino.</text:span></text:p>
      <text:p text:style-name="P3124"/>
      <text:h text:style-name="Titre1" text:outline-level="1"><text:span text:style-name="T3125">1908 </text:span><text:span text:style-name="T3126">‑ 24</text:span></text:h>
      <text:p text:style-name="byline">de Gourmont Jean</text:p>
      <text:p text:style-name="rubric">Littérature</text:p>
      <text:p text:style-name="P3127">15‑VII‑1908, T. LXXIV, n. 266, p. 289‑294 [292‑293 ; 293‑294].</text:p>
      <text:p text:style-name="P3128"><text:span text:style-name="T3129">Compte rendu de : Remy de Gourmont,<text:s/></text:span><text:span text:style-name="T3130">Les hommes et les idées. Dante, Béatrice et la poésie amoureuse. Essai sur l’Idéal féminin en Italie à la fin du XIIIe siècle,<text:s/></text:span><text:span text:style-name="T3131">éd. Mercure de France. Dans son étude, Remy de Gourmont démontre que la<text:s/></text:span><text:span text:style-name="T3132">Vita Nuova<text:s/></text:span><text:span text:style-name="T3133">de Dante n’est pas un livre autobiographique : Béatrice est la femme idéale, elle incarne l’Idéal. Un autre compte rendu de sujet italien est consacré au volume de E. Rodocanachi,</text:span><text:span text:style-name="T3134"><text:s/>Boccace, poète, conteur, moraliste, homme politique,</text:span><text:span text:style-name="T3135"><text:s/>Hachette. Il s’agit d’une biographie de Boccace que l’auteur reconstruit en partant de ses oeuvres.</text:span></text:p>
      <text:p text:style-name="P3136"/>
      <text:h text:style-name="Titre1" text:outline-level="1"><text:span text:style-name="T3137">1908 </text:span><text:span text:style-name="T3138">‑ 25</text:span></text:h>
      <text:p text:style-name="byline">[Rédaction]</text:p>
      <text:p text:style-name="rubric">Échos</text:p>
      <text:p text:style-name="P3139">1‑VIII‑1908, T. LXXIV, n. 267, p. 553‑560 [559].</text:p>
      <text:p text:style-name="P3140">Annonce : la revue romaine « La Nuova Parola », dirigée par Arnaldo Cervesato, se fond avec la revue « Coenobium » de Lugano.</text:p>
      <text:p text:style-name="P3141"/>
      <text:h text:style-name="Titre1" text:outline-level="1"><text:span text:style-name="T3142">1908 </text:span><text:span text:style-name="T3143">‑ 26</text:span></text:h>
      <text:p text:style-name="byline">Barthèlemy edmond</text:p>
      <text:p text:style-name="rubric">Histoire</text:p>
      <text:p text:style-name="P3144">15‑VIII‑1908, T. LXXIV, n. 268, p. 685‑690 [687‑688].</text:p>
      <text:p text:style-name="P3145"><text:span text:style-name="T3146">Compte rendu de : Ch. Gailly de Taurines,<text:s/></text:span><text:span text:style-name="T3147">Benvenuto Cellini à Paris sous François I,</text:span><text:span text:style-name="T3148"><text:s/>Daragon (d’après les<text:s/></text:span><text:span text:style-name="T3149">Mémoires</text:span><text:span text:style-name="T3150"><text:s/>de Cellini).</text:span></text:p>
      <text:p text:style-name="P3151"/>
      <text:h text:style-name="Titre1" text:outline-level="1"><text:span text:style-name="T3152">1908 </text:span><text:span text:style-name="T3153">‑ 27</text:span></text:h>
      <text:p text:style-name="byline">Leclère Tristan</text:p>
      <text:p text:style-name="rubric">Art ancien</text:p>
      <text:p text:style-name="P3154">15‑VIII‑1908, T. LXXIV, n. 268, p. 719‑723 [719‑722].</text:p>
      <text:p text:style-name="P3155"><text:span text:style-name="T3156">Compte rendu de : Louis Hourticq,</text:span><text:span text:style-name="T3157"><text:s/>La Peinture des origines au XVIe siècle,<text:s/></text:span><text:span text:style-name="T3158">Laurens (considéré par L. comme un manuel précieux) et de deux monographies consacrées à<text:s/></text:span><text:soft-page-break/><text:span text:style-name="T3159">des peintres italiens : Arnold Goffin,</text:span><text:span text:style-name="T3160"><text:s/>Pinturicchio,</text:span><text:span text:style-name="T3161"><text:s/>Laurens ; Henri Hauvette,</text:span><text:span text:style-name="T3162"><text:s/>Ghirlandaio,</text:span><text:span text:style-name="T3163"><text:s/>Plon.</text:span></text:p>
      <text:p text:style-name="P3164"/>
      <text:h text:style-name="Titre1" text:outline-level="1"><text:span text:style-name="T3165">1908 </text:span><text:span text:style-name="T3166">‑ 28</text:span></text:h>
      <text:p text:style-name="byline">Canudo Ricciotto</text:p>
      <text:p text:style-name="rubric">Lettres italiennes</text:p>
      <text:p text:style-name="P3167">15‑VIII‑1908, T. LXXIV, n. 268, p. 733‑738.</text:p>
      <text:p text:style-name="P3168"><text:span text:style-name="T3169">C. commence sa chronique par la célébration de la poésie de Ferdinando Paolieri, que Marinetti a fait connaître au public dans « Poesia ». Son œuvre est originale, pour la pensée aussi bien que pour la forme. Paolieri incarne l’esprit de clarté et l’élégance des formes typiques du<text:s/></text:span><text:span text:style-name="T3170">Quattrocento</text:span><text:span text:style-name="T3171"><text:s/>florentin, notamment du Politien. Sa<text:s/></text:span><text:span text:style-name="T3172">Venere Agreste</text:span><text:span text:style-name="T3173"><text:s/>(Firenze, Nerbini) est un récit en octaves qui rappelle, par sa sensualité, les chants populaires de Laurent de Médicis pour les Fêtes de Mai. D’autres poètes à Florence s’expriment dans ces rythmes doux et sensuels, tel Domenico Giuliotti « qui ne tardera pas à nous donner un recueil tout vibrant aussi de l’âme du Quattrocento » (p. 734).</text:span></text:p>
      <text:p text:style-name="P3174"><text:span text:style-name="T3175">Différente est l’inspiration lyrique de Peppino Carnesi qui, dans ses<text:s/></text:span><text:span text:style-name="T3176">Canti dell’agonia</text:span><text:span text:style-name="T3177"><text:s/>(Palermo, Sandron) exprime son angoisse pensive dans les vers libres. En passant aux prosateurs, C. rappelle le roman<text:s/></text:span><text:span text:style-name="T3178">L’amore di Loredana</text:span><text:span text:style-name="T3179"><text:s/>(Milano, Treves) de Luciano Zuccoli, l’ancien chroniqueur du « Mercure de France » devenu directeur de la « Gazzetta di Venezia », dont il souligne l’extranéité par rapport à toutes les modes littéraires. Leo G. Sera, un critique</text:span><text:span text:style-name="T3180">‑philosophe propose dans<text:s/></text:span><text:span text:style-name="T3181">Sulle tracce della vita</text:span><text:span text:style-name="T3182"><text:s/>(Roma, Lux) une série d’essais où « il expose une conception de la vie basée sur le caractère des espèces idéales et matérielles » (p. 737), qui n’est pas sans rappeler Nietzsche.<text:s/></text:span><text:span text:style-name="T3183">L’Italia nella letteratura francese</text:span><text:span text:style-name="T3184"><text:s/>(Torino, Soc. Tip. Edit. Nazionale) de Carlo del Balzo, mort depuis peu, est en revanche un livre de critique documentaire. Fausto Torrefranco, dans<text:s/></text:span><text:span text:style-name="T3185">Il futuro genio della critica musicale italiana</text:span><text:span text:style-name="T3186"><text:s/>(« Rivista Musicale Italiana », Torino, Bocca), montre que le génie musical italien contemporain reste trop proche de la tradition et n’a pas suivi l’évolution qu’a eu la musique d’outre</text:span><text:span text:style-name="T3187">‑monts. Marinetti, en même temps que son poème<text:s/></text:span><text:span text:style-name="T3188">La Ville charnelle,</text:span><text:span text:style-name="T3189"><text:s/>publie un livre de critique,<text:s/></text:span><text:span text:style-name="T3190">Les Dieux s’en vont, D’Annunzio reste<text:s/></text:span><text:span text:style-name="T3191">(Paris, Sansot) dont C. promet un compte rendu dans une de ses prochaines chroniques.</text:span></text:p>
      <text:p text:style-name="Normal"><text:span text:style-name="T3192">Memento</text:span><text:span text:style-name="T3193"> :</text:span></text:p>
      <text:p text:style-name="P3194"><text:span text:style-name="T3195">Ildebrando Pizetti,<text:s/></text:span><text:span text:style-name="T3196">La Musica per la Nave di G. D’Annunzio,</text:span><text:span text:style-name="T3197"><text:s/>« Rivista Musicale Italiana », Torino, Bocca ;</text:span></text:p>
      <text:p text:style-name="P3198"><text:span text:style-name="T3199">Guido Muoni,<text:s/></text:span><text:span text:style-name="T3200">I drammi dello Shakespeare e la critica romantica italiana,</text:span><text:span text:style-name="T3201"><text:s/>« Nuova Rassegna », Firenze ;</text:span></text:p>
      <text:p text:style-name="P3202"><text:span text:style-name="T3203">G. Vannicola,<text:s/></text:span><text:span text:style-name="T3204">Distacco. Liturgia della terza persona,</text:span><text:span text:style-name="T3205"><text:s/>Roma, Lux ;</text:span></text:p>
      <text:p text:style-name="P3206"><text:span text:style-name="T3207">E.A. Marescotti,<text:s/></text:span><text:span text:style-name="T3208">L’orribile fascino.<text:s/></text:span><text:span text:style-name="T3209">Roman, Milano, de Mohr ;</text:span></text:p>
      <text:p text:style-name="P3210"><text:span text:style-name="T3211">Yolanda,<text:s/></text:span><text:span text:style-name="T3212">Le donne nei poemi di Wagner,</text:span><text:span text:style-name="T3213"><text:s/>Milano, Solmi ;</text:span></text:p>
      <text:p text:style-name="P3214"><text:span text:style-name="T3215">Carol. Prosperi,<text:s/></text:span><text:span text:style-name="T3216">La profezia,</text:span><text:span text:style-name="T3217"><text:s/>Torino, Lattes ;</text:span></text:p>
      <text:p text:style-name="P3218"><text:span text:style-name="T3219">Ettore Magni,<text:s/></text:span><text:span text:style-name="T3220">Canti nomadi,</text:span><text:span text:style-name="T3221"><text:s/>Roma, La Vita Letteraria ;</text:span></text:p>
      <text:p text:style-name="P3222"><text:span text:style-name="T3223">Massimo Bontempelli,<text:s/></text:span><text:span text:style-name="T3224">Costanza,</text:span><text:span text:style-name="T3225"><text:s/>Biblioteca del Piemonte ;</text:span></text:p>
      <text:p text:style-name="P3226"><text:span text:style-name="T3227">Giuseppe Bocchi,<text:s/></text:span><text:span text:style-name="T3228">Il libro delle evocazioni,</text:span><text:span text:style-name="T3229"><text:s/>Casale, Cassone ;</text:span></text:p>
      <text:p text:style-name="P3230"><text:span text:style-name="T3231">F.I. Giuffré,<text:s/></text:span><text:span text:style-name="T3232">Ideali umani,</text:span><text:span text:style-name="T3233"><text:s/>Roma, Lux ;</text:span></text:p>
      <text:p text:style-name="P3234"><text:span text:style-name="T3235">Giulio Gianelli,<text:s/></text:span><text:span text:style-name="T3236">Intimi Vangeli,<text:s/></text:span><text:span text:style-name="T3237">Torino, Streglio ;</text:span></text:p>
      <text:p text:style-name="P3238"><text:span text:style-name="T3239">Arrigo Lidi,<text:s/></text:span><text:span text:style-name="T3240">Candida notte,</text:span><text:span text:style-name="T3241"><text:s/>Torino, Streglio ;</text:span></text:p>
      <text:p text:style-name="P3242"><text:span text:style-name="T3243">L.A. Villari,<text:s/></text:span><text:span text:style-name="T3244">Memorie di Oliviero Olivierio,</text:span><text:span text:style-name="T3245"><text:s/>Catania, Giannotta ;</text:span></text:p>
      <text:soft-page-break/>
      <text:p text:style-name="P3246"><text:span text:style-name="T3247">***,<text:s/></text:span><text:span text:style-name="T3248">Lettere di un Prete modernista,<text:s/></text:span><text:span text:style-name="T3249">Roma, Libr. ed. romana ;</text:span></text:p>
      <text:p text:style-name="P3250"><text:span text:style-name="T3251">Francesco Cazzamini Mussi,<text:s/></text:span><text:span text:style-name="T3252">Piccole prose,</text:span><text:span text:style-name="T3253"><text:s/>Napoli, Fossatara.</text:span></text:p>
      <text:p text:style-name="P3254"/>
      <text:h text:style-name="Titre1" text:outline-level="1"><text:span text:style-name="T3255">1908 </text:span><text:span text:style-name="T3256">‑ 29</text:span></text:h>
      <text:p text:style-name="byline">Hirsch Charles‑Henry</text:p>
      <text:p text:style-name="rubric">Les Revues</text:p>
      <text:p text:style-name="P3257">1‑IX‑1908, T. LXXV, n. 269, p. 149‑154 [153‑154].</text:p>
      <text:p text:style-name="P3258"><text:span text:style-name="T3259">La rédaction informe que la revue de Marinetti « Poesia » a publié (dans le numéro de juillet) des vers de Jules Romains, soit des extraits du<text:s/></text:span><text:span text:style-name="T3260">Commencement d’un poème.</text:span></text:p>
      <text:p text:style-name="P3261"/>
      <text:h text:style-name="Titre1" text:outline-level="1"><text:span text:style-name="T3262">1908 </text:span><text:span text:style-name="T3263">‑ 30</text:span></text:h>
      <text:p text:style-name="byline">Quillard Pierre</text:p>
      <text:p text:style-name="rubric">Les poèmes</text:p>
      <text:p text:style-name="P3264">15‑IX‑1908, T. LXXV, n. 270, p. 298‑304 [299‑300].</text:p>
      <text:p text:style-name="P3265"><text:span text:style-name="T3266">Compte rendu de : F.T. Marinetti,</text:span><text:span text:style-name="T3267"><text:s/>La Ville charnelle,<text:s/></text:span><text:span text:style-name="T3268">Paris, Sansot. Marinetti, qui pour ses débuts conçut un vaste poème épique,<text:s/></text:span><text:span text:style-name="T3269">La conquête des étoiles,</text:span><text:span text:style-name="T3270"><text:s/>très loin des conceptions classiques du genre, publie à nouveau un long poème tumultueux et frénétique, où parfois « la Mort tient le volant » (p. 299) dans une folie de vitesse. Mais, le tumulte et la frénésie sont, dans le dernier ouvrage, soumis à une norme qui organise le chaos primitif. L’imagination y demeure presque excessive. « L’odeur chaude de la chair émane de ces poèmes violents et que des moralistes timides estimeraient parfois obscènes » (p. 300).</text:span></text:p>
      <text:p text:style-name="P3271"/>
      <text:h text:style-name="Titre1" text:outline-level="1"><text:span text:style-name="T3272">1908 </text:span><text:span text:style-name="T3273">‑ 31</text:span></text:h>
      <text:p text:style-name="byline">Merki Charles</text:p>
      <text:p text:style-name="rubric">Archéologie, Voyages</text:p>
      <text:p text:style-name="P3274">1‑X‑1908, T. LXXV, n. 271, p. 506‑510 [508‑509].</text:p>
      <text:p text:style-name="P3275"><text:span text:style-name="T3276">Compte rendu de : Pierre Guzman,<text:s/></text:span><text:span text:style-name="T3277">La Villa d’Hadrien,</text:span><text:span text:style-name="T3278"><text:s/>Hachette. Il s’agit d’un ouvrage, selon M., destiné aux voyageurs.</text:span></text:p>
      <text:p text:style-name="P3279"/>
      <text:h text:style-name="Titre1" text:outline-level="1"><text:span text:style-name="T3280">1908 </text:span><text:span text:style-name="T3281">‑ 32</text:span></text:h>
      <text:p text:style-name="byline">Canudo Ricciotto</text:p>
      <text:p text:style-name="rubric">Lettres italiennes</text:p>
      <text:p text:style-name="P3282">1‑X‑1908, T. LXXV, n. 271, p. 529‑533.</text:p>
      <text:p text:style-name="P3283"><text:span text:style-name="T3284">C. présente le dernier livre de Mario Morasso (</text:span><text:span text:style-name="T3285">Domus Aurea,</text:span><text:span text:style-name="T3286"><text:s/>Torino, Bocca), consacré à la glorification de Venise : une sorte de carnet de notes d’où l’on pourrait tirer un poème. C. pense que, dans toute la littérature moderne, trois auteurs seulement ont donné une si belle et si profonde image de Venise : Valentine de Saint</text:span><text:span text:style-name="T3287">‑Point, D’Annunzio et Barrès. Bruno Villanova D’Ardenghi a publié une étude (</text:span><text:span text:style-name="T3288">Il teatro neo</text:span><text:span text:style-name="T3289">‑idealistico,</text:span><text:span text:style-name="T3290"><text:s/>Milano, Sandron) qui analyse la production théâtrale contemporaine en Europe, en cherchant ces manifestations qui répondent à l’espoir d’un théâtre nouveau où « la lutte entre la vie ordinaire et les aspirations les plus<text:s/></text:span><text:soft-page-break/><text:span text:style-name="T3291">hautes de la vie spirituelle serait noblement représentée » (p. 532). « Le choix des auteurs et la catégorie que l’auteur leur assigne, démontrent sa thèse. M. E.A. Butti est l’exposant du Théâtre d’Idées ; M. Roberto Bracco, du Théâtre de la Pensée ; M. François de Curel, du Théâtre de la Foi ; M. Edouard Schuré, du Théâtre de l’âme. D’autres figures, parmi lesquelles celle de D’Annunzio, complètent la liste » (p. 532). Selon C., le théâtre peut se renouveler seulement en se faisant théâtre de poésie : « et un théâtre des poètes sera, par définition idéaliste. Car [...] un théâtre de poète contient toujours [...] une élévation de l’âme, une abstraction féconde de l’esprit dans la disposition des rythmes, une spiritualisation totale de la vie » (p. 533). Dans le<text:s/></text:span><text:span text:style-name="T3292">Memento,</text:span><text:span text:style-name="T3293"><text:s/>avant de donner la liste des ouvrages remarquables dernièrement édités, C. évoque la mort du critique G. Chiarini <text:s/>et du romancier A.G. Barrilli.</text:span></text:p>
      <text:p text:style-name="Normal"><text:span text:style-name="T3294">Memento</text:span> :</text:p>
      <text:p text:style-name="P3295"><text:span text:style-name="T3296">G. Pascoli,<text:s/></text:span><text:span text:style-name="T3297">La canzone dell’olifante,</text:span><text:span text:style-name="T3298"><text:s/>Bologna, Zanichelli ;</text:span></text:p>
      <text:p text:style-name="P3299"><text:span text:style-name="T3300">Ettore Moschino,<text:s/></text:span><text:span text:style-name="T3301">Lauri,</text:span><text:span text:style-name="T3302"><text:s/>Milano, Treves ;</text:span></text:p>
      <text:p text:style-name="P3303"><text:span text:style-name="T3304">Diego Angeli,<text:s/></text:span><text:span text:style-name="T3305">Centocelle,</text:span><text:span text:style-name="T3306"><text:s/>Milano, Treves ;</text:span></text:p>
      <text:p text:style-name="P3307"><text:span text:style-name="T3308">F. Pastonchi,<text:s/></text:span><text:span text:style-name="T3309">Il violinista,</text:span><text:span text:style-name="T3310"><text:s/>Torino, Lattes ;</text:span></text:p>
      <text:p text:style-name="P3311"><text:span text:style-name="T3312">E.A. Marescotti,</text:span><text:span text:style-name="T3313"><text:s/>L’orribile fascino,</text:span><text:span text:style-name="T3314"><text:s/>Milano, de Mohr ;</text:span></text:p>
      <text:p text:style-name="P3315"><text:span text:style-name="T3316">B. Soldati,<text:s/></text:span><text:span text:style-name="T3317">Il Collegio mamertino e le origini del teatro gesuitico,</text:span><text:span text:style-name="T3318"><text:s/>Torino, Loescher ;</text:span></text:p>
      <text:p text:style-name="P3319"><text:span text:style-name="T3320">E. Bertana,<text:s/></text:span><text:span text:style-name="T3321">La Tragedia,</text:span><text:span text:style-name="T3322"><text:s/>Milano, Vallardi ;</text:span></text:p>
      <text:p text:style-name="P3323"><text:span text:style-name="T3324">E. Solmi,<text:s/></text:span><text:span text:style-name="T3325">Le Fonti di Leonardo da Vinci,</text:span><text:span text:style-name="T3326"><text:s/>« Giorn.<text:s/></text:span><text:span text:style-name="T3327">Stor. d. Lett. It. », Torino, Loescher.</text:span></text:p>
      <text:p text:style-name="P3328"/>
      <text:h text:style-name="Titre1" text:outline-level="1"><text:span text:style-name="T3329">1908 </text:span><text:span text:style-name="T3330">‑ 33</text:span></text:h>
      <text:p text:style-name="byline">Merki Charles</text:p>
      <text:p text:style-name="rubric">Archéologie, Voyages</text:p>
      <text:p text:style-name="P3331">16‑X‑1908, T. LXXV, n. 272, p. 699‑702 [700].</text:p>
      <text:p text:style-name="P3332"><text:span text:style-name="T3333">Compte rendu de : André Maurel,<text:s/></text:span><text:span text:style-name="T3334">Petites villes d’Italie,<text:s/></text:span><text:span text:style-name="T3335">Hachette, vol. II. M. exprime un jugement positif sur cet ouvrage (il en avait dèjà écrit un comte rendu élogieux lors de la parution du premier tome,<text:s/></text:span><text:span text:style-name="T3336">cf.</text:span><text:span text:style-name="T3337"><text:s/>1906 </text:span><text:span text:style-name="T3338">‑ 18), dont il loue notamment les récits abondants et pleins de notations précieuses.</text:span></text:p>
      <text:p text:style-name="P3339"/>
      <text:h text:style-name="Titre1" text:outline-level="1"><text:span text:style-name="T3340">1908 </text:span><text:span text:style-name="T3341">‑ 34</text:span></text:h>
      <text:p text:style-name="byline">Barthèlemy Edmond</text:p>
      <text:p text:style-name="rubric">Histoire</text:p>
      <text:p text:style-name="P3342">1‑XII‑1908, T. LXXV, n. 275, p. 507‑512.</text:p>
      <text:p text:style-name="P3343"><text:span text:style-name="T3344">Rubrique entièrement consacrée à l’ouvrage de Guglielmo Ferrero,<text:s/></text:span><text:span text:style-name="T3345">Grandeur et décadence de Rome,</text:span><text:span text:style-name="T3346"><text:s/>T.VI, Plon. B. exprime un jugement très positif sur ce volume (qui concerne la première époque de l’Empire) : « M. G. Ferrero nous a fait […] pleinement comprendre la destinée politique d’Auguste […]. Ces deux tomes sur l’époque d’Auguste suffiraient à faire la réputation d’un historien » (p. 512).</text:span></text:p>
      <text:p text:style-name="P3347"/>
      <text:h text:style-name="Titre1" text:outline-level="1"><text:span text:style-name="T3348">1908 </text:span><text:span text:style-name="T3349">‑ 35</text:span></text:h>
      <text:p text:style-name="byline">Hirsch Charles‑Henri</text:p>
      <text:p text:style-name="rubric">Les Revues</text:p>
      <text:soft-page-break/>
      <text:p text:style-name="P3350">15‑XII‑1908, T. LXXV, n. 276, p. …… [716‑718].</text:p>
      <text:p text:style-name="P3351"><text:span text:style-name="T3352">Compte rendu de l’article de Marcel Boulanger :</text:span><text:span text:style-name="T3353">En regardant chevaucher D’Annunzio,</text:span><text:span text:style-name="T3354"><text:s/>publié dans la « Nouvelle Revue Française ».</text:span></text:p>
      <text:p text:style-name="P3355"/>
      <text:h text:style-name="Titre1" text:outline-level="1"><text:span text:style-name="T3356">1908 </text:span><text:span text:style-name="T3357">‑ 36</text:span></text:h>
      <text:p text:style-name="byline">[Rédaction]</text:p>
      <text:p text:style-name="rubric">Échos</text:p>
      <text:p text:style-name="P3358">15‑XII‑1908, T. LXXV, n. 276, p. 752‑760 [758‑759].</text:p>
      <text:p text:style-name="P3359"><text:span text:style-name="T3360">Parmi les<text:s/></text:span><text:span text:style-name="T3361">Publications du Mercure de France,</text:span><text:span text:style-name="T3362"><text:s/>la rédaction signale la parution du volume d’Étienne Rabaud,<text:s/></text:span><text:span text:style-name="T3363">Le Génie et les théories de M. Lombroso.</text:span></text:p>
      <text:p text:style-name="P3364"/>
      <text:p text:style-name="P336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New York" style:font-name-asian="Times New Roman" style:font-name-complex="New York"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text-align="end" fo:margin-top="0.1666in" fo:margin-bottom="0.0416in"/>
      <style:text-properties style:font-name="Cambria" style:font-name-asian="Times New Roman" style:font-name-complex="Times New Roman" fo:font-weight="bold" style:font-weight-asian="bold" style:font-weight-complex="bold" style:letter-kerning="true" fo:font-size="16pt" style:font-size-asian="16pt" style:font-size-complex="16pt" fo:hyphenate="false"/>
    </style:style>
    <style:style style:name="Normal" style:display-name="Normal" style:family="paragraph">
      <style:paragraph-properties fo:text-align="justify"/>
      <style:text-properties fo:letter-spacing="0.0069in" fo:font-size="12pt" style:font-size-asian="12pt" fo:hyphenate="false"/>
    </style:style>
    <style:style style:name="Policepardéfaut" style:display-name="Police par défaut" style:family="text"/>
    <style:style style:name="byline" style:display-name="&lt;byline&gt;" style:family="paragraph" style:parent-style-name="Normal">
      <style:text-properties style:font-name="Times New Roman" style:font-name-complex="Times New Roman" fo:color="#FF0000" style:font-size-complex="12pt" fo:hyphenate="false"/>
    </style:style>
    <style:style style:name="rubric" style:display-name="&lt;rubric&gt;" style:family="paragraph" style:parent-style-name="Normal" style:next-style-name="Normal">
      <style:text-properties fo:color="#00B050" fo:hyphenate="false"/>
    </style:style>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letter-spacing="0.0069in" style:letter-kerning="true"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5in" fo:page-height="11.6666in" style:print-orientation="portrait" fo:margin-top="0.9847in" fo:margin-left="1.2798in" fo:margin-bottom="1.1812in" fo:margin-right="1.279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ARTICOLO DA PROPORRE IN RIVISTA</dc:title>
    <meta:initial-creator>Paola Ranzini</meta:initial-creator>
    <dc:creator>Frédéric Glorieux</dc:creator>
    <meta:creation-date>2015-01-23T10:31:00Z</meta:creation-date>
    <dc:date>2015-01-24T09:15:00Z</dc:date>
    <meta:template xlink:href="Normal.dotm" xlink:type="simple"/>
    <meta:editing-cycles>3</meta:editing-cycles>
    <meta:editing-duration>PT68700S</meta:editing-duration>
    <meta:document-statistic meta:page-count="65" meta:paragraph-count="320" meta:word-count="24674" meta:character-count="160064" meta:row-count="1130" meta:non-whitespace-character-count="135710"/>
  </office:meta>
</office:document-meta>
</file>